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49in" svg:height="3.5453in" svg:x="15.2193in" svg:y="2.2067in">
            <draw:object draw:notify-on-update-of-ranges="Sheet1.M1:Sheet1.V1 Sheet1.L2:Sheet1.L2 Sheet1.M2:Sheet1.V2 Sheet1.M3:Sheet1.V3 Sheet1.M3:Sheet1.V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53in" svg:x="8.5689in" svg:y="2.1961in">
            <draw:object draw:notify-on-update-of-ranges="Sheet1.M6:Sheet1.V6 Sheet1.L7:Sheet1.L7 Sheet1.M7:Sheet1.V7 Sheet1.M8:Sheet1.V8 Sheet1.M8:Sheet1.V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49in" svg:height="3.5449in" svg:x="10.8539in" svg:y="6.3165in">
            <draw:object draw:notify-on-update-of-ranges="Sheet1.M1:Sheet1.Q1 Sheet1.L2:Sheet1.L2 Sheet1.M2:Sheet1.Q2 Sheet1.M3:Sheet1.Q3 Sheet1.M3:Sheet1.Q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/>
          <table:table-cell office:value-type="float" office:value="104272" calcext:value-type="float">
            <text:p>104272</text:p>
          </table:table-cell>
          <table:table-cell office:value-type="float" office:value="1942032" calcext:value-type="float">
            <text:p>1942032</text:p>
          </table:table-cell>
          <table:table-cell office:value-type="float" office:value="275880" calcext:value-type="float">
            <text:p>275880</text:p>
          </table:table-cell>
          <table:table-cell office:value-type="float" office:value="249024" calcext:value-type="float">
            <text:p>249024</text:p>
          </table:table-cell>
          <table:table-cell office:value-type="float" office:value="103112" calcext:value-type="float">
            <text:p>103112</text:p>
          </table:table-cell>
          <table:table-cell office:value-type="float" office:value="110744" calcext:value-type="float">
            <text:p>110744</text:p>
          </table:table-cell>
          <table:table-cell office:value-type="float" office:value="2235328" calcext:value-type="float">
            <text:p>2235328</text:p>
          </table:table-cell>
          <table:table-cell office:value-type="float" office:value="337672" calcext:value-type="float">
            <text:p>337672</text:p>
          </table:table-cell>
          <table:table-cell office:value-type="float" office:value="311920" calcext:value-type="float">
            <text:p>311920</text:p>
          </table:table-cell>
          <table:table-cell office:value-type="float" office:value="113784" calcext:value-type="float">
            <text:p>113784</text:p>
          </table:table-cell>
          <table:table-cell office:value-type="string" calcext:value-type="string">
            <text:p>Performance</text:p>
          </table:table-cell>
          <table:table-cell table:formula="of:=AVERAGE([.B2:.B1000])" office:value-type="float" office:value="167821.893893894" calcext:value-type="float">
            <text:p>167821.893893894</text:p>
          </table:table-cell>
          <table:table-cell table:formula="of:=AVERAGE([.C2:.C1000])" office:value-type="float" office:value="2026903.09509509" calcext:value-type="float">
            <text:p>2026903.09509509</text:p>
          </table:table-cell>
          <table:table-cell table:formula="of:=AVERAGE([.D2:.D1000])" office:value-type="float" office:value="335344.032032032" calcext:value-type="float">
            <text:p>335344.032032032</text:p>
          </table:table-cell>
          <table:table-cell table:formula="of:=AVERAGE([.E2:.E1000])" office:value-type="float" office:value="310167.439439439" calcext:value-type="float">
            <text:p>310167.439439439</text:p>
          </table:table-cell>
          <table:table-cell table:formula="of:=AVERAGE([.F2:.F1000])" office:value-type="float" office:value="169836.188188188" calcext:value-type="float">
            <text:p>169836.188188188</text:p>
          </table:table-cell>
          <table:table-cell table:formula="of:=AVERAGE([.G2:.G1000])" office:value-type="float" office:value="360537.209209209" calcext:value-type="float">
            <text:p>360537.209209209</text:p>
          </table:table-cell>
          <table:table-cell table:formula="of:=AVERAGE([.H2:.H1000])" office:value-type="float" office:value="3148624.96096096" calcext:value-type="float">
            <text:p>3148624.96096096</text:p>
          </table:table-cell>
          <table:table-cell table:formula="of:=AVERAGE([.I2:.I1000])" office:value-type="float" office:value="628628.236236236" calcext:value-type="float">
            <text:p>628628.236236236</text:p>
          </table:table-cell>
          <table:table-cell table:formula="of:=AVERAGE([.J2:.J1000])" office:value-type="float" office:value="507180.476476476" calcext:value-type="float">
            <text:p>507180.476476476</text:p>
          </table:table-cell>
          <table:table-cell table:formula="of:=AVERAGE([.K2:.K1000])" office:value-type="float" office:value="360656.496496496" calcext:value-type="float">
            <text:p>360656.496496496</text:p>
          </table:table-cell>
        </table:table-row>
        <table:table-row table:style-name="ro1">
          <table:table-cell/>
          <table:table-cell office:value-type="float" office:value="106112" calcext:value-type="float">
            <text:p>106112</text:p>
          </table:table-cell>
          <table:table-cell office:value-type="float" office:value="1943560" calcext:value-type="float">
            <text:p>1943560</text:p>
          </table:table-cell>
          <table:table-cell office:value-type="float" office:value="277232" calcext:value-type="float">
            <text:p>277232</text:p>
          </table:table-cell>
          <table:table-cell office:value-type="float" office:value="250144" calcext:value-type="float">
            <text:p>250144</text:p>
          </table:table-cell>
          <table:table-cell office:value-type="float" office:value="104520" calcext:value-type="float">
            <text:p>104520</text:p>
          </table:table-cell>
          <table:table-cell office:value-type="float" office:value="111864" calcext:value-type="float">
            <text:p>111864</text:p>
          </table:table-cell>
          <table:table-cell office:value-type="float" office:value="2239944" calcext:value-type="float">
            <text:p>2239944</text:p>
          </table:table-cell>
          <table:table-cell office:value-type="float" office:value="345544" calcext:value-type="float">
            <text:p>345544</text:p>
          </table:table-cell>
          <table:table-cell office:value-type="float" office:value="312000" calcext:value-type="float">
            <text:p>312000</text:p>
          </table:table-cell>
          <table:table-cell office:value-type="float" office:value="114936" calcext:value-type="float">
            <text:p>114936</text:p>
          </table:table-cell>
          <table:table-cell office:value-type="string" calcext:value-type="string">
            <text:p>Desvio Estandar</text:p>
          </table:table-cell>
          <table:table-cell table:formula="of:=SQRT(VAR([.B2:.B1001]))" office:value-type="float" office:value="52367.4358004244" calcext:value-type="float">
            <text:p>52367.4358004244</text:p>
          </table:table-cell>
          <table:table-cell table:formula="of:=SQRT(VAR([.C2:.C1001]))" office:value-type="float" office:value="82363.2922037983" calcext:value-type="float">
            <text:p>82363.2922037983</text:p>
          </table:table-cell>
          <table:table-cell table:formula="of:=SQRT(VAR([.D2:.D1001]))" office:value-type="float" office:value="55757.9203160228" calcext:value-type="float">
            <text:p>55757.9203160228</text:p>
          </table:table-cell>
          <table:table-cell table:formula="of:=SQRT(VAR([.E2:.E1001]))" office:value-type="float" office:value="58696.2408062247" calcext:value-type="float">
            <text:p>58696.2408062247</text:p>
          </table:table-cell>
          <table:table-cell table:formula="of:=SQRT(VAR([.F2:.F1001]))" office:value-type="float" office:value="75973.5074939505" calcext:value-type="float">
            <text:p>75973.5074939505</text:p>
          </table:table-cell>
          <table:table-cell table:formula="of:=SQRT(VAR([.G2:.G1001]))" office:value-type="float" office:value="2247513.37545269" calcext:value-type="float">
            <text:p>2247513.37545269</text:p>
          </table:table-cell>
          <table:table-cell table:formula="of:=SQRT(VAR([.H2:.H1001]))" office:value-type="float" office:value="3209851.69451494" calcext:value-type="float">
            <text:p>3209851.69451494</text:p>
          </table:table-cell>
          <table:table-cell table:formula="of:=SQRT(VAR([.I2:.I1001]))" office:value-type="float" office:value="2165540.53062257" calcext:value-type="float">
            <text:p>2165540.53062257</text:p>
          </table:table-cell>
          <table:table-cell table:formula="of:=SQRT(VAR([.J2:.J1001]))" office:value-type="float" office:value="1742371.52482239" calcext:value-type="float">
            <text:p>1742371.52482239</text:p>
          </table:table-cell>
          <table:table-cell table:formula="of:=SQRT(VAR([.K2:.K1001]))" office:value-type="float" office:value="1981567.87533888" calcext:value-type="float">
            <text:p>1981567.87533888</text:p>
          </table:table-cell>
        </table:table-row>
        <table:table-row table:style-name="ro1">
          <table:table-cell/>
          <table:table-cell office:value-type="float" office:value="106296" calcext:value-type="float">
            <text:p>106296</text:p>
          </table:table-cell>
          <table:table-cell office:value-type="float" office:value="1943624" calcext:value-type="float">
            <text:p>1943624</text:p>
          </table:table-cell>
          <table:table-cell office:value-type="float" office:value="277976" calcext:value-type="float">
            <text:p>277976</text:p>
          </table:table-cell>
          <table:table-cell office:value-type="float" office:value="252232" calcext:value-type="float">
            <text:p>252232</text:p>
          </table:table-cell>
          <table:table-cell office:value-type="float" office:value="107264" calcext:value-type="float">
            <text:p>107264</text:p>
          </table:table-cell>
          <table:table-cell office:value-type="float" office:value="112560" calcext:value-type="float">
            <text:p>112560</text:p>
          </table:table-cell>
          <table:table-cell office:value-type="float" office:value="2243800" calcext:value-type="float">
            <text:p>2243800</text:p>
          </table:table-cell>
          <table:table-cell office:value-type="float" office:value="347808" calcext:value-type="float">
            <text:p>347808</text:p>
          </table:table-cell>
          <table:table-cell office:value-type="float" office:value="312312" calcext:value-type="float">
            <text:p>312312</text:p>
          </table:table-cell>
          <table:table-cell office:value-type="float" office:value="115032" calcext:value-type="float">
            <text:p>1150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7040" calcext:value-type="float">
            <text:p>107040</text:p>
          </table:table-cell>
          <table:table-cell office:value-type="float" office:value="1943672" calcext:value-type="float">
            <text:p>1943672</text:p>
          </table:table-cell>
          <table:table-cell office:value-type="float" office:value="278088" calcext:value-type="float">
            <text:p>278088</text:p>
          </table:table-cell>
          <table:table-cell office:value-type="float" office:value="252240" calcext:value-type="float">
            <text:p>252240</text:p>
          </table:table-cell>
          <table:table-cell office:value-type="float" office:value="107776" calcext:value-type="float">
            <text:p>107776</text:p>
          </table:table-cell>
          <table:table-cell office:value-type="float" office:value="113000" calcext:value-type="float">
            <text:p>113000</text:p>
          </table:table-cell>
          <table:table-cell office:value-type="float" office:value="2265792" calcext:value-type="float">
            <text:p>2265792</text:p>
          </table:table-cell>
          <table:table-cell office:value-type="float" office:value="349512" calcext:value-type="float">
            <text:p>349512</text:p>
          </table:table-cell>
          <table:table-cell office:value-type="float" office:value="312624" calcext:value-type="float">
            <text:p>312624</text:p>
          </table:table-cell>
          <table:table-cell office:value-type="float" office:value="115208" calcext:value-type="float">
            <text:p>1152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7592" calcext:value-type="float">
            <text:p>107592</text:p>
          </table:table-cell>
          <table:table-cell office:value-type="float" office:value="1944688" calcext:value-type="float">
            <text:p>1944688</text:p>
          </table:table-cell>
          <table:table-cell office:value-type="float" office:value="278392" calcext:value-type="float">
            <text:p>278392</text:p>
          </table:table-cell>
          <table:table-cell office:value-type="float" office:value="252568" calcext:value-type="float">
            <text:p>252568</text:p>
          </table:table-cell>
          <table:table-cell office:value-type="float" office:value="108216" calcext:value-type="float">
            <text:p>108216</text:p>
          </table:table-cell>
          <table:table-cell office:value-type="float" office:value="113360" calcext:value-type="float">
            <text:p>113360</text:p>
          </table:table-cell>
          <table:table-cell office:value-type="float" office:value="2292808" calcext:value-type="float">
            <text:p>2292808</text:p>
          </table:table-cell>
          <table:table-cell office:value-type="float" office:value="350072" calcext:value-type="float">
            <text:p>350072</text:p>
          </table:table-cell>
          <table:table-cell office:value-type="float" office:value="312904" calcext:value-type="float">
            <text:p>312904</text:p>
          </table:table-cell>
          <table:table-cell office:value-type="float" office:value="115232" calcext:value-type="float">
            <text:p>115232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/>
          <table:table-cell office:value-type="float" office:value="108352" calcext:value-type="float">
            <text:p>108352</text:p>
          </table:table-cell>
          <table:table-cell office:value-type="float" office:value="1944952" calcext:value-type="float">
            <text:p>1944952</text:p>
          </table:table-cell>
          <table:table-cell office:value-type="float" office:value="278592" calcext:value-type="float">
            <text:p>278592</text:p>
          </table:table-cell>
          <table:table-cell office:value-type="float" office:value="252928" calcext:value-type="float">
            <text:p>252928</text:p>
          </table:table-cell>
          <table:table-cell office:value-type="float" office:value="109160" calcext:value-type="float">
            <text:p>109160</text:p>
          </table:table-cell>
          <table:table-cell office:value-type="float" office:value="113384" calcext:value-type="float">
            <text:p>113384</text:p>
          </table:table-cell>
          <table:table-cell office:value-type="float" office:value="2304872" calcext:value-type="float">
            <text:p>2304872</text:p>
          </table:table-cell>
          <table:table-cell office:value-type="float" office:value="353264" calcext:value-type="float">
            <text:p>353264</text:p>
          </table:table-cell>
          <table:table-cell office:value-type="float" office:value="313136" calcext:value-type="float">
            <text:p>313136</text:p>
          </table:table-cell>
          <table:table-cell office:value-type="float" office:value="115832" calcext:value-type="float">
            <text:p>115832</text:p>
          </table:table-cell>
          <table:table-cell office:value-type="string" calcext:value-type="string">
            <text:p>Performance</text:p>
          </table:table-cell>
          <table:table-cell table:formula="of:=AVERAGE([.B200:.B801])" office:value-type="float" office:value="155535.122923588" calcext:value-type="float">
            <text:p>155535.122923588</text:p>
          </table:table-cell>
          <table:table-cell table:formula="of:=AVERAGE([.C200:.C801])" office:value-type="float" office:value="2008474.48504983" calcext:value-type="float">
            <text:p>2008474.48504983</text:p>
          </table:table-cell>
          <table:table-cell table:formula="of:=AVERAGE([.D200:.D801])" office:value-type="float" office:value="320368.491694352" calcext:value-type="float">
            <text:p>320368.491694352</text:p>
          </table:table-cell>
          <table:table-cell table:formula="of:=AVERAGE([.E200:.E801])" office:value-type="float" office:value="295198.338870432" calcext:value-type="float">
            <text:p>295198.338870432</text:p>
          </table:table-cell>
          <table:table-cell table:formula="of:=AVERAGE([.F200:.F801])" office:value-type="float" office:value="155271.255813954" calcext:value-type="float">
            <text:p>155271.255813954</text:p>
          </table:table-cell>
          <table:table-cell table:formula="of:=AVERAGE([.G200:.G801])" office:value-type="float" office:value="148689.953488372" calcext:value-type="float">
            <text:p>148689.953488372</text:p>
          </table:table-cell>
          <table:table-cell table:formula="of:=AVERAGE([.H200:.H801])" office:value-type="float" office:value="2594559.04318937" calcext:value-type="float">
            <text:p>2594559.04318937</text:p>
          </table:table-cell>
          <table:table-cell table:formula="of:=AVERAGE([.I200:.I801])" office:value-type="float" office:value="383553.541528239" calcext:value-type="float">
            <text:p>383553.541528239</text:p>
          </table:table-cell>
          <table:table-cell table:formula="of:=AVERAGE([.J200:.J801])" office:value-type="float" office:value="336615.255813953" calcext:value-type="float">
            <text:p>336615.255813953</text:p>
          </table:table-cell>
          <table:table-cell table:formula="of:=AVERAGE([.K200:.K801])" office:value-type="float" office:value="150256.823920266" calcext:value-type="float">
            <text:p>150256.823920266</text:p>
          </table:table-cell>
        </table:table-row>
        <table:table-row table:style-name="ro1">
          <table:table-cell/>
          <table:table-cell office:value-type="float" office:value="108520" calcext:value-type="float">
            <text:p>108520</text:p>
          </table:table-cell>
          <table:table-cell office:value-type="float" office:value="1945216" calcext:value-type="float">
            <text:p>1945216</text:p>
          </table:table-cell>
          <table:table-cell office:value-type="float" office:value="278736" calcext:value-type="float">
            <text:p>278736</text:p>
          </table:table-cell>
          <table:table-cell office:value-type="float" office:value="253048" calcext:value-type="float">
            <text:p>253048</text:p>
          </table:table-cell>
          <table:table-cell office:value-type="float" office:value="109408" calcext:value-type="float">
            <text:p>109408</text:p>
          </table:table-cell>
          <table:table-cell office:value-type="float" office:value="113432" calcext:value-type="float">
            <text:p>113432</text:p>
          </table:table-cell>
          <table:table-cell office:value-type="float" office:value="2323712" calcext:value-type="float">
            <text:p>2323712</text:p>
          </table:table-cell>
          <table:table-cell office:value-type="float" office:value="355152" calcext:value-type="float">
            <text:p>355152</text:p>
          </table:table-cell>
          <table:table-cell office:value-type="float" office:value="313352" calcext:value-type="float">
            <text:p>313352</text:p>
          </table:table-cell>
          <table:table-cell office:value-type="float" office:value="116400" calcext:value-type="float">
            <text:p>116400</text:p>
          </table:table-cell>
          <table:table-cell office:value-type="string" calcext:value-type="string">
            <text:p>Desvio Estandar</text:p>
          </table:table-cell>
          <table:table-cell table:formula="of:=SQRT(VAR([.B200:.B801]))" office:value-type="float" office:value="21299.3076003521" calcext:value-type="float">
            <text:p>21299.3076003521</text:p>
          </table:table-cell>
          <table:table-cell table:formula="of:=SQRT(VAR([.C200:.C801]))" office:value-type="float" office:value="51367.9420784499" calcext:value-type="float">
            <text:p>51367.9420784499</text:p>
          </table:table-cell>
          <table:table-cell table:formula="of:=SQRT(VAR([.D200:.D801]))" office:value-type="float" office:value="25893.1721739287" calcext:value-type="float">
            <text:p>25893.1721739287</text:p>
          </table:table-cell>
          <table:table-cell table:formula="of:=SQRT(VAR([.E200:.E801]))" office:value-type="float" office:value="26844.0498305666" calcext:value-type="float">
            <text:p>26844.0498305666</text:p>
          </table:table-cell>
          <table:table-cell table:formula="of:=SQRT(VAR([.F200:.F801]))" office:value-type="float" office:value="20657.6308883942" calcext:value-type="float">
            <text:p>20657.6308883942</text:p>
          </table:table-cell>
          <table:table-cell table:formula="of:=SQRT(VAR([.G200:.G801]))" office:value-type="float" office:value="3985.18161823009" calcext:value-type="float">
            <text:p>3985.1816182301</text:p>
          </table:table-cell>
          <table:table-cell table:formula="of:=SQRT(VAR([.H200:.H801]))" office:value-type="float" office:value="25942.5873059708" calcext:value-type="float">
            <text:p>25942.5873059708</text:p>
          </table:table-cell>
          <table:table-cell table:formula="of:=SQRT(VAR([.I200:.I801]))" office:value-type="float" office:value="2342.38817559367" calcext:value-type="float">
            <text:p>2342.3881755937</text:p>
          </table:table-cell>
          <table:table-cell table:formula="of:=SQRT(VAR([.J200:.J801]))" office:value-type="float" office:value="2366.5203991673" calcext:value-type="float">
            <text:p>2366.5203991673</text:p>
          </table:table-cell>
          <table:table-cell table:formula="of:=SQRT(VAR([.K200:.K801]))" office:value-type="float" office:value="4328.13161615356" calcext:value-type="float">
            <text:p>4328.1316161536</text:p>
          </table:table-cell>
        </table:table-row>
        <table:table-row table:style-name="ro1">
          <table:table-cell/>
          <table:table-cell office:value-type="float" office:value="108856" calcext:value-type="float">
            <text:p>108856</text:p>
          </table:table-cell>
          <table:table-cell office:value-type="float" office:value="1945272" calcext:value-type="float">
            <text:p>1945272</text:p>
          </table:table-cell>
          <table:table-cell office:value-type="float" office:value="279560" calcext:value-type="float">
            <text:p>279560</text:p>
          </table:table-cell>
          <table:table-cell office:value-type="float" office:value="253088" calcext:value-type="float">
            <text:p>253088</text:p>
          </table:table-cell>
          <table:table-cell office:value-type="float" office:value="109592" calcext:value-type="float">
            <text:p>109592</text:p>
          </table:table-cell>
          <table:table-cell office:value-type="float" office:value="113504" calcext:value-type="float">
            <text:p>113504</text:p>
          </table:table-cell>
          <table:table-cell office:value-type="float" office:value="2326496" calcext:value-type="float">
            <text:p>2326496</text:p>
          </table:table-cell>
          <table:table-cell office:value-type="float" office:value="357296" calcext:value-type="float">
            <text:p>357296</text:p>
          </table:table-cell>
          <table:table-cell office:value-type="float" office:value="313560" calcext:value-type="float">
            <text:p>313560</text:p>
          </table:table-cell>
          <table:table-cell office:value-type="float" office:value="116984" calcext:value-type="float">
            <text:p>1169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9856" calcext:value-type="float">
            <text:p>109856</text:p>
          </table:table-cell>
          <table:table-cell office:value-type="float" office:value="1946432" calcext:value-type="float">
            <text:p>1946432</text:p>
          </table:table-cell>
          <table:table-cell office:value-type="float" office:value="279560" calcext:value-type="float">
            <text:p>279560</text:p>
          </table:table-cell>
          <table:table-cell office:value-type="float" office:value="253088" calcext:value-type="float">
            <text:p>253088</text:p>
          </table:table-cell>
          <table:table-cell office:value-type="float" office:value="110720" calcext:value-type="float">
            <text:p>110720</text:p>
          </table:table-cell>
          <table:table-cell office:value-type="float" office:value="113536" calcext:value-type="float">
            <text:p>113536</text:p>
          </table:table-cell>
          <table:table-cell office:value-type="float" office:value="2328896" calcext:value-type="float">
            <text:p>2328896</text:p>
          </table:table-cell>
          <table:table-cell office:value-type="float" office:value="357368" calcext:value-type="float">
            <text:p>357368</text:p>
          </table:table-cell>
          <table:table-cell office:value-type="float" office:value="313624" calcext:value-type="float">
            <text:p>313624</text:p>
          </table:table-cell>
          <table:table-cell office:value-type="float" office:value="117336" calcext:value-type="float">
            <text:p>1173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0000" calcext:value-type="float">
            <text:p>110000</text:p>
          </table:table-cell>
          <table:table-cell office:value-type="float" office:value="1946464" calcext:value-type="float">
            <text:p>1946464</text:p>
          </table:table-cell>
          <table:table-cell office:value-type="float" office:value="279840" calcext:value-type="float">
            <text:p>279840</text:p>
          </table:table-cell>
          <table:table-cell office:value-type="float" office:value="253168" calcext:value-type="float">
            <text:p>253168</text:p>
          </table:table-cell>
          <table:table-cell office:value-type="float" office:value="111328" calcext:value-type="float">
            <text:p>111328</text:p>
          </table:table-cell>
          <table:table-cell office:value-type="float" office:value="113672" calcext:value-type="float">
            <text:p>113672</text:p>
          </table:table-cell>
          <table:table-cell office:value-type="float" office:value="2330288" calcext:value-type="float">
            <text:p>2330288</text:p>
          </table:table-cell>
          <table:table-cell office:value-type="float" office:value="358464" calcext:value-type="float">
            <text:p>358464</text:p>
          </table:table-cell>
          <table:table-cell office:value-type="float" office:value="314312" calcext:value-type="float">
            <text:p>314312</text:p>
          </table:table-cell>
          <table:table-cell office:value-type="float" office:value="117344" calcext:value-type="float">
            <text:p>1173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0080" calcext:value-type="float">
            <text:p>110080</text:p>
          </table:table-cell>
          <table:table-cell office:value-type="float" office:value="1946624" calcext:value-type="float">
            <text:p>1946624</text:p>
          </table:table-cell>
          <table:table-cell office:value-type="float" office:value="279944" calcext:value-type="float">
            <text:p>279944</text:p>
          </table:table-cell>
          <table:table-cell office:value-type="float" office:value="253232" calcext:value-type="float">
            <text:p>253232</text:p>
          </table:table-cell>
          <table:table-cell office:value-type="float" office:value="111720" calcext:value-type="float">
            <text:p>111720</text:p>
          </table:table-cell>
          <table:table-cell office:value-type="float" office:value="113776" calcext:value-type="float">
            <text:p>113776</text:p>
          </table:table-cell>
          <table:table-cell office:value-type="float" office:value="2343616" calcext:value-type="float">
            <text:p>2343616</text:p>
          </table:table-cell>
          <table:table-cell office:value-type="float" office:value="358656" calcext:value-type="float">
            <text:p>358656</text:p>
          </table:table-cell>
          <table:table-cell office:value-type="float" office:value="314336" calcext:value-type="float">
            <text:p>314336</text:p>
          </table:table-cell>
          <table:table-cell office:value-type="float" office:value="117912" calcext:value-type="float">
            <text:p>1179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0176" calcext:value-type="float">
            <text:p>110176</text:p>
          </table:table-cell>
          <table:table-cell office:value-type="float" office:value="1946768" calcext:value-type="float">
            <text:p>1946768</text:p>
          </table:table-cell>
          <table:table-cell office:value-type="float" office:value="280248" calcext:value-type="float">
            <text:p>280248</text:p>
          </table:table-cell>
          <table:table-cell office:value-type="float" office:value="253296" calcext:value-type="float">
            <text:p>253296</text:p>
          </table:table-cell>
          <table:table-cell office:value-type="float" office:value="111888" calcext:value-type="float">
            <text:p>111888</text:p>
          </table:table-cell>
          <table:table-cell office:value-type="float" office:value="114024" calcext:value-type="float">
            <text:p>114024</text:p>
          </table:table-cell>
          <table:table-cell office:value-type="float" office:value="2365264" calcext:value-type="float">
            <text:p>2365264</text:p>
          </table:table-cell>
          <table:table-cell office:value-type="float" office:value="358880" calcext:value-type="float">
            <text:p>358880</text:p>
          </table:table-cell>
          <table:table-cell office:value-type="float" office:value="314368" calcext:value-type="float">
            <text:p>314368</text:p>
          </table:table-cell>
          <table:table-cell office:value-type="float" office:value="117984" calcext:value-type="float">
            <text:p>1179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0200" calcext:value-type="float">
            <text:p>110200</text:p>
          </table:table-cell>
          <table:table-cell office:value-type="float" office:value="1946984" calcext:value-type="float">
            <text:p>1946984</text:p>
          </table:table-cell>
          <table:table-cell office:value-type="float" office:value="280424" calcext:value-type="float">
            <text:p>280424</text:p>
          </table:table-cell>
          <table:table-cell office:value-type="float" office:value="253400" calcext:value-type="float">
            <text:p>253400</text:p>
          </table:table-cell>
          <table:table-cell office:value-type="float" office:value="112080" calcext:value-type="float">
            <text:p>112080</text:p>
          </table:table-cell>
          <table:table-cell office:value-type="float" office:value="114296" calcext:value-type="float">
            <text:p>114296</text:p>
          </table:table-cell>
          <table:table-cell office:value-type="float" office:value="2368368" calcext:value-type="float">
            <text:p>2368368</text:p>
          </table:table-cell>
          <table:table-cell office:value-type="float" office:value="358936" calcext:value-type="float">
            <text:p>358936</text:p>
          </table:table-cell>
          <table:table-cell office:value-type="float" office:value="314424" calcext:value-type="float">
            <text:p>314424</text:p>
          </table:table-cell>
          <table:table-cell office:value-type="float" office:value="118072" calcext:value-type="float">
            <text:p>1180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0264" calcext:value-type="float">
            <text:p>110264</text:p>
          </table:table-cell>
          <table:table-cell office:value-type="float" office:value="1947048" calcext:value-type="float">
            <text:p>1947048</text:p>
          </table:table-cell>
          <table:table-cell office:value-type="float" office:value="280512" calcext:value-type="float">
            <text:p>280512</text:p>
          </table:table-cell>
          <table:table-cell office:value-type="float" office:value="253416" calcext:value-type="float">
            <text:p>253416</text:p>
          </table:table-cell>
          <table:table-cell office:value-type="float" office:value="112128" calcext:value-type="float">
            <text:p>112128</text:p>
          </table:table-cell>
          <table:table-cell office:value-type="float" office:value="114944" calcext:value-type="float">
            <text:p>114944</text:p>
          </table:table-cell>
          <table:table-cell office:value-type="float" office:value="2374064" calcext:value-type="float">
            <text:p>2374064</text:p>
          </table:table-cell>
          <table:table-cell office:value-type="float" office:value="358936" calcext:value-type="float">
            <text:p>358936</text:p>
          </table:table-cell>
          <table:table-cell office:value-type="float" office:value="314472" calcext:value-type="float">
            <text:p>314472</text:p>
          </table:table-cell>
          <table:table-cell office:value-type="float" office:value="118392" calcext:value-type="float">
            <text:p>1183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0696" calcext:value-type="float">
            <text:p>110696</text:p>
          </table:table-cell>
          <table:table-cell office:value-type="float" office:value="1947064" calcext:value-type="float">
            <text:p>1947064</text:p>
          </table:table-cell>
          <table:table-cell office:value-type="float" office:value="280872" calcext:value-type="float">
            <text:p>280872</text:p>
          </table:table-cell>
          <table:table-cell office:value-type="float" office:value="253680" calcext:value-type="float">
            <text:p>253680</text:p>
          </table:table-cell>
          <table:table-cell office:value-type="float" office:value="112208" calcext:value-type="float">
            <text:p>112208</text:p>
          </table:table-cell>
          <table:table-cell office:value-type="float" office:value="114968" calcext:value-type="float">
            <text:p>114968</text:p>
          </table:table-cell>
          <table:table-cell office:value-type="float" office:value="2375888" calcext:value-type="float">
            <text:p>2375888</text:p>
          </table:table-cell>
          <table:table-cell office:value-type="float" office:value="359016" calcext:value-type="float">
            <text:p>359016</text:p>
          </table:table-cell>
          <table:table-cell office:value-type="float" office:value="314576" calcext:value-type="float">
            <text:p>314576</text:p>
          </table:table-cell>
          <table:table-cell office:value-type="float" office:value="118640" calcext:value-type="float">
            <text:p>1186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0776" calcext:value-type="float">
            <text:p>110776</text:p>
          </table:table-cell>
          <table:table-cell office:value-type="float" office:value="1947136" calcext:value-type="float">
            <text:p>1947136</text:p>
          </table:table-cell>
          <table:table-cell office:value-type="float" office:value="281872" calcext:value-type="float">
            <text:p>281872</text:p>
          </table:table-cell>
          <table:table-cell office:value-type="float" office:value="253728" calcext:value-type="float">
            <text:p>253728</text:p>
          </table:table-cell>
          <table:table-cell office:value-type="float" office:value="112632" calcext:value-type="float">
            <text:p>112632</text:p>
          </table:table-cell>
          <table:table-cell office:value-type="float" office:value="115032" calcext:value-type="float">
            <text:p>115032</text:p>
          </table:table-cell>
          <table:table-cell office:value-type="float" office:value="2381608" calcext:value-type="float">
            <text:p>2381608</text:p>
          </table:table-cell>
          <table:table-cell office:value-type="float" office:value="359056" calcext:value-type="float">
            <text:p>359056</text:p>
          </table:table-cell>
          <table:table-cell office:value-type="float" office:value="314600" calcext:value-type="float">
            <text:p>314600</text:p>
          </table:table-cell>
          <table:table-cell office:value-type="float" office:value="118712" calcext:value-type="float">
            <text:p>1187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1136" calcext:value-type="float">
            <text:p>111136</text:p>
          </table:table-cell>
          <table:table-cell office:value-type="float" office:value="1947280" calcext:value-type="float">
            <text:p>1947280</text:p>
          </table:table-cell>
          <table:table-cell office:value-type="float" office:value="281952" calcext:value-type="float">
            <text:p>281952</text:p>
          </table:table-cell>
          <table:table-cell office:value-type="float" office:value="253736" calcext:value-type="float">
            <text:p>253736</text:p>
          </table:table-cell>
          <table:table-cell office:value-type="float" office:value="113096" calcext:value-type="float">
            <text:p>113096</text:p>
          </table:table-cell>
          <table:table-cell office:value-type="float" office:value="115472" calcext:value-type="float">
            <text:p>115472</text:p>
          </table:table-cell>
          <table:table-cell office:value-type="float" office:value="2384088" calcext:value-type="float">
            <text:p>2384088</text:p>
          </table:table-cell>
          <table:table-cell office:value-type="float" office:value="359488" calcext:value-type="float">
            <text:p>359488</text:p>
          </table:table-cell>
          <table:table-cell office:value-type="float" office:value="314680" calcext:value-type="float">
            <text:p>314680</text:p>
          </table:table-cell>
          <table:table-cell office:value-type="float" office:value="118920" calcext:value-type="float">
            <text:p>1189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1144" calcext:value-type="float">
            <text:p>111144</text:p>
          </table:table-cell>
          <table:table-cell office:value-type="float" office:value="1947376" calcext:value-type="float">
            <text:p>1947376</text:p>
          </table:table-cell>
          <table:table-cell office:value-type="float" office:value="281976" calcext:value-type="float">
            <text:p>281976</text:p>
          </table:table-cell>
          <table:table-cell office:value-type="float" office:value="253760" calcext:value-type="float">
            <text:p>253760</text:p>
          </table:table-cell>
          <table:table-cell office:value-type="float" office:value="113224" calcext:value-type="float">
            <text:p>113224</text:p>
          </table:table-cell>
          <table:table-cell office:value-type="float" office:value="115600" calcext:value-type="float">
            <text:p>115600</text:p>
          </table:table-cell>
          <table:table-cell office:value-type="float" office:value="2393352" calcext:value-type="float">
            <text:p>2393352</text:p>
          </table:table-cell>
          <table:table-cell office:value-type="float" office:value="359528" calcext:value-type="float">
            <text:p>359528</text:p>
          </table:table-cell>
          <table:table-cell office:value-type="float" office:value="314848" calcext:value-type="float">
            <text:p>314848</text:p>
          </table:table-cell>
          <table:table-cell office:value-type="float" office:value="119168" calcext:value-type="float">
            <text:p>1191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1544" calcext:value-type="float">
            <text:p>111544</text:p>
          </table:table-cell>
          <table:table-cell office:value-type="float" office:value="1947416" calcext:value-type="float">
            <text:p>1947416</text:p>
          </table:table-cell>
          <table:table-cell office:value-type="float" office:value="282104" calcext:value-type="float">
            <text:p>282104</text:p>
          </table:table-cell>
          <table:table-cell office:value-type="float" office:value="253960" calcext:value-type="float">
            <text:p>253960</text:p>
          </table:table-cell>
          <table:table-cell office:value-type="float" office:value="113264" calcext:value-type="float">
            <text:p>113264</text:p>
          </table:table-cell>
          <table:table-cell office:value-type="float" office:value="115712" calcext:value-type="float">
            <text:p>115712</text:p>
          </table:table-cell>
          <table:table-cell office:value-type="float" office:value="2428344" calcext:value-type="float">
            <text:p>2428344</text:p>
          </table:table-cell>
          <table:table-cell office:value-type="float" office:value="359864" calcext:value-type="float">
            <text:p>359864</text:p>
          </table:table-cell>
          <table:table-cell office:value-type="float" office:value="314856" calcext:value-type="float">
            <text:p>314856</text:p>
          </table:table-cell>
          <table:table-cell office:value-type="float" office:value="119208" calcext:value-type="float">
            <text:p>1192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1768" calcext:value-type="float">
            <text:p>111768</text:p>
          </table:table-cell>
          <table:table-cell office:value-type="float" office:value="1947608" calcext:value-type="float">
            <text:p>1947608</text:p>
          </table:table-cell>
          <table:table-cell office:value-type="float" office:value="282472" calcext:value-type="float">
            <text:p>282472</text:p>
          </table:table-cell>
          <table:table-cell office:value-type="float" office:value="254568" calcext:value-type="float">
            <text:p>254568</text:p>
          </table:table-cell>
          <table:table-cell office:value-type="float" office:value="113280" calcext:value-type="float">
            <text:p>113280</text:p>
          </table:table-cell>
          <table:table-cell office:value-type="float" office:value="115744" calcext:value-type="float">
            <text:p>115744</text:p>
          </table:table-cell>
          <table:table-cell office:value-type="float" office:value="2429208" calcext:value-type="float">
            <text:p>2429208</text:p>
          </table:table-cell>
          <table:table-cell office:value-type="float" office:value="360096" calcext:value-type="float">
            <text:p>360096</text:p>
          </table:table-cell>
          <table:table-cell office:value-type="float" office:value="314864" calcext:value-type="float">
            <text:p>314864</text:p>
          </table:table-cell>
          <table:table-cell office:value-type="float" office:value="119264" calcext:value-type="float">
            <text:p>119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2080" calcext:value-type="float">
            <text:p>112080</text:p>
          </table:table-cell>
          <table:table-cell office:value-type="float" office:value="1947792" calcext:value-type="float">
            <text:p>1947792</text:p>
          </table:table-cell>
          <table:table-cell office:value-type="float" office:value="282632" calcext:value-type="float">
            <text:p>282632</text:p>
          </table:table-cell>
          <table:table-cell office:value-type="float" office:value="254600" calcext:value-type="float">
            <text:p>254600</text:p>
          </table:table-cell>
          <table:table-cell office:value-type="float" office:value="113840" calcext:value-type="float">
            <text:p>113840</text:p>
          </table:table-cell>
          <table:table-cell office:value-type="float" office:value="115784" calcext:value-type="float">
            <text:p>115784</text:p>
          </table:table-cell>
          <table:table-cell office:value-type="float" office:value="2441360" calcext:value-type="float">
            <text:p>2441360</text:p>
          </table:table-cell>
          <table:table-cell office:value-type="float" office:value="360480" calcext:value-type="float">
            <text:p>360480</text:p>
          </table:table-cell>
          <table:table-cell office:value-type="float" office:value="314880" calcext:value-type="float">
            <text:p>314880</text:p>
          </table:table-cell>
          <table:table-cell office:value-type="float" office:value="119312" calcext:value-type="float">
            <text:p>1193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2080" calcext:value-type="float">
            <text:p>112080</text:p>
          </table:table-cell>
          <table:table-cell office:value-type="float" office:value="1948072" calcext:value-type="float">
            <text:p>1948072</text:p>
          </table:table-cell>
          <table:table-cell office:value-type="float" office:value="282640" calcext:value-type="float">
            <text:p>282640</text:p>
          </table:table-cell>
          <table:table-cell office:value-type="float" office:value="254736" calcext:value-type="float">
            <text:p>254736</text:p>
          </table:table-cell>
          <table:table-cell office:value-type="float" office:value="113920" calcext:value-type="float">
            <text:p>113920</text:p>
          </table:table-cell>
          <table:table-cell office:value-type="float" office:value="115968" calcext:value-type="float">
            <text:p>115968</text:p>
          </table:table-cell>
          <table:table-cell office:value-type="float" office:value="2448848" calcext:value-type="float">
            <text:p>2448848</text:p>
          </table:table-cell>
          <table:table-cell office:value-type="float" office:value="360488" calcext:value-type="float">
            <text:p>360488</text:p>
          </table:table-cell>
          <table:table-cell office:value-type="float" office:value="314968" calcext:value-type="float">
            <text:p>314968</text:p>
          </table:table-cell>
          <table:table-cell office:value-type="float" office:value="119328" calcext:value-type="float">
            <text:p>1193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2328" calcext:value-type="float">
            <text:p>112328</text:p>
          </table:table-cell>
          <table:table-cell office:value-type="float" office:value="1948912" calcext:value-type="float">
            <text:p>1948912</text:p>
          </table:table-cell>
          <table:table-cell office:value-type="float" office:value="282912" calcext:value-type="float">
            <text:p>282912</text:p>
          </table:table-cell>
          <table:table-cell office:value-type="float" office:value="254760" calcext:value-type="float">
            <text:p>254760</text:p>
          </table:table-cell>
          <table:table-cell office:value-type="float" office:value="113992" calcext:value-type="float">
            <text:p>113992</text:p>
          </table:table-cell>
          <table:table-cell office:value-type="float" office:value="116168" calcext:value-type="float">
            <text:p>116168</text:p>
          </table:table-cell>
          <table:table-cell office:value-type="float" office:value="2449200" calcext:value-type="float">
            <text:p>2449200</text:p>
          </table:table-cell>
          <table:table-cell office:value-type="float" office:value="360752" calcext:value-type="float">
            <text:p>360752</text:p>
          </table:table-cell>
          <table:table-cell office:value-type="float" office:value="315000" calcext:value-type="float">
            <text:p>315000</text:p>
          </table:table-cell>
          <table:table-cell office:value-type="float" office:value="119376" calcext:value-type="float">
            <text:p>1193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2648" calcext:value-type="float">
            <text:p>112648</text:p>
          </table:table-cell>
          <table:table-cell office:value-type="float" office:value="1949464" calcext:value-type="float">
            <text:p>1949464</text:p>
          </table:table-cell>
          <table:table-cell office:value-type="float" office:value="283072" calcext:value-type="float">
            <text:p>283072</text:p>
          </table:table-cell>
          <table:table-cell office:value-type="float" office:value="254792" calcext:value-type="float">
            <text:p>254792</text:p>
          </table:table-cell>
          <table:table-cell office:value-type="float" office:value="114144" calcext:value-type="float">
            <text:p>114144</text:p>
          </table:table-cell>
          <table:table-cell office:value-type="float" office:value="116184" calcext:value-type="float">
            <text:p>116184</text:p>
          </table:table-cell>
          <table:table-cell office:value-type="float" office:value="2449496" calcext:value-type="float">
            <text:p>2449496</text:p>
          </table:table-cell>
          <table:table-cell office:value-type="float" office:value="360768" calcext:value-type="float">
            <text:p>360768</text:p>
          </table:table-cell>
          <table:table-cell office:value-type="float" office:value="315352" calcext:value-type="float">
            <text:p>315352</text:p>
          </table:table-cell>
          <table:table-cell office:value-type="float" office:value="119456" calcext:value-type="float">
            <text:p>1194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2888" calcext:value-type="float">
            <text:p>112888</text:p>
          </table:table-cell>
          <table:table-cell office:value-type="float" office:value="1949464" calcext:value-type="float">
            <text:p>1949464</text:p>
          </table:table-cell>
          <table:table-cell office:value-type="float" office:value="283192" calcext:value-type="float">
            <text:p>283192</text:p>
          </table:table-cell>
          <table:table-cell office:value-type="float" office:value="254912" calcext:value-type="float">
            <text:p>254912</text:p>
          </table:table-cell>
          <table:table-cell office:value-type="float" office:value="114328" calcext:value-type="float">
            <text:p>114328</text:p>
          </table:table-cell>
          <table:table-cell office:value-type="float" office:value="116200" calcext:value-type="float">
            <text:p>116200</text:p>
          </table:table-cell>
          <table:table-cell office:value-type="float" office:value="2450080" calcext:value-type="float">
            <text:p>2450080</text:p>
          </table:table-cell>
          <table:table-cell office:value-type="float" office:value="360832" calcext:value-type="float">
            <text:p>360832</text:p>
          </table:table-cell>
          <table:table-cell office:value-type="float" office:value="315472" calcext:value-type="float">
            <text:p>315472</text:p>
          </table:table-cell>
          <table:table-cell office:value-type="float" office:value="119584" calcext:value-type="float">
            <text:p>1195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3392" calcext:value-type="float">
            <text:p>113392</text:p>
          </table:table-cell>
          <table:table-cell office:value-type="float" office:value="1949816" calcext:value-type="float">
            <text:p>1949816</text:p>
          </table:table-cell>
          <table:table-cell office:value-type="float" office:value="283584" calcext:value-type="float">
            <text:p>283584</text:p>
          </table:table-cell>
          <table:table-cell office:value-type="float" office:value="255352" calcext:value-type="float">
            <text:p>255352</text:p>
          </table:table-cell>
          <table:table-cell office:value-type="float" office:value="114400" calcext:value-type="float">
            <text:p>114400</text:p>
          </table:table-cell>
          <table:table-cell office:value-type="float" office:value="116304" calcext:value-type="float">
            <text:p>116304</text:p>
          </table:table-cell>
          <table:table-cell office:value-type="float" office:value="2459552" calcext:value-type="float">
            <text:p>2459552</text:p>
          </table:table-cell>
          <table:table-cell office:value-type="float" office:value="361056" calcext:value-type="float">
            <text:p>361056</text:p>
          </table:table-cell>
          <table:table-cell office:value-type="float" office:value="315544" calcext:value-type="float">
            <text:p>315544</text:p>
          </table:table-cell>
          <table:table-cell office:value-type="float" office:value="119592" calcext:value-type="float">
            <text:p>1195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3744" calcext:value-type="float">
            <text:p>113744</text:p>
          </table:table-cell>
          <table:table-cell office:value-type="float" office:value="1949848" calcext:value-type="float">
            <text:p>1949848</text:p>
          </table:table-cell>
          <table:table-cell office:value-type="float" office:value="283624" calcext:value-type="float">
            <text:p>283624</text:p>
          </table:table-cell>
          <table:table-cell office:value-type="float" office:value="255448" calcext:value-type="float">
            <text:p>255448</text:p>
          </table:table-cell>
          <table:table-cell office:value-type="float" office:value="114424" calcext:value-type="float">
            <text:p>114424</text:p>
          </table:table-cell>
          <table:table-cell office:value-type="float" office:value="116520" calcext:value-type="float">
            <text:p>116520</text:p>
          </table:table-cell>
          <table:table-cell office:value-type="float" office:value="2460368" calcext:value-type="float">
            <text:p>2460368</text:p>
          </table:table-cell>
          <table:table-cell office:value-type="float" office:value="361160" calcext:value-type="float">
            <text:p>361160</text:p>
          </table:table-cell>
          <table:table-cell office:value-type="float" office:value="315544" calcext:value-type="float">
            <text:p>315544</text:p>
          </table:table-cell>
          <table:table-cell office:value-type="float" office:value="119616" calcext:value-type="float">
            <text:p>1196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3768" calcext:value-type="float">
            <text:p>113768</text:p>
          </table:table-cell>
          <table:table-cell office:value-type="float" office:value="1949872" calcext:value-type="float">
            <text:p>1949872</text:p>
          </table:table-cell>
          <table:table-cell office:value-type="float" office:value="283640" calcext:value-type="float">
            <text:p>283640</text:p>
          </table:table-cell>
          <table:table-cell office:value-type="float" office:value="255504" calcext:value-type="float">
            <text:p>255504</text:p>
          </table:table-cell>
          <table:table-cell office:value-type="float" office:value="114512" calcext:value-type="float">
            <text:p>114512</text:p>
          </table:table-cell>
          <table:table-cell office:value-type="float" office:value="116584" calcext:value-type="float">
            <text:p>116584</text:p>
          </table:table-cell>
          <table:table-cell office:value-type="float" office:value="2469944" calcext:value-type="float">
            <text:p>2469944</text:p>
          </table:table-cell>
          <table:table-cell office:value-type="float" office:value="361384" calcext:value-type="float">
            <text:p>361384</text:p>
          </table:table-cell>
          <table:table-cell office:value-type="float" office:value="315600" calcext:value-type="float">
            <text:p>315600</text:p>
          </table:table-cell>
          <table:table-cell office:value-type="float" office:value="119624" calcext:value-type="float">
            <text:p>1196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4064" calcext:value-type="float">
            <text:p>114064</text:p>
          </table:table-cell>
          <table:table-cell office:value-type="float" office:value="1950152" calcext:value-type="float">
            <text:p>1950152</text:p>
          </table:table-cell>
          <table:table-cell office:value-type="float" office:value="284008" calcext:value-type="float">
            <text:p>284008</text:p>
          </table:table-cell>
          <table:table-cell office:value-type="float" office:value="255616" calcext:value-type="float">
            <text:p>255616</text:p>
          </table:table-cell>
          <table:table-cell office:value-type="float" office:value="114704" calcext:value-type="float">
            <text:p>114704</text:p>
          </table:table-cell>
          <table:table-cell office:value-type="float" office:value="116768" calcext:value-type="float">
            <text:p>116768</text:p>
          </table:table-cell>
          <table:table-cell office:value-type="float" office:value="2497560" calcext:value-type="float">
            <text:p>2497560</text:p>
          </table:table-cell>
          <table:table-cell office:value-type="float" office:value="361792" calcext:value-type="float">
            <text:p>361792</text:p>
          </table:table-cell>
          <table:table-cell office:value-type="float" office:value="315704" calcext:value-type="float">
            <text:p>315704</text:p>
          </table:table-cell>
          <table:table-cell office:value-type="float" office:value="119784" calcext:value-type="float">
            <text:p>1197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4168" calcext:value-type="float">
            <text:p>114168</text:p>
          </table:table-cell>
          <table:table-cell office:value-type="float" office:value="1950424" calcext:value-type="float">
            <text:p>1950424</text:p>
          </table:table-cell>
          <table:table-cell office:value-type="float" office:value="284344" calcext:value-type="float">
            <text:p>284344</text:p>
          </table:table-cell>
          <table:table-cell office:value-type="float" office:value="255736" calcext:value-type="float">
            <text:p>255736</text:p>
          </table:table-cell>
          <table:table-cell office:value-type="float" office:value="114912" calcext:value-type="float">
            <text:p>114912</text:p>
          </table:table-cell>
          <table:table-cell office:value-type="float" office:value="116784" calcext:value-type="float">
            <text:p>116784</text:p>
          </table:table-cell>
          <table:table-cell office:value-type="float" office:value="2501752" calcext:value-type="float">
            <text:p>2501752</text:p>
          </table:table-cell>
          <table:table-cell office:value-type="float" office:value="361832" calcext:value-type="float">
            <text:p>361832</text:p>
          </table:table-cell>
          <table:table-cell office:value-type="float" office:value="315776" calcext:value-type="float">
            <text:p>315776</text:p>
          </table:table-cell>
          <table:table-cell office:value-type="float" office:value="119832" calcext:value-type="float">
            <text:p>1198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5160" calcext:value-type="float">
            <text:p>115160</text:p>
          </table:table-cell>
          <table:table-cell office:value-type="float" office:value="1951112" calcext:value-type="float">
            <text:p>1951112</text:p>
          </table:table-cell>
          <table:table-cell office:value-type="float" office:value="284400" calcext:value-type="float">
            <text:p>284400</text:p>
          </table:table-cell>
          <table:table-cell office:value-type="float" office:value="256208" calcext:value-type="float">
            <text:p>256208</text:p>
          </table:table-cell>
          <table:table-cell office:value-type="float" office:value="114920" calcext:value-type="float">
            <text:p>114920</text:p>
          </table:table-cell>
          <table:table-cell office:value-type="float" office:value="116800" calcext:value-type="float">
            <text:p>116800</text:p>
          </table:table-cell>
          <table:table-cell office:value-type="float" office:value="2506224" calcext:value-type="float">
            <text:p>2506224</text:p>
          </table:table-cell>
          <table:table-cell office:value-type="float" office:value="362080" calcext:value-type="float">
            <text:p>362080</text:p>
          </table:table-cell>
          <table:table-cell office:value-type="float" office:value="315856" calcext:value-type="float">
            <text:p>315856</text:p>
          </table:table-cell>
          <table:table-cell office:value-type="float" office:value="119848" calcext:value-type="float">
            <text:p>1198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5256" calcext:value-type="float">
            <text:p>115256</text:p>
          </table:table-cell>
          <table:table-cell office:value-type="float" office:value="1951128" calcext:value-type="float">
            <text:p>1951128</text:p>
          </table:table-cell>
          <table:table-cell office:value-type="float" office:value="284688" calcext:value-type="float">
            <text:p>284688</text:p>
          </table:table-cell>
          <table:table-cell office:value-type="float" office:value="256296" calcext:value-type="float">
            <text:p>256296</text:p>
          </table:table-cell>
          <table:table-cell office:value-type="float" office:value="115200" calcext:value-type="float">
            <text:p>115200</text:p>
          </table:table-cell>
          <table:table-cell office:value-type="float" office:value="116816" calcext:value-type="float">
            <text:p>116816</text:p>
          </table:table-cell>
          <table:table-cell office:value-type="float" office:value="2511304" calcext:value-type="float">
            <text:p>2511304</text:p>
          </table:table-cell>
          <table:table-cell office:value-type="float" office:value="362136" calcext:value-type="float">
            <text:p>362136</text:p>
          </table:table-cell>
          <table:table-cell office:value-type="float" office:value="315928" calcext:value-type="float">
            <text:p>315928</text:p>
          </table:table-cell>
          <table:table-cell office:value-type="float" office:value="119880" calcext:value-type="float">
            <text:p>1198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5288" calcext:value-type="float">
            <text:p>115288</text:p>
          </table:table-cell>
          <table:table-cell office:value-type="float" office:value="1951232" calcext:value-type="float">
            <text:p>1951232</text:p>
          </table:table-cell>
          <table:table-cell office:value-type="float" office:value="284760" calcext:value-type="float">
            <text:p>284760</text:p>
          </table:table-cell>
          <table:table-cell office:value-type="float" office:value="256392" calcext:value-type="float">
            <text:p>256392</text:p>
          </table:table-cell>
          <table:table-cell office:value-type="float" office:value="115280" calcext:value-type="float">
            <text:p>115280</text:p>
          </table:table-cell>
          <table:table-cell office:value-type="float" office:value="116832" calcext:value-type="float">
            <text:p>116832</text:p>
          </table:table-cell>
          <table:table-cell office:value-type="float" office:value="2512504" calcext:value-type="float">
            <text:p>2512504</text:p>
          </table:table-cell>
          <table:table-cell office:value-type="float" office:value="362160" calcext:value-type="float">
            <text:p>362160</text:p>
          </table:table-cell>
          <table:table-cell office:value-type="float" office:value="316000" calcext:value-type="float">
            <text:p>316000</text:p>
          </table:table-cell>
          <table:table-cell office:value-type="float" office:value="119896" calcext:value-type="float">
            <text:p>1198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5488" calcext:value-type="float">
            <text:p>115488</text:p>
          </table:table-cell>
          <table:table-cell office:value-type="float" office:value="1951384" calcext:value-type="float">
            <text:p>1951384</text:p>
          </table:table-cell>
          <table:table-cell office:value-type="float" office:value="284808" calcext:value-type="float">
            <text:p>284808</text:p>
          </table:table-cell>
          <table:table-cell office:value-type="float" office:value="256432" calcext:value-type="float">
            <text:p>256432</text:p>
          </table:table-cell>
          <table:table-cell office:value-type="float" office:value="115328" calcext:value-type="float">
            <text:p>115328</text:p>
          </table:table-cell>
          <table:table-cell office:value-type="float" office:value="116864" calcext:value-type="float">
            <text:p>116864</text:p>
          </table:table-cell>
          <table:table-cell office:value-type="float" office:value="2519640" calcext:value-type="float">
            <text:p>2519640</text:p>
          </table:table-cell>
          <table:table-cell office:value-type="float" office:value="362176" calcext:value-type="float">
            <text:p>362176</text:p>
          </table:table-cell>
          <table:table-cell office:value-type="float" office:value="316072" calcext:value-type="float">
            <text:p>316072</text:p>
          </table:table-cell>
          <table:table-cell office:value-type="float" office:value="119904" calcext:value-type="float">
            <text:p>1199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5984" calcext:value-type="float">
            <text:p>115984</text:p>
          </table:table-cell>
          <table:table-cell office:value-type="float" office:value="1951488" calcext:value-type="float">
            <text:p>1951488</text:p>
          </table:table-cell>
          <table:table-cell office:value-type="float" office:value="285168" calcext:value-type="float">
            <text:p>285168</text:p>
          </table:table-cell>
          <table:table-cell office:value-type="float" office:value="256456" calcext:value-type="float">
            <text:p>256456</text:p>
          </table:table-cell>
          <table:table-cell office:value-type="float" office:value="115536" calcext:value-type="float">
            <text:p>115536</text:p>
          </table:table-cell>
          <table:table-cell office:value-type="float" office:value="116896" calcext:value-type="float">
            <text:p>116896</text:p>
          </table:table-cell>
          <table:table-cell office:value-type="float" office:value="2520512" calcext:value-type="float">
            <text:p>2520512</text:p>
          </table:table-cell>
          <table:table-cell office:value-type="float" office:value="362464" calcext:value-type="float">
            <text:p>362464</text:p>
          </table:table-cell>
          <table:table-cell office:value-type="float" office:value="316136" calcext:value-type="float">
            <text:p>316136</text:p>
          </table:table-cell>
          <table:table-cell office:value-type="float" office:value="119928" calcext:value-type="float">
            <text:p>1199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6128" calcext:value-type="float">
            <text:p>116128</text:p>
          </table:table-cell>
          <table:table-cell office:value-type="float" office:value="1951504" calcext:value-type="float">
            <text:p>1951504</text:p>
          </table:table-cell>
          <table:table-cell office:value-type="float" office:value="285232" calcext:value-type="float">
            <text:p>285232</text:p>
          </table:table-cell>
          <table:table-cell office:value-type="float" office:value="256576" calcext:value-type="float">
            <text:p>256576</text:p>
          </table:table-cell>
          <table:table-cell office:value-type="float" office:value="116128" calcext:value-type="float">
            <text:p>116128</text:p>
          </table:table-cell>
          <table:table-cell office:value-type="float" office:value="116976" calcext:value-type="float">
            <text:p>116976</text:p>
          </table:table-cell>
          <table:table-cell office:value-type="float" office:value="2530664" calcext:value-type="float">
            <text:p>2530664</text:p>
          </table:table-cell>
          <table:table-cell office:value-type="float" office:value="362520" calcext:value-type="float">
            <text:p>362520</text:p>
          </table:table-cell>
          <table:table-cell office:value-type="float" office:value="316248" calcext:value-type="float">
            <text:p>316248</text:p>
          </table:table-cell>
          <table:table-cell office:value-type="float" office:value="120104" calcext:value-type="float">
            <text:p>1201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6944" calcext:value-type="float">
            <text:p>116944</text:p>
          </table:table-cell>
          <table:table-cell office:value-type="float" office:value="1951960" calcext:value-type="float">
            <text:p>1951960</text:p>
          </table:table-cell>
          <table:table-cell office:value-type="float" office:value="285424" calcext:value-type="float">
            <text:p>285424</text:p>
          </table:table-cell>
          <table:table-cell office:value-type="float" office:value="256680" calcext:value-type="float">
            <text:p>256680</text:p>
          </table:table-cell>
          <table:table-cell office:value-type="float" office:value="117648" calcext:value-type="float">
            <text:p>117648</text:p>
          </table:table-cell>
          <table:table-cell office:value-type="float" office:value="117136" calcext:value-type="float">
            <text:p>117136</text:p>
          </table:table-cell>
          <table:table-cell office:value-type="float" office:value="2530840" calcext:value-type="float">
            <text:p>2530840</text:p>
          </table:table-cell>
          <table:table-cell office:value-type="float" office:value="362592" calcext:value-type="float">
            <text:p>362592</text:p>
          </table:table-cell>
          <table:table-cell office:value-type="float" office:value="316280" calcext:value-type="float">
            <text:p>316280</text:p>
          </table:table-cell>
          <table:table-cell office:value-type="float" office:value="120136" calcext:value-type="float">
            <text:p>1201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7048" calcext:value-type="float">
            <text:p>117048</text:p>
          </table:table-cell>
          <table:table-cell office:value-type="float" office:value="1952056" calcext:value-type="float">
            <text:p>1952056</text:p>
          </table:table-cell>
          <table:table-cell office:value-type="float" office:value="285600" calcext:value-type="float">
            <text:p>285600</text:p>
          </table:table-cell>
          <table:table-cell office:value-type="float" office:value="257040" calcext:value-type="float">
            <text:p>257040</text:p>
          </table:table-cell>
          <table:table-cell office:value-type="float" office:value="117944" calcext:value-type="float">
            <text:p>117944</text:p>
          </table:table-cell>
          <table:table-cell office:value-type="float" office:value="117384" calcext:value-type="float">
            <text:p>117384</text:p>
          </table:table-cell>
          <table:table-cell office:value-type="float" office:value="2531336" calcext:value-type="float">
            <text:p>2531336</text:p>
          </table:table-cell>
          <table:table-cell office:value-type="float" office:value="362624" calcext:value-type="float">
            <text:p>362624</text:p>
          </table:table-cell>
          <table:table-cell office:value-type="float" office:value="316464" calcext:value-type="float">
            <text:p>316464</text:p>
          </table:table-cell>
          <table:table-cell office:value-type="float" office:value="120248" calcext:value-type="float">
            <text:p>1202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7568" calcext:value-type="float">
            <text:p>117568</text:p>
          </table:table-cell>
          <table:table-cell office:value-type="float" office:value="1952080" calcext:value-type="float">
            <text:p>1952080</text:p>
          </table:table-cell>
          <table:table-cell office:value-type="float" office:value="285728" calcext:value-type="float">
            <text:p>285728</text:p>
          </table:table-cell>
          <table:table-cell office:value-type="float" office:value="257400" calcext:value-type="float">
            <text:p>257400</text:p>
          </table:table-cell>
          <table:table-cell office:value-type="float" office:value="118352" calcext:value-type="float">
            <text:p>118352</text:p>
          </table:table-cell>
          <table:table-cell office:value-type="float" office:value="117456" calcext:value-type="float">
            <text:p>117456</text:p>
          </table:table-cell>
          <table:table-cell office:value-type="float" office:value="2532352" calcext:value-type="float">
            <text:p>2532352</text:p>
          </table:table-cell>
          <table:table-cell office:value-type="float" office:value="362840" calcext:value-type="float">
            <text:p>362840</text:p>
          </table:table-cell>
          <table:table-cell office:value-type="float" office:value="316496" calcext:value-type="float">
            <text:p>316496</text:p>
          </table:table-cell>
          <table:table-cell office:value-type="float" office:value="120248" calcext:value-type="float">
            <text:p>1202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8608" calcext:value-type="float">
            <text:p>118608</text:p>
          </table:table-cell>
          <table:table-cell office:value-type="float" office:value="1952160" calcext:value-type="float">
            <text:p>1952160</text:p>
          </table:table-cell>
          <table:table-cell office:value-type="float" office:value="285752" calcext:value-type="float">
            <text:p>285752</text:p>
          </table:table-cell>
          <table:table-cell office:value-type="float" office:value="257584" calcext:value-type="float">
            <text:p>257584</text:p>
          </table:table-cell>
          <table:table-cell office:value-type="float" office:value="119232" calcext:value-type="float">
            <text:p>119232</text:p>
          </table:table-cell>
          <table:table-cell office:value-type="float" office:value="117480" calcext:value-type="float">
            <text:p>117480</text:p>
          </table:table-cell>
          <table:table-cell office:value-type="float" office:value="2533192" calcext:value-type="float">
            <text:p>2533192</text:p>
          </table:table-cell>
          <table:table-cell office:value-type="float" office:value="363064" calcext:value-type="float">
            <text:p>363064</text:p>
          </table:table-cell>
          <table:table-cell office:value-type="float" office:value="316512" calcext:value-type="float">
            <text:p>316512</text:p>
          </table:table-cell>
          <table:table-cell office:value-type="float" office:value="120408" calcext:value-type="float">
            <text:p>1204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8936" calcext:value-type="float">
            <text:p>118936</text:p>
          </table:table-cell>
          <table:table-cell office:value-type="float" office:value="1952328" calcext:value-type="float">
            <text:p>1952328</text:p>
          </table:table-cell>
          <table:table-cell office:value-type="float" office:value="285768" calcext:value-type="float">
            <text:p>285768</text:p>
          </table:table-cell>
          <table:table-cell office:value-type="float" office:value="257984" calcext:value-type="float">
            <text:p>257984</text:p>
          </table:table-cell>
          <table:table-cell office:value-type="float" office:value="119240" calcext:value-type="float">
            <text:p>119240</text:p>
          </table:table-cell>
          <table:table-cell office:value-type="float" office:value="117496" calcext:value-type="float">
            <text:p>117496</text:p>
          </table:table-cell>
          <table:table-cell office:value-type="float" office:value="2534136" calcext:value-type="float">
            <text:p>2534136</text:p>
          </table:table-cell>
          <table:table-cell office:value-type="float" office:value="363128" calcext:value-type="float">
            <text:p>363128</text:p>
          </table:table-cell>
          <table:table-cell office:value-type="float" office:value="316544" calcext:value-type="float">
            <text:p>316544</text:p>
          </table:table-cell>
          <table:table-cell office:value-type="float" office:value="120608" calcext:value-type="float">
            <text:p>1206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9064" calcext:value-type="float">
            <text:p>119064</text:p>
          </table:table-cell>
          <table:table-cell office:value-type="float" office:value="1952352" calcext:value-type="float">
            <text:p>1952352</text:p>
          </table:table-cell>
          <table:table-cell office:value-type="float" office:value="285880" calcext:value-type="float">
            <text:p>285880</text:p>
          </table:table-cell>
          <table:table-cell office:value-type="float" office:value="258104" calcext:value-type="float">
            <text:p>258104</text:p>
          </table:table-cell>
          <table:table-cell office:value-type="float" office:value="119928" calcext:value-type="float">
            <text:p>119928</text:p>
          </table:table-cell>
          <table:table-cell office:value-type="float" office:value="117560" calcext:value-type="float">
            <text:p>117560</text:p>
          </table:table-cell>
          <table:table-cell office:value-type="float" office:value="2535768" calcext:value-type="float">
            <text:p>2535768</text:p>
          </table:table-cell>
          <table:table-cell office:value-type="float" office:value="363168" calcext:value-type="float">
            <text:p>363168</text:p>
          </table:table-cell>
          <table:table-cell office:value-type="float" office:value="316568" calcext:value-type="float">
            <text:p>316568</text:p>
          </table:table-cell>
          <table:table-cell office:value-type="float" office:value="120648" calcext:value-type="float">
            <text:p>1206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9192" calcext:value-type="float">
            <text:p>119192</text:p>
          </table:table-cell>
          <table:table-cell office:value-type="float" office:value="1952400" calcext:value-type="float">
            <text:p>1952400</text:p>
          </table:table-cell>
          <table:table-cell office:value-type="float" office:value="285936" calcext:value-type="float">
            <text:p>285936</text:p>
          </table:table-cell>
          <table:table-cell office:value-type="float" office:value="258568" calcext:value-type="float">
            <text:p>258568</text:p>
          </table:table-cell>
          <table:table-cell office:value-type="float" office:value="120056" calcext:value-type="float">
            <text:p>120056</text:p>
          </table:table-cell>
          <table:table-cell office:value-type="float" office:value="117688" calcext:value-type="float">
            <text:p>117688</text:p>
          </table:table-cell>
          <table:table-cell office:value-type="float" office:value="2539016" calcext:value-type="float">
            <text:p>2539016</text:p>
          </table:table-cell>
          <table:table-cell office:value-type="float" office:value="363208" calcext:value-type="float">
            <text:p>363208</text:p>
          </table:table-cell>
          <table:table-cell office:value-type="float" office:value="316704" calcext:value-type="float">
            <text:p>316704</text:p>
          </table:table-cell>
          <table:table-cell office:value-type="float" office:value="120656" calcext:value-type="float">
            <text:p>1206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9376" calcext:value-type="float">
            <text:p>119376</text:p>
          </table:table-cell>
          <table:table-cell office:value-type="float" office:value="1952488" calcext:value-type="float">
            <text:p>1952488</text:p>
          </table:table-cell>
          <table:table-cell office:value-type="float" office:value="286112" calcext:value-type="float">
            <text:p>286112</text:p>
          </table:table-cell>
          <table:table-cell office:value-type="float" office:value="259120" calcext:value-type="float">
            <text:p>259120</text:p>
          </table:table-cell>
          <table:table-cell office:value-type="float" office:value="120256" calcext:value-type="float">
            <text:p>120256</text:p>
          </table:table-cell>
          <table:table-cell office:value-type="float" office:value="117728" calcext:value-type="float">
            <text:p>117728</text:p>
          </table:table-cell>
          <table:table-cell office:value-type="float" office:value="2543920" calcext:value-type="float">
            <text:p>2543920</text:p>
          </table:table-cell>
          <table:table-cell office:value-type="float" office:value="363248" calcext:value-type="float">
            <text:p>363248</text:p>
          </table:table-cell>
          <table:table-cell office:value-type="float" office:value="316944" calcext:value-type="float">
            <text:p>316944</text:p>
          </table:table-cell>
          <table:table-cell office:value-type="float" office:value="120672" calcext:value-type="float">
            <text:p>120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9752" calcext:value-type="float">
            <text:p>119752</text:p>
          </table:table-cell>
          <table:table-cell office:value-type="float" office:value="1952552" calcext:value-type="float">
            <text:p>1952552</text:p>
          </table:table-cell>
          <table:table-cell office:value-type="float" office:value="286336" calcext:value-type="float">
            <text:p>286336</text:p>
          </table:table-cell>
          <table:table-cell office:value-type="float" office:value="259136" calcext:value-type="float">
            <text:p>259136</text:p>
          </table:table-cell>
          <table:table-cell office:value-type="float" office:value="120264" calcext:value-type="float">
            <text:p>120264</text:p>
          </table:table-cell>
          <table:table-cell office:value-type="float" office:value="117744" calcext:value-type="float">
            <text:p>117744</text:p>
          </table:table-cell>
          <table:table-cell office:value-type="float" office:value="2545608" calcext:value-type="float">
            <text:p>2545608</text:p>
          </table:table-cell>
          <table:table-cell office:value-type="float" office:value="363432" calcext:value-type="float">
            <text:p>363432</text:p>
          </table:table-cell>
          <table:table-cell office:value-type="float" office:value="317112" calcext:value-type="float">
            <text:p>317112</text:p>
          </table:table-cell>
          <table:table-cell office:value-type="float" office:value="120736" calcext:value-type="float">
            <text:p>1207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9760" calcext:value-type="float">
            <text:p>119760</text:p>
          </table:table-cell>
          <table:table-cell office:value-type="float" office:value="1952608" calcext:value-type="float">
            <text:p>1952608</text:p>
          </table:table-cell>
          <table:table-cell office:value-type="float" office:value="286352" calcext:value-type="float">
            <text:p>286352</text:p>
          </table:table-cell>
          <table:table-cell office:value-type="float" office:value="259560" calcext:value-type="float">
            <text:p>259560</text:p>
          </table:table-cell>
          <table:table-cell office:value-type="float" office:value="120352" calcext:value-type="float">
            <text:p>120352</text:p>
          </table:table-cell>
          <table:table-cell office:value-type="float" office:value="117744" calcext:value-type="float">
            <text:p>117744</text:p>
          </table:table-cell>
          <table:table-cell office:value-type="float" office:value="2550504" calcext:value-type="float">
            <text:p>2550504</text:p>
          </table:table-cell>
          <table:table-cell office:value-type="float" office:value="363440" calcext:value-type="float">
            <text:p>363440</text:p>
          </table:table-cell>
          <table:table-cell office:value-type="float" office:value="317224" calcext:value-type="float">
            <text:p>317224</text:p>
          </table:table-cell>
          <table:table-cell office:value-type="float" office:value="120752" calcext:value-type="float">
            <text:p>1207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0128" calcext:value-type="float">
            <text:p>120128</text:p>
          </table:table-cell>
          <table:table-cell office:value-type="float" office:value="1952664" calcext:value-type="float">
            <text:p>1952664</text:p>
          </table:table-cell>
          <table:table-cell office:value-type="float" office:value="286480" calcext:value-type="float">
            <text:p>286480</text:p>
          </table:table-cell>
          <table:table-cell office:value-type="float" office:value="259640" calcext:value-type="float">
            <text:p>259640</text:p>
          </table:table-cell>
          <table:table-cell office:value-type="float" office:value="120736" calcext:value-type="float">
            <text:p>120736</text:p>
          </table:table-cell>
          <table:table-cell office:value-type="float" office:value="118016" calcext:value-type="float">
            <text:p>118016</text:p>
          </table:table-cell>
          <table:table-cell office:value-type="float" office:value="2552840" calcext:value-type="float">
            <text:p>2552840</text:p>
          </table:table-cell>
          <table:table-cell office:value-type="float" office:value="363448" calcext:value-type="float">
            <text:p>363448</text:p>
          </table:table-cell>
          <table:table-cell office:value-type="float" office:value="317240" calcext:value-type="float">
            <text:p>317240</text:p>
          </table:table-cell>
          <table:table-cell office:value-type="float" office:value="120760" calcext:value-type="float">
            <text:p>1207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0368" calcext:value-type="float">
            <text:p>120368</text:p>
          </table:table-cell>
          <table:table-cell office:value-type="float" office:value="1952680" calcext:value-type="float">
            <text:p>1952680</text:p>
          </table:table-cell>
          <table:table-cell office:value-type="float" office:value="286856" calcext:value-type="float">
            <text:p>286856</text:p>
          </table:table-cell>
          <table:table-cell office:value-type="float" office:value="259704" calcext:value-type="float">
            <text:p>259704</text:p>
          </table:table-cell>
          <table:table-cell office:value-type="float" office:value="120864" calcext:value-type="float">
            <text:p>120864</text:p>
          </table:table-cell>
          <table:table-cell office:value-type="float" office:value="118024" calcext:value-type="float">
            <text:p>118024</text:p>
          </table:table-cell>
          <table:table-cell office:value-type="float" office:value="2554944" calcext:value-type="float">
            <text:p>2554944</text:p>
          </table:table-cell>
          <table:table-cell office:value-type="float" office:value="363448" calcext:value-type="float">
            <text:p>363448</text:p>
          </table:table-cell>
          <table:table-cell office:value-type="float" office:value="317360" calcext:value-type="float">
            <text:p>317360</text:p>
          </table:table-cell>
          <table:table-cell office:value-type="float" office:value="120864" calcext:value-type="float">
            <text:p>1208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0424" calcext:value-type="float">
            <text:p>120424</text:p>
          </table:table-cell>
          <table:table-cell office:value-type="float" office:value="1952736" calcext:value-type="float">
            <text:p>1952736</text:p>
          </table:table-cell>
          <table:table-cell office:value-type="float" office:value="286984" calcext:value-type="float">
            <text:p>286984</text:p>
          </table:table-cell>
          <table:table-cell office:value-type="float" office:value="259976" calcext:value-type="float">
            <text:p>259976</text:p>
          </table:table-cell>
          <table:table-cell office:value-type="float" office:value="121056" calcext:value-type="float">
            <text:p>121056</text:p>
          </table:table-cell>
          <table:table-cell office:value-type="float" office:value="118184" calcext:value-type="float">
            <text:p>118184</text:p>
          </table:table-cell>
          <table:table-cell office:value-type="float" office:value="2555368" calcext:value-type="float">
            <text:p>2555368</text:p>
          </table:table-cell>
          <table:table-cell office:value-type="float" office:value="363488" calcext:value-type="float">
            <text:p>363488</text:p>
          </table:table-cell>
          <table:table-cell office:value-type="float" office:value="317384" calcext:value-type="float">
            <text:p>317384</text:p>
          </table:table-cell>
          <table:table-cell office:value-type="float" office:value="120960" calcext:value-type="float">
            <text:p>1209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0736" calcext:value-type="float">
            <text:p>120736</text:p>
          </table:table-cell>
          <table:table-cell office:value-type="float" office:value="1952944" calcext:value-type="float">
            <text:p>1952944</text:p>
          </table:table-cell>
          <table:table-cell office:value-type="float" office:value="287096" calcext:value-type="float">
            <text:p>287096</text:p>
          </table:table-cell>
          <table:table-cell office:value-type="float" office:value="260056" calcext:value-type="float">
            <text:p>260056</text:p>
          </table:table-cell>
          <table:table-cell office:value-type="float" office:value="121376" calcext:value-type="float">
            <text:p>121376</text:p>
          </table:table-cell>
          <table:table-cell office:value-type="float" office:value="118296" calcext:value-type="float">
            <text:p>118296</text:p>
          </table:table-cell>
          <table:table-cell office:value-type="float" office:value="2556152" calcext:value-type="float">
            <text:p>2556152</text:p>
          </table:table-cell>
          <table:table-cell office:value-type="float" office:value="363568" calcext:value-type="float">
            <text:p>363568</text:p>
          </table:table-cell>
          <table:table-cell office:value-type="float" office:value="317600" calcext:value-type="float">
            <text:p>317600</text:p>
          </table:table-cell>
          <table:table-cell office:value-type="float" office:value="121032" calcext:value-type="float">
            <text:p>1210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0808" calcext:value-type="float">
            <text:p>120808</text:p>
          </table:table-cell>
          <table:table-cell office:value-type="float" office:value="1952976" calcext:value-type="float">
            <text:p>1952976</text:p>
          </table:table-cell>
          <table:table-cell office:value-type="float" office:value="287352" calcext:value-type="float">
            <text:p>287352</text:p>
          </table:table-cell>
          <table:table-cell office:value-type="float" office:value="260096" calcext:value-type="float">
            <text:p>260096</text:p>
          </table:table-cell>
          <table:table-cell office:value-type="float" office:value="121432" calcext:value-type="float">
            <text:p>121432</text:p>
          </table:table-cell>
          <table:table-cell office:value-type="float" office:value="118408" calcext:value-type="float">
            <text:p>118408</text:p>
          </table:table-cell>
          <table:table-cell office:value-type="float" office:value="2556160" calcext:value-type="float">
            <text:p>2556160</text:p>
          </table:table-cell>
          <table:table-cell office:value-type="float" office:value="363600" calcext:value-type="float">
            <text:p>363600</text:p>
          </table:table-cell>
          <table:table-cell office:value-type="float" office:value="317616" calcext:value-type="float">
            <text:p>317616</text:p>
          </table:table-cell>
          <table:table-cell office:value-type="float" office:value="121104" calcext:value-type="float">
            <text:p>1211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0832" calcext:value-type="float">
            <text:p>120832</text:p>
          </table:table-cell>
          <table:table-cell office:value-type="float" office:value="1953032" calcext:value-type="float">
            <text:p>1953032</text:p>
          </table:table-cell>
          <table:table-cell office:value-type="float" office:value="287448" calcext:value-type="float">
            <text:p>287448</text:p>
          </table:table-cell>
          <table:table-cell office:value-type="float" office:value="260272" calcext:value-type="float">
            <text:p>260272</text:p>
          </table:table-cell>
          <table:table-cell office:value-type="float" office:value="121536" calcext:value-type="float">
            <text:p>121536</text:p>
          </table:table-cell>
          <table:table-cell office:value-type="float" office:value="118448" calcext:value-type="float">
            <text:p>118448</text:p>
          </table:table-cell>
          <table:table-cell office:value-type="float" office:value="2556280" calcext:value-type="float">
            <text:p>2556280</text:p>
          </table:table-cell>
          <table:table-cell office:value-type="float" office:value="363608" calcext:value-type="float">
            <text:p>363608</text:p>
          </table:table-cell>
          <table:table-cell office:value-type="float" office:value="317824" calcext:value-type="float">
            <text:p>317824</text:p>
          </table:table-cell>
          <table:table-cell office:value-type="float" office:value="121144" calcext:value-type="float">
            <text:p>1211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1008" calcext:value-type="float">
            <text:p>121008</text:p>
          </table:table-cell>
          <table:table-cell office:value-type="float" office:value="1953088" calcext:value-type="float">
            <text:p>1953088</text:p>
          </table:table-cell>
          <table:table-cell office:value-type="float" office:value="287576" calcext:value-type="float">
            <text:p>287576</text:p>
          </table:table-cell>
          <table:table-cell office:value-type="float" office:value="260336" calcext:value-type="float">
            <text:p>260336</text:p>
          </table:table-cell>
          <table:table-cell office:value-type="float" office:value="122136" calcext:value-type="float">
            <text:p>122136</text:p>
          </table:table-cell>
          <table:table-cell office:value-type="float" office:value="118528" calcext:value-type="float">
            <text:p>118528</text:p>
          </table:table-cell>
          <table:table-cell office:value-type="float" office:value="2556576" calcext:value-type="float">
            <text:p>2556576</text:p>
          </table:table-cell>
          <table:table-cell office:value-type="float" office:value="363632" calcext:value-type="float">
            <text:p>363632</text:p>
          </table:table-cell>
          <table:table-cell office:value-type="float" office:value="317848" calcext:value-type="float">
            <text:p>317848</text:p>
          </table:table-cell>
          <table:table-cell office:value-type="float" office:value="121200" calcext:value-type="float">
            <text:p>121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1232" calcext:value-type="float">
            <text:p>121232</text:p>
          </table:table-cell>
          <table:table-cell office:value-type="float" office:value="1953104" calcext:value-type="float">
            <text:p>1953104</text:p>
          </table:table-cell>
          <table:table-cell office:value-type="float" office:value="287800" calcext:value-type="float">
            <text:p>287800</text:p>
          </table:table-cell>
          <table:table-cell office:value-type="float" office:value="260552" calcext:value-type="float">
            <text:p>260552</text:p>
          </table:table-cell>
          <table:table-cell office:value-type="float" office:value="122488" calcext:value-type="float">
            <text:p>122488</text:p>
          </table:table-cell>
          <table:table-cell office:value-type="float" office:value="118568" calcext:value-type="float">
            <text:p>118568</text:p>
          </table:table-cell>
          <table:table-cell office:value-type="float" office:value="2557296" calcext:value-type="float">
            <text:p>2557296</text:p>
          </table:table-cell>
          <table:table-cell office:value-type="float" office:value="363728" calcext:value-type="float">
            <text:p>363728</text:p>
          </table:table-cell>
          <table:table-cell office:value-type="float" office:value="317848" calcext:value-type="float">
            <text:p>317848</text:p>
          </table:table-cell>
          <table:table-cell office:value-type="float" office:value="121208" calcext:value-type="float">
            <text:p>1212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1288" calcext:value-type="float">
            <text:p>121288</text:p>
          </table:table-cell>
          <table:table-cell office:value-type="float" office:value="1953232" calcext:value-type="float">
            <text:p>1953232</text:p>
          </table:table-cell>
          <table:table-cell office:value-type="float" office:value="287904" calcext:value-type="float">
            <text:p>287904</text:p>
          </table:table-cell>
          <table:table-cell office:value-type="float" office:value="260560" calcext:value-type="float">
            <text:p>260560</text:p>
          </table:table-cell>
          <table:table-cell office:value-type="float" office:value="122872" calcext:value-type="float">
            <text:p>122872</text:p>
          </table:table-cell>
          <table:table-cell office:value-type="float" office:value="118584" calcext:value-type="float">
            <text:p>118584</text:p>
          </table:table-cell>
          <table:table-cell office:value-type="float" office:value="2557392" calcext:value-type="float">
            <text:p>2557392</text:p>
          </table:table-cell>
          <table:table-cell office:value-type="float" office:value="363776" calcext:value-type="float">
            <text:p>363776</text:p>
          </table:table-cell>
          <table:table-cell office:value-type="float" office:value="317888" calcext:value-type="float">
            <text:p>317888</text:p>
          </table:table-cell>
          <table:table-cell office:value-type="float" office:value="121336" calcext:value-type="float">
            <text:p>1213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1400" calcext:value-type="float">
            <text:p>121400</text:p>
          </table:table-cell>
          <table:table-cell office:value-type="float" office:value="1953248" calcext:value-type="float">
            <text:p>1953248</text:p>
          </table:table-cell>
          <table:table-cell office:value-type="float" office:value="288064" calcext:value-type="float">
            <text:p>288064</text:p>
          </table:table-cell>
          <table:table-cell office:value-type="float" office:value="260688" calcext:value-type="float">
            <text:p>260688</text:p>
          </table:table-cell>
          <table:table-cell office:value-type="float" office:value="122888" calcext:value-type="float">
            <text:p>122888</text:p>
          </table:table-cell>
          <table:table-cell office:value-type="float" office:value="118928" calcext:value-type="float">
            <text:p>118928</text:p>
          </table:table-cell>
          <table:table-cell office:value-type="float" office:value="2557584" calcext:value-type="float">
            <text:p>2557584</text:p>
          </table:table-cell>
          <table:table-cell office:value-type="float" office:value="363808" calcext:value-type="float">
            <text:p>363808</text:p>
          </table:table-cell>
          <table:table-cell office:value-type="float" office:value="317928" calcext:value-type="float">
            <text:p>317928</text:p>
          </table:table-cell>
          <table:table-cell office:value-type="float" office:value="121376" calcext:value-type="float">
            <text:p>1213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1440" calcext:value-type="float">
            <text:p>121440</text:p>
          </table:table-cell>
          <table:table-cell office:value-type="float" office:value="1953296" calcext:value-type="float">
            <text:p>1953296</text:p>
          </table:table-cell>
          <table:table-cell office:value-type="float" office:value="288072" calcext:value-type="float">
            <text:p>288072</text:p>
          </table:table-cell>
          <table:table-cell office:value-type="float" office:value="260808" calcext:value-type="float">
            <text:p>260808</text:p>
          </table:table-cell>
          <table:table-cell office:value-type="float" office:value="123088" calcext:value-type="float">
            <text:p>123088</text:p>
          </table:table-cell>
          <table:table-cell office:value-type="float" office:value="118960" calcext:value-type="float">
            <text:p>118960</text:p>
          </table:table-cell>
          <table:table-cell office:value-type="float" office:value="2557880" calcext:value-type="float">
            <text:p>2557880</text:p>
          </table:table-cell>
          <table:table-cell office:value-type="float" office:value="364048" calcext:value-type="float">
            <text:p>364048</text:p>
          </table:table-cell>
          <table:table-cell office:value-type="float" office:value="318184" calcext:value-type="float">
            <text:p>318184</text:p>
          </table:table-cell>
          <table:table-cell office:value-type="float" office:value="121536" calcext:value-type="float">
            <text:p>1215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1440" calcext:value-type="float">
            <text:p>121440</text:p>
          </table:table-cell>
          <table:table-cell office:value-type="float" office:value="1953368" calcext:value-type="float">
            <text:p>1953368</text:p>
          </table:table-cell>
          <table:table-cell office:value-type="float" office:value="288208" calcext:value-type="float">
            <text:p>288208</text:p>
          </table:table-cell>
          <table:table-cell office:value-type="float" office:value="260848" calcext:value-type="float">
            <text:p>260848</text:p>
          </table:table-cell>
          <table:table-cell office:value-type="float" office:value="123128" calcext:value-type="float">
            <text:p>123128</text:p>
          </table:table-cell>
          <table:table-cell office:value-type="float" office:value="118968" calcext:value-type="float">
            <text:p>118968</text:p>
          </table:table-cell>
          <table:table-cell office:value-type="float" office:value="2558016" calcext:value-type="float">
            <text:p>2558016</text:p>
          </table:table-cell>
          <table:table-cell office:value-type="float" office:value="364208" calcext:value-type="float">
            <text:p>364208</text:p>
          </table:table-cell>
          <table:table-cell office:value-type="float" office:value="318232" calcext:value-type="float">
            <text:p>318232</text:p>
          </table:table-cell>
          <table:table-cell office:value-type="float" office:value="121584" calcext:value-type="float">
            <text:p>1215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1488" calcext:value-type="float">
            <text:p>121488</text:p>
          </table:table-cell>
          <table:table-cell office:value-type="float" office:value="1953384" calcext:value-type="float">
            <text:p>1953384</text:p>
          </table:table-cell>
          <table:table-cell office:value-type="float" office:value="288440" calcext:value-type="float">
            <text:p>288440</text:p>
          </table:table-cell>
          <table:table-cell office:value-type="float" office:value="261048" calcext:value-type="float">
            <text:p>261048</text:p>
          </table:table-cell>
          <table:table-cell office:value-type="float" office:value="123136" calcext:value-type="float">
            <text:p>123136</text:p>
          </table:table-cell>
          <table:table-cell office:value-type="float" office:value="119128" calcext:value-type="float">
            <text:p>119128</text:p>
          </table:table-cell>
          <table:table-cell office:value-type="float" office:value="2558192" calcext:value-type="float">
            <text:p>2558192</text:p>
          </table:table-cell>
          <table:table-cell office:value-type="float" office:value="364248" calcext:value-type="float">
            <text:p>364248</text:p>
          </table:table-cell>
          <table:table-cell office:value-type="float" office:value="318344" calcext:value-type="float">
            <text:p>318344</text:p>
          </table:table-cell>
          <table:table-cell office:value-type="float" office:value="121664" calcext:value-type="float">
            <text:p>1216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1496" calcext:value-type="float">
            <text:p>121496</text:p>
          </table:table-cell>
          <table:table-cell office:value-type="float" office:value="1953416" calcext:value-type="float">
            <text:p>1953416</text:p>
          </table:table-cell>
          <table:table-cell office:value-type="float" office:value="288456" calcext:value-type="float">
            <text:p>288456</text:p>
          </table:table-cell>
          <table:table-cell office:value-type="float" office:value="261168" calcext:value-type="float">
            <text:p>261168</text:p>
          </table:table-cell>
          <table:table-cell office:value-type="float" office:value="123160" calcext:value-type="float">
            <text:p>123160</text:p>
          </table:table-cell>
          <table:table-cell office:value-type="float" office:value="119328" calcext:value-type="float">
            <text:p>119328</text:p>
          </table:table-cell>
          <table:table-cell office:value-type="float" office:value="2558352" calcext:value-type="float">
            <text:p>2558352</text:p>
          </table:table-cell>
          <table:table-cell office:value-type="float" office:value="364344" calcext:value-type="float">
            <text:p>364344</text:p>
          </table:table-cell>
          <table:table-cell office:value-type="float" office:value="318368" calcext:value-type="float">
            <text:p>318368</text:p>
          </table:table-cell>
          <table:table-cell office:value-type="float" office:value="121704" calcext:value-type="float">
            <text:p>1217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1520" calcext:value-type="float">
            <text:p>121520</text:p>
          </table:table-cell>
          <table:table-cell office:value-type="float" office:value="1953464" calcext:value-type="float">
            <text:p>1953464</text:p>
          </table:table-cell>
          <table:table-cell office:value-type="float" office:value="288592" calcext:value-type="float">
            <text:p>288592</text:p>
          </table:table-cell>
          <table:table-cell office:value-type="float" office:value="261272" calcext:value-type="float">
            <text:p>261272</text:p>
          </table:table-cell>
          <table:table-cell office:value-type="float" office:value="123184" calcext:value-type="float">
            <text:p>123184</text:p>
          </table:table-cell>
          <table:table-cell office:value-type="float" office:value="119416" calcext:value-type="float">
            <text:p>119416</text:p>
          </table:table-cell>
          <table:table-cell office:value-type="float" office:value="2558480" calcext:value-type="float">
            <text:p>2558480</text:p>
          </table:table-cell>
          <table:table-cell office:value-type="float" office:value="364368" calcext:value-type="float">
            <text:p>364368</text:p>
          </table:table-cell>
          <table:table-cell office:value-type="float" office:value="318376" calcext:value-type="float">
            <text:p>318376</text:p>
          </table:table-cell>
          <table:table-cell office:value-type="float" office:value="121744" calcext:value-type="float">
            <text:p>1217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1616" calcext:value-type="float">
            <text:p>121616</text:p>
          </table:table-cell>
          <table:table-cell office:value-type="float" office:value="1953472" calcext:value-type="float">
            <text:p>1953472</text:p>
          </table:table-cell>
          <table:table-cell office:value-type="float" office:value="288608" calcext:value-type="float">
            <text:p>288608</text:p>
          </table:table-cell>
          <table:table-cell office:value-type="float" office:value="261416" calcext:value-type="float">
            <text:p>261416</text:p>
          </table:table-cell>
          <table:table-cell office:value-type="float" office:value="123224" calcext:value-type="float">
            <text:p>123224</text:p>
          </table:table-cell>
          <table:table-cell office:value-type="float" office:value="119528" calcext:value-type="float">
            <text:p>119528</text:p>
          </table:table-cell>
          <table:table-cell office:value-type="float" office:value="2558608" calcext:value-type="float">
            <text:p>2558608</text:p>
          </table:table-cell>
          <table:table-cell office:value-type="float" office:value="364376" calcext:value-type="float">
            <text:p>364376</text:p>
          </table:table-cell>
          <table:table-cell office:value-type="float" office:value="318384" calcext:value-type="float">
            <text:p>318384</text:p>
          </table:table-cell>
          <table:table-cell office:value-type="float" office:value="121752" calcext:value-type="float">
            <text:p>1217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1688" calcext:value-type="float">
            <text:p>121688</text:p>
          </table:table-cell>
          <table:table-cell office:value-type="float" office:value="1953512" calcext:value-type="float">
            <text:p>1953512</text:p>
          </table:table-cell>
          <table:table-cell office:value-type="float" office:value="288696" calcext:value-type="float">
            <text:p>288696</text:p>
          </table:table-cell>
          <table:table-cell office:value-type="float" office:value="261424" calcext:value-type="float">
            <text:p>261424</text:p>
          </table:table-cell>
          <table:table-cell office:value-type="float" office:value="123272" calcext:value-type="float">
            <text:p>123272</text:p>
          </table:table-cell>
          <table:table-cell office:value-type="float" office:value="119592" calcext:value-type="float">
            <text:p>119592</text:p>
          </table:table-cell>
          <table:table-cell office:value-type="float" office:value="2558648" calcext:value-type="float">
            <text:p>2558648</text:p>
          </table:table-cell>
          <table:table-cell office:value-type="float" office:value="364432" calcext:value-type="float">
            <text:p>364432</text:p>
          </table:table-cell>
          <table:table-cell office:value-type="float" office:value="318392" calcext:value-type="float">
            <text:p>318392</text:p>
          </table:table-cell>
          <table:table-cell office:value-type="float" office:value="121792" calcext:value-type="float">
            <text:p>1217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1792" calcext:value-type="float">
            <text:p>121792</text:p>
          </table:table-cell>
          <table:table-cell office:value-type="float" office:value="1953544" calcext:value-type="float">
            <text:p>1953544</text:p>
          </table:table-cell>
          <table:table-cell office:value-type="float" office:value="288776" calcext:value-type="float">
            <text:p>288776</text:p>
          </table:table-cell>
          <table:table-cell office:value-type="float" office:value="261432" calcext:value-type="float">
            <text:p>261432</text:p>
          </table:table-cell>
          <table:table-cell office:value-type="float" office:value="123320" calcext:value-type="float">
            <text:p>123320</text:p>
          </table:table-cell>
          <table:table-cell office:value-type="float" office:value="119608" calcext:value-type="float">
            <text:p>119608</text:p>
          </table:table-cell>
          <table:table-cell office:value-type="float" office:value="2558960" calcext:value-type="float">
            <text:p>2558960</text:p>
          </table:table-cell>
          <table:table-cell office:value-type="float" office:value="364560" calcext:value-type="float">
            <text:p>364560</text:p>
          </table:table-cell>
          <table:table-cell office:value-type="float" office:value="318448" calcext:value-type="float">
            <text:p>318448</text:p>
          </table:table-cell>
          <table:table-cell office:value-type="float" office:value="121848" calcext:value-type="float">
            <text:p>1218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1912" calcext:value-type="float">
            <text:p>121912</text:p>
          </table:table-cell>
          <table:table-cell office:value-type="float" office:value="1953552" calcext:value-type="float">
            <text:p>195355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61464" calcext:value-type="float">
            <text:p>261464</text:p>
          </table:table-cell>
          <table:table-cell office:value-type="float" office:value="123384" calcext:value-type="float">
            <text:p>123384</text:p>
          </table:table-cell>
          <table:table-cell office:value-type="float" office:value="119736" calcext:value-type="float">
            <text:p>119736</text:p>
          </table:table-cell>
          <table:table-cell office:value-type="float" office:value="2559256" calcext:value-type="float">
            <text:p>2559256</text:p>
          </table:table-cell>
          <table:table-cell office:value-type="float" office:value="364616" calcext:value-type="float">
            <text:p>364616</text:p>
          </table:table-cell>
          <table:table-cell office:value-type="float" office:value="318512" calcext:value-type="float">
            <text:p>318512</text:p>
          </table:table-cell>
          <table:table-cell office:value-type="float" office:value="121864" calcext:value-type="float">
            <text:p>1218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1936" calcext:value-type="float">
            <text:p>121936</text:p>
          </table:table-cell>
          <table:table-cell office:value-type="float" office:value="1953576" calcext:value-type="float">
            <text:p>1953576</text:p>
          </table:table-cell>
          <table:table-cell office:value-type="float" office:value="289096" calcext:value-type="float">
            <text:p>289096</text:p>
          </table:table-cell>
          <table:table-cell office:value-type="float" office:value="261480" calcext:value-type="float">
            <text:p>261480</text:p>
          </table:table-cell>
          <table:table-cell office:value-type="float" office:value="123432" calcext:value-type="float">
            <text:p>123432</text:p>
          </table:table-cell>
          <table:table-cell office:value-type="float" office:value="119752" calcext:value-type="float">
            <text:p>119752</text:p>
          </table:table-cell>
          <table:table-cell office:value-type="float" office:value="2559936" calcext:value-type="float">
            <text:p>2559936</text:p>
          </table:table-cell>
          <table:table-cell office:value-type="float" office:value="364664" calcext:value-type="float">
            <text:p>364664</text:p>
          </table:table-cell>
          <table:table-cell office:value-type="float" office:value="318520" calcext:value-type="float">
            <text:p>318520</text:p>
          </table:table-cell>
          <table:table-cell office:value-type="float" office:value="121928" calcext:value-type="float">
            <text:p>1219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2184" calcext:value-type="float">
            <text:p>122184</text:p>
          </table:table-cell>
          <table:table-cell office:value-type="float" office:value="1953592" calcext:value-type="float">
            <text:p>1953592</text:p>
          </table:table-cell>
          <table:table-cell office:value-type="float" office:value="289432" calcext:value-type="float">
            <text:p>289432</text:p>
          </table:table-cell>
          <table:table-cell office:value-type="float" office:value="261488" calcext:value-type="float">
            <text:p>261488</text:p>
          </table:table-cell>
          <table:table-cell office:value-type="float" office:value="123496" calcext:value-type="float">
            <text:p>123496</text:p>
          </table:table-cell>
          <table:table-cell office:value-type="float" office:value="119760" calcext:value-type="float">
            <text:p>119760</text:p>
          </table:table-cell>
          <table:table-cell office:value-type="float" office:value="2560224" calcext:value-type="float">
            <text:p>2560224</text:p>
          </table:table-cell>
          <table:table-cell office:value-type="float" office:value="364680" calcext:value-type="float">
            <text:p>364680</text:p>
          </table:table-cell>
          <table:table-cell office:value-type="float" office:value="318576" calcext:value-type="float">
            <text:p>318576</text:p>
          </table:table-cell>
          <table:table-cell office:value-type="float" office:value="121928" calcext:value-type="float">
            <text:p>1219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2192" calcext:value-type="float">
            <text:p>122192</text:p>
          </table:table-cell>
          <table:table-cell office:value-type="float" office:value="1953592" calcext:value-type="float">
            <text:p>1953592</text:p>
          </table:table-cell>
          <table:table-cell office:value-type="float" office:value="289560" calcext:value-type="float">
            <text:p>289560</text:p>
          </table:table-cell>
          <table:table-cell office:value-type="float" office:value="261552" calcext:value-type="float">
            <text:p>261552</text:p>
          </table:table-cell>
          <table:table-cell office:value-type="float" office:value="123520" calcext:value-type="float">
            <text:p>123520</text:p>
          </table:table-cell>
          <table:table-cell office:value-type="float" office:value="119808" calcext:value-type="float">
            <text:p>119808</text:p>
          </table:table-cell>
          <table:table-cell office:value-type="float" office:value="2560528" calcext:value-type="float">
            <text:p>2560528</text:p>
          </table:table-cell>
          <table:table-cell office:value-type="float" office:value="364728" calcext:value-type="float">
            <text:p>364728</text:p>
          </table:table-cell>
          <table:table-cell office:value-type="float" office:value="318592" calcext:value-type="float">
            <text:p>318592</text:p>
          </table:table-cell>
          <table:table-cell office:value-type="float" office:value="121960" calcext:value-type="float">
            <text:p>1219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2224" calcext:value-type="float">
            <text:p>122224</text:p>
          </table:table-cell>
          <table:table-cell office:value-type="float" office:value="1953592" calcext:value-type="float">
            <text:p>1953592</text:p>
          </table:table-cell>
          <table:table-cell office:value-type="float" office:value="289584" calcext:value-type="float">
            <text:p>289584</text:p>
          </table:table-cell>
          <table:table-cell office:value-type="float" office:value="261664" calcext:value-type="float">
            <text:p>261664</text:p>
          </table:table-cell>
          <table:table-cell office:value-type="float" office:value="123624" calcext:value-type="float">
            <text:p>123624</text:p>
          </table:table-cell>
          <table:table-cell office:value-type="float" office:value="119912" calcext:value-type="float">
            <text:p>119912</text:p>
          </table:table-cell>
          <table:table-cell office:value-type="float" office:value="2560584" calcext:value-type="float">
            <text:p>2560584</text:p>
          </table:table-cell>
          <table:table-cell office:value-type="float" office:value="364752" calcext:value-type="float">
            <text:p>364752</text:p>
          </table:table-cell>
          <table:table-cell office:value-type="float" office:value="318592" calcext:value-type="float">
            <text:p>318592</text:p>
          </table:table-cell>
          <table:table-cell office:value-type="float" office:value="122128" calcext:value-type="float">
            <text:p>1221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2248" calcext:value-type="float">
            <text:p>122248</text:p>
          </table:table-cell>
          <table:table-cell office:value-type="float" office:value="1953648" calcext:value-type="float">
            <text:p>1953648</text:p>
          </table:table-cell>
          <table:table-cell office:value-type="float" office:value="289600" calcext:value-type="float">
            <text:p>289600</text:p>
          </table:table-cell>
          <table:table-cell office:value-type="float" office:value="261768" calcext:value-type="float">
            <text:p>261768</text:p>
          </table:table-cell>
          <table:table-cell office:value-type="float" office:value="123632" calcext:value-type="float">
            <text:p>123632</text:p>
          </table:table-cell>
          <table:table-cell office:value-type="float" office:value="119944" calcext:value-type="float">
            <text:p>119944</text:p>
          </table:table-cell>
          <table:table-cell office:value-type="float" office:value="2560600" calcext:value-type="float">
            <text:p>2560600</text:p>
          </table:table-cell>
          <table:table-cell office:value-type="float" office:value="364896" calcext:value-type="float">
            <text:p>364896</text:p>
          </table:table-cell>
          <table:table-cell office:value-type="float" office:value="318616" calcext:value-type="float">
            <text:p>318616</text:p>
          </table:table-cell>
          <table:table-cell office:value-type="float" office:value="122224" calcext:value-type="float">
            <text:p>1222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2416" calcext:value-type="float">
            <text:p>122416</text:p>
          </table:table-cell>
          <table:table-cell office:value-type="float" office:value="1953672" calcext:value-type="float">
            <text:p>1953672</text:p>
          </table:table-cell>
          <table:table-cell office:value-type="float" office:value="289608" calcext:value-type="float">
            <text:p>289608</text:p>
          </table:table-cell>
          <table:table-cell office:value-type="float" office:value="261784" calcext:value-type="float">
            <text:p>261784</text:p>
          </table:table-cell>
          <table:table-cell office:value-type="float" office:value="123672" calcext:value-type="float">
            <text:p>123672</text:p>
          </table:table-cell>
          <table:table-cell office:value-type="float" office:value="119992" calcext:value-type="float">
            <text:p>119992</text:p>
          </table:table-cell>
          <table:table-cell office:value-type="float" office:value="2560968" calcext:value-type="float">
            <text:p>2560968</text:p>
          </table:table-cell>
          <table:table-cell office:value-type="float" office:value="364968" calcext:value-type="float">
            <text:p>364968</text:p>
          </table:table-cell>
          <table:table-cell office:value-type="float" office:value="318688" calcext:value-type="float">
            <text:p>318688</text:p>
          </table:table-cell>
          <table:table-cell office:value-type="float" office:value="122264" calcext:value-type="float">
            <text:p>122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2472" calcext:value-type="float">
            <text:p>122472</text:p>
          </table:table-cell>
          <table:table-cell office:value-type="float" office:value="1953728" calcext:value-type="float">
            <text:p>1953728</text:p>
          </table:table-cell>
          <table:table-cell office:value-type="float" office:value="289664" calcext:value-type="float">
            <text:p>289664</text:p>
          </table:table-cell>
          <table:table-cell office:value-type="float" office:value="261792" calcext:value-type="float">
            <text:p>261792</text:p>
          </table:table-cell>
          <table:table-cell office:value-type="float" office:value="123688" calcext:value-type="float">
            <text:p>123688</text:p>
          </table:table-cell>
          <table:table-cell office:value-type="float" office:value="120272" calcext:value-type="float">
            <text:p>120272</text:p>
          </table:table-cell>
          <table:table-cell office:value-type="float" office:value="2561136" calcext:value-type="float">
            <text:p>2561136</text:p>
          </table:table-cell>
          <table:table-cell office:value-type="float" office:value="365104" calcext:value-type="float">
            <text:p>365104</text:p>
          </table:table-cell>
          <table:table-cell office:value-type="float" office:value="318736" calcext:value-type="float">
            <text:p>318736</text:p>
          </table:table-cell>
          <table:table-cell office:value-type="float" office:value="122408" calcext:value-type="float">
            <text:p>1224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2552" calcext:value-type="float">
            <text:p>122552</text:p>
          </table:table-cell>
          <table:table-cell office:value-type="float" office:value="1953752" calcext:value-type="float">
            <text:p>1953752</text:p>
          </table:table-cell>
          <table:table-cell office:value-type="float" office:value="289712" calcext:value-type="float">
            <text:p>289712</text:p>
          </table:table-cell>
          <table:table-cell office:value-type="float" office:value="261792" calcext:value-type="float">
            <text:p>261792</text:p>
          </table:table-cell>
          <table:table-cell office:value-type="float" office:value="123744" calcext:value-type="float">
            <text:p>123744</text:p>
          </table:table-cell>
          <table:table-cell office:value-type="float" office:value="120336" calcext:value-type="float">
            <text:p>120336</text:p>
          </table:table-cell>
          <table:table-cell office:value-type="float" office:value="2561328" calcext:value-type="float">
            <text:p>2561328</text:p>
          </table:table-cell>
          <table:table-cell office:value-type="float" office:value="365128" calcext:value-type="float">
            <text:p>365128</text:p>
          </table:table-cell>
          <table:table-cell office:value-type="float" office:value="318832" calcext:value-type="float">
            <text:p>318832</text:p>
          </table:table-cell>
          <table:table-cell office:value-type="float" office:value="122440" calcext:value-type="float">
            <text:p>1224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2568" calcext:value-type="float">
            <text:p>122568</text:p>
          </table:table-cell>
          <table:table-cell office:value-type="float" office:value="1953760" calcext:value-type="float">
            <text:p>1953760</text:p>
          </table:table-cell>
          <table:table-cell office:value-type="float" office:value="289768" calcext:value-type="float">
            <text:p>289768</text:p>
          </table:table-cell>
          <table:table-cell office:value-type="float" office:value="261840" calcext:value-type="float">
            <text:p>261840</text:p>
          </table:table-cell>
          <table:table-cell office:value-type="float" office:value="123744" calcext:value-type="float">
            <text:p>123744</text:p>
          </table:table-cell>
          <table:table-cell office:value-type="float" office:value="120368" calcext:value-type="float">
            <text:p>120368</text:p>
          </table:table-cell>
          <table:table-cell office:value-type="float" office:value="2561360" calcext:value-type="float">
            <text:p>2561360</text:p>
          </table:table-cell>
          <table:table-cell office:value-type="float" office:value="365144" calcext:value-type="float">
            <text:p>365144</text:p>
          </table:table-cell>
          <table:table-cell office:value-type="float" office:value="318864" calcext:value-type="float">
            <text:p>318864</text:p>
          </table:table-cell>
          <table:table-cell office:value-type="float" office:value="122664" calcext:value-type="float">
            <text:p>1226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2696" calcext:value-type="float">
            <text:p>122696</text:p>
          </table:table-cell>
          <table:table-cell office:value-type="float" office:value="1953848" calcext:value-type="float">
            <text:p>1953848</text:p>
          </table:table-cell>
          <table:table-cell office:value-type="float" office:value="289816" calcext:value-type="float">
            <text:p>289816</text:p>
          </table:table-cell>
          <table:table-cell office:value-type="float" office:value="261872" calcext:value-type="float">
            <text:p>261872</text:p>
          </table:table-cell>
          <table:table-cell office:value-type="float" office:value="123904" calcext:value-type="float">
            <text:p>123904</text:p>
          </table:table-cell>
          <table:table-cell office:value-type="float" office:value="120472" calcext:value-type="float">
            <text:p>120472</text:p>
          </table:table-cell>
          <table:table-cell office:value-type="float" office:value="2561624" calcext:value-type="float">
            <text:p>2561624</text:p>
          </table:table-cell>
          <table:table-cell office:value-type="float" office:value="365184" calcext:value-type="float">
            <text:p>365184</text:p>
          </table:table-cell>
          <table:table-cell office:value-type="float" office:value="318984" calcext:value-type="float">
            <text:p>318984</text:p>
          </table:table-cell>
          <table:table-cell office:value-type="float" office:value="123008" calcext:value-type="float">
            <text:p>1230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2744" calcext:value-type="float">
            <text:p>122744</text:p>
          </table:table-cell>
          <table:table-cell office:value-type="float" office:value="1953872" calcext:value-type="float">
            <text:p>1953872</text:p>
          </table:table-cell>
          <table:table-cell office:value-type="float" office:value="289880" calcext:value-type="float">
            <text:p>289880</text:p>
          </table:table-cell>
          <table:table-cell office:value-type="float" office:value="261960" calcext:value-type="float">
            <text:p>261960</text:p>
          </table:table-cell>
          <table:table-cell office:value-type="float" office:value="123912" calcext:value-type="float">
            <text:p>123912</text:p>
          </table:table-cell>
          <table:table-cell office:value-type="float" office:value="120560" calcext:value-type="float">
            <text:p>120560</text:p>
          </table:table-cell>
          <table:table-cell office:value-type="float" office:value="2561840" calcext:value-type="float">
            <text:p>2561840</text:p>
          </table:table-cell>
          <table:table-cell office:value-type="float" office:value="365264" calcext:value-type="float">
            <text:p>365264</text:p>
          </table:table-cell>
          <table:table-cell office:value-type="float" office:value="319152" calcext:value-type="float">
            <text:p>319152</text:p>
          </table:table-cell>
          <table:table-cell office:value-type="float" office:value="123120" calcext:value-type="float">
            <text:p>1231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2760" calcext:value-type="float">
            <text:p>122760</text:p>
          </table:table-cell>
          <table:table-cell office:value-type="float" office:value="1953904" calcext:value-type="float">
            <text:p>1953904</text:p>
          </table:table-cell>
          <table:table-cell office:value-type="float" office:value="289912" calcext:value-type="float">
            <text:p>289912</text:p>
          </table:table-cell>
          <table:table-cell office:value-type="float" office:value="262008" calcext:value-type="float">
            <text:p>262008</text:p>
          </table:table-cell>
          <table:table-cell office:value-type="float" office:value="123920" calcext:value-type="float">
            <text:p>123920</text:p>
          </table:table-cell>
          <table:table-cell office:value-type="float" office:value="120600" calcext:value-type="float">
            <text:p>120600</text:p>
          </table:table-cell>
          <table:table-cell office:value-type="float" office:value="2561864" calcext:value-type="float">
            <text:p>2561864</text:p>
          </table:table-cell>
          <table:table-cell office:value-type="float" office:value="365280" calcext:value-type="float">
            <text:p>365280</text:p>
          </table:table-cell>
          <table:table-cell office:value-type="float" office:value="319264" calcext:value-type="float">
            <text:p>319264</text:p>
          </table:table-cell>
          <table:table-cell office:value-type="float" office:value="123144" calcext:value-type="float">
            <text:p>1231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2768" calcext:value-type="float">
            <text:p>122768</text:p>
          </table:table-cell>
          <table:table-cell office:value-type="float" office:value="1954080" calcext:value-type="float">
            <text:p>1954080</text:p>
          </table:table-cell>
          <table:table-cell office:value-type="float" office:value="289944" calcext:value-type="float">
            <text:p>289944</text:p>
          </table:table-cell>
          <table:table-cell office:value-type="float" office:value="262016" calcext:value-type="float">
            <text:p>262016</text:p>
          </table:table-cell>
          <table:table-cell office:value-type="float" office:value="123984" calcext:value-type="float">
            <text:p>123984</text:p>
          </table:table-cell>
          <table:table-cell office:value-type="float" office:value="120600" calcext:value-type="float">
            <text:p>120600</text:p>
          </table:table-cell>
          <table:table-cell office:value-type="float" office:value="2561896" calcext:value-type="float">
            <text:p>2561896</text:p>
          </table:table-cell>
          <table:table-cell office:value-type="float" office:value="365416" calcext:value-type="float">
            <text:p>365416</text:p>
          </table:table-cell>
          <table:table-cell office:value-type="float" office:value="319272" calcext:value-type="float">
            <text:p>319272</text:p>
          </table:table-cell>
          <table:table-cell office:value-type="float" office:value="123176" calcext:value-type="float">
            <text:p>1231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2800" calcext:value-type="float">
            <text:p>122800</text:p>
          </table:table-cell>
          <table:table-cell office:value-type="float" office:value="1954136" calcext:value-type="float">
            <text:p>1954136</text:p>
          </table:table-cell>
          <table:table-cell office:value-type="float" office:value="289992" calcext:value-type="float">
            <text:p>289992</text:p>
          </table:table-cell>
          <table:table-cell office:value-type="float" office:value="262080" calcext:value-type="float">
            <text:p>262080</text:p>
          </table:table-cell>
          <table:table-cell office:value-type="float" office:value="124024" calcext:value-type="float">
            <text:p>124024</text:p>
          </table:table-cell>
          <table:table-cell office:value-type="float" office:value="120728" calcext:value-type="float">
            <text:p>120728</text:p>
          </table:table-cell>
          <table:table-cell office:value-type="float" office:value="2561992" calcext:value-type="float">
            <text:p>2561992</text:p>
          </table:table-cell>
          <table:table-cell office:value-type="float" office:value="365488" calcext:value-type="float">
            <text:p>365488</text:p>
          </table:table-cell>
          <table:table-cell office:value-type="float" office:value="319296" calcext:value-type="float">
            <text:p>319296</text:p>
          </table:table-cell>
          <table:table-cell office:value-type="float" office:value="123224" calcext:value-type="float">
            <text:p>1232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2960" calcext:value-type="float">
            <text:p>122960</text:p>
          </table:table-cell>
          <table:table-cell office:value-type="float" office:value="1954240" calcext:value-type="float">
            <text:p>1954240</text:p>
          </table:table-cell>
          <table:table-cell office:value-type="float" office:value="290016" calcext:value-type="float">
            <text:p>290016</text:p>
          </table:table-cell>
          <table:table-cell office:value-type="float" office:value="262088" calcext:value-type="float">
            <text:p>262088</text:p>
          </table:table-cell>
          <table:table-cell office:value-type="float" office:value="124104" calcext:value-type="float">
            <text:p>124104</text:p>
          </table:table-cell>
          <table:table-cell office:value-type="float" office:value="120736" calcext:value-type="float">
            <text:p>120736</text:p>
          </table:table-cell>
          <table:table-cell office:value-type="float" office:value="2562088" calcext:value-type="float">
            <text:p>2562088</text:p>
          </table:table-cell>
          <table:table-cell office:value-type="float" office:value="365632" calcext:value-type="float">
            <text:p>365632</text:p>
          </table:table-cell>
          <table:table-cell office:value-type="float" office:value="319368" calcext:value-type="float">
            <text:p>319368</text:p>
          </table:table-cell>
          <table:table-cell office:value-type="float" office:value="123320" calcext:value-type="float">
            <text:p>1233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032" calcext:value-type="float">
            <text:p>123032</text:p>
          </table:table-cell>
          <table:table-cell office:value-type="float" office:value="1954304" calcext:value-type="float">
            <text:p>1954304</text:p>
          </table:table-cell>
          <table:table-cell office:value-type="float" office:value="290024" calcext:value-type="float">
            <text:p>290024</text:p>
          </table:table-cell>
          <table:table-cell office:value-type="float" office:value="262104" calcext:value-type="float">
            <text:p>262104</text:p>
          </table:table-cell>
          <table:table-cell office:value-type="float" office:value="124208" calcext:value-type="float">
            <text:p>124208</text:p>
          </table:table-cell>
          <table:table-cell office:value-type="float" office:value="120776" calcext:value-type="float">
            <text:p>120776</text:p>
          </table:table-cell>
          <table:table-cell office:value-type="float" office:value="2562176" calcext:value-type="float">
            <text:p>2562176</text:p>
          </table:table-cell>
          <table:table-cell office:value-type="float" office:value="365640" calcext:value-type="float">
            <text:p>365640</text:p>
          </table:table-cell>
          <table:table-cell office:value-type="float" office:value="319400" calcext:value-type="float">
            <text:p>319400</text:p>
          </table:table-cell>
          <table:table-cell office:value-type="float" office:value="123320" calcext:value-type="float">
            <text:p>1233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040" calcext:value-type="float">
            <text:p>123040</text:p>
          </table:table-cell>
          <table:table-cell office:value-type="float" office:value="1954328" calcext:value-type="float">
            <text:p>1954328</text:p>
          </table:table-cell>
          <table:table-cell office:value-type="float" office:value="290104" calcext:value-type="float">
            <text:p>290104</text:p>
          </table:table-cell>
          <table:table-cell office:value-type="float" office:value="262160" calcext:value-type="float">
            <text:p>262160</text:p>
          </table:table-cell>
          <table:table-cell office:value-type="float" office:value="124272" calcext:value-type="float">
            <text:p>124272</text:p>
          </table:table-cell>
          <table:table-cell office:value-type="float" office:value="120800" calcext:value-type="float">
            <text:p>120800</text:p>
          </table:table-cell>
          <table:table-cell office:value-type="float" office:value="2562456" calcext:value-type="float">
            <text:p>2562456</text:p>
          </table:table-cell>
          <table:table-cell office:value-type="float" office:value="365752" calcext:value-type="float">
            <text:p>365752</text:p>
          </table:table-cell>
          <table:table-cell office:value-type="float" office:value="319432" calcext:value-type="float">
            <text:p>319432</text:p>
          </table:table-cell>
          <table:table-cell office:value-type="float" office:value="123392" calcext:value-type="float">
            <text:p>1233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056" calcext:value-type="float">
            <text:p>123056</text:p>
          </table:table-cell>
          <table:table-cell office:value-type="float" office:value="1954408" calcext:value-type="float">
            <text:p>1954408</text:p>
          </table:table-cell>
          <table:table-cell office:value-type="float" office:value="290104" calcext:value-type="float">
            <text:p>290104</text:p>
          </table:table-cell>
          <table:table-cell office:value-type="float" office:value="262168" calcext:value-type="float">
            <text:p>262168</text:p>
          </table:table-cell>
          <table:table-cell office:value-type="float" office:value="124288" calcext:value-type="float">
            <text:p>124288</text:p>
          </table:table-cell>
          <table:table-cell office:value-type="float" office:value="120944" calcext:value-type="float">
            <text:p>120944</text:p>
          </table:table-cell>
          <table:table-cell office:value-type="float" office:value="2562480" calcext:value-type="float">
            <text:p>2562480</text:p>
          </table:table-cell>
          <table:table-cell office:value-type="float" office:value="365936" calcext:value-type="float">
            <text:p>365936</text:p>
          </table:table-cell>
          <table:table-cell office:value-type="float" office:value="319472" calcext:value-type="float">
            <text:p>319472</text:p>
          </table:table-cell>
          <table:table-cell office:value-type="float" office:value="123456" calcext:value-type="float">
            <text:p>1234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064" calcext:value-type="float">
            <text:p>123064</text:p>
          </table:table-cell>
          <table:table-cell office:value-type="float" office:value="1954464" calcext:value-type="float">
            <text:p>1954464</text:p>
          </table:table-cell>
          <table:table-cell office:value-type="float" office:value="290192" calcext:value-type="float">
            <text:p>290192</text:p>
          </table:table-cell>
          <table:table-cell office:value-type="float" office:value="262176" calcext:value-type="float">
            <text:p>262176</text:p>
          </table:table-cell>
          <table:table-cell office:value-type="float" office:value="124456" calcext:value-type="float">
            <text:p>124456</text:p>
          </table:table-cell>
          <table:table-cell office:value-type="float" office:value="121016" calcext:value-type="float">
            <text:p>121016</text:p>
          </table:table-cell>
          <table:table-cell office:value-type="float" office:value="2562752" calcext:value-type="float">
            <text:p>2562752</text:p>
          </table:table-cell>
          <table:table-cell office:value-type="float" office:value="365952" calcext:value-type="float">
            <text:p>365952</text:p>
          </table:table-cell>
          <table:table-cell office:value-type="float" office:value="319488" calcext:value-type="float">
            <text:p>319488</text:p>
          </table:table-cell>
          <table:table-cell office:value-type="float" office:value="123464" calcext:value-type="float">
            <text:p>1234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224" calcext:value-type="float">
            <text:p>123224</text:p>
          </table:table-cell>
          <table:table-cell office:value-type="float" office:value="1954560" calcext:value-type="float">
            <text:p>1954560</text:p>
          </table:table-cell>
          <table:table-cell office:value-type="float" office:value="290200" calcext:value-type="float">
            <text:p>290200</text:p>
          </table:table-cell>
          <table:table-cell office:value-type="float" office:value="262176" calcext:value-type="float">
            <text:p>262176</text:p>
          </table:table-cell>
          <table:table-cell office:value-type="float" office:value="124480" calcext:value-type="float">
            <text:p>124480</text:p>
          </table:table-cell>
          <table:table-cell office:value-type="float" office:value="121032" calcext:value-type="float">
            <text:p>121032</text:p>
          </table:table-cell>
          <table:table-cell office:value-type="float" office:value="2562872" calcext:value-type="float">
            <text:p>2562872</text:p>
          </table:table-cell>
          <table:table-cell office:value-type="float" office:value="365992" calcext:value-type="float">
            <text:p>365992</text:p>
          </table:table-cell>
          <table:table-cell office:value-type="float" office:value="319584" calcext:value-type="float">
            <text:p>319584</text:p>
          </table:table-cell>
          <table:table-cell office:value-type="float" office:value="123472" calcext:value-type="float">
            <text:p>1234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272" calcext:value-type="float">
            <text:p>123272</text:p>
          </table:table-cell>
          <table:table-cell office:value-type="float" office:value="1954632" calcext:value-type="float">
            <text:p>1954632</text:p>
          </table:table-cell>
          <table:table-cell office:value-type="float" office:value="290208" calcext:value-type="float">
            <text:p>290208</text:p>
          </table:table-cell>
          <table:table-cell office:value-type="float" office:value="262192" calcext:value-type="float">
            <text:p>262192</text:p>
          </table:table-cell>
          <table:table-cell office:value-type="float" office:value="124520" calcext:value-type="float">
            <text:p>124520</text:p>
          </table:table-cell>
          <table:table-cell office:value-type="float" office:value="121496" calcext:value-type="float">
            <text:p>121496</text:p>
          </table:table-cell>
          <table:table-cell office:value-type="float" office:value="2562976" calcext:value-type="float">
            <text:p>2562976</text:p>
          </table:table-cell>
          <table:table-cell office:value-type="float" office:value="366008" calcext:value-type="float">
            <text:p>366008</text:p>
          </table:table-cell>
          <table:table-cell office:value-type="float" office:value="319736" calcext:value-type="float">
            <text:p>319736</text:p>
          </table:table-cell>
          <table:table-cell office:value-type="float" office:value="123552" calcext:value-type="float">
            <text:p>1235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296" calcext:value-type="float">
            <text:p>123296</text:p>
          </table:table-cell>
          <table:table-cell office:value-type="float" office:value="1954656" calcext:value-type="float">
            <text:p>1954656</text:p>
          </table:table-cell>
          <table:table-cell office:value-type="float" office:value="290272" calcext:value-type="float">
            <text:p>290272</text:p>
          </table:table-cell>
          <table:table-cell office:value-type="float" office:value="262200" calcext:value-type="float">
            <text:p>262200</text:p>
          </table:table-cell>
          <table:table-cell office:value-type="float" office:value="124576" calcext:value-type="float">
            <text:p>124576</text:p>
          </table:table-cell>
          <table:table-cell office:value-type="float" office:value="121520" calcext:value-type="float">
            <text:p>121520</text:p>
          </table:table-cell>
          <table:table-cell office:value-type="float" office:value="2562992" calcext:value-type="float">
            <text:p>2562992</text:p>
          </table:table-cell>
          <table:table-cell office:value-type="float" office:value="366064" calcext:value-type="float">
            <text:p>366064</text:p>
          </table:table-cell>
          <table:table-cell office:value-type="float" office:value="319808" calcext:value-type="float">
            <text:p>319808</text:p>
          </table:table-cell>
          <table:table-cell office:value-type="float" office:value="123688" calcext:value-type="float">
            <text:p>1236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384" calcext:value-type="float">
            <text:p>123384</text:p>
          </table:table-cell>
          <table:table-cell office:value-type="float" office:value="1954664" calcext:value-type="float">
            <text:p>1954664</text:p>
          </table:table-cell>
          <table:table-cell office:value-type="float" office:value="290312" calcext:value-type="float">
            <text:p>290312</text:p>
          </table:table-cell>
          <table:table-cell office:value-type="float" office:value="262208" calcext:value-type="float">
            <text:p>262208</text:p>
          </table:table-cell>
          <table:table-cell office:value-type="float" office:value="124640" calcext:value-type="float">
            <text:p>124640</text:p>
          </table:table-cell>
          <table:table-cell office:value-type="float" office:value="121544" calcext:value-type="float">
            <text:p>121544</text:p>
          </table:table-cell>
          <table:table-cell office:value-type="float" office:value="2563000" calcext:value-type="float">
            <text:p>2563000</text:p>
          </table:table-cell>
          <table:table-cell office:value-type="float" office:value="366208" calcext:value-type="float">
            <text:p>366208</text:p>
          </table:table-cell>
          <table:table-cell office:value-type="float" office:value="319816" calcext:value-type="float">
            <text:p>319816</text:p>
          </table:table-cell>
          <table:table-cell office:value-type="float" office:value="123808" calcext:value-type="float">
            <text:p>1238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400" calcext:value-type="float">
            <text:p>123400</text:p>
          </table:table-cell>
          <table:table-cell office:value-type="float" office:value="1954672" calcext:value-type="float">
            <text:p>1954672</text:p>
          </table:table-cell>
          <table:table-cell office:value-type="float" office:value="290320" calcext:value-type="float">
            <text:p>290320</text:p>
          </table:table-cell>
          <table:table-cell office:value-type="float" office:value="262208" calcext:value-type="float">
            <text:p>262208</text:p>
          </table:table-cell>
          <table:table-cell office:value-type="float" office:value="124648" calcext:value-type="float">
            <text:p>124648</text:p>
          </table:table-cell>
          <table:table-cell office:value-type="float" office:value="121672" calcext:value-type="float">
            <text:p>121672</text:p>
          </table:table-cell>
          <table:table-cell office:value-type="float" office:value="2563000" calcext:value-type="float">
            <text:p>2563000</text:p>
          </table:table-cell>
          <table:table-cell office:value-type="float" office:value="366280" calcext:value-type="float">
            <text:p>366280</text:p>
          </table:table-cell>
          <table:table-cell office:value-type="float" office:value="319816" calcext:value-type="float">
            <text:p>319816</text:p>
          </table:table-cell>
          <table:table-cell office:value-type="float" office:value="123832" calcext:value-type="float">
            <text:p>1238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440" calcext:value-type="float">
            <text:p>123440</text:p>
          </table:table-cell>
          <table:table-cell office:value-type="float" office:value="1954688" calcext:value-type="float">
            <text:p>1954688</text:p>
          </table:table-cell>
          <table:table-cell office:value-type="float" office:value="290328" calcext:value-type="float">
            <text:p>290328</text:p>
          </table:table-cell>
          <table:table-cell office:value-type="float" office:value="262248" calcext:value-type="float">
            <text:p>262248</text:p>
          </table:table-cell>
          <table:table-cell office:value-type="float" office:value="124704" calcext:value-type="float">
            <text:p>124704</text:p>
          </table:table-cell>
          <table:table-cell office:value-type="float" office:value="121776" calcext:value-type="float">
            <text:p>121776</text:p>
          </table:table-cell>
          <table:table-cell office:value-type="float" office:value="2563104" calcext:value-type="float">
            <text:p>2563104</text:p>
          </table:table-cell>
          <table:table-cell office:value-type="float" office:value="366488" calcext:value-type="float">
            <text:p>366488</text:p>
          </table:table-cell>
          <table:table-cell office:value-type="float" office:value="319880" calcext:value-type="float">
            <text:p>319880</text:p>
          </table:table-cell>
          <table:table-cell office:value-type="float" office:value="123840" calcext:value-type="float">
            <text:p>1238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480" calcext:value-type="float">
            <text:p>123480</text:p>
          </table:table-cell>
          <table:table-cell office:value-type="float" office:value="1954696" calcext:value-type="float">
            <text:p>1954696</text:p>
          </table:table-cell>
          <table:table-cell office:value-type="float" office:value="290328" calcext:value-type="float">
            <text:p>290328</text:p>
          </table:table-cell>
          <table:table-cell office:value-type="float" office:value="262264" calcext:value-type="float">
            <text:p>262264</text:p>
          </table:table-cell>
          <table:table-cell office:value-type="float" office:value="124752" calcext:value-type="float">
            <text:p>124752</text:p>
          </table:table-cell>
          <table:table-cell office:value-type="float" office:value="121856" calcext:value-type="float">
            <text:p>121856</text:p>
          </table:table-cell>
          <table:table-cell office:value-type="float" office:value="2563176" calcext:value-type="float">
            <text:p>2563176</text:p>
          </table:table-cell>
          <table:table-cell office:value-type="float" office:value="366544" calcext:value-type="float">
            <text:p>366544</text:p>
          </table:table-cell>
          <table:table-cell office:value-type="float" office:value="320160" calcext:value-type="float">
            <text:p>320160</text:p>
          </table:table-cell>
          <table:table-cell office:value-type="float" office:value="123896" calcext:value-type="float">
            <text:p>1238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488" calcext:value-type="float">
            <text:p>123488</text:p>
          </table:table-cell>
          <table:table-cell office:value-type="float" office:value="1954712" calcext:value-type="float">
            <text:p>1954712</text:p>
          </table:table-cell>
          <table:table-cell office:value-type="float" office:value="290336" calcext:value-type="float">
            <text:p>290336</text:p>
          </table:table-cell>
          <table:table-cell office:value-type="float" office:value="262272" calcext:value-type="float">
            <text:p>262272</text:p>
          </table:table-cell>
          <table:table-cell office:value-type="float" office:value="124760" calcext:value-type="float">
            <text:p>124760</text:p>
          </table:table-cell>
          <table:table-cell office:value-type="float" office:value="121872" calcext:value-type="float">
            <text:p>121872</text:p>
          </table:table-cell>
          <table:table-cell office:value-type="float" office:value="2563184" calcext:value-type="float">
            <text:p>2563184</text:p>
          </table:table-cell>
          <table:table-cell office:value-type="float" office:value="366608" calcext:value-type="float">
            <text:p>366608</text:p>
          </table:table-cell>
          <table:table-cell office:value-type="float" office:value="320240" calcext:value-type="float">
            <text:p>320240</text:p>
          </table:table-cell>
          <table:table-cell office:value-type="float" office:value="123920" calcext:value-type="float">
            <text:p>1239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512" calcext:value-type="float">
            <text:p>123512</text:p>
          </table:table-cell>
          <table:table-cell office:value-type="float" office:value="1954752" calcext:value-type="float">
            <text:p>1954752</text:p>
          </table:table-cell>
          <table:table-cell office:value-type="float" office:value="290368" calcext:value-type="float">
            <text:p>290368</text:p>
          </table:table-cell>
          <table:table-cell office:value-type="float" office:value="262296" calcext:value-type="float">
            <text:p>262296</text:p>
          </table:table-cell>
          <table:table-cell office:value-type="float" office:value="124800" calcext:value-type="float">
            <text:p>124800</text:p>
          </table:table-cell>
          <table:table-cell office:value-type="float" office:value="121984" calcext:value-type="float">
            <text:p>121984</text:p>
          </table:table-cell>
          <table:table-cell office:value-type="float" office:value="2563184" calcext:value-type="float">
            <text:p>2563184</text:p>
          </table:table-cell>
          <table:table-cell office:value-type="float" office:value="366624" calcext:value-type="float">
            <text:p>366624</text:p>
          </table:table-cell>
          <table:table-cell office:value-type="float" office:value="320240" calcext:value-type="float">
            <text:p>320240</text:p>
          </table:table-cell>
          <table:table-cell office:value-type="float" office:value="124024" calcext:value-type="float">
            <text:p>1240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512" calcext:value-type="float">
            <text:p>123512</text:p>
          </table:table-cell>
          <table:table-cell office:value-type="float" office:value="1954752" calcext:value-type="float">
            <text:p>1954752</text:p>
          </table:table-cell>
          <table:table-cell office:value-type="float" office:value="290392" calcext:value-type="float">
            <text:p>290392</text:p>
          </table:table-cell>
          <table:table-cell office:value-type="float" office:value="262328" calcext:value-type="float">
            <text:p>262328</text:p>
          </table:table-cell>
          <table:table-cell office:value-type="float" office:value="124840" calcext:value-type="float">
            <text:p>124840</text:p>
          </table:table-cell>
          <table:table-cell office:value-type="float" office:value="122064" calcext:value-type="float">
            <text:p>122064</text:p>
          </table:table-cell>
          <table:table-cell office:value-type="float" office:value="2563280" calcext:value-type="float">
            <text:p>2563280</text:p>
          </table:table-cell>
          <table:table-cell office:value-type="float" office:value="366640" calcext:value-type="float">
            <text:p>366640</text:p>
          </table:table-cell>
          <table:table-cell office:value-type="float" office:value="320600" calcext:value-type="float">
            <text:p>320600</text:p>
          </table:table-cell>
          <table:table-cell office:value-type="float" office:value="124120" calcext:value-type="float">
            <text:p>1241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560" calcext:value-type="float">
            <text:p>123560</text:p>
          </table:table-cell>
          <table:table-cell office:value-type="float" office:value="1954760" calcext:value-type="float">
            <text:p>1954760</text:p>
          </table:table-cell>
          <table:table-cell office:value-type="float" office:value="290488" calcext:value-type="float">
            <text:p>290488</text:p>
          </table:table-cell>
          <table:table-cell office:value-type="float" office:value="262400" calcext:value-type="float">
            <text:p>262400</text:p>
          </table:table-cell>
          <table:table-cell office:value-type="float" office:value="124880" calcext:value-type="float">
            <text:p>124880</text:p>
          </table:table-cell>
          <table:table-cell office:value-type="float" office:value="122336" calcext:value-type="float">
            <text:p>122336</text:p>
          </table:table-cell>
          <table:table-cell office:value-type="float" office:value="2563280" calcext:value-type="float">
            <text:p>2563280</text:p>
          </table:table-cell>
          <table:table-cell office:value-type="float" office:value="366760" calcext:value-type="float">
            <text:p>366760</text:p>
          </table:table-cell>
          <table:table-cell office:value-type="float" office:value="320600" calcext:value-type="float">
            <text:p>320600</text:p>
          </table:table-cell>
          <table:table-cell office:value-type="float" office:value="124184" calcext:value-type="float">
            <text:p>1241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576" calcext:value-type="float">
            <text:p>123576</text:p>
          </table:table-cell>
          <table:table-cell office:value-type="float" office:value="1954856" calcext:value-type="float">
            <text:p>1954856</text:p>
          </table:table-cell>
          <table:table-cell office:value-type="float" office:value="290528" calcext:value-type="float">
            <text:p>290528</text:p>
          </table:table-cell>
          <table:table-cell office:value-type="float" office:value="262480" calcext:value-type="float">
            <text:p>262480</text:p>
          </table:table-cell>
          <table:table-cell office:value-type="float" office:value="124912" calcext:value-type="float">
            <text:p>124912</text:p>
          </table:table-cell>
          <table:table-cell office:value-type="float" office:value="122464" calcext:value-type="float">
            <text:p>122464</text:p>
          </table:table-cell>
          <table:table-cell office:value-type="float" office:value="2563440" calcext:value-type="float">
            <text:p>2563440</text:p>
          </table:table-cell>
          <table:table-cell office:value-type="float" office:value="366784" calcext:value-type="float">
            <text:p>366784</text:p>
          </table:table-cell>
          <table:table-cell office:value-type="float" office:value="320912" calcext:value-type="float">
            <text:p>320912</text:p>
          </table:table-cell>
          <table:table-cell office:value-type="float" office:value="124224" calcext:value-type="float">
            <text:p>1242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584" calcext:value-type="float">
            <text:p>123584</text:p>
          </table:table-cell>
          <table:table-cell office:value-type="float" office:value="1954856" calcext:value-type="float">
            <text:p>1954856</text:p>
          </table:table-cell>
          <table:table-cell office:value-type="float" office:value="290576" calcext:value-type="float">
            <text:p>290576</text:p>
          </table:table-cell>
          <table:table-cell office:value-type="float" office:value="262504" calcext:value-type="float">
            <text:p>262504</text:p>
          </table:table-cell>
          <table:table-cell office:value-type="float" office:value="124912" calcext:value-type="float">
            <text:p>124912</text:p>
          </table:table-cell>
          <table:table-cell office:value-type="float" office:value="122664" calcext:value-type="float">
            <text:p>122664</text:p>
          </table:table-cell>
          <table:table-cell office:value-type="float" office:value="2563616" calcext:value-type="float">
            <text:p>2563616</text:p>
          </table:table-cell>
          <table:table-cell office:value-type="float" office:value="366840" calcext:value-type="float">
            <text:p>366840</text:p>
          </table:table-cell>
          <table:table-cell office:value-type="float" office:value="321080" calcext:value-type="float">
            <text:p>321080</text:p>
          </table:table-cell>
          <table:table-cell office:value-type="float" office:value="124264" calcext:value-type="float">
            <text:p>124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592" calcext:value-type="float">
            <text:p>123592</text:p>
          </table:table-cell>
          <table:table-cell office:value-type="float" office:value="1954920" calcext:value-type="float">
            <text:p>1954920</text:p>
          </table:table-cell>
          <table:table-cell office:value-type="float" office:value="290688" calcext:value-type="float">
            <text:p>290688</text:p>
          </table:table-cell>
          <table:table-cell office:value-type="float" office:value="262584" calcext:value-type="float">
            <text:p>262584</text:p>
          </table:table-cell>
          <table:table-cell office:value-type="float" office:value="124960" calcext:value-type="float">
            <text:p>124960</text:p>
          </table:table-cell>
          <table:table-cell office:value-type="float" office:value="122744" calcext:value-type="float">
            <text:p>122744</text:p>
          </table:table-cell>
          <table:table-cell office:value-type="float" office:value="2563728" calcext:value-type="float">
            <text:p>2563728</text:p>
          </table:table-cell>
          <table:table-cell office:value-type="float" office:value="366856" calcext:value-type="float">
            <text:p>366856</text:p>
          </table:table-cell>
          <table:table-cell office:value-type="float" office:value="321224" calcext:value-type="float">
            <text:p>321224</text:p>
          </table:table-cell>
          <table:table-cell office:value-type="float" office:value="124280" calcext:value-type="float">
            <text:p>1242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616" calcext:value-type="float">
            <text:p>123616</text:p>
          </table:table-cell>
          <table:table-cell office:value-type="float" office:value="1954920" calcext:value-type="float">
            <text:p>1954920</text:p>
          </table:table-cell>
          <table:table-cell office:value-type="float" office:value="290696" calcext:value-type="float">
            <text:p>290696</text:p>
          </table:table-cell>
          <table:table-cell office:value-type="float" office:value="262624" calcext:value-type="float">
            <text:p>262624</text:p>
          </table:table-cell>
          <table:table-cell office:value-type="float" office:value="124984" calcext:value-type="float">
            <text:p>124984</text:p>
          </table:table-cell>
          <table:table-cell office:value-type="float" office:value="122968" calcext:value-type="float">
            <text:p>122968</text:p>
          </table:table-cell>
          <table:table-cell office:value-type="float" office:value="2563744" calcext:value-type="float">
            <text:p>2563744</text:p>
          </table:table-cell>
          <table:table-cell office:value-type="float" office:value="366888" calcext:value-type="float">
            <text:p>366888</text:p>
          </table:table-cell>
          <table:table-cell office:value-type="float" office:value="321272" calcext:value-type="float">
            <text:p>321272</text:p>
          </table:table-cell>
          <table:table-cell office:value-type="float" office:value="124288" calcext:value-type="float">
            <text:p>1242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656" calcext:value-type="float">
            <text:p>123656</text:p>
          </table:table-cell>
          <table:table-cell office:value-type="float" office:value="1954920" calcext:value-type="float">
            <text:p>1954920</text:p>
          </table:table-cell>
          <table:table-cell office:value-type="float" office:value="290768" calcext:value-type="float">
            <text:p>290768</text:p>
          </table:table-cell>
          <table:table-cell office:value-type="float" office:value="262632" calcext:value-type="float">
            <text:p>262632</text:p>
          </table:table-cell>
          <table:table-cell office:value-type="float" office:value="125008" calcext:value-type="float">
            <text:p>125008</text:p>
          </table:table-cell>
          <table:table-cell office:value-type="float" office:value="122984" calcext:value-type="float">
            <text:p>122984</text:p>
          </table:table-cell>
          <table:table-cell office:value-type="float" office:value="2563856" calcext:value-type="float">
            <text:p>2563856</text:p>
          </table:table-cell>
          <table:table-cell office:value-type="float" office:value="366992" calcext:value-type="float">
            <text:p>366992</text:p>
          </table:table-cell>
          <table:table-cell office:value-type="float" office:value="321272" calcext:value-type="float">
            <text:p>321272</text:p>
          </table:table-cell>
          <table:table-cell office:value-type="float" office:value="124312" calcext:value-type="float">
            <text:p>1243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696" calcext:value-type="float">
            <text:p>123696</text:p>
          </table:table-cell>
          <table:table-cell office:value-type="float" office:value="1954928" calcext:value-type="float">
            <text:p>1954928</text:p>
          </table:table-cell>
          <table:table-cell office:value-type="float" office:value="290784" calcext:value-type="float">
            <text:p>290784</text:p>
          </table:table-cell>
          <table:table-cell office:value-type="float" office:value="262656" calcext:value-type="float">
            <text:p>262656</text:p>
          </table:table-cell>
          <table:table-cell office:value-type="float" office:value="125088" calcext:value-type="float">
            <text:p>125088</text:p>
          </table:table-cell>
          <table:table-cell office:value-type="float" office:value="123392" calcext:value-type="float">
            <text:p>123392</text:p>
          </table:table-cell>
          <table:table-cell office:value-type="float" office:value="2564088" calcext:value-type="float">
            <text:p>2564088</text:p>
          </table:table-cell>
          <table:table-cell office:value-type="float" office:value="367192" calcext:value-type="float">
            <text:p>367192</text:p>
          </table:table-cell>
          <table:table-cell office:value-type="float" office:value="321312" calcext:value-type="float">
            <text:p>321312</text:p>
          </table:table-cell>
          <table:table-cell office:value-type="float" office:value="124336" calcext:value-type="float">
            <text:p>1243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712" calcext:value-type="float">
            <text:p>123712</text:p>
          </table:table-cell>
          <table:table-cell office:value-type="float" office:value="1954984" calcext:value-type="float">
            <text:p>1954984</text:p>
          </table:table-cell>
          <table:table-cell office:value-type="float" office:value="290784" calcext:value-type="float">
            <text:p>290784</text:p>
          </table:table-cell>
          <table:table-cell office:value-type="float" office:value="262688" calcext:value-type="float">
            <text:p>262688</text:p>
          </table:table-cell>
          <table:table-cell office:value-type="float" office:value="125096" calcext:value-type="float">
            <text:p>125096</text:p>
          </table:table-cell>
          <table:table-cell office:value-type="float" office:value="123480" calcext:value-type="float">
            <text:p>123480</text:p>
          </table:table-cell>
          <table:table-cell office:value-type="float" office:value="2564192" calcext:value-type="float">
            <text:p>2564192</text:p>
          </table:table-cell>
          <table:table-cell office:value-type="float" office:value="367432" calcext:value-type="float">
            <text:p>367432</text:p>
          </table:table-cell>
          <table:table-cell office:value-type="float" office:value="321376" calcext:value-type="float">
            <text:p>321376</text:p>
          </table:table-cell>
          <table:table-cell office:value-type="float" office:value="124480" calcext:value-type="float">
            <text:p>1244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728" calcext:value-type="float">
            <text:p>123728</text:p>
          </table:table-cell>
          <table:table-cell office:value-type="float" office:value="1955000" calcext:value-type="float">
            <text:p>1955000</text:p>
          </table:table-cell>
          <table:table-cell office:value-type="float" office:value="290816" calcext:value-type="float">
            <text:p>290816</text:p>
          </table:table-cell>
          <table:table-cell office:value-type="float" office:value="262744" calcext:value-type="float">
            <text:p>262744</text:p>
          </table:table-cell>
          <table:table-cell office:value-type="float" office:value="125104" calcext:value-type="float">
            <text:p>125104</text:p>
          </table:table-cell>
          <table:table-cell office:value-type="float" office:value="123832" calcext:value-type="float">
            <text:p>123832</text:p>
          </table:table-cell>
          <table:table-cell office:value-type="float" office:value="2564224" calcext:value-type="float">
            <text:p>2564224</text:p>
          </table:table-cell>
          <table:table-cell office:value-type="float" office:value="367464" calcext:value-type="float">
            <text:p>367464</text:p>
          </table:table-cell>
          <table:table-cell office:value-type="float" office:value="321480" calcext:value-type="float">
            <text:p>321480</text:p>
          </table:table-cell>
          <table:table-cell office:value-type="float" office:value="124520" calcext:value-type="float">
            <text:p>1245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752" calcext:value-type="float">
            <text:p>123752</text:p>
          </table:table-cell>
          <table:table-cell office:value-type="float" office:value="1955048" calcext:value-type="float">
            <text:p>1955048</text:p>
          </table:table-cell>
          <table:table-cell office:value-type="float" office:value="290840" calcext:value-type="float">
            <text:p>290840</text:p>
          </table:table-cell>
          <table:table-cell office:value-type="float" office:value="262760" calcext:value-type="float">
            <text:p>262760</text:p>
          </table:table-cell>
          <table:table-cell office:value-type="float" office:value="125160" calcext:value-type="float">
            <text:p>125160</text:p>
          </table:table-cell>
          <table:table-cell office:value-type="float" office:value="123984" calcext:value-type="float">
            <text:p>123984</text:p>
          </table:table-cell>
          <table:table-cell office:value-type="float" office:value="2564232" calcext:value-type="float">
            <text:p>2564232</text:p>
          </table:table-cell>
          <table:table-cell office:value-type="float" office:value="367464" calcext:value-type="float">
            <text:p>367464</text:p>
          </table:table-cell>
          <table:table-cell office:value-type="float" office:value="321672" calcext:value-type="float">
            <text:p>321672</text:p>
          </table:table-cell>
          <table:table-cell office:value-type="float" office:value="124816" calcext:value-type="float">
            <text:p>124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792" calcext:value-type="float">
            <text:p>123792</text:p>
          </table:table-cell>
          <table:table-cell office:value-type="float" office:value="1955080" calcext:value-type="float">
            <text:p>1955080</text:p>
          </table:table-cell>
          <table:table-cell office:value-type="float" office:value="290880" calcext:value-type="float">
            <text:p>290880</text:p>
          </table:table-cell>
          <table:table-cell office:value-type="float" office:value="262784" calcext:value-type="float">
            <text:p>262784</text:p>
          </table:table-cell>
          <table:table-cell office:value-type="float" office:value="125160" calcext:value-type="float">
            <text:p>125160</text:p>
          </table:table-cell>
          <table:table-cell office:value-type="float" office:value="124128" calcext:value-type="float">
            <text:p>124128</text:p>
          </table:table-cell>
          <table:table-cell office:value-type="float" office:value="2564240" calcext:value-type="float">
            <text:p>2564240</text:p>
          </table:table-cell>
          <table:table-cell office:value-type="float" office:value="367552" calcext:value-type="float">
            <text:p>367552</text:p>
          </table:table-cell>
          <table:table-cell office:value-type="float" office:value="321760" calcext:value-type="float">
            <text:p>321760</text:p>
          </table:table-cell>
          <table:table-cell office:value-type="float" office:value="124912" calcext:value-type="float">
            <text:p>1249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800" calcext:value-type="float">
            <text:p>123800</text:p>
          </table:table-cell>
          <table:table-cell office:value-type="float" office:value="1955080" calcext:value-type="float">
            <text:p>1955080</text:p>
          </table:table-cell>
          <table:table-cell office:value-type="float" office:value="290888" calcext:value-type="float">
            <text:p>290888</text:p>
          </table:table-cell>
          <table:table-cell office:value-type="float" office:value="262784" calcext:value-type="float">
            <text:p>262784</text:p>
          </table:table-cell>
          <table:table-cell office:value-type="float" office:value="125256" calcext:value-type="float">
            <text:p>125256</text:p>
          </table:table-cell>
          <table:table-cell office:value-type="float" office:value="124176" calcext:value-type="float">
            <text:p>124176</text:p>
          </table:table-cell>
          <table:table-cell office:value-type="float" office:value="2564288" calcext:value-type="float">
            <text:p>2564288</text:p>
          </table:table-cell>
          <table:table-cell office:value-type="float" office:value="367800" calcext:value-type="float">
            <text:p>367800</text:p>
          </table:table-cell>
          <table:table-cell office:value-type="float" office:value="321808" calcext:value-type="float">
            <text:p>321808</text:p>
          </table:table-cell>
          <table:table-cell office:value-type="float" office:value="124968" calcext:value-type="float">
            <text:p>1249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824" calcext:value-type="float">
            <text:p>123824</text:p>
          </table:table-cell>
          <table:table-cell office:value-type="float" office:value="1955088" calcext:value-type="float">
            <text:p>1955088</text:p>
          </table:table-cell>
          <table:table-cell office:value-type="float" office:value="291096" calcext:value-type="float">
            <text:p>291096</text:p>
          </table:table-cell>
          <table:table-cell office:value-type="float" office:value="262888" calcext:value-type="float">
            <text:p>262888</text:p>
          </table:table-cell>
          <table:table-cell office:value-type="float" office:value="125264" calcext:value-type="float">
            <text:p>125264</text:p>
          </table:table-cell>
          <table:table-cell office:value-type="float" office:value="124400" calcext:value-type="float">
            <text:p>124400</text:p>
          </table:table-cell>
          <table:table-cell office:value-type="float" office:value="2564312" calcext:value-type="float">
            <text:p>2564312</text:p>
          </table:table-cell>
          <table:table-cell office:value-type="float" office:value="367976" calcext:value-type="float">
            <text:p>367976</text:p>
          </table:table-cell>
          <table:table-cell office:value-type="float" office:value="321832" calcext:value-type="float">
            <text:p>321832</text:p>
          </table:table-cell>
          <table:table-cell office:value-type="float" office:value="125352" calcext:value-type="float">
            <text:p>1253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896" calcext:value-type="float">
            <text:p>123896</text:p>
          </table:table-cell>
          <table:table-cell office:value-type="float" office:value="1955096" calcext:value-type="float">
            <text:p>1955096</text:p>
          </table:table-cell>
          <table:table-cell office:value-type="float" office:value="291152" calcext:value-type="float">
            <text:p>291152</text:p>
          </table:table-cell>
          <table:table-cell office:value-type="float" office:value="262904" calcext:value-type="float">
            <text:p>262904</text:p>
          </table:table-cell>
          <table:table-cell office:value-type="float" office:value="125288" calcext:value-type="float">
            <text:p>125288</text:p>
          </table:table-cell>
          <table:table-cell office:value-type="float" office:value="124528" calcext:value-type="float">
            <text:p>124528</text:p>
          </table:table-cell>
          <table:table-cell office:value-type="float" office:value="2564312" calcext:value-type="float">
            <text:p>2564312</text:p>
          </table:table-cell>
          <table:table-cell office:value-type="float" office:value="367984" calcext:value-type="float">
            <text:p>367984</text:p>
          </table:table-cell>
          <table:table-cell office:value-type="float" office:value="321888" calcext:value-type="float">
            <text:p>321888</text:p>
          </table:table-cell>
          <table:table-cell office:value-type="float" office:value="125416" calcext:value-type="float">
            <text:p>1254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904" calcext:value-type="float">
            <text:p>123904</text:p>
          </table:table-cell>
          <table:table-cell office:value-type="float" office:value="1955224" calcext:value-type="float">
            <text:p>1955224</text:p>
          </table:table-cell>
          <table:table-cell office:value-type="float" office:value="291176" calcext:value-type="float">
            <text:p>291176</text:p>
          </table:table-cell>
          <table:table-cell office:value-type="float" office:value="262928" calcext:value-type="float">
            <text:p>262928</text:p>
          </table:table-cell>
          <table:table-cell office:value-type="float" office:value="125312" calcext:value-type="float">
            <text:p>125312</text:p>
          </table:table-cell>
          <table:table-cell office:value-type="float" office:value="125032" calcext:value-type="float">
            <text:p>125032</text:p>
          </table:table-cell>
          <table:table-cell office:value-type="float" office:value="2564392" calcext:value-type="float">
            <text:p>2564392</text:p>
          </table:table-cell>
          <table:table-cell office:value-type="float" office:value="368032" calcext:value-type="float">
            <text:p>368032</text:p>
          </table:table-cell>
          <table:table-cell office:value-type="float" office:value="321992" calcext:value-type="float">
            <text:p>321992</text:p>
          </table:table-cell>
          <table:table-cell office:value-type="float" office:value="125800" calcext:value-type="float">
            <text:p>1258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904" calcext:value-type="float">
            <text:p>123904</text:p>
          </table:table-cell>
          <table:table-cell office:value-type="float" office:value="1955248" calcext:value-type="float">
            <text:p>1955248</text:p>
          </table:table-cell>
          <table:table-cell office:value-type="float" office:value="291312" calcext:value-type="float">
            <text:p>291312</text:p>
          </table:table-cell>
          <table:table-cell office:value-type="float" office:value="262952" calcext:value-type="float">
            <text:p>262952</text:p>
          </table:table-cell>
          <table:table-cell office:value-type="float" office:value="125360" calcext:value-type="float">
            <text:p>125360</text:p>
          </table:table-cell>
          <table:table-cell office:value-type="float" office:value="125160" calcext:value-type="float">
            <text:p>125160</text:p>
          </table:table-cell>
          <table:table-cell office:value-type="float" office:value="2564400" calcext:value-type="float">
            <text:p>2564400</text:p>
          </table:table-cell>
          <table:table-cell office:value-type="float" office:value="368040" calcext:value-type="float">
            <text:p>368040</text:p>
          </table:table-cell>
          <table:table-cell office:value-type="float" office:value="322024" calcext:value-type="float">
            <text:p>322024</text:p>
          </table:table-cell>
          <table:table-cell office:value-type="float" office:value="126048" calcext:value-type="float">
            <text:p>1260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904" calcext:value-type="float">
            <text:p>123904</text:p>
          </table:table-cell>
          <table:table-cell office:value-type="float" office:value="1955280" calcext:value-type="float">
            <text:p>1955280</text:p>
          </table:table-cell>
          <table:table-cell office:value-type="float" office:value="291328" calcext:value-type="float">
            <text:p>291328</text:p>
          </table:table-cell>
          <table:table-cell office:value-type="float" office:value="263000" calcext:value-type="float">
            <text:p>263000</text:p>
          </table:table-cell>
          <table:table-cell office:value-type="float" office:value="125528" calcext:value-type="float">
            <text:p>125528</text:p>
          </table:table-cell>
          <table:table-cell office:value-type="float" office:value="125624" calcext:value-type="float">
            <text:p>125624</text:p>
          </table:table-cell>
          <table:table-cell office:value-type="float" office:value="2564456" calcext:value-type="float">
            <text:p>2564456</text:p>
          </table:table-cell>
          <table:table-cell office:value-type="float" office:value="368152" calcext:value-type="float">
            <text:p>368152</text:p>
          </table:table-cell>
          <table:table-cell office:value-type="float" office:value="322120" calcext:value-type="float">
            <text:p>322120</text:p>
          </table:table-cell>
          <table:table-cell office:value-type="float" office:value="126080" calcext:value-type="float">
            <text:p>1260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912" calcext:value-type="float">
            <text:p>123912</text:p>
          </table:table-cell>
          <table:table-cell office:value-type="float" office:value="1955296" calcext:value-type="float">
            <text:p>1955296</text:p>
          </table:table-cell>
          <table:table-cell office:value-type="float" office:value="291384" calcext:value-type="float">
            <text:p>291384</text:p>
          </table:table-cell>
          <table:table-cell office:value-type="float" office:value="263032" calcext:value-type="float">
            <text:p>263032</text:p>
          </table:table-cell>
          <table:table-cell office:value-type="float" office:value="125536" calcext:value-type="float">
            <text:p>125536</text:p>
          </table:table-cell>
          <table:table-cell office:value-type="float" office:value="126040" calcext:value-type="float">
            <text:p>126040</text:p>
          </table:table-cell>
          <table:table-cell office:value-type="float" office:value="2564584" calcext:value-type="float">
            <text:p>2564584</text:p>
          </table:table-cell>
          <table:table-cell office:value-type="float" office:value="368176" calcext:value-type="float">
            <text:p>368176</text:p>
          </table:table-cell>
          <table:table-cell office:value-type="float" office:value="322144" calcext:value-type="float">
            <text:p>322144</text:p>
          </table:table-cell>
          <table:table-cell office:value-type="float" office:value="126136" calcext:value-type="float">
            <text:p>1261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3952" calcext:value-type="float">
            <text:p>123952</text:p>
          </table:table-cell>
          <table:table-cell office:value-type="float" office:value="1955336" calcext:value-type="float">
            <text:p>1955336</text:p>
          </table:table-cell>
          <table:table-cell office:value-type="float" office:value="291496" calcext:value-type="float">
            <text:p>291496</text:p>
          </table:table-cell>
          <table:table-cell office:value-type="float" office:value="263032" calcext:value-type="float">
            <text:p>263032</text:p>
          </table:table-cell>
          <table:table-cell office:value-type="float" office:value="125552" calcext:value-type="float">
            <text:p>125552</text:p>
          </table:table-cell>
          <table:table-cell office:value-type="float" office:value="126160" calcext:value-type="float">
            <text:p>126160</text:p>
          </table:table-cell>
          <table:table-cell office:value-type="float" office:value="2564640" calcext:value-type="float">
            <text:p>2564640</text:p>
          </table:table-cell>
          <table:table-cell office:value-type="float" office:value="368184" calcext:value-type="float">
            <text:p>368184</text:p>
          </table:table-cell>
          <table:table-cell office:value-type="float" office:value="322152" calcext:value-type="float">
            <text:p>322152</text:p>
          </table:table-cell>
          <table:table-cell office:value-type="float" office:value="126240" calcext:value-type="float">
            <text:p>1262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032" calcext:value-type="float">
            <text:p>124032</text:p>
          </table:table-cell>
          <table:table-cell office:value-type="float" office:value="1955416" calcext:value-type="float">
            <text:p>1955416</text:p>
          </table:table-cell>
          <table:table-cell office:value-type="float" office:value="291504" calcext:value-type="float">
            <text:p>291504</text:p>
          </table:table-cell>
          <table:table-cell office:value-type="float" office:value="263072" calcext:value-type="float">
            <text:p>263072</text:p>
          </table:table-cell>
          <table:table-cell office:value-type="float" office:value="125568" calcext:value-type="float">
            <text:p>125568</text:p>
          </table:table-cell>
          <table:table-cell office:value-type="float" office:value="126264" calcext:value-type="float">
            <text:p>126264</text:p>
          </table:table-cell>
          <table:table-cell office:value-type="float" office:value="2564648" calcext:value-type="float">
            <text:p>2564648</text:p>
          </table:table-cell>
          <table:table-cell office:value-type="float" office:value="368408" calcext:value-type="float">
            <text:p>368408</text:p>
          </table:table-cell>
          <table:table-cell office:value-type="float" office:value="322216" calcext:value-type="float">
            <text:p>322216</text:p>
          </table:table-cell>
          <table:table-cell office:value-type="float" office:value="126568" calcext:value-type="float">
            <text:p>1265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064" calcext:value-type="float">
            <text:p>124064</text:p>
          </table:table-cell>
          <table:table-cell office:value-type="float" office:value="1955440" calcext:value-type="float">
            <text:p>1955440</text:p>
          </table:table-cell>
          <table:table-cell office:value-type="float" office:value="291528" calcext:value-type="float">
            <text:p>291528</text:p>
          </table:table-cell>
          <table:table-cell office:value-type="float" office:value="263080" calcext:value-type="float">
            <text:p>263080</text:p>
          </table:table-cell>
          <table:table-cell office:value-type="float" office:value="125632" calcext:value-type="float">
            <text:p>125632</text:p>
          </table:table-cell>
          <table:table-cell office:value-type="float" office:value="126536" calcext:value-type="float">
            <text:p>126536</text:p>
          </table:table-cell>
          <table:table-cell office:value-type="float" office:value="2564648" calcext:value-type="float">
            <text:p>2564648</text:p>
          </table:table-cell>
          <table:table-cell office:value-type="float" office:value="368480" calcext:value-type="float">
            <text:p>368480</text:p>
          </table:table-cell>
          <table:table-cell office:value-type="float" office:value="322752" calcext:value-type="float">
            <text:p>322752</text:p>
          </table:table-cell>
          <table:table-cell office:value-type="float" office:value="126848" calcext:value-type="float">
            <text:p>1268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112" calcext:value-type="float">
            <text:p>124112</text:p>
          </table:table-cell>
          <table:table-cell office:value-type="float" office:value="1955448" calcext:value-type="float">
            <text:p>1955448</text:p>
          </table:table-cell>
          <table:table-cell office:value-type="float" office:value="291536" calcext:value-type="float">
            <text:p>291536</text:p>
          </table:table-cell>
          <table:table-cell office:value-type="float" office:value="263088" calcext:value-type="float">
            <text:p>263088</text:p>
          </table:table-cell>
          <table:table-cell office:value-type="float" office:value="125712" calcext:value-type="float">
            <text:p>125712</text:p>
          </table:table-cell>
          <table:table-cell office:value-type="float" office:value="126912" calcext:value-type="float">
            <text:p>126912</text:p>
          </table:table-cell>
          <table:table-cell office:value-type="float" office:value="2564920" calcext:value-type="float">
            <text:p>2564920</text:p>
          </table:table-cell>
          <table:table-cell office:value-type="float" office:value="368656" calcext:value-type="float">
            <text:p>368656</text:p>
          </table:table-cell>
          <table:table-cell office:value-type="float" office:value="322992" calcext:value-type="float">
            <text:p>322992</text:p>
          </table:table-cell>
          <table:table-cell office:value-type="float" office:value="126920" calcext:value-type="float">
            <text:p>1269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192" calcext:value-type="float">
            <text:p>124192</text:p>
          </table:table-cell>
          <table:table-cell office:value-type="float" office:value="1955496" calcext:value-type="float">
            <text:p>1955496</text:p>
          </table:table-cell>
          <table:table-cell office:value-type="float" office:value="291584" calcext:value-type="float">
            <text:p>291584</text:p>
          </table:table-cell>
          <table:table-cell office:value-type="float" office:value="263112" calcext:value-type="float">
            <text:p>263112</text:p>
          </table:table-cell>
          <table:table-cell office:value-type="float" office:value="125736" calcext:value-type="float">
            <text:p>125736</text:p>
          </table:table-cell>
          <table:table-cell office:value-type="float" office:value="127080" calcext:value-type="float">
            <text:p>127080</text:p>
          </table:table-cell>
          <table:table-cell office:value-type="float" office:value="2565016" calcext:value-type="float">
            <text:p>2565016</text:p>
          </table:table-cell>
          <table:table-cell office:value-type="float" office:value="368656" calcext:value-type="float">
            <text:p>368656</text:p>
          </table:table-cell>
          <table:table-cell office:value-type="float" office:value="323000" calcext:value-type="float">
            <text:p>323000</text:p>
          </table:table-cell>
          <table:table-cell office:value-type="float" office:value="127152" calcext:value-type="float">
            <text:p>1271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256" calcext:value-type="float">
            <text:p>124256</text:p>
          </table:table-cell>
          <table:table-cell office:value-type="float" office:value="1955552" calcext:value-type="float">
            <text:p>1955552</text:p>
          </table:table-cell>
          <table:table-cell office:value-type="float" office:value="291600" calcext:value-type="float">
            <text:p>291600</text:p>
          </table:table-cell>
          <table:table-cell office:value-type="float" office:value="263144" calcext:value-type="float">
            <text:p>263144</text:p>
          </table:table-cell>
          <table:table-cell office:value-type="float" office:value="125752" calcext:value-type="float">
            <text:p>125752</text:p>
          </table:table-cell>
          <table:table-cell office:value-type="float" office:value="127144" calcext:value-type="float">
            <text:p>127144</text:p>
          </table:table-cell>
          <table:table-cell office:value-type="float" office:value="2565088" calcext:value-type="float">
            <text:p>2565088</text:p>
          </table:table-cell>
          <table:table-cell office:value-type="float" office:value="368800" calcext:value-type="float">
            <text:p>368800</text:p>
          </table:table-cell>
          <table:table-cell office:value-type="float" office:value="323448" calcext:value-type="float">
            <text:p>323448</text:p>
          </table:table-cell>
          <table:table-cell office:value-type="float" office:value="127552" calcext:value-type="float">
            <text:p>1275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280" calcext:value-type="float">
            <text:p>124280</text:p>
          </table:table-cell>
          <table:table-cell office:value-type="float" office:value="1955568" calcext:value-type="float">
            <text:p>1955568</text:p>
          </table:table-cell>
          <table:table-cell office:value-type="float" office:value="291664" calcext:value-type="float">
            <text:p>291664</text:p>
          </table:table-cell>
          <table:table-cell office:value-type="float" office:value="263168" calcext:value-type="float">
            <text:p>263168</text:p>
          </table:table-cell>
          <table:table-cell office:value-type="float" office:value="125752" calcext:value-type="float">
            <text:p>125752</text:p>
          </table:table-cell>
          <table:table-cell office:value-type="float" office:value="127168" calcext:value-type="float">
            <text:p>127168</text:p>
          </table:table-cell>
          <table:table-cell office:value-type="float" office:value="2565240" calcext:value-type="float">
            <text:p>2565240</text:p>
          </table:table-cell>
          <table:table-cell office:value-type="float" office:value="368896" calcext:value-type="float">
            <text:p>368896</text:p>
          </table:table-cell>
          <table:table-cell office:value-type="float" office:value="323488" calcext:value-type="float">
            <text:p>323488</text:p>
          </table:table-cell>
          <table:table-cell office:value-type="float" office:value="127576" calcext:value-type="float">
            <text:p>1275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304" calcext:value-type="float">
            <text:p>124304</text:p>
          </table:table-cell>
          <table:table-cell office:value-type="float" office:value="1955664" calcext:value-type="float">
            <text:p>1955664</text:p>
          </table:table-cell>
          <table:table-cell office:value-type="float" office:value="291712" calcext:value-type="float">
            <text:p>291712</text:p>
          </table:table-cell>
          <table:table-cell office:value-type="float" office:value="263168" calcext:value-type="float">
            <text:p>263168</text:p>
          </table:table-cell>
          <table:table-cell office:value-type="float" office:value="125792" calcext:value-type="float">
            <text:p>125792</text:p>
          </table:table-cell>
          <table:table-cell office:value-type="float" office:value="128392" calcext:value-type="float">
            <text:p>128392</text:p>
          </table:table-cell>
          <table:table-cell office:value-type="float" office:value="2565296" calcext:value-type="float">
            <text:p>2565296</text:p>
          </table:table-cell>
          <table:table-cell office:value-type="float" office:value="368928" calcext:value-type="float">
            <text:p>368928</text:p>
          </table:table-cell>
          <table:table-cell office:value-type="float" office:value="323528" calcext:value-type="float">
            <text:p>323528</text:p>
          </table:table-cell>
          <table:table-cell office:value-type="float" office:value="127624" calcext:value-type="float">
            <text:p>1276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416" calcext:value-type="float">
            <text:p>124416</text:p>
          </table:table-cell>
          <table:table-cell office:value-type="float" office:value="1955776" calcext:value-type="float">
            <text:p>1955776</text:p>
          </table:table-cell>
          <table:table-cell office:value-type="float" office:value="291848" calcext:value-type="float">
            <text:p>291848</text:p>
          </table:table-cell>
          <table:table-cell office:value-type="float" office:value="263168" calcext:value-type="float">
            <text:p>263168</text:p>
          </table:table-cell>
          <table:table-cell office:value-type="float" office:value="125808" calcext:value-type="float">
            <text:p>125808</text:p>
          </table:table-cell>
          <table:table-cell office:value-type="float" office:value="128464" calcext:value-type="float">
            <text:p>128464</text:p>
          </table:table-cell>
          <table:table-cell office:value-type="float" office:value="2565496" calcext:value-type="float">
            <text:p>2565496</text:p>
          </table:table-cell>
          <table:table-cell office:value-type="float" office:value="369312" calcext:value-type="float">
            <text:p>369312</text:p>
          </table:table-cell>
          <table:table-cell office:value-type="float" office:value="324000" calcext:value-type="float">
            <text:p>324000</text:p>
          </table:table-cell>
          <table:table-cell office:value-type="float" office:value="127640" calcext:value-type="float">
            <text:p>1276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424" calcext:value-type="float">
            <text:p>124424</text:p>
          </table:table-cell>
          <table:table-cell office:value-type="float" office:value="1955800" calcext:value-type="float">
            <text:p>1955800</text:p>
          </table:table-cell>
          <table:table-cell office:value-type="float" office:value="291880" calcext:value-type="float">
            <text:p>291880</text:p>
          </table:table-cell>
          <table:table-cell office:value-type="float" office:value="263184" calcext:value-type="float">
            <text:p>263184</text:p>
          </table:table-cell>
          <table:table-cell office:value-type="float" office:value="125840" calcext:value-type="float">
            <text:p>125840</text:p>
          </table:table-cell>
          <table:table-cell office:value-type="float" office:value="128584" calcext:value-type="float">
            <text:p>128584</text:p>
          </table:table-cell>
          <table:table-cell office:value-type="float" office:value="2565688" calcext:value-type="float">
            <text:p>2565688</text:p>
          </table:table-cell>
          <table:table-cell office:value-type="float" office:value="369480" calcext:value-type="float">
            <text:p>369480</text:p>
          </table:table-cell>
          <table:table-cell office:value-type="float" office:value="324024" calcext:value-type="float">
            <text:p>324024</text:p>
          </table:table-cell>
          <table:table-cell office:value-type="float" office:value="127704" calcext:value-type="float">
            <text:p>1277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480" calcext:value-type="float">
            <text:p>124480</text:p>
          </table:table-cell>
          <table:table-cell office:value-type="float" office:value="1955816" calcext:value-type="float">
            <text:p>1955816</text:p>
          </table:table-cell>
          <table:table-cell office:value-type="float" office:value="291888" calcext:value-type="float">
            <text:p>291888</text:p>
          </table:table-cell>
          <table:table-cell office:value-type="float" office:value="263272" calcext:value-type="float">
            <text:p>263272</text:p>
          </table:table-cell>
          <table:table-cell office:value-type="float" office:value="125864" calcext:value-type="float">
            <text:p>125864</text:p>
          </table:table-cell>
          <table:table-cell office:value-type="float" office:value="129352" calcext:value-type="float">
            <text:p>129352</text:p>
          </table:table-cell>
          <table:table-cell office:value-type="float" office:value="2565808" calcext:value-type="float">
            <text:p>2565808</text:p>
          </table:table-cell>
          <table:table-cell office:value-type="float" office:value="369624" calcext:value-type="float">
            <text:p>369624</text:p>
          </table:table-cell>
          <table:table-cell office:value-type="float" office:value="324144" calcext:value-type="float">
            <text:p>324144</text:p>
          </table:table-cell>
          <table:table-cell office:value-type="float" office:value="128064" calcext:value-type="float">
            <text:p>1280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504" calcext:value-type="float">
            <text:p>124504</text:p>
          </table:table-cell>
          <table:table-cell office:value-type="float" office:value="1955816" calcext:value-type="float">
            <text:p>1955816</text:p>
          </table:table-cell>
          <table:table-cell office:value-type="float" office:value="291896" calcext:value-type="float">
            <text:p>291896</text:p>
          </table:table-cell>
          <table:table-cell office:value-type="float" office:value="263272" calcext:value-type="float">
            <text:p>263272</text:p>
          </table:table-cell>
          <table:table-cell office:value-type="float" office:value="125960" calcext:value-type="float">
            <text:p>125960</text:p>
          </table:table-cell>
          <table:table-cell office:value-type="float" office:value="129968" calcext:value-type="float">
            <text:p>129968</text:p>
          </table:table-cell>
          <table:table-cell office:value-type="float" office:value="2565848" calcext:value-type="float">
            <text:p>2565848</text:p>
          </table:table-cell>
          <table:table-cell office:value-type="float" office:value="369792" calcext:value-type="float">
            <text:p>369792</text:p>
          </table:table-cell>
          <table:table-cell office:value-type="float" office:value="324592" calcext:value-type="float">
            <text:p>324592</text:p>
          </table:table-cell>
          <table:table-cell office:value-type="float" office:value="128136" calcext:value-type="float">
            <text:p>1281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520" calcext:value-type="float">
            <text:p>124520</text:p>
          </table:table-cell>
          <table:table-cell office:value-type="float" office:value="1955824" calcext:value-type="float">
            <text:p>1955824</text:p>
          </table:table-cell>
          <table:table-cell office:value-type="float" office:value="291896" calcext:value-type="float">
            <text:p>291896</text:p>
          </table:table-cell>
          <table:table-cell office:value-type="float" office:value="263296" calcext:value-type="float">
            <text:p>263296</text:p>
          </table:table-cell>
          <table:table-cell office:value-type="float" office:value="126024" calcext:value-type="float">
            <text:p>126024</text:p>
          </table:table-cell>
          <table:table-cell office:value-type="float" office:value="130240" calcext:value-type="float">
            <text:p>130240</text:p>
          </table:table-cell>
          <table:table-cell office:value-type="float" office:value="2566120" calcext:value-type="float">
            <text:p>2566120</text:p>
          </table:table-cell>
          <table:table-cell office:value-type="float" office:value="369840" calcext:value-type="float">
            <text:p>369840</text:p>
          </table:table-cell>
          <table:table-cell office:value-type="float" office:value="324640" calcext:value-type="float">
            <text:p>324640</text:p>
          </table:table-cell>
          <table:table-cell office:value-type="float" office:value="128192" calcext:value-type="float">
            <text:p>1281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528" calcext:value-type="float">
            <text:p>124528</text:p>
          </table:table-cell>
          <table:table-cell office:value-type="float" office:value="1955840" calcext:value-type="float">
            <text:p>1955840</text:p>
          </table:table-cell>
          <table:table-cell office:value-type="float" office:value="291912" calcext:value-type="float">
            <text:p>291912</text:p>
          </table:table-cell>
          <table:table-cell office:value-type="float" office:value="263328" calcext:value-type="float">
            <text:p>263328</text:p>
          </table:table-cell>
          <table:table-cell office:value-type="float" office:value="126024" calcext:value-type="float">
            <text:p>126024</text:p>
          </table:table-cell>
          <table:table-cell office:value-type="float" office:value="130600" calcext:value-type="float">
            <text:p>130600</text:p>
          </table:table-cell>
          <table:table-cell office:value-type="float" office:value="2566128" calcext:value-type="float">
            <text:p>2566128</text:p>
          </table:table-cell>
          <table:table-cell office:value-type="float" office:value="370016" calcext:value-type="float">
            <text:p>370016</text:p>
          </table:table-cell>
          <table:table-cell office:value-type="float" office:value="324824" calcext:value-type="float">
            <text:p>324824</text:p>
          </table:table-cell>
          <table:table-cell office:value-type="float" office:value="128240" calcext:value-type="float">
            <text:p>1282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648" calcext:value-type="float">
            <text:p>124648</text:p>
          </table:table-cell>
          <table:table-cell office:value-type="float" office:value="1955840" calcext:value-type="float">
            <text:p>1955840</text:p>
          </table:table-cell>
          <table:table-cell office:value-type="float" office:value="291976" calcext:value-type="float">
            <text:p>291976</text:p>
          </table:table-cell>
          <table:table-cell office:value-type="float" office:value="263360" calcext:value-type="float">
            <text:p>263360</text:p>
          </table:table-cell>
          <table:table-cell office:value-type="float" office:value="126080" calcext:value-type="float">
            <text:p>126080</text:p>
          </table:table-cell>
          <table:table-cell office:value-type="float" office:value="130768" calcext:value-type="float">
            <text:p>130768</text:p>
          </table:table-cell>
          <table:table-cell office:value-type="float" office:value="2566272" calcext:value-type="float">
            <text:p>2566272</text:p>
          </table:table-cell>
          <table:table-cell office:value-type="float" office:value="370120" calcext:value-type="float">
            <text:p>370120</text:p>
          </table:table-cell>
          <table:table-cell office:value-type="float" office:value="325424" calcext:value-type="float">
            <text:p>325424</text:p>
          </table:table-cell>
          <table:table-cell office:value-type="float" office:value="128416" calcext:value-type="float">
            <text:p>1284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736" calcext:value-type="float">
            <text:p>124736</text:p>
          </table:table-cell>
          <table:table-cell office:value-type="float" office:value="1955880" calcext:value-type="float">
            <text:p>1955880</text:p>
          </table:table-cell>
          <table:table-cell office:value-type="float" office:value="291984" calcext:value-type="float">
            <text:p>291984</text:p>
          </table:table-cell>
          <table:table-cell office:value-type="float" office:value="263368" calcext:value-type="float">
            <text:p>263368</text:p>
          </table:table-cell>
          <table:table-cell office:value-type="float" office:value="126120" calcext:value-type="float">
            <text:p>126120</text:p>
          </table:table-cell>
          <table:table-cell office:value-type="float" office:value="130992" calcext:value-type="float">
            <text:p>130992</text:p>
          </table:table-cell>
          <table:table-cell office:value-type="float" office:value="2566384" calcext:value-type="float">
            <text:p>2566384</text:p>
          </table:table-cell>
          <table:table-cell office:value-type="float" office:value="370400" calcext:value-type="float">
            <text:p>370400</text:p>
          </table:table-cell>
          <table:table-cell office:value-type="float" office:value="325912" calcext:value-type="float">
            <text:p>325912</text:p>
          </table:table-cell>
          <table:table-cell office:value-type="float" office:value="128472" calcext:value-type="float">
            <text:p>1284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760" calcext:value-type="float">
            <text:p>124760</text:p>
          </table:table-cell>
          <table:table-cell office:value-type="float" office:value="1955928" calcext:value-type="float">
            <text:p>1955928</text:p>
          </table:table-cell>
          <table:table-cell office:value-type="float" office:value="292160" calcext:value-type="float">
            <text:p>292160</text:p>
          </table:table-cell>
          <table:table-cell office:value-type="float" office:value="263408" calcext:value-type="float">
            <text:p>263408</text:p>
          </table:table-cell>
          <table:table-cell office:value-type="float" office:value="126128" calcext:value-type="float">
            <text:p>126128</text:p>
          </table:table-cell>
          <table:table-cell office:value-type="float" office:value="131456" calcext:value-type="float">
            <text:p>131456</text:p>
          </table:table-cell>
          <table:table-cell office:value-type="float" office:value="2566528" calcext:value-type="float">
            <text:p>2566528</text:p>
          </table:table-cell>
          <table:table-cell office:value-type="float" office:value="370592" calcext:value-type="float">
            <text:p>370592</text:p>
          </table:table-cell>
          <table:table-cell office:value-type="float" office:value="326520" calcext:value-type="float">
            <text:p>326520</text:p>
          </table:table-cell>
          <table:table-cell office:value-type="float" office:value="128672" calcext:value-type="float">
            <text:p>128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776" calcext:value-type="float">
            <text:p>124776</text:p>
          </table:table-cell>
          <table:table-cell office:value-type="float" office:value="1955976" calcext:value-type="float">
            <text:p>1955976</text:p>
          </table:table-cell>
          <table:table-cell office:value-type="float" office:value="292224" calcext:value-type="float">
            <text:p>292224</text:p>
          </table:table-cell>
          <table:table-cell office:value-type="float" office:value="263408" calcext:value-type="float">
            <text:p>263408</text:p>
          </table:table-cell>
          <table:table-cell office:value-type="float" office:value="126144" calcext:value-type="float">
            <text:p>126144</text:p>
          </table:table-cell>
          <table:table-cell office:value-type="float" office:value="131680" calcext:value-type="float">
            <text:p>131680</text:p>
          </table:table-cell>
          <table:table-cell office:value-type="float" office:value="2566752" calcext:value-type="float">
            <text:p>2566752</text:p>
          </table:table-cell>
          <table:table-cell office:value-type="float" office:value="370600" calcext:value-type="float">
            <text:p>370600</text:p>
          </table:table-cell>
          <table:table-cell office:value-type="float" office:value="326856" calcext:value-type="float">
            <text:p>326856</text:p>
          </table:table-cell>
          <table:table-cell office:value-type="float" office:value="128896" calcext:value-type="float">
            <text:p>1288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784" calcext:value-type="float">
            <text:p>124784</text:p>
          </table:table-cell>
          <table:table-cell office:value-type="float" office:value="1956024" calcext:value-type="float">
            <text:p>1956024</text:p>
          </table:table-cell>
          <table:table-cell office:value-type="float" office:value="292232" calcext:value-type="float">
            <text:p>292232</text:p>
          </table:table-cell>
          <table:table-cell office:value-type="float" office:value="263432" calcext:value-type="float">
            <text:p>263432</text:p>
          </table:table-cell>
          <table:table-cell office:value-type="float" office:value="126224" calcext:value-type="float">
            <text:p>126224</text:p>
          </table:table-cell>
          <table:table-cell office:value-type="float" office:value="131952" calcext:value-type="float">
            <text:p>131952</text:p>
          </table:table-cell>
          <table:table-cell office:value-type="float" office:value="2566760" calcext:value-type="float">
            <text:p>2566760</text:p>
          </table:table-cell>
          <table:table-cell office:value-type="float" office:value="370744" calcext:value-type="float">
            <text:p>370744</text:p>
          </table:table-cell>
          <table:table-cell office:value-type="float" office:value="326984" calcext:value-type="float">
            <text:p>326984</text:p>
          </table:table-cell>
          <table:table-cell office:value-type="float" office:value="129400" calcext:value-type="float">
            <text:p>129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832" calcext:value-type="float">
            <text:p>124832</text:p>
          </table:table-cell>
          <table:table-cell office:value-type="float" office:value="1956040" calcext:value-type="float">
            <text:p>1956040</text:p>
          </table:table-cell>
          <table:table-cell office:value-type="float" office:value="292232" calcext:value-type="float">
            <text:p>292232</text:p>
          </table:table-cell>
          <table:table-cell office:value-type="float" office:value="263464" calcext:value-type="float">
            <text:p>263464</text:p>
          </table:table-cell>
          <table:table-cell office:value-type="float" office:value="126232" calcext:value-type="float">
            <text:p>126232</text:p>
          </table:table-cell>
          <table:table-cell office:value-type="float" office:value="132032" calcext:value-type="float">
            <text:p>132032</text:p>
          </table:table-cell>
          <table:table-cell office:value-type="float" office:value="2566920" calcext:value-type="float">
            <text:p>2566920</text:p>
          </table:table-cell>
          <table:table-cell office:value-type="float" office:value="370936" calcext:value-type="float">
            <text:p>370936</text:p>
          </table:table-cell>
          <table:table-cell office:value-type="float" office:value="327272" calcext:value-type="float">
            <text:p>327272</text:p>
          </table:table-cell>
          <table:table-cell office:value-type="float" office:value="129792" calcext:value-type="float">
            <text:p>1297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832" calcext:value-type="float">
            <text:p>124832</text:p>
          </table:table-cell>
          <table:table-cell office:value-type="float" office:value="1956120" calcext:value-type="float">
            <text:p>1956120</text:p>
          </table:table-cell>
          <table:table-cell office:value-type="float" office:value="292312" calcext:value-type="float">
            <text:p>292312</text:p>
          </table:table-cell>
          <table:table-cell office:value-type="float" office:value="263552" calcext:value-type="float">
            <text:p>263552</text:p>
          </table:table-cell>
          <table:table-cell office:value-type="float" office:value="126256" calcext:value-type="float">
            <text:p>126256</text:p>
          </table:table-cell>
          <table:table-cell office:value-type="float" office:value="132328" calcext:value-type="float">
            <text:p>132328</text:p>
          </table:table-cell>
          <table:table-cell office:value-type="float" office:value="2567008" calcext:value-type="float">
            <text:p>2567008</text:p>
          </table:table-cell>
          <table:table-cell office:value-type="float" office:value="370976" calcext:value-type="float">
            <text:p>370976</text:p>
          </table:table-cell>
          <table:table-cell office:value-type="float" office:value="327624" calcext:value-type="float">
            <text:p>327624</text:p>
          </table:table-cell>
          <table:table-cell office:value-type="float" office:value="131344" calcext:value-type="float">
            <text:p>1313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840" calcext:value-type="float">
            <text:p>124840</text:p>
          </table:table-cell>
          <table:table-cell office:value-type="float" office:value="1956128" calcext:value-type="float">
            <text:p>1956128</text:p>
          </table:table-cell>
          <table:table-cell office:value-type="float" office:value="292376" calcext:value-type="float">
            <text:p>292376</text:p>
          </table:table-cell>
          <table:table-cell office:value-type="float" office:value="263568" calcext:value-type="float">
            <text:p>263568</text:p>
          </table:table-cell>
          <table:table-cell office:value-type="float" office:value="126280" calcext:value-type="float">
            <text:p>126280</text:p>
          </table:table-cell>
          <table:table-cell office:value-type="float" office:value="132856" calcext:value-type="float">
            <text:p>132856</text:p>
          </table:table-cell>
          <table:table-cell office:value-type="float" office:value="2567016" calcext:value-type="float">
            <text:p>2567016</text:p>
          </table:table-cell>
          <table:table-cell office:value-type="float" office:value="371080" calcext:value-type="float">
            <text:p>371080</text:p>
          </table:table-cell>
          <table:table-cell office:value-type="float" office:value="327672" calcext:value-type="float">
            <text:p>327672</text:p>
          </table:table-cell>
          <table:table-cell office:value-type="float" office:value="131600" calcext:value-type="float">
            <text:p>1316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856" calcext:value-type="float">
            <text:p>124856</text:p>
          </table:table-cell>
          <table:table-cell office:value-type="float" office:value="1956136" calcext:value-type="float">
            <text:p>1956136</text:p>
          </table:table-cell>
          <table:table-cell office:value-type="float" office:value="292400" calcext:value-type="float">
            <text:p>292400</text:p>
          </table:table-cell>
          <table:table-cell office:value-type="float" office:value="263664" calcext:value-type="float">
            <text:p>263664</text:p>
          </table:table-cell>
          <table:table-cell office:value-type="float" office:value="126304" calcext:value-type="float">
            <text:p>126304</text:p>
          </table:table-cell>
          <table:table-cell office:value-type="float" office:value="132904" calcext:value-type="float">
            <text:p>132904</text:p>
          </table:table-cell>
          <table:table-cell office:value-type="float" office:value="2567248" calcext:value-type="float">
            <text:p>2567248</text:p>
          </table:table-cell>
          <table:table-cell office:value-type="float" office:value="371096" calcext:value-type="float">
            <text:p>371096</text:p>
          </table:table-cell>
          <table:table-cell office:value-type="float" office:value="327688" calcext:value-type="float">
            <text:p>327688</text:p>
          </table:table-cell>
          <table:table-cell office:value-type="float" office:value="131840" calcext:value-type="float">
            <text:p>1318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880" calcext:value-type="float">
            <text:p>124880</text:p>
          </table:table-cell>
          <table:table-cell office:value-type="float" office:value="1956296" calcext:value-type="float">
            <text:p>1956296</text:p>
          </table:table-cell>
          <table:table-cell office:value-type="float" office:value="292456" calcext:value-type="float">
            <text:p>292456</text:p>
          </table:table-cell>
          <table:table-cell office:value-type="float" office:value="263752" calcext:value-type="float">
            <text:p>263752</text:p>
          </table:table-cell>
          <table:table-cell office:value-type="float" office:value="126336" calcext:value-type="float">
            <text:p>126336</text:p>
          </table:table-cell>
          <table:table-cell office:value-type="float" office:value="133096" calcext:value-type="float">
            <text:p>133096</text:p>
          </table:table-cell>
          <table:table-cell office:value-type="float" office:value="2567672" calcext:value-type="float">
            <text:p>2567672</text:p>
          </table:table-cell>
          <table:table-cell office:value-type="float" office:value="371128" calcext:value-type="float">
            <text:p>371128</text:p>
          </table:table-cell>
          <table:table-cell office:value-type="float" office:value="327888" calcext:value-type="float">
            <text:p>327888</text:p>
          </table:table-cell>
          <table:table-cell office:value-type="float" office:value="132136" calcext:value-type="float">
            <text:p>1321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920" calcext:value-type="float">
            <text:p>124920</text:p>
          </table:table-cell>
          <table:table-cell office:value-type="float" office:value="1956328" calcext:value-type="float">
            <text:p>1956328</text:p>
          </table:table-cell>
          <table:table-cell office:value-type="float" office:value="292504" calcext:value-type="float">
            <text:p>292504</text:p>
          </table:table-cell>
          <table:table-cell office:value-type="float" office:value="263792" calcext:value-type="float">
            <text:p>263792</text:p>
          </table:table-cell>
          <table:table-cell office:value-type="float" office:value="126416" calcext:value-type="float">
            <text:p>126416</text:p>
          </table:table-cell>
          <table:table-cell office:value-type="float" office:value="133120" calcext:value-type="float">
            <text:p>133120</text:p>
          </table:table-cell>
          <table:table-cell office:value-type="float" office:value="2567672" calcext:value-type="float">
            <text:p>2567672</text:p>
          </table:table-cell>
          <table:table-cell office:value-type="float" office:value="371480" calcext:value-type="float">
            <text:p>371480</text:p>
          </table:table-cell>
          <table:table-cell office:value-type="float" office:value="328024" calcext:value-type="float">
            <text:p>328024</text:p>
          </table:table-cell>
          <table:table-cell office:value-type="float" office:value="132232" calcext:value-type="float">
            <text:p>1322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4968" calcext:value-type="float">
            <text:p>124968</text:p>
          </table:table-cell>
          <table:table-cell office:value-type="float" office:value="1956384" calcext:value-type="float">
            <text:p>1956384</text:p>
          </table:table-cell>
          <table:table-cell office:value-type="float" office:value="292520" calcext:value-type="float">
            <text:p>292520</text:p>
          </table:table-cell>
          <table:table-cell office:value-type="float" office:value="263792" calcext:value-type="float">
            <text:p>263792</text:p>
          </table:table-cell>
          <table:table-cell office:value-type="float" office:value="126424" calcext:value-type="float">
            <text:p>126424</text:p>
          </table:table-cell>
          <table:table-cell office:value-type="float" office:value="133608" calcext:value-type="float">
            <text:p>133608</text:p>
          </table:table-cell>
          <table:table-cell office:value-type="float" office:value="2567808" calcext:value-type="float">
            <text:p>2567808</text:p>
          </table:table-cell>
          <table:table-cell office:value-type="float" office:value="371512" calcext:value-type="float">
            <text:p>371512</text:p>
          </table:table-cell>
          <table:table-cell office:value-type="float" office:value="328248" calcext:value-type="float">
            <text:p>328248</text:p>
          </table:table-cell>
          <table:table-cell office:value-type="float" office:value="132648" calcext:value-type="float">
            <text:p>1326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064" calcext:value-type="float">
            <text:p>125064</text:p>
          </table:table-cell>
          <table:table-cell office:value-type="float" office:value="1956464" calcext:value-type="float">
            <text:p>1956464</text:p>
          </table:table-cell>
          <table:table-cell office:value-type="float" office:value="292600" calcext:value-type="float">
            <text:p>292600</text:p>
          </table:table-cell>
          <table:table-cell office:value-type="float" office:value="263792" calcext:value-type="float">
            <text:p>263792</text:p>
          </table:table-cell>
          <table:table-cell office:value-type="float" office:value="126584" calcext:value-type="float">
            <text:p>126584</text:p>
          </table:table-cell>
          <table:table-cell office:value-type="float" office:value="133656" calcext:value-type="float">
            <text:p>133656</text:p>
          </table:table-cell>
          <table:table-cell office:value-type="float" office:value="2567888" calcext:value-type="float">
            <text:p>2567888</text:p>
          </table:table-cell>
          <table:table-cell office:value-type="float" office:value="371744" calcext:value-type="float">
            <text:p>371744</text:p>
          </table:table-cell>
          <table:table-cell office:value-type="float" office:value="328424" calcext:value-type="float">
            <text:p>328424</text:p>
          </table:table-cell>
          <table:table-cell office:value-type="float" office:value="132728" calcext:value-type="float">
            <text:p>1327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112" calcext:value-type="float">
            <text:p>125112</text:p>
          </table:table-cell>
          <table:table-cell office:value-type="float" office:value="1956496" calcext:value-type="float">
            <text:p>1956496</text:p>
          </table:table-cell>
          <table:table-cell office:value-type="float" office:value="292624" calcext:value-type="float">
            <text:p>292624</text:p>
          </table:table-cell>
          <table:table-cell office:value-type="float" office:value="263832" calcext:value-type="float">
            <text:p>263832</text:p>
          </table:table-cell>
          <table:table-cell office:value-type="float" office:value="126640" calcext:value-type="float">
            <text:p>126640</text:p>
          </table:table-cell>
          <table:table-cell office:value-type="float" office:value="133976" calcext:value-type="float">
            <text:p>133976</text:p>
          </table:table-cell>
          <table:table-cell office:value-type="float" office:value="2567952" calcext:value-type="float">
            <text:p>2567952</text:p>
          </table:table-cell>
          <table:table-cell office:value-type="float" office:value="371824" calcext:value-type="float">
            <text:p>371824</text:p>
          </table:table-cell>
          <table:table-cell office:value-type="float" office:value="328552" calcext:value-type="float">
            <text:p>328552</text:p>
          </table:table-cell>
          <table:table-cell office:value-type="float" office:value="132760" calcext:value-type="float">
            <text:p>1327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120" calcext:value-type="float">
            <text:p>125120</text:p>
          </table:table-cell>
          <table:table-cell office:value-type="float" office:value="1956512" calcext:value-type="float">
            <text:p>1956512</text:p>
          </table:table-cell>
          <table:table-cell office:value-type="float" office:value="292648" calcext:value-type="float">
            <text:p>292648</text:p>
          </table:table-cell>
          <table:table-cell office:value-type="float" office:value="263872" calcext:value-type="float">
            <text:p>263872</text:p>
          </table:table-cell>
          <table:table-cell office:value-type="float" office:value="126664" calcext:value-type="float">
            <text:p>126664</text:p>
          </table:table-cell>
          <table:table-cell office:value-type="float" office:value="134304" calcext:value-type="float">
            <text:p>134304</text:p>
          </table:table-cell>
          <table:table-cell office:value-type="float" office:value="2567952" calcext:value-type="float">
            <text:p>2567952</text:p>
          </table:table-cell>
          <table:table-cell office:value-type="float" office:value="371944" calcext:value-type="float">
            <text:p>371944</text:p>
          </table:table-cell>
          <table:table-cell office:value-type="float" office:value="328608" calcext:value-type="float">
            <text:p>328608</text:p>
          </table:table-cell>
          <table:table-cell office:value-type="float" office:value="132952" calcext:value-type="float">
            <text:p>1329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168" calcext:value-type="float">
            <text:p>125168</text:p>
          </table:table-cell>
          <table:table-cell office:value-type="float" office:value="1956568" calcext:value-type="float">
            <text:p>1956568</text:p>
          </table:table-cell>
          <table:table-cell office:value-type="float" office:value="292696" calcext:value-type="float">
            <text:p>292696</text:p>
          </table:table-cell>
          <table:table-cell office:value-type="float" office:value="263880" calcext:value-type="float">
            <text:p>263880</text:p>
          </table:table-cell>
          <table:table-cell office:value-type="float" office:value="126680" calcext:value-type="float">
            <text:p>126680</text:p>
          </table:table-cell>
          <table:table-cell office:value-type="float" office:value="134432" calcext:value-type="float">
            <text:p>134432</text:p>
          </table:table-cell>
          <table:table-cell office:value-type="float" office:value="2568128" calcext:value-type="float">
            <text:p>2568128</text:p>
          </table:table-cell>
          <table:table-cell office:value-type="float" office:value="372256" calcext:value-type="float">
            <text:p>372256</text:p>
          </table:table-cell>
          <table:table-cell office:value-type="float" office:value="328752" calcext:value-type="float">
            <text:p>328752</text:p>
          </table:table-cell>
          <table:table-cell office:value-type="float" office:value="133224" calcext:value-type="float">
            <text:p>1332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336" calcext:value-type="float">
            <text:p>125336</text:p>
          </table:table-cell>
          <table:table-cell office:value-type="float" office:value="1956576" calcext:value-type="float">
            <text:p>1956576</text:p>
          </table:table-cell>
          <table:table-cell office:value-type="float" office:value="292720" calcext:value-type="float">
            <text:p>292720</text:p>
          </table:table-cell>
          <table:table-cell office:value-type="float" office:value="263888" calcext:value-type="float">
            <text:p>263888</text:p>
          </table:table-cell>
          <table:table-cell office:value-type="float" office:value="126728" calcext:value-type="float">
            <text:p>126728</text:p>
          </table:table-cell>
          <table:table-cell office:value-type="float" office:value="134472" calcext:value-type="float">
            <text:p>134472</text:p>
          </table:table-cell>
          <table:table-cell office:value-type="float" office:value="2568392" calcext:value-type="float">
            <text:p>2568392</text:p>
          </table:table-cell>
          <table:table-cell office:value-type="float" office:value="372848" calcext:value-type="float">
            <text:p>372848</text:p>
          </table:table-cell>
          <table:table-cell office:value-type="float" office:value="328792" calcext:value-type="float">
            <text:p>328792</text:p>
          </table:table-cell>
          <table:table-cell office:value-type="float" office:value="133712" calcext:value-type="float">
            <text:p>1337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424" calcext:value-type="float">
            <text:p>125424</text:p>
          </table:table-cell>
          <table:table-cell office:value-type="float" office:value="1956592" calcext:value-type="float">
            <text:p>1956592</text:p>
          </table:table-cell>
          <table:table-cell office:value-type="float" office:value="292728" calcext:value-type="float">
            <text:p>292728</text:p>
          </table:table-cell>
          <table:table-cell office:value-type="float" office:value="263912" calcext:value-type="float">
            <text:p>263912</text:p>
          </table:table-cell>
          <table:table-cell office:value-type="float" office:value="126744" calcext:value-type="float">
            <text:p>126744</text:p>
          </table:table-cell>
          <table:table-cell office:value-type="float" office:value="134552" calcext:value-type="float">
            <text:p>134552</text:p>
          </table:table-cell>
          <table:table-cell office:value-type="float" office:value="2568424" calcext:value-type="float">
            <text:p>2568424</text:p>
          </table:table-cell>
          <table:table-cell office:value-type="float" office:value="373144" calcext:value-type="float">
            <text:p>373144</text:p>
          </table:table-cell>
          <table:table-cell office:value-type="float" office:value="328880" calcext:value-type="float">
            <text:p>328880</text:p>
          </table:table-cell>
          <table:table-cell office:value-type="float" office:value="133832" calcext:value-type="float">
            <text:p>1338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520" calcext:value-type="float">
            <text:p>125520</text:p>
          </table:table-cell>
          <table:table-cell office:value-type="float" office:value="1956592" calcext:value-type="float">
            <text:p>1956592</text:p>
          </table:table-cell>
          <table:table-cell office:value-type="float" office:value="292752" calcext:value-type="float">
            <text:p>292752</text:p>
          </table:table-cell>
          <table:table-cell office:value-type="float" office:value="263968" calcext:value-type="float">
            <text:p>263968</text:p>
          </table:table-cell>
          <table:table-cell office:value-type="float" office:value="126744" calcext:value-type="float">
            <text:p>126744</text:p>
          </table:table-cell>
          <table:table-cell office:value-type="float" office:value="134680" calcext:value-type="float">
            <text:p>134680</text:p>
          </table:table-cell>
          <table:table-cell office:value-type="float" office:value="2568520" calcext:value-type="float">
            <text:p>2568520</text:p>
          </table:table-cell>
          <table:table-cell office:value-type="float" office:value="373432" calcext:value-type="float">
            <text:p>373432</text:p>
          </table:table-cell>
          <table:table-cell office:value-type="float" office:value="328976" calcext:value-type="float">
            <text:p>328976</text:p>
          </table:table-cell>
          <table:table-cell office:value-type="float" office:value="133976" calcext:value-type="float">
            <text:p>1339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536" calcext:value-type="float">
            <text:p>125536</text:p>
          </table:table-cell>
          <table:table-cell office:value-type="float" office:value="1956616" calcext:value-type="float">
            <text:p>1956616</text:p>
          </table:table-cell>
          <table:table-cell office:value-type="float" office:value="292808" calcext:value-type="float">
            <text:p>292808</text:p>
          </table:table-cell>
          <table:table-cell office:value-type="float" office:value="263984" calcext:value-type="float">
            <text:p>263984</text:p>
          </table:table-cell>
          <table:table-cell office:value-type="float" office:value="126760" calcext:value-type="float">
            <text:p>126760</text:p>
          </table:table-cell>
          <table:table-cell office:value-type="float" office:value="134736" calcext:value-type="float">
            <text:p>134736</text:p>
          </table:table-cell>
          <table:table-cell office:value-type="float" office:value="2568856" calcext:value-type="float">
            <text:p>2568856</text:p>
          </table:table-cell>
          <table:table-cell office:value-type="float" office:value="373512" calcext:value-type="float">
            <text:p>373512</text:p>
          </table:table-cell>
          <table:table-cell office:value-type="float" office:value="328992" calcext:value-type="float">
            <text:p>328992</text:p>
          </table:table-cell>
          <table:table-cell office:value-type="float" office:value="134296" calcext:value-type="float">
            <text:p>1342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544" calcext:value-type="float">
            <text:p>125544</text:p>
          </table:table-cell>
          <table:table-cell office:value-type="float" office:value="1956624" calcext:value-type="float">
            <text:p>1956624</text:p>
          </table:table-cell>
          <table:table-cell office:value-type="float" office:value="292816" calcext:value-type="float">
            <text:p>292816</text:p>
          </table:table-cell>
          <table:table-cell office:value-type="float" office:value="264056" calcext:value-type="float">
            <text:p>264056</text:p>
          </table:table-cell>
          <table:table-cell office:value-type="float" office:value="126808" calcext:value-type="float">
            <text:p>126808</text:p>
          </table:table-cell>
          <table:table-cell office:value-type="float" office:value="135040" calcext:value-type="float">
            <text:p>135040</text:p>
          </table:table-cell>
          <table:table-cell office:value-type="float" office:value="2569112" calcext:value-type="float">
            <text:p>2569112</text:p>
          </table:table-cell>
          <table:table-cell office:value-type="float" office:value="373632" calcext:value-type="float">
            <text:p>373632</text:p>
          </table:table-cell>
          <table:table-cell office:value-type="float" office:value="329072" calcext:value-type="float">
            <text:p>329072</text:p>
          </table:table-cell>
          <table:table-cell office:value-type="float" office:value="134520" calcext:value-type="float">
            <text:p>1345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584" calcext:value-type="float">
            <text:p>125584</text:p>
          </table:table-cell>
          <table:table-cell office:value-type="float" office:value="1956696" calcext:value-type="float">
            <text:p>1956696</text:p>
          </table:table-cell>
          <table:table-cell office:value-type="float" office:value="292936" calcext:value-type="float">
            <text:p>292936</text:p>
          </table:table-cell>
          <table:table-cell office:value-type="float" office:value="264104" calcext:value-type="float">
            <text:p>264104</text:p>
          </table:table-cell>
          <table:table-cell office:value-type="float" office:value="126808" calcext:value-type="float">
            <text:p>126808</text:p>
          </table:table-cell>
          <table:table-cell office:value-type="float" office:value="135136" calcext:value-type="float">
            <text:p>135136</text:p>
          </table:table-cell>
          <table:table-cell office:value-type="float" office:value="2569552" calcext:value-type="float">
            <text:p>2569552</text:p>
          </table:table-cell>
          <table:table-cell office:value-type="float" office:value="373928" calcext:value-type="float">
            <text:p>373928</text:p>
          </table:table-cell>
          <table:table-cell office:value-type="float" office:value="329080" calcext:value-type="float">
            <text:p>329080</text:p>
          </table:table-cell>
          <table:table-cell office:value-type="float" office:value="134560" calcext:value-type="float">
            <text:p>1345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608" calcext:value-type="float">
            <text:p>125608</text:p>
          </table:table-cell>
          <table:table-cell office:value-type="float" office:value="1956760" calcext:value-type="float">
            <text:p>1956760</text:p>
          </table:table-cell>
          <table:table-cell office:value-type="float" office:value="293064" calcext:value-type="float">
            <text:p>293064</text:p>
          </table:table-cell>
          <table:table-cell office:value-type="float" office:value="264120" calcext:value-type="float">
            <text:p>264120</text:p>
          </table:table-cell>
          <table:table-cell office:value-type="float" office:value="126840" calcext:value-type="float">
            <text:p>126840</text:p>
          </table:table-cell>
          <table:table-cell office:value-type="float" office:value="135440" calcext:value-type="float">
            <text:p>135440</text:p>
          </table:table-cell>
          <table:table-cell office:value-type="float" office:value="2569992" calcext:value-type="float">
            <text:p>2569992</text:p>
          </table:table-cell>
          <table:table-cell office:value-type="float" office:value="374008" calcext:value-type="float">
            <text:p>374008</text:p>
          </table:table-cell>
          <table:table-cell office:value-type="float" office:value="329144" calcext:value-type="float">
            <text:p>329144</text:p>
          </table:table-cell>
          <table:table-cell office:value-type="float" office:value="134640" calcext:value-type="float">
            <text:p>1346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616" calcext:value-type="float">
            <text:p>125616</text:p>
          </table:table-cell>
          <table:table-cell office:value-type="float" office:value="1956760" calcext:value-type="float">
            <text:p>1956760</text:p>
          </table:table-cell>
          <table:table-cell office:value-type="float" office:value="293064" calcext:value-type="float">
            <text:p>293064</text:p>
          </table:table-cell>
          <table:table-cell office:value-type="float" office:value="264128" calcext:value-type="float">
            <text:p>264128</text:p>
          </table:table-cell>
          <table:table-cell office:value-type="float" office:value="126856" calcext:value-type="float">
            <text:p>126856</text:p>
          </table:table-cell>
          <table:table-cell office:value-type="float" office:value="135864" calcext:value-type="float">
            <text:p>135864</text:p>
          </table:table-cell>
          <table:table-cell office:value-type="float" office:value="2570024" calcext:value-type="float">
            <text:p>2570024</text:p>
          </table:table-cell>
          <table:table-cell office:value-type="float" office:value="374440" calcext:value-type="float">
            <text:p>374440</text:p>
          </table:table-cell>
          <table:table-cell office:value-type="float" office:value="329168" calcext:value-type="float">
            <text:p>329168</text:p>
          </table:table-cell>
          <table:table-cell office:value-type="float" office:value="135144" calcext:value-type="float">
            <text:p>1351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672" calcext:value-type="float">
            <text:p>125672</text:p>
          </table:table-cell>
          <table:table-cell office:value-type="float" office:value="1956768" calcext:value-type="float">
            <text:p>1956768</text:p>
          </table:table-cell>
          <table:table-cell office:value-type="float" office:value="293080" calcext:value-type="float">
            <text:p>293080</text:p>
          </table:table-cell>
          <table:table-cell office:value-type="float" office:value="264136" calcext:value-type="float">
            <text:p>264136</text:p>
          </table:table-cell>
          <table:table-cell office:value-type="float" office:value="126856" calcext:value-type="float">
            <text:p>126856</text:p>
          </table:table-cell>
          <table:table-cell office:value-type="float" office:value="135880" calcext:value-type="float">
            <text:p>135880</text:p>
          </table:table-cell>
          <table:table-cell office:value-type="float" office:value="2570080" calcext:value-type="float">
            <text:p>2570080</text:p>
          </table:table-cell>
          <table:table-cell office:value-type="float" office:value="374744" calcext:value-type="float">
            <text:p>374744</text:p>
          </table:table-cell>
          <table:table-cell office:value-type="float" office:value="329248" calcext:value-type="float">
            <text:p>329248</text:p>
          </table:table-cell>
          <table:table-cell office:value-type="float" office:value="135200" calcext:value-type="float">
            <text:p>135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688" calcext:value-type="float">
            <text:p>125688</text:p>
          </table:table-cell>
          <table:table-cell office:value-type="float" office:value="1956776" calcext:value-type="float">
            <text:p>1956776</text:p>
          </table:table-cell>
          <table:table-cell office:value-type="float" office:value="293088" calcext:value-type="float">
            <text:p>293088</text:p>
          </table:table-cell>
          <table:table-cell office:value-type="float" office:value="264136" calcext:value-type="float">
            <text:p>264136</text:p>
          </table:table-cell>
          <table:table-cell office:value-type="float" office:value="126888" calcext:value-type="float">
            <text:p>126888</text:p>
          </table:table-cell>
          <table:table-cell office:value-type="float" office:value="136072" calcext:value-type="float">
            <text:p>136072</text:p>
          </table:table-cell>
          <table:table-cell office:value-type="float" office:value="2570312" calcext:value-type="float">
            <text:p>2570312</text:p>
          </table:table-cell>
          <table:table-cell office:value-type="float" office:value="374816" calcext:value-type="float">
            <text:p>374816</text:p>
          </table:table-cell>
          <table:table-cell office:value-type="float" office:value="329288" calcext:value-type="float">
            <text:p>329288</text:p>
          </table:table-cell>
          <table:table-cell office:value-type="float" office:value="135424" calcext:value-type="float">
            <text:p>1354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712" calcext:value-type="float">
            <text:p>125712</text:p>
          </table:table-cell>
          <table:table-cell office:value-type="float" office:value="1956792" calcext:value-type="float">
            <text:p>1956792</text:p>
          </table:table-cell>
          <table:table-cell office:value-type="float" office:value="293120" calcext:value-type="float">
            <text:p>293120</text:p>
          </table:table-cell>
          <table:table-cell office:value-type="float" office:value="264288" calcext:value-type="float">
            <text:p>264288</text:p>
          </table:table-cell>
          <table:table-cell office:value-type="float" office:value="126912" calcext:value-type="float">
            <text:p>126912</text:p>
          </table:table-cell>
          <table:table-cell office:value-type="float" office:value="136088" calcext:value-type="float">
            <text:p>136088</text:p>
          </table:table-cell>
          <table:table-cell office:value-type="float" office:value="2570464" calcext:value-type="float">
            <text:p>2570464</text:p>
          </table:table-cell>
          <table:table-cell office:value-type="float" office:value="374880" calcext:value-type="float">
            <text:p>374880</text:p>
          </table:table-cell>
          <table:table-cell office:value-type="float" office:value="329408" calcext:value-type="float">
            <text:p>329408</text:p>
          </table:table-cell>
          <table:table-cell office:value-type="float" office:value="135544" calcext:value-type="float">
            <text:p>1355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744" calcext:value-type="float">
            <text:p>125744</text:p>
          </table:table-cell>
          <table:table-cell office:value-type="float" office:value="1956816" calcext:value-type="float">
            <text:p>1956816</text:p>
          </table:table-cell>
          <table:table-cell office:value-type="float" office:value="293120" calcext:value-type="float">
            <text:p>293120</text:p>
          </table:table-cell>
          <table:table-cell office:value-type="float" office:value="264304" calcext:value-type="float">
            <text:p>264304</text:p>
          </table:table-cell>
          <table:table-cell office:value-type="float" office:value="127000" calcext:value-type="float">
            <text:p>127000</text:p>
          </table:table-cell>
          <table:table-cell office:value-type="float" office:value="136128" calcext:value-type="float">
            <text:p>136128</text:p>
          </table:table-cell>
          <table:table-cell office:value-type="float" office:value="2570656" calcext:value-type="float">
            <text:p>2570656</text:p>
          </table:table-cell>
          <table:table-cell office:value-type="float" office:value="374976" calcext:value-type="float">
            <text:p>374976</text:p>
          </table:table-cell>
          <table:table-cell office:value-type="float" office:value="329456" calcext:value-type="float">
            <text:p>329456</text:p>
          </table:table-cell>
          <table:table-cell office:value-type="float" office:value="135584" calcext:value-type="float">
            <text:p>1355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752" calcext:value-type="float">
            <text:p>125752</text:p>
          </table:table-cell>
          <table:table-cell office:value-type="float" office:value="1956888" calcext:value-type="float">
            <text:p>1956888</text:p>
          </table:table-cell>
          <table:table-cell office:value-type="float" office:value="293128" calcext:value-type="float">
            <text:p>293128</text:p>
          </table:table-cell>
          <table:table-cell office:value-type="float" office:value="264312" calcext:value-type="float">
            <text:p>264312</text:p>
          </table:table-cell>
          <table:table-cell office:value-type="float" office:value="127024" calcext:value-type="float">
            <text:p>127024</text:p>
          </table:table-cell>
          <table:table-cell office:value-type="float" office:value="136240" calcext:value-type="float">
            <text:p>136240</text:p>
          </table:table-cell>
          <table:table-cell office:value-type="float" office:value="2570896" calcext:value-type="float">
            <text:p>2570896</text:p>
          </table:table-cell>
          <table:table-cell office:value-type="float" office:value="375128" calcext:value-type="float">
            <text:p>375128</text:p>
          </table:table-cell>
          <table:table-cell office:value-type="float" office:value="329472" calcext:value-type="float">
            <text:p>329472</text:p>
          </table:table-cell>
          <table:table-cell office:value-type="float" office:value="135856" calcext:value-type="float">
            <text:p>1358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776" calcext:value-type="float">
            <text:p>125776</text:p>
          </table:table-cell>
          <table:table-cell office:value-type="float" office:value="1956904" calcext:value-type="float">
            <text:p>1956904</text:p>
          </table:table-cell>
          <table:table-cell office:value-type="float" office:value="293208" calcext:value-type="float">
            <text:p>293208</text:p>
          </table:table-cell>
          <table:table-cell office:value-type="float" office:value="264344" calcext:value-type="float">
            <text:p>264344</text:p>
          </table:table-cell>
          <table:table-cell office:value-type="float" office:value="127152" calcext:value-type="float">
            <text:p>127152</text:p>
          </table:table-cell>
          <table:table-cell office:value-type="float" office:value="136280" calcext:value-type="float">
            <text:p>136280</text:p>
          </table:table-cell>
          <table:table-cell office:value-type="float" office:value="2570928" calcext:value-type="float">
            <text:p>2570928</text:p>
          </table:table-cell>
          <table:table-cell office:value-type="float" office:value="375368" calcext:value-type="float">
            <text:p>375368</text:p>
          </table:table-cell>
          <table:table-cell office:value-type="float" office:value="329488" calcext:value-type="float">
            <text:p>329488</text:p>
          </table:table-cell>
          <table:table-cell office:value-type="float" office:value="135952" calcext:value-type="float">
            <text:p>1359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840" calcext:value-type="float">
            <text:p>125840</text:p>
          </table:table-cell>
          <table:table-cell office:value-type="float" office:value="1956912" calcext:value-type="float">
            <text:p>1956912</text:p>
          </table:table-cell>
          <table:table-cell office:value-type="float" office:value="293296" calcext:value-type="float">
            <text:p>293296</text:p>
          </table:table-cell>
          <table:table-cell office:value-type="float" office:value="264352" calcext:value-type="float">
            <text:p>264352</text:p>
          </table:table-cell>
          <table:table-cell office:value-type="float" office:value="127184" calcext:value-type="float">
            <text:p>127184</text:p>
          </table:table-cell>
          <table:table-cell office:value-type="float" office:value="136496" calcext:value-type="float">
            <text:p>136496</text:p>
          </table:table-cell>
          <table:table-cell office:value-type="float" office:value="2571080" calcext:value-type="float">
            <text:p>2571080</text:p>
          </table:table-cell>
          <table:table-cell office:value-type="float" office:value="375472" calcext:value-type="float">
            <text:p>375472</text:p>
          </table:table-cell>
          <table:table-cell office:value-type="float" office:value="329504" calcext:value-type="float">
            <text:p>329504</text:p>
          </table:table-cell>
          <table:table-cell office:value-type="float" office:value="136072" calcext:value-type="float">
            <text:p>1360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896" calcext:value-type="float">
            <text:p>125896</text:p>
          </table:table-cell>
          <table:table-cell office:value-type="float" office:value="1956936" calcext:value-type="float">
            <text:p>1956936</text:p>
          </table:table-cell>
          <table:table-cell office:value-type="float" office:value="293296" calcext:value-type="float">
            <text:p>293296</text:p>
          </table:table-cell>
          <table:table-cell office:value-type="float" office:value="264368" calcext:value-type="float">
            <text:p>264368</text:p>
          </table:table-cell>
          <table:table-cell office:value-type="float" office:value="127232" calcext:value-type="float">
            <text:p>127232</text:p>
          </table:table-cell>
          <table:table-cell office:value-type="float" office:value="136640" calcext:value-type="float">
            <text:p>136640</text:p>
          </table:table-cell>
          <table:table-cell office:value-type="float" office:value="2571200" calcext:value-type="float">
            <text:p>2571200</text:p>
          </table:table-cell>
          <table:table-cell office:value-type="float" office:value="375504" calcext:value-type="float">
            <text:p>375504</text:p>
          </table:table-cell>
          <table:table-cell office:value-type="float" office:value="329504" calcext:value-type="float">
            <text:p>329504</text:p>
          </table:table-cell>
          <table:table-cell office:value-type="float" office:value="136080" calcext:value-type="float">
            <text:p>1360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928" calcext:value-type="float">
            <text:p>125928</text:p>
          </table:table-cell>
          <table:table-cell office:value-type="float" office:value="1957016" calcext:value-type="float">
            <text:p>1957016</text:p>
          </table:table-cell>
          <table:table-cell office:value-type="float" office:value="293320" calcext:value-type="float">
            <text:p>293320</text:p>
          </table:table-cell>
          <table:table-cell office:value-type="float" office:value="264368" calcext:value-type="float">
            <text:p>264368</text:p>
          </table:table-cell>
          <table:table-cell office:value-type="float" office:value="127240" calcext:value-type="float">
            <text:p>127240</text:p>
          </table:table-cell>
          <table:table-cell office:value-type="float" office:value="136680" calcext:value-type="float">
            <text:p>136680</text:p>
          </table:table-cell>
          <table:table-cell office:value-type="float" office:value="2571280" calcext:value-type="float">
            <text:p>2571280</text:p>
          </table:table-cell>
          <table:table-cell office:value-type="float" office:value="375600" calcext:value-type="float">
            <text:p>375600</text:p>
          </table:table-cell>
          <table:table-cell office:value-type="float" office:value="329512" calcext:value-type="float">
            <text:p>329512</text:p>
          </table:table-cell>
          <table:table-cell office:value-type="float" office:value="136600" calcext:value-type="float">
            <text:p>1366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984" calcext:value-type="float">
            <text:p>125984</text:p>
          </table:table-cell>
          <table:table-cell office:value-type="float" office:value="1957040" calcext:value-type="float">
            <text:p>1957040</text:p>
          </table:table-cell>
          <table:table-cell office:value-type="float" office:value="293336" calcext:value-type="float">
            <text:p>293336</text:p>
          </table:table-cell>
          <table:table-cell office:value-type="float" office:value="264456" calcext:value-type="float">
            <text:p>264456</text:p>
          </table:table-cell>
          <table:table-cell office:value-type="float" office:value="127272" calcext:value-type="float">
            <text:p>127272</text:p>
          </table:table-cell>
          <table:table-cell office:value-type="float" office:value="136800" calcext:value-type="float">
            <text:p>136800</text:p>
          </table:table-cell>
          <table:table-cell office:value-type="float" office:value="2571520" calcext:value-type="float">
            <text:p>2571520</text:p>
          </table:table-cell>
          <table:table-cell office:value-type="float" office:value="375656" calcext:value-type="float">
            <text:p>375656</text:p>
          </table:table-cell>
          <table:table-cell office:value-type="float" office:value="329576" calcext:value-type="float">
            <text:p>329576</text:p>
          </table:table-cell>
          <table:table-cell office:value-type="float" office:value="136720" calcext:value-type="float">
            <text:p>1367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040" calcext:value-type="float">
            <text:p>126040</text:p>
          </table:table-cell>
          <table:table-cell office:value-type="float" office:value="1957096" calcext:value-type="float">
            <text:p>1957096</text:p>
          </table:table-cell>
          <table:table-cell office:value-type="float" office:value="293336" calcext:value-type="float">
            <text:p>293336</text:p>
          </table:table-cell>
          <table:table-cell office:value-type="float" office:value="264576" calcext:value-type="float">
            <text:p>264576</text:p>
          </table:table-cell>
          <table:table-cell office:value-type="float" office:value="127272" calcext:value-type="float">
            <text:p>127272</text:p>
          </table:table-cell>
          <table:table-cell office:value-type="float" office:value="136832" calcext:value-type="float">
            <text:p>136832</text:p>
          </table:table-cell>
          <table:table-cell office:value-type="float" office:value="2571696" calcext:value-type="float">
            <text:p>2571696</text:p>
          </table:table-cell>
          <table:table-cell office:value-type="float" office:value="375672" calcext:value-type="float">
            <text:p>375672</text:p>
          </table:table-cell>
          <table:table-cell office:value-type="float" office:value="329600" calcext:value-type="float">
            <text:p>329600</text:p>
          </table:table-cell>
          <table:table-cell office:value-type="float" office:value="137064" calcext:value-type="float">
            <text:p>1370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040" calcext:value-type="float">
            <text:p>126040</text:p>
          </table:table-cell>
          <table:table-cell office:value-type="float" office:value="1957120" calcext:value-type="float">
            <text:p>1957120</text:p>
          </table:table-cell>
          <table:table-cell office:value-type="float" office:value="293352" calcext:value-type="float">
            <text:p>293352</text:p>
          </table:table-cell>
          <table:table-cell office:value-type="float" office:value="264600" calcext:value-type="float">
            <text:p>26460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36928" calcext:value-type="float">
            <text:p>136928</text:p>
          </table:table-cell>
          <table:table-cell office:value-type="float" office:value="2571872" calcext:value-type="float">
            <text:p>2571872</text:p>
          </table:table-cell>
          <table:table-cell office:value-type="float" office:value="375832" calcext:value-type="float">
            <text:p>375832</text:p>
          </table:table-cell>
          <table:table-cell office:value-type="float" office:value="329600" calcext:value-type="float">
            <text:p>329600</text:p>
          </table:table-cell>
          <table:table-cell office:value-type="float" office:value="137400" calcext:value-type="float">
            <text:p>137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104" calcext:value-type="float">
            <text:p>126104</text:p>
          </table:table-cell>
          <table:table-cell office:value-type="float" office:value="1957120" calcext:value-type="float">
            <text:p>1957120</text:p>
          </table:table-cell>
          <table:table-cell office:value-type="float" office:value="293368" calcext:value-type="float">
            <text:p>293368</text:p>
          </table:table-cell>
          <table:table-cell office:value-type="float" office:value="264632" calcext:value-type="float">
            <text:p>264632</text:p>
          </table:table-cell>
          <table:table-cell office:value-type="float" office:value="127384" calcext:value-type="float">
            <text:p>127384</text:p>
          </table:table-cell>
          <table:table-cell office:value-type="float" office:value="137000" calcext:value-type="float">
            <text:p>137000</text:p>
          </table:table-cell>
          <table:table-cell office:value-type="float" office:value="2572000" calcext:value-type="float">
            <text:p>2572000</text:p>
          </table:table-cell>
          <table:table-cell office:value-type="float" office:value="376200" calcext:value-type="float">
            <text:p>376200</text:p>
          </table:table-cell>
          <table:table-cell office:value-type="float" office:value="329616" calcext:value-type="float">
            <text:p>329616</text:p>
          </table:table-cell>
          <table:table-cell office:value-type="float" office:value="137568" calcext:value-type="float">
            <text:p>1375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168" calcext:value-type="float">
            <text:p>126168</text:p>
          </table:table-cell>
          <table:table-cell office:value-type="float" office:value="1957144" calcext:value-type="float">
            <text:p>1957144</text:p>
          </table:table-cell>
          <table:table-cell office:value-type="float" office:value="293384" calcext:value-type="float">
            <text:p>293384</text:p>
          </table:table-cell>
          <table:table-cell office:value-type="float" office:value="264680" calcext:value-type="float">
            <text:p>264680</text:p>
          </table:table-cell>
          <table:table-cell office:value-type="float" office:value="127448" calcext:value-type="float">
            <text:p>127448</text:p>
          </table:table-cell>
          <table:table-cell office:value-type="float" office:value="137056" calcext:value-type="float">
            <text:p>137056</text:p>
          </table:table-cell>
          <table:table-cell office:value-type="float" office:value="2572064" calcext:value-type="float">
            <text:p>2572064</text:p>
          </table:table-cell>
          <table:table-cell office:value-type="float" office:value="376256" calcext:value-type="float">
            <text:p>376256</text:p>
          </table:table-cell>
          <table:table-cell office:value-type="float" office:value="329648" calcext:value-type="float">
            <text:p>329648</text:p>
          </table:table-cell>
          <table:table-cell office:value-type="float" office:value="137600" calcext:value-type="float">
            <text:p>1376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200" calcext:value-type="float">
            <text:p>126200</text:p>
          </table:table-cell>
          <table:table-cell office:value-type="float" office:value="1957152" calcext:value-type="float">
            <text:p>1957152</text:p>
          </table:table-cell>
          <table:table-cell office:value-type="float" office:value="293520" calcext:value-type="float">
            <text:p>293520</text:p>
          </table:table-cell>
          <table:table-cell office:value-type="float" office:value="264680" calcext:value-type="float">
            <text:p>26468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37128" calcext:value-type="float">
            <text:p>137128</text:p>
          </table:table-cell>
          <table:table-cell office:value-type="float" office:value="2572096" calcext:value-type="float">
            <text:p>2572096</text:p>
          </table:table-cell>
          <table:table-cell office:value-type="float" office:value="376456" calcext:value-type="float">
            <text:p>376456</text:p>
          </table:table-cell>
          <table:table-cell office:value-type="float" office:value="329672" calcext:value-type="float">
            <text:p>329672</text:p>
          </table:table-cell>
          <table:table-cell office:value-type="float" office:value="137712" calcext:value-type="float">
            <text:p>1377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312" calcext:value-type="float">
            <text:p>126312</text:p>
          </table:table-cell>
          <table:table-cell office:value-type="float" office:value="1957208" calcext:value-type="float">
            <text:p>1957208</text:p>
          </table:table-cell>
          <table:table-cell office:value-type="float" office:value="293576" calcext:value-type="float">
            <text:p>293576</text:p>
          </table:table-cell>
          <table:table-cell office:value-type="float" office:value="264680" calcext:value-type="float">
            <text:p>264680</text:p>
          </table:table-cell>
          <table:table-cell office:value-type="float" office:value="127488" calcext:value-type="float">
            <text:p>127488</text:p>
          </table:table-cell>
          <table:table-cell office:value-type="float" office:value="137240" calcext:value-type="float">
            <text:p>137240</text:p>
          </table:table-cell>
          <table:table-cell office:value-type="float" office:value="2572232" calcext:value-type="float">
            <text:p>2572232</text:p>
          </table:table-cell>
          <table:table-cell office:value-type="float" office:value="376544" calcext:value-type="float">
            <text:p>376544</text:p>
          </table:table-cell>
          <table:table-cell office:value-type="float" office:value="329688" calcext:value-type="float">
            <text:p>329688</text:p>
          </table:table-cell>
          <table:table-cell office:value-type="float" office:value="138376" calcext:value-type="float">
            <text:p>1383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368" calcext:value-type="float">
            <text:p>126368</text:p>
          </table:table-cell>
          <table:table-cell office:value-type="float" office:value="1957216" calcext:value-type="float">
            <text:p>1957216</text:p>
          </table:table-cell>
          <table:table-cell office:value-type="float" office:value="293576" calcext:value-type="float">
            <text:p>293576</text:p>
          </table:table-cell>
          <table:table-cell office:value-type="float" office:value="264760" calcext:value-type="float">
            <text:p>264760</text:p>
          </table:table-cell>
          <table:table-cell office:value-type="float" office:value="127520" calcext:value-type="float">
            <text:p>127520</text:p>
          </table:table-cell>
          <table:table-cell office:value-type="float" office:value="137288" calcext:value-type="float">
            <text:p>137288</text:p>
          </table:table-cell>
          <table:table-cell office:value-type="float" office:value="2572256" calcext:value-type="float">
            <text:p>2572256</text:p>
          </table:table-cell>
          <table:table-cell office:value-type="float" office:value="376552" calcext:value-type="float">
            <text:p>376552</text:p>
          </table:table-cell>
          <table:table-cell office:value-type="float" office:value="329800" calcext:value-type="float">
            <text:p>329800</text:p>
          </table:table-cell>
          <table:table-cell office:value-type="float" office:value="138496" calcext:value-type="float">
            <text:p>1384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416" calcext:value-type="float">
            <text:p>126416</text:p>
          </table:table-cell>
          <table:table-cell office:value-type="float" office:value="1957224" calcext:value-type="float">
            <text:p>1957224</text:p>
          </table:table-cell>
          <table:table-cell office:value-type="float" office:value="293584" calcext:value-type="float">
            <text:p>293584</text:p>
          </table:table-cell>
          <table:table-cell office:value-type="float" office:value="264768" calcext:value-type="float">
            <text:p>264768</text:p>
          </table:table-cell>
          <table:table-cell office:value-type="float" office:value="127544" calcext:value-type="float">
            <text:p>127544</text:p>
          </table:table-cell>
          <table:table-cell office:value-type="float" office:value="137384" calcext:value-type="float">
            <text:p>137384</text:p>
          </table:table-cell>
          <table:table-cell office:value-type="float" office:value="2572264" calcext:value-type="float">
            <text:p>2572264</text:p>
          </table:table-cell>
          <table:table-cell office:value-type="float" office:value="376584" calcext:value-type="float">
            <text:p>376584</text:p>
          </table:table-cell>
          <table:table-cell office:value-type="float" office:value="329840" calcext:value-type="float">
            <text:p>329840</text:p>
          </table:table-cell>
          <table:table-cell office:value-type="float" office:value="138544" calcext:value-type="float">
            <text:p>1385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424" calcext:value-type="float">
            <text:p>126424</text:p>
          </table:table-cell>
          <table:table-cell office:value-type="float" office:value="1957224" calcext:value-type="float">
            <text:p>1957224</text:p>
          </table:table-cell>
          <table:table-cell office:value-type="float" office:value="293608" calcext:value-type="float">
            <text:p>293608</text:p>
          </table:table-cell>
          <table:table-cell office:value-type="float" office:value="264864" calcext:value-type="float">
            <text:p>264864</text:p>
          </table:table-cell>
          <table:table-cell office:value-type="float" office:value="127672" calcext:value-type="float">
            <text:p>127672</text:p>
          </table:table-cell>
          <table:table-cell office:value-type="float" office:value="137560" calcext:value-type="float">
            <text:p>137560</text:p>
          </table:table-cell>
          <table:table-cell office:value-type="float" office:value="2572472" calcext:value-type="float">
            <text:p>2572472</text:p>
          </table:table-cell>
          <table:table-cell office:value-type="float" office:value="376584" calcext:value-type="float">
            <text:p>376584</text:p>
          </table:table-cell>
          <table:table-cell office:value-type="float" office:value="329936" calcext:value-type="float">
            <text:p>329936</text:p>
          </table:table-cell>
          <table:table-cell office:value-type="float" office:value="138624" calcext:value-type="float">
            <text:p>1386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440" calcext:value-type="float">
            <text:p>126440</text:p>
          </table:table-cell>
          <table:table-cell office:value-type="float" office:value="1957264" calcext:value-type="float">
            <text:p>1957264</text:p>
          </table:table-cell>
          <table:table-cell office:value-type="float" office:value="293616" calcext:value-type="float">
            <text:p>293616</text:p>
          </table:table-cell>
          <table:table-cell office:value-type="float" office:value="264944" calcext:value-type="float">
            <text:p>264944</text:p>
          </table:table-cell>
          <table:table-cell office:value-type="float" office:value="127680" calcext:value-type="float">
            <text:p>127680</text:p>
          </table:table-cell>
          <table:table-cell office:value-type="float" office:value="137744" calcext:value-type="float">
            <text:p>137744</text:p>
          </table:table-cell>
          <table:table-cell office:value-type="float" office:value="2572600" calcext:value-type="float">
            <text:p>2572600</text:p>
          </table:table-cell>
          <table:table-cell office:value-type="float" office:value="376696" calcext:value-type="float">
            <text:p>376696</text:p>
          </table:table-cell>
          <table:table-cell office:value-type="float" office:value="329992" calcext:value-type="float">
            <text:p>329992</text:p>
          </table:table-cell>
          <table:table-cell office:value-type="float" office:value="138728" calcext:value-type="float">
            <text:p>1387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440" calcext:value-type="float">
            <text:p>126440</text:p>
          </table:table-cell>
          <table:table-cell office:value-type="float" office:value="1957296" calcext:value-type="float">
            <text:p>1957296</text:p>
          </table:table-cell>
          <table:table-cell office:value-type="float" office:value="293632" calcext:value-type="float">
            <text:p>293632</text:p>
          </table:table-cell>
          <table:table-cell office:value-type="float" office:value="264984" calcext:value-type="float">
            <text:p>264984</text:p>
          </table:table-cell>
          <table:table-cell office:value-type="float" office:value="127688" calcext:value-type="float">
            <text:p>127688</text:p>
          </table:table-cell>
          <table:table-cell office:value-type="float" office:value="137800" calcext:value-type="float">
            <text:p>137800</text:p>
          </table:table-cell>
          <table:table-cell office:value-type="float" office:value="2572664" calcext:value-type="float">
            <text:p>2572664</text:p>
          </table:table-cell>
          <table:table-cell office:value-type="float" office:value="376728" calcext:value-type="float">
            <text:p>376728</text:p>
          </table:table-cell>
          <table:table-cell office:value-type="float" office:value="330248" calcext:value-type="float">
            <text:p>330248</text:p>
          </table:table-cell>
          <table:table-cell office:value-type="float" office:value="138768" calcext:value-type="float">
            <text:p>1387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448" calcext:value-type="float">
            <text:p>126448</text:p>
          </table:table-cell>
          <table:table-cell office:value-type="float" office:value="1957304" calcext:value-type="float">
            <text:p>1957304</text:p>
          </table:table-cell>
          <table:table-cell office:value-type="float" office:value="293640" calcext:value-type="float">
            <text:p>293640</text:p>
          </table:table-cell>
          <table:table-cell office:value-type="float" office:value="265048" calcext:value-type="float">
            <text:p>265048</text:p>
          </table:table-cell>
          <table:table-cell office:value-type="float" office:value="127760" calcext:value-type="float">
            <text:p>127760</text:p>
          </table:table-cell>
          <table:table-cell office:value-type="float" office:value="138200" calcext:value-type="float">
            <text:p>138200</text:p>
          </table:table-cell>
          <table:table-cell office:value-type="float" office:value="2572840" calcext:value-type="float">
            <text:p>257284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30288" calcext:value-type="float">
            <text:p>330288</text:p>
          </table:table-cell>
          <table:table-cell office:value-type="float" office:value="138912" calcext:value-type="float">
            <text:p>1389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456" calcext:value-type="float">
            <text:p>126456</text:p>
          </table:table-cell>
          <table:table-cell office:value-type="float" office:value="1957320" calcext:value-type="float">
            <text:p>1957320</text:p>
          </table:table-cell>
          <table:table-cell office:value-type="float" office:value="293664" calcext:value-type="float">
            <text:p>293664</text:p>
          </table:table-cell>
          <table:table-cell office:value-type="float" office:value="265072" calcext:value-type="float">
            <text:p>265072</text:p>
          </table:table-cell>
          <table:table-cell office:value-type="float" office:value="127768" calcext:value-type="float">
            <text:p>127768</text:p>
          </table:table-cell>
          <table:table-cell office:value-type="float" office:value="138560" calcext:value-type="float">
            <text:p>138560</text:p>
          </table:table-cell>
          <table:table-cell office:value-type="float" office:value="2573072" calcext:value-type="float">
            <text:p>2573072</text:p>
          </table:table-cell>
          <table:table-cell office:value-type="float" office:value="377048" calcext:value-type="float">
            <text:p>377048</text:p>
          </table:table-cell>
          <table:table-cell office:value-type="float" office:value="330336" calcext:value-type="float">
            <text:p>330336</text:p>
          </table:table-cell>
          <table:table-cell office:value-type="float" office:value="139072" calcext:value-type="float">
            <text:p>1390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488" calcext:value-type="float">
            <text:p>126488</text:p>
          </table:table-cell>
          <table:table-cell office:value-type="float" office:value="1957336" calcext:value-type="float">
            <text:p>1957336</text:p>
          </table:table-cell>
          <table:table-cell office:value-type="float" office:value="293672" calcext:value-type="float">
            <text:p>293672</text:p>
          </table:table-cell>
          <table:table-cell office:value-type="float" office:value="265096" calcext:value-type="float">
            <text:p>265096</text:p>
          </table:table-cell>
          <table:table-cell office:value-type="float" office:value="127832" calcext:value-type="float">
            <text:p>127832</text:p>
          </table:table-cell>
          <table:table-cell office:value-type="float" office:value="138720" calcext:value-type="float">
            <text:p>138720</text:p>
          </table:table-cell>
          <table:table-cell office:value-type="float" office:value="2573144" calcext:value-type="float">
            <text:p>2573144</text:p>
          </table:table-cell>
          <table:table-cell office:value-type="float" office:value="377064" calcext:value-type="float">
            <text:p>377064</text:p>
          </table:table-cell>
          <table:table-cell office:value-type="float" office:value="330520" calcext:value-type="float">
            <text:p>330520</text:p>
          </table:table-cell>
          <table:table-cell office:value-type="float" office:value="139200" calcext:value-type="float">
            <text:p>139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496" calcext:value-type="float">
            <text:p>126496</text:p>
          </table:table-cell>
          <table:table-cell office:value-type="float" office:value="1957360" calcext:value-type="float">
            <text:p>1957360</text:p>
          </table:table-cell>
          <table:table-cell office:value-type="float" office:value="293704" calcext:value-type="float">
            <text:p>293704</text:p>
          </table:table-cell>
          <table:table-cell office:value-type="float" office:value="265152" calcext:value-type="float">
            <text:p>265152</text:p>
          </table:table-cell>
          <table:table-cell office:value-type="float" office:value="127848" calcext:value-type="float">
            <text:p>127848</text:p>
          </table:table-cell>
          <table:table-cell office:value-type="float" office:value="138800" calcext:value-type="float">
            <text:p>138800</text:p>
          </table:table-cell>
          <table:table-cell office:value-type="float" office:value="2573240" calcext:value-type="float">
            <text:p>2573240</text:p>
          </table:table-cell>
          <table:table-cell office:value-type="float" office:value="377072" calcext:value-type="float">
            <text:p>377072</text:p>
          </table:table-cell>
          <table:table-cell office:value-type="float" office:value="330608" calcext:value-type="float">
            <text:p>330608</text:p>
          </table:table-cell>
          <table:table-cell office:value-type="float" office:value="139328" calcext:value-type="float">
            <text:p>1393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512" calcext:value-type="float">
            <text:p>126512</text:p>
          </table:table-cell>
          <table:table-cell office:value-type="float" office:value="1957376" calcext:value-type="float">
            <text:p>1957376</text:p>
          </table:table-cell>
          <table:table-cell office:value-type="float" office:value="293736" calcext:value-type="float">
            <text:p>293736</text:p>
          </table:table-cell>
          <table:table-cell office:value-type="float" office:value="265184" calcext:value-type="float">
            <text:p>265184</text:p>
          </table:table-cell>
          <table:table-cell office:value-type="float" office:value="127880" calcext:value-type="float">
            <text:p>127880</text:p>
          </table:table-cell>
          <table:table-cell office:value-type="float" office:value="138928" calcext:value-type="float">
            <text:p>138928</text:p>
          </table:table-cell>
          <table:table-cell office:value-type="float" office:value="2573384" calcext:value-type="float">
            <text:p>2573384</text:p>
          </table:table-cell>
          <table:table-cell office:value-type="float" office:value="377264" calcext:value-type="float">
            <text:p>377264</text:p>
          </table:table-cell>
          <table:table-cell office:value-type="float" office:value="330608" calcext:value-type="float">
            <text:p>330608</text:p>
          </table:table-cell>
          <table:table-cell office:value-type="float" office:value="139672" calcext:value-type="float">
            <text:p>139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528" calcext:value-type="float">
            <text:p>126528</text:p>
          </table:table-cell>
          <table:table-cell office:value-type="float" office:value="1957416" calcext:value-type="float">
            <text:p>1957416</text:p>
          </table:table-cell>
          <table:table-cell office:value-type="float" office:value="293848" calcext:value-type="float">
            <text:p>293848</text:p>
          </table:table-cell>
          <table:table-cell office:value-type="float" office:value="265200" calcext:value-type="float">
            <text:p>265200</text:p>
          </table:table-cell>
          <table:table-cell office:value-type="float" office:value="127912" calcext:value-type="float">
            <text:p>127912</text:p>
          </table:table-cell>
          <table:table-cell office:value-type="float" office:value="138944" calcext:value-type="float">
            <text:p>138944</text:p>
          </table:table-cell>
          <table:table-cell office:value-type="float" office:value="2573456" calcext:value-type="float">
            <text:p>2573456</text:p>
          </table:table-cell>
          <table:table-cell office:value-type="float" office:value="377336" calcext:value-type="float">
            <text:p>377336</text:p>
          </table:table-cell>
          <table:table-cell office:value-type="float" office:value="330808" calcext:value-type="float">
            <text:p>330808</text:p>
          </table:table-cell>
          <table:table-cell office:value-type="float" office:value="139728" calcext:value-type="float">
            <text:p>1397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536" calcext:value-type="float">
            <text:p>126536</text:p>
          </table:table-cell>
          <table:table-cell office:value-type="float" office:value="1957456" calcext:value-type="float">
            <text:p>1957456</text:p>
          </table:table-cell>
          <table:table-cell office:value-type="float" office:value="293848" calcext:value-type="float">
            <text:p>293848</text:p>
          </table:table-cell>
          <table:table-cell office:value-type="float" office:value="265216" calcext:value-type="float">
            <text:p>265216</text:p>
          </table:table-cell>
          <table:table-cell office:value-type="float" office:value="127936" calcext:value-type="float">
            <text:p>127936</text:p>
          </table:table-cell>
          <table:table-cell office:value-type="float" office:value="139040" calcext:value-type="float">
            <text:p>139040</text:p>
          </table:table-cell>
          <table:table-cell office:value-type="float" office:value="2573544" calcext:value-type="float">
            <text:p>2573544</text:p>
          </table:table-cell>
          <table:table-cell office:value-type="float" office:value="377488" calcext:value-type="float">
            <text:p>377488</text:p>
          </table:table-cell>
          <table:table-cell office:value-type="float" office:value="330832" calcext:value-type="float">
            <text:p>330832</text:p>
          </table:table-cell>
          <table:table-cell office:value-type="float" office:value="139744" calcext:value-type="float">
            <text:p>1397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584" calcext:value-type="float">
            <text:p>126584</text:p>
          </table:table-cell>
          <table:table-cell office:value-type="float" office:value="1957464" calcext:value-type="float">
            <text:p>1957464</text:p>
          </table:table-cell>
          <table:table-cell office:value-type="float" office:value="293864" calcext:value-type="float">
            <text:p>293864</text:p>
          </table:table-cell>
          <table:table-cell office:value-type="float" office:value="265248" calcext:value-type="float">
            <text:p>265248</text:p>
          </table:table-cell>
          <table:table-cell office:value-type="float" office:value="127984" calcext:value-type="float">
            <text:p>127984</text:p>
          </table:table-cell>
          <table:table-cell office:value-type="float" office:value="139072" calcext:value-type="float">
            <text:p>139072</text:p>
          </table:table-cell>
          <table:table-cell office:value-type="float" office:value="2573696" calcext:value-type="float">
            <text:p>2573696</text:p>
          </table:table-cell>
          <table:table-cell office:value-type="float" office:value="377496" calcext:value-type="float">
            <text:p>377496</text:p>
          </table:table-cell>
          <table:table-cell office:value-type="float" office:value="330856" calcext:value-type="float">
            <text:p>330856</text:p>
          </table:table-cell>
          <table:table-cell office:value-type="float" office:value="139776" calcext:value-type="float">
            <text:p>1397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632" calcext:value-type="float">
            <text:p>126632</text:p>
          </table:table-cell>
          <table:table-cell office:value-type="float" office:value="1957504" calcext:value-type="float">
            <text:p>1957504</text:p>
          </table:table-cell>
          <table:table-cell office:value-type="float" office:value="293880" calcext:value-type="float">
            <text:p>293880</text:p>
          </table:table-cell>
          <table:table-cell office:value-type="float" office:value="265408" calcext:value-type="float">
            <text:p>265408</text:p>
          </table:table-cell>
          <table:table-cell office:value-type="float" office:value="128064" calcext:value-type="float">
            <text:p>128064</text:p>
          </table:table-cell>
          <table:table-cell office:value-type="float" office:value="139128" calcext:value-type="float">
            <text:p>139128</text:p>
          </table:table-cell>
          <table:table-cell office:value-type="float" office:value="2573712" calcext:value-type="float">
            <text:p>2573712</text:p>
          </table:table-cell>
          <table:table-cell office:value-type="float" office:value="377560" calcext:value-type="float">
            <text:p>377560</text:p>
          </table:table-cell>
          <table:table-cell office:value-type="float" office:value="330896" calcext:value-type="float">
            <text:p>330896</text:p>
          </table:table-cell>
          <table:table-cell office:value-type="float" office:value="139792" calcext:value-type="float">
            <text:p>1397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648" calcext:value-type="float">
            <text:p>126648</text:p>
          </table:table-cell>
          <table:table-cell office:value-type="float" office:value="1957568" calcext:value-type="float">
            <text:p>1957568</text:p>
          </table:table-cell>
          <table:table-cell office:value-type="float" office:value="293960" calcext:value-type="float">
            <text:p>293960</text:p>
          </table:table-cell>
          <table:table-cell office:value-type="float" office:value="265408" calcext:value-type="float">
            <text:p>265408</text:p>
          </table:table-cell>
          <table:table-cell office:value-type="float" office:value="128224" calcext:value-type="float">
            <text:p>128224</text:p>
          </table:table-cell>
          <table:table-cell office:value-type="float" office:value="139192" calcext:value-type="float">
            <text:p>139192</text:p>
          </table:table-cell>
          <table:table-cell office:value-type="float" office:value="2573808" calcext:value-type="float">
            <text:p>2573808</text:p>
          </table:table-cell>
          <table:table-cell office:value-type="float" office:value="377664" calcext:value-type="float">
            <text:p>377664</text:p>
          </table:table-cell>
          <table:table-cell office:value-type="float" office:value="330912" calcext:value-type="float">
            <text:p>330912</text:p>
          </table:table-cell>
          <table:table-cell office:value-type="float" office:value="139792" calcext:value-type="float">
            <text:p>1397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720" calcext:value-type="float">
            <text:p>126720</text:p>
          </table:table-cell>
          <table:table-cell office:value-type="float" office:value="1957608" calcext:value-type="float">
            <text:p>1957608</text:p>
          </table:table-cell>
          <table:table-cell office:value-type="float" office:value="293976" calcext:value-type="float">
            <text:p>293976</text:p>
          </table:table-cell>
          <table:table-cell office:value-type="float" office:value="265408" calcext:value-type="float">
            <text:p>265408</text:p>
          </table:table-cell>
          <table:table-cell office:value-type="float" office:value="128256" calcext:value-type="float">
            <text:p>128256</text:p>
          </table:table-cell>
          <table:table-cell office:value-type="float" office:value="139344" calcext:value-type="float">
            <text:p>139344</text:p>
          </table:table-cell>
          <table:table-cell office:value-type="float" office:value="2573992" calcext:value-type="float">
            <text:p>2573992</text:p>
          </table:table-cell>
          <table:table-cell office:value-type="float" office:value="377672" calcext:value-type="float">
            <text:p>377672</text:p>
          </table:table-cell>
          <table:table-cell office:value-type="float" office:value="330936" calcext:value-type="float">
            <text:p>330936</text:p>
          </table:table-cell>
          <table:table-cell office:value-type="float" office:value="139856" calcext:value-type="float">
            <text:p>1398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736" calcext:value-type="float">
            <text:p>126736</text:p>
          </table:table-cell>
          <table:table-cell office:value-type="float" office:value="1957616" calcext:value-type="float">
            <text:p>1957616</text:p>
          </table:table-cell>
          <table:table-cell office:value-type="float" office:value="293976" calcext:value-type="float">
            <text:p>293976</text:p>
          </table:table-cell>
          <table:table-cell office:value-type="float" office:value="265472" calcext:value-type="float">
            <text:p>265472</text:p>
          </table:table-cell>
          <table:table-cell office:value-type="float" office:value="128304" calcext:value-type="float">
            <text:p>128304</text:p>
          </table:table-cell>
          <table:table-cell office:value-type="float" office:value="139360" calcext:value-type="float">
            <text:p>139360</text:p>
          </table:table-cell>
          <table:table-cell office:value-type="float" office:value="2574016" calcext:value-type="float">
            <text:p>2574016</text:p>
          </table:table-cell>
          <table:table-cell office:value-type="float" office:value="377888" calcext:value-type="float">
            <text:p>377888</text:p>
          </table:table-cell>
          <table:table-cell office:value-type="float" office:value="330960" calcext:value-type="float">
            <text:p>330960</text:p>
          </table:table-cell>
          <table:table-cell office:value-type="float" office:value="139976" calcext:value-type="float">
            <text:p>1399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872" calcext:value-type="float">
            <text:p>126872</text:p>
          </table:table-cell>
          <table:table-cell office:value-type="float" office:value="1957696" calcext:value-type="float">
            <text:p>1957696</text:p>
          </table:table-cell>
          <table:table-cell office:value-type="float" office:value="294000" calcext:value-type="float">
            <text:p>294000</text:p>
          </table:table-cell>
          <table:table-cell office:value-type="float" office:value="265560" calcext:value-type="float">
            <text:p>265560</text:p>
          </table:table-cell>
          <table:table-cell office:value-type="float" office:value="128336" calcext:value-type="float">
            <text:p>128336</text:p>
          </table:table-cell>
          <table:table-cell office:value-type="float" office:value="139544" calcext:value-type="float">
            <text:p>139544</text:p>
          </table:table-cell>
          <table:table-cell office:value-type="float" office:value="2574176" calcext:value-type="float">
            <text:p>2574176</text:p>
          </table:table-cell>
          <table:table-cell office:value-type="float" office:value="377920" calcext:value-type="float">
            <text:p>377920</text:p>
          </table:table-cell>
          <table:table-cell office:value-type="float" office:value="331112" calcext:value-type="float">
            <text:p>331112</text:p>
          </table:table-cell>
          <table:table-cell office:value-type="float" office:value="140064" calcext:value-type="float">
            <text:p>1400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896" calcext:value-type="float">
            <text:p>126896</text:p>
          </table:table-cell>
          <table:table-cell office:value-type="float" office:value="1957704" calcext:value-type="float">
            <text:p>1957704</text:p>
          </table:table-cell>
          <table:table-cell office:value-type="float" office:value="294032" calcext:value-type="float">
            <text:p>294032</text:p>
          </table:table-cell>
          <table:table-cell office:value-type="float" office:value="265608" calcext:value-type="float">
            <text:p>265608</text:p>
          </table:table-cell>
          <table:table-cell office:value-type="float" office:value="128512" calcext:value-type="float">
            <text:p>128512</text:p>
          </table:table-cell>
          <table:table-cell office:value-type="float" office:value="139552" calcext:value-type="float">
            <text:p>139552</text:p>
          </table:table-cell>
          <table:table-cell office:value-type="float" office:value="2574224" calcext:value-type="float">
            <text:p>2574224</text:p>
          </table:table-cell>
          <table:table-cell office:value-type="float" office:value="377968" calcext:value-type="float">
            <text:p>377968</text:p>
          </table:table-cell>
          <table:table-cell office:value-type="float" office:value="331208" calcext:value-type="float">
            <text:p>331208</text:p>
          </table:table-cell>
          <table:table-cell office:value-type="float" office:value="140080" calcext:value-type="float">
            <text:p>1400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6960" calcext:value-type="float">
            <text:p>126960</text:p>
          </table:table-cell>
          <table:table-cell office:value-type="float" office:value="1957704" calcext:value-type="float">
            <text:p>1957704</text:p>
          </table:table-cell>
          <table:table-cell office:value-type="float" office:value="294032" calcext:value-type="float">
            <text:p>294032</text:p>
          </table:table-cell>
          <table:table-cell office:value-type="float" office:value="265672" calcext:value-type="float">
            <text:p>265672</text:p>
          </table:table-cell>
          <table:table-cell office:value-type="float" office:value="128632" calcext:value-type="float">
            <text:p>128632</text:p>
          </table:table-cell>
          <table:table-cell office:value-type="float" office:value="139608" calcext:value-type="float">
            <text:p>139608</text:p>
          </table:table-cell>
          <table:table-cell office:value-type="float" office:value="2574272" calcext:value-type="float">
            <text:p>2574272</text:p>
          </table:table-cell>
          <table:table-cell office:value-type="float" office:value="378048" calcext:value-type="float">
            <text:p>378048</text:p>
          </table:table-cell>
          <table:table-cell office:value-type="float" office:value="331224" calcext:value-type="float">
            <text:p>331224</text:p>
          </table:table-cell>
          <table:table-cell office:value-type="float" office:value="140104" calcext:value-type="float">
            <text:p>1401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7000" calcext:value-type="float">
            <text:p>127000</text:p>
          </table:table-cell>
          <table:table-cell office:value-type="float" office:value="1957728" calcext:value-type="float">
            <text:p>1957728</text:p>
          </table:table-cell>
          <table:table-cell office:value-type="float" office:value="294112" calcext:value-type="float">
            <text:p>294112</text:p>
          </table:table-cell>
          <table:table-cell office:value-type="float" office:value="265760" calcext:value-type="float">
            <text:p>265760</text:p>
          </table:table-cell>
          <table:table-cell office:value-type="float" office:value="128648" calcext:value-type="float">
            <text:p>128648</text:p>
          </table:table-cell>
          <table:table-cell office:value-type="float" office:value="139640" calcext:value-type="float">
            <text:p>139640</text:p>
          </table:table-cell>
          <table:table-cell office:value-type="float" office:value="2574296" calcext:value-type="float">
            <text:p>2574296</text:p>
          </table:table-cell>
          <table:table-cell office:value-type="float" office:value="378152" calcext:value-type="float">
            <text:p>378152</text:p>
          </table:table-cell>
          <table:table-cell office:value-type="float" office:value="331232" calcext:value-type="float">
            <text:p>331232</text:p>
          </table:table-cell>
          <table:table-cell office:value-type="float" office:value="140128" calcext:value-type="float">
            <text:p>1401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7072" calcext:value-type="float">
            <text:p>127072</text:p>
          </table:table-cell>
          <table:table-cell office:value-type="float" office:value="1957760" calcext:value-type="float">
            <text:p>1957760</text:p>
          </table:table-cell>
          <table:table-cell office:value-type="float" office:value="294144" calcext:value-type="float">
            <text:p>294144</text:p>
          </table:table-cell>
          <table:table-cell office:value-type="float" office:value="265776" calcext:value-type="float">
            <text:p>265776</text:p>
          </table:table-cell>
          <table:table-cell office:value-type="float" office:value="128664" calcext:value-type="float">
            <text:p>128664</text:p>
          </table:table-cell>
          <table:table-cell office:value-type="float" office:value="139656" calcext:value-type="float">
            <text:p>139656</text:p>
          </table:table-cell>
          <table:table-cell office:value-type="float" office:value="2574352" calcext:value-type="float">
            <text:p>2574352</text:p>
          </table:table-cell>
          <table:table-cell office:value-type="float" office:value="378176" calcext:value-type="float">
            <text:p>378176</text:p>
          </table:table-cell>
          <table:table-cell office:value-type="float" office:value="331280" calcext:value-type="float">
            <text:p>331280</text:p>
          </table:table-cell>
          <table:table-cell office:value-type="float" office:value="140144" calcext:value-type="float">
            <text:p>1401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7200" calcext:value-type="float">
            <text:p>127200</text:p>
          </table:table-cell>
          <table:table-cell office:value-type="float" office:value="1957760" calcext:value-type="float">
            <text:p>1957760</text:p>
          </table:table-cell>
          <table:table-cell office:value-type="float" office:value="294152" calcext:value-type="float">
            <text:p>294152</text:p>
          </table:table-cell>
          <table:table-cell office:value-type="float" office:value="265888" calcext:value-type="float">
            <text:p>265888</text:p>
          </table:table-cell>
          <table:table-cell office:value-type="float" office:value="128728" calcext:value-type="float">
            <text:p>128728</text:p>
          </table:table-cell>
          <table:table-cell office:value-type="float" office:value="139864" calcext:value-type="float">
            <text:p>139864</text:p>
          </table:table-cell>
          <table:table-cell office:value-type="float" office:value="2574512" calcext:value-type="float">
            <text:p>2574512</text:p>
          </table:table-cell>
          <table:table-cell office:value-type="float" office:value="378200" calcext:value-type="float">
            <text:p>378200</text:p>
          </table:table-cell>
          <table:table-cell office:value-type="float" office:value="331360" calcext:value-type="float">
            <text:p>331360</text:p>
          </table:table-cell>
          <table:table-cell office:value-type="float" office:value="140224" calcext:value-type="float">
            <text:p>1402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7272" calcext:value-type="float">
            <text:p>127272</text:p>
          </table:table-cell>
          <table:table-cell office:value-type="float" office:value="1957768" calcext:value-type="float">
            <text:p>1957768</text:p>
          </table:table-cell>
          <table:table-cell office:value-type="float" office:value="294232" calcext:value-type="float">
            <text:p>294232</text:p>
          </table:table-cell>
          <table:table-cell office:value-type="float" office:value="265920" calcext:value-type="float">
            <text:p>265920</text:p>
          </table:table-cell>
          <table:table-cell office:value-type="float" office:value="128856" calcext:value-type="float">
            <text:p>128856</text:p>
          </table:table-cell>
          <table:table-cell office:value-type="float" office:value="139904" calcext:value-type="float">
            <text:p>139904</text:p>
          </table:table-cell>
          <table:table-cell office:value-type="float" office:value="2574584" calcext:value-type="float">
            <text:p>2574584</text:p>
          </table:table-cell>
          <table:table-cell office:value-type="float" office:value="378232" calcext:value-type="float">
            <text:p>378232</text:p>
          </table:table-cell>
          <table:table-cell office:value-type="float" office:value="331392" calcext:value-type="float">
            <text:p>331392</text:p>
          </table:table-cell>
          <table:table-cell office:value-type="float" office:value="140224" calcext:value-type="float">
            <text:p>1402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7352" calcext:value-type="float">
            <text:p>127352</text:p>
          </table:table-cell>
          <table:table-cell office:value-type="float" office:value="1957800" calcext:value-type="float">
            <text:p>1957800</text:p>
          </table:table-cell>
          <table:table-cell office:value-type="float" office:value="294272" calcext:value-type="float">
            <text:p>294272</text:p>
          </table:table-cell>
          <table:table-cell office:value-type="float" office:value="265928" calcext:value-type="float">
            <text:p>265928</text:p>
          </table:table-cell>
          <table:table-cell office:value-type="float" office:value="129184" calcext:value-type="float">
            <text:p>129184</text:p>
          </table:table-cell>
          <table:table-cell office:value-type="float" office:value="139936" calcext:value-type="float">
            <text:p>139936</text:p>
          </table:table-cell>
          <table:table-cell office:value-type="float" office:value="2574672" calcext:value-type="float">
            <text:p>2574672</text:p>
          </table:table-cell>
          <table:table-cell office:value-type="float" office:value="378248" calcext:value-type="float">
            <text:p>378248</text:p>
          </table:table-cell>
          <table:table-cell office:value-type="float" office:value="331400" calcext:value-type="float">
            <text:p>331400</text:p>
          </table:table-cell>
          <table:table-cell office:value-type="float" office:value="140296" calcext:value-type="float">
            <text:p>1402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7368" calcext:value-type="float">
            <text:p>127368</text:p>
          </table:table-cell>
          <table:table-cell office:value-type="float" office:value="1957808" calcext:value-type="float">
            <text:p>1957808</text:p>
          </table:table-cell>
          <table:table-cell office:value-type="float" office:value="294336" calcext:value-type="float">
            <text:p>294336</text:p>
          </table:table-cell>
          <table:table-cell office:value-type="float" office:value="265936" calcext:value-type="float">
            <text:p>265936</text:p>
          </table:table-cell>
          <table:table-cell office:value-type="float" office:value="129216" calcext:value-type="float">
            <text:p>129216</text:p>
          </table:table-cell>
          <table:table-cell office:value-type="float" office:value="139944" calcext:value-type="float">
            <text:p>139944</text:p>
          </table:table-cell>
          <table:table-cell office:value-type="float" office:value="2574728" calcext:value-type="float">
            <text:p>2574728</text:p>
          </table:table-cell>
          <table:table-cell office:value-type="float" office:value="378264" calcext:value-type="float">
            <text:p>378264</text:p>
          </table:table-cell>
          <table:table-cell office:value-type="float" office:value="331416" calcext:value-type="float">
            <text:p>331416</text:p>
          </table:table-cell>
          <table:table-cell office:value-type="float" office:value="140304" calcext:value-type="float">
            <text:p>1403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7424" calcext:value-type="float">
            <text:p>127424</text:p>
          </table:table-cell>
          <table:table-cell office:value-type="float" office:value="1957816" calcext:value-type="float">
            <text:p>1957816</text:p>
          </table:table-cell>
          <table:table-cell office:value-type="float" office:value="294384" calcext:value-type="float">
            <text:p>294384</text:p>
          </table:table-cell>
          <table:table-cell office:value-type="float" office:value="265952" calcext:value-type="float">
            <text:p>265952</text:p>
          </table:table-cell>
          <table:table-cell office:value-type="float" office:value="129256" calcext:value-type="float">
            <text:p>129256</text:p>
          </table:table-cell>
          <table:table-cell office:value-type="float" office:value="140008" calcext:value-type="float">
            <text:p>140008</text:p>
          </table:table-cell>
          <table:table-cell office:value-type="float" office:value="2574744" calcext:value-type="float">
            <text:p>2574744</text:p>
          </table:table-cell>
          <table:table-cell office:value-type="float" office:value="378320" calcext:value-type="float">
            <text:p>378320</text:p>
          </table:table-cell>
          <table:table-cell office:value-type="float" office:value="331464" calcext:value-type="float">
            <text:p>331464</text:p>
          </table:table-cell>
          <table:table-cell office:value-type="float" office:value="140320" calcext:value-type="float">
            <text:p>1403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7520" calcext:value-type="float">
            <text:p>127520</text:p>
          </table:table-cell>
          <table:table-cell office:value-type="float" office:value="1957856" calcext:value-type="float">
            <text:p>1957856</text:p>
          </table:table-cell>
          <table:table-cell office:value-type="float" office:value="294392" calcext:value-type="float">
            <text:p>294392</text:p>
          </table:table-cell>
          <table:table-cell office:value-type="float" office:value="265960" calcext:value-type="float">
            <text:p>265960</text:p>
          </table:table-cell>
          <table:table-cell office:value-type="float" office:value="129280" calcext:value-type="float">
            <text:p>129280</text:p>
          </table:table-cell>
          <table:table-cell office:value-type="float" office:value="140064" calcext:value-type="float">
            <text:p>140064</text:p>
          </table:table-cell>
          <table:table-cell office:value-type="float" office:value="2574760" calcext:value-type="float">
            <text:p>2574760</text:p>
          </table:table-cell>
          <table:table-cell office:value-type="float" office:value="378344" calcext:value-type="float">
            <text:p>378344</text:p>
          </table:table-cell>
          <table:table-cell office:value-type="float" office:value="331472" calcext:value-type="float">
            <text:p>331472</text:p>
          </table:table-cell>
          <table:table-cell office:value-type="float" office:value="140344" calcext:value-type="float">
            <text:p>1403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7528" calcext:value-type="float">
            <text:p>127528</text:p>
          </table:table-cell>
          <table:table-cell office:value-type="float" office:value="1957856" calcext:value-type="float">
            <text:p>1957856</text:p>
          </table:table-cell>
          <table:table-cell office:value-type="float" office:value="294400" calcext:value-type="float">
            <text:p>2944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129456" calcext:value-type="float">
            <text:p>129456</text:p>
          </table:table-cell>
          <table:table-cell office:value-type="float" office:value="140144" calcext:value-type="float">
            <text:p>140144</text:p>
          </table:table-cell>
          <table:table-cell office:value-type="float" office:value="2574928" calcext:value-type="float">
            <text:p>2574928</text:p>
          </table:table-cell>
          <table:table-cell office:value-type="float" office:value="378360" calcext:value-type="float">
            <text:p>378360</text:p>
          </table:table-cell>
          <table:table-cell office:value-type="float" office:value="331552" calcext:value-type="float">
            <text:p>331552</text:p>
          </table:table-cell>
          <table:table-cell office:value-type="float" office:value="140504" calcext:value-type="float">
            <text:p>1405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7896" calcext:value-type="float">
            <text:p>127896</text:p>
          </table:table-cell>
          <table:table-cell office:value-type="float" office:value="1957872" calcext:value-type="float">
            <text:p>1957872</text:p>
          </table:table-cell>
          <table:table-cell office:value-type="float" office:value="294408" calcext:value-type="float">
            <text:p>294408</text:p>
          </table:table-cell>
          <table:table-cell office:value-type="float" office:value="266024" calcext:value-type="float">
            <text:p>266024</text:p>
          </table:table-cell>
          <table:table-cell office:value-type="float" office:value="129512" calcext:value-type="float">
            <text:p>129512</text:p>
          </table:table-cell>
          <table:table-cell office:value-type="float" office:value="140200" calcext:value-type="float">
            <text:p>140200</text:p>
          </table:table-cell>
          <table:table-cell office:value-type="float" office:value="2575144" calcext:value-type="float">
            <text:p>2575144</text:p>
          </table:table-cell>
          <table:table-cell office:value-type="float" office:value="378464" calcext:value-type="float">
            <text:p>378464</text:p>
          </table:table-cell>
          <table:table-cell office:value-type="float" office:value="331624" calcext:value-type="float">
            <text:p>331624</text:p>
          </table:table-cell>
          <table:table-cell office:value-type="float" office:value="140544" calcext:value-type="float">
            <text:p>1405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7904" calcext:value-type="float">
            <text:p>127904</text:p>
          </table:table-cell>
          <table:table-cell office:value-type="float" office:value="1957888" calcext:value-type="float">
            <text:p>1957888</text:p>
          </table:table-cell>
          <table:table-cell office:value-type="float" office:value="294408" calcext:value-type="float">
            <text:p>294408</text:p>
          </table:table-cell>
          <table:table-cell office:value-type="float" office:value="266024" calcext:value-type="float">
            <text:p>266024</text:p>
          </table:table-cell>
          <table:table-cell office:value-type="float" office:value="129552" calcext:value-type="float">
            <text:p>129552</text:p>
          </table:table-cell>
          <table:table-cell office:value-type="float" office:value="140336" calcext:value-type="float">
            <text:p>140336</text:p>
          </table:table-cell>
          <table:table-cell office:value-type="float" office:value="2575152" calcext:value-type="float">
            <text:p>2575152</text:p>
          </table:table-cell>
          <table:table-cell office:value-type="float" office:value="378592" calcext:value-type="float">
            <text:p>378592</text:p>
          </table:table-cell>
          <table:table-cell office:value-type="float" office:value="331696" calcext:value-type="float">
            <text:p>331696</text:p>
          </table:table-cell>
          <table:table-cell office:value-type="float" office:value="140784" calcext:value-type="float">
            <text:p>1407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8032" calcext:value-type="float">
            <text:p>128032</text:p>
          </table:table-cell>
          <table:table-cell office:value-type="float" office:value="1957904" calcext:value-type="float">
            <text:p>1957904</text:p>
          </table:table-cell>
          <table:table-cell office:value-type="float" office:value="294424" calcext:value-type="float">
            <text:p>294424</text:p>
          </table:table-cell>
          <table:table-cell office:value-type="float" office:value="266056" calcext:value-type="float">
            <text:p>266056</text:p>
          </table:table-cell>
          <table:table-cell office:value-type="float" office:value="129688" calcext:value-type="float">
            <text:p>129688</text:p>
          </table:table-cell>
          <table:table-cell office:value-type="float" office:value="140384" calcext:value-type="float">
            <text:p>140384</text:p>
          </table:table-cell>
          <table:table-cell office:value-type="float" office:value="2575176" calcext:value-type="float">
            <text:p>2575176</text:p>
          </table:table-cell>
          <table:table-cell office:value-type="float" office:value="378592" calcext:value-type="float">
            <text:p>378592</text:p>
          </table:table-cell>
          <table:table-cell office:value-type="float" office:value="331752" calcext:value-type="float">
            <text:p>331752</text:p>
          </table:table-cell>
          <table:table-cell office:value-type="float" office:value="140792" calcext:value-type="float">
            <text:p>1407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8040" calcext:value-type="float">
            <text:p>128040</text:p>
          </table:table-cell>
          <table:table-cell office:value-type="float" office:value="1957912" calcext:value-type="float">
            <text:p>1957912</text:p>
          </table:table-cell>
          <table:table-cell office:value-type="float" office:value="294440" calcext:value-type="float">
            <text:p>294440</text:p>
          </table:table-cell>
          <table:table-cell office:value-type="float" office:value="266080" calcext:value-type="float">
            <text:p>266080</text:p>
          </table:table-cell>
          <table:table-cell office:value-type="float" office:value="130160" calcext:value-type="float">
            <text:p>130160</text:p>
          </table:table-cell>
          <table:table-cell office:value-type="float" office:value="140408" calcext:value-type="float">
            <text:p>140408</text:p>
          </table:table-cell>
          <table:table-cell office:value-type="float" office:value="2575192" calcext:value-type="float">
            <text:p>2575192</text:p>
          </table:table-cell>
          <table:table-cell office:value-type="float" office:value="378608" calcext:value-type="float">
            <text:p>378608</text:p>
          </table:table-cell>
          <table:table-cell office:value-type="float" office:value="331784" calcext:value-type="float">
            <text:p>331784</text:p>
          </table:table-cell>
          <table:table-cell office:value-type="float" office:value="140840" calcext:value-type="float">
            <text:p>1408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8152" calcext:value-type="float">
            <text:p>128152</text:p>
          </table:table-cell>
          <table:table-cell office:value-type="float" office:value="1957928" calcext:value-type="float">
            <text:p>1957928</text:p>
          </table:table-cell>
          <table:table-cell office:value-type="float" office:value="294528" calcext:value-type="float">
            <text:p>294528</text:p>
          </table:table-cell>
          <table:table-cell office:value-type="float" office:value="266112" calcext:value-type="float">
            <text:p>266112</text:p>
          </table:table-cell>
          <table:table-cell office:value-type="float" office:value="130160" calcext:value-type="float">
            <text:p>130160</text:p>
          </table:table-cell>
          <table:table-cell office:value-type="float" office:value="140416" calcext:value-type="float">
            <text:p>140416</text:p>
          </table:table-cell>
          <table:table-cell office:value-type="float" office:value="2575240" calcext:value-type="float">
            <text:p>2575240</text:p>
          </table:table-cell>
          <table:table-cell office:value-type="float" office:value="378632" calcext:value-type="float">
            <text:p>378632</text:p>
          </table:table-cell>
          <table:table-cell office:value-type="float" office:value="331800" calcext:value-type="float">
            <text:p>331800</text:p>
          </table:table-cell>
          <table:table-cell office:value-type="float" office:value="140888" calcext:value-type="float">
            <text:p>1408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8416" calcext:value-type="float">
            <text:p>128416</text:p>
          </table:table-cell>
          <table:table-cell office:value-type="float" office:value="1957928" calcext:value-type="float">
            <text:p>1957928</text:p>
          </table:table-cell>
          <table:table-cell office:value-type="float" office:value="294576" calcext:value-type="float">
            <text:p>294576</text:p>
          </table:table-cell>
          <table:table-cell office:value-type="float" office:value="266192" calcext:value-type="float">
            <text:p>266192</text:p>
          </table:table-cell>
          <table:table-cell office:value-type="float" office:value="130216" calcext:value-type="float">
            <text:p>130216</text:p>
          </table:table-cell>
          <table:table-cell office:value-type="float" office:value="140424" calcext:value-type="float">
            <text:p>140424</text:p>
          </table:table-cell>
          <table:table-cell office:value-type="float" office:value="2575304" calcext:value-type="float">
            <text:p>2575304</text:p>
          </table:table-cell>
          <table:table-cell office:value-type="float" office:value="378648" calcext:value-type="float">
            <text:p>378648</text:p>
          </table:table-cell>
          <table:table-cell office:value-type="float" office:value="331800" calcext:value-type="float">
            <text:p>331800</text:p>
          </table:table-cell>
          <table:table-cell office:value-type="float" office:value="140944" calcext:value-type="float">
            <text:p>1409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8472" calcext:value-type="float">
            <text:p>128472</text:p>
          </table:table-cell>
          <table:table-cell office:value-type="float" office:value="1957960" calcext:value-type="float">
            <text:p>1957960</text:p>
          </table:table-cell>
          <table:table-cell office:value-type="float" office:value="294584" calcext:value-type="float">
            <text:p>294584</text:p>
          </table:table-cell>
          <table:table-cell office:value-type="float" office:value="266200" calcext:value-type="float">
            <text:p>266200</text:p>
          </table:table-cell>
          <table:table-cell office:value-type="float" office:value="130312" calcext:value-type="float">
            <text:p>130312</text:p>
          </table:table-cell>
          <table:table-cell office:value-type="float" office:value="140432" calcext:value-type="float">
            <text:p>140432</text:p>
          </table:table-cell>
          <table:table-cell office:value-type="float" office:value="2575328" calcext:value-type="float">
            <text:p>2575328</text:p>
          </table:table-cell>
          <table:table-cell office:value-type="float" office:value="378736" calcext:value-type="float">
            <text:p>378736</text:p>
          </table:table-cell>
          <table:table-cell office:value-type="float" office:value="331808" calcext:value-type="float">
            <text:p>331808</text:p>
          </table:table-cell>
          <table:table-cell office:value-type="float" office:value="140960" calcext:value-type="float">
            <text:p>1409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8632" calcext:value-type="float">
            <text:p>128632</text:p>
          </table:table-cell>
          <table:table-cell office:value-type="float" office:value="1957968" calcext:value-type="float">
            <text:p>1957968</text:p>
          </table:table-cell>
          <table:table-cell office:value-type="float" office:value="294600" calcext:value-type="float">
            <text:p>294600</text:p>
          </table:table-cell>
          <table:table-cell office:value-type="float" office:value="266232" calcext:value-type="float">
            <text:p>266232</text:p>
          </table:table-cell>
          <table:table-cell office:value-type="float" office:value="130448" calcext:value-type="float">
            <text:p>130448</text:p>
          </table:table-cell>
          <table:table-cell office:value-type="float" office:value="140448" calcext:value-type="float">
            <text:p>140448</text:p>
          </table:table-cell>
          <table:table-cell office:value-type="float" office:value="2575368" calcext:value-type="float">
            <text:p>2575368</text:p>
          </table:table-cell>
          <table:table-cell office:value-type="float" office:value="378784" calcext:value-type="float">
            <text:p>378784</text:p>
          </table:table-cell>
          <table:table-cell office:value-type="float" office:value="331816" calcext:value-type="float">
            <text:p>331816</text:p>
          </table:table-cell>
          <table:table-cell office:value-type="float" office:value="141144" calcext:value-type="float">
            <text:p>1411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8784" calcext:value-type="float">
            <text:p>128784</text:p>
          </table:table-cell>
          <table:table-cell office:value-type="float" office:value="1957992" calcext:value-type="float">
            <text:p>1957992</text:p>
          </table:table-cell>
          <table:table-cell office:value-type="float" office:value="294640" calcext:value-type="float">
            <text:p>294640</text:p>
          </table:table-cell>
          <table:table-cell office:value-type="float" office:value="266264" calcext:value-type="float">
            <text:p>266264</text:p>
          </table:table-cell>
          <table:table-cell office:value-type="float" office:value="130584" calcext:value-type="float">
            <text:p>130584</text:p>
          </table:table-cell>
          <table:table-cell office:value-type="float" office:value="140472" calcext:value-type="float">
            <text:p>140472</text:p>
          </table:table-cell>
          <table:table-cell office:value-type="float" office:value="2575368" calcext:value-type="float">
            <text:p>2575368</text:p>
          </table:table-cell>
          <table:table-cell office:value-type="float" office:value="378784" calcext:value-type="float">
            <text:p>378784</text:p>
          </table:table-cell>
          <table:table-cell office:value-type="float" office:value="331864" calcext:value-type="float">
            <text:p>331864</text:p>
          </table:table-cell>
          <table:table-cell office:value-type="float" office:value="141464" calcext:value-type="float">
            <text:p>1414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8920" calcext:value-type="float">
            <text:p>128920</text:p>
          </table:table-cell>
          <table:table-cell office:value-type="float" office:value="1958016" calcext:value-type="float">
            <text:p>1958016</text:p>
          </table:table-cell>
          <table:table-cell office:value-type="float" office:value="294648" calcext:value-type="float">
            <text:p>294648</text:p>
          </table:table-cell>
          <table:table-cell office:value-type="float" office:value="266296" calcext:value-type="float">
            <text:p>266296</text:p>
          </table:table-cell>
          <table:table-cell office:value-type="float" office:value="130584" calcext:value-type="float">
            <text:p>130584</text:p>
          </table:table-cell>
          <table:table-cell office:value-type="float" office:value="140560" calcext:value-type="float">
            <text:p>140560</text:p>
          </table:table-cell>
          <table:table-cell office:value-type="float" office:value="2575408" calcext:value-type="float">
            <text:p>2575408</text:p>
          </table:table-cell>
          <table:table-cell office:value-type="float" office:value="378816" calcext:value-type="float">
            <text:p>378816</text:p>
          </table:table-cell>
          <table:table-cell office:value-type="float" office:value="331888" calcext:value-type="float">
            <text:p>331888</text:p>
          </table:table-cell>
          <table:table-cell office:value-type="float" office:value="141480" calcext:value-type="float">
            <text:p>1414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9112" calcext:value-type="float">
            <text:p>129112</text:p>
          </table:table-cell>
          <table:table-cell office:value-type="float" office:value="1958016" calcext:value-type="float">
            <text:p>1958016</text:p>
          </table:table-cell>
          <table:table-cell office:value-type="float" office:value="294680" calcext:value-type="float">
            <text:p>294680</text:p>
          </table:table-cell>
          <table:table-cell office:value-type="float" office:value="266304" calcext:value-type="float">
            <text:p>266304</text:p>
          </table:table-cell>
          <table:table-cell office:value-type="float" office:value="130696" calcext:value-type="float">
            <text:p>130696</text:p>
          </table:table-cell>
          <table:table-cell office:value-type="float" office:value="140576" calcext:value-type="float">
            <text:p>140576</text:p>
          </table:table-cell>
          <table:table-cell office:value-type="float" office:value="2575440" calcext:value-type="float">
            <text:p>2575440</text:p>
          </table:table-cell>
          <table:table-cell office:value-type="float" office:value="378840" calcext:value-type="float">
            <text:p>378840</text:p>
          </table:table-cell>
          <table:table-cell office:value-type="float" office:value="331952" calcext:value-type="float">
            <text:p>331952</text:p>
          </table:table-cell>
          <table:table-cell office:value-type="float" office:value="141488" calcext:value-type="float">
            <text:p>1414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9160" calcext:value-type="float">
            <text:p>129160</text:p>
          </table:table-cell>
          <table:table-cell office:value-type="float" office:value="1958032" calcext:value-type="float">
            <text:p>1958032</text:p>
          </table:table-cell>
          <table:table-cell office:value-type="float" office:value="294712" calcext:value-type="float">
            <text:p>294712</text:p>
          </table:table-cell>
          <table:table-cell office:value-type="float" office:value="266336" calcext:value-type="float">
            <text:p>266336</text:p>
          </table:table-cell>
          <table:table-cell office:value-type="float" office:value="130776" calcext:value-type="float">
            <text:p>130776</text:p>
          </table:table-cell>
          <table:table-cell office:value-type="float" office:value="140672" calcext:value-type="float">
            <text:p>140672</text:p>
          </table:table-cell>
          <table:table-cell office:value-type="float" office:value="2575504" calcext:value-type="float">
            <text:p>2575504</text:p>
          </table:table-cell>
          <table:table-cell office:value-type="float" office:value="378896" calcext:value-type="float">
            <text:p>378896</text:p>
          </table:table-cell>
          <table:table-cell office:value-type="float" office:value="331952" calcext:value-type="float">
            <text:p>331952</text:p>
          </table:table-cell>
          <table:table-cell office:value-type="float" office:value="141488" calcext:value-type="float">
            <text:p>1414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9336" calcext:value-type="float">
            <text:p>129336</text:p>
          </table:table-cell>
          <table:table-cell office:value-type="float" office:value="1958040" calcext:value-type="float">
            <text:p>1958040</text:p>
          </table:table-cell>
          <table:table-cell office:value-type="float" office:value="294752" calcext:value-type="float">
            <text:p>294752</text:p>
          </table:table-cell>
          <table:table-cell office:value-type="float" office:value="266360" calcext:value-type="float">
            <text:p>266360</text:p>
          </table:table-cell>
          <table:table-cell office:value-type="float" office:value="130840" calcext:value-type="float">
            <text:p>130840</text:p>
          </table:table-cell>
          <table:table-cell office:value-type="float" office:value="140688" calcext:value-type="float">
            <text:p>140688</text:p>
          </table:table-cell>
          <table:table-cell office:value-type="float" office:value="2575528" calcext:value-type="float">
            <text:p>2575528</text:p>
          </table:table-cell>
          <table:table-cell office:value-type="float" office:value="378904" calcext:value-type="float">
            <text:p>378904</text:p>
          </table:table-cell>
          <table:table-cell office:value-type="float" office:value="331960" calcext:value-type="float">
            <text:p>331960</text:p>
          </table:table-cell>
          <table:table-cell office:value-type="float" office:value="141528" calcext:value-type="float">
            <text:p>1415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9544" calcext:value-type="float">
            <text:p>129544</text:p>
          </table:table-cell>
          <table:table-cell office:value-type="float" office:value="1958080" calcext:value-type="float">
            <text:p>1958080</text:p>
          </table:table-cell>
          <table:table-cell office:value-type="float" office:value="294784" calcext:value-type="float">
            <text:p>294784</text:p>
          </table:table-cell>
          <table:table-cell office:value-type="float" office:value="266376" calcext:value-type="float">
            <text:p>266376</text:p>
          </table:table-cell>
          <table:table-cell office:value-type="float" office:value="130864" calcext:value-type="float">
            <text:p>130864</text:p>
          </table:table-cell>
          <table:table-cell office:value-type="float" office:value="140752" calcext:value-type="float">
            <text:p>140752</text:p>
          </table:table-cell>
          <table:table-cell office:value-type="float" office:value="2575624" calcext:value-type="float">
            <text:p>2575624</text:p>
          </table:table-cell>
          <table:table-cell office:value-type="float" office:value="379016" calcext:value-type="float">
            <text:p>379016</text:p>
          </table:table-cell>
          <table:table-cell office:value-type="float" office:value="331976" calcext:value-type="float">
            <text:p>331976</text:p>
          </table:table-cell>
          <table:table-cell office:value-type="float" office:value="141544" calcext:value-type="float">
            <text:p>1415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9656" calcext:value-type="float">
            <text:p>129656</text:p>
          </table:table-cell>
          <table:table-cell office:value-type="float" office:value="1958080" calcext:value-type="float">
            <text:p>1958080</text:p>
          </table:table-cell>
          <table:table-cell office:value-type="float" office:value="294800" calcext:value-type="float">
            <text:p>294800</text:p>
          </table:table-cell>
          <table:table-cell office:value-type="float" office:value="266384" calcext:value-type="float">
            <text:p>266384</text:p>
          </table:table-cell>
          <table:table-cell office:value-type="float" office:value="131024" calcext:value-type="float">
            <text:p>131024</text:p>
          </table:table-cell>
          <table:table-cell office:value-type="float" office:value="140848" calcext:value-type="float">
            <text:p>140848</text:p>
          </table:table-cell>
          <table:table-cell office:value-type="float" office:value="2575640" calcext:value-type="float">
            <text:p>2575640</text:p>
          </table:table-cell>
          <table:table-cell office:value-type="float" office:value="379016" calcext:value-type="float">
            <text:p>379016</text:p>
          </table:table-cell>
          <table:table-cell office:value-type="float" office:value="331976" calcext:value-type="float">
            <text:p>331976</text:p>
          </table:table-cell>
          <table:table-cell office:value-type="float" office:value="141560" calcext:value-type="float">
            <text:p>1415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9824" calcext:value-type="float">
            <text:p>129824</text:p>
          </table:table-cell>
          <table:table-cell office:value-type="float" office:value="1958088" calcext:value-type="float">
            <text:p>1958088</text:p>
          </table:table-cell>
          <table:table-cell office:value-type="float" office:value="294800" calcext:value-type="float">
            <text:p>294800</text:p>
          </table:table-cell>
          <table:table-cell office:value-type="float" office:value="266416" calcext:value-type="float">
            <text:p>266416</text:p>
          </table:table-cell>
          <table:table-cell office:value-type="float" office:value="131256" calcext:value-type="float">
            <text:p>131256</text:p>
          </table:table-cell>
          <table:table-cell office:value-type="float" office:value="140912" calcext:value-type="float">
            <text:p>140912</text:p>
          </table:table-cell>
          <table:table-cell office:value-type="float" office:value="2575664" calcext:value-type="float">
            <text:p>2575664</text:p>
          </table:table-cell>
          <table:table-cell office:value-type="float" office:value="379072" calcext:value-type="float">
            <text:p>379072</text:p>
          </table:table-cell>
          <table:table-cell office:value-type="float" office:value="332008" calcext:value-type="float">
            <text:p>332008</text:p>
          </table:table-cell>
          <table:table-cell office:value-type="float" office:value="141576" calcext:value-type="float">
            <text:p>1415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9944" calcext:value-type="float">
            <text:p>129944</text:p>
          </table:table-cell>
          <table:table-cell office:value-type="float" office:value="1958096" calcext:value-type="float">
            <text:p>1958096</text:p>
          </table:table-cell>
          <table:table-cell office:value-type="float" office:value="294824" calcext:value-type="float">
            <text:p>294824</text:p>
          </table:table-cell>
          <table:table-cell office:value-type="float" office:value="266424" calcext:value-type="float">
            <text:p>266424</text:p>
          </table:table-cell>
          <table:table-cell office:value-type="float" office:value="131440" calcext:value-type="float">
            <text:p>131440</text:p>
          </table:table-cell>
          <table:table-cell office:value-type="float" office:value="140968" calcext:value-type="float">
            <text:p>140968</text:p>
          </table:table-cell>
          <table:table-cell office:value-type="float" office:value="2575808" calcext:value-type="float">
            <text:p>2575808</text:p>
          </table:table-cell>
          <table:table-cell office:value-type="float" office:value="379104" calcext:value-type="float">
            <text:p>379104</text:p>
          </table:table-cell>
          <table:table-cell office:value-type="float" office:value="332016" calcext:value-type="float">
            <text:p>332016</text:p>
          </table:table-cell>
          <table:table-cell office:value-type="float" office:value="141592" calcext:value-type="float">
            <text:p>1415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0024" calcext:value-type="float">
            <text:p>130024</text:p>
          </table:table-cell>
          <table:table-cell office:value-type="float" office:value="1958112" calcext:value-type="float">
            <text:p>1958112</text:p>
          </table:table-cell>
          <table:table-cell office:value-type="float" office:value="294832" calcext:value-type="float">
            <text:p>294832</text:p>
          </table:table-cell>
          <table:table-cell office:value-type="float" office:value="266432" calcext:value-type="float">
            <text:p>266432</text:p>
          </table:table-cell>
          <table:table-cell office:value-type="float" office:value="131472" calcext:value-type="float">
            <text:p>131472</text:p>
          </table:table-cell>
          <table:table-cell office:value-type="float" office:value="141056" calcext:value-type="float">
            <text:p>141056</text:p>
          </table:table-cell>
          <table:table-cell office:value-type="float" office:value="2575832" calcext:value-type="float">
            <text:p>2575832</text:p>
          </table:table-cell>
          <table:table-cell office:value-type="float" office:value="379120" calcext:value-type="float">
            <text:p>379120</text:p>
          </table:table-cell>
          <table:table-cell office:value-type="float" office:value="332032" calcext:value-type="float">
            <text:p>332032</text:p>
          </table:table-cell>
          <table:table-cell office:value-type="float" office:value="141616" calcext:value-type="float">
            <text:p>1416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0160" calcext:value-type="float">
            <text:p>130160</text:p>
          </table:table-cell>
          <table:table-cell office:value-type="float" office:value="1958112" calcext:value-type="float">
            <text:p>1958112</text:p>
          </table:table-cell>
          <table:table-cell office:value-type="float" office:value="294856" calcext:value-type="float">
            <text:p>294856</text:p>
          </table:table-cell>
          <table:table-cell office:value-type="float" office:value="266480" calcext:value-type="float">
            <text:p>266480</text:p>
          </table:table-cell>
          <table:table-cell office:value-type="float" office:value="131504" calcext:value-type="float">
            <text:p>131504</text:p>
          </table:table-cell>
          <table:table-cell office:value-type="float" office:value="141088" calcext:value-type="float">
            <text:p>141088</text:p>
          </table:table-cell>
          <table:table-cell office:value-type="float" office:value="2575960" calcext:value-type="float">
            <text:p>2575960</text:p>
          </table:table-cell>
          <table:table-cell office:value-type="float" office:value="379128" calcext:value-type="float">
            <text:p>379128</text:p>
          </table:table-cell>
          <table:table-cell office:value-type="float" office:value="332040" calcext:value-type="float">
            <text:p>332040</text:p>
          </table:table-cell>
          <table:table-cell office:value-type="float" office:value="141672" calcext:value-type="float">
            <text:p>141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0176" calcext:value-type="float">
            <text:p>130176</text:p>
          </table:table-cell>
          <table:table-cell office:value-type="float" office:value="1958136" calcext:value-type="float">
            <text:p>1958136</text:p>
          </table:table-cell>
          <table:table-cell office:value-type="float" office:value="294904" calcext:value-type="float">
            <text:p>294904</text:p>
          </table:table-cell>
          <table:table-cell office:value-type="float" office:value="266504" calcext:value-type="float">
            <text:p>266504</text:p>
          </table:table-cell>
          <table:table-cell office:value-type="float" office:value="131616" calcext:value-type="float">
            <text:p>131616</text:p>
          </table:table-cell>
          <table:table-cell office:value-type="float" office:value="141144" calcext:value-type="float">
            <text:p>141144</text:p>
          </table:table-cell>
          <table:table-cell office:value-type="float" office:value="2576072" calcext:value-type="float">
            <text:p>2576072</text:p>
          </table:table-cell>
          <table:table-cell office:value-type="float" office:value="379152" calcext:value-type="float">
            <text:p>379152</text:p>
          </table:table-cell>
          <table:table-cell office:value-type="float" office:value="332224" calcext:value-type="float">
            <text:p>332224</text:p>
          </table:table-cell>
          <table:table-cell office:value-type="float" office:value="141768" calcext:value-type="float">
            <text:p>1417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0192" calcext:value-type="float">
            <text:p>130192</text:p>
          </table:table-cell>
          <table:table-cell office:value-type="float" office:value="1958152" calcext:value-type="float">
            <text:p>1958152</text:p>
          </table:table-cell>
          <table:table-cell office:value-type="float" office:value="294920" calcext:value-type="float">
            <text:p>294920</text:p>
          </table:table-cell>
          <table:table-cell office:value-type="float" office:value="266536" calcext:value-type="float">
            <text:p>266536</text:p>
          </table:table-cell>
          <table:table-cell office:value-type="float" office:value="131744" calcext:value-type="float">
            <text:p>131744</text:p>
          </table:table-cell>
          <table:table-cell office:value-type="float" office:value="141192" calcext:value-type="float">
            <text:p>141192</text:p>
          </table:table-cell>
          <table:table-cell office:value-type="float" office:value="2576088" calcext:value-type="float">
            <text:p>2576088</text:p>
          </table:table-cell>
          <table:table-cell office:value-type="float" office:value="379224" calcext:value-type="float">
            <text:p>379224</text:p>
          </table:table-cell>
          <table:table-cell office:value-type="float" office:value="332248" calcext:value-type="float">
            <text:p>332248</text:p>
          </table:table-cell>
          <table:table-cell office:value-type="float" office:value="141808" calcext:value-type="float">
            <text:p>1418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0360" calcext:value-type="float">
            <text:p>130360</text:p>
          </table:table-cell>
          <table:table-cell office:value-type="float" office:value="1958152" calcext:value-type="float">
            <text:p>1958152</text:p>
          </table:table-cell>
          <table:table-cell office:value-type="float" office:value="294968" calcext:value-type="float">
            <text:p>294968</text:p>
          </table:table-cell>
          <table:table-cell office:value-type="float" office:value="266544" calcext:value-type="float">
            <text:p>266544</text:p>
          </table:table-cell>
          <table:table-cell office:value-type="float" office:value="131760" calcext:value-type="float">
            <text:p>131760</text:p>
          </table:table-cell>
          <table:table-cell office:value-type="float" office:value="141280" calcext:value-type="float">
            <text:p>141280</text:p>
          </table:table-cell>
          <table:table-cell office:value-type="float" office:value="2576128" calcext:value-type="float">
            <text:p>2576128</text:p>
          </table:table-cell>
          <table:table-cell office:value-type="float" office:value="379280" calcext:value-type="float">
            <text:p>379280</text:p>
          </table:table-cell>
          <table:table-cell office:value-type="float" office:value="332256" calcext:value-type="float">
            <text:p>332256</text:p>
          </table:table-cell>
          <table:table-cell office:value-type="float" office:value="141848" calcext:value-type="float">
            <text:p>1418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0656" calcext:value-type="float">
            <text:p>130656</text:p>
          </table:table-cell>
          <table:table-cell office:value-type="float" office:value="1958160" calcext:value-type="float">
            <text:p>1958160</text:p>
          </table:table-cell>
          <table:table-cell office:value-type="float" office:value="294992" calcext:value-type="float">
            <text:p>294992</text:p>
          </table:table-cell>
          <table:table-cell office:value-type="float" office:value="266600" calcext:value-type="float">
            <text:p>266600</text:p>
          </table:table-cell>
          <table:table-cell office:value-type="float" office:value="131848" calcext:value-type="float">
            <text:p>131848</text:p>
          </table:table-cell>
          <table:table-cell office:value-type="float" office:value="141320" calcext:value-type="float">
            <text:p>141320</text:p>
          </table:table-cell>
          <table:table-cell office:value-type="float" office:value="2576136" calcext:value-type="float">
            <text:p>2576136</text:p>
          </table:table-cell>
          <table:table-cell office:value-type="float" office:value="379320" calcext:value-type="float">
            <text:p>379320</text:p>
          </table:table-cell>
          <table:table-cell office:value-type="float" office:value="332272" calcext:value-type="float">
            <text:p>332272</text:p>
          </table:table-cell>
          <table:table-cell office:value-type="float" office:value="141912" calcext:value-type="float">
            <text:p>1419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0696" calcext:value-type="float">
            <text:p>130696</text:p>
          </table:table-cell>
          <table:table-cell office:value-type="float" office:value="1958192" calcext:value-type="float">
            <text:p>1958192</text:p>
          </table:table-cell>
          <table:table-cell office:value-type="float" office:value="295000" calcext:value-type="float">
            <text:p>295000</text:p>
          </table:table-cell>
          <table:table-cell office:value-type="float" office:value="266608" calcext:value-type="float">
            <text:p>266608</text:p>
          </table:table-cell>
          <table:table-cell office:value-type="float" office:value="131856" calcext:value-type="float">
            <text:p>131856</text:p>
          </table:table-cell>
          <table:table-cell office:value-type="float" office:value="141504" calcext:value-type="float">
            <text:p>141504</text:p>
          </table:table-cell>
          <table:table-cell office:value-type="float" office:value="2576144" calcext:value-type="float">
            <text:p>2576144</text:p>
          </table:table-cell>
          <table:table-cell office:value-type="float" office:value="379320" calcext:value-type="float">
            <text:p>379320</text:p>
          </table:table-cell>
          <table:table-cell office:value-type="float" office:value="332296" calcext:value-type="float">
            <text:p>332296</text:p>
          </table:table-cell>
          <table:table-cell office:value-type="float" office:value="141936" calcext:value-type="float">
            <text:p>1419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0856" calcext:value-type="float">
            <text:p>130856</text:p>
          </table:table-cell>
          <table:table-cell office:value-type="float" office:value="1958240" calcext:value-type="float">
            <text:p>1958240</text:p>
          </table:table-cell>
          <table:table-cell office:value-type="float" office:value="295016" calcext:value-type="float">
            <text:p>295016</text:p>
          </table:table-cell>
          <table:table-cell office:value-type="float" office:value="266624" calcext:value-type="float">
            <text:p>266624</text:p>
          </table:table-cell>
          <table:table-cell office:value-type="float" office:value="131904" calcext:value-type="float">
            <text:p>131904</text:p>
          </table:table-cell>
          <table:table-cell office:value-type="float" office:value="141512" calcext:value-type="float">
            <text:p>141512</text:p>
          </table:table-cell>
          <table:table-cell office:value-type="float" office:value="2576192" calcext:value-type="float">
            <text:p>2576192</text:p>
          </table:table-cell>
          <table:table-cell office:value-type="float" office:value="379328" calcext:value-type="float">
            <text:p>379328</text:p>
          </table:table-cell>
          <table:table-cell office:value-type="float" office:value="332296" calcext:value-type="float">
            <text:p>332296</text:p>
          </table:table-cell>
          <table:table-cell office:value-type="float" office:value="142096" calcext:value-type="float">
            <text:p>1420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0960" calcext:value-type="float">
            <text:p>130960</text:p>
          </table:table-cell>
          <table:table-cell office:value-type="float" office:value="1958248" calcext:value-type="float">
            <text:p>1958248</text:p>
          </table:table-cell>
          <table:table-cell office:value-type="float" office:value="295112" calcext:value-type="float">
            <text:p>295112</text:p>
          </table:table-cell>
          <table:table-cell office:value-type="float" office:value="266640" calcext:value-type="float">
            <text:p>266640</text:p>
          </table:table-cell>
          <table:table-cell office:value-type="float" office:value="131976" calcext:value-type="float">
            <text:p>131976</text:p>
          </table:table-cell>
          <table:table-cell office:value-type="float" office:value="141576" calcext:value-type="float">
            <text:p>141576</text:p>
          </table:table-cell>
          <table:table-cell office:value-type="float" office:value="2576200" calcext:value-type="float">
            <text:p>2576200</text:p>
          </table:table-cell>
          <table:table-cell office:value-type="float" office:value="379376" calcext:value-type="float">
            <text:p>379376</text:p>
          </table:table-cell>
          <table:table-cell office:value-type="float" office:value="332296" calcext:value-type="float">
            <text:p>332296</text:p>
          </table:table-cell>
          <table:table-cell office:value-type="float" office:value="142104" calcext:value-type="float">
            <text:p>1421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0976" calcext:value-type="float">
            <text:p>130976</text:p>
          </table:table-cell>
          <table:table-cell office:value-type="float" office:value="1958264" calcext:value-type="float">
            <text:p>1958264</text:p>
          </table:table-cell>
          <table:table-cell office:value-type="float" office:value="295152" calcext:value-type="float">
            <text:p>295152</text:p>
          </table:table-cell>
          <table:table-cell office:value-type="float" office:value="266640" calcext:value-type="float">
            <text:p>266640</text:p>
          </table:table-cell>
          <table:table-cell office:value-type="float" office:value="131976" calcext:value-type="float">
            <text:p>131976</text:p>
          </table:table-cell>
          <table:table-cell office:value-type="float" office:value="141664" calcext:value-type="float">
            <text:p>141664</text:p>
          </table:table-cell>
          <table:table-cell office:value-type="float" office:value="2576272" calcext:value-type="float">
            <text:p>2576272</text:p>
          </table:table-cell>
          <table:table-cell office:value-type="float" office:value="379424" calcext:value-type="float">
            <text:p>379424</text:p>
          </table:table-cell>
          <table:table-cell office:value-type="float" office:value="332328" calcext:value-type="float">
            <text:p>332328</text:p>
          </table:table-cell>
          <table:table-cell office:value-type="float" office:value="142136" calcext:value-type="float">
            <text:p>1421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000" calcext:value-type="float">
            <text:p>131000</text:p>
          </table:table-cell>
          <table:table-cell office:value-type="float" office:value="1958296" calcext:value-type="float">
            <text:p>1958296</text:p>
          </table:table-cell>
          <table:table-cell office:value-type="float" office:value="295168" calcext:value-type="float">
            <text:p>295168</text:p>
          </table:table-cell>
          <table:table-cell office:value-type="float" office:value="266640" calcext:value-type="float">
            <text:p>266640</text:p>
          </table:table-cell>
          <table:table-cell office:value-type="float" office:value="132008" calcext:value-type="float">
            <text:p>132008</text:p>
          </table:table-cell>
          <table:table-cell office:value-type="float" office:value="141688" calcext:value-type="float">
            <text:p>141688</text:p>
          </table:table-cell>
          <table:table-cell office:value-type="float" office:value="2576280" calcext:value-type="float">
            <text:p>2576280</text:p>
          </table:table-cell>
          <table:table-cell office:value-type="float" office:value="379528" calcext:value-type="float">
            <text:p>379528</text:p>
          </table:table-cell>
          <table:table-cell office:value-type="float" office:value="332328" calcext:value-type="float">
            <text:p>332328</text:p>
          </table:table-cell>
          <table:table-cell office:value-type="float" office:value="142208" calcext:value-type="float">
            <text:p>1422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016" calcext:value-type="float">
            <text:p>131016</text:p>
          </table:table-cell>
          <table:table-cell office:value-type="float" office:value="1958304" calcext:value-type="float">
            <text:p>1958304</text:p>
          </table:table-cell>
          <table:table-cell office:value-type="float" office:value="295240" calcext:value-type="float">
            <text:p>295240</text:p>
          </table:table-cell>
          <table:table-cell office:value-type="float" office:value="266664" calcext:value-type="float">
            <text:p>266664</text:p>
          </table:table-cell>
          <table:table-cell office:value-type="float" office:value="132128" calcext:value-type="float">
            <text:p>132128</text:p>
          </table:table-cell>
          <table:table-cell office:value-type="float" office:value="141720" calcext:value-type="float">
            <text:p>141720</text:p>
          </table:table-cell>
          <table:table-cell office:value-type="float" office:value="2576296" calcext:value-type="float">
            <text:p>2576296</text:p>
          </table:table-cell>
          <table:table-cell office:value-type="float" office:value="379560" calcext:value-type="float">
            <text:p>379560</text:p>
          </table:table-cell>
          <table:table-cell office:value-type="float" office:value="332352" calcext:value-type="float">
            <text:p>332352</text:p>
          </table:table-cell>
          <table:table-cell office:value-type="float" office:value="142312" calcext:value-type="float">
            <text:p>1423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040" calcext:value-type="float">
            <text:p>131040</text:p>
          </table:table-cell>
          <table:table-cell office:value-type="float" office:value="1958336" calcext:value-type="float">
            <text:p>1958336</text:p>
          </table:table-cell>
          <table:table-cell office:value-type="float" office:value="295264" calcext:value-type="float">
            <text:p>295264</text:p>
          </table:table-cell>
          <table:table-cell office:value-type="float" office:value="266720" calcext:value-type="float">
            <text:p>266720</text:p>
          </table:table-cell>
          <table:table-cell office:value-type="float" office:value="132152" calcext:value-type="float">
            <text:p>132152</text:p>
          </table:table-cell>
          <table:table-cell office:value-type="float" office:value="141728" calcext:value-type="float">
            <text:p>141728</text:p>
          </table:table-cell>
          <table:table-cell office:value-type="float" office:value="2576360" calcext:value-type="float">
            <text:p>2576360</text:p>
          </table:table-cell>
          <table:table-cell office:value-type="float" office:value="379568" calcext:value-type="float">
            <text:p>379568</text:p>
          </table:table-cell>
          <table:table-cell office:value-type="float" office:value="332408" calcext:value-type="float">
            <text:p>332408</text:p>
          </table:table-cell>
          <table:table-cell office:value-type="float" office:value="142320" calcext:value-type="float">
            <text:p>1423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104" calcext:value-type="float">
            <text:p>131104</text:p>
          </table:table-cell>
          <table:table-cell office:value-type="float" office:value="1958384" calcext:value-type="float">
            <text:p>1958384</text:p>
          </table:table-cell>
          <table:table-cell office:value-type="float" office:value="295376" calcext:value-type="float">
            <text:p>295376</text:p>
          </table:table-cell>
          <table:table-cell office:value-type="float" office:value="266784" calcext:value-type="float">
            <text:p>266784</text:p>
          </table:table-cell>
          <table:table-cell office:value-type="float" office:value="132160" calcext:value-type="float">
            <text:p>132160</text:p>
          </table:table-cell>
          <table:table-cell office:value-type="float" office:value="141760" calcext:value-type="float">
            <text:p>141760</text:p>
          </table:table-cell>
          <table:table-cell office:value-type="float" office:value="2576400" calcext:value-type="float">
            <text:p>2576400</text:p>
          </table:table-cell>
          <table:table-cell office:value-type="float" office:value="379608" calcext:value-type="float">
            <text:p>379608</text:p>
          </table:table-cell>
          <table:table-cell office:value-type="float" office:value="332448" calcext:value-type="float">
            <text:p>332448</text:p>
          </table:table-cell>
          <table:table-cell office:value-type="float" office:value="142504" calcext:value-type="float">
            <text:p>1425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152" calcext:value-type="float">
            <text:p>131152</text:p>
          </table:table-cell>
          <table:table-cell office:value-type="float" office:value="1958392" calcext:value-type="float">
            <text:p>1958392</text:p>
          </table:table-cell>
          <table:table-cell office:value-type="float" office:value="295416" calcext:value-type="float">
            <text:p>295416</text:p>
          </table:table-cell>
          <table:table-cell office:value-type="float" office:value="266792" calcext:value-type="float">
            <text:p>266792</text:p>
          </table:table-cell>
          <table:table-cell office:value-type="float" office:value="132352" calcext:value-type="float">
            <text:p>132352</text:p>
          </table:table-cell>
          <table:table-cell office:value-type="float" office:value="141792" calcext:value-type="float">
            <text:p>141792</text:p>
          </table:table-cell>
          <table:table-cell office:value-type="float" office:value="2576496" calcext:value-type="float">
            <text:p>2576496</text:p>
          </table:table-cell>
          <table:table-cell office:value-type="float" office:value="379616" calcext:value-type="float">
            <text:p>379616</text:p>
          </table:table-cell>
          <table:table-cell office:value-type="float" office:value="332512" calcext:value-type="float">
            <text:p>332512</text:p>
          </table:table-cell>
          <table:table-cell office:value-type="float" office:value="142504" calcext:value-type="float">
            <text:p>1425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176" calcext:value-type="float">
            <text:p>131176</text:p>
          </table:table-cell>
          <table:table-cell office:value-type="float" office:value="1958400" calcext:value-type="float">
            <text:p>1958400</text:p>
          </table:table-cell>
          <table:table-cell office:value-type="float" office:value="295448" calcext:value-type="float">
            <text:p>295448</text:p>
          </table:table-cell>
          <table:table-cell office:value-type="float" office:value="266808" calcext:value-type="float">
            <text:p>266808</text:p>
          </table:table-cell>
          <table:table-cell office:value-type="float" office:value="132384" calcext:value-type="float">
            <text:p>132384</text:p>
          </table:table-cell>
          <table:table-cell office:value-type="float" office:value="141800" calcext:value-type="float">
            <text:p>141800</text:p>
          </table:table-cell>
          <table:table-cell office:value-type="float" office:value="2576568" calcext:value-type="float">
            <text:p>2576568</text:p>
          </table:table-cell>
          <table:table-cell office:value-type="float" office:value="379616" calcext:value-type="float">
            <text:p>379616</text:p>
          </table:table-cell>
          <table:table-cell office:value-type="float" office:value="332520" calcext:value-type="float">
            <text:p>332520</text:p>
          </table:table-cell>
          <table:table-cell office:value-type="float" office:value="142512" calcext:value-type="float">
            <text:p>1425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232" calcext:value-type="float">
            <text:p>131232</text:p>
          </table:table-cell>
          <table:table-cell office:value-type="float" office:value="1958400" calcext:value-type="float">
            <text:p>1958400</text:p>
          </table:table-cell>
          <table:table-cell office:value-type="float" office:value="295480" calcext:value-type="float">
            <text:p>295480</text:p>
          </table:table-cell>
          <table:table-cell office:value-type="float" office:value="266840" calcext:value-type="float">
            <text:p>266840</text:p>
          </table:table-cell>
          <table:table-cell office:value-type="float" office:value="132416" calcext:value-type="float">
            <text:p>132416</text:p>
          </table:table-cell>
          <table:table-cell office:value-type="float" office:value="141800" calcext:value-type="float">
            <text:p>141800</text:p>
          </table:table-cell>
          <table:table-cell office:value-type="float" office:value="2576568" calcext:value-type="float">
            <text:p>2576568</text:p>
          </table:table-cell>
          <table:table-cell office:value-type="float" office:value="379664" calcext:value-type="float">
            <text:p>379664</text:p>
          </table:table-cell>
          <table:table-cell office:value-type="float" office:value="332536" calcext:value-type="float">
            <text:p>332536</text:p>
          </table:table-cell>
          <table:table-cell office:value-type="float" office:value="142528" calcext:value-type="float">
            <text:p>1425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272" calcext:value-type="float">
            <text:p>131272</text:p>
          </table:table-cell>
          <table:table-cell office:value-type="float" office:value="1958400" calcext:value-type="float">
            <text:p>1958400</text:p>
          </table:table-cell>
          <table:table-cell office:value-type="float" office:value="295480" calcext:value-type="float">
            <text:p>295480</text:p>
          </table:table-cell>
          <table:table-cell office:value-type="float" office:value="266840" calcext:value-type="float">
            <text:p>266840</text:p>
          </table:table-cell>
          <table:table-cell office:value-type="float" office:value="132464" calcext:value-type="float">
            <text:p>132464</text:p>
          </table:table-cell>
          <table:table-cell office:value-type="float" office:value="141848" calcext:value-type="float">
            <text:p>141848</text:p>
          </table:table-cell>
          <table:table-cell office:value-type="float" office:value="2576584" calcext:value-type="float">
            <text:p>2576584</text:p>
          </table:table-cell>
          <table:table-cell office:value-type="float" office:value="379680" calcext:value-type="float">
            <text:p>379680</text:p>
          </table:table-cell>
          <table:table-cell office:value-type="float" office:value="332536" calcext:value-type="float">
            <text:p>332536</text:p>
          </table:table-cell>
          <table:table-cell office:value-type="float" office:value="142736" calcext:value-type="float">
            <text:p>1427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392" calcext:value-type="float">
            <text:p>131392</text:p>
          </table:table-cell>
          <table:table-cell office:value-type="float" office:value="1958400" calcext:value-type="float">
            <text:p>1958400</text:p>
          </table:table-cell>
          <table:table-cell office:value-type="float" office:value="295544" calcext:value-type="float">
            <text:p>295544</text:p>
          </table:table-cell>
          <table:table-cell office:value-type="float" office:value="266840" calcext:value-type="float">
            <text:p>266840</text:p>
          </table:table-cell>
          <table:table-cell office:value-type="float" office:value="132464" calcext:value-type="float">
            <text:p>132464</text:p>
          </table:table-cell>
          <table:table-cell office:value-type="float" office:value="141968" calcext:value-type="float">
            <text:p>141968</text:p>
          </table:table-cell>
          <table:table-cell office:value-type="float" office:value="2576656" calcext:value-type="float">
            <text:p>2576656</text:p>
          </table:table-cell>
          <table:table-cell office:value-type="float" office:value="379736" calcext:value-type="float">
            <text:p>379736</text:p>
          </table:table-cell>
          <table:table-cell office:value-type="float" office:value="332576" calcext:value-type="float">
            <text:p>332576</text:p>
          </table:table-cell>
          <table:table-cell office:value-type="float" office:value="142768" calcext:value-type="float">
            <text:p>1427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424" calcext:value-type="float">
            <text:p>131424</text:p>
          </table:table-cell>
          <table:table-cell office:value-type="float" office:value="1958416" calcext:value-type="float">
            <text:p>1958416</text:p>
          </table:table-cell>
          <table:table-cell office:value-type="float" office:value="295560" calcext:value-type="float">
            <text:p>295560</text:p>
          </table:table-cell>
          <table:table-cell office:value-type="float" office:value="266888" calcext:value-type="float">
            <text:p>266888</text:p>
          </table:table-cell>
          <table:table-cell office:value-type="float" office:value="132488" calcext:value-type="float">
            <text:p>132488</text:p>
          </table:table-cell>
          <table:table-cell office:value-type="float" office:value="142072" calcext:value-type="float">
            <text:p>142072</text:p>
          </table:table-cell>
          <table:table-cell office:value-type="float" office:value="2576696" calcext:value-type="float">
            <text:p>2576696</text:p>
          </table:table-cell>
          <table:table-cell office:value-type="float" office:value="379760" calcext:value-type="float">
            <text:p>379760</text:p>
          </table:table-cell>
          <table:table-cell office:value-type="float" office:value="332576" calcext:value-type="float">
            <text:p>332576</text:p>
          </table:table-cell>
          <table:table-cell office:value-type="float" office:value="142792" calcext:value-type="float">
            <text:p>1427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576" calcext:value-type="float">
            <text:p>131576</text:p>
          </table:table-cell>
          <table:table-cell office:value-type="float" office:value="1958440" calcext:value-type="float">
            <text:p>1958440</text:p>
          </table:table-cell>
          <table:table-cell office:value-type="float" office:value="295640" calcext:value-type="float">
            <text:p>295640</text:p>
          </table:table-cell>
          <table:table-cell office:value-type="float" office:value="266888" calcext:value-type="float">
            <text:p>266888</text:p>
          </table:table-cell>
          <table:table-cell office:value-type="float" office:value="132512" calcext:value-type="float">
            <text:p>132512</text:p>
          </table:table-cell>
          <table:table-cell office:value-type="float" office:value="142112" calcext:value-type="float">
            <text:p>142112</text:p>
          </table:table-cell>
          <table:table-cell office:value-type="float" office:value="2576720" calcext:value-type="float">
            <text:p>2576720</text:p>
          </table:table-cell>
          <table:table-cell office:value-type="float" office:value="379776" calcext:value-type="float">
            <text:p>379776</text:p>
          </table:table-cell>
          <table:table-cell office:value-type="float" office:value="332640" calcext:value-type="float">
            <text:p>332640</text:p>
          </table:table-cell>
          <table:table-cell office:value-type="float" office:value="142840" calcext:value-type="float">
            <text:p>1428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672" calcext:value-type="float">
            <text:p>131672</text:p>
          </table:table-cell>
          <table:table-cell office:value-type="float" office:value="1958456" calcext:value-type="float">
            <text:p>1958456</text:p>
          </table:table-cell>
          <table:table-cell office:value-type="float" office:value="295728" calcext:value-type="float">
            <text:p>295728</text:p>
          </table:table-cell>
          <table:table-cell office:value-type="float" office:value="266912" calcext:value-type="float">
            <text:p>266912</text:p>
          </table:table-cell>
          <table:table-cell office:value-type="float" office:value="132528" calcext:value-type="float">
            <text:p>132528</text:p>
          </table:table-cell>
          <table:table-cell office:value-type="float" office:value="142152" calcext:value-type="float">
            <text:p>142152</text:p>
          </table:table-cell>
          <table:table-cell office:value-type="float" office:value="2576832" calcext:value-type="float">
            <text:p>2576832</text:p>
          </table:table-cell>
          <table:table-cell office:value-type="float" office:value="379808" calcext:value-type="float">
            <text:p>379808</text:p>
          </table:table-cell>
          <table:table-cell office:value-type="float" office:value="332720" calcext:value-type="float">
            <text:p>332720</text:p>
          </table:table-cell>
          <table:table-cell office:value-type="float" office:value="142880" calcext:value-type="float">
            <text:p>1428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680" calcext:value-type="float">
            <text:p>131680</text:p>
          </table:table-cell>
          <table:table-cell office:value-type="float" office:value="1958464" calcext:value-type="float">
            <text:p>1958464</text:p>
          </table:table-cell>
          <table:table-cell office:value-type="float" office:value="295728" calcext:value-type="float">
            <text:p>295728</text:p>
          </table:table-cell>
          <table:table-cell office:value-type="float" office:value="266936" calcext:value-type="float">
            <text:p>266936</text:p>
          </table:table-cell>
          <table:table-cell office:value-type="float" office:value="132560" calcext:value-type="float">
            <text:p>132560</text:p>
          </table:table-cell>
          <table:table-cell office:value-type="float" office:value="142200" calcext:value-type="float">
            <text:p>142200</text:p>
          </table:table-cell>
          <table:table-cell office:value-type="float" office:value="2576856" calcext:value-type="float">
            <text:p>2576856</text:p>
          </table:table-cell>
          <table:table-cell office:value-type="float" office:value="379824" calcext:value-type="float">
            <text:p>379824</text:p>
          </table:table-cell>
          <table:table-cell office:value-type="float" office:value="332720" calcext:value-type="float">
            <text:p>332720</text:p>
          </table:table-cell>
          <table:table-cell office:value-type="float" office:value="142928" calcext:value-type="float">
            <text:p>1429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720" calcext:value-type="float">
            <text:p>131720</text:p>
          </table:table-cell>
          <table:table-cell office:value-type="float" office:value="1958472" calcext:value-type="float">
            <text:p>1958472</text:p>
          </table:table-cell>
          <table:table-cell office:value-type="float" office:value="295728" calcext:value-type="float">
            <text:p>295728</text:p>
          </table:table-cell>
          <table:table-cell office:value-type="float" office:value="266952" calcext:value-type="float">
            <text:p>266952</text:p>
          </table:table-cell>
          <table:table-cell office:value-type="float" office:value="132632" calcext:value-type="float">
            <text:p>132632</text:p>
          </table:table-cell>
          <table:table-cell office:value-type="float" office:value="142280" calcext:value-type="float">
            <text:p>142280</text:p>
          </table:table-cell>
          <table:table-cell office:value-type="float" office:value="2576856" calcext:value-type="float">
            <text:p>2576856</text:p>
          </table:table-cell>
          <table:table-cell office:value-type="float" office:value="379832" calcext:value-type="float">
            <text:p>379832</text:p>
          </table:table-cell>
          <table:table-cell office:value-type="float" office:value="332776" calcext:value-type="float">
            <text:p>332776</text:p>
          </table:table-cell>
          <table:table-cell office:value-type="float" office:value="142928" calcext:value-type="float">
            <text:p>1429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720" calcext:value-type="float">
            <text:p>131720</text:p>
          </table:table-cell>
          <table:table-cell office:value-type="float" office:value="1958480" calcext:value-type="float">
            <text:p>1958480</text:p>
          </table:table-cell>
          <table:table-cell office:value-type="float" office:value="295752" calcext:value-type="float">
            <text:p>295752</text:p>
          </table:table-cell>
          <table:table-cell office:value-type="float" office:value="266960" calcext:value-type="float">
            <text:p>26696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42304" calcext:value-type="float">
            <text:p>142304</text:p>
          </table:table-cell>
          <table:table-cell office:value-type="float" office:value="2576968" calcext:value-type="float">
            <text:p>2576968</text:p>
          </table:table-cell>
          <table:table-cell office:value-type="float" office:value="379840" calcext:value-type="float">
            <text:p>379840</text:p>
          </table:table-cell>
          <table:table-cell office:value-type="float" office:value="332800" calcext:value-type="float">
            <text:p>332800</text:p>
          </table:table-cell>
          <table:table-cell office:value-type="float" office:value="142976" calcext:value-type="float">
            <text:p>1429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744" calcext:value-type="float">
            <text:p>131744</text:p>
          </table:table-cell>
          <table:table-cell office:value-type="float" office:value="1958520" calcext:value-type="float">
            <text:p>1958520</text:p>
          </table:table-cell>
          <table:table-cell office:value-type="float" office:value="295800" calcext:value-type="float">
            <text:p>295800</text:p>
          </table:table-cell>
          <table:table-cell office:value-type="float" office:value="267000" calcext:value-type="float">
            <text:p>267000</text:p>
          </table:table-cell>
          <table:table-cell office:value-type="float" office:value="132768" calcext:value-type="float">
            <text:p>132768</text:p>
          </table:table-cell>
          <table:table-cell office:value-type="float" office:value="142312" calcext:value-type="float">
            <text:p>142312</text:p>
          </table:table-cell>
          <table:table-cell office:value-type="float" office:value="2576984" calcext:value-type="float">
            <text:p>2576984</text:p>
          </table:table-cell>
          <table:table-cell office:value-type="float" office:value="379856" calcext:value-type="float">
            <text:p>379856</text:p>
          </table:table-cell>
          <table:table-cell office:value-type="float" office:value="332800" calcext:value-type="float">
            <text:p>332800</text:p>
          </table:table-cell>
          <table:table-cell office:value-type="float" office:value="142984" calcext:value-type="float">
            <text:p>1429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768" calcext:value-type="float">
            <text:p>131768</text:p>
          </table:table-cell>
          <table:table-cell office:value-type="float" office:value="1958560" calcext:value-type="float">
            <text:p>1958560</text:p>
          </table:table-cell>
          <table:table-cell office:value-type="float" office:value="295808" calcext:value-type="float">
            <text:p>295808</text:p>
          </table:table-cell>
          <table:table-cell office:value-type="float" office:value="267064" calcext:value-type="float">
            <text:p>267064</text:p>
          </table:table-cell>
          <table:table-cell office:value-type="float" office:value="132768" calcext:value-type="float">
            <text:p>132768</text:p>
          </table:table-cell>
          <table:table-cell office:value-type="float" office:value="142392" calcext:value-type="float">
            <text:p>142392</text:p>
          </table:table-cell>
          <table:table-cell office:value-type="float" office:value="2576984" calcext:value-type="float">
            <text:p>2576984</text:p>
          </table:table-cell>
          <table:table-cell office:value-type="float" office:value="379856" calcext:value-type="float">
            <text:p>379856</text:p>
          </table:table-cell>
          <table:table-cell office:value-type="float" office:value="332832" calcext:value-type="float">
            <text:p>332832</text:p>
          </table:table-cell>
          <table:table-cell office:value-type="float" office:value="143128" calcext:value-type="float">
            <text:p>1431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848" calcext:value-type="float">
            <text:p>131848</text:p>
          </table:table-cell>
          <table:table-cell office:value-type="float" office:value="1958568" calcext:value-type="float">
            <text:p>1958568</text:p>
          </table:table-cell>
          <table:table-cell office:value-type="float" office:value="295848" calcext:value-type="float">
            <text:p>295848</text:p>
          </table:table-cell>
          <table:table-cell office:value-type="float" office:value="267072" calcext:value-type="float">
            <text:p>267072</text:p>
          </table:table-cell>
          <table:table-cell office:value-type="float" office:value="132784" calcext:value-type="float">
            <text:p>132784</text:p>
          </table:table-cell>
          <table:table-cell office:value-type="float" office:value="142400" calcext:value-type="float">
            <text:p>142400</text:p>
          </table:table-cell>
          <table:table-cell office:value-type="float" office:value="2577032" calcext:value-type="float">
            <text:p>2577032</text:p>
          </table:table-cell>
          <table:table-cell office:value-type="float" office:value="379864" calcext:value-type="float">
            <text:p>379864</text:p>
          </table:table-cell>
          <table:table-cell office:value-type="float" office:value="332848" calcext:value-type="float">
            <text:p>332848</text:p>
          </table:table-cell>
          <table:table-cell office:value-type="float" office:value="143440" calcext:value-type="float">
            <text:p>1434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920" calcext:value-type="float">
            <text:p>131920</text:p>
          </table:table-cell>
          <table:table-cell office:value-type="float" office:value="1958576" calcext:value-type="float">
            <text:p>1958576</text:p>
          </table:table-cell>
          <table:table-cell office:value-type="float" office:value="295864" calcext:value-type="float">
            <text:p>295864</text:p>
          </table:table-cell>
          <table:table-cell office:value-type="float" office:value="267072" calcext:value-type="float">
            <text:p>267072</text:p>
          </table:table-cell>
          <table:table-cell office:value-type="float" office:value="132824" calcext:value-type="float">
            <text:p>132824</text:p>
          </table:table-cell>
          <table:table-cell office:value-type="float" office:value="142400" calcext:value-type="float">
            <text:p>142400</text:p>
          </table:table-cell>
          <table:table-cell office:value-type="float" office:value="2577056" calcext:value-type="float">
            <text:p>2577056</text:p>
          </table:table-cell>
          <table:table-cell office:value-type="float" office:value="379896" calcext:value-type="float">
            <text:p>379896</text:p>
          </table:table-cell>
          <table:table-cell office:value-type="float" office:value="332856" calcext:value-type="float">
            <text:p>332856</text:p>
          </table:table-cell>
          <table:table-cell office:value-type="float" office:value="143448" calcext:value-type="float">
            <text:p>1434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920" calcext:value-type="float">
            <text:p>131920</text:p>
          </table:table-cell>
          <table:table-cell office:value-type="float" office:value="1958584" calcext:value-type="float">
            <text:p>1958584</text:p>
          </table:table-cell>
          <table:table-cell office:value-type="float" office:value="295872" calcext:value-type="float">
            <text:p>295872</text:p>
          </table:table-cell>
          <table:table-cell office:value-type="float" office:value="267112" calcext:value-type="float">
            <text:p>267112</text:p>
          </table:table-cell>
          <table:table-cell office:value-type="float" office:value="132904" calcext:value-type="float">
            <text:p>132904</text:p>
          </table:table-cell>
          <table:table-cell office:value-type="float" office:value="142440" calcext:value-type="float">
            <text:p>142440</text:p>
          </table:table-cell>
          <table:table-cell office:value-type="float" office:value="2577112" calcext:value-type="float">
            <text:p>2577112</text:p>
          </table:table-cell>
          <table:table-cell office:value-type="float" office:value="379896" calcext:value-type="float">
            <text:p>379896</text:p>
          </table:table-cell>
          <table:table-cell office:value-type="float" office:value="332864" calcext:value-type="float">
            <text:p>332864</text:p>
          </table:table-cell>
          <table:table-cell office:value-type="float" office:value="143496" calcext:value-type="float">
            <text:p>1434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928" calcext:value-type="float">
            <text:p>131928</text:p>
          </table:table-cell>
          <table:table-cell office:value-type="float" office:value="1958584" calcext:value-type="float">
            <text:p>1958584</text:p>
          </table:table-cell>
          <table:table-cell office:value-type="float" office:value="295888" calcext:value-type="float">
            <text:p>295888</text:p>
          </table:table-cell>
          <table:table-cell office:value-type="float" office:value="267112" calcext:value-type="float">
            <text:p>267112</text:p>
          </table:table-cell>
          <table:table-cell office:value-type="float" office:value="132960" calcext:value-type="float">
            <text:p>132960</text:p>
          </table:table-cell>
          <table:table-cell office:value-type="float" office:value="142464" calcext:value-type="float">
            <text:p>142464</text:p>
          </table:table-cell>
          <table:table-cell office:value-type="float" office:value="2577184" calcext:value-type="float">
            <text:p>2577184</text:p>
          </table:table-cell>
          <table:table-cell office:value-type="float" office:value="379928" calcext:value-type="float">
            <text:p>379928</text:p>
          </table:table-cell>
          <table:table-cell office:value-type="float" office:value="332880" calcext:value-type="float">
            <text:p>332880</text:p>
          </table:table-cell>
          <table:table-cell office:value-type="float" office:value="143512" calcext:value-type="float">
            <text:p>1435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952" calcext:value-type="float">
            <text:p>131952</text:p>
          </table:table-cell>
          <table:table-cell office:value-type="float" office:value="1958616" calcext:value-type="float">
            <text:p>1958616</text:p>
          </table:table-cell>
          <table:table-cell office:value-type="float" office:value="295928" calcext:value-type="float">
            <text:p>295928</text:p>
          </table:table-cell>
          <table:table-cell office:value-type="float" office:value="267112" calcext:value-type="float">
            <text:p>267112</text:p>
          </table:table-cell>
          <table:table-cell office:value-type="float" office:value="132968" calcext:value-type="float">
            <text:p>132968</text:p>
          </table:table-cell>
          <table:table-cell office:value-type="float" office:value="142512" calcext:value-type="float">
            <text:p>142512</text:p>
          </table:table-cell>
          <table:table-cell office:value-type="float" office:value="2577200" calcext:value-type="float">
            <text:p>2577200</text:p>
          </table:table-cell>
          <table:table-cell office:value-type="float" office:value="379952" calcext:value-type="float">
            <text:p>379952</text:p>
          </table:table-cell>
          <table:table-cell office:value-type="float" office:value="332904" calcext:value-type="float">
            <text:p>332904</text:p>
          </table:table-cell>
          <table:table-cell office:value-type="float" office:value="143600" calcext:value-type="float">
            <text:p>1436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1984" calcext:value-type="float">
            <text:p>131984</text:p>
          </table:table-cell>
          <table:table-cell office:value-type="float" office:value="1958632" calcext:value-type="float">
            <text:p>1958632</text:p>
          </table:table-cell>
          <table:table-cell office:value-type="float" office:value="295944" calcext:value-type="float">
            <text:p>295944</text:p>
          </table:table-cell>
          <table:table-cell office:value-type="float" office:value="267120" calcext:value-type="float">
            <text:p>267120</text:p>
          </table:table-cell>
          <table:table-cell office:value-type="float" office:value="132976" calcext:value-type="float">
            <text:p>132976</text:p>
          </table:table-cell>
          <table:table-cell office:value-type="float" office:value="142528" calcext:value-type="float">
            <text:p>142528</text:p>
          </table:table-cell>
          <table:table-cell office:value-type="float" office:value="2577216" calcext:value-type="float">
            <text:p>2577216</text:p>
          </table:table-cell>
          <table:table-cell office:value-type="float" office:value="379960" calcext:value-type="float">
            <text:p>379960</text:p>
          </table:table-cell>
          <table:table-cell office:value-type="float" office:value="332936" calcext:value-type="float">
            <text:p>332936</text:p>
          </table:table-cell>
          <table:table-cell office:value-type="float" office:value="143608" calcext:value-type="float">
            <text:p>1436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040" calcext:value-type="float">
            <text:p>132040</text:p>
          </table:table-cell>
          <table:table-cell office:value-type="float" office:value="1958632" calcext:value-type="float">
            <text:p>1958632</text:p>
          </table:table-cell>
          <table:table-cell office:value-type="float" office:value="295944" calcext:value-type="float">
            <text:p>295944</text:p>
          </table:table-cell>
          <table:table-cell office:value-type="float" office:value="267128" calcext:value-type="float">
            <text:p>267128</text:p>
          </table:table-cell>
          <table:table-cell office:value-type="float" office:value="132984" calcext:value-type="float">
            <text:p>132984</text:p>
          </table:table-cell>
          <table:table-cell office:value-type="float" office:value="142560" calcext:value-type="float">
            <text:p>142560</text:p>
          </table:table-cell>
          <table:table-cell office:value-type="float" office:value="2577224" calcext:value-type="float">
            <text:p>2577224</text:p>
          </table:table-cell>
          <table:table-cell office:value-type="float" office:value="379968" calcext:value-type="float">
            <text:p>379968</text:p>
          </table:table-cell>
          <table:table-cell office:value-type="float" office:value="332976" calcext:value-type="float">
            <text:p>332976</text:p>
          </table:table-cell>
          <table:table-cell office:value-type="float" office:value="143624" calcext:value-type="float">
            <text:p>1436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128" calcext:value-type="float">
            <text:p>132128</text:p>
          </table:table-cell>
          <table:table-cell office:value-type="float" office:value="1958656" calcext:value-type="float">
            <text:p>1958656</text:p>
          </table:table-cell>
          <table:table-cell office:value-type="float" office:value="295992" calcext:value-type="float">
            <text:p>295992</text:p>
          </table:table-cell>
          <table:table-cell office:value-type="float" office:value="267176" calcext:value-type="float">
            <text:p>267176</text:p>
          </table:table-cell>
          <table:table-cell office:value-type="float" office:value="133048" calcext:value-type="float">
            <text:p>133048</text:p>
          </table:table-cell>
          <table:table-cell office:value-type="float" office:value="142576" calcext:value-type="float">
            <text:p>142576</text:p>
          </table:table-cell>
          <table:table-cell office:value-type="float" office:value="2577224" calcext:value-type="float">
            <text:p>2577224</text:p>
          </table:table-cell>
          <table:table-cell office:value-type="float" office:value="379968" calcext:value-type="float">
            <text:p>379968</text:p>
          </table:table-cell>
          <table:table-cell office:value-type="float" office:value="332992" calcext:value-type="float">
            <text:p>332992</text:p>
          </table:table-cell>
          <table:table-cell office:value-type="float" office:value="143648" calcext:value-type="float">
            <text:p>1436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136" calcext:value-type="float">
            <text:p>132136</text:p>
          </table:table-cell>
          <table:table-cell office:value-type="float" office:value="1958688" calcext:value-type="float">
            <text:p>1958688</text:p>
          </table:table-cell>
          <table:table-cell office:value-type="float" office:value="295992" calcext:value-type="float">
            <text:p>295992</text:p>
          </table:table-cell>
          <table:table-cell office:value-type="float" office:value="267248" calcext:value-type="float">
            <text:p>267248</text:p>
          </table:table-cell>
          <table:table-cell office:value-type="float" office:value="133088" calcext:value-type="float">
            <text:p>133088</text:p>
          </table:table-cell>
          <table:table-cell office:value-type="float" office:value="142576" calcext:value-type="float">
            <text:p>142576</text:p>
          </table:table-cell>
          <table:table-cell office:value-type="float" office:value="2577240" calcext:value-type="float">
            <text:p>2577240</text:p>
          </table:table-cell>
          <table:table-cell office:value-type="float" office:value="379968" calcext:value-type="float">
            <text:p>379968</text:p>
          </table:table-cell>
          <table:table-cell office:value-type="float" office:value="333016" calcext:value-type="float">
            <text:p>333016</text:p>
          </table:table-cell>
          <table:table-cell office:value-type="float" office:value="143696" calcext:value-type="float">
            <text:p>1436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176" calcext:value-type="float">
            <text:p>132176</text:p>
          </table:table-cell>
          <table:table-cell office:value-type="float" office:value="1958696" calcext:value-type="float">
            <text:p>1958696</text:p>
          </table:table-cell>
          <table:table-cell office:value-type="float" office:value="296008" calcext:value-type="float">
            <text:p>296008</text:p>
          </table:table-cell>
          <table:table-cell office:value-type="float" office:value="267256" calcext:value-type="float">
            <text:p>267256</text:p>
          </table:table-cell>
          <table:table-cell office:value-type="float" office:value="133176" calcext:value-type="float">
            <text:p>133176</text:p>
          </table:table-cell>
          <table:table-cell office:value-type="float" office:value="142616" calcext:value-type="float">
            <text:p>142616</text:p>
          </table:table-cell>
          <table:table-cell office:value-type="float" office:value="2577288" calcext:value-type="float">
            <text:p>2577288</text:p>
          </table:table-cell>
          <table:table-cell office:value-type="float" office:value="379992" calcext:value-type="float">
            <text:p>379992</text:p>
          </table:table-cell>
          <table:table-cell office:value-type="float" office:value="333048" calcext:value-type="float">
            <text:p>333048</text:p>
          </table:table-cell>
          <table:table-cell office:value-type="float" office:value="143752" calcext:value-type="float">
            <text:p>1437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248" calcext:value-type="float">
            <text:p>132248</text:p>
          </table:table-cell>
          <table:table-cell office:value-type="float" office:value="1958728" calcext:value-type="float">
            <text:p>1958728</text:p>
          </table:table-cell>
          <table:table-cell office:value-type="float" office:value="296032" calcext:value-type="float">
            <text:p>296032</text:p>
          </table:table-cell>
          <table:table-cell office:value-type="float" office:value="267256" calcext:value-type="float">
            <text:p>267256</text:p>
          </table:table-cell>
          <table:table-cell office:value-type="float" office:value="133192" calcext:value-type="float">
            <text:p>133192</text:p>
          </table:table-cell>
          <table:table-cell office:value-type="float" office:value="142656" calcext:value-type="float">
            <text:p>142656</text:p>
          </table:table-cell>
          <table:table-cell office:value-type="float" office:value="2577296" calcext:value-type="float">
            <text:p>2577296</text:p>
          </table:table-cell>
          <table:table-cell office:value-type="float" office:value="380016" calcext:value-type="float">
            <text:p>380016</text:p>
          </table:table-cell>
          <table:table-cell office:value-type="float" office:value="333056" calcext:value-type="float">
            <text:p>333056</text:p>
          </table:table-cell>
          <table:table-cell office:value-type="float" office:value="143760" calcext:value-type="float">
            <text:p>1437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264" calcext:value-type="float">
            <text:p>132264</text:p>
          </table:table-cell>
          <table:table-cell office:value-type="float" office:value="1958744" calcext:value-type="float">
            <text:p>1958744</text:p>
          </table:table-cell>
          <table:table-cell office:value-type="float" office:value="296040" calcext:value-type="float">
            <text:p>296040</text:p>
          </table:table-cell>
          <table:table-cell office:value-type="float" office:value="267256" calcext:value-type="float">
            <text:p>267256</text:p>
          </table:table-cell>
          <table:table-cell office:value-type="float" office:value="133200" calcext:value-type="float">
            <text:p>133200</text:p>
          </table:table-cell>
          <table:table-cell office:value-type="float" office:value="142720" calcext:value-type="float">
            <text:p>142720</text:p>
          </table:table-cell>
          <table:table-cell office:value-type="float" office:value="2577312" calcext:value-type="float">
            <text:p>2577312</text:p>
          </table:table-cell>
          <table:table-cell office:value-type="float" office:value="380016" calcext:value-type="float">
            <text:p>380016</text:p>
          </table:table-cell>
          <table:table-cell office:value-type="float" office:value="333064" calcext:value-type="float">
            <text:p>333064</text:p>
          </table:table-cell>
          <table:table-cell office:value-type="float" office:value="143840" calcext:value-type="float">
            <text:p>1438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264" calcext:value-type="float">
            <text:p>132264</text:p>
          </table:table-cell>
          <table:table-cell office:value-type="float" office:value="1958800" calcext:value-type="float">
            <text:p>1958800</text:p>
          </table:table-cell>
          <table:table-cell office:value-type="float" office:value="296072" calcext:value-type="float">
            <text:p>296072</text:p>
          </table:table-cell>
          <table:table-cell office:value-type="float" office:value="267256" calcext:value-type="float">
            <text:p>267256</text:p>
          </table:table-cell>
          <table:table-cell office:value-type="float" office:value="133200" calcext:value-type="float">
            <text:p>133200</text:p>
          </table:table-cell>
          <table:table-cell office:value-type="float" office:value="142744" calcext:value-type="float">
            <text:p>142744</text:p>
          </table:table-cell>
          <table:table-cell office:value-type="float" office:value="2577336" calcext:value-type="float">
            <text:p>2577336</text:p>
          </table:table-cell>
          <table:table-cell office:value-type="float" office:value="380024" calcext:value-type="float">
            <text:p>380024</text:p>
          </table:table-cell>
          <table:table-cell office:value-type="float" office:value="333152" calcext:value-type="float">
            <text:p>333152</text:p>
          </table:table-cell>
          <table:table-cell office:value-type="float" office:value="143896" calcext:value-type="float">
            <text:p>1438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352" calcext:value-type="float">
            <text:p>132352</text:p>
          </table:table-cell>
          <table:table-cell office:value-type="float" office:value="1958824" calcext:value-type="float">
            <text:p>1958824</text:p>
          </table:table-cell>
          <table:table-cell office:value-type="float" office:value="296080" calcext:value-type="float">
            <text:p>296080</text:p>
          </table:table-cell>
          <table:table-cell office:value-type="float" office:value="267272" calcext:value-type="float">
            <text:p>267272</text:p>
          </table:table-cell>
          <table:table-cell office:value-type="float" office:value="133320" calcext:value-type="float">
            <text:p>133320</text:p>
          </table:table-cell>
          <table:table-cell office:value-type="float" office:value="142792" calcext:value-type="float">
            <text:p>142792</text:p>
          </table:table-cell>
          <table:table-cell office:value-type="float" office:value="2577392" calcext:value-type="float">
            <text:p>2577392</text:p>
          </table:table-cell>
          <table:table-cell office:value-type="float" office:value="380032" calcext:value-type="float">
            <text:p>380032</text:p>
          </table:table-cell>
          <table:table-cell office:value-type="float" office:value="333184" calcext:value-type="float">
            <text:p>333184</text:p>
          </table:table-cell>
          <table:table-cell office:value-type="float" office:value="143920" calcext:value-type="float">
            <text:p>1439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368" calcext:value-type="float">
            <text:p>132368</text:p>
          </table:table-cell>
          <table:table-cell office:value-type="float" office:value="1958848" calcext:value-type="float">
            <text:p>1958848</text:p>
          </table:table-cell>
          <table:table-cell office:value-type="float" office:value="296080" calcext:value-type="float">
            <text:p>296080</text:p>
          </table:table-cell>
          <table:table-cell office:value-type="float" office:value="267288" calcext:value-type="float">
            <text:p>267288</text:p>
          </table:table-cell>
          <table:table-cell office:value-type="float" office:value="133360" calcext:value-type="float">
            <text:p>133360</text:p>
          </table:table-cell>
          <table:table-cell office:value-type="float" office:value="142816" calcext:value-type="float">
            <text:p>142816</text:p>
          </table:table-cell>
          <table:table-cell office:value-type="float" office:value="2577408" calcext:value-type="float">
            <text:p>2577408</text:p>
          </table:table-cell>
          <table:table-cell office:value-type="float" office:value="380032" calcext:value-type="float">
            <text:p>380032</text:p>
          </table:table-cell>
          <table:table-cell office:value-type="float" office:value="333224" calcext:value-type="float">
            <text:p>333224</text:p>
          </table:table-cell>
          <table:table-cell office:value-type="float" office:value="143984" calcext:value-type="float">
            <text:p>1439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368" calcext:value-type="float">
            <text:p>132368</text:p>
          </table:table-cell>
          <table:table-cell office:value-type="float" office:value="1958880" calcext:value-type="float">
            <text:p>1958880</text:p>
          </table:table-cell>
          <table:table-cell office:value-type="float" office:value="296128" calcext:value-type="float">
            <text:p>296128</text:p>
          </table:table-cell>
          <table:table-cell office:value-type="float" office:value="267288" calcext:value-type="float">
            <text:p>267288</text:p>
          </table:table-cell>
          <table:table-cell office:value-type="float" office:value="133376" calcext:value-type="float">
            <text:p>133376</text:p>
          </table:table-cell>
          <table:table-cell office:value-type="float" office:value="142912" calcext:value-type="float">
            <text:p>142912</text:p>
          </table:table-cell>
          <table:table-cell office:value-type="float" office:value="2577464" calcext:value-type="float">
            <text:p>2577464</text:p>
          </table:table-cell>
          <table:table-cell office:value-type="float" office:value="380056" calcext:value-type="float">
            <text:p>380056</text:p>
          </table:table-cell>
          <table:table-cell office:value-type="float" office:value="333232" calcext:value-type="float">
            <text:p>333232</text:p>
          </table:table-cell>
          <table:table-cell office:value-type="float" office:value="144032" calcext:value-type="float">
            <text:p>1440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400" calcext:value-type="float">
            <text:p>132400</text:p>
          </table:table-cell>
          <table:table-cell office:value-type="float" office:value="1958888" calcext:value-type="float">
            <text:p>1958888</text:p>
          </table:table-cell>
          <table:table-cell office:value-type="float" office:value="296144" calcext:value-type="float">
            <text:p>296144</text:p>
          </table:table-cell>
          <table:table-cell office:value-type="float" office:value="267312" calcext:value-type="float">
            <text:p>267312</text:p>
          </table:table-cell>
          <table:table-cell office:value-type="float" office:value="133408" calcext:value-type="float">
            <text:p>133408</text:p>
          </table:table-cell>
          <table:table-cell office:value-type="float" office:value="143072" calcext:value-type="float">
            <text:p>143072</text:p>
          </table:table-cell>
          <table:table-cell office:value-type="float" office:value="2577488" calcext:value-type="float">
            <text:p>2577488</text:p>
          </table:table-cell>
          <table:table-cell office:value-type="float" office:value="380056" calcext:value-type="float">
            <text:p>380056</text:p>
          </table:table-cell>
          <table:table-cell office:value-type="float" office:value="333232" calcext:value-type="float">
            <text:p>333232</text:p>
          </table:table-cell>
          <table:table-cell office:value-type="float" office:value="144088" calcext:value-type="float">
            <text:p>1440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400" calcext:value-type="float">
            <text:p>132400</text:p>
          </table:table-cell>
          <table:table-cell office:value-type="float" office:value="1958888" calcext:value-type="float">
            <text:p>1958888</text:p>
          </table:table-cell>
          <table:table-cell office:value-type="float" office:value="296152" calcext:value-type="float">
            <text:p>296152</text:p>
          </table:table-cell>
          <table:table-cell office:value-type="float" office:value="267328" calcext:value-type="float">
            <text:p>267328</text:p>
          </table:table-cell>
          <table:table-cell office:value-type="float" office:value="133424" calcext:value-type="float">
            <text:p>133424</text:p>
          </table:table-cell>
          <table:table-cell office:value-type="float" office:value="143128" calcext:value-type="float">
            <text:p>143128</text:p>
          </table:table-cell>
          <table:table-cell office:value-type="float" office:value="2577512" calcext:value-type="float">
            <text:p>2577512</text:p>
          </table:table-cell>
          <table:table-cell office:value-type="float" office:value="380104" calcext:value-type="float">
            <text:p>380104</text:p>
          </table:table-cell>
          <table:table-cell office:value-type="float" office:value="333240" calcext:value-type="float">
            <text:p>333240</text:p>
          </table:table-cell>
          <table:table-cell office:value-type="float" office:value="144128" calcext:value-type="float">
            <text:p>1441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408" calcext:value-type="float">
            <text:p>132408</text:p>
          </table:table-cell>
          <table:table-cell office:value-type="float" office:value="1958904" calcext:value-type="float">
            <text:p>1958904</text:p>
          </table:table-cell>
          <table:table-cell office:value-type="float" office:value="296168" calcext:value-type="float">
            <text:p>296168</text:p>
          </table:table-cell>
          <table:table-cell office:value-type="float" office:value="267376" calcext:value-type="float">
            <text:p>267376</text:p>
          </table:table-cell>
          <table:table-cell office:value-type="float" office:value="133432" calcext:value-type="float">
            <text:p>133432</text:p>
          </table:table-cell>
          <table:table-cell office:value-type="float" office:value="143136" calcext:value-type="float">
            <text:p>143136</text:p>
          </table:table-cell>
          <table:table-cell office:value-type="float" office:value="2577560" calcext:value-type="float">
            <text:p>2577560</text:p>
          </table:table-cell>
          <table:table-cell office:value-type="float" office:value="380152" calcext:value-type="float">
            <text:p>380152</text:p>
          </table:table-cell>
          <table:table-cell office:value-type="float" office:value="333240" calcext:value-type="float">
            <text:p>333240</text:p>
          </table:table-cell>
          <table:table-cell office:value-type="float" office:value="144152" calcext:value-type="float">
            <text:p>1441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432" calcext:value-type="float">
            <text:p>132432</text:p>
          </table:table-cell>
          <table:table-cell office:value-type="float" office:value="1958912" calcext:value-type="float">
            <text:p>1958912</text:p>
          </table:table-cell>
          <table:table-cell office:value-type="float" office:value="296176" calcext:value-type="float">
            <text:p>296176</text:p>
          </table:table-cell>
          <table:table-cell office:value-type="float" office:value="267392" calcext:value-type="float">
            <text:p>267392</text:p>
          </table:table-cell>
          <table:table-cell office:value-type="float" office:value="133448" calcext:value-type="float">
            <text:p>133448</text:p>
          </table:table-cell>
          <table:table-cell office:value-type="float" office:value="143136" calcext:value-type="float">
            <text:p>143136</text:p>
          </table:table-cell>
          <table:table-cell office:value-type="float" office:value="2577592" calcext:value-type="float">
            <text:p>2577592</text:p>
          </table:table-cell>
          <table:table-cell office:value-type="float" office:value="380184" calcext:value-type="float">
            <text:p>380184</text:p>
          </table:table-cell>
          <table:table-cell office:value-type="float" office:value="333272" calcext:value-type="float">
            <text:p>333272</text:p>
          </table:table-cell>
          <table:table-cell office:value-type="float" office:value="144176" calcext:value-type="float">
            <text:p>1441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440" calcext:value-type="float">
            <text:p>132440</text:p>
          </table:table-cell>
          <table:table-cell office:value-type="float" office:value="1958912" calcext:value-type="float">
            <text:p>1958912</text:p>
          </table:table-cell>
          <table:table-cell office:value-type="float" office:value="296176" calcext:value-type="float">
            <text:p>296176</text:p>
          </table:table-cell>
          <table:table-cell office:value-type="float" office:value="267400" calcext:value-type="float">
            <text:p>267400</text:p>
          </table:table-cell>
          <table:table-cell office:value-type="float" office:value="133544" calcext:value-type="float">
            <text:p>133544</text:p>
          </table:table-cell>
          <table:table-cell office:value-type="float" office:value="143184" calcext:value-type="float">
            <text:p>143184</text:p>
          </table:table-cell>
          <table:table-cell office:value-type="float" office:value="2577592" calcext:value-type="float">
            <text:p>2577592</text:p>
          </table:table-cell>
          <table:table-cell office:value-type="float" office:value="380192" calcext:value-type="float">
            <text:p>380192</text:p>
          </table:table-cell>
          <table:table-cell office:value-type="float" office:value="333288" calcext:value-type="float">
            <text:p>333288</text:p>
          </table:table-cell>
          <table:table-cell office:value-type="float" office:value="144216" calcext:value-type="float">
            <text:p>1442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440" calcext:value-type="float">
            <text:p>132440</text:p>
          </table:table-cell>
          <table:table-cell office:value-type="float" office:value="1958912" calcext:value-type="float">
            <text:p>1958912</text:p>
          </table:table-cell>
          <table:table-cell office:value-type="float" office:value="296176" calcext:value-type="float">
            <text:p>296176</text:p>
          </table:table-cell>
          <table:table-cell office:value-type="float" office:value="267400" calcext:value-type="float">
            <text:p>267400</text:p>
          </table:table-cell>
          <table:table-cell office:value-type="float" office:value="133560" calcext:value-type="float">
            <text:p>133560</text:p>
          </table:table-cell>
          <table:table-cell office:value-type="float" office:value="143240" calcext:value-type="float">
            <text:p>143240</text:p>
          </table:table-cell>
          <table:table-cell office:value-type="float" office:value="2577640" calcext:value-type="float">
            <text:p>2577640</text:p>
          </table:table-cell>
          <table:table-cell office:value-type="float" office:value="380192" calcext:value-type="float">
            <text:p>380192</text:p>
          </table:table-cell>
          <table:table-cell office:value-type="float" office:value="333296" calcext:value-type="float">
            <text:p>333296</text:p>
          </table:table-cell>
          <table:table-cell office:value-type="float" office:value="144248" calcext:value-type="float">
            <text:p>1442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504" calcext:value-type="float">
            <text:p>132504</text:p>
          </table:table-cell>
          <table:table-cell office:value-type="float" office:value="1958936" calcext:value-type="float">
            <text:p>1958936</text:p>
          </table:table-cell>
          <table:table-cell office:value-type="float" office:value="296184" calcext:value-type="float">
            <text:p>296184</text:p>
          </table:table-cell>
          <table:table-cell office:value-type="float" office:value="267424" calcext:value-type="float">
            <text:p>267424</text:p>
          </table:table-cell>
          <table:table-cell office:value-type="float" office:value="133568" calcext:value-type="float">
            <text:p>133568</text:p>
          </table:table-cell>
          <table:table-cell office:value-type="float" office:value="143240" calcext:value-type="float">
            <text:p>143240</text:p>
          </table:table-cell>
          <table:table-cell office:value-type="float" office:value="2577648" calcext:value-type="float">
            <text:p>2577648</text:p>
          </table:table-cell>
          <table:table-cell office:value-type="float" office:value="380224" calcext:value-type="float">
            <text:p>380224</text:p>
          </table:table-cell>
          <table:table-cell office:value-type="float" office:value="333312" calcext:value-type="float">
            <text:p>333312</text:p>
          </table:table-cell>
          <table:table-cell office:value-type="float" office:value="144296" calcext:value-type="float">
            <text:p>1442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544" calcext:value-type="float">
            <text:p>132544</text:p>
          </table:table-cell>
          <table:table-cell office:value-type="float" office:value="1958936" calcext:value-type="float">
            <text:p>1958936</text:p>
          </table:table-cell>
          <table:table-cell office:value-type="float" office:value="296192" calcext:value-type="float">
            <text:p>296192</text:p>
          </table:table-cell>
          <table:table-cell office:value-type="float" office:value="267456" calcext:value-type="float">
            <text:p>267456</text:p>
          </table:table-cell>
          <table:table-cell office:value-type="float" office:value="133640" calcext:value-type="float">
            <text:p>133640</text:p>
          </table:table-cell>
          <table:table-cell office:value-type="float" office:value="143248" calcext:value-type="float">
            <text:p>143248</text:p>
          </table:table-cell>
          <table:table-cell office:value-type="float" office:value="2577696" calcext:value-type="float">
            <text:p>2577696</text:p>
          </table:table-cell>
          <table:table-cell office:value-type="float" office:value="380248" calcext:value-type="float">
            <text:p>380248</text:p>
          </table:table-cell>
          <table:table-cell office:value-type="float" office:value="333328" calcext:value-type="float">
            <text:p>333328</text:p>
          </table:table-cell>
          <table:table-cell office:value-type="float" office:value="144312" calcext:value-type="float">
            <text:p>1443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552" calcext:value-type="float">
            <text:p>132552</text:p>
          </table:table-cell>
          <table:table-cell office:value-type="float" office:value="1958968" calcext:value-type="float">
            <text:p>1958968</text:p>
          </table:table-cell>
          <table:table-cell office:value-type="float" office:value="296224" calcext:value-type="float">
            <text:p>296224</text:p>
          </table:table-cell>
          <table:table-cell office:value-type="float" office:value="267464" calcext:value-type="float">
            <text:p>267464</text:p>
          </table:table-cell>
          <table:table-cell office:value-type="float" office:value="133664" calcext:value-type="float">
            <text:p>133664</text:p>
          </table:table-cell>
          <table:table-cell office:value-type="float" office:value="143304" calcext:value-type="float">
            <text:p>143304</text:p>
          </table:table-cell>
          <table:table-cell office:value-type="float" office:value="2577712" calcext:value-type="float">
            <text:p>2577712</text:p>
          </table:table-cell>
          <table:table-cell office:value-type="float" office:value="380272" calcext:value-type="float">
            <text:p>380272</text:p>
          </table:table-cell>
          <table:table-cell office:value-type="float" office:value="333328" calcext:value-type="float">
            <text:p>333328</text:p>
          </table:table-cell>
          <table:table-cell office:value-type="float" office:value="144328" calcext:value-type="float">
            <text:p>1443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592" calcext:value-type="float">
            <text:p>132592</text:p>
          </table:table-cell>
          <table:table-cell office:value-type="float" office:value="1958976" calcext:value-type="float">
            <text:p>1958976</text:p>
          </table:table-cell>
          <table:table-cell office:value-type="float" office:value="296240" calcext:value-type="float">
            <text:p>296240</text:p>
          </table:table-cell>
          <table:table-cell office:value-type="float" office:value="267464" calcext:value-type="float">
            <text:p>267464</text:p>
          </table:table-cell>
          <table:table-cell office:value-type="float" office:value="133664" calcext:value-type="float">
            <text:p>133664</text:p>
          </table:table-cell>
          <table:table-cell office:value-type="float" office:value="143312" calcext:value-type="float">
            <text:p>143312</text:p>
          </table:table-cell>
          <table:table-cell office:value-type="float" office:value="2577720" calcext:value-type="float">
            <text:p>2577720</text:p>
          </table:table-cell>
          <table:table-cell office:value-type="float" office:value="380304" calcext:value-type="float">
            <text:p>380304</text:p>
          </table:table-cell>
          <table:table-cell office:value-type="float" office:value="333360" calcext:value-type="float">
            <text:p>333360</text:p>
          </table:table-cell>
          <table:table-cell office:value-type="float" office:value="144368" calcext:value-type="float">
            <text:p>1443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632" calcext:value-type="float">
            <text:p>132632</text:p>
          </table:table-cell>
          <table:table-cell office:value-type="float" office:value="1958984" calcext:value-type="float">
            <text:p>1958984</text:p>
          </table:table-cell>
          <table:table-cell office:value-type="float" office:value="296248" calcext:value-type="float">
            <text:p>296248</text:p>
          </table:table-cell>
          <table:table-cell office:value-type="float" office:value="267512" calcext:value-type="float">
            <text:p>267512</text:p>
          </table:table-cell>
          <table:table-cell office:value-type="float" office:value="133688" calcext:value-type="float">
            <text:p>133688</text:p>
          </table:table-cell>
          <table:table-cell office:value-type="float" office:value="143368" calcext:value-type="float">
            <text:p>143368</text:p>
          </table:table-cell>
          <table:table-cell office:value-type="float" office:value="2577744" calcext:value-type="float">
            <text:p>2577744</text:p>
          </table:table-cell>
          <table:table-cell office:value-type="float" office:value="380304" calcext:value-type="float">
            <text:p>380304</text:p>
          </table:table-cell>
          <table:table-cell office:value-type="float" office:value="333360" calcext:value-type="float">
            <text:p>333360</text:p>
          </table:table-cell>
          <table:table-cell office:value-type="float" office:value="144376" calcext:value-type="float">
            <text:p>1443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632" calcext:value-type="float">
            <text:p>132632</text:p>
          </table:table-cell>
          <table:table-cell office:value-type="float" office:value="1958992" calcext:value-type="float">
            <text:p>1958992</text:p>
          </table:table-cell>
          <table:table-cell office:value-type="float" office:value="296256" calcext:value-type="float">
            <text:p>296256</text:p>
          </table:table-cell>
          <table:table-cell office:value-type="float" office:value="267520" calcext:value-type="float">
            <text:p>267520</text:p>
          </table:table-cell>
          <table:table-cell office:value-type="float" office:value="133712" calcext:value-type="float">
            <text:p>133712</text:p>
          </table:table-cell>
          <table:table-cell office:value-type="float" office:value="143384" calcext:value-type="float">
            <text:p>143384</text:p>
          </table:table-cell>
          <table:table-cell office:value-type="float" office:value="2577776" calcext:value-type="float">
            <text:p>2577776</text:p>
          </table:table-cell>
          <table:table-cell office:value-type="float" office:value="380312" calcext:value-type="float">
            <text:p>380312</text:p>
          </table:table-cell>
          <table:table-cell office:value-type="float" office:value="333408" calcext:value-type="float">
            <text:p>333408</text:p>
          </table:table-cell>
          <table:table-cell office:value-type="float" office:value="144384" calcext:value-type="float">
            <text:p>1443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752" calcext:value-type="float">
            <text:p>132752</text:p>
          </table:table-cell>
          <table:table-cell office:value-type="float" office:value="1959032" calcext:value-type="float">
            <text:p>1959032</text:p>
          </table:table-cell>
          <table:table-cell office:value-type="float" office:value="296256" calcext:value-type="float">
            <text:p>296256</text:p>
          </table:table-cell>
          <table:table-cell office:value-type="float" office:value="267520" calcext:value-type="float">
            <text:p>267520</text:p>
          </table:table-cell>
          <table:table-cell office:value-type="float" office:value="133720" calcext:value-type="float">
            <text:p>133720</text:p>
          </table:table-cell>
          <table:table-cell office:value-type="float" office:value="143424" calcext:value-type="float">
            <text:p>143424</text:p>
          </table:table-cell>
          <table:table-cell office:value-type="float" office:value="2577776" calcext:value-type="float">
            <text:p>2577776</text:p>
          </table:table-cell>
          <table:table-cell office:value-type="float" office:value="380320" calcext:value-type="float">
            <text:p>380320</text:p>
          </table:table-cell>
          <table:table-cell office:value-type="float" office:value="333432" calcext:value-type="float">
            <text:p>333432</text:p>
          </table:table-cell>
          <table:table-cell office:value-type="float" office:value="144400" calcext:value-type="float">
            <text:p>144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760" calcext:value-type="float">
            <text:p>132760</text:p>
          </table:table-cell>
          <table:table-cell office:value-type="float" office:value="1959056" calcext:value-type="float">
            <text:p>1959056</text:p>
          </table:table-cell>
          <table:table-cell office:value-type="float" office:value="296328" calcext:value-type="float">
            <text:p>296328</text:p>
          </table:table-cell>
          <table:table-cell office:value-type="float" office:value="267536" calcext:value-type="float">
            <text:p>267536</text:p>
          </table:table-cell>
          <table:table-cell office:value-type="float" office:value="133760" calcext:value-type="float">
            <text:p>133760</text:p>
          </table:table-cell>
          <table:table-cell office:value-type="float" office:value="143440" calcext:value-type="float">
            <text:p>143440</text:p>
          </table:table-cell>
          <table:table-cell office:value-type="float" office:value="2577776" calcext:value-type="float">
            <text:p>2577776</text:p>
          </table:table-cell>
          <table:table-cell office:value-type="float" office:value="380320" calcext:value-type="float">
            <text:p>380320</text:p>
          </table:table-cell>
          <table:table-cell office:value-type="float" office:value="333440" calcext:value-type="float">
            <text:p>333440</text:p>
          </table:table-cell>
          <table:table-cell office:value-type="float" office:value="144400" calcext:value-type="float">
            <text:p>144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760" calcext:value-type="float">
            <text:p>132760</text:p>
          </table:table-cell>
          <table:table-cell office:value-type="float" office:value="1959120" calcext:value-type="float">
            <text:p>1959120</text:p>
          </table:table-cell>
          <table:table-cell office:value-type="float" office:value="296352" calcext:value-type="float">
            <text:p>296352</text:p>
          </table:table-cell>
          <table:table-cell office:value-type="float" office:value="267584" calcext:value-type="float">
            <text:p>267584</text:p>
          </table:table-cell>
          <table:table-cell office:value-type="float" office:value="133800" calcext:value-type="float">
            <text:p>133800</text:p>
          </table:table-cell>
          <table:table-cell office:value-type="float" office:value="143536" calcext:value-type="float">
            <text:p>143536</text:p>
          </table:table-cell>
          <table:table-cell office:value-type="float" office:value="2577800" calcext:value-type="float">
            <text:p>2577800</text:p>
          </table:table-cell>
          <table:table-cell office:value-type="float" office:value="380328" calcext:value-type="float">
            <text:p>380328</text:p>
          </table:table-cell>
          <table:table-cell office:value-type="float" office:value="333448" calcext:value-type="float">
            <text:p>333448</text:p>
          </table:table-cell>
          <table:table-cell office:value-type="float" office:value="144416" calcext:value-type="float">
            <text:p>1444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760" calcext:value-type="float">
            <text:p>132760</text:p>
          </table:table-cell>
          <table:table-cell office:value-type="float" office:value="1959120" calcext:value-type="float">
            <text:p>1959120</text:p>
          </table:table-cell>
          <table:table-cell office:value-type="float" office:value="296376" calcext:value-type="float">
            <text:p>296376</text:p>
          </table:table-cell>
          <table:table-cell office:value-type="float" office:value="267592" calcext:value-type="float">
            <text:p>267592</text:p>
          </table:table-cell>
          <table:table-cell office:value-type="float" office:value="133832" calcext:value-type="float">
            <text:p>133832</text:p>
          </table:table-cell>
          <table:table-cell office:value-type="float" office:value="143552" calcext:value-type="float">
            <text:p>143552</text:p>
          </table:table-cell>
          <table:table-cell office:value-type="float" office:value="2577832" calcext:value-type="float">
            <text:p>2577832</text:p>
          </table:table-cell>
          <table:table-cell office:value-type="float" office:value="380360" calcext:value-type="float">
            <text:p>380360</text:p>
          </table:table-cell>
          <table:table-cell office:value-type="float" office:value="333448" calcext:value-type="float">
            <text:p>333448</text:p>
          </table:table-cell>
          <table:table-cell office:value-type="float" office:value="144472" calcext:value-type="float">
            <text:p>1444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816" calcext:value-type="float">
            <text:p>132816</text:p>
          </table:table-cell>
          <table:table-cell office:value-type="float" office:value="1959136" calcext:value-type="float">
            <text:p>1959136</text:p>
          </table:table-cell>
          <table:table-cell office:value-type="float" office:value="296392" calcext:value-type="float">
            <text:p>296392</text:p>
          </table:table-cell>
          <table:table-cell office:value-type="float" office:value="267600" calcext:value-type="float">
            <text:p>267600</text:p>
          </table:table-cell>
          <table:table-cell office:value-type="float" office:value="133888" calcext:value-type="float">
            <text:p>133888</text:p>
          </table:table-cell>
          <table:table-cell office:value-type="float" office:value="143560" calcext:value-type="float">
            <text:p>143560</text:p>
          </table:table-cell>
          <table:table-cell office:value-type="float" office:value="2577840" calcext:value-type="float">
            <text:p>2577840</text:p>
          </table:table-cell>
          <table:table-cell office:value-type="float" office:value="380368" calcext:value-type="float">
            <text:p>380368</text:p>
          </table:table-cell>
          <table:table-cell office:value-type="float" office:value="333480" calcext:value-type="float">
            <text:p>333480</text:p>
          </table:table-cell>
          <table:table-cell office:value-type="float" office:value="144480" calcext:value-type="float">
            <text:p>1444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920" calcext:value-type="float">
            <text:p>132920</text:p>
          </table:table-cell>
          <table:table-cell office:value-type="float" office:value="1959144" calcext:value-type="float">
            <text:p>1959144</text:p>
          </table:table-cell>
          <table:table-cell office:value-type="float" office:value="296400" calcext:value-type="float">
            <text:p>296400</text:p>
          </table:table-cell>
          <table:table-cell office:value-type="float" office:value="267640" calcext:value-type="float">
            <text:p>267640</text:p>
          </table:table-cell>
          <table:table-cell office:value-type="float" office:value="133896" calcext:value-type="float">
            <text:p>133896</text:p>
          </table:table-cell>
          <table:table-cell office:value-type="float" office:value="143560" calcext:value-type="float">
            <text:p>143560</text:p>
          </table:table-cell>
          <table:table-cell office:value-type="float" office:value="2577880" calcext:value-type="float">
            <text:p>2577880</text:p>
          </table:table-cell>
          <table:table-cell office:value-type="float" office:value="380376" calcext:value-type="float">
            <text:p>380376</text:p>
          </table:table-cell>
          <table:table-cell office:value-type="float" office:value="333512" calcext:value-type="float">
            <text:p>333512</text:p>
          </table:table-cell>
          <table:table-cell office:value-type="float" office:value="144528" calcext:value-type="float">
            <text:p>1445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2952" calcext:value-type="float">
            <text:p>132952</text:p>
          </table:table-cell>
          <table:table-cell office:value-type="float" office:value="1959160" calcext:value-type="float">
            <text:p>1959160</text:p>
          </table:table-cell>
          <table:table-cell office:value-type="float" office:value="296448" calcext:value-type="float">
            <text:p>296448</text:p>
          </table:table-cell>
          <table:table-cell office:value-type="float" office:value="267680" calcext:value-type="float">
            <text:p>267680</text:p>
          </table:table-cell>
          <table:table-cell office:value-type="float" office:value="134008" calcext:value-type="float">
            <text:p>134008</text:p>
          </table:table-cell>
          <table:table-cell office:value-type="float" office:value="143608" calcext:value-type="float">
            <text:p>143608</text:p>
          </table:table-cell>
          <table:table-cell office:value-type="float" office:value="2577880" calcext:value-type="float">
            <text:p>2577880</text:p>
          </table:table-cell>
          <table:table-cell office:value-type="float" office:value="380400" calcext:value-type="float">
            <text:p>380400</text:p>
          </table:table-cell>
          <table:table-cell office:value-type="float" office:value="333528" calcext:value-type="float">
            <text:p>333528</text:p>
          </table:table-cell>
          <table:table-cell office:value-type="float" office:value="144560" calcext:value-type="float">
            <text:p>1445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016" calcext:value-type="float">
            <text:p>133016</text:p>
          </table:table-cell>
          <table:table-cell office:value-type="float" office:value="1959168" calcext:value-type="float">
            <text:p>1959168</text:p>
          </table:table-cell>
          <table:table-cell office:value-type="float" office:value="296448" calcext:value-type="float">
            <text:p>296448</text:p>
          </table:table-cell>
          <table:table-cell office:value-type="float" office:value="267704" calcext:value-type="float">
            <text:p>267704</text:p>
          </table:table-cell>
          <table:table-cell office:value-type="float" office:value="134032" calcext:value-type="float">
            <text:p>134032</text:p>
          </table:table-cell>
          <table:table-cell office:value-type="float" office:value="143640" calcext:value-type="float">
            <text:p>143640</text:p>
          </table:table-cell>
          <table:table-cell office:value-type="float" office:value="2577928" calcext:value-type="float">
            <text:p>2577928</text:p>
          </table:table-cell>
          <table:table-cell office:value-type="float" office:value="380432" calcext:value-type="float">
            <text:p>380432</text:p>
          </table:table-cell>
          <table:table-cell office:value-type="float" office:value="333568" calcext:value-type="float">
            <text:p>333568</text:p>
          </table:table-cell>
          <table:table-cell office:value-type="float" office:value="144568" calcext:value-type="float">
            <text:p>1445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016" calcext:value-type="float">
            <text:p>133016</text:p>
          </table:table-cell>
          <table:table-cell office:value-type="float" office:value="1959168" calcext:value-type="float">
            <text:p>1959168</text:p>
          </table:table-cell>
          <table:table-cell office:value-type="float" office:value="296464" calcext:value-type="float">
            <text:p>296464</text:p>
          </table:table-cell>
          <table:table-cell office:value-type="float" office:value="267736" calcext:value-type="float">
            <text:p>267736</text:p>
          </table:table-cell>
          <table:table-cell office:value-type="float" office:value="134040" calcext:value-type="float">
            <text:p>134040</text:p>
          </table:table-cell>
          <table:table-cell office:value-type="float" office:value="143664" calcext:value-type="float">
            <text:p>143664</text:p>
          </table:table-cell>
          <table:table-cell office:value-type="float" office:value="2577936" calcext:value-type="float">
            <text:p>2577936</text:p>
          </table:table-cell>
          <table:table-cell office:value-type="float" office:value="380448" calcext:value-type="float">
            <text:p>380448</text:p>
          </table:table-cell>
          <table:table-cell office:value-type="float" office:value="333592" calcext:value-type="float">
            <text:p>333592</text:p>
          </table:table-cell>
          <table:table-cell office:value-type="float" office:value="144608" calcext:value-type="float">
            <text:p>1446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016" calcext:value-type="float">
            <text:p>133016</text:p>
          </table:table-cell>
          <table:table-cell office:value-type="float" office:value="1959216" calcext:value-type="float">
            <text:p>1959216</text:p>
          </table:table-cell>
          <table:table-cell office:value-type="float" office:value="296488" calcext:value-type="float">
            <text:p>296488</text:p>
          </table:table-cell>
          <table:table-cell office:value-type="float" office:value="267760" calcext:value-type="float">
            <text:p>267760</text:p>
          </table:table-cell>
          <table:table-cell office:value-type="float" office:value="134048" calcext:value-type="float">
            <text:p>134048</text:p>
          </table:table-cell>
          <table:table-cell office:value-type="float" office:value="143680" calcext:value-type="float">
            <text:p>143680</text:p>
          </table:table-cell>
          <table:table-cell office:value-type="float" office:value="2577992" calcext:value-type="float">
            <text:p>2577992</text:p>
          </table:table-cell>
          <table:table-cell office:value-type="float" office:value="380448" calcext:value-type="float">
            <text:p>380448</text:p>
          </table:table-cell>
          <table:table-cell office:value-type="float" office:value="333592" calcext:value-type="float">
            <text:p>333592</text:p>
          </table:table-cell>
          <table:table-cell office:value-type="float" office:value="144640" calcext:value-type="float">
            <text:p>1446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040" calcext:value-type="float">
            <text:p>133040</text:p>
          </table:table-cell>
          <table:table-cell office:value-type="float" office:value="1959240" calcext:value-type="float">
            <text:p>1959240</text:p>
          </table:table-cell>
          <table:table-cell office:value-type="float" office:value="296512" calcext:value-type="float">
            <text:p>296512</text:p>
          </table:table-cell>
          <table:table-cell office:value-type="float" office:value="267760" calcext:value-type="float">
            <text:p>267760</text:p>
          </table:table-cell>
          <table:table-cell office:value-type="float" office:value="134048" calcext:value-type="float">
            <text:p>134048</text:p>
          </table:table-cell>
          <table:table-cell office:value-type="float" office:value="143696" calcext:value-type="float">
            <text:p>143696</text:p>
          </table:table-cell>
          <table:table-cell office:value-type="float" office:value="2578040" calcext:value-type="float">
            <text:p>2578040</text:p>
          </table:table-cell>
          <table:table-cell office:value-type="float" office:value="380480" calcext:value-type="float">
            <text:p>380480</text:p>
          </table:table-cell>
          <table:table-cell office:value-type="float" office:value="333600" calcext:value-type="float">
            <text:p>333600</text:p>
          </table:table-cell>
          <table:table-cell office:value-type="float" office:value="144752" calcext:value-type="float">
            <text:p>1447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056" calcext:value-type="float">
            <text:p>133056</text:p>
          </table:table-cell>
          <table:table-cell office:value-type="float" office:value="1959248" calcext:value-type="float">
            <text:p>1959248</text:p>
          </table:table-cell>
          <table:table-cell office:value-type="float" office:value="296528" calcext:value-type="float">
            <text:p>296528</text:p>
          </table:table-cell>
          <table:table-cell office:value-type="float" office:value="267760" calcext:value-type="float">
            <text:p>267760</text:p>
          </table:table-cell>
          <table:table-cell office:value-type="float" office:value="134072" calcext:value-type="float">
            <text:p>134072</text:p>
          </table:table-cell>
          <table:table-cell office:value-type="float" office:value="143712" calcext:value-type="float">
            <text:p>143712</text:p>
          </table:table-cell>
          <table:table-cell office:value-type="float" office:value="2578048" calcext:value-type="float">
            <text:p>2578048</text:p>
          </table:table-cell>
          <table:table-cell office:value-type="float" office:value="380480" calcext:value-type="float">
            <text:p>380480</text:p>
          </table:table-cell>
          <table:table-cell office:value-type="float" office:value="333608" calcext:value-type="float">
            <text:p>333608</text:p>
          </table:table-cell>
          <table:table-cell office:value-type="float" office:value="144776" calcext:value-type="float">
            <text:p>1447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112" calcext:value-type="float">
            <text:p>133112</text:p>
          </table:table-cell>
          <table:table-cell office:value-type="float" office:value="1959256" calcext:value-type="float">
            <text:p>1959256</text:p>
          </table:table-cell>
          <table:table-cell office:value-type="float" office:value="296568" calcext:value-type="float">
            <text:p>296568</text:p>
          </table:table-cell>
          <table:table-cell office:value-type="float" office:value="267760" calcext:value-type="float">
            <text:p>267760</text:p>
          </table:table-cell>
          <table:table-cell office:value-type="float" office:value="134128" calcext:value-type="float">
            <text:p>134128</text:p>
          </table:table-cell>
          <table:table-cell office:value-type="float" office:value="143776" calcext:value-type="float">
            <text:p>143776</text:p>
          </table:table-cell>
          <table:table-cell office:value-type="float" office:value="2578064" calcext:value-type="float">
            <text:p>2578064</text:p>
          </table:table-cell>
          <table:table-cell office:value-type="float" office:value="380488" calcext:value-type="float">
            <text:p>380488</text:p>
          </table:table-cell>
          <table:table-cell office:value-type="float" office:value="333616" calcext:value-type="float">
            <text:p>333616</text:p>
          </table:table-cell>
          <table:table-cell office:value-type="float" office:value="144816" calcext:value-type="float">
            <text:p>144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160" calcext:value-type="float">
            <text:p>133160</text:p>
          </table:table-cell>
          <table:table-cell office:value-type="float" office:value="1959256" calcext:value-type="float">
            <text:p>1959256</text:p>
          </table:table-cell>
          <table:table-cell office:value-type="float" office:value="296576" calcext:value-type="float">
            <text:p>296576</text:p>
          </table:table-cell>
          <table:table-cell office:value-type="float" office:value="267792" calcext:value-type="float">
            <text:p>267792</text:p>
          </table:table-cell>
          <table:table-cell office:value-type="float" office:value="134184" calcext:value-type="float">
            <text:p>134184</text:p>
          </table:table-cell>
          <table:table-cell office:value-type="float" office:value="143776" calcext:value-type="float">
            <text:p>143776</text:p>
          </table:table-cell>
          <table:table-cell office:value-type="float" office:value="2578104" calcext:value-type="float">
            <text:p>2578104</text:p>
          </table:table-cell>
          <table:table-cell office:value-type="float" office:value="380496" calcext:value-type="float">
            <text:p>380496</text:p>
          </table:table-cell>
          <table:table-cell office:value-type="float" office:value="333632" calcext:value-type="float">
            <text:p>333632</text:p>
          </table:table-cell>
          <table:table-cell office:value-type="float" office:value="144824" calcext:value-type="float">
            <text:p>1448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160" calcext:value-type="float">
            <text:p>133160</text:p>
          </table:table-cell>
          <table:table-cell office:value-type="float" office:value="1959256" calcext:value-type="float">
            <text:p>1959256</text:p>
          </table:table-cell>
          <table:table-cell office:value-type="float" office:value="296608" calcext:value-type="float">
            <text:p>296608</text:p>
          </table:table-cell>
          <table:table-cell office:value-type="float" office:value="267808" calcext:value-type="float">
            <text:p>267808</text:p>
          </table:table-cell>
          <table:table-cell office:value-type="float" office:value="134192" calcext:value-type="float">
            <text:p>134192</text:p>
          </table:table-cell>
          <table:table-cell office:value-type="float" office:value="143824" calcext:value-type="float">
            <text:p>143824</text:p>
          </table:table-cell>
          <table:table-cell office:value-type="float" office:value="2578128" calcext:value-type="float">
            <text:p>2578128</text:p>
          </table:table-cell>
          <table:table-cell office:value-type="float" office:value="380496" calcext:value-type="float">
            <text:p>380496</text:p>
          </table:table-cell>
          <table:table-cell office:value-type="float" office:value="333656" calcext:value-type="float">
            <text:p>333656</text:p>
          </table:table-cell>
          <table:table-cell office:value-type="float" office:value="144872" calcext:value-type="float">
            <text:p>1448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208" calcext:value-type="float">
            <text:p>133208</text:p>
          </table:table-cell>
          <table:table-cell office:value-type="float" office:value="1959304" calcext:value-type="float">
            <text:p>1959304</text:p>
          </table:table-cell>
          <table:table-cell office:value-type="float" office:value="296624" calcext:value-type="float">
            <text:p>296624</text:p>
          </table:table-cell>
          <table:table-cell office:value-type="float" office:value="267824" calcext:value-type="float">
            <text:p>267824</text:p>
          </table:table-cell>
          <table:table-cell office:value-type="float" office:value="134200" calcext:value-type="float">
            <text:p>134200</text:p>
          </table:table-cell>
          <table:table-cell office:value-type="float" office:value="143864" calcext:value-type="float">
            <text:p>143864</text:p>
          </table:table-cell>
          <table:table-cell office:value-type="float" office:value="2578160" calcext:value-type="float">
            <text:p>2578160</text:p>
          </table:table-cell>
          <table:table-cell office:value-type="float" office:value="380536" calcext:value-type="float">
            <text:p>380536</text:p>
          </table:table-cell>
          <table:table-cell office:value-type="float" office:value="333680" calcext:value-type="float">
            <text:p>333680</text:p>
          </table:table-cell>
          <table:table-cell office:value-type="float" office:value="144912" calcext:value-type="float">
            <text:p>1449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232" calcext:value-type="float">
            <text:p>133232</text:p>
          </table:table-cell>
          <table:table-cell office:value-type="float" office:value="1959304" calcext:value-type="float">
            <text:p>1959304</text:p>
          </table:table-cell>
          <table:table-cell office:value-type="float" office:value="296632" calcext:value-type="float">
            <text:p>296632</text:p>
          </table:table-cell>
          <table:table-cell office:value-type="float" office:value="267824" calcext:value-type="float">
            <text:p>267824</text:p>
          </table:table-cell>
          <table:table-cell office:value-type="float" office:value="134208" calcext:value-type="float">
            <text:p>134208</text:p>
          </table:table-cell>
          <table:table-cell office:value-type="float" office:value="143872" calcext:value-type="float">
            <text:p>143872</text:p>
          </table:table-cell>
          <table:table-cell office:value-type="float" office:value="2578184" calcext:value-type="float">
            <text:p>2578184</text:p>
          </table:table-cell>
          <table:table-cell office:value-type="float" office:value="380560" calcext:value-type="float">
            <text:p>380560</text:p>
          </table:table-cell>
          <table:table-cell office:value-type="float" office:value="333680" calcext:value-type="float">
            <text:p>333680</text:p>
          </table:table-cell>
          <table:table-cell office:value-type="float" office:value="144920" calcext:value-type="float">
            <text:p>1449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240" calcext:value-type="float">
            <text:p>133240</text:p>
          </table:table-cell>
          <table:table-cell office:value-type="float" office:value="1959312" calcext:value-type="float">
            <text:p>1959312</text:p>
          </table:table-cell>
          <table:table-cell office:value-type="float" office:value="296632" calcext:value-type="float">
            <text:p>296632</text:p>
          </table:table-cell>
          <table:table-cell office:value-type="float" office:value="267904" calcext:value-type="float">
            <text:p>267904</text:p>
          </table:table-cell>
          <table:table-cell office:value-type="float" office:value="134216" calcext:value-type="float">
            <text:p>134216</text:p>
          </table:table-cell>
          <table:table-cell office:value-type="float" office:value="143952" calcext:value-type="float">
            <text:p>143952</text:p>
          </table:table-cell>
          <table:table-cell office:value-type="float" office:value="2578192" calcext:value-type="float">
            <text:p>2578192</text:p>
          </table:table-cell>
          <table:table-cell office:value-type="float" office:value="380640" calcext:value-type="float">
            <text:p>380640</text:p>
          </table:table-cell>
          <table:table-cell office:value-type="float" office:value="333688" calcext:value-type="float">
            <text:p>333688</text:p>
          </table:table-cell>
          <table:table-cell office:value-type="float" office:value="144936" calcext:value-type="float">
            <text:p>1449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256" calcext:value-type="float">
            <text:p>133256</text:p>
          </table:table-cell>
          <table:table-cell office:value-type="float" office:value="1959320" calcext:value-type="float">
            <text:p>1959320</text:p>
          </table:table-cell>
          <table:table-cell office:value-type="float" office:value="296664" calcext:value-type="float">
            <text:p>296664</text:p>
          </table:table-cell>
          <table:table-cell office:value-type="float" office:value="267920" calcext:value-type="float">
            <text:p>267920</text:p>
          </table:table-cell>
          <table:table-cell office:value-type="float" office:value="134224" calcext:value-type="float">
            <text:p>134224</text:p>
          </table:table-cell>
          <table:table-cell office:value-type="float" office:value="143960" calcext:value-type="float">
            <text:p>143960</text:p>
          </table:table-cell>
          <table:table-cell office:value-type="float" office:value="2578240" calcext:value-type="float">
            <text:p>2578240</text:p>
          </table:table-cell>
          <table:table-cell office:value-type="float" office:value="380648" calcext:value-type="float">
            <text:p>380648</text:p>
          </table:table-cell>
          <table:table-cell office:value-type="float" office:value="333696" calcext:value-type="float">
            <text:p>333696</text:p>
          </table:table-cell>
          <table:table-cell office:value-type="float" office:value="144952" calcext:value-type="float">
            <text:p>1449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264" calcext:value-type="float">
            <text:p>133264</text:p>
          </table:table-cell>
          <table:table-cell office:value-type="float" office:value="1959352" calcext:value-type="float">
            <text:p>1959352</text:p>
          </table:table-cell>
          <table:table-cell office:value-type="float" office:value="296664" calcext:value-type="float">
            <text:p>296664</text:p>
          </table:table-cell>
          <table:table-cell office:value-type="float" office:value="267936" calcext:value-type="float">
            <text:p>267936</text:p>
          </table:table-cell>
          <table:table-cell office:value-type="float" office:value="134224" calcext:value-type="float">
            <text:p>134224</text:p>
          </table:table-cell>
          <table:table-cell office:value-type="float" office:value="143984" calcext:value-type="float">
            <text:p>143984</text:p>
          </table:table-cell>
          <table:table-cell office:value-type="float" office:value="2578256" calcext:value-type="float">
            <text:p>2578256</text:p>
          </table:table-cell>
          <table:table-cell office:value-type="float" office:value="380704" calcext:value-type="float">
            <text:p>380704</text:p>
          </table:table-cell>
          <table:table-cell office:value-type="float" office:value="333736" calcext:value-type="float">
            <text:p>333736</text:p>
          </table:table-cell>
          <table:table-cell office:value-type="float" office:value="144968" calcext:value-type="float">
            <text:p>1449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320" calcext:value-type="float">
            <text:p>133320</text:p>
          </table:table-cell>
          <table:table-cell office:value-type="float" office:value="1959360" calcext:value-type="float">
            <text:p>1959360</text:p>
          </table:table-cell>
          <table:table-cell office:value-type="float" office:value="296680" calcext:value-type="float">
            <text:p>296680</text:p>
          </table:table-cell>
          <table:table-cell office:value-type="float" office:value="267952" calcext:value-type="float">
            <text:p>267952</text:p>
          </table:table-cell>
          <table:table-cell office:value-type="float" office:value="134232" calcext:value-type="float">
            <text:p>134232</text:p>
          </table:table-cell>
          <table:table-cell office:value-type="float" office:value="144040" calcext:value-type="float">
            <text:p>144040</text:p>
          </table:table-cell>
          <table:table-cell office:value-type="float" office:value="2578264" calcext:value-type="float">
            <text:p>2578264</text:p>
          </table:table-cell>
          <table:table-cell office:value-type="float" office:value="380736" calcext:value-type="float">
            <text:p>380736</text:p>
          </table:table-cell>
          <table:table-cell office:value-type="float" office:value="333760" calcext:value-type="float">
            <text:p>333760</text:p>
          </table:table-cell>
          <table:table-cell office:value-type="float" office:value="145128" calcext:value-type="float">
            <text:p>1451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368" calcext:value-type="float">
            <text:p>133368</text:p>
          </table:table-cell>
          <table:table-cell office:value-type="float" office:value="1959384" calcext:value-type="float">
            <text:p>1959384</text:p>
          </table:table-cell>
          <table:table-cell office:value-type="float" office:value="296688" calcext:value-type="float">
            <text:p>296688</text:p>
          </table:table-cell>
          <table:table-cell office:value-type="float" office:value="267952" calcext:value-type="float">
            <text:p>267952</text:p>
          </table:table-cell>
          <table:table-cell office:value-type="float" office:value="134272" calcext:value-type="float">
            <text:p>134272</text:p>
          </table:table-cell>
          <table:table-cell office:value-type="float" office:value="144048" calcext:value-type="float">
            <text:p>144048</text:p>
          </table:table-cell>
          <table:table-cell office:value-type="float" office:value="2578272" calcext:value-type="float">
            <text:p>2578272</text:p>
          </table:table-cell>
          <table:table-cell office:value-type="float" office:value="380736" calcext:value-type="float">
            <text:p>380736</text:p>
          </table:table-cell>
          <table:table-cell office:value-type="float" office:value="333776" calcext:value-type="float">
            <text:p>333776</text:p>
          </table:table-cell>
          <table:table-cell office:value-type="float" office:value="145144" calcext:value-type="float">
            <text:p>1451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376" calcext:value-type="float">
            <text:p>133376</text:p>
          </table:table-cell>
          <table:table-cell office:value-type="float" office:value="1959408" calcext:value-type="float">
            <text:p>1959408</text:p>
          </table:table-cell>
          <table:table-cell office:value-type="float" office:value="296696" calcext:value-type="float">
            <text:p>296696</text:p>
          </table:table-cell>
          <table:table-cell office:value-type="float" office:value="267960" calcext:value-type="float">
            <text:p>267960</text:p>
          </table:table-cell>
          <table:table-cell office:value-type="float" office:value="134288" calcext:value-type="float">
            <text:p>134288</text:p>
          </table:table-cell>
          <table:table-cell office:value-type="float" office:value="144048" calcext:value-type="float">
            <text:p>144048</text:p>
          </table:table-cell>
          <table:table-cell office:value-type="float" office:value="2578296" calcext:value-type="float">
            <text:p>2578296</text:p>
          </table:table-cell>
          <table:table-cell office:value-type="float" office:value="380760" calcext:value-type="float">
            <text:p>380760</text:p>
          </table:table-cell>
          <table:table-cell office:value-type="float" office:value="333824" calcext:value-type="float">
            <text:p>333824</text:p>
          </table:table-cell>
          <table:table-cell office:value-type="float" office:value="145192" calcext:value-type="float">
            <text:p>1451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376" calcext:value-type="float">
            <text:p>133376</text:p>
          </table:table-cell>
          <table:table-cell office:value-type="float" office:value="1959416" calcext:value-type="float">
            <text:p>1959416</text:p>
          </table:table-cell>
          <table:table-cell office:value-type="float" office:value="296720" calcext:value-type="float">
            <text:p>296720</text:p>
          </table:table-cell>
          <table:table-cell office:value-type="float" office:value="267992" calcext:value-type="float">
            <text:p>267992</text:p>
          </table:table-cell>
          <table:table-cell office:value-type="float" office:value="134304" calcext:value-type="float">
            <text:p>134304</text:p>
          </table:table-cell>
          <table:table-cell office:value-type="float" office:value="144096" calcext:value-type="float">
            <text:p>144096</text:p>
          </table:table-cell>
          <table:table-cell office:value-type="float" office:value="2578304" calcext:value-type="float">
            <text:p>2578304</text:p>
          </table:table-cell>
          <table:table-cell office:value-type="float" office:value="380768" calcext:value-type="float">
            <text:p>380768</text:p>
          </table:table-cell>
          <table:table-cell office:value-type="float" office:value="333856" calcext:value-type="float">
            <text:p>333856</text:p>
          </table:table-cell>
          <table:table-cell office:value-type="float" office:value="145208" calcext:value-type="float">
            <text:p>1452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384" calcext:value-type="float">
            <text:p>133384</text:p>
          </table:table-cell>
          <table:table-cell office:value-type="float" office:value="1959424" calcext:value-type="float">
            <text:p>1959424</text:p>
          </table:table-cell>
          <table:table-cell office:value-type="float" office:value="296728" calcext:value-type="float">
            <text:p>296728</text:p>
          </table:table-cell>
          <table:table-cell office:value-type="float" office:value="268032" calcext:value-type="float">
            <text:p>268032</text:p>
          </table:table-cell>
          <table:table-cell office:value-type="float" office:value="134384" calcext:value-type="float">
            <text:p>134384</text:p>
          </table:table-cell>
          <table:table-cell office:value-type="float" office:value="144104" calcext:value-type="float">
            <text:p>144104</text:p>
          </table:table-cell>
          <table:table-cell office:value-type="float" office:value="2578320" calcext:value-type="float">
            <text:p>2578320</text:p>
          </table:table-cell>
          <table:table-cell office:value-type="float" office:value="380784" calcext:value-type="float">
            <text:p>380784</text:p>
          </table:table-cell>
          <table:table-cell office:value-type="float" office:value="333896" calcext:value-type="float">
            <text:p>333896</text:p>
          </table:table-cell>
          <table:table-cell office:value-type="float" office:value="145224" calcext:value-type="float">
            <text:p>1452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392" calcext:value-type="float">
            <text:p>133392</text:p>
          </table:table-cell>
          <table:table-cell office:value-type="float" office:value="1959424" calcext:value-type="float">
            <text:p>1959424</text:p>
          </table:table-cell>
          <table:table-cell office:value-type="float" office:value="296736" calcext:value-type="float">
            <text:p>296736</text:p>
          </table:table-cell>
          <table:table-cell office:value-type="float" office:value="268032" calcext:value-type="float">
            <text:p>268032</text:p>
          </table:table-cell>
          <table:table-cell office:value-type="float" office:value="134408" calcext:value-type="float">
            <text:p>134408</text:p>
          </table:table-cell>
          <table:table-cell office:value-type="float" office:value="144104" calcext:value-type="float">
            <text:p>144104</text:p>
          </table:table-cell>
          <table:table-cell office:value-type="float" office:value="2578352" calcext:value-type="float">
            <text:p>2578352</text:p>
          </table:table-cell>
          <table:table-cell office:value-type="float" office:value="380784" calcext:value-type="float">
            <text:p>380784</text:p>
          </table:table-cell>
          <table:table-cell office:value-type="float" office:value="333904" calcext:value-type="float">
            <text:p>333904</text:p>
          </table:table-cell>
          <table:table-cell office:value-type="float" office:value="145264" calcext:value-type="float">
            <text:p>145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400" calcext:value-type="float">
            <text:p>133400</text:p>
          </table:table-cell>
          <table:table-cell office:value-type="float" office:value="1959440" calcext:value-type="float">
            <text:p>1959440</text:p>
          </table:table-cell>
          <table:table-cell office:value-type="float" office:value="296736" calcext:value-type="float">
            <text:p>296736</text:p>
          </table:table-cell>
          <table:table-cell office:value-type="float" office:value="268096" calcext:value-type="float">
            <text:p>268096</text:p>
          </table:table-cell>
          <table:table-cell office:value-type="float" office:value="134448" calcext:value-type="float">
            <text:p>134448</text:p>
          </table:table-cell>
          <table:table-cell office:value-type="float" office:value="144120" calcext:value-type="float">
            <text:p>144120</text:p>
          </table:table-cell>
          <table:table-cell office:value-type="float" office:value="2578368" calcext:value-type="float">
            <text:p>2578368</text:p>
          </table:table-cell>
          <table:table-cell office:value-type="float" office:value="380784" calcext:value-type="float">
            <text:p>380784</text:p>
          </table:table-cell>
          <table:table-cell office:value-type="float" office:value="333904" calcext:value-type="float">
            <text:p>333904</text:p>
          </table:table-cell>
          <table:table-cell office:value-type="float" office:value="145272" calcext:value-type="float">
            <text:p>1452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440" calcext:value-type="float">
            <text:p>133440</text:p>
          </table:table-cell>
          <table:table-cell office:value-type="float" office:value="1959440" calcext:value-type="float">
            <text:p>1959440</text:p>
          </table:table-cell>
          <table:table-cell office:value-type="float" office:value="296768" calcext:value-type="float">
            <text:p>296768</text:p>
          </table:table-cell>
          <table:table-cell office:value-type="float" office:value="268128" calcext:value-type="float">
            <text:p>268128</text:p>
          </table:table-cell>
          <table:table-cell office:value-type="float" office:value="134496" calcext:value-type="float">
            <text:p>134496</text:p>
          </table:table-cell>
          <table:table-cell office:value-type="float" office:value="144120" calcext:value-type="float">
            <text:p>144120</text:p>
          </table:table-cell>
          <table:table-cell office:value-type="float" office:value="2578392" calcext:value-type="float">
            <text:p>2578392</text:p>
          </table:table-cell>
          <table:table-cell office:value-type="float" office:value="380784" calcext:value-type="float">
            <text:p>380784</text:p>
          </table:table-cell>
          <table:table-cell office:value-type="float" office:value="333944" calcext:value-type="float">
            <text:p>333944</text:p>
          </table:table-cell>
          <table:table-cell office:value-type="float" office:value="145288" calcext:value-type="float">
            <text:p>1452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456" calcext:value-type="float">
            <text:p>133456</text:p>
          </table:table-cell>
          <table:table-cell office:value-type="float" office:value="1959448" calcext:value-type="float">
            <text:p>1959448</text:p>
          </table:table-cell>
          <table:table-cell office:value-type="float" office:value="296776" calcext:value-type="float">
            <text:p>296776</text:p>
          </table:table-cell>
          <table:table-cell office:value-type="float" office:value="268144" calcext:value-type="float">
            <text:p>268144</text:p>
          </table:table-cell>
          <table:table-cell office:value-type="float" office:value="134528" calcext:value-type="float">
            <text:p>134528</text:p>
          </table:table-cell>
          <table:table-cell office:value-type="float" office:value="144240" calcext:value-type="float">
            <text:p>144240</text:p>
          </table:table-cell>
          <table:table-cell office:value-type="float" office:value="2578400" calcext:value-type="float">
            <text:p>2578400</text:p>
          </table:table-cell>
          <table:table-cell office:value-type="float" office:value="380784" calcext:value-type="float">
            <text:p>380784</text:p>
          </table:table-cell>
          <table:table-cell office:value-type="float" office:value="333992" calcext:value-type="float">
            <text:p>333992</text:p>
          </table:table-cell>
          <table:table-cell office:value-type="float" office:value="145440" calcext:value-type="float">
            <text:p>1454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480" calcext:value-type="float">
            <text:p>133480</text:p>
          </table:table-cell>
          <table:table-cell office:value-type="float" office:value="1959448" calcext:value-type="float">
            <text:p>1959448</text:p>
          </table:table-cell>
          <table:table-cell office:value-type="float" office:value="296808" calcext:value-type="float">
            <text:p>296808</text:p>
          </table:table-cell>
          <table:table-cell office:value-type="float" office:value="268208" calcext:value-type="float">
            <text:p>268208</text:p>
          </table:table-cell>
          <table:table-cell office:value-type="float" office:value="134552" calcext:value-type="float">
            <text:p>134552</text:p>
          </table:table-cell>
          <table:table-cell office:value-type="float" office:value="144296" calcext:value-type="float">
            <text:p>144296</text:p>
          </table:table-cell>
          <table:table-cell office:value-type="float" office:value="2578400" calcext:value-type="float">
            <text:p>2578400</text:p>
          </table:table-cell>
          <table:table-cell office:value-type="float" office:value="380800" calcext:value-type="float">
            <text:p>380800</text:p>
          </table:table-cell>
          <table:table-cell office:value-type="float" office:value="334016" calcext:value-type="float">
            <text:p>334016</text:p>
          </table:table-cell>
          <table:table-cell office:value-type="float" office:value="145464" calcext:value-type="float">
            <text:p>1454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480" calcext:value-type="float">
            <text:p>133480</text:p>
          </table:table-cell>
          <table:table-cell office:value-type="float" office:value="1959464" calcext:value-type="float">
            <text:p>1959464</text:p>
          </table:table-cell>
          <table:table-cell office:value-type="float" office:value="296808" calcext:value-type="float">
            <text:p>296808</text:p>
          </table:table-cell>
          <table:table-cell office:value-type="float" office:value="268224" calcext:value-type="float">
            <text:p>268224</text:p>
          </table:table-cell>
          <table:table-cell office:value-type="float" office:value="134576" calcext:value-type="float">
            <text:p>134576</text:p>
          </table:table-cell>
          <table:table-cell office:value-type="float" office:value="144304" calcext:value-type="float">
            <text:p>144304</text:p>
          </table:table-cell>
          <table:table-cell office:value-type="float" office:value="2578448" calcext:value-type="float">
            <text:p>2578448</text:p>
          </table:table-cell>
          <table:table-cell office:value-type="float" office:value="380800" calcext:value-type="float">
            <text:p>380800</text:p>
          </table:table-cell>
          <table:table-cell office:value-type="float" office:value="334056" calcext:value-type="float">
            <text:p>334056</text:p>
          </table:table-cell>
          <table:table-cell office:value-type="float" office:value="145472" calcext:value-type="float">
            <text:p>1454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480" calcext:value-type="float">
            <text:p>133480</text:p>
          </table:table-cell>
          <table:table-cell office:value-type="float" office:value="1959464" calcext:value-type="float">
            <text:p>1959464</text:p>
          </table:table-cell>
          <table:table-cell office:value-type="float" office:value="296808" calcext:value-type="float">
            <text:p>296808</text:p>
          </table:table-cell>
          <table:table-cell office:value-type="float" office:value="268272" calcext:value-type="float">
            <text:p>268272</text:p>
          </table:table-cell>
          <table:table-cell office:value-type="float" office:value="134600" calcext:value-type="float">
            <text:p>134600</text:p>
          </table:table-cell>
          <table:table-cell office:value-type="float" office:value="144336" calcext:value-type="float">
            <text:p>144336</text:p>
          </table:table-cell>
          <table:table-cell office:value-type="float" office:value="2578448" calcext:value-type="float">
            <text:p>2578448</text:p>
          </table:table-cell>
          <table:table-cell office:value-type="float" office:value="380808" calcext:value-type="float">
            <text:p>380808</text:p>
          </table:table-cell>
          <table:table-cell office:value-type="float" office:value="334072" calcext:value-type="float">
            <text:p>334072</text:p>
          </table:table-cell>
          <table:table-cell office:value-type="float" office:value="145480" calcext:value-type="float">
            <text:p>1454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552" calcext:value-type="float">
            <text:p>133552</text:p>
          </table:table-cell>
          <table:table-cell office:value-type="float" office:value="1959480" calcext:value-type="float">
            <text:p>1959480</text:p>
          </table:table-cell>
          <table:table-cell office:value-type="float" office:value="296816" calcext:value-type="float">
            <text:p>296816</text:p>
          </table:table-cell>
          <table:table-cell office:value-type="float" office:value="268304" calcext:value-type="float">
            <text:p>268304</text:p>
          </table:table-cell>
          <table:table-cell office:value-type="float" office:value="134680" calcext:value-type="float">
            <text:p>134680</text:p>
          </table:table-cell>
          <table:table-cell office:value-type="float" office:value="144336" calcext:value-type="float">
            <text:p>144336</text:p>
          </table:table-cell>
          <table:table-cell office:value-type="float" office:value="2578480" calcext:value-type="float">
            <text:p>2578480</text:p>
          </table:table-cell>
          <table:table-cell office:value-type="float" office:value="380840" calcext:value-type="float">
            <text:p>380840</text:p>
          </table:table-cell>
          <table:table-cell office:value-type="float" office:value="334080" calcext:value-type="float">
            <text:p>334080</text:p>
          </table:table-cell>
          <table:table-cell office:value-type="float" office:value="145488" calcext:value-type="float">
            <text:p>1454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576" calcext:value-type="float">
            <text:p>133576</text:p>
          </table:table-cell>
          <table:table-cell office:value-type="float" office:value="1959488" calcext:value-type="float">
            <text:p>1959488</text:p>
          </table:table-cell>
          <table:table-cell office:value-type="float" office:value="296824" calcext:value-type="float">
            <text:p>296824</text:p>
          </table:table-cell>
          <table:table-cell office:value-type="float" office:value="268320" calcext:value-type="float">
            <text:p>268320</text:p>
          </table:table-cell>
          <table:table-cell office:value-type="float" office:value="134696" calcext:value-type="float">
            <text:p>134696</text:p>
          </table:table-cell>
          <table:table-cell office:value-type="float" office:value="144360" calcext:value-type="float">
            <text:p>144360</text:p>
          </table:table-cell>
          <table:table-cell office:value-type="float" office:value="2578480" calcext:value-type="float">
            <text:p>2578480</text:p>
          </table:table-cell>
          <table:table-cell office:value-type="float" office:value="380848" calcext:value-type="float">
            <text:p>380848</text:p>
          </table:table-cell>
          <table:table-cell office:value-type="float" office:value="334112" calcext:value-type="float">
            <text:p>334112</text:p>
          </table:table-cell>
          <table:table-cell office:value-type="float" office:value="145488" calcext:value-type="float">
            <text:p>1454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584" calcext:value-type="float">
            <text:p>133584</text:p>
          </table:table-cell>
          <table:table-cell office:value-type="float" office:value="1959488" calcext:value-type="float">
            <text:p>1959488</text:p>
          </table:table-cell>
          <table:table-cell office:value-type="float" office:value="296880" calcext:value-type="float">
            <text:p>296880</text:p>
          </table:table-cell>
          <table:table-cell office:value-type="float" office:value="268352" calcext:value-type="float">
            <text:p>268352</text:p>
          </table:table-cell>
          <table:table-cell office:value-type="float" office:value="134784" calcext:value-type="float">
            <text:p>134784</text:p>
          </table:table-cell>
          <table:table-cell office:value-type="float" office:value="144456" calcext:value-type="float">
            <text:p>144456</text:p>
          </table:table-cell>
          <table:table-cell office:value-type="float" office:value="2578480" calcext:value-type="float">
            <text:p>2578480</text:p>
          </table:table-cell>
          <table:table-cell office:value-type="float" office:value="380872" calcext:value-type="float">
            <text:p>380872</text:p>
          </table:table-cell>
          <table:table-cell office:value-type="float" office:value="334120" calcext:value-type="float">
            <text:p>334120</text:p>
          </table:table-cell>
          <table:table-cell office:value-type="float" office:value="145624" calcext:value-type="float">
            <text:p>1456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608" calcext:value-type="float">
            <text:p>133608</text:p>
          </table:table-cell>
          <table:table-cell office:value-type="float" office:value="1959512" calcext:value-type="float">
            <text:p>1959512</text:p>
          </table:table-cell>
          <table:table-cell office:value-type="float" office:value="296888" calcext:value-type="float">
            <text:p>296888</text:p>
          </table:table-cell>
          <table:table-cell office:value-type="float" office:value="268360" calcext:value-type="float">
            <text:p>268360</text:p>
          </table:table-cell>
          <table:table-cell office:value-type="float" office:value="134800" calcext:value-type="float">
            <text:p>134800</text:p>
          </table:table-cell>
          <table:table-cell office:value-type="float" office:value="144456" calcext:value-type="float">
            <text:p>144456</text:p>
          </table:table-cell>
          <table:table-cell office:value-type="float" office:value="2578488" calcext:value-type="float">
            <text:p>2578488</text:p>
          </table:table-cell>
          <table:table-cell office:value-type="float" office:value="380888" calcext:value-type="float">
            <text:p>380888</text:p>
          </table:table-cell>
          <table:table-cell office:value-type="float" office:value="334136" calcext:value-type="float">
            <text:p>334136</text:p>
          </table:table-cell>
          <table:table-cell office:value-type="float" office:value="145624" calcext:value-type="float">
            <text:p>1456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616" calcext:value-type="float">
            <text:p>133616</text:p>
          </table:table-cell>
          <table:table-cell office:value-type="float" office:value="1959520" calcext:value-type="float">
            <text:p>1959520</text:p>
          </table:table-cell>
          <table:table-cell office:value-type="float" office:value="296904" calcext:value-type="float">
            <text:p>296904</text:p>
          </table:table-cell>
          <table:table-cell office:value-type="float" office:value="268360" calcext:value-type="float">
            <text:p>268360</text:p>
          </table:table-cell>
          <table:table-cell office:value-type="float" office:value="134808" calcext:value-type="float">
            <text:p>134808</text:p>
          </table:table-cell>
          <table:table-cell office:value-type="float" office:value="144464" calcext:value-type="float">
            <text:p>144464</text:p>
          </table:table-cell>
          <table:table-cell office:value-type="float" office:value="2578512" calcext:value-type="float">
            <text:p>2578512</text:p>
          </table:table-cell>
          <table:table-cell office:value-type="float" office:value="380896" calcext:value-type="float">
            <text:p>380896</text:p>
          </table:table-cell>
          <table:table-cell office:value-type="float" office:value="334160" calcext:value-type="float">
            <text:p>334160</text:p>
          </table:table-cell>
          <table:table-cell office:value-type="float" office:value="145640" calcext:value-type="float">
            <text:p>1456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616" calcext:value-type="float">
            <text:p>133616</text:p>
          </table:table-cell>
          <table:table-cell office:value-type="float" office:value="1959520" calcext:value-type="float">
            <text:p>1959520</text:p>
          </table:table-cell>
          <table:table-cell office:value-type="float" office:value="296920" calcext:value-type="float">
            <text:p>296920</text:p>
          </table:table-cell>
          <table:table-cell office:value-type="float" office:value="268368" calcext:value-type="float">
            <text:p>268368</text:p>
          </table:table-cell>
          <table:table-cell office:value-type="float" office:value="134864" calcext:value-type="float">
            <text:p>134864</text:p>
          </table:table-cell>
          <table:table-cell office:value-type="float" office:value="144472" calcext:value-type="float">
            <text:p>144472</text:p>
          </table:table-cell>
          <table:table-cell office:value-type="float" office:value="2578544" calcext:value-type="float">
            <text:p>2578544</text:p>
          </table:table-cell>
          <table:table-cell office:value-type="float" office:value="380904" calcext:value-type="float">
            <text:p>380904</text:p>
          </table:table-cell>
          <table:table-cell office:value-type="float" office:value="334176" calcext:value-type="float">
            <text:p>334176</text:p>
          </table:table-cell>
          <table:table-cell office:value-type="float" office:value="145664" calcext:value-type="float">
            <text:p>1456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624" calcext:value-type="float">
            <text:p>133624</text:p>
          </table:table-cell>
          <table:table-cell office:value-type="float" office:value="1959544" calcext:value-type="float">
            <text:p>1959544</text:p>
          </table:table-cell>
          <table:table-cell office:value-type="float" office:value="296920" calcext:value-type="float">
            <text:p>296920</text:p>
          </table:table-cell>
          <table:table-cell office:value-type="float" office:value="268384" calcext:value-type="float">
            <text:p>268384</text:p>
          </table:table-cell>
          <table:table-cell office:value-type="float" office:value="134904" calcext:value-type="float">
            <text:p>134904</text:p>
          </table:table-cell>
          <table:table-cell office:value-type="float" office:value="144480" calcext:value-type="float">
            <text:p>144480</text:p>
          </table:table-cell>
          <table:table-cell office:value-type="float" office:value="2578560" calcext:value-type="float">
            <text:p>2578560</text:p>
          </table:table-cell>
          <table:table-cell office:value-type="float" office:value="380936" calcext:value-type="float">
            <text:p>380936</text:p>
          </table:table-cell>
          <table:table-cell office:value-type="float" office:value="334192" calcext:value-type="float">
            <text:p>334192</text:p>
          </table:table-cell>
          <table:table-cell office:value-type="float" office:value="145720" calcext:value-type="float">
            <text:p>1457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656" calcext:value-type="float">
            <text:p>133656</text:p>
          </table:table-cell>
          <table:table-cell office:value-type="float" office:value="1959552" calcext:value-type="float">
            <text:p>1959552</text:p>
          </table:table-cell>
          <table:table-cell office:value-type="float" office:value="296928" calcext:value-type="float">
            <text:p>296928</text:p>
          </table:table-cell>
          <table:table-cell office:value-type="float" office:value="268392" calcext:value-type="float">
            <text:p>268392</text:p>
          </table:table-cell>
          <table:table-cell office:value-type="float" office:value="134928" calcext:value-type="float">
            <text:p>134928</text:p>
          </table:table-cell>
          <table:table-cell office:value-type="float" office:value="144552" calcext:value-type="float">
            <text:p>144552</text:p>
          </table:table-cell>
          <table:table-cell office:value-type="float" office:value="2578600" calcext:value-type="float">
            <text:p>2578600</text:p>
          </table:table-cell>
          <table:table-cell office:value-type="float" office:value="380936" calcext:value-type="float">
            <text:p>380936</text:p>
          </table:table-cell>
          <table:table-cell office:value-type="float" office:value="334208" calcext:value-type="float">
            <text:p>334208</text:p>
          </table:table-cell>
          <table:table-cell office:value-type="float" office:value="145736" calcext:value-type="float">
            <text:p>1457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680" calcext:value-type="float">
            <text:p>133680</text:p>
          </table:table-cell>
          <table:table-cell office:value-type="float" office:value="1959576" calcext:value-type="float">
            <text:p>1959576</text:p>
          </table:table-cell>
          <table:table-cell office:value-type="float" office:value="296968" calcext:value-type="float">
            <text:p>296968</text:p>
          </table:table-cell>
          <table:table-cell office:value-type="float" office:value="268408" calcext:value-type="float">
            <text:p>268408</text:p>
          </table:table-cell>
          <table:table-cell office:value-type="float" office:value="134944" calcext:value-type="float">
            <text:p>134944</text:p>
          </table:table-cell>
          <table:table-cell office:value-type="float" office:value="144560" calcext:value-type="float">
            <text:p>144560</text:p>
          </table:table-cell>
          <table:table-cell office:value-type="float" office:value="2578616" calcext:value-type="float">
            <text:p>2578616</text:p>
          </table:table-cell>
          <table:table-cell office:value-type="float" office:value="380976" calcext:value-type="float">
            <text:p>380976</text:p>
          </table:table-cell>
          <table:table-cell office:value-type="float" office:value="334264" calcext:value-type="float">
            <text:p>334264</text:p>
          </table:table-cell>
          <table:table-cell office:value-type="float" office:value="145744" calcext:value-type="float">
            <text:p>1457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712" calcext:value-type="float">
            <text:p>133712</text:p>
          </table:table-cell>
          <table:table-cell office:value-type="float" office:value="1959616" calcext:value-type="float">
            <text:p>1959616</text:p>
          </table:table-cell>
          <table:table-cell office:value-type="float" office:value="297000" calcext:value-type="float">
            <text:p>297000</text:p>
          </table:table-cell>
          <table:table-cell office:value-type="float" office:value="268432" calcext:value-type="float">
            <text:p>268432</text:p>
          </table:table-cell>
          <table:table-cell office:value-type="float" office:value="134952" calcext:value-type="float">
            <text:p>134952</text:p>
          </table:table-cell>
          <table:table-cell office:value-type="float" office:value="144616" calcext:value-type="float">
            <text:p>144616</text:p>
          </table:table-cell>
          <table:table-cell office:value-type="float" office:value="2578664" calcext:value-type="float">
            <text:p>2578664</text:p>
          </table:table-cell>
          <table:table-cell office:value-type="float" office:value="380976" calcext:value-type="float">
            <text:p>380976</text:p>
          </table:table-cell>
          <table:table-cell office:value-type="float" office:value="334272" calcext:value-type="float">
            <text:p>334272</text:p>
          </table:table-cell>
          <table:table-cell office:value-type="float" office:value="145768" calcext:value-type="float">
            <text:p>1457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720" calcext:value-type="float">
            <text:p>133720</text:p>
          </table:table-cell>
          <table:table-cell office:value-type="float" office:value="1959640" calcext:value-type="float">
            <text:p>1959640</text:p>
          </table:table-cell>
          <table:table-cell office:value-type="float" office:value="297008" calcext:value-type="float">
            <text:p>297008</text:p>
          </table:table-cell>
          <table:table-cell office:value-type="float" office:value="268448" calcext:value-type="float">
            <text:p>268448</text:p>
          </table:table-cell>
          <table:table-cell office:value-type="float" office:value="134960" calcext:value-type="float">
            <text:p>134960</text:p>
          </table:table-cell>
          <table:table-cell office:value-type="float" office:value="144632" calcext:value-type="float">
            <text:p>144632</text:p>
          </table:table-cell>
          <table:table-cell office:value-type="float" office:value="2578712" calcext:value-type="float">
            <text:p>2578712</text:p>
          </table:table-cell>
          <table:table-cell office:value-type="float" office:value="381056" calcext:value-type="float">
            <text:p>381056</text:p>
          </table:table-cell>
          <table:table-cell office:value-type="float" office:value="334288" calcext:value-type="float">
            <text:p>334288</text:p>
          </table:table-cell>
          <table:table-cell office:value-type="float" office:value="145888" calcext:value-type="float">
            <text:p>1458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720" calcext:value-type="float">
            <text:p>133720</text:p>
          </table:table-cell>
          <table:table-cell office:value-type="float" office:value="1959648" calcext:value-type="float">
            <text:p>1959648</text:p>
          </table:table-cell>
          <table:table-cell office:value-type="float" office:value="297040" calcext:value-type="float">
            <text:p>297040</text:p>
          </table:table-cell>
          <table:table-cell office:value-type="float" office:value="268520" calcext:value-type="float">
            <text:p>268520</text:p>
          </table:table-cell>
          <table:table-cell office:value-type="float" office:value="134968" calcext:value-type="float">
            <text:p>134968</text:p>
          </table:table-cell>
          <table:table-cell office:value-type="float" office:value="144648" calcext:value-type="float">
            <text:p>144648</text:p>
          </table:table-cell>
          <table:table-cell office:value-type="float" office:value="2578720" calcext:value-type="float">
            <text:p>2578720</text:p>
          </table:table-cell>
          <table:table-cell office:value-type="float" office:value="381064" calcext:value-type="float">
            <text:p>381064</text:p>
          </table:table-cell>
          <table:table-cell office:value-type="float" office:value="334288" calcext:value-type="float">
            <text:p>334288</text:p>
          </table:table-cell>
          <table:table-cell office:value-type="float" office:value="145896" calcext:value-type="float">
            <text:p>1458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760" calcext:value-type="float">
            <text:p>133760</text:p>
          </table:table-cell>
          <table:table-cell office:value-type="float" office:value="1959648" calcext:value-type="float">
            <text:p>1959648</text:p>
          </table:table-cell>
          <table:table-cell office:value-type="float" office:value="297040" calcext:value-type="float">
            <text:p>297040</text:p>
          </table:table-cell>
          <table:table-cell office:value-type="float" office:value="268544" calcext:value-type="float">
            <text:p>268544</text:p>
          </table:table-cell>
          <table:table-cell office:value-type="float" office:value="135056" calcext:value-type="float">
            <text:p>135056</text:p>
          </table:table-cell>
          <table:table-cell office:value-type="float" office:value="144648" calcext:value-type="float">
            <text:p>144648</text:p>
          </table:table-cell>
          <table:table-cell office:value-type="float" office:value="2578752" calcext:value-type="float">
            <text:p>2578752</text:p>
          </table:table-cell>
          <table:table-cell office:value-type="float" office:value="381072" calcext:value-type="float">
            <text:p>381072</text:p>
          </table:table-cell>
          <table:table-cell office:value-type="float" office:value="334288" calcext:value-type="float">
            <text:p>334288</text:p>
          </table:table-cell>
          <table:table-cell office:value-type="float" office:value="145920" calcext:value-type="float">
            <text:p>1459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832" calcext:value-type="float">
            <text:p>133832</text:p>
          </table:table-cell>
          <table:table-cell office:value-type="float" office:value="1959664" calcext:value-type="float">
            <text:p>1959664</text:p>
          </table:table-cell>
          <table:table-cell office:value-type="float" office:value="297040" calcext:value-type="float">
            <text:p>297040</text:p>
          </table:table-cell>
          <table:table-cell office:value-type="float" office:value="268560" calcext:value-type="float">
            <text:p>268560</text:p>
          </table:table-cell>
          <table:table-cell office:value-type="float" office:value="135056" calcext:value-type="float">
            <text:p>135056</text:p>
          </table:table-cell>
          <table:table-cell office:value-type="float" office:value="144656" calcext:value-type="float">
            <text:p>144656</text:p>
          </table:table-cell>
          <table:table-cell office:value-type="float" office:value="2578768" calcext:value-type="float">
            <text:p>2578768</text:p>
          </table:table-cell>
          <table:table-cell office:value-type="float" office:value="381096" calcext:value-type="float">
            <text:p>381096</text:p>
          </table:table-cell>
          <table:table-cell office:value-type="float" office:value="334304" calcext:value-type="float">
            <text:p>334304</text:p>
          </table:table-cell>
          <table:table-cell office:value-type="float" office:value="145936" calcext:value-type="float">
            <text:p>1459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856" calcext:value-type="float">
            <text:p>133856</text:p>
          </table:table-cell>
          <table:table-cell office:value-type="float" office:value="1959696" calcext:value-type="float">
            <text:p>1959696</text:p>
          </table:table-cell>
          <table:table-cell office:value-type="float" office:value="297048" calcext:value-type="float">
            <text:p>297048</text:p>
          </table:table-cell>
          <table:table-cell office:value-type="float" office:value="268600" calcext:value-type="float">
            <text:p>268600</text:p>
          </table:table-cell>
          <table:table-cell office:value-type="float" office:value="135064" calcext:value-type="float">
            <text:p>135064</text:p>
          </table:table-cell>
          <table:table-cell office:value-type="float" office:value="144664" calcext:value-type="float">
            <text:p>144664</text:p>
          </table:table-cell>
          <table:table-cell office:value-type="float" office:value="2578776" calcext:value-type="float">
            <text:p>2578776</text:p>
          </table:table-cell>
          <table:table-cell office:value-type="float" office:value="381136" calcext:value-type="float">
            <text:p>381136</text:p>
          </table:table-cell>
          <table:table-cell office:value-type="float" office:value="334320" calcext:value-type="float">
            <text:p>334320</text:p>
          </table:table-cell>
          <table:table-cell office:value-type="float" office:value="145976" calcext:value-type="float">
            <text:p>1459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888" calcext:value-type="float">
            <text:p>133888</text:p>
          </table:table-cell>
          <table:table-cell office:value-type="float" office:value="1959712" calcext:value-type="float">
            <text:p>1959712</text:p>
          </table:table-cell>
          <table:table-cell office:value-type="float" office:value="297064" calcext:value-type="float">
            <text:p>297064</text:p>
          </table:table-cell>
          <table:table-cell office:value-type="float" office:value="268608" calcext:value-type="float">
            <text:p>268608</text:p>
          </table:table-cell>
          <table:table-cell office:value-type="float" office:value="135104" calcext:value-type="float">
            <text:p>135104</text:p>
          </table:table-cell>
          <table:table-cell office:value-type="float" office:value="144672" calcext:value-type="float">
            <text:p>144672</text:p>
          </table:table-cell>
          <table:table-cell office:value-type="float" office:value="2578784" calcext:value-type="float">
            <text:p>2578784</text:p>
          </table:table-cell>
          <table:table-cell office:value-type="float" office:value="381168" calcext:value-type="float">
            <text:p>381168</text:p>
          </table:table-cell>
          <table:table-cell office:value-type="float" office:value="334360" calcext:value-type="float">
            <text:p>334360</text:p>
          </table:table-cell>
          <table:table-cell office:value-type="float" office:value="146008" calcext:value-type="float">
            <text:p>1460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896" calcext:value-type="float">
            <text:p>133896</text:p>
          </table:table-cell>
          <table:table-cell office:value-type="float" office:value="1959712" calcext:value-type="float">
            <text:p>1959712</text:p>
          </table:table-cell>
          <table:table-cell office:value-type="float" office:value="297096" calcext:value-type="float">
            <text:p>297096</text:p>
          </table:table-cell>
          <table:table-cell office:value-type="float" office:value="268608" calcext:value-type="float">
            <text:p>268608</text:p>
          </table:table-cell>
          <table:table-cell office:value-type="float" office:value="135128" calcext:value-type="float">
            <text:p>135128</text:p>
          </table:table-cell>
          <table:table-cell office:value-type="float" office:value="144672" calcext:value-type="float">
            <text:p>144672</text:p>
          </table:table-cell>
          <table:table-cell office:value-type="float" office:value="2578808" calcext:value-type="float">
            <text:p>2578808</text:p>
          </table:table-cell>
          <table:table-cell office:value-type="float" office:value="381200" calcext:value-type="float">
            <text:p>381200</text:p>
          </table:table-cell>
          <table:table-cell office:value-type="float" office:value="334368" calcext:value-type="float">
            <text:p>334368</text:p>
          </table:table-cell>
          <table:table-cell office:value-type="float" office:value="146024" calcext:value-type="float">
            <text:p>1460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920" calcext:value-type="float">
            <text:p>133920</text:p>
          </table:table-cell>
          <table:table-cell office:value-type="float" office:value="1959728" calcext:value-type="float">
            <text:p>1959728</text:p>
          </table:table-cell>
          <table:table-cell office:value-type="float" office:value="297112" calcext:value-type="float">
            <text:p>297112</text:p>
          </table:table-cell>
          <table:table-cell office:value-type="float" office:value="268632" calcext:value-type="float">
            <text:p>268632</text:p>
          </table:table-cell>
          <table:table-cell office:value-type="float" office:value="135160" calcext:value-type="float">
            <text:p>135160</text:p>
          </table:table-cell>
          <table:table-cell office:value-type="float" office:value="144680" calcext:value-type="float">
            <text:p>144680</text:p>
          </table:table-cell>
          <table:table-cell office:value-type="float" office:value="2578816" calcext:value-type="float">
            <text:p>2578816</text:p>
          </table:table-cell>
          <table:table-cell office:value-type="float" office:value="381224" calcext:value-type="float">
            <text:p>381224</text:p>
          </table:table-cell>
          <table:table-cell office:value-type="float" office:value="334392" calcext:value-type="float">
            <text:p>334392</text:p>
          </table:table-cell>
          <table:table-cell office:value-type="float" office:value="146032" calcext:value-type="float">
            <text:p>1460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3968" calcext:value-type="float">
            <text:p>133968</text:p>
          </table:table-cell>
          <table:table-cell office:value-type="float" office:value="1959776" calcext:value-type="float">
            <text:p>1959776</text:p>
          </table:table-cell>
          <table:table-cell office:value-type="float" office:value="297208" calcext:value-type="float">
            <text:p>297208</text:p>
          </table:table-cell>
          <table:table-cell office:value-type="float" office:value="268760" calcext:value-type="float">
            <text:p>268760</text:p>
          </table:table-cell>
          <table:table-cell office:value-type="float" office:value="135168" calcext:value-type="float">
            <text:p>135168</text:p>
          </table:table-cell>
          <table:table-cell office:value-type="float" office:value="144688" calcext:value-type="float">
            <text:p>144688</text:p>
          </table:table-cell>
          <table:table-cell office:value-type="float" office:value="2578824" calcext:value-type="float">
            <text:p>2578824</text:p>
          </table:table-cell>
          <table:table-cell office:value-type="float" office:value="381240" calcext:value-type="float">
            <text:p>381240</text:p>
          </table:table-cell>
          <table:table-cell office:value-type="float" office:value="334400" calcext:value-type="float">
            <text:p>334400</text:p>
          </table:table-cell>
          <table:table-cell office:value-type="float" office:value="146040" calcext:value-type="float">
            <text:p>1460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016" calcext:value-type="float">
            <text:p>134016</text:p>
          </table:table-cell>
          <table:table-cell office:value-type="float" office:value="1959776" calcext:value-type="float">
            <text:p>1959776</text:p>
          </table:table-cell>
          <table:table-cell office:value-type="float" office:value="297216" calcext:value-type="float">
            <text:p>297216</text:p>
          </table:table-cell>
          <table:table-cell office:value-type="float" office:value="268784" calcext:value-type="float">
            <text:p>268784</text:p>
          </table:table-cell>
          <table:table-cell office:value-type="float" office:value="135192" calcext:value-type="float">
            <text:p>135192</text:p>
          </table:table-cell>
          <table:table-cell office:value-type="float" office:value="144696" calcext:value-type="float">
            <text:p>144696</text:p>
          </table:table-cell>
          <table:table-cell office:value-type="float" office:value="2578824" calcext:value-type="float">
            <text:p>2578824</text:p>
          </table:table-cell>
          <table:table-cell office:value-type="float" office:value="381312" calcext:value-type="float">
            <text:p>381312</text:p>
          </table:table-cell>
          <table:table-cell office:value-type="float" office:value="334416" calcext:value-type="float">
            <text:p>334416</text:p>
          </table:table-cell>
          <table:table-cell office:value-type="float" office:value="146064" calcext:value-type="float">
            <text:p>1460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016" calcext:value-type="float">
            <text:p>134016</text:p>
          </table:table-cell>
          <table:table-cell office:value-type="float" office:value="1959784" calcext:value-type="float">
            <text:p>1959784</text:p>
          </table:table-cell>
          <table:table-cell office:value-type="float" office:value="297256" calcext:value-type="float">
            <text:p>297256</text:p>
          </table:table-cell>
          <table:table-cell office:value-type="float" office:value="268800" calcext:value-type="float">
            <text:p>268800</text:p>
          </table:table-cell>
          <table:table-cell office:value-type="float" office:value="135216" calcext:value-type="float">
            <text:p>135216</text:p>
          </table:table-cell>
          <table:table-cell office:value-type="float" office:value="144744" calcext:value-type="float">
            <text:p>144744</text:p>
          </table:table-cell>
          <table:table-cell office:value-type="float" office:value="2578848" calcext:value-type="float">
            <text:p>2578848</text:p>
          </table:table-cell>
          <table:table-cell office:value-type="float" office:value="381328" calcext:value-type="float">
            <text:p>381328</text:p>
          </table:table-cell>
          <table:table-cell office:value-type="float" office:value="334448" calcext:value-type="float">
            <text:p>334448</text:p>
          </table:table-cell>
          <table:table-cell office:value-type="float" office:value="146064" calcext:value-type="float">
            <text:p>1460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032" calcext:value-type="float">
            <text:p>134032</text:p>
          </table:table-cell>
          <table:table-cell office:value-type="float" office:value="1959800" calcext:value-type="float">
            <text:p>1959800</text:p>
          </table:table-cell>
          <table:table-cell office:value-type="float" office:value="297256" calcext:value-type="float">
            <text:p>297256</text:p>
          </table:table-cell>
          <table:table-cell office:value-type="float" office:value="268824" calcext:value-type="float">
            <text:p>268824</text:p>
          </table:table-cell>
          <table:table-cell office:value-type="float" office:value="135224" calcext:value-type="float">
            <text:p>135224</text:p>
          </table:table-cell>
          <table:table-cell office:value-type="float" office:value="144744" calcext:value-type="float">
            <text:p>144744</text:p>
          </table:table-cell>
          <table:table-cell office:value-type="float" office:value="2578920" calcext:value-type="float">
            <text:p>2578920</text:p>
          </table:table-cell>
          <table:table-cell office:value-type="float" office:value="381344" calcext:value-type="float">
            <text:p>381344</text:p>
          </table:table-cell>
          <table:table-cell office:value-type="float" office:value="334456" calcext:value-type="float">
            <text:p>334456</text:p>
          </table:table-cell>
          <table:table-cell office:value-type="float" office:value="146152" calcext:value-type="float">
            <text:p>1461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064" calcext:value-type="float">
            <text:p>134064</text:p>
          </table:table-cell>
          <table:table-cell office:value-type="float" office:value="1959840" calcext:value-type="float">
            <text:p>1959840</text:p>
          </table:table-cell>
          <table:table-cell office:value-type="float" office:value="297288" calcext:value-type="float">
            <text:p>297288</text:p>
          </table:table-cell>
          <table:table-cell office:value-type="float" office:value="268840" calcext:value-type="float">
            <text:p>268840</text:p>
          </table:table-cell>
          <table:table-cell office:value-type="float" office:value="135224" calcext:value-type="float">
            <text:p>135224</text:p>
          </table:table-cell>
          <table:table-cell office:value-type="float" office:value="144752" calcext:value-type="float">
            <text:p>144752</text:p>
          </table:table-cell>
          <table:table-cell office:value-type="float" office:value="2578952" calcext:value-type="float">
            <text:p>2578952</text:p>
          </table:table-cell>
          <table:table-cell office:value-type="float" office:value="381368" calcext:value-type="float">
            <text:p>381368</text:p>
          </table:table-cell>
          <table:table-cell office:value-type="float" office:value="334456" calcext:value-type="float">
            <text:p>334456</text:p>
          </table:table-cell>
          <table:table-cell office:value-type="float" office:value="146168" calcext:value-type="float">
            <text:p>1461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080" calcext:value-type="float">
            <text:p>134080</text:p>
          </table:table-cell>
          <table:table-cell office:value-type="float" office:value="1959856" calcext:value-type="float">
            <text:p>1959856</text:p>
          </table:table-cell>
          <table:table-cell office:value-type="float" office:value="297320" calcext:value-type="float">
            <text:p>297320</text:p>
          </table:table-cell>
          <table:table-cell office:value-type="float" office:value="268856" calcext:value-type="float">
            <text:p>268856</text:p>
          </table:table-cell>
          <table:table-cell office:value-type="float" office:value="135248" calcext:value-type="float">
            <text:p>135248</text:p>
          </table:table-cell>
          <table:table-cell office:value-type="float" office:value="144808" calcext:value-type="float">
            <text:p>144808</text:p>
          </table:table-cell>
          <table:table-cell office:value-type="float" office:value="2578960" calcext:value-type="float">
            <text:p>2578960</text:p>
          </table:table-cell>
          <table:table-cell office:value-type="float" office:value="381384" calcext:value-type="float">
            <text:p>381384</text:p>
          </table:table-cell>
          <table:table-cell office:value-type="float" office:value="334480" calcext:value-type="float">
            <text:p>334480</text:p>
          </table:table-cell>
          <table:table-cell office:value-type="float" office:value="146200" calcext:value-type="float">
            <text:p>146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096" calcext:value-type="float">
            <text:p>134096</text:p>
          </table:table-cell>
          <table:table-cell office:value-type="float" office:value="1959856" calcext:value-type="float">
            <text:p>1959856</text:p>
          </table:table-cell>
          <table:table-cell office:value-type="float" office:value="297328" calcext:value-type="float">
            <text:p>297328</text:p>
          </table:table-cell>
          <table:table-cell office:value-type="float" office:value="268904" calcext:value-type="float">
            <text:p>268904</text:p>
          </table:table-cell>
          <table:table-cell office:value-type="float" office:value="135256" calcext:value-type="float">
            <text:p>135256</text:p>
          </table:table-cell>
          <table:table-cell office:value-type="float" office:value="144816" calcext:value-type="float">
            <text:p>144816</text:p>
          </table:table-cell>
          <table:table-cell office:value-type="float" office:value="2578976" calcext:value-type="float">
            <text:p>2578976</text:p>
          </table:table-cell>
          <table:table-cell office:value-type="float" office:value="381400" calcext:value-type="float">
            <text:p>381400</text:p>
          </table:table-cell>
          <table:table-cell office:value-type="float" office:value="334504" calcext:value-type="float">
            <text:p>334504</text:p>
          </table:table-cell>
          <table:table-cell office:value-type="float" office:value="146208" calcext:value-type="float">
            <text:p>1462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104" calcext:value-type="float">
            <text:p>134104</text:p>
          </table:table-cell>
          <table:table-cell office:value-type="float" office:value="1959856" calcext:value-type="float">
            <text:p>1959856</text:p>
          </table:table-cell>
          <table:table-cell office:value-type="float" office:value="297344" calcext:value-type="float">
            <text:p>297344</text:p>
          </table:table-cell>
          <table:table-cell office:value-type="float" office:value="268904" calcext:value-type="float">
            <text:p>268904</text:p>
          </table:table-cell>
          <table:table-cell office:value-type="float" office:value="135264" calcext:value-type="float">
            <text:p>135264</text:p>
          </table:table-cell>
          <table:table-cell office:value-type="float" office:value="144880" calcext:value-type="float">
            <text:p>144880</text:p>
          </table:table-cell>
          <table:table-cell office:value-type="float" office:value="2578984" calcext:value-type="float">
            <text:p>2578984</text:p>
          </table:table-cell>
          <table:table-cell office:value-type="float" office:value="381400" calcext:value-type="float">
            <text:p>381400</text:p>
          </table:table-cell>
          <table:table-cell office:value-type="float" office:value="334512" calcext:value-type="float">
            <text:p>334512</text:p>
          </table:table-cell>
          <table:table-cell office:value-type="float" office:value="146216" calcext:value-type="float">
            <text:p>1462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112" calcext:value-type="float">
            <text:p>134112</text:p>
          </table:table-cell>
          <table:table-cell office:value-type="float" office:value="1959872" calcext:value-type="float">
            <text:p>1959872</text:p>
          </table:table-cell>
          <table:table-cell office:value-type="float" office:value="297368" calcext:value-type="float">
            <text:p>297368</text:p>
          </table:table-cell>
          <table:table-cell office:value-type="float" office:value="268952" calcext:value-type="float">
            <text:p>268952</text:p>
          </table:table-cell>
          <table:table-cell office:value-type="float" office:value="135296" calcext:value-type="float">
            <text:p>135296</text:p>
          </table:table-cell>
          <table:table-cell office:value-type="float" office:value="144904" calcext:value-type="float">
            <text:p>144904</text:p>
          </table:table-cell>
          <table:table-cell office:value-type="float" office:value="2579008" calcext:value-type="float">
            <text:p>2579008</text:p>
          </table:table-cell>
          <table:table-cell office:value-type="float" office:value="381400" calcext:value-type="float">
            <text:p>381400</text:p>
          </table:table-cell>
          <table:table-cell office:value-type="float" office:value="334512" calcext:value-type="float">
            <text:p>334512</text:p>
          </table:table-cell>
          <table:table-cell office:value-type="float" office:value="146264" calcext:value-type="float">
            <text:p>146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192" calcext:value-type="float">
            <text:p>134192</text:p>
          </table:table-cell>
          <table:table-cell office:value-type="float" office:value="1959896" calcext:value-type="float">
            <text:p>1959896</text:p>
          </table:table-cell>
          <table:table-cell office:value-type="float" office:value="297368" calcext:value-type="float">
            <text:p>297368</text:p>
          </table:table-cell>
          <table:table-cell office:value-type="float" office:value="268976" calcext:value-type="float">
            <text:p>268976</text:p>
          </table:table-cell>
          <table:table-cell office:value-type="float" office:value="135296" calcext:value-type="float">
            <text:p>135296</text:p>
          </table:table-cell>
          <table:table-cell office:value-type="float" office:value="144912" calcext:value-type="float">
            <text:p>144912</text:p>
          </table:table-cell>
          <table:table-cell office:value-type="float" office:value="2579024" calcext:value-type="float">
            <text:p>2579024</text:p>
          </table:table-cell>
          <table:table-cell office:value-type="float" office:value="381432" calcext:value-type="float">
            <text:p>381432</text:p>
          </table:table-cell>
          <table:table-cell office:value-type="float" office:value="334520" calcext:value-type="float">
            <text:p>334520</text:p>
          </table:table-cell>
          <table:table-cell office:value-type="float" office:value="146304" calcext:value-type="float">
            <text:p>1463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200" calcext:value-type="float">
            <text:p>134200</text:p>
          </table:table-cell>
          <table:table-cell office:value-type="float" office:value="1959896" calcext:value-type="float">
            <text:p>1959896</text:p>
          </table:table-cell>
          <table:table-cell office:value-type="float" office:value="297368" calcext:value-type="float">
            <text:p>297368</text:p>
          </table:table-cell>
          <table:table-cell office:value-type="float" office:value="269024" calcext:value-type="float">
            <text:p>269024</text:p>
          </table:table-cell>
          <table:table-cell office:value-type="float" office:value="135312" calcext:value-type="float">
            <text:p>135312</text:p>
          </table:table-cell>
          <table:table-cell office:value-type="float" office:value="144912" calcext:value-type="float">
            <text:p>144912</text:p>
          </table:table-cell>
          <table:table-cell office:value-type="float" office:value="2579024" calcext:value-type="float">
            <text:p>2579024</text:p>
          </table:table-cell>
          <table:table-cell office:value-type="float" office:value="381448" calcext:value-type="float">
            <text:p>381448</text:p>
          </table:table-cell>
          <table:table-cell office:value-type="float" office:value="334536" calcext:value-type="float">
            <text:p>334536</text:p>
          </table:table-cell>
          <table:table-cell office:value-type="float" office:value="146368" calcext:value-type="float">
            <text:p>1463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248" calcext:value-type="float">
            <text:p>134248</text:p>
          </table:table-cell>
          <table:table-cell office:value-type="float" office:value="1959920" calcext:value-type="float">
            <text:p>1959920</text:p>
          </table:table-cell>
          <table:table-cell office:value-type="float" office:value="297400" calcext:value-type="float">
            <text:p>297400</text:p>
          </table:table-cell>
          <table:table-cell office:value-type="float" office:value="269040" calcext:value-type="float">
            <text:p>269040</text:p>
          </table:table-cell>
          <table:table-cell office:value-type="float" office:value="135312" calcext:value-type="float">
            <text:p>135312</text:p>
          </table:table-cell>
          <table:table-cell office:value-type="float" office:value="144960" calcext:value-type="float">
            <text:p>144960</text:p>
          </table:table-cell>
          <table:table-cell office:value-type="float" office:value="2579040" calcext:value-type="float">
            <text:p>2579040</text:p>
          </table:table-cell>
          <table:table-cell office:value-type="float" office:value="381456" calcext:value-type="float">
            <text:p>381456</text:p>
          </table:table-cell>
          <table:table-cell office:value-type="float" office:value="334544" calcext:value-type="float">
            <text:p>334544</text:p>
          </table:table-cell>
          <table:table-cell office:value-type="float" office:value="146376" calcext:value-type="float">
            <text:p>1463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264" calcext:value-type="float">
            <text:p>134264</text:p>
          </table:table-cell>
          <table:table-cell office:value-type="float" office:value="1959968" calcext:value-type="float">
            <text:p>1959968</text:p>
          </table:table-cell>
          <table:table-cell office:value-type="float" office:value="297416" calcext:value-type="float">
            <text:p>297416</text:p>
          </table:table-cell>
          <table:table-cell office:value-type="float" office:value="269056" calcext:value-type="float">
            <text:p>269056</text:p>
          </table:table-cell>
          <table:table-cell office:value-type="float" office:value="135336" calcext:value-type="float">
            <text:p>135336</text:p>
          </table:table-cell>
          <table:table-cell office:value-type="float" office:value="144984" calcext:value-type="float">
            <text:p>144984</text:p>
          </table:table-cell>
          <table:table-cell office:value-type="float" office:value="2579056" calcext:value-type="float">
            <text:p>2579056</text:p>
          </table:table-cell>
          <table:table-cell office:value-type="float" office:value="381472" calcext:value-type="float">
            <text:p>381472</text:p>
          </table:table-cell>
          <table:table-cell office:value-type="float" office:value="334552" calcext:value-type="float">
            <text:p>334552</text:p>
          </table:table-cell>
          <table:table-cell office:value-type="float" office:value="146392" calcext:value-type="float">
            <text:p>1463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264" calcext:value-type="float">
            <text:p>134264</text:p>
          </table:table-cell>
          <table:table-cell office:value-type="float" office:value="1959984" calcext:value-type="float">
            <text:p>1959984</text:p>
          </table:table-cell>
          <table:table-cell office:value-type="float" office:value="297456" calcext:value-type="float">
            <text:p>297456</text:p>
          </table:table-cell>
          <table:table-cell office:value-type="float" office:value="269088" calcext:value-type="float">
            <text:p>269088</text:p>
          </table:table-cell>
          <table:table-cell office:value-type="float" office:value="135416" calcext:value-type="float">
            <text:p>135416</text:p>
          </table:table-cell>
          <table:table-cell office:value-type="float" office:value="145064" calcext:value-type="float">
            <text:p>145064</text:p>
          </table:table-cell>
          <table:table-cell office:value-type="float" office:value="2579072" calcext:value-type="float">
            <text:p>2579072</text:p>
          </table:table-cell>
          <table:table-cell office:value-type="float" office:value="381472" calcext:value-type="float">
            <text:p>381472</text:p>
          </table:table-cell>
          <table:table-cell office:value-type="float" office:value="334560" calcext:value-type="float">
            <text:p>334560</text:p>
          </table:table-cell>
          <table:table-cell office:value-type="float" office:value="146416" calcext:value-type="float">
            <text:p>1464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328" calcext:value-type="float">
            <text:p>134328</text:p>
          </table:table-cell>
          <table:table-cell office:value-type="float" office:value="1960016" calcext:value-type="float">
            <text:p>1960016</text:p>
          </table:table-cell>
          <table:table-cell office:value-type="float" office:value="297488" calcext:value-type="float">
            <text:p>297488</text:p>
          </table:table-cell>
          <table:table-cell office:value-type="float" office:value="269096" calcext:value-type="float">
            <text:p>269096</text:p>
          </table:table-cell>
          <table:table-cell office:value-type="float" office:value="135432" calcext:value-type="float">
            <text:p>135432</text:p>
          </table:table-cell>
          <table:table-cell office:value-type="float" office:value="145072" calcext:value-type="float">
            <text:p>145072</text:p>
          </table:table-cell>
          <table:table-cell office:value-type="float" office:value="2579080" calcext:value-type="float">
            <text:p>2579080</text:p>
          </table:table-cell>
          <table:table-cell office:value-type="float" office:value="381504" calcext:value-type="float">
            <text:p>381504</text:p>
          </table:table-cell>
          <table:table-cell office:value-type="float" office:value="334584" calcext:value-type="float">
            <text:p>334584</text:p>
          </table:table-cell>
          <table:table-cell office:value-type="float" office:value="146448" calcext:value-type="float">
            <text:p>1464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336" calcext:value-type="float">
            <text:p>134336</text:p>
          </table:table-cell>
          <table:table-cell office:value-type="float" office:value="1960048" calcext:value-type="float">
            <text:p>1960048</text:p>
          </table:table-cell>
          <table:table-cell office:value-type="float" office:value="297496" calcext:value-type="float">
            <text:p>297496</text:p>
          </table:table-cell>
          <table:table-cell office:value-type="float" office:value="269096" calcext:value-type="float">
            <text:p>269096</text:p>
          </table:table-cell>
          <table:table-cell office:value-type="float" office:value="135440" calcext:value-type="float">
            <text:p>135440</text:p>
          </table:table-cell>
          <table:table-cell office:value-type="float" office:value="145072" calcext:value-type="float">
            <text:p>145072</text:p>
          </table:table-cell>
          <table:table-cell office:value-type="float" office:value="2579096" calcext:value-type="float">
            <text:p>2579096</text:p>
          </table:table-cell>
          <table:table-cell office:value-type="float" office:value="381520" calcext:value-type="float">
            <text:p>381520</text:p>
          </table:table-cell>
          <table:table-cell office:value-type="float" office:value="334592" calcext:value-type="float">
            <text:p>334592</text:p>
          </table:table-cell>
          <table:table-cell office:value-type="float" office:value="146448" calcext:value-type="float">
            <text:p>1464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416" calcext:value-type="float">
            <text:p>134416</text:p>
          </table:table-cell>
          <table:table-cell office:value-type="float" office:value="1960072" calcext:value-type="float">
            <text:p>1960072</text:p>
          </table:table-cell>
          <table:table-cell office:value-type="float" office:value="297520" calcext:value-type="float">
            <text:p>297520</text:p>
          </table:table-cell>
          <table:table-cell office:value-type="float" office:value="269136" calcext:value-type="float">
            <text:p>269136</text:p>
          </table:table-cell>
          <table:table-cell office:value-type="float" office:value="135448" calcext:value-type="float">
            <text:p>135448</text:p>
          </table:table-cell>
          <table:table-cell office:value-type="float" office:value="145096" calcext:value-type="float">
            <text:p>145096</text:p>
          </table:table-cell>
          <table:table-cell office:value-type="float" office:value="2579120" calcext:value-type="float">
            <text:p>2579120</text:p>
          </table:table-cell>
          <table:table-cell office:value-type="float" office:value="381520" calcext:value-type="float">
            <text:p>381520</text:p>
          </table:table-cell>
          <table:table-cell office:value-type="float" office:value="334600" calcext:value-type="float">
            <text:p>334600</text:p>
          </table:table-cell>
          <table:table-cell office:value-type="float" office:value="146480" calcext:value-type="float">
            <text:p>1464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496" calcext:value-type="float">
            <text:p>134496</text:p>
          </table:table-cell>
          <table:table-cell office:value-type="float" office:value="1960072" calcext:value-type="float">
            <text:p>1960072</text:p>
          </table:table-cell>
          <table:table-cell office:value-type="float" office:value="297528" calcext:value-type="float">
            <text:p>297528</text:p>
          </table:table-cell>
          <table:table-cell office:value-type="float" office:value="269176" calcext:value-type="float">
            <text:p>269176</text:p>
          </table:table-cell>
          <table:table-cell office:value-type="float" office:value="135472" calcext:value-type="float">
            <text:p>135472</text:p>
          </table:table-cell>
          <table:table-cell office:value-type="float" office:value="145144" calcext:value-type="float">
            <text:p>145144</text:p>
          </table:table-cell>
          <table:table-cell office:value-type="float" office:value="2579128" calcext:value-type="float">
            <text:p>2579128</text:p>
          </table:table-cell>
          <table:table-cell office:value-type="float" office:value="381544" calcext:value-type="float">
            <text:p>381544</text:p>
          </table:table-cell>
          <table:table-cell office:value-type="float" office:value="334632" calcext:value-type="float">
            <text:p>334632</text:p>
          </table:table-cell>
          <table:table-cell office:value-type="float" office:value="146512" calcext:value-type="float">
            <text:p>1465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544" calcext:value-type="float">
            <text:p>134544</text:p>
          </table:table-cell>
          <table:table-cell office:value-type="float" office:value="1960088" calcext:value-type="float">
            <text:p>1960088</text:p>
          </table:table-cell>
          <table:table-cell office:value-type="float" office:value="297528" calcext:value-type="float">
            <text:p>297528</text:p>
          </table:table-cell>
          <table:table-cell office:value-type="float" office:value="269176" calcext:value-type="float">
            <text:p>269176</text:p>
          </table:table-cell>
          <table:table-cell office:value-type="float" office:value="135488" calcext:value-type="float">
            <text:p>135488</text:p>
          </table:table-cell>
          <table:table-cell office:value-type="float" office:value="145160" calcext:value-type="float">
            <text:p>145160</text:p>
          </table:table-cell>
          <table:table-cell office:value-type="float" office:value="2579136" calcext:value-type="float">
            <text:p>2579136</text:p>
          </table:table-cell>
          <table:table-cell office:value-type="float" office:value="381568" calcext:value-type="float">
            <text:p>381568</text:p>
          </table:table-cell>
          <table:table-cell office:value-type="float" office:value="334640" calcext:value-type="float">
            <text:p>334640</text:p>
          </table:table-cell>
          <table:table-cell office:value-type="float" office:value="146528" calcext:value-type="float">
            <text:p>1465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584" calcext:value-type="float">
            <text:p>134584</text:p>
          </table:table-cell>
          <table:table-cell office:value-type="float" office:value="1960096" calcext:value-type="float">
            <text:p>1960096</text:p>
          </table:table-cell>
          <table:table-cell office:value-type="float" office:value="297536" calcext:value-type="float">
            <text:p>297536</text:p>
          </table:table-cell>
          <table:table-cell office:value-type="float" office:value="269256" calcext:value-type="float">
            <text:p>269256</text:p>
          </table:table-cell>
          <table:table-cell office:value-type="float" office:value="135512" calcext:value-type="float">
            <text:p>135512</text:p>
          </table:table-cell>
          <table:table-cell office:value-type="float" office:value="145160" calcext:value-type="float">
            <text:p>145160</text:p>
          </table:table-cell>
          <table:table-cell office:value-type="float" office:value="2579144" calcext:value-type="float">
            <text:p>2579144</text:p>
          </table:table-cell>
          <table:table-cell office:value-type="float" office:value="381576" calcext:value-type="float">
            <text:p>381576</text:p>
          </table:table-cell>
          <table:table-cell office:value-type="float" office:value="334640" calcext:value-type="float">
            <text:p>334640</text:p>
          </table:table-cell>
          <table:table-cell office:value-type="float" office:value="146600" calcext:value-type="float">
            <text:p>1466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600" calcext:value-type="float">
            <text:p>134600</text:p>
          </table:table-cell>
          <table:table-cell office:value-type="float" office:value="1960096" calcext:value-type="float">
            <text:p>1960096</text:p>
          </table:table-cell>
          <table:table-cell office:value-type="float" office:value="297536" calcext:value-type="float">
            <text:p>297536</text:p>
          </table:table-cell>
          <table:table-cell office:value-type="float" office:value="269264" calcext:value-type="float">
            <text:p>269264</text:p>
          </table:table-cell>
          <table:table-cell office:value-type="float" office:value="135528" calcext:value-type="float">
            <text:p>135528</text:p>
          </table:table-cell>
          <table:table-cell office:value-type="float" office:value="145192" calcext:value-type="float">
            <text:p>145192</text:p>
          </table:table-cell>
          <table:table-cell office:value-type="float" office:value="2579152" calcext:value-type="float">
            <text:p>2579152</text:p>
          </table:table-cell>
          <table:table-cell office:value-type="float" office:value="381576" calcext:value-type="float">
            <text:p>381576</text:p>
          </table:table-cell>
          <table:table-cell office:value-type="float" office:value="334640" calcext:value-type="float">
            <text:p>334640</text:p>
          </table:table-cell>
          <table:table-cell office:value-type="float" office:value="146632" calcext:value-type="float">
            <text:p>1466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616" calcext:value-type="float">
            <text:p>134616</text:p>
          </table:table-cell>
          <table:table-cell office:value-type="float" office:value="1960104" calcext:value-type="float">
            <text:p>1960104</text:p>
          </table:table-cell>
          <table:table-cell office:value-type="float" office:value="297536" calcext:value-type="float">
            <text:p>297536</text:p>
          </table:table-cell>
          <table:table-cell office:value-type="float" office:value="269280" calcext:value-type="float">
            <text:p>269280</text:p>
          </table:table-cell>
          <table:table-cell office:value-type="float" office:value="135544" calcext:value-type="float">
            <text:p>135544</text:p>
          </table:table-cell>
          <table:table-cell office:value-type="float" office:value="145192" calcext:value-type="float">
            <text:p>145192</text:p>
          </table:table-cell>
          <table:table-cell office:value-type="float" office:value="2579152" calcext:value-type="float">
            <text:p>2579152</text:p>
          </table:table-cell>
          <table:table-cell office:value-type="float" office:value="381600" calcext:value-type="float">
            <text:p>381600</text:p>
          </table:table-cell>
          <table:table-cell office:value-type="float" office:value="334664" calcext:value-type="float">
            <text:p>334664</text:p>
          </table:table-cell>
          <table:table-cell office:value-type="float" office:value="146680" calcext:value-type="float">
            <text:p>146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632" calcext:value-type="float">
            <text:p>134632</text:p>
          </table:table-cell>
          <table:table-cell office:value-type="float" office:value="1960112" calcext:value-type="float">
            <text:p>1960112</text:p>
          </table:table-cell>
          <table:table-cell office:value-type="float" office:value="297552" calcext:value-type="float">
            <text:p>297552</text:p>
          </table:table-cell>
          <table:table-cell office:value-type="float" office:value="269296" calcext:value-type="float">
            <text:p>269296</text:p>
          </table:table-cell>
          <table:table-cell office:value-type="float" office:value="135560" calcext:value-type="float">
            <text:p>135560</text:p>
          </table:table-cell>
          <table:table-cell office:value-type="float" office:value="145208" calcext:value-type="float">
            <text:p>145208</text:p>
          </table:table-cell>
          <table:table-cell office:value-type="float" office:value="2579152" calcext:value-type="float">
            <text:p>2579152</text:p>
          </table:table-cell>
          <table:table-cell office:value-type="float" office:value="381624" calcext:value-type="float">
            <text:p>381624</text:p>
          </table:table-cell>
          <table:table-cell office:value-type="float" office:value="334680" calcext:value-type="float">
            <text:p>334680</text:p>
          </table:table-cell>
          <table:table-cell office:value-type="float" office:value="146680" calcext:value-type="float">
            <text:p>146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632" calcext:value-type="float">
            <text:p>134632</text:p>
          </table:table-cell>
          <table:table-cell office:value-type="float" office:value="1960120" calcext:value-type="float">
            <text:p>1960120</text:p>
          </table:table-cell>
          <table:table-cell office:value-type="float" office:value="297560" calcext:value-type="float">
            <text:p>297560</text:p>
          </table:table-cell>
          <table:table-cell office:value-type="float" office:value="269304" calcext:value-type="float">
            <text:p>269304</text:p>
          </table:table-cell>
          <table:table-cell office:value-type="float" office:value="135616" calcext:value-type="float">
            <text:p>135616</text:p>
          </table:table-cell>
          <table:table-cell office:value-type="float" office:value="145208" calcext:value-type="float">
            <text:p>145208</text:p>
          </table:table-cell>
          <table:table-cell office:value-type="float" office:value="2579168" calcext:value-type="float">
            <text:p>2579168</text:p>
          </table:table-cell>
          <table:table-cell office:value-type="float" office:value="381632" calcext:value-type="float">
            <text:p>381632</text:p>
          </table:table-cell>
          <table:table-cell office:value-type="float" office:value="334688" calcext:value-type="float">
            <text:p>334688</text:p>
          </table:table-cell>
          <table:table-cell office:value-type="float" office:value="146720" calcext:value-type="float">
            <text:p>1467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656" calcext:value-type="float">
            <text:p>134656</text:p>
          </table:table-cell>
          <table:table-cell office:value-type="float" office:value="1960128" calcext:value-type="float">
            <text:p>1960128</text:p>
          </table:table-cell>
          <table:table-cell office:value-type="float" office:value="297560" calcext:value-type="float">
            <text:p>297560</text:p>
          </table:table-cell>
          <table:table-cell office:value-type="float" office:value="269312" calcext:value-type="float">
            <text:p>269312</text:p>
          </table:table-cell>
          <table:table-cell office:value-type="float" office:value="135632" calcext:value-type="float">
            <text:p>135632</text:p>
          </table:table-cell>
          <table:table-cell office:value-type="float" office:value="145216" calcext:value-type="float">
            <text:p>145216</text:p>
          </table:table-cell>
          <table:table-cell office:value-type="float" office:value="2579176" calcext:value-type="float">
            <text:p>2579176</text:p>
          </table:table-cell>
          <table:table-cell office:value-type="float" office:value="381648" calcext:value-type="float">
            <text:p>381648</text:p>
          </table:table-cell>
          <table:table-cell office:value-type="float" office:value="334696" calcext:value-type="float">
            <text:p>334696</text:p>
          </table:table-cell>
          <table:table-cell office:value-type="float" office:value="146752" calcext:value-type="float">
            <text:p>1467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720" calcext:value-type="float">
            <text:p>134720</text:p>
          </table:table-cell>
          <table:table-cell office:value-type="float" office:value="1960128" calcext:value-type="float">
            <text:p>1960128</text:p>
          </table:table-cell>
          <table:table-cell office:value-type="float" office:value="297576" calcext:value-type="float">
            <text:p>297576</text:p>
          </table:table-cell>
          <table:table-cell office:value-type="float" office:value="269352" calcext:value-type="float">
            <text:p>269352</text:p>
          </table:table-cell>
          <table:table-cell office:value-type="float" office:value="135640" calcext:value-type="float">
            <text:p>135640</text:p>
          </table:table-cell>
          <table:table-cell office:value-type="float" office:value="145224" calcext:value-type="float">
            <text:p>145224</text:p>
          </table:table-cell>
          <table:table-cell office:value-type="float" office:value="2579200" calcext:value-type="float">
            <text:p>2579200</text:p>
          </table:table-cell>
          <table:table-cell office:value-type="float" office:value="381688" calcext:value-type="float">
            <text:p>381688</text:p>
          </table:table-cell>
          <table:table-cell office:value-type="float" office:value="334704" calcext:value-type="float">
            <text:p>334704</text:p>
          </table:table-cell>
          <table:table-cell office:value-type="float" office:value="146760" calcext:value-type="float">
            <text:p>1467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720" calcext:value-type="float">
            <text:p>134720</text:p>
          </table:table-cell>
          <table:table-cell office:value-type="float" office:value="1960136" calcext:value-type="float">
            <text:p>1960136</text:p>
          </table:table-cell>
          <table:table-cell office:value-type="float" office:value="297592" calcext:value-type="float">
            <text:p>297592</text:p>
          </table:table-cell>
          <table:table-cell office:value-type="float" office:value="269352" calcext:value-type="float">
            <text:p>269352</text:p>
          </table:table-cell>
          <table:table-cell office:value-type="float" office:value="135648" calcext:value-type="float">
            <text:p>135648</text:p>
          </table:table-cell>
          <table:table-cell office:value-type="float" office:value="145248" calcext:value-type="float">
            <text:p>145248</text:p>
          </table:table-cell>
          <table:table-cell office:value-type="float" office:value="2579208" calcext:value-type="float">
            <text:p>2579208</text:p>
          </table:table-cell>
          <table:table-cell office:value-type="float" office:value="381696" calcext:value-type="float">
            <text:p>381696</text:p>
          </table:table-cell>
          <table:table-cell office:value-type="float" office:value="334736" calcext:value-type="float">
            <text:p>334736</text:p>
          </table:table-cell>
          <table:table-cell office:value-type="float" office:value="146776" calcext:value-type="float">
            <text:p>1467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728" calcext:value-type="float">
            <text:p>134728</text:p>
          </table:table-cell>
          <table:table-cell office:value-type="float" office:value="1960152" calcext:value-type="float">
            <text:p>1960152</text:p>
          </table:table-cell>
          <table:table-cell office:value-type="float" office:value="297600" calcext:value-type="float">
            <text:p>297600</text:p>
          </table:table-cell>
          <table:table-cell office:value-type="float" office:value="269368" calcext:value-type="float">
            <text:p>269368</text:p>
          </table:table-cell>
          <table:table-cell office:value-type="float" office:value="135704" calcext:value-type="float">
            <text:p>135704</text:p>
          </table:table-cell>
          <table:table-cell office:value-type="float" office:value="145256" calcext:value-type="float">
            <text:p>145256</text:p>
          </table:table-cell>
          <table:table-cell office:value-type="float" office:value="2579216" calcext:value-type="float">
            <text:p>2579216</text:p>
          </table:table-cell>
          <table:table-cell office:value-type="float" office:value="381720" calcext:value-type="float">
            <text:p>381720</text:p>
          </table:table-cell>
          <table:table-cell office:value-type="float" office:value="334744" calcext:value-type="float">
            <text:p>334744</text:p>
          </table:table-cell>
          <table:table-cell office:value-type="float" office:value="146776" calcext:value-type="float">
            <text:p>1467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752" calcext:value-type="float">
            <text:p>134752</text:p>
          </table:table-cell>
          <table:table-cell office:value-type="float" office:value="1960152" calcext:value-type="float">
            <text:p>1960152</text:p>
          </table:table-cell>
          <table:table-cell office:value-type="float" office:value="297608" calcext:value-type="float">
            <text:p>297608</text:p>
          </table:table-cell>
          <table:table-cell office:value-type="float" office:value="269384" calcext:value-type="float">
            <text:p>269384</text:p>
          </table:table-cell>
          <table:table-cell office:value-type="float" office:value="135712" calcext:value-type="float">
            <text:p>135712</text:p>
          </table:table-cell>
          <table:table-cell office:value-type="float" office:value="145272" calcext:value-type="float">
            <text:p>145272</text:p>
          </table:table-cell>
          <table:table-cell office:value-type="float" office:value="2579216" calcext:value-type="float">
            <text:p>2579216</text:p>
          </table:table-cell>
          <table:table-cell office:value-type="float" office:value="381744" calcext:value-type="float">
            <text:p>381744</text:p>
          </table:table-cell>
          <table:table-cell office:value-type="float" office:value="334768" calcext:value-type="float">
            <text:p>334768</text:p>
          </table:table-cell>
          <table:table-cell office:value-type="float" office:value="146928" calcext:value-type="float">
            <text:p>1469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792" calcext:value-type="float">
            <text:p>134792</text:p>
          </table:table-cell>
          <table:table-cell office:value-type="float" office:value="1960184" calcext:value-type="float">
            <text:p>1960184</text:p>
          </table:table-cell>
          <table:table-cell office:value-type="float" office:value="297632" calcext:value-type="float">
            <text:p>297632</text:p>
          </table:table-cell>
          <table:table-cell office:value-type="float" office:value="269384" calcext:value-type="float">
            <text:p>269384</text:p>
          </table:table-cell>
          <table:table-cell office:value-type="float" office:value="135744" calcext:value-type="float">
            <text:p>135744</text:p>
          </table:table-cell>
          <table:table-cell office:value-type="float" office:value="145304" calcext:value-type="float">
            <text:p>145304</text:p>
          </table:table-cell>
          <table:table-cell office:value-type="float" office:value="2579216" calcext:value-type="float">
            <text:p>2579216</text:p>
          </table:table-cell>
          <table:table-cell office:value-type="float" office:value="381760" calcext:value-type="float">
            <text:p>381760</text:p>
          </table:table-cell>
          <table:table-cell office:value-type="float" office:value="334768" calcext:value-type="float">
            <text:p>334768</text:p>
          </table:table-cell>
          <table:table-cell office:value-type="float" office:value="146928" calcext:value-type="float">
            <text:p>1469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832" calcext:value-type="float">
            <text:p>134832</text:p>
          </table:table-cell>
          <table:table-cell office:value-type="float" office:value="1960184" calcext:value-type="float">
            <text:p>1960184</text:p>
          </table:table-cell>
          <table:table-cell office:value-type="float" office:value="297648" calcext:value-type="float">
            <text:p>297648</text:p>
          </table:table-cell>
          <table:table-cell office:value-type="float" office:value="269416" calcext:value-type="float">
            <text:p>269416</text:p>
          </table:table-cell>
          <table:table-cell office:value-type="float" office:value="135760" calcext:value-type="float">
            <text:p>135760</text:p>
          </table:table-cell>
          <table:table-cell office:value-type="float" office:value="145352" calcext:value-type="float">
            <text:p>145352</text:p>
          </table:table-cell>
          <table:table-cell office:value-type="float" office:value="2579216" calcext:value-type="float">
            <text:p>2579216</text:p>
          </table:table-cell>
          <table:table-cell office:value-type="float" office:value="381784" calcext:value-type="float">
            <text:p>381784</text:p>
          </table:table-cell>
          <table:table-cell office:value-type="float" office:value="334768" calcext:value-type="float">
            <text:p>334768</text:p>
          </table:table-cell>
          <table:table-cell office:value-type="float" office:value="146944" calcext:value-type="float">
            <text:p>1469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840" calcext:value-type="float">
            <text:p>134840</text:p>
          </table:table-cell>
          <table:table-cell office:value-type="float" office:value="1960184" calcext:value-type="float">
            <text:p>1960184</text:p>
          </table:table-cell>
          <table:table-cell office:value-type="float" office:value="297656" calcext:value-type="float">
            <text:p>297656</text:p>
          </table:table-cell>
          <table:table-cell office:value-type="float" office:value="269416" calcext:value-type="float">
            <text:p>269416</text:p>
          </table:table-cell>
          <table:table-cell office:value-type="float" office:value="135784" calcext:value-type="float">
            <text:p>135784</text:p>
          </table:table-cell>
          <table:table-cell office:value-type="float" office:value="145408" calcext:value-type="float">
            <text:p>145408</text:p>
          </table:table-cell>
          <table:table-cell office:value-type="float" office:value="2579224" calcext:value-type="float">
            <text:p>2579224</text:p>
          </table:table-cell>
          <table:table-cell office:value-type="float" office:value="381792" calcext:value-type="float">
            <text:p>381792</text:p>
          </table:table-cell>
          <table:table-cell office:value-type="float" office:value="334808" calcext:value-type="float">
            <text:p>334808</text:p>
          </table:table-cell>
          <table:table-cell office:value-type="float" office:value="147000" calcext:value-type="float">
            <text:p>147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848" calcext:value-type="float">
            <text:p>134848</text:p>
          </table:table-cell>
          <table:table-cell office:value-type="float" office:value="1960192" calcext:value-type="float">
            <text:p>1960192</text:p>
          </table:table-cell>
          <table:table-cell office:value-type="float" office:value="297656" calcext:value-type="float">
            <text:p>297656</text:p>
          </table:table-cell>
          <table:table-cell office:value-type="float" office:value="269440" calcext:value-type="float">
            <text:p>269440</text:p>
          </table:table-cell>
          <table:table-cell office:value-type="float" office:value="135808" calcext:value-type="float">
            <text:p>135808</text:p>
          </table:table-cell>
          <table:table-cell office:value-type="float" office:value="145432" calcext:value-type="float">
            <text:p>145432</text:p>
          </table:table-cell>
          <table:table-cell office:value-type="float" office:value="2579224" calcext:value-type="float">
            <text:p>2579224</text:p>
          </table:table-cell>
          <table:table-cell office:value-type="float" office:value="381800" calcext:value-type="float">
            <text:p>381800</text:p>
          </table:table-cell>
          <table:table-cell office:value-type="float" office:value="334816" calcext:value-type="float">
            <text:p>334816</text:p>
          </table:table-cell>
          <table:table-cell office:value-type="float" office:value="147016" calcext:value-type="float">
            <text:p>1470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888" calcext:value-type="float">
            <text:p>134888</text:p>
          </table:table-cell>
          <table:table-cell office:value-type="float" office:value="1960200" calcext:value-type="float">
            <text:p>1960200</text:p>
          </table:table-cell>
          <table:table-cell office:value-type="float" office:value="297672" calcext:value-type="float">
            <text:p>297672</text:p>
          </table:table-cell>
          <table:table-cell office:value-type="float" office:value="269448" calcext:value-type="float">
            <text:p>269448</text:p>
          </table:table-cell>
          <table:table-cell office:value-type="float" office:value="135888" calcext:value-type="float">
            <text:p>135888</text:p>
          </table:table-cell>
          <table:table-cell office:value-type="float" office:value="145448" calcext:value-type="float">
            <text:p>145448</text:p>
          </table:table-cell>
          <table:table-cell office:value-type="float" office:value="2579232" calcext:value-type="float">
            <text:p>2579232</text:p>
          </table:table-cell>
          <table:table-cell office:value-type="float" office:value="381816" calcext:value-type="float">
            <text:p>381816</text:p>
          </table:table-cell>
          <table:table-cell office:value-type="float" office:value="334816" calcext:value-type="float">
            <text:p>334816</text:p>
          </table:table-cell>
          <table:table-cell office:value-type="float" office:value="147056" calcext:value-type="float">
            <text:p>1470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896" calcext:value-type="float">
            <text:p>134896</text:p>
          </table:table-cell>
          <table:table-cell office:value-type="float" office:value="1960216" calcext:value-type="float">
            <text:p>1960216</text:p>
          </table:table-cell>
          <table:table-cell office:value-type="float" office:value="297672" calcext:value-type="float">
            <text:p>297672</text:p>
          </table:table-cell>
          <table:table-cell office:value-type="float" office:value="269456" calcext:value-type="float">
            <text:p>269456</text:p>
          </table:table-cell>
          <table:table-cell office:value-type="float" office:value="135920" calcext:value-type="float">
            <text:p>135920</text:p>
          </table:table-cell>
          <table:table-cell office:value-type="float" office:value="145480" calcext:value-type="float">
            <text:p>145480</text:p>
          </table:table-cell>
          <table:table-cell office:value-type="float" office:value="2579240" calcext:value-type="float">
            <text:p>2579240</text:p>
          </table:table-cell>
          <table:table-cell office:value-type="float" office:value="381824" calcext:value-type="float">
            <text:p>381824</text:p>
          </table:table-cell>
          <table:table-cell office:value-type="float" office:value="334824" calcext:value-type="float">
            <text:p>334824</text:p>
          </table:table-cell>
          <table:table-cell office:value-type="float" office:value="147080" calcext:value-type="float">
            <text:p>1470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928" calcext:value-type="float">
            <text:p>134928</text:p>
          </table:table-cell>
          <table:table-cell office:value-type="float" office:value="1960224" calcext:value-type="float">
            <text:p>1960224</text:p>
          </table:table-cell>
          <table:table-cell office:value-type="float" office:value="297680" calcext:value-type="float">
            <text:p>297680</text:p>
          </table:table-cell>
          <table:table-cell office:value-type="float" office:value="269480" calcext:value-type="float">
            <text:p>269480</text:p>
          </table:table-cell>
          <table:table-cell office:value-type="float" office:value="135920" calcext:value-type="float">
            <text:p>135920</text:p>
          </table:table-cell>
          <table:table-cell office:value-type="float" office:value="145528" calcext:value-type="float">
            <text:p>145528</text:p>
          </table:table-cell>
          <table:table-cell office:value-type="float" office:value="2579240" calcext:value-type="float">
            <text:p>2579240</text:p>
          </table:table-cell>
          <table:table-cell office:value-type="float" office:value="381832" calcext:value-type="float">
            <text:p>381832</text:p>
          </table:table-cell>
          <table:table-cell office:value-type="float" office:value="334840" calcext:value-type="float">
            <text:p>334840</text:p>
          </table:table-cell>
          <table:table-cell office:value-type="float" office:value="147088" calcext:value-type="float">
            <text:p>1470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4992" calcext:value-type="float">
            <text:p>134992</text:p>
          </table:table-cell>
          <table:table-cell office:value-type="float" office:value="1960232" calcext:value-type="float">
            <text:p>1960232</text:p>
          </table:table-cell>
          <table:table-cell office:value-type="float" office:value="297720" calcext:value-type="float">
            <text:p>297720</text:p>
          </table:table-cell>
          <table:table-cell office:value-type="float" office:value="269520" calcext:value-type="float">
            <text:p>269520</text:p>
          </table:table-cell>
          <table:table-cell office:value-type="float" office:value="135960" calcext:value-type="float">
            <text:p>135960</text:p>
          </table:table-cell>
          <table:table-cell office:value-type="float" office:value="145552" calcext:value-type="float">
            <text:p>145552</text:p>
          </table:table-cell>
          <table:table-cell office:value-type="float" office:value="2579248" calcext:value-type="float">
            <text:p>2579248</text:p>
          </table:table-cell>
          <table:table-cell office:value-type="float" office:value="381856" calcext:value-type="float">
            <text:p>381856</text:p>
          </table:table-cell>
          <table:table-cell office:value-type="float" office:value="334856" calcext:value-type="float">
            <text:p>334856</text:p>
          </table:table-cell>
          <table:table-cell office:value-type="float" office:value="147104" calcext:value-type="float">
            <text:p>1471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064" calcext:value-type="float">
            <text:p>135064</text:p>
          </table:table-cell>
          <table:table-cell office:value-type="float" office:value="1960248" calcext:value-type="float">
            <text:p>1960248</text:p>
          </table:table-cell>
          <table:table-cell office:value-type="float" office:value="297720" calcext:value-type="float">
            <text:p>297720</text:p>
          </table:table-cell>
          <table:table-cell office:value-type="float" office:value="269520" calcext:value-type="float">
            <text:p>269520</text:p>
          </table:table-cell>
          <table:table-cell office:value-type="float" office:value="135976" calcext:value-type="float">
            <text:p>135976</text:p>
          </table:table-cell>
          <table:table-cell office:value-type="float" office:value="145568" calcext:value-type="float">
            <text:p>145568</text:p>
          </table:table-cell>
          <table:table-cell office:value-type="float" office:value="2579248" calcext:value-type="float">
            <text:p>2579248</text:p>
          </table:table-cell>
          <table:table-cell office:value-type="float" office:value="381880" calcext:value-type="float">
            <text:p>381880</text:p>
          </table:table-cell>
          <table:table-cell office:value-type="float" office:value="334856" calcext:value-type="float">
            <text:p>334856</text:p>
          </table:table-cell>
          <table:table-cell office:value-type="float" office:value="147168" calcext:value-type="float">
            <text:p>1471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064" calcext:value-type="float">
            <text:p>135064</text:p>
          </table:table-cell>
          <table:table-cell office:value-type="float" office:value="1960280" calcext:value-type="float">
            <text:p>1960280</text:p>
          </table:table-cell>
          <table:table-cell office:value-type="float" office:value="297736" calcext:value-type="float">
            <text:p>297736</text:p>
          </table:table-cell>
          <table:table-cell office:value-type="float" office:value="269568" calcext:value-type="float">
            <text:p>269568</text:p>
          </table:table-cell>
          <table:table-cell office:value-type="float" office:value="135992" calcext:value-type="float">
            <text:p>135992</text:p>
          </table:table-cell>
          <table:table-cell office:value-type="float" office:value="145624" calcext:value-type="float">
            <text:p>145624</text:p>
          </table:table-cell>
          <table:table-cell office:value-type="float" office:value="2579248" calcext:value-type="float">
            <text:p>2579248</text:p>
          </table:table-cell>
          <table:table-cell office:value-type="float" office:value="381904" calcext:value-type="float">
            <text:p>381904</text:p>
          </table:table-cell>
          <table:table-cell office:value-type="float" office:value="334856" calcext:value-type="float">
            <text:p>334856</text:p>
          </table:table-cell>
          <table:table-cell office:value-type="float" office:value="147176" calcext:value-type="float">
            <text:p>1471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104" calcext:value-type="float">
            <text:p>135104</text:p>
          </table:table-cell>
          <table:table-cell office:value-type="float" office:value="1960280" calcext:value-type="float">
            <text:p>1960280</text:p>
          </table:table-cell>
          <table:table-cell office:value-type="float" office:value="297744" calcext:value-type="float">
            <text:p>297744</text:p>
          </table:table-cell>
          <table:table-cell office:value-type="float" office:value="269576" calcext:value-type="float">
            <text:p>269576</text:p>
          </table:table-cell>
          <table:table-cell office:value-type="float" office:value="136000" calcext:value-type="float">
            <text:p>136000</text:p>
          </table:table-cell>
          <table:table-cell office:value-type="float" office:value="145632" calcext:value-type="float">
            <text:p>145632</text:p>
          </table:table-cell>
          <table:table-cell office:value-type="float" office:value="2579248" calcext:value-type="float">
            <text:p>2579248</text:p>
          </table:table-cell>
          <table:table-cell office:value-type="float" office:value="381920" calcext:value-type="float">
            <text:p>381920</text:p>
          </table:table-cell>
          <table:table-cell office:value-type="float" office:value="334856" calcext:value-type="float">
            <text:p>334856</text:p>
          </table:table-cell>
          <table:table-cell office:value-type="float" office:value="147208" calcext:value-type="float">
            <text:p>1472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160" calcext:value-type="float">
            <text:p>135160</text:p>
          </table:table-cell>
          <table:table-cell office:value-type="float" office:value="1960296" calcext:value-type="float">
            <text:p>1960296</text:p>
          </table:table-cell>
          <table:table-cell office:value-type="float" office:value="297768" calcext:value-type="float">
            <text:p>297768</text:p>
          </table:table-cell>
          <table:table-cell office:value-type="float" office:value="269648" calcext:value-type="float">
            <text:p>269648</text:p>
          </table:table-cell>
          <table:table-cell office:value-type="float" office:value="136032" calcext:value-type="float">
            <text:p>136032</text:p>
          </table:table-cell>
          <table:table-cell office:value-type="float" office:value="145632" calcext:value-type="float">
            <text:p>145632</text:p>
          </table:table-cell>
          <table:table-cell office:value-type="float" office:value="2579264" calcext:value-type="float">
            <text:p>2579264</text:p>
          </table:table-cell>
          <table:table-cell office:value-type="float" office:value="381928" calcext:value-type="float">
            <text:p>381928</text:p>
          </table:table-cell>
          <table:table-cell office:value-type="float" office:value="334856" calcext:value-type="float">
            <text:p>334856</text:p>
          </table:table-cell>
          <table:table-cell office:value-type="float" office:value="147208" calcext:value-type="float">
            <text:p>1472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176" calcext:value-type="float">
            <text:p>135176</text:p>
          </table:table-cell>
          <table:table-cell office:value-type="float" office:value="1960312" calcext:value-type="float">
            <text:p>1960312</text:p>
          </table:table-cell>
          <table:table-cell office:value-type="float" office:value="297768" calcext:value-type="float">
            <text:p>297768</text:p>
          </table:table-cell>
          <table:table-cell office:value-type="float" office:value="269664" calcext:value-type="float">
            <text:p>269664</text:p>
          </table:table-cell>
          <table:table-cell office:value-type="float" office:value="136056" calcext:value-type="float">
            <text:p>136056</text:p>
          </table:table-cell>
          <table:table-cell office:value-type="float" office:value="145640" calcext:value-type="float">
            <text:p>145640</text:p>
          </table:table-cell>
          <table:table-cell office:value-type="float" office:value="2579272" calcext:value-type="float">
            <text:p>2579272</text:p>
          </table:table-cell>
          <table:table-cell office:value-type="float" office:value="381928" calcext:value-type="float">
            <text:p>381928</text:p>
          </table:table-cell>
          <table:table-cell office:value-type="float" office:value="334888" calcext:value-type="float">
            <text:p>334888</text:p>
          </table:table-cell>
          <table:table-cell office:value-type="float" office:value="147304" calcext:value-type="float">
            <text:p>1473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256" calcext:value-type="float">
            <text:p>135256</text:p>
          </table:table-cell>
          <table:table-cell office:value-type="float" office:value="1960352" calcext:value-type="float">
            <text:p>1960352</text:p>
          </table:table-cell>
          <table:table-cell office:value-type="float" office:value="297784" calcext:value-type="float">
            <text:p>297784</text:p>
          </table:table-cell>
          <table:table-cell office:value-type="float" office:value="269752" calcext:value-type="float">
            <text:p>269752</text:p>
          </table:table-cell>
          <table:table-cell office:value-type="float" office:value="136096" calcext:value-type="float">
            <text:p>136096</text:p>
          </table:table-cell>
          <table:table-cell office:value-type="float" office:value="145704" calcext:value-type="float">
            <text:p>145704</text:p>
          </table:table-cell>
          <table:table-cell office:value-type="float" office:value="2579296" calcext:value-type="float">
            <text:p>2579296</text:p>
          </table:table-cell>
          <table:table-cell office:value-type="float" office:value="381976" calcext:value-type="float">
            <text:p>381976</text:p>
          </table:table-cell>
          <table:table-cell office:value-type="float" office:value="334920" calcext:value-type="float">
            <text:p>334920</text:p>
          </table:table-cell>
          <table:table-cell office:value-type="float" office:value="147312" calcext:value-type="float">
            <text:p>1473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312" calcext:value-type="float">
            <text:p>135312</text:p>
          </table:table-cell>
          <table:table-cell office:value-type="float" office:value="1960352" calcext:value-type="float">
            <text:p>1960352</text:p>
          </table:table-cell>
          <table:table-cell office:value-type="float" office:value="297792" calcext:value-type="float">
            <text:p>297792</text:p>
          </table:table-cell>
          <table:table-cell office:value-type="float" office:value="269760" calcext:value-type="float">
            <text:p>269760</text:p>
          </table:table-cell>
          <table:table-cell office:value-type="float" office:value="136104" calcext:value-type="float">
            <text:p>136104</text:p>
          </table:table-cell>
          <table:table-cell office:value-type="float" office:value="145728" calcext:value-type="float">
            <text:p>145728</text:p>
          </table:table-cell>
          <table:table-cell office:value-type="float" office:value="2579344" calcext:value-type="float">
            <text:p>2579344</text:p>
          </table:table-cell>
          <table:table-cell office:value-type="float" office:value="381992" calcext:value-type="float">
            <text:p>381992</text:p>
          </table:table-cell>
          <table:table-cell office:value-type="float" office:value="334928" calcext:value-type="float">
            <text:p>334928</text:p>
          </table:table-cell>
          <table:table-cell office:value-type="float" office:value="147320" calcext:value-type="float">
            <text:p>1473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312" calcext:value-type="float">
            <text:p>135312</text:p>
          </table:table-cell>
          <table:table-cell office:value-type="float" office:value="1960360" calcext:value-type="float">
            <text:p>1960360</text:p>
          </table:table-cell>
          <table:table-cell office:value-type="float" office:value="297832" calcext:value-type="float">
            <text:p>297832</text:p>
          </table:table-cell>
          <table:table-cell office:value-type="float" office:value="269816" calcext:value-type="float">
            <text:p>269816</text:p>
          </table:table-cell>
          <table:table-cell office:value-type="float" office:value="136144" calcext:value-type="float">
            <text:p>136144</text:p>
          </table:table-cell>
          <table:table-cell office:value-type="float" office:value="145768" calcext:value-type="float">
            <text:p>145768</text:p>
          </table:table-cell>
          <table:table-cell office:value-type="float" office:value="2579360" calcext:value-type="float">
            <text:p>2579360</text:p>
          </table:table-cell>
          <table:table-cell office:value-type="float" office:value="382000" calcext:value-type="float">
            <text:p>382000</text:p>
          </table:table-cell>
          <table:table-cell office:value-type="float" office:value="334952" calcext:value-type="float">
            <text:p>334952</text:p>
          </table:table-cell>
          <table:table-cell office:value-type="float" office:value="147360" calcext:value-type="float">
            <text:p>1473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360" calcext:value-type="float">
            <text:p>135360</text:p>
          </table:table-cell>
          <table:table-cell office:value-type="float" office:value="1960456" calcext:value-type="float">
            <text:p>1960456</text:p>
          </table:table-cell>
          <table:table-cell office:value-type="float" office:value="297840" calcext:value-type="float">
            <text:p>297840</text:p>
          </table:table-cell>
          <table:table-cell office:value-type="float" office:value="269856" calcext:value-type="float">
            <text:p>269856</text:p>
          </table:table-cell>
          <table:table-cell office:value-type="float" office:value="136152" calcext:value-type="float">
            <text:p>136152</text:p>
          </table:table-cell>
          <table:table-cell office:value-type="float" office:value="145816" calcext:value-type="float">
            <text:p>145816</text:p>
          </table:table-cell>
          <table:table-cell office:value-type="float" office:value="2579400" calcext:value-type="float">
            <text:p>2579400</text:p>
          </table:table-cell>
          <table:table-cell office:value-type="float" office:value="382032" calcext:value-type="float">
            <text:p>382032</text:p>
          </table:table-cell>
          <table:table-cell office:value-type="float" office:value="334960" calcext:value-type="float">
            <text:p>334960</text:p>
          </table:table-cell>
          <table:table-cell office:value-type="float" office:value="147376" calcext:value-type="float">
            <text:p>1473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432" calcext:value-type="float">
            <text:p>135432</text:p>
          </table:table-cell>
          <table:table-cell office:value-type="float" office:value="1960472" calcext:value-type="float">
            <text:p>1960472</text:p>
          </table:table-cell>
          <table:table-cell office:value-type="float" office:value="297840" calcext:value-type="float">
            <text:p>297840</text:p>
          </table:table-cell>
          <table:table-cell office:value-type="float" office:value="269864" calcext:value-type="float">
            <text:p>269864</text:p>
          </table:table-cell>
          <table:table-cell office:value-type="float" office:value="136152" calcext:value-type="float">
            <text:p>136152</text:p>
          </table:table-cell>
          <table:table-cell office:value-type="float" office:value="145920" calcext:value-type="float">
            <text:p>145920</text:p>
          </table:table-cell>
          <table:table-cell office:value-type="float" office:value="2579416" calcext:value-type="float">
            <text:p>2579416</text:p>
          </table:table-cell>
          <table:table-cell office:value-type="float" office:value="382056" calcext:value-type="float">
            <text:p>382056</text:p>
          </table:table-cell>
          <table:table-cell office:value-type="float" office:value="334976" calcext:value-type="float">
            <text:p>334976</text:p>
          </table:table-cell>
          <table:table-cell office:value-type="float" office:value="147440" calcext:value-type="float">
            <text:p>1474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440" calcext:value-type="float">
            <text:p>135440</text:p>
          </table:table-cell>
          <table:table-cell office:value-type="float" office:value="1960496" calcext:value-type="float">
            <text:p>1960496</text:p>
          </table:table-cell>
          <table:table-cell office:value-type="float" office:value="297840" calcext:value-type="float">
            <text:p>297840</text:p>
          </table:table-cell>
          <table:table-cell office:value-type="float" office:value="269872" calcext:value-type="float">
            <text:p>269872</text:p>
          </table:table-cell>
          <table:table-cell office:value-type="float" office:value="136168" calcext:value-type="float">
            <text:p>136168</text:p>
          </table:table-cell>
          <table:table-cell office:value-type="float" office:value="145928" calcext:value-type="float">
            <text:p>145928</text:p>
          </table:table-cell>
          <table:table-cell office:value-type="float" office:value="2579432" calcext:value-type="float">
            <text:p>2579432</text:p>
          </table:table-cell>
          <table:table-cell office:value-type="float" office:value="382064" calcext:value-type="float">
            <text:p>382064</text:p>
          </table:table-cell>
          <table:table-cell office:value-type="float" office:value="335008" calcext:value-type="float">
            <text:p>335008</text:p>
          </table:table-cell>
          <table:table-cell office:value-type="float" office:value="147448" calcext:value-type="float">
            <text:p>1474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448" calcext:value-type="float">
            <text:p>135448</text:p>
          </table:table-cell>
          <table:table-cell office:value-type="float" office:value="1960496" calcext:value-type="float">
            <text:p>1960496</text:p>
          </table:table-cell>
          <table:table-cell office:value-type="float" office:value="297864" calcext:value-type="float">
            <text:p>297864</text:p>
          </table:table-cell>
          <table:table-cell office:value-type="float" office:value="269960" calcext:value-type="float">
            <text:p>269960</text:p>
          </table:table-cell>
          <table:table-cell office:value-type="float" office:value="136176" calcext:value-type="float">
            <text:p>136176</text:p>
          </table:table-cell>
          <table:table-cell office:value-type="float" office:value="145944" calcext:value-type="float">
            <text:p>145944</text:p>
          </table:table-cell>
          <table:table-cell office:value-type="float" office:value="2579432" calcext:value-type="float">
            <text:p>2579432</text:p>
          </table:table-cell>
          <table:table-cell office:value-type="float" office:value="382072" calcext:value-type="float">
            <text:p>382072</text:p>
          </table:table-cell>
          <table:table-cell office:value-type="float" office:value="335032" calcext:value-type="float">
            <text:p>335032</text:p>
          </table:table-cell>
          <table:table-cell office:value-type="float" office:value="147456" calcext:value-type="float">
            <text:p>1474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464" calcext:value-type="float">
            <text:p>135464</text:p>
          </table:table-cell>
          <table:table-cell office:value-type="float" office:value="1960640" calcext:value-type="float">
            <text:p>1960640</text:p>
          </table:table-cell>
          <table:table-cell office:value-type="float" office:value="297864" calcext:value-type="float">
            <text:p>297864</text:p>
          </table:table-cell>
          <table:table-cell office:value-type="float" office:value="269968" calcext:value-type="float">
            <text:p>269968</text:p>
          </table:table-cell>
          <table:table-cell office:value-type="float" office:value="136192" calcext:value-type="float">
            <text:p>136192</text:p>
          </table:table-cell>
          <table:table-cell office:value-type="float" office:value="145984" calcext:value-type="float">
            <text:p>145984</text:p>
          </table:table-cell>
          <table:table-cell office:value-type="float" office:value="2579440" calcext:value-type="float">
            <text:p>2579440</text:p>
          </table:table-cell>
          <table:table-cell office:value-type="float" office:value="382072" calcext:value-type="float">
            <text:p>382072</text:p>
          </table:table-cell>
          <table:table-cell office:value-type="float" office:value="335048" calcext:value-type="float">
            <text:p>335048</text:p>
          </table:table-cell>
          <table:table-cell office:value-type="float" office:value="147472" calcext:value-type="float">
            <text:p>1474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576" calcext:value-type="float">
            <text:p>135576</text:p>
          </table:table-cell>
          <table:table-cell office:value-type="float" office:value="1960656" calcext:value-type="float">
            <text:p>1960656</text:p>
          </table:table-cell>
          <table:table-cell office:value-type="float" office:value="297896" calcext:value-type="float">
            <text:p>297896</text:p>
          </table:table-cell>
          <table:table-cell office:value-type="float" office:value="270016" calcext:value-type="float">
            <text:p>270016</text:p>
          </table:table-cell>
          <table:table-cell office:value-type="float" office:value="136200" calcext:value-type="float">
            <text:p>136200</text:p>
          </table:table-cell>
          <table:table-cell office:value-type="float" office:value="145984" calcext:value-type="float">
            <text:p>145984</text:p>
          </table:table-cell>
          <table:table-cell office:value-type="float" office:value="2579448" calcext:value-type="float">
            <text:p>2579448</text:p>
          </table:table-cell>
          <table:table-cell office:value-type="float" office:value="382072" calcext:value-type="float">
            <text:p>382072</text:p>
          </table:table-cell>
          <table:table-cell office:value-type="float" office:value="335048" calcext:value-type="float">
            <text:p>335048</text:p>
          </table:table-cell>
          <table:table-cell office:value-type="float" office:value="147496" calcext:value-type="float">
            <text:p>1474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616" calcext:value-type="float">
            <text:p>135616</text:p>
          </table:table-cell>
          <table:table-cell office:value-type="float" office:value="1960672" calcext:value-type="float">
            <text:p>1960672</text:p>
          </table:table-cell>
          <table:table-cell office:value-type="float" office:value="297904" calcext:value-type="float">
            <text:p>297904</text:p>
          </table:table-cell>
          <table:table-cell office:value-type="float" office:value="270032" calcext:value-type="float">
            <text:p>270032</text:p>
          </table:table-cell>
          <table:table-cell office:value-type="float" office:value="136200" calcext:value-type="float">
            <text:p>136200</text:p>
          </table:table-cell>
          <table:table-cell office:value-type="float" office:value="146024" calcext:value-type="float">
            <text:p>146024</text:p>
          </table:table-cell>
          <table:table-cell office:value-type="float" office:value="2579448" calcext:value-type="float">
            <text:p>2579448</text:p>
          </table:table-cell>
          <table:table-cell office:value-type="float" office:value="382088" calcext:value-type="float">
            <text:p>382088</text:p>
          </table:table-cell>
          <table:table-cell office:value-type="float" office:value="335048" calcext:value-type="float">
            <text:p>335048</text:p>
          </table:table-cell>
          <table:table-cell office:value-type="float" office:value="147512" calcext:value-type="float">
            <text:p>1475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616" calcext:value-type="float">
            <text:p>135616</text:p>
          </table:table-cell>
          <table:table-cell office:value-type="float" office:value="1960688" calcext:value-type="float">
            <text:p>1960688</text:p>
          </table:table-cell>
          <table:table-cell office:value-type="float" office:value="297912" calcext:value-type="float">
            <text:p>297912</text:p>
          </table:table-cell>
          <table:table-cell office:value-type="float" office:value="270048" calcext:value-type="float">
            <text:p>270048</text:p>
          </table:table-cell>
          <table:table-cell office:value-type="float" office:value="136208" calcext:value-type="float">
            <text:p>136208</text:p>
          </table:table-cell>
          <table:table-cell office:value-type="float" office:value="146056" calcext:value-type="float">
            <text:p>146056</text:p>
          </table:table-cell>
          <table:table-cell office:value-type="float" office:value="2579456" calcext:value-type="float">
            <text:p>2579456</text:p>
          </table:table-cell>
          <table:table-cell office:value-type="float" office:value="382096" calcext:value-type="float">
            <text:p>382096</text:p>
          </table:table-cell>
          <table:table-cell office:value-type="float" office:value="335064" calcext:value-type="float">
            <text:p>335064</text:p>
          </table:table-cell>
          <table:table-cell office:value-type="float" office:value="147528" calcext:value-type="float">
            <text:p>1475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688" calcext:value-type="float">
            <text:p>135688</text:p>
          </table:table-cell>
          <table:table-cell office:value-type="float" office:value="1960696" calcext:value-type="float">
            <text:p>1960696</text:p>
          </table:table-cell>
          <table:table-cell office:value-type="float" office:value="297920" calcext:value-type="float">
            <text:p>297920</text:p>
          </table:table-cell>
          <table:table-cell office:value-type="float" office:value="270080" calcext:value-type="float">
            <text:p>270080</text:p>
          </table:table-cell>
          <table:table-cell office:value-type="float" office:value="136248" calcext:value-type="float">
            <text:p>136248</text:p>
          </table:table-cell>
          <table:table-cell office:value-type="float" office:value="146064" calcext:value-type="float">
            <text:p>146064</text:p>
          </table:table-cell>
          <table:table-cell office:value-type="float" office:value="2579488" calcext:value-type="float">
            <text:p>2579488</text:p>
          </table:table-cell>
          <table:table-cell office:value-type="float" office:value="382096" calcext:value-type="float">
            <text:p>382096</text:p>
          </table:table-cell>
          <table:table-cell office:value-type="float" office:value="335080" calcext:value-type="float">
            <text:p>335080</text:p>
          </table:table-cell>
          <table:table-cell office:value-type="float" office:value="147528" calcext:value-type="float">
            <text:p>1475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720" calcext:value-type="float">
            <text:p>135720</text:p>
          </table:table-cell>
          <table:table-cell office:value-type="float" office:value="1960696" calcext:value-type="float">
            <text:p>1960696</text:p>
          </table:table-cell>
          <table:table-cell office:value-type="float" office:value="297920" calcext:value-type="float">
            <text:p>297920</text:p>
          </table:table-cell>
          <table:table-cell office:value-type="float" office:value="270088" calcext:value-type="float">
            <text:p>270088</text:p>
          </table:table-cell>
          <table:table-cell office:value-type="float" office:value="136264" calcext:value-type="float">
            <text:p>136264</text:p>
          </table:table-cell>
          <table:table-cell office:value-type="float" office:value="146080" calcext:value-type="float">
            <text:p>146080</text:p>
          </table:table-cell>
          <table:table-cell office:value-type="float" office:value="2579496" calcext:value-type="float">
            <text:p>2579496</text:p>
          </table:table-cell>
          <table:table-cell office:value-type="float" office:value="382104" calcext:value-type="float">
            <text:p>382104</text:p>
          </table:table-cell>
          <table:table-cell office:value-type="float" office:value="335088" calcext:value-type="float">
            <text:p>335088</text:p>
          </table:table-cell>
          <table:table-cell office:value-type="float" office:value="147560" calcext:value-type="float">
            <text:p>1475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760" calcext:value-type="float">
            <text:p>135760</text:p>
          </table:table-cell>
          <table:table-cell office:value-type="float" office:value="1960704" calcext:value-type="float">
            <text:p>1960704</text:p>
          </table:table-cell>
          <table:table-cell office:value-type="float" office:value="297928" calcext:value-type="float">
            <text:p>297928</text:p>
          </table:table-cell>
          <table:table-cell office:value-type="float" office:value="270096" calcext:value-type="float">
            <text:p>270096</text:p>
          </table:table-cell>
          <table:table-cell office:value-type="float" office:value="136264" calcext:value-type="float">
            <text:p>136264</text:p>
          </table:table-cell>
          <table:table-cell office:value-type="float" office:value="146080" calcext:value-type="float">
            <text:p>146080</text:p>
          </table:table-cell>
          <table:table-cell office:value-type="float" office:value="2579504" calcext:value-type="float">
            <text:p>2579504</text:p>
          </table:table-cell>
          <table:table-cell office:value-type="float" office:value="382112" calcext:value-type="float">
            <text:p>382112</text:p>
          </table:table-cell>
          <table:table-cell office:value-type="float" office:value="335112" calcext:value-type="float">
            <text:p>335112</text:p>
          </table:table-cell>
          <table:table-cell office:value-type="float" office:value="147560" calcext:value-type="float">
            <text:p>1475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776" calcext:value-type="float">
            <text:p>135776</text:p>
          </table:table-cell>
          <table:table-cell office:value-type="float" office:value="1960728" calcext:value-type="float">
            <text:p>1960728</text:p>
          </table:table-cell>
          <table:table-cell office:value-type="float" office:value="297936" calcext:value-type="float">
            <text:p>297936</text:p>
          </table:table-cell>
          <table:table-cell office:value-type="float" office:value="270120" calcext:value-type="float">
            <text:p>270120</text:p>
          </table:table-cell>
          <table:table-cell office:value-type="float" office:value="136328" calcext:value-type="float">
            <text:p>136328</text:p>
          </table:table-cell>
          <table:table-cell office:value-type="float" office:value="146088" calcext:value-type="float">
            <text:p>146088</text:p>
          </table:table-cell>
          <table:table-cell office:value-type="float" office:value="2579520" calcext:value-type="float">
            <text:p>2579520</text:p>
          </table:table-cell>
          <table:table-cell office:value-type="float" office:value="382160" calcext:value-type="float">
            <text:p>382160</text:p>
          </table:table-cell>
          <table:table-cell office:value-type="float" office:value="335120" calcext:value-type="float">
            <text:p>335120</text:p>
          </table:table-cell>
          <table:table-cell office:value-type="float" office:value="147576" calcext:value-type="float">
            <text:p>1475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816" calcext:value-type="float">
            <text:p>135816</text:p>
          </table:table-cell>
          <table:table-cell office:value-type="float" office:value="1960752" calcext:value-type="float">
            <text:p>1960752</text:p>
          </table:table-cell>
          <table:table-cell office:value-type="float" office:value="297952" calcext:value-type="float">
            <text:p>297952</text:p>
          </table:table-cell>
          <table:table-cell office:value-type="float" office:value="270152" calcext:value-type="float">
            <text:p>270152</text:p>
          </table:table-cell>
          <table:table-cell office:value-type="float" office:value="136376" calcext:value-type="float">
            <text:p>136376</text:p>
          </table:table-cell>
          <table:table-cell office:value-type="float" office:value="146096" calcext:value-type="float">
            <text:p>146096</text:p>
          </table:table-cell>
          <table:table-cell office:value-type="float" office:value="2579536" calcext:value-type="float">
            <text:p>2579536</text:p>
          </table:table-cell>
          <table:table-cell office:value-type="float" office:value="382192" calcext:value-type="float">
            <text:p>382192</text:p>
          </table:table-cell>
          <table:table-cell office:value-type="float" office:value="335136" calcext:value-type="float">
            <text:p>335136</text:p>
          </table:table-cell>
          <table:table-cell office:value-type="float" office:value="147600" calcext:value-type="float">
            <text:p>1476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824" calcext:value-type="float">
            <text:p>135824</text:p>
          </table:table-cell>
          <table:table-cell office:value-type="float" office:value="1960752" calcext:value-type="float">
            <text:p>1960752</text:p>
          </table:table-cell>
          <table:table-cell office:value-type="float" office:value="297960" calcext:value-type="float">
            <text:p>297960</text:p>
          </table:table-cell>
          <table:table-cell office:value-type="float" office:value="270184" calcext:value-type="float">
            <text:p>270184</text:p>
          </table:table-cell>
          <table:table-cell office:value-type="float" office:value="136384" calcext:value-type="float">
            <text:p>136384</text:p>
          </table:table-cell>
          <table:table-cell office:value-type="float" office:value="146128" calcext:value-type="float">
            <text:p>146128</text:p>
          </table:table-cell>
          <table:table-cell office:value-type="float" office:value="2579592" calcext:value-type="float">
            <text:p>2579592</text:p>
          </table:table-cell>
          <table:table-cell office:value-type="float" office:value="382200" calcext:value-type="float">
            <text:p>382200</text:p>
          </table:table-cell>
          <table:table-cell office:value-type="float" office:value="335152" calcext:value-type="float">
            <text:p>335152</text:p>
          </table:table-cell>
          <table:table-cell office:value-type="float" office:value="147640" calcext:value-type="float">
            <text:p>1476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872" calcext:value-type="float">
            <text:p>135872</text:p>
          </table:table-cell>
          <table:table-cell office:value-type="float" office:value="1960768" calcext:value-type="float">
            <text:p>1960768</text:p>
          </table:table-cell>
          <table:table-cell office:value-type="float" office:value="297984" calcext:value-type="float">
            <text:p>297984</text:p>
          </table:table-cell>
          <table:table-cell office:value-type="float" office:value="270192" calcext:value-type="float">
            <text:p>270192</text:p>
          </table:table-cell>
          <table:table-cell office:value-type="float" office:value="136392" calcext:value-type="float">
            <text:p>136392</text:p>
          </table:table-cell>
          <table:table-cell office:value-type="float" office:value="146200" calcext:value-type="float">
            <text:p>146200</text:p>
          </table:table-cell>
          <table:table-cell office:value-type="float" office:value="2579600" calcext:value-type="float">
            <text:p>2579600</text:p>
          </table:table-cell>
          <table:table-cell office:value-type="float" office:value="382216" calcext:value-type="float">
            <text:p>382216</text:p>
          </table:table-cell>
          <table:table-cell office:value-type="float" office:value="335176" calcext:value-type="float">
            <text:p>335176</text:p>
          </table:table-cell>
          <table:table-cell office:value-type="float" office:value="147672" calcext:value-type="float">
            <text:p>147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912" calcext:value-type="float">
            <text:p>135912</text:p>
          </table:table-cell>
          <table:table-cell office:value-type="float" office:value="1960792" calcext:value-type="float">
            <text:p>1960792</text:p>
          </table:table-cell>
          <table:table-cell office:value-type="float" office:value="298024" calcext:value-type="float">
            <text:p>298024</text:p>
          </table:table-cell>
          <table:table-cell office:value-type="float" office:value="270224" calcext:value-type="float">
            <text:p>270224</text:p>
          </table:table-cell>
          <table:table-cell office:value-type="float" office:value="136400" calcext:value-type="float">
            <text:p>136400</text:p>
          </table:table-cell>
          <table:table-cell office:value-type="float" office:value="146224" calcext:value-type="float">
            <text:p>146224</text:p>
          </table:table-cell>
          <table:table-cell office:value-type="float" office:value="2579624" calcext:value-type="float">
            <text:p>2579624</text:p>
          </table:table-cell>
          <table:table-cell office:value-type="float" office:value="382224" calcext:value-type="float">
            <text:p>382224</text:p>
          </table:table-cell>
          <table:table-cell office:value-type="float" office:value="335200" calcext:value-type="float">
            <text:p>335200</text:p>
          </table:table-cell>
          <table:table-cell office:value-type="float" office:value="147696" calcext:value-type="float">
            <text:p>1476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920" calcext:value-type="float">
            <text:p>135920</text:p>
          </table:table-cell>
          <table:table-cell office:value-type="float" office:value="1960864" calcext:value-type="float">
            <text:p>1960864</text:p>
          </table:table-cell>
          <table:table-cell office:value-type="float" office:value="298072" calcext:value-type="float">
            <text:p>298072</text:p>
          </table:table-cell>
          <table:table-cell office:value-type="float" office:value="270248" calcext:value-type="float">
            <text:p>270248</text:p>
          </table:table-cell>
          <table:table-cell office:value-type="float" office:value="136400" calcext:value-type="float">
            <text:p>136400</text:p>
          </table:table-cell>
          <table:table-cell office:value-type="float" office:value="146232" calcext:value-type="float">
            <text:p>146232</text:p>
          </table:table-cell>
          <table:table-cell office:value-type="float" office:value="2579632" calcext:value-type="float">
            <text:p>2579632</text:p>
          </table:table-cell>
          <table:table-cell office:value-type="float" office:value="382232" calcext:value-type="float">
            <text:p>382232</text:p>
          </table:table-cell>
          <table:table-cell office:value-type="float" office:value="335208" calcext:value-type="float">
            <text:p>335208</text:p>
          </table:table-cell>
          <table:table-cell office:value-type="float" office:value="147712" calcext:value-type="float">
            <text:p>1477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936" calcext:value-type="float">
            <text:p>135936</text:p>
          </table:table-cell>
          <table:table-cell office:value-type="float" office:value="1960880" calcext:value-type="float">
            <text:p>1960880</text:p>
          </table:table-cell>
          <table:table-cell office:value-type="float" office:value="298088" calcext:value-type="float">
            <text:p>298088</text:p>
          </table:table-cell>
          <table:table-cell office:value-type="float" office:value="270304" calcext:value-type="float">
            <text:p>270304</text:p>
          </table:table-cell>
          <table:table-cell office:value-type="float" office:value="136400" calcext:value-type="float">
            <text:p>136400</text:p>
          </table:table-cell>
          <table:table-cell office:value-type="float" office:value="146232" calcext:value-type="float">
            <text:p>146232</text:p>
          </table:table-cell>
          <table:table-cell office:value-type="float" office:value="2579640" calcext:value-type="float">
            <text:p>2579640</text:p>
          </table:table-cell>
          <table:table-cell office:value-type="float" office:value="382240" calcext:value-type="float">
            <text:p>382240</text:p>
          </table:table-cell>
          <table:table-cell office:value-type="float" office:value="335216" calcext:value-type="float">
            <text:p>335216</text:p>
          </table:table-cell>
          <table:table-cell office:value-type="float" office:value="147728" calcext:value-type="float">
            <text:p>1477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960" calcext:value-type="float">
            <text:p>135960</text:p>
          </table:table-cell>
          <table:table-cell office:value-type="float" office:value="1960888" calcext:value-type="float">
            <text:p>1960888</text:p>
          </table:table-cell>
          <table:table-cell office:value-type="float" office:value="298112" calcext:value-type="float">
            <text:p>298112</text:p>
          </table:table-cell>
          <table:table-cell office:value-type="float" office:value="270312" calcext:value-type="float">
            <text:p>270312</text:p>
          </table:table-cell>
          <table:table-cell office:value-type="float" office:value="136432" calcext:value-type="float">
            <text:p>136432</text:p>
          </table:table-cell>
          <table:table-cell office:value-type="float" office:value="146280" calcext:value-type="float">
            <text:p>146280</text:p>
          </table:table-cell>
          <table:table-cell office:value-type="float" office:value="2579656" calcext:value-type="float">
            <text:p>2579656</text:p>
          </table:table-cell>
          <table:table-cell office:value-type="float" office:value="382280" calcext:value-type="float">
            <text:p>382280</text:p>
          </table:table-cell>
          <table:table-cell office:value-type="float" office:value="335224" calcext:value-type="float">
            <text:p>335224</text:p>
          </table:table-cell>
          <table:table-cell office:value-type="float" office:value="147736" calcext:value-type="float">
            <text:p>1477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992" calcext:value-type="float">
            <text:p>135992</text:p>
          </table:table-cell>
          <table:table-cell office:value-type="float" office:value="1960896" calcext:value-type="float">
            <text:p>1960896</text:p>
          </table:table-cell>
          <table:table-cell office:value-type="float" office:value="298144" calcext:value-type="float">
            <text:p>298144</text:p>
          </table:table-cell>
          <table:table-cell office:value-type="float" office:value="270368" calcext:value-type="float">
            <text:p>270368</text:p>
          </table:table-cell>
          <table:table-cell office:value-type="float" office:value="136448" calcext:value-type="float">
            <text:p>136448</text:p>
          </table:table-cell>
          <table:table-cell office:value-type="float" office:value="146296" calcext:value-type="float">
            <text:p>146296</text:p>
          </table:table-cell>
          <table:table-cell office:value-type="float" office:value="2579656" calcext:value-type="float">
            <text:p>2579656</text:p>
          </table:table-cell>
          <table:table-cell office:value-type="float" office:value="382296" calcext:value-type="float">
            <text:p>382296</text:p>
          </table:table-cell>
          <table:table-cell office:value-type="float" office:value="335232" calcext:value-type="float">
            <text:p>335232</text:p>
          </table:table-cell>
          <table:table-cell office:value-type="float" office:value="147752" calcext:value-type="float">
            <text:p>1477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5992" calcext:value-type="float">
            <text:p>135992</text:p>
          </table:table-cell>
          <table:table-cell office:value-type="float" office:value="1960904" calcext:value-type="float">
            <text:p>1960904</text:p>
          </table:table-cell>
          <table:table-cell office:value-type="float" office:value="298144" calcext:value-type="float">
            <text:p>298144</text:p>
          </table:table-cell>
          <table:table-cell office:value-type="float" office:value="270392" calcext:value-type="float">
            <text:p>270392</text:p>
          </table:table-cell>
          <table:table-cell office:value-type="float" office:value="136520" calcext:value-type="float">
            <text:p>136520</text:p>
          </table:table-cell>
          <table:table-cell office:value-type="float" office:value="146336" calcext:value-type="float">
            <text:p>146336</text:p>
          </table:table-cell>
          <table:table-cell office:value-type="float" office:value="2579664" calcext:value-type="float">
            <text:p>2579664</text:p>
          </table:table-cell>
          <table:table-cell office:value-type="float" office:value="382304" calcext:value-type="float">
            <text:p>382304</text:p>
          </table:table-cell>
          <table:table-cell office:value-type="float" office:value="335232" calcext:value-type="float">
            <text:p>335232</text:p>
          </table:table-cell>
          <table:table-cell office:value-type="float" office:value="147760" calcext:value-type="float">
            <text:p>1477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040" calcext:value-type="float">
            <text:p>136040</text:p>
          </table:table-cell>
          <table:table-cell office:value-type="float" office:value="1960984" calcext:value-type="float">
            <text:p>1960984</text:p>
          </table:table-cell>
          <table:table-cell office:value-type="float" office:value="298144" calcext:value-type="float">
            <text:p>298144</text:p>
          </table:table-cell>
          <table:table-cell office:value-type="float" office:value="270408" calcext:value-type="float">
            <text:p>270408</text:p>
          </table:table-cell>
          <table:table-cell office:value-type="float" office:value="136536" calcext:value-type="float">
            <text:p>136536</text:p>
          </table:table-cell>
          <table:table-cell office:value-type="float" office:value="146384" calcext:value-type="float">
            <text:p>146384</text:p>
          </table:table-cell>
          <table:table-cell office:value-type="float" office:value="2579696" calcext:value-type="float">
            <text:p>2579696</text:p>
          </table:table-cell>
          <table:table-cell office:value-type="float" office:value="382304" calcext:value-type="float">
            <text:p>382304</text:p>
          </table:table-cell>
          <table:table-cell office:value-type="float" office:value="335280" calcext:value-type="float">
            <text:p>335280</text:p>
          </table:table-cell>
          <table:table-cell office:value-type="float" office:value="147776" calcext:value-type="float">
            <text:p>1477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048" calcext:value-type="float">
            <text:p>136048</text:p>
          </table:table-cell>
          <table:table-cell office:value-type="float" office:value="1961088" calcext:value-type="float">
            <text:p>1961088</text:p>
          </table:table-cell>
          <table:table-cell office:value-type="float" office:value="298184" calcext:value-type="float">
            <text:p>298184</text:p>
          </table:table-cell>
          <table:table-cell office:value-type="float" office:value="270432" calcext:value-type="float">
            <text:p>270432</text:p>
          </table:table-cell>
          <table:table-cell office:value-type="float" office:value="136552" calcext:value-type="float">
            <text:p>136552</text:p>
          </table:table-cell>
          <table:table-cell office:value-type="float" office:value="146384" calcext:value-type="float">
            <text:p>146384</text:p>
          </table:table-cell>
          <table:table-cell office:value-type="float" office:value="2579728" calcext:value-type="float">
            <text:p>2579728</text:p>
          </table:table-cell>
          <table:table-cell office:value-type="float" office:value="382304" calcext:value-type="float">
            <text:p>382304</text:p>
          </table:table-cell>
          <table:table-cell office:value-type="float" office:value="335288" calcext:value-type="float">
            <text:p>335288</text:p>
          </table:table-cell>
          <table:table-cell office:value-type="float" office:value="147816" calcext:value-type="float">
            <text:p>147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048" calcext:value-type="float">
            <text:p>136048</text:p>
          </table:table-cell>
          <table:table-cell office:value-type="float" office:value="1961120" calcext:value-type="float">
            <text:p>1961120</text:p>
          </table:table-cell>
          <table:table-cell office:value-type="float" office:value="298184" calcext:value-type="float">
            <text:p>298184</text:p>
          </table:table-cell>
          <table:table-cell office:value-type="float" office:value="270464" calcext:value-type="float">
            <text:p>270464</text:p>
          </table:table-cell>
          <table:table-cell office:value-type="float" office:value="136632" calcext:value-type="float">
            <text:p>136632</text:p>
          </table:table-cell>
          <table:table-cell office:value-type="float" office:value="146448" calcext:value-type="float">
            <text:p>146448</text:p>
          </table:table-cell>
          <table:table-cell office:value-type="float" office:value="2579728" calcext:value-type="float">
            <text:p>2579728</text:p>
          </table:table-cell>
          <table:table-cell office:value-type="float" office:value="382312" calcext:value-type="float">
            <text:p>382312</text:p>
          </table:table-cell>
          <table:table-cell office:value-type="float" office:value="335296" calcext:value-type="float">
            <text:p>335296</text:p>
          </table:table-cell>
          <table:table-cell office:value-type="float" office:value="147840" calcext:value-type="float">
            <text:p>1478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088" calcext:value-type="float">
            <text:p>136088</text:p>
          </table:table-cell>
          <table:table-cell office:value-type="float" office:value="1961120" calcext:value-type="float">
            <text:p>1961120</text:p>
          </table:table-cell>
          <table:table-cell office:value-type="float" office:value="298184" calcext:value-type="float">
            <text:p>298184</text:p>
          </table:table-cell>
          <table:table-cell office:value-type="float" office:value="270472" calcext:value-type="float">
            <text:p>270472</text:p>
          </table:table-cell>
          <table:table-cell office:value-type="float" office:value="136632" calcext:value-type="float">
            <text:p>136632</text:p>
          </table:table-cell>
          <table:table-cell office:value-type="float" office:value="146504" calcext:value-type="float">
            <text:p>146504</text:p>
          </table:table-cell>
          <table:table-cell office:value-type="float" office:value="2579752" calcext:value-type="float">
            <text:p>2579752</text:p>
          </table:table-cell>
          <table:table-cell office:value-type="float" office:value="382320" calcext:value-type="float">
            <text:p>382320</text:p>
          </table:table-cell>
          <table:table-cell office:value-type="float" office:value="335320" calcext:value-type="float">
            <text:p>335320</text:p>
          </table:table-cell>
          <table:table-cell office:value-type="float" office:value="147856" calcext:value-type="float">
            <text:p>1478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128" calcext:value-type="float">
            <text:p>136128</text:p>
          </table:table-cell>
          <table:table-cell office:value-type="float" office:value="1961136" calcext:value-type="float">
            <text:p>1961136</text:p>
          </table:table-cell>
          <table:table-cell office:value-type="float" office:value="298200" calcext:value-type="float">
            <text:p>298200</text:p>
          </table:table-cell>
          <table:table-cell office:value-type="float" office:value="270480" calcext:value-type="float">
            <text:p>270480</text:p>
          </table:table-cell>
          <table:table-cell office:value-type="float" office:value="136656" calcext:value-type="float">
            <text:p>136656</text:p>
          </table:table-cell>
          <table:table-cell office:value-type="float" office:value="146560" calcext:value-type="float">
            <text:p>146560</text:p>
          </table:table-cell>
          <table:table-cell office:value-type="float" office:value="2579760" calcext:value-type="float">
            <text:p>2579760</text:p>
          </table:table-cell>
          <table:table-cell office:value-type="float" office:value="382328" calcext:value-type="float">
            <text:p>382328</text:p>
          </table:table-cell>
          <table:table-cell office:value-type="float" office:value="335360" calcext:value-type="float">
            <text:p>335360</text:p>
          </table:table-cell>
          <table:table-cell office:value-type="float" office:value="147856" calcext:value-type="float">
            <text:p>1478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136" calcext:value-type="float">
            <text:p>136136</text:p>
          </table:table-cell>
          <table:table-cell office:value-type="float" office:value="1961144" calcext:value-type="float">
            <text:p>1961144</text:p>
          </table:table-cell>
          <table:table-cell office:value-type="float" office:value="298232" calcext:value-type="float">
            <text:p>298232</text:p>
          </table:table-cell>
          <table:table-cell office:value-type="float" office:value="270488" calcext:value-type="float">
            <text:p>270488</text:p>
          </table:table-cell>
          <table:table-cell office:value-type="float" office:value="136680" calcext:value-type="float">
            <text:p>136680</text:p>
          </table:table-cell>
          <table:table-cell office:value-type="float" office:value="146560" calcext:value-type="float">
            <text:p>146560</text:p>
          </table:table-cell>
          <table:table-cell office:value-type="float" office:value="2579776" calcext:value-type="float">
            <text:p>2579776</text:p>
          </table:table-cell>
          <table:table-cell office:value-type="float" office:value="382352" calcext:value-type="float">
            <text:p>382352</text:p>
          </table:table-cell>
          <table:table-cell office:value-type="float" office:value="335376" calcext:value-type="float">
            <text:p>335376</text:p>
          </table:table-cell>
          <table:table-cell office:value-type="float" office:value="147856" calcext:value-type="float">
            <text:p>1478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152" calcext:value-type="float">
            <text:p>136152</text:p>
          </table:table-cell>
          <table:table-cell office:value-type="float" office:value="1961152" calcext:value-type="float">
            <text:p>1961152</text:p>
          </table:table-cell>
          <table:table-cell office:value-type="float" office:value="298232" calcext:value-type="float">
            <text:p>298232</text:p>
          </table:table-cell>
          <table:table-cell office:value-type="float" office:value="270520" calcext:value-type="float">
            <text:p>270520</text:p>
          </table:table-cell>
          <table:table-cell office:value-type="float" office:value="136688" calcext:value-type="float">
            <text:p>136688</text:p>
          </table:table-cell>
          <table:table-cell office:value-type="float" office:value="146584" calcext:value-type="float">
            <text:p>146584</text:p>
          </table:table-cell>
          <table:table-cell office:value-type="float" office:value="2579776" calcext:value-type="float">
            <text:p>2579776</text:p>
          </table:table-cell>
          <table:table-cell office:value-type="float" office:value="382384" calcext:value-type="float">
            <text:p>382384</text:p>
          </table:table-cell>
          <table:table-cell office:value-type="float" office:value="335384" calcext:value-type="float">
            <text:p>335384</text:p>
          </table:table-cell>
          <table:table-cell office:value-type="float" office:value="147872" calcext:value-type="float">
            <text:p>1478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192" calcext:value-type="float">
            <text:p>136192</text:p>
          </table:table-cell>
          <table:table-cell office:value-type="float" office:value="1961160" calcext:value-type="float">
            <text:p>1961160</text:p>
          </table:table-cell>
          <table:table-cell office:value-type="float" office:value="298248" calcext:value-type="float">
            <text:p>298248</text:p>
          </table:table-cell>
          <table:table-cell office:value-type="float" office:value="270544" calcext:value-type="float">
            <text:p>270544</text:p>
          </table:table-cell>
          <table:table-cell office:value-type="float" office:value="136720" calcext:value-type="float">
            <text:p>136720</text:p>
          </table:table-cell>
          <table:table-cell office:value-type="float" office:value="146584" calcext:value-type="float">
            <text:p>146584</text:p>
          </table:table-cell>
          <table:table-cell office:value-type="float" office:value="2579776" calcext:value-type="float">
            <text:p>2579776</text:p>
          </table:table-cell>
          <table:table-cell office:value-type="float" office:value="382392" calcext:value-type="float">
            <text:p>382392</text:p>
          </table:table-cell>
          <table:table-cell office:value-type="float" office:value="335384" calcext:value-type="float">
            <text:p>335384</text:p>
          </table:table-cell>
          <table:table-cell office:value-type="float" office:value="147880" calcext:value-type="float">
            <text:p>1478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200" calcext:value-type="float">
            <text:p>136200</text:p>
          </table:table-cell>
          <table:table-cell office:value-type="float" office:value="1961264" calcext:value-type="float">
            <text:p>1961264</text:p>
          </table:table-cell>
          <table:table-cell office:value-type="float" office:value="298280" calcext:value-type="float">
            <text:p>298280</text:p>
          </table:table-cell>
          <table:table-cell office:value-type="float" office:value="270688" calcext:value-type="float">
            <text:p>270688</text:p>
          </table:table-cell>
          <table:table-cell office:value-type="float" office:value="136736" calcext:value-type="float">
            <text:p>136736</text:p>
          </table:table-cell>
          <table:table-cell office:value-type="float" office:value="146584" calcext:value-type="float">
            <text:p>146584</text:p>
          </table:table-cell>
          <table:table-cell office:value-type="float" office:value="2579800" calcext:value-type="float">
            <text:p>2579800</text:p>
          </table:table-cell>
          <table:table-cell office:value-type="float" office:value="382400" calcext:value-type="float">
            <text:p>382400</text:p>
          </table:table-cell>
          <table:table-cell office:value-type="float" office:value="335384" calcext:value-type="float">
            <text:p>335384</text:p>
          </table:table-cell>
          <table:table-cell office:value-type="float" office:value="147928" calcext:value-type="float">
            <text:p>1479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288" calcext:value-type="float">
            <text:p>136288</text:p>
          </table:table-cell>
          <table:table-cell office:value-type="float" office:value="1961320" calcext:value-type="float">
            <text:p>1961320</text:p>
          </table:table-cell>
          <table:table-cell office:value-type="float" office:value="298288" calcext:value-type="float">
            <text:p>298288</text:p>
          </table:table-cell>
          <table:table-cell office:value-type="float" office:value="270704" calcext:value-type="float">
            <text:p>270704</text:p>
          </table:table-cell>
          <table:table-cell office:value-type="float" office:value="136744" calcext:value-type="float">
            <text:p>136744</text:p>
          </table:table-cell>
          <table:table-cell office:value-type="float" office:value="146584" calcext:value-type="float">
            <text:p>146584</text:p>
          </table:table-cell>
          <table:table-cell office:value-type="float" office:value="2579808" calcext:value-type="float">
            <text:p>2579808</text:p>
          </table:table-cell>
          <table:table-cell office:value-type="float" office:value="382400" calcext:value-type="float">
            <text:p>382400</text:p>
          </table:table-cell>
          <table:table-cell office:value-type="float" office:value="335392" calcext:value-type="float">
            <text:p>335392</text:p>
          </table:table-cell>
          <table:table-cell office:value-type="float" office:value="147936" calcext:value-type="float">
            <text:p>1479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312" calcext:value-type="float">
            <text:p>136312</text:p>
          </table:table-cell>
          <table:table-cell office:value-type="float" office:value="1961336" calcext:value-type="float">
            <text:p>1961336</text:p>
          </table:table-cell>
          <table:table-cell office:value-type="float" office:value="298288" calcext:value-type="float">
            <text:p>298288</text:p>
          </table:table-cell>
          <table:table-cell office:value-type="float" office:value="270776" calcext:value-type="float">
            <text:p>270776</text:p>
          </table:table-cell>
          <table:table-cell office:value-type="float" office:value="136792" calcext:value-type="float">
            <text:p>136792</text:p>
          </table:table-cell>
          <table:table-cell office:value-type="float" office:value="146600" calcext:value-type="float">
            <text:p>146600</text:p>
          </table:table-cell>
          <table:table-cell office:value-type="float" office:value="2579816" calcext:value-type="float">
            <text:p>2579816</text:p>
          </table:table-cell>
          <table:table-cell office:value-type="float" office:value="382408" calcext:value-type="float">
            <text:p>382408</text:p>
          </table:table-cell>
          <table:table-cell office:value-type="float" office:value="335392" calcext:value-type="float">
            <text:p>335392</text:p>
          </table:table-cell>
          <table:table-cell office:value-type="float" office:value="147960" calcext:value-type="float">
            <text:p>1479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328" calcext:value-type="float">
            <text:p>136328</text:p>
          </table:table-cell>
          <table:table-cell office:value-type="float" office:value="1961448" calcext:value-type="float">
            <text:p>1961448</text:p>
          </table:table-cell>
          <table:table-cell office:value-type="float" office:value="298312" calcext:value-type="float">
            <text:p>298312</text:p>
          </table:table-cell>
          <table:table-cell office:value-type="float" office:value="270784" calcext:value-type="float">
            <text:p>270784</text:p>
          </table:table-cell>
          <table:table-cell office:value-type="float" office:value="136808" calcext:value-type="float">
            <text:p>136808</text:p>
          </table:table-cell>
          <table:table-cell office:value-type="float" office:value="146600" calcext:value-type="float">
            <text:p>146600</text:p>
          </table:table-cell>
          <table:table-cell office:value-type="float" office:value="2579816" calcext:value-type="float">
            <text:p>2579816</text:p>
          </table:table-cell>
          <table:table-cell office:value-type="float" office:value="382424" calcext:value-type="float">
            <text:p>382424</text:p>
          </table:table-cell>
          <table:table-cell office:value-type="float" office:value="335400" calcext:value-type="float">
            <text:p>335400</text:p>
          </table:table-cell>
          <table:table-cell office:value-type="float" office:value="147968" calcext:value-type="float">
            <text:p>1479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328" calcext:value-type="float">
            <text:p>136328</text:p>
          </table:table-cell>
          <table:table-cell office:value-type="float" office:value="1961488" calcext:value-type="float">
            <text:p>1961488</text:p>
          </table:table-cell>
          <table:table-cell office:value-type="float" office:value="298328" calcext:value-type="float">
            <text:p>298328</text:p>
          </table:table-cell>
          <table:table-cell office:value-type="float" office:value="270784" calcext:value-type="float">
            <text:p>270784</text:p>
          </table:table-cell>
          <table:table-cell office:value-type="float" office:value="136872" calcext:value-type="float">
            <text:p>136872</text:p>
          </table:table-cell>
          <table:table-cell office:value-type="float" office:value="146608" calcext:value-type="float">
            <text:p>146608</text:p>
          </table:table-cell>
          <table:table-cell office:value-type="float" office:value="2579840" calcext:value-type="float">
            <text:p>2579840</text:p>
          </table:table-cell>
          <table:table-cell office:value-type="float" office:value="382432" calcext:value-type="float">
            <text:p>382432</text:p>
          </table:table-cell>
          <table:table-cell office:value-type="float" office:value="335424" calcext:value-type="float">
            <text:p>335424</text:p>
          </table:table-cell>
          <table:table-cell office:value-type="float" office:value="147976" calcext:value-type="float">
            <text:p>1479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384" calcext:value-type="float">
            <text:p>136384</text:p>
          </table:table-cell>
          <table:table-cell office:value-type="float" office:value="1961560" calcext:value-type="float">
            <text:p>1961560</text:p>
          </table:table-cell>
          <table:table-cell office:value-type="float" office:value="298336" calcext:value-type="float">
            <text:p>298336</text:p>
          </table:table-cell>
          <table:table-cell office:value-type="float" office:value="270808" calcext:value-type="float">
            <text:p>270808</text:p>
          </table:table-cell>
          <table:table-cell office:value-type="float" office:value="136888" calcext:value-type="float">
            <text:p>136888</text:p>
          </table:table-cell>
          <table:table-cell office:value-type="float" office:value="146632" calcext:value-type="float">
            <text:p>146632</text:p>
          </table:table-cell>
          <table:table-cell office:value-type="float" office:value="2579896" calcext:value-type="float">
            <text:p>2579896</text:p>
          </table:table-cell>
          <table:table-cell office:value-type="float" office:value="382456" calcext:value-type="float">
            <text:p>382456</text:p>
          </table:table-cell>
          <table:table-cell office:value-type="float" office:value="335424" calcext:value-type="float">
            <text:p>335424</text:p>
          </table:table-cell>
          <table:table-cell office:value-type="float" office:value="148008" calcext:value-type="float">
            <text:p>1480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424" calcext:value-type="float">
            <text:p>136424</text:p>
          </table:table-cell>
          <table:table-cell office:value-type="float" office:value="1961624" calcext:value-type="float">
            <text:p>1961624</text:p>
          </table:table-cell>
          <table:table-cell office:value-type="float" office:value="298336" calcext:value-type="float">
            <text:p>298336</text:p>
          </table:table-cell>
          <table:table-cell office:value-type="float" office:value="270824" calcext:value-type="float">
            <text:p>270824</text:p>
          </table:table-cell>
          <table:table-cell office:value-type="float" office:value="136896" calcext:value-type="float">
            <text:p>136896</text:p>
          </table:table-cell>
          <table:table-cell office:value-type="float" office:value="146640" calcext:value-type="float">
            <text:p>146640</text:p>
          </table:table-cell>
          <table:table-cell office:value-type="float" office:value="2579960" calcext:value-type="float">
            <text:p>2579960</text:p>
          </table:table-cell>
          <table:table-cell office:value-type="float" office:value="382456" calcext:value-type="float">
            <text:p>382456</text:p>
          </table:table-cell>
          <table:table-cell office:value-type="float" office:value="335424" calcext:value-type="float">
            <text:p>335424</text:p>
          </table:table-cell>
          <table:table-cell office:value-type="float" office:value="148016" calcext:value-type="float">
            <text:p>1480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440" calcext:value-type="float">
            <text:p>136440</text:p>
          </table:table-cell>
          <table:table-cell office:value-type="float" office:value="1961640" calcext:value-type="float">
            <text:p>1961640</text:p>
          </table:table-cell>
          <table:table-cell office:value-type="float" office:value="298376" calcext:value-type="float">
            <text:p>298376</text:p>
          </table:table-cell>
          <table:table-cell office:value-type="float" office:value="270912" calcext:value-type="float">
            <text:p>270912</text:p>
          </table:table-cell>
          <table:table-cell office:value-type="float" office:value="136960" calcext:value-type="float">
            <text:p>136960</text:p>
          </table:table-cell>
          <table:table-cell office:value-type="float" office:value="146704" calcext:value-type="float">
            <text:p>146704</text:p>
          </table:table-cell>
          <table:table-cell office:value-type="float" office:value="2579984" calcext:value-type="float">
            <text:p>2579984</text:p>
          </table:table-cell>
          <table:table-cell office:value-type="float" office:value="382464" calcext:value-type="float">
            <text:p>382464</text:p>
          </table:table-cell>
          <table:table-cell office:value-type="float" office:value="335440" calcext:value-type="float">
            <text:p>335440</text:p>
          </table:table-cell>
          <table:table-cell office:value-type="float" office:value="148024" calcext:value-type="float">
            <text:p>1480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464" calcext:value-type="float">
            <text:p>136464</text:p>
          </table:table-cell>
          <table:table-cell office:value-type="float" office:value="1961672" calcext:value-type="float">
            <text:p>1961672</text:p>
          </table:table-cell>
          <table:table-cell office:value-type="float" office:value="298376" calcext:value-type="float">
            <text:p>298376</text:p>
          </table:table-cell>
          <table:table-cell office:value-type="float" office:value="270928" calcext:value-type="float">
            <text:p>270928</text:p>
          </table:table-cell>
          <table:table-cell office:value-type="float" office:value="137024" calcext:value-type="float">
            <text:p>137024</text:p>
          </table:table-cell>
          <table:table-cell office:value-type="float" office:value="146720" calcext:value-type="float">
            <text:p>146720</text:p>
          </table:table-cell>
          <table:table-cell office:value-type="float" office:value="2579992" calcext:value-type="float">
            <text:p>2579992</text:p>
          </table:table-cell>
          <table:table-cell office:value-type="float" office:value="382496" calcext:value-type="float">
            <text:p>382496</text:p>
          </table:table-cell>
          <table:table-cell office:value-type="float" office:value="335440" calcext:value-type="float">
            <text:p>335440</text:p>
          </table:table-cell>
          <table:table-cell office:value-type="float" office:value="148064" calcext:value-type="float">
            <text:p>1480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504" calcext:value-type="float">
            <text:p>136504</text:p>
          </table:table-cell>
          <table:table-cell office:value-type="float" office:value="1961680" calcext:value-type="float">
            <text:p>1961680</text:p>
          </table:table-cell>
          <table:table-cell office:value-type="float" office:value="298400" calcext:value-type="float">
            <text:p>298400</text:p>
          </table:table-cell>
          <table:table-cell office:value-type="float" office:value="270960" calcext:value-type="float">
            <text:p>270960</text:p>
          </table:table-cell>
          <table:table-cell office:value-type="float" office:value="137088" calcext:value-type="float">
            <text:p>137088</text:p>
          </table:table-cell>
          <table:table-cell office:value-type="float" office:value="146752" calcext:value-type="float">
            <text:p>146752</text:p>
          </table:table-cell>
          <table:table-cell office:value-type="float" office:value="2580000" calcext:value-type="float">
            <text:p>2580000</text:p>
          </table:table-cell>
          <table:table-cell office:value-type="float" office:value="382496" calcext:value-type="float">
            <text:p>382496</text:p>
          </table:table-cell>
          <table:table-cell office:value-type="float" office:value="335440" calcext:value-type="float">
            <text:p>335440</text:p>
          </table:table-cell>
          <table:table-cell office:value-type="float" office:value="148128" calcext:value-type="float">
            <text:p>1481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624" calcext:value-type="float">
            <text:p>136624</text:p>
          </table:table-cell>
          <table:table-cell office:value-type="float" office:value="1961688" calcext:value-type="float">
            <text:p>1961688</text:p>
          </table:table-cell>
          <table:table-cell office:value-type="float" office:value="298480" calcext:value-type="float">
            <text:p>298480</text:p>
          </table:table-cell>
          <table:table-cell office:value-type="float" office:value="270976" calcext:value-type="float">
            <text:p>270976</text:p>
          </table:table-cell>
          <table:table-cell office:value-type="float" office:value="137120" calcext:value-type="float">
            <text:p>137120</text:p>
          </table:table-cell>
          <table:table-cell office:value-type="float" office:value="146752" calcext:value-type="float">
            <text:p>146752</text:p>
          </table:table-cell>
          <table:table-cell office:value-type="float" office:value="2580008" calcext:value-type="float">
            <text:p>2580008</text:p>
          </table:table-cell>
          <table:table-cell office:value-type="float" office:value="382496" calcext:value-type="float">
            <text:p>382496</text:p>
          </table:table-cell>
          <table:table-cell office:value-type="float" office:value="335448" calcext:value-type="float">
            <text:p>335448</text:p>
          </table:table-cell>
          <table:table-cell office:value-type="float" office:value="148152" calcext:value-type="float">
            <text:p>1481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640" calcext:value-type="float">
            <text:p>136640</text:p>
          </table:table-cell>
          <table:table-cell office:value-type="float" office:value="1961712" calcext:value-type="float">
            <text:p>1961712</text:p>
          </table:table-cell>
          <table:table-cell office:value-type="float" office:value="298504" calcext:value-type="float">
            <text:p>298504</text:p>
          </table:table-cell>
          <table:table-cell office:value-type="float" office:value="270992" calcext:value-type="float">
            <text:p>270992</text:p>
          </table:table-cell>
          <table:table-cell office:value-type="float" office:value="137144" calcext:value-type="float">
            <text:p>137144</text:p>
          </table:table-cell>
          <table:table-cell office:value-type="float" office:value="146832" calcext:value-type="float">
            <text:p>146832</text:p>
          </table:table-cell>
          <table:table-cell office:value-type="float" office:value="2580016" calcext:value-type="float">
            <text:p>2580016</text:p>
          </table:table-cell>
          <table:table-cell office:value-type="float" office:value="382496" calcext:value-type="float">
            <text:p>382496</text:p>
          </table:table-cell>
          <table:table-cell office:value-type="float" office:value="335448" calcext:value-type="float">
            <text:p>335448</text:p>
          </table:table-cell>
          <table:table-cell office:value-type="float" office:value="148184" calcext:value-type="float">
            <text:p>1481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648" calcext:value-type="float">
            <text:p>136648</text:p>
          </table:table-cell>
          <table:table-cell office:value-type="float" office:value="1961760" calcext:value-type="float">
            <text:p>1961760</text:p>
          </table:table-cell>
          <table:table-cell office:value-type="float" office:value="298512" calcext:value-type="float">
            <text:p>298512</text:p>
          </table:table-cell>
          <table:table-cell office:value-type="float" office:value="271216" calcext:value-type="float">
            <text:p>271216</text:p>
          </table:table-cell>
          <table:table-cell office:value-type="float" office:value="137160" calcext:value-type="float">
            <text:p>137160</text:p>
          </table:table-cell>
          <table:table-cell office:value-type="float" office:value="146848" calcext:value-type="float">
            <text:p>146848</text:p>
          </table:table-cell>
          <table:table-cell office:value-type="float" office:value="2580024" calcext:value-type="float">
            <text:p>2580024</text:p>
          </table:table-cell>
          <table:table-cell office:value-type="float" office:value="382504" calcext:value-type="float">
            <text:p>382504</text:p>
          </table:table-cell>
          <table:table-cell office:value-type="float" office:value="335464" calcext:value-type="float">
            <text:p>335464</text:p>
          </table:table-cell>
          <table:table-cell office:value-type="float" office:value="148200" calcext:value-type="float">
            <text:p>148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712" calcext:value-type="float">
            <text:p>136712</text:p>
          </table:table-cell>
          <table:table-cell office:value-type="float" office:value="1961800" calcext:value-type="float">
            <text:p>1961800</text:p>
          </table:table-cell>
          <table:table-cell office:value-type="float" office:value="298568" calcext:value-type="float">
            <text:p>298568</text:p>
          </table:table-cell>
          <table:table-cell office:value-type="float" office:value="271224" calcext:value-type="float">
            <text:p>271224</text:p>
          </table:table-cell>
          <table:table-cell office:value-type="float" office:value="137184" calcext:value-type="float">
            <text:p>137184</text:p>
          </table:table-cell>
          <table:table-cell office:value-type="float" office:value="146848" calcext:value-type="float">
            <text:p>146848</text:p>
          </table:table-cell>
          <table:table-cell office:value-type="float" office:value="2580032" calcext:value-type="float">
            <text:p>2580032</text:p>
          </table:table-cell>
          <table:table-cell office:value-type="float" office:value="382520" calcext:value-type="float">
            <text:p>382520</text:p>
          </table:table-cell>
          <table:table-cell office:value-type="float" office:value="335480" calcext:value-type="float">
            <text:p>335480</text:p>
          </table:table-cell>
          <table:table-cell office:value-type="float" office:value="148256" calcext:value-type="float">
            <text:p>1482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720" calcext:value-type="float">
            <text:p>136720</text:p>
          </table:table-cell>
          <table:table-cell office:value-type="float" office:value="1961840" calcext:value-type="float">
            <text:p>1961840</text:p>
          </table:table-cell>
          <table:table-cell office:value-type="float" office:value="298576" calcext:value-type="float">
            <text:p>298576</text:p>
          </table:table-cell>
          <table:table-cell office:value-type="float" office:value="271264" calcext:value-type="float">
            <text:p>271264</text:p>
          </table:table-cell>
          <table:table-cell office:value-type="float" office:value="137224" calcext:value-type="float">
            <text:p>137224</text:p>
          </table:table-cell>
          <table:table-cell office:value-type="float" office:value="146872" calcext:value-type="float">
            <text:p>146872</text:p>
          </table:table-cell>
          <table:table-cell office:value-type="float" office:value="2580048" calcext:value-type="float">
            <text:p>2580048</text:p>
          </table:table-cell>
          <table:table-cell office:value-type="float" office:value="382520" calcext:value-type="float">
            <text:p>382520</text:p>
          </table:table-cell>
          <table:table-cell office:value-type="float" office:value="335504" calcext:value-type="float">
            <text:p>335504</text:p>
          </table:table-cell>
          <table:table-cell office:value-type="float" office:value="148280" calcext:value-type="float">
            <text:p>1482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728" calcext:value-type="float">
            <text:p>136728</text:p>
          </table:table-cell>
          <table:table-cell office:value-type="float" office:value="1961848" calcext:value-type="float">
            <text:p>1961848</text:p>
          </table:table-cell>
          <table:table-cell office:value-type="float" office:value="298592" calcext:value-type="float">
            <text:p>298592</text:p>
          </table:table-cell>
          <table:table-cell office:value-type="float" office:value="271280" calcext:value-type="float">
            <text:p>271280</text:p>
          </table:table-cell>
          <table:table-cell office:value-type="float" office:value="137272" calcext:value-type="float">
            <text:p>137272</text:p>
          </table:table-cell>
          <table:table-cell office:value-type="float" office:value="146880" calcext:value-type="float">
            <text:p>146880</text:p>
          </table:table-cell>
          <table:table-cell office:value-type="float" office:value="2580056" calcext:value-type="float">
            <text:p>2580056</text:p>
          </table:table-cell>
          <table:table-cell office:value-type="float" office:value="382528" calcext:value-type="float">
            <text:p>382528</text:p>
          </table:table-cell>
          <table:table-cell office:value-type="float" office:value="335552" calcext:value-type="float">
            <text:p>335552</text:p>
          </table:table-cell>
          <table:table-cell office:value-type="float" office:value="148296" calcext:value-type="float">
            <text:p>1482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744" calcext:value-type="float">
            <text:p>136744</text:p>
          </table:table-cell>
          <table:table-cell office:value-type="float" office:value="1961856" calcext:value-type="float">
            <text:p>1961856</text:p>
          </table:table-cell>
          <table:table-cell office:value-type="float" office:value="298608" calcext:value-type="float">
            <text:p>298608</text:p>
          </table:table-cell>
          <table:table-cell office:value-type="float" office:value="271456" calcext:value-type="float">
            <text:p>271456</text:p>
          </table:table-cell>
          <table:table-cell office:value-type="float" office:value="137280" calcext:value-type="float">
            <text:p>137280</text:p>
          </table:table-cell>
          <table:table-cell office:value-type="float" office:value="146920" calcext:value-type="float">
            <text:p>146920</text:p>
          </table:table-cell>
          <table:table-cell office:value-type="float" office:value="2580064" calcext:value-type="float">
            <text:p>2580064</text:p>
          </table:table-cell>
          <table:table-cell office:value-type="float" office:value="382552" calcext:value-type="float">
            <text:p>382552</text:p>
          </table:table-cell>
          <table:table-cell office:value-type="float" office:value="335560" calcext:value-type="float">
            <text:p>335560</text:p>
          </table:table-cell>
          <table:table-cell office:value-type="float" office:value="148384" calcext:value-type="float">
            <text:p>1483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776" calcext:value-type="float">
            <text:p>136776</text:p>
          </table:table-cell>
          <table:table-cell office:value-type="float" office:value="1961960" calcext:value-type="float">
            <text:p>1961960</text:p>
          </table:table-cell>
          <table:table-cell office:value-type="float" office:value="298632" calcext:value-type="float">
            <text:p>298632</text:p>
          </table:table-cell>
          <table:table-cell office:value-type="float" office:value="271616" calcext:value-type="float">
            <text:p>271616</text:p>
          </table:table-cell>
          <table:table-cell office:value-type="float" office:value="137336" calcext:value-type="float">
            <text:p>137336</text:p>
          </table:table-cell>
          <table:table-cell office:value-type="float" office:value="146920" calcext:value-type="float">
            <text:p>146920</text:p>
          </table:table-cell>
          <table:table-cell office:value-type="float" office:value="2580152" calcext:value-type="float">
            <text:p>2580152</text:p>
          </table:table-cell>
          <table:table-cell office:value-type="float" office:value="382560" calcext:value-type="float">
            <text:p>382560</text:p>
          </table:table-cell>
          <table:table-cell office:value-type="float" office:value="335576" calcext:value-type="float">
            <text:p>335576</text:p>
          </table:table-cell>
          <table:table-cell office:value-type="float" office:value="148384" calcext:value-type="float">
            <text:p>1483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832" calcext:value-type="float">
            <text:p>136832</text:p>
          </table:table-cell>
          <table:table-cell office:value-type="float" office:value="1961968" calcext:value-type="float">
            <text:p>1961968</text:p>
          </table:table-cell>
          <table:table-cell office:value-type="float" office:value="298640" calcext:value-type="float">
            <text:p>298640</text:p>
          </table:table-cell>
          <table:table-cell office:value-type="float" office:value="271784" calcext:value-type="float">
            <text:p>271784</text:p>
          </table:table-cell>
          <table:table-cell office:value-type="float" office:value="137344" calcext:value-type="float">
            <text:p>137344</text:p>
          </table:table-cell>
          <table:table-cell office:value-type="float" office:value="146928" calcext:value-type="float">
            <text:p>146928</text:p>
          </table:table-cell>
          <table:table-cell office:value-type="float" office:value="2580176" calcext:value-type="float">
            <text:p>2580176</text:p>
          </table:table-cell>
          <table:table-cell office:value-type="float" office:value="382560" calcext:value-type="float">
            <text:p>382560</text:p>
          </table:table-cell>
          <table:table-cell office:value-type="float" office:value="335576" calcext:value-type="float">
            <text:p>335576</text:p>
          </table:table-cell>
          <table:table-cell office:value-type="float" office:value="148408" calcext:value-type="float">
            <text:p>1484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880" calcext:value-type="float">
            <text:p>136880</text:p>
          </table:table-cell>
          <table:table-cell office:value-type="float" office:value="1961992" calcext:value-type="float">
            <text:p>1961992</text:p>
          </table:table-cell>
          <table:table-cell office:value-type="float" office:value="298648" calcext:value-type="float">
            <text:p>298648</text:p>
          </table:table-cell>
          <table:table-cell office:value-type="float" office:value="271792" calcext:value-type="float">
            <text:p>271792</text:p>
          </table:table-cell>
          <table:table-cell office:value-type="float" office:value="137344" calcext:value-type="float">
            <text:p>137344</text:p>
          </table:table-cell>
          <table:table-cell office:value-type="float" office:value="146944" calcext:value-type="float">
            <text:p>146944</text:p>
          </table:table-cell>
          <table:table-cell office:value-type="float" office:value="2580192" calcext:value-type="float">
            <text:p>2580192</text:p>
          </table:table-cell>
          <table:table-cell office:value-type="float" office:value="382568" calcext:value-type="float">
            <text:p>382568</text:p>
          </table:table-cell>
          <table:table-cell office:value-type="float" office:value="335584" calcext:value-type="float">
            <text:p>335584</text:p>
          </table:table-cell>
          <table:table-cell office:value-type="float" office:value="148504" calcext:value-type="float">
            <text:p>1485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904" calcext:value-type="float">
            <text:p>136904</text:p>
          </table:table-cell>
          <table:table-cell office:value-type="float" office:value="1962008" calcext:value-type="float">
            <text:p>1962008</text:p>
          </table:table-cell>
          <table:table-cell office:value-type="float" office:value="298664" calcext:value-type="float">
            <text:p>298664</text:p>
          </table:table-cell>
          <table:table-cell office:value-type="float" office:value="272112" calcext:value-type="float">
            <text:p>272112</text:p>
          </table:table-cell>
          <table:table-cell office:value-type="float" office:value="137360" calcext:value-type="float">
            <text:p>137360</text:p>
          </table:table-cell>
          <table:table-cell office:value-type="float" office:value="146960" calcext:value-type="float">
            <text:p>146960</text:p>
          </table:table-cell>
          <table:table-cell office:value-type="float" office:value="2580200" calcext:value-type="float">
            <text:p>2580200</text:p>
          </table:table-cell>
          <table:table-cell office:value-type="float" office:value="382624" calcext:value-type="float">
            <text:p>382624</text:p>
          </table:table-cell>
          <table:table-cell office:value-type="float" office:value="335592" calcext:value-type="float">
            <text:p>335592</text:p>
          </table:table-cell>
          <table:table-cell office:value-type="float" office:value="148520" calcext:value-type="float">
            <text:p>1485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6920" calcext:value-type="float">
            <text:p>136920</text:p>
          </table:table-cell>
          <table:table-cell office:value-type="float" office:value="1962384" calcext:value-type="float">
            <text:p>1962384</text:p>
          </table:table-cell>
          <table:table-cell office:value-type="float" office:value="298680" calcext:value-type="float">
            <text:p>298680</text:p>
          </table:table-cell>
          <table:table-cell office:value-type="float" office:value="272144" calcext:value-type="float">
            <text:p>272144</text:p>
          </table:table-cell>
          <table:table-cell office:value-type="float" office:value="137368" calcext:value-type="float">
            <text:p>137368</text:p>
          </table:table-cell>
          <table:table-cell office:value-type="float" office:value="146976" calcext:value-type="float">
            <text:p>146976</text:p>
          </table:table-cell>
          <table:table-cell office:value-type="float" office:value="2580216" calcext:value-type="float">
            <text:p>2580216</text:p>
          </table:table-cell>
          <table:table-cell office:value-type="float" office:value="382648" calcext:value-type="float">
            <text:p>382648</text:p>
          </table:table-cell>
          <table:table-cell office:value-type="float" office:value="335600" calcext:value-type="float">
            <text:p>335600</text:p>
          </table:table-cell>
          <table:table-cell office:value-type="float" office:value="148544" calcext:value-type="float">
            <text:p>1485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032" calcext:value-type="float">
            <text:p>137032</text:p>
          </table:table-cell>
          <table:table-cell office:value-type="float" office:value="1962488" calcext:value-type="float">
            <text:p>1962488</text:p>
          </table:table-cell>
          <table:table-cell office:value-type="float" office:value="298712" calcext:value-type="float">
            <text:p>298712</text:p>
          </table:table-cell>
          <table:table-cell office:value-type="float" office:value="272216" calcext:value-type="float">
            <text:p>272216</text:p>
          </table:table-cell>
          <table:table-cell office:value-type="float" office:value="137440" calcext:value-type="float">
            <text:p>137440</text:p>
          </table:table-cell>
          <table:table-cell office:value-type="float" office:value="146992" calcext:value-type="float">
            <text:p>146992</text:p>
          </table:table-cell>
          <table:table-cell office:value-type="float" office:value="2580216" calcext:value-type="float">
            <text:p>2580216</text:p>
          </table:table-cell>
          <table:table-cell office:value-type="float" office:value="382664" calcext:value-type="float">
            <text:p>382664</text:p>
          </table:table-cell>
          <table:table-cell office:value-type="float" office:value="335616" calcext:value-type="float">
            <text:p>335616</text:p>
          </table:table-cell>
          <table:table-cell office:value-type="float" office:value="148560" calcext:value-type="float">
            <text:p>1485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056" calcext:value-type="float">
            <text:p>137056</text:p>
          </table:table-cell>
          <table:table-cell office:value-type="float" office:value="1962720" calcext:value-type="float">
            <text:p>1962720</text:p>
          </table:table-cell>
          <table:table-cell office:value-type="float" office:value="298744" calcext:value-type="float">
            <text:p>298744</text:p>
          </table:table-cell>
          <table:table-cell office:value-type="float" office:value="272488" calcext:value-type="float">
            <text:p>272488</text:p>
          </table:table-cell>
          <table:table-cell office:value-type="float" office:value="137472" calcext:value-type="float">
            <text:p>137472</text:p>
          </table:table-cell>
          <table:table-cell office:value-type="float" office:value="147008" calcext:value-type="float">
            <text:p>147008</text:p>
          </table:table-cell>
          <table:table-cell office:value-type="float" office:value="2580240" calcext:value-type="float">
            <text:p>2580240</text:p>
          </table:table-cell>
          <table:table-cell office:value-type="float" office:value="382664" calcext:value-type="float">
            <text:p>382664</text:p>
          </table:table-cell>
          <table:table-cell office:value-type="float" office:value="335632" calcext:value-type="float">
            <text:p>335632</text:p>
          </table:table-cell>
          <table:table-cell office:value-type="float" office:value="148600" calcext:value-type="float">
            <text:p>1486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088" calcext:value-type="float">
            <text:p>137088</text:p>
          </table:table-cell>
          <table:table-cell office:value-type="float" office:value="1962768" calcext:value-type="float">
            <text:p>1962768</text:p>
          </table:table-cell>
          <table:table-cell office:value-type="float" office:value="298768" calcext:value-type="float">
            <text:p>298768</text:p>
          </table:table-cell>
          <table:table-cell office:value-type="float" office:value="272584" calcext:value-type="float">
            <text:p>272584</text:p>
          </table:table-cell>
          <table:table-cell office:value-type="float" office:value="137488" calcext:value-type="float">
            <text:p>137488</text:p>
          </table:table-cell>
          <table:table-cell office:value-type="float" office:value="147024" calcext:value-type="float">
            <text:p>147024</text:p>
          </table:table-cell>
          <table:table-cell office:value-type="float" office:value="2580248" calcext:value-type="float">
            <text:p>2580248</text:p>
          </table:table-cell>
          <table:table-cell office:value-type="float" office:value="382672" calcext:value-type="float">
            <text:p>382672</text:p>
          </table:table-cell>
          <table:table-cell office:value-type="float" office:value="335640" calcext:value-type="float">
            <text:p>335640</text:p>
          </table:table-cell>
          <table:table-cell office:value-type="float" office:value="148600" calcext:value-type="float">
            <text:p>1486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120" calcext:value-type="float">
            <text:p>137120</text:p>
          </table:table-cell>
          <table:table-cell office:value-type="float" office:value="1963216" calcext:value-type="float">
            <text:p>1963216</text:p>
          </table:table-cell>
          <table:table-cell office:value-type="float" office:value="298792" calcext:value-type="float">
            <text:p>298792</text:p>
          </table:table-cell>
          <table:table-cell office:value-type="float" office:value="272728" calcext:value-type="float">
            <text:p>272728</text:p>
          </table:table-cell>
          <table:table-cell office:value-type="float" office:value="137488" calcext:value-type="float">
            <text:p>137488</text:p>
          </table:table-cell>
          <table:table-cell office:value-type="float" office:value="147040" calcext:value-type="float">
            <text:p>147040</text:p>
          </table:table-cell>
          <table:table-cell office:value-type="float" office:value="2580256" calcext:value-type="float">
            <text:p>2580256</text:p>
          </table:table-cell>
          <table:table-cell office:value-type="float" office:value="382672" calcext:value-type="float">
            <text:p>382672</text:p>
          </table:table-cell>
          <table:table-cell office:value-type="float" office:value="335640" calcext:value-type="float">
            <text:p>335640</text:p>
          </table:table-cell>
          <table:table-cell office:value-type="float" office:value="148608" calcext:value-type="float">
            <text:p>1486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144" calcext:value-type="float">
            <text:p>137144</text:p>
          </table:table-cell>
          <table:table-cell office:value-type="float" office:value="1963304" calcext:value-type="float">
            <text:p>1963304</text:p>
          </table:table-cell>
          <table:table-cell office:value-type="float" office:value="298800" calcext:value-type="float">
            <text:p>298800</text:p>
          </table:table-cell>
          <table:table-cell office:value-type="float" office:value="272968" calcext:value-type="float">
            <text:p>272968</text:p>
          </table:table-cell>
          <table:table-cell office:value-type="float" office:value="137488" calcext:value-type="float">
            <text:p>137488</text:p>
          </table:table-cell>
          <table:table-cell office:value-type="float" office:value="147056" calcext:value-type="float">
            <text:p>147056</text:p>
          </table:table-cell>
          <table:table-cell office:value-type="float" office:value="2580304" calcext:value-type="float">
            <text:p>2580304</text:p>
          </table:table-cell>
          <table:table-cell office:value-type="float" office:value="382680" calcext:value-type="float">
            <text:p>382680</text:p>
          </table:table-cell>
          <table:table-cell office:value-type="float" office:value="335648" calcext:value-type="float">
            <text:p>335648</text:p>
          </table:table-cell>
          <table:table-cell office:value-type="float" office:value="148616" calcext:value-type="float">
            <text:p>1486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216" calcext:value-type="float">
            <text:p>137216</text:p>
          </table:table-cell>
          <table:table-cell office:value-type="float" office:value="1963632" calcext:value-type="float">
            <text:p>1963632</text:p>
          </table:table-cell>
          <table:table-cell office:value-type="float" office:value="298808" calcext:value-type="float">
            <text:p>298808</text:p>
          </table:table-cell>
          <table:table-cell office:value-type="float" office:value="273008" calcext:value-type="float">
            <text:p>273008</text:p>
          </table:table-cell>
          <table:table-cell office:value-type="float" office:value="137488" calcext:value-type="float">
            <text:p>137488</text:p>
          </table:table-cell>
          <table:table-cell office:value-type="float" office:value="147072" calcext:value-type="float">
            <text:p>147072</text:p>
          </table:table-cell>
          <table:table-cell office:value-type="float" office:value="2580312" calcext:value-type="float">
            <text:p>2580312</text:p>
          </table:table-cell>
          <table:table-cell office:value-type="float" office:value="382696" calcext:value-type="float">
            <text:p>382696</text:p>
          </table:table-cell>
          <table:table-cell office:value-type="float" office:value="335648" calcext:value-type="float">
            <text:p>335648</text:p>
          </table:table-cell>
          <table:table-cell office:value-type="float" office:value="148616" calcext:value-type="float">
            <text:p>1486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288" calcext:value-type="float">
            <text:p>137288</text:p>
          </table:table-cell>
          <table:table-cell office:value-type="float" office:value="1963640" calcext:value-type="float">
            <text:p>1963640</text:p>
          </table:table-cell>
          <table:table-cell office:value-type="float" office:value="298808" calcext:value-type="float">
            <text:p>298808</text:p>
          </table:table-cell>
          <table:table-cell office:value-type="float" office:value="274208" calcext:value-type="float">
            <text:p>274208</text:p>
          </table:table-cell>
          <table:table-cell office:value-type="float" office:value="137512" calcext:value-type="float">
            <text:p>137512</text:p>
          </table:table-cell>
          <table:table-cell office:value-type="float" office:value="147088" calcext:value-type="float">
            <text:p>147088</text:p>
          </table:table-cell>
          <table:table-cell office:value-type="float" office:value="2580344" calcext:value-type="float">
            <text:p>2580344</text:p>
          </table:table-cell>
          <table:table-cell office:value-type="float" office:value="382704" calcext:value-type="float">
            <text:p>382704</text:p>
          </table:table-cell>
          <table:table-cell office:value-type="float" office:value="335648" calcext:value-type="float">
            <text:p>335648</text:p>
          </table:table-cell>
          <table:table-cell office:value-type="float" office:value="148672" calcext:value-type="float">
            <text:p>148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336" calcext:value-type="float">
            <text:p>137336</text:p>
          </table:table-cell>
          <table:table-cell office:value-type="float" office:value="1963688" calcext:value-type="float">
            <text:p>1963688</text:p>
          </table:table-cell>
          <table:table-cell office:value-type="float" office:value="298824" calcext:value-type="float">
            <text:p>298824</text:p>
          </table:table-cell>
          <table:table-cell office:value-type="float" office:value="274352" calcext:value-type="float">
            <text:p>274352</text:p>
          </table:table-cell>
          <table:table-cell office:value-type="float" office:value="137520" calcext:value-type="float">
            <text:p>137520</text:p>
          </table:table-cell>
          <table:table-cell office:value-type="float" office:value="147104" calcext:value-type="float">
            <text:p>147104</text:p>
          </table:table-cell>
          <table:table-cell office:value-type="float" office:value="2580376" calcext:value-type="float">
            <text:p>2580376</text:p>
          </table:table-cell>
          <table:table-cell office:value-type="float" office:value="382712" calcext:value-type="float">
            <text:p>382712</text:p>
          </table:table-cell>
          <table:table-cell office:value-type="float" office:value="335688" calcext:value-type="float">
            <text:p>335688</text:p>
          </table:table-cell>
          <table:table-cell office:value-type="float" office:value="148720" calcext:value-type="float">
            <text:p>1487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336" calcext:value-type="float">
            <text:p>137336</text:p>
          </table:table-cell>
          <table:table-cell office:value-type="float" office:value="1964024" calcext:value-type="float">
            <text:p>1964024</text:p>
          </table:table-cell>
          <table:table-cell office:value-type="float" office:value="298856" calcext:value-type="float">
            <text:p>298856</text:p>
          </table:table-cell>
          <table:table-cell office:value-type="float" office:value="274624" calcext:value-type="float">
            <text:p>274624</text:p>
          </table:table-cell>
          <table:table-cell office:value-type="float" office:value="137536" calcext:value-type="float">
            <text:p>137536</text:p>
          </table:table-cell>
          <table:table-cell office:value-type="float" office:value="147128" calcext:value-type="float">
            <text:p>147128</text:p>
          </table:table-cell>
          <table:table-cell office:value-type="float" office:value="2580408" calcext:value-type="float">
            <text:p>2580408</text:p>
          </table:table-cell>
          <table:table-cell office:value-type="float" office:value="382752" calcext:value-type="float">
            <text:p>382752</text:p>
          </table:table-cell>
          <table:table-cell office:value-type="float" office:value="335728" calcext:value-type="float">
            <text:p>335728</text:p>
          </table:table-cell>
          <table:table-cell office:value-type="float" office:value="148760" calcext:value-type="float">
            <text:p>1487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352" calcext:value-type="float">
            <text:p>137352</text:p>
          </table:table-cell>
          <table:table-cell office:value-type="float" office:value="1964464" calcext:value-type="float">
            <text:p>1964464</text:p>
          </table:table-cell>
          <table:table-cell office:value-type="float" office:value="298912" calcext:value-type="float">
            <text:p>298912</text:p>
          </table:table-cell>
          <table:table-cell office:value-type="float" office:value="275520" calcext:value-type="float">
            <text:p>275520</text:p>
          </table:table-cell>
          <table:table-cell office:value-type="float" office:value="137544" calcext:value-type="float">
            <text:p>137544</text:p>
          </table:table-cell>
          <table:table-cell office:value-type="float" office:value="147136" calcext:value-type="float">
            <text:p>147136</text:p>
          </table:table-cell>
          <table:table-cell office:value-type="float" office:value="2580432" calcext:value-type="float">
            <text:p>2580432</text:p>
          </table:table-cell>
          <table:table-cell office:value-type="float" office:value="382760" calcext:value-type="float">
            <text:p>382760</text:p>
          </table:table-cell>
          <table:table-cell office:value-type="float" office:value="335776" calcext:value-type="float">
            <text:p>335776</text:p>
          </table:table-cell>
          <table:table-cell office:value-type="float" office:value="148856" calcext:value-type="float">
            <text:p>1488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400" calcext:value-type="float">
            <text:p>137400</text:p>
          </table:table-cell>
          <table:table-cell office:value-type="float" office:value="1964736" calcext:value-type="float">
            <text:p>1964736</text:p>
          </table:table-cell>
          <table:table-cell office:value-type="float" office:value="298928" calcext:value-type="float">
            <text:p>298928</text:p>
          </table:table-cell>
          <table:table-cell office:value-type="float" office:value="275544" calcext:value-type="float">
            <text:p>275544</text:p>
          </table:table-cell>
          <table:table-cell office:value-type="float" office:value="137632" calcext:value-type="float">
            <text:p>137632</text:p>
          </table:table-cell>
          <table:table-cell office:value-type="float" office:value="147144" calcext:value-type="float">
            <text:p>147144</text:p>
          </table:table-cell>
          <table:table-cell office:value-type="float" office:value="2580472" calcext:value-type="float">
            <text:p>2580472</text:p>
          </table:table-cell>
          <table:table-cell office:value-type="float" office:value="382768" calcext:value-type="float">
            <text:p>382768</text:p>
          </table:table-cell>
          <table:table-cell office:value-type="float" office:value="335784" calcext:value-type="float">
            <text:p>335784</text:p>
          </table:table-cell>
          <table:table-cell office:value-type="float" office:value="148888" calcext:value-type="float">
            <text:p>1488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472" calcext:value-type="float">
            <text:p>137472</text:p>
          </table:table-cell>
          <table:table-cell office:value-type="float" office:value="1965584" calcext:value-type="float">
            <text:p>1965584</text:p>
          </table:table-cell>
          <table:table-cell office:value-type="float" office:value="298944" calcext:value-type="float">
            <text:p>298944</text:p>
          </table:table-cell>
          <table:table-cell office:value-type="float" office:value="276064" calcext:value-type="float">
            <text:p>276064</text:p>
          </table:table-cell>
          <table:table-cell office:value-type="float" office:value="137632" calcext:value-type="float">
            <text:p>137632</text:p>
          </table:table-cell>
          <table:table-cell office:value-type="float" office:value="147152" calcext:value-type="float">
            <text:p>147152</text:p>
          </table:table-cell>
          <table:table-cell office:value-type="float" office:value="2580504" calcext:value-type="float">
            <text:p>2580504</text:p>
          </table:table-cell>
          <table:table-cell office:value-type="float" office:value="382776" calcext:value-type="float">
            <text:p>382776</text:p>
          </table:table-cell>
          <table:table-cell office:value-type="float" office:value="335792" calcext:value-type="float">
            <text:p>335792</text:p>
          </table:table-cell>
          <table:table-cell office:value-type="float" office:value="148912" calcext:value-type="float">
            <text:p>1489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536" calcext:value-type="float">
            <text:p>137536</text:p>
          </table:table-cell>
          <table:table-cell office:value-type="float" office:value="1966200" calcext:value-type="float">
            <text:p>1966200</text:p>
          </table:table-cell>
          <table:table-cell office:value-type="float" office:value="298944" calcext:value-type="float">
            <text:p>298944</text:p>
          </table:table-cell>
          <table:table-cell office:value-type="float" office:value="276336" calcext:value-type="float">
            <text:p>276336</text:p>
          </table:table-cell>
          <table:table-cell office:value-type="float" office:value="137688" calcext:value-type="float">
            <text:p>137688</text:p>
          </table:table-cell>
          <table:table-cell office:value-type="float" office:value="147168" calcext:value-type="float">
            <text:p>147168</text:p>
          </table:table-cell>
          <table:table-cell office:value-type="float" office:value="2580528" calcext:value-type="float">
            <text:p>2580528</text:p>
          </table:table-cell>
          <table:table-cell office:value-type="float" office:value="382784" calcext:value-type="float">
            <text:p>382784</text:p>
          </table:table-cell>
          <table:table-cell office:value-type="float" office:value="335800" calcext:value-type="float">
            <text:p>335800</text:p>
          </table:table-cell>
          <table:table-cell office:value-type="float" office:value="148920" calcext:value-type="float">
            <text:p>1489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704" calcext:value-type="float">
            <text:p>137704</text:p>
          </table:table-cell>
          <table:table-cell office:value-type="float" office:value="1966216" calcext:value-type="float">
            <text:p>1966216</text:p>
          </table:table-cell>
          <table:table-cell office:value-type="float" office:value="299016" calcext:value-type="float">
            <text:p>299016</text:p>
          </table:table-cell>
          <table:table-cell office:value-type="float" office:value="276416" calcext:value-type="float">
            <text:p>276416</text:p>
          </table:table-cell>
          <table:table-cell office:value-type="float" office:value="137704" calcext:value-type="float">
            <text:p>137704</text:p>
          </table:table-cell>
          <table:table-cell office:value-type="float" office:value="147192" calcext:value-type="float">
            <text:p>147192</text:p>
          </table:table-cell>
          <table:table-cell office:value-type="float" office:value="2580528" calcext:value-type="float">
            <text:p>2580528</text:p>
          </table:table-cell>
          <table:table-cell office:value-type="float" office:value="382792" calcext:value-type="float">
            <text:p>382792</text:p>
          </table:table-cell>
          <table:table-cell office:value-type="float" office:value="335816" calcext:value-type="float">
            <text:p>335816</text:p>
          </table:table-cell>
          <table:table-cell office:value-type="float" office:value="148920" calcext:value-type="float">
            <text:p>1489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736" calcext:value-type="float">
            <text:p>137736</text:p>
          </table:table-cell>
          <table:table-cell office:value-type="float" office:value="1966360" calcext:value-type="float">
            <text:p>1966360</text:p>
          </table:table-cell>
          <table:table-cell office:value-type="float" office:value="299024" calcext:value-type="float">
            <text:p>299024</text:p>
          </table:table-cell>
          <table:table-cell office:value-type="float" office:value="276600" calcext:value-type="float">
            <text:p>276600</text:p>
          </table:table-cell>
          <table:table-cell office:value-type="float" office:value="137768" calcext:value-type="float">
            <text:p>137768</text:p>
          </table:table-cell>
          <table:table-cell office:value-type="float" office:value="147200" calcext:value-type="float">
            <text:p>147200</text:p>
          </table:table-cell>
          <table:table-cell office:value-type="float" office:value="2580528" calcext:value-type="float">
            <text:p>2580528</text:p>
          </table:table-cell>
          <table:table-cell office:value-type="float" office:value="382808" calcext:value-type="float">
            <text:p>382808</text:p>
          </table:table-cell>
          <table:table-cell office:value-type="float" office:value="335816" calcext:value-type="float">
            <text:p>335816</text:p>
          </table:table-cell>
          <table:table-cell office:value-type="float" office:value="149024" calcext:value-type="float">
            <text:p>1490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816" calcext:value-type="float">
            <text:p>137816</text:p>
          </table:table-cell>
          <table:table-cell office:value-type="float" office:value="1966504" calcext:value-type="float">
            <text:p>1966504</text:p>
          </table:table-cell>
          <table:table-cell office:value-type="float" office:value="299040" calcext:value-type="float">
            <text:p>299040</text:p>
          </table:table-cell>
          <table:table-cell office:value-type="float" office:value="276768" calcext:value-type="float">
            <text:p>276768</text:p>
          </table:table-cell>
          <table:table-cell office:value-type="float" office:value="137776" calcext:value-type="float">
            <text:p>137776</text:p>
          </table:table-cell>
          <table:table-cell office:value-type="float" office:value="147200" calcext:value-type="float">
            <text:p>147200</text:p>
          </table:table-cell>
          <table:table-cell office:value-type="float" office:value="2580528" calcext:value-type="float">
            <text:p>2580528</text:p>
          </table:table-cell>
          <table:table-cell office:value-type="float" office:value="382832" calcext:value-type="float">
            <text:p>382832</text:p>
          </table:table-cell>
          <table:table-cell office:value-type="float" office:value="335840" calcext:value-type="float">
            <text:p>335840</text:p>
          </table:table-cell>
          <table:table-cell office:value-type="float" office:value="149032" calcext:value-type="float">
            <text:p>1490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864" calcext:value-type="float">
            <text:p>137864</text:p>
          </table:table-cell>
          <table:table-cell office:value-type="float" office:value="1968232" calcext:value-type="float">
            <text:p>1968232</text:p>
          </table:table-cell>
          <table:table-cell office:value-type="float" office:value="299048" calcext:value-type="float">
            <text:p>299048</text:p>
          </table:table-cell>
          <table:table-cell office:value-type="float" office:value="277560" calcext:value-type="float">
            <text:p>277560</text:p>
          </table:table-cell>
          <table:table-cell office:value-type="float" office:value="137784" calcext:value-type="float">
            <text:p>137784</text:p>
          </table:table-cell>
          <table:table-cell office:value-type="float" office:value="147208" calcext:value-type="float">
            <text:p>147208</text:p>
          </table:table-cell>
          <table:table-cell office:value-type="float" office:value="2580552" calcext:value-type="float">
            <text:p>2580552</text:p>
          </table:table-cell>
          <table:table-cell office:value-type="float" office:value="382872" calcext:value-type="float">
            <text:p>382872</text:p>
          </table:table-cell>
          <table:table-cell office:value-type="float" office:value="335840" calcext:value-type="float">
            <text:p>335840</text:p>
          </table:table-cell>
          <table:table-cell office:value-type="float" office:value="149056" calcext:value-type="float">
            <text:p>1490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888" calcext:value-type="float">
            <text:p>137888</text:p>
          </table:table-cell>
          <table:table-cell office:value-type="float" office:value="1968304" calcext:value-type="float">
            <text:p>1968304</text:p>
          </table:table-cell>
          <table:table-cell office:value-type="float" office:value="299048" calcext:value-type="float">
            <text:p>299048</text:p>
          </table:table-cell>
          <table:table-cell office:value-type="float" office:value="277576" calcext:value-type="float">
            <text:p>277576</text:p>
          </table:table-cell>
          <table:table-cell office:value-type="float" office:value="137848" calcext:value-type="float">
            <text:p>137848</text:p>
          </table:table-cell>
          <table:table-cell office:value-type="float" office:value="147240" calcext:value-type="float">
            <text:p>147240</text:p>
          </table:table-cell>
          <table:table-cell office:value-type="float" office:value="2580552" calcext:value-type="float">
            <text:p>2580552</text:p>
          </table:table-cell>
          <table:table-cell office:value-type="float" office:value="382872" calcext:value-type="float">
            <text:p>382872</text:p>
          </table:table-cell>
          <table:table-cell office:value-type="float" office:value="335840" calcext:value-type="float">
            <text:p>335840</text:p>
          </table:table-cell>
          <table:table-cell office:value-type="float" office:value="149080" calcext:value-type="float">
            <text:p>1490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944" calcext:value-type="float">
            <text:p>137944</text:p>
          </table:table-cell>
          <table:table-cell office:value-type="float" office:value="1969936" calcext:value-type="float">
            <text:p>1969936</text:p>
          </table:table-cell>
          <table:table-cell office:value-type="float" office:value="299056" calcext:value-type="float">
            <text:p>299056</text:p>
          </table:table-cell>
          <table:table-cell office:value-type="float" office:value="277800" calcext:value-type="float">
            <text:p>277800</text:p>
          </table:table-cell>
          <table:table-cell office:value-type="float" office:value="137872" calcext:value-type="float">
            <text:p>137872</text:p>
          </table:table-cell>
          <table:table-cell office:value-type="float" office:value="147280" calcext:value-type="float">
            <text:p>147280</text:p>
          </table:table-cell>
          <table:table-cell office:value-type="float" office:value="2580568" calcext:value-type="float">
            <text:p>2580568</text:p>
          </table:table-cell>
          <table:table-cell office:value-type="float" office:value="382880" calcext:value-type="float">
            <text:p>382880</text:p>
          </table:table-cell>
          <table:table-cell office:value-type="float" office:value="335848" calcext:value-type="float">
            <text:p>335848</text:p>
          </table:table-cell>
          <table:table-cell office:value-type="float" office:value="149088" calcext:value-type="float">
            <text:p>1490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7952" calcext:value-type="float">
            <text:p>137952</text:p>
          </table:table-cell>
          <table:table-cell office:value-type="float" office:value="1969984" calcext:value-type="float">
            <text:p>1969984</text:p>
          </table:table-cell>
          <table:table-cell office:value-type="float" office:value="299080" calcext:value-type="float">
            <text:p>299080</text:p>
          </table:table-cell>
          <table:table-cell office:value-type="float" office:value="278336" calcext:value-type="float">
            <text:p>278336</text:p>
          </table:table-cell>
          <table:table-cell office:value-type="float" office:value="137952" calcext:value-type="float">
            <text:p>137952</text:p>
          </table:table-cell>
          <table:table-cell office:value-type="float" office:value="147288" calcext:value-type="float">
            <text:p>147288</text:p>
          </table:table-cell>
          <table:table-cell office:value-type="float" office:value="2580568" calcext:value-type="float">
            <text:p>2580568</text:p>
          </table:table-cell>
          <table:table-cell office:value-type="float" office:value="382904" calcext:value-type="float">
            <text:p>382904</text:p>
          </table:table-cell>
          <table:table-cell office:value-type="float" office:value="335856" calcext:value-type="float">
            <text:p>335856</text:p>
          </table:table-cell>
          <table:table-cell office:value-type="float" office:value="149112" calcext:value-type="float">
            <text:p>1491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008" calcext:value-type="float">
            <text:p>138008</text:p>
          </table:table-cell>
          <table:table-cell office:value-type="float" office:value="1971080" calcext:value-type="float">
            <text:p>1971080</text:p>
          </table:table-cell>
          <table:table-cell office:value-type="float" office:value="299104" calcext:value-type="float">
            <text:p>299104</text:p>
          </table:table-cell>
          <table:table-cell office:value-type="float" office:value="278624" calcext:value-type="float">
            <text:p>278624</text:p>
          </table:table-cell>
          <table:table-cell office:value-type="float" office:value="138024" calcext:value-type="float">
            <text:p>138024</text:p>
          </table:table-cell>
          <table:table-cell office:value-type="float" office:value="147288" calcext:value-type="float">
            <text:p>147288</text:p>
          </table:table-cell>
          <table:table-cell office:value-type="float" office:value="2580576" calcext:value-type="float">
            <text:p>2580576</text:p>
          </table:table-cell>
          <table:table-cell office:value-type="float" office:value="382904" calcext:value-type="float">
            <text:p>382904</text:p>
          </table:table-cell>
          <table:table-cell office:value-type="float" office:value="335880" calcext:value-type="float">
            <text:p>335880</text:p>
          </table:table-cell>
          <table:table-cell office:value-type="float" office:value="149160" calcext:value-type="float">
            <text:p>1491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056" calcext:value-type="float">
            <text:p>138056</text:p>
          </table:table-cell>
          <table:table-cell office:value-type="float" office:value="1971400" calcext:value-type="float">
            <text:p>1971400</text:p>
          </table:table-cell>
          <table:table-cell office:value-type="float" office:value="299144" calcext:value-type="float">
            <text:p>299144</text:p>
          </table:table-cell>
          <table:table-cell office:value-type="float" office:value="278792" calcext:value-type="float">
            <text:p>278792</text:p>
          </table:table-cell>
          <table:table-cell office:value-type="float" office:value="138128" calcext:value-type="float">
            <text:p>138128</text:p>
          </table:table-cell>
          <table:table-cell office:value-type="float" office:value="147328" calcext:value-type="float">
            <text:p>147328</text:p>
          </table:table-cell>
          <table:table-cell office:value-type="float" office:value="2580592" calcext:value-type="float">
            <text:p>2580592</text:p>
          </table:table-cell>
          <table:table-cell office:value-type="float" office:value="382912" calcext:value-type="float">
            <text:p>382912</text:p>
          </table:table-cell>
          <table:table-cell office:value-type="float" office:value="335888" calcext:value-type="float">
            <text:p>335888</text:p>
          </table:table-cell>
          <table:table-cell office:value-type="float" office:value="149160" calcext:value-type="float">
            <text:p>1491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072" calcext:value-type="float">
            <text:p>138072</text:p>
          </table:table-cell>
          <table:table-cell office:value-type="float" office:value="1971808" calcext:value-type="float">
            <text:p>1971808</text:p>
          </table:table-cell>
          <table:table-cell office:value-type="float" office:value="299176" calcext:value-type="float">
            <text:p>299176</text:p>
          </table:table-cell>
          <table:table-cell office:value-type="float" office:value="278936" calcext:value-type="float">
            <text:p>278936</text:p>
          </table:table-cell>
          <table:table-cell office:value-type="float" office:value="138192" calcext:value-type="float">
            <text:p>138192</text:p>
          </table:table-cell>
          <table:table-cell office:value-type="float" office:value="147328" calcext:value-type="float">
            <text:p>147328</text:p>
          </table:table-cell>
          <table:table-cell office:value-type="float" office:value="2580608" calcext:value-type="float">
            <text:p>2580608</text:p>
          </table:table-cell>
          <table:table-cell office:value-type="float" office:value="382920" calcext:value-type="float">
            <text:p>382920</text:p>
          </table:table-cell>
          <table:table-cell office:value-type="float" office:value="335920" calcext:value-type="float">
            <text:p>335920</text:p>
          </table:table-cell>
          <table:table-cell office:value-type="float" office:value="149200" calcext:value-type="float">
            <text:p>149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160" calcext:value-type="float">
            <text:p>138160</text:p>
          </table:table-cell>
          <table:table-cell office:value-type="float" office:value="1972704" calcext:value-type="float">
            <text:p>1972704</text:p>
          </table:table-cell>
          <table:table-cell office:value-type="float" office:value="299200" calcext:value-type="float">
            <text:p>299200</text:p>
          </table:table-cell>
          <table:table-cell office:value-type="float" office:value="279368" calcext:value-type="float">
            <text:p>279368</text:p>
          </table:table-cell>
          <table:table-cell office:value-type="float" office:value="138192" calcext:value-type="float">
            <text:p>138192</text:p>
          </table:table-cell>
          <table:table-cell office:value-type="float" office:value="147336" calcext:value-type="float">
            <text:p>147336</text:p>
          </table:table-cell>
          <table:table-cell office:value-type="float" office:value="2580624" calcext:value-type="float">
            <text:p>2580624</text:p>
          </table:table-cell>
          <table:table-cell office:value-type="float" office:value="382936" calcext:value-type="float">
            <text:p>382936</text:p>
          </table:table-cell>
          <table:table-cell office:value-type="float" office:value="335936" calcext:value-type="float">
            <text:p>335936</text:p>
          </table:table-cell>
          <table:table-cell office:value-type="float" office:value="149224" calcext:value-type="float">
            <text:p>1492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392" calcext:value-type="float">
            <text:p>138392</text:p>
          </table:table-cell>
          <table:table-cell office:value-type="float" office:value="1973040" calcext:value-type="float">
            <text:p>1973040</text:p>
          </table:table-cell>
          <table:table-cell office:value-type="float" office:value="299224" calcext:value-type="float">
            <text:p>299224</text:p>
          </table:table-cell>
          <table:table-cell office:value-type="float" office:value="279480" calcext:value-type="float">
            <text:p>279480</text:p>
          </table:table-cell>
          <table:table-cell office:value-type="float" office:value="138192" calcext:value-type="float">
            <text:p>138192</text:p>
          </table:table-cell>
          <table:table-cell office:value-type="float" office:value="147368" calcext:value-type="float">
            <text:p>147368</text:p>
          </table:table-cell>
          <table:table-cell office:value-type="float" office:value="2580640" calcext:value-type="float">
            <text:p>2580640</text:p>
          </table:table-cell>
          <table:table-cell office:value-type="float" office:value="382936" calcext:value-type="float">
            <text:p>382936</text:p>
          </table:table-cell>
          <table:table-cell office:value-type="float" office:value="335936" calcext:value-type="float">
            <text:p>335936</text:p>
          </table:table-cell>
          <table:table-cell office:value-type="float" office:value="149224" calcext:value-type="float">
            <text:p>1492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568" calcext:value-type="float">
            <text:p>138568</text:p>
          </table:table-cell>
          <table:table-cell office:value-type="float" office:value="1973536" calcext:value-type="float">
            <text:p>1973536</text:p>
          </table:table-cell>
          <table:table-cell office:value-type="float" office:value="299240" calcext:value-type="float">
            <text:p>299240</text:p>
          </table:table-cell>
          <table:table-cell office:value-type="float" office:value="279512" calcext:value-type="float">
            <text:p>279512</text:p>
          </table:table-cell>
          <table:table-cell office:value-type="float" office:value="138248" calcext:value-type="float">
            <text:p>138248</text:p>
          </table:table-cell>
          <table:table-cell office:value-type="float" office:value="147456" calcext:value-type="float">
            <text:p>147456</text:p>
          </table:table-cell>
          <table:table-cell office:value-type="float" office:value="2580640" calcext:value-type="float">
            <text:p>2580640</text:p>
          </table:table-cell>
          <table:table-cell office:value-type="float" office:value="382960" calcext:value-type="float">
            <text:p>382960</text:p>
          </table:table-cell>
          <table:table-cell office:value-type="float" office:value="335984" calcext:value-type="float">
            <text:p>335984</text:p>
          </table:table-cell>
          <table:table-cell office:value-type="float" office:value="149224" calcext:value-type="float">
            <text:p>1492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576" calcext:value-type="float">
            <text:p>138576</text:p>
          </table:table-cell>
          <table:table-cell office:value-type="float" office:value="1973784" calcext:value-type="float">
            <text:p>1973784</text:p>
          </table:table-cell>
          <table:table-cell office:value-type="float" office:value="299256" calcext:value-type="float">
            <text:p>299256</text:p>
          </table:table-cell>
          <table:table-cell office:value-type="float" office:value="279736" calcext:value-type="float">
            <text:p>279736</text:p>
          </table:table-cell>
          <table:table-cell office:value-type="float" office:value="138296" calcext:value-type="float">
            <text:p>138296</text:p>
          </table:table-cell>
          <table:table-cell office:value-type="float" office:value="147464" calcext:value-type="float">
            <text:p>147464</text:p>
          </table:table-cell>
          <table:table-cell office:value-type="float" office:value="2580664" calcext:value-type="float">
            <text:p>2580664</text:p>
          </table:table-cell>
          <table:table-cell office:value-type="float" office:value="382976" calcext:value-type="float">
            <text:p>382976</text:p>
          </table:table-cell>
          <table:table-cell office:value-type="float" office:value="335992" calcext:value-type="float">
            <text:p>335992</text:p>
          </table:table-cell>
          <table:table-cell office:value-type="float" office:value="149232" calcext:value-type="float">
            <text:p>1492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584" calcext:value-type="float">
            <text:p>138584</text:p>
          </table:table-cell>
          <table:table-cell office:value-type="float" office:value="1974192" calcext:value-type="float">
            <text:p>1974192</text:p>
          </table:table-cell>
          <table:table-cell office:value-type="float" office:value="299312" calcext:value-type="float">
            <text:p>299312</text:p>
          </table:table-cell>
          <table:table-cell office:value-type="float" office:value="279784" calcext:value-type="float">
            <text:p>279784</text:p>
          </table:table-cell>
          <table:table-cell office:value-type="float" office:value="138352" calcext:value-type="float">
            <text:p>138352</text:p>
          </table:table-cell>
          <table:table-cell office:value-type="float" office:value="147464" calcext:value-type="float">
            <text:p>147464</text:p>
          </table:table-cell>
          <table:table-cell office:value-type="float" office:value="2580672" calcext:value-type="float">
            <text:p>2580672</text:p>
          </table:table-cell>
          <table:table-cell office:value-type="float" office:value="383008" calcext:value-type="float">
            <text:p>383008</text:p>
          </table:table-cell>
          <table:table-cell office:value-type="float" office:value="336000" calcext:value-type="float">
            <text:p>336000</text:p>
          </table:table-cell>
          <table:table-cell office:value-type="float" office:value="149256" calcext:value-type="float">
            <text:p>1492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600" calcext:value-type="float">
            <text:p>138600</text:p>
          </table:table-cell>
          <table:table-cell office:value-type="float" office:value="1974456" calcext:value-type="float">
            <text:p>1974456</text:p>
          </table:table-cell>
          <table:table-cell office:value-type="float" office:value="299440" calcext:value-type="float">
            <text:p>299440</text:p>
          </table:table-cell>
          <table:table-cell office:value-type="float" office:value="279952" calcext:value-type="float">
            <text:p>279952</text:p>
          </table:table-cell>
          <table:table-cell office:value-type="float" office:value="138408" calcext:value-type="float">
            <text:p>138408</text:p>
          </table:table-cell>
          <table:table-cell office:value-type="float" office:value="147488" calcext:value-type="float">
            <text:p>147488</text:p>
          </table:table-cell>
          <table:table-cell office:value-type="float" office:value="2580680" calcext:value-type="float">
            <text:p>2580680</text:p>
          </table:table-cell>
          <table:table-cell office:value-type="float" office:value="383016" calcext:value-type="float">
            <text:p>383016</text:p>
          </table:table-cell>
          <table:table-cell office:value-type="float" office:value="336000" calcext:value-type="float">
            <text:p>336000</text:p>
          </table:table-cell>
          <table:table-cell office:value-type="float" office:value="149352" calcext:value-type="float">
            <text:p>1493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632" calcext:value-type="float">
            <text:p>138632</text:p>
          </table:table-cell>
          <table:table-cell office:value-type="float" office:value="1974640" calcext:value-type="float">
            <text:p>1974640</text:p>
          </table:table-cell>
          <table:table-cell office:value-type="float" office:value="299448" calcext:value-type="float">
            <text:p>299448</text:p>
          </table:table-cell>
          <table:table-cell office:value-type="float" office:value="280040" calcext:value-type="float">
            <text:p>280040</text:p>
          </table:table-cell>
          <table:table-cell office:value-type="float" office:value="138456" calcext:value-type="float">
            <text:p>138456</text:p>
          </table:table-cell>
          <table:table-cell office:value-type="float" office:value="147488" calcext:value-type="float">
            <text:p>147488</text:p>
          </table:table-cell>
          <table:table-cell office:value-type="float" office:value="2580696" calcext:value-type="float">
            <text:p>2580696</text:p>
          </table:table-cell>
          <table:table-cell office:value-type="float" office:value="383016" calcext:value-type="float">
            <text:p>383016</text:p>
          </table:table-cell>
          <table:table-cell office:value-type="float" office:value="336016" calcext:value-type="float">
            <text:p>336016</text:p>
          </table:table-cell>
          <table:table-cell office:value-type="float" office:value="149368" calcext:value-type="float">
            <text:p>1493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688" calcext:value-type="float">
            <text:p>138688</text:p>
          </table:table-cell>
          <table:table-cell office:value-type="float" office:value="1974672" calcext:value-type="float">
            <text:p>1974672</text:p>
          </table:table-cell>
          <table:table-cell office:value-type="float" office:value="299448" calcext:value-type="float">
            <text:p>299448</text:p>
          </table:table-cell>
          <table:table-cell office:value-type="float" office:value="280136" calcext:value-type="float">
            <text:p>280136</text:p>
          </table:table-cell>
          <table:table-cell office:value-type="float" office:value="138592" calcext:value-type="float">
            <text:p>138592</text:p>
          </table:table-cell>
          <table:table-cell office:value-type="float" office:value="147528" calcext:value-type="float">
            <text:p>147528</text:p>
          </table:table-cell>
          <table:table-cell office:value-type="float" office:value="2580696" calcext:value-type="float">
            <text:p>2580696</text:p>
          </table:table-cell>
          <table:table-cell office:value-type="float" office:value="383032" calcext:value-type="float">
            <text:p>383032</text:p>
          </table:table-cell>
          <table:table-cell office:value-type="float" office:value="336016" calcext:value-type="float">
            <text:p>336016</text:p>
          </table:table-cell>
          <table:table-cell office:value-type="float" office:value="149376" calcext:value-type="float">
            <text:p>1493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696" calcext:value-type="float">
            <text:p>138696</text:p>
          </table:table-cell>
          <table:table-cell office:value-type="float" office:value="1974792" calcext:value-type="float">
            <text:p>1974792</text:p>
          </table:table-cell>
          <table:table-cell office:value-type="float" office:value="299464" calcext:value-type="float">
            <text:p>299464</text:p>
          </table:table-cell>
          <table:table-cell office:value-type="float" office:value="280336" calcext:value-type="float">
            <text:p>280336</text:p>
          </table:table-cell>
          <table:table-cell office:value-type="float" office:value="138656" calcext:value-type="float">
            <text:p>138656</text:p>
          </table:table-cell>
          <table:table-cell office:value-type="float" office:value="147544" calcext:value-type="float">
            <text:p>147544</text:p>
          </table:table-cell>
          <table:table-cell office:value-type="float" office:value="2580712" calcext:value-type="float">
            <text:p>2580712</text:p>
          </table:table-cell>
          <table:table-cell office:value-type="float" office:value="383048" calcext:value-type="float">
            <text:p>383048</text:p>
          </table:table-cell>
          <table:table-cell office:value-type="float" office:value="336032" calcext:value-type="float">
            <text:p>336032</text:p>
          </table:table-cell>
          <table:table-cell office:value-type="float" office:value="149376" calcext:value-type="float">
            <text:p>1493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704" calcext:value-type="float">
            <text:p>138704</text:p>
          </table:table-cell>
          <table:table-cell office:value-type="float" office:value="1974952" calcext:value-type="float">
            <text:p>1974952</text:p>
          </table:table-cell>
          <table:table-cell office:value-type="float" office:value="299496" calcext:value-type="float">
            <text:p>299496</text:p>
          </table:table-cell>
          <table:table-cell office:value-type="float" office:value="280448" calcext:value-type="float">
            <text:p>280448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7552" calcext:value-type="float">
            <text:p>147552</text:p>
          </table:table-cell>
          <table:table-cell office:value-type="float" office:value="2580720" calcext:value-type="float">
            <text:p>2580720</text:p>
          </table:table-cell>
          <table:table-cell office:value-type="float" office:value="383056" calcext:value-type="float">
            <text:p>383056</text:p>
          </table:table-cell>
          <table:table-cell office:value-type="float" office:value="336040" calcext:value-type="float">
            <text:p>336040</text:p>
          </table:table-cell>
          <table:table-cell office:value-type="float" office:value="149416" calcext:value-type="float">
            <text:p>1494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928" calcext:value-type="float">
            <text:p>138928</text:p>
          </table:table-cell>
          <table:table-cell office:value-type="float" office:value="1975232" calcext:value-type="float">
            <text:p>1975232</text:p>
          </table:table-cell>
          <table:table-cell office:value-type="float" office:value="299536" calcext:value-type="float">
            <text:p>299536</text:p>
          </table:table-cell>
          <table:table-cell office:value-type="float" office:value="280488" calcext:value-type="float">
            <text:p>280488</text:p>
          </table:table-cell>
          <table:table-cell office:value-type="float" office:value="138728" calcext:value-type="float">
            <text:p>138728</text:p>
          </table:table-cell>
          <table:table-cell office:value-type="float" office:value="147576" calcext:value-type="float">
            <text:p>147576</text:p>
          </table:table-cell>
          <table:table-cell office:value-type="float" office:value="2580736" calcext:value-type="float">
            <text:p>2580736</text:p>
          </table:table-cell>
          <table:table-cell office:value-type="float" office:value="383056" calcext:value-type="float">
            <text:p>383056</text:p>
          </table:table-cell>
          <table:table-cell office:value-type="float" office:value="336040" calcext:value-type="float">
            <text:p>336040</text:p>
          </table:table-cell>
          <table:table-cell office:value-type="float" office:value="149480" calcext:value-type="float">
            <text:p>1494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968" calcext:value-type="float">
            <text:p>138968</text:p>
          </table:table-cell>
          <table:table-cell office:value-type="float" office:value="1976776" calcext:value-type="float">
            <text:p>1976776</text:p>
          </table:table-cell>
          <table:table-cell office:value-type="float" office:value="299552" calcext:value-type="float">
            <text:p>299552</text:p>
          </table:table-cell>
          <table:table-cell office:value-type="float" office:value="280512" calcext:value-type="float">
            <text:p>280512</text:p>
          </table:table-cell>
          <table:table-cell office:value-type="float" office:value="138760" calcext:value-type="float">
            <text:p>138760</text:p>
          </table:table-cell>
          <table:table-cell office:value-type="float" office:value="147576" calcext:value-type="float">
            <text:p>147576</text:p>
          </table:table-cell>
          <table:table-cell office:value-type="float" office:value="2580760" calcext:value-type="float">
            <text:p>2580760</text:p>
          </table:table-cell>
          <table:table-cell office:value-type="float" office:value="383064" calcext:value-type="float">
            <text:p>383064</text:p>
          </table:table-cell>
          <table:table-cell office:value-type="float" office:value="336048" calcext:value-type="float">
            <text:p>336048</text:p>
          </table:table-cell>
          <table:table-cell office:value-type="float" office:value="149488" calcext:value-type="float">
            <text:p>1494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9152" calcext:value-type="float">
            <text:p>139152</text:p>
          </table:table-cell>
          <table:table-cell office:value-type="float" office:value="1976936" calcext:value-type="float">
            <text:p>1976936</text:p>
          </table:table-cell>
          <table:table-cell office:value-type="float" office:value="299584" calcext:value-type="float">
            <text:p>299584</text:p>
          </table:table-cell>
          <table:table-cell office:value-type="float" office:value="280744" calcext:value-type="float">
            <text:p>280744</text:p>
          </table:table-cell>
          <table:table-cell office:value-type="float" office:value="138784" calcext:value-type="float">
            <text:p>138784</text:p>
          </table:table-cell>
          <table:table-cell office:value-type="float" office:value="147696" calcext:value-type="float">
            <text:p>147696</text:p>
          </table:table-cell>
          <table:table-cell office:value-type="float" office:value="2580760" calcext:value-type="float">
            <text:p>2580760</text:p>
          </table:table-cell>
          <table:table-cell office:value-type="float" office:value="383072" calcext:value-type="float">
            <text:p>383072</text:p>
          </table:table-cell>
          <table:table-cell office:value-type="float" office:value="336056" calcext:value-type="float">
            <text:p>336056</text:p>
          </table:table-cell>
          <table:table-cell office:value-type="float" office:value="149496" calcext:value-type="float">
            <text:p>1494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9192" calcext:value-type="float">
            <text:p>139192</text:p>
          </table:table-cell>
          <table:table-cell office:value-type="float" office:value="1976952" calcext:value-type="float">
            <text:p>1976952</text:p>
          </table:table-cell>
          <table:table-cell office:value-type="float" office:value="299584" calcext:value-type="float">
            <text:p>299584</text:p>
          </table:table-cell>
          <table:table-cell office:value-type="float" office:value="280744" calcext:value-type="float">
            <text:p>280744</text:p>
          </table:table-cell>
          <table:table-cell office:value-type="float" office:value="138848" calcext:value-type="float">
            <text:p>138848</text:p>
          </table:table-cell>
          <table:table-cell office:value-type="float" office:value="147792" calcext:value-type="float">
            <text:p>147792</text:p>
          </table:table-cell>
          <table:table-cell office:value-type="float" office:value="2580808" calcext:value-type="float">
            <text:p>2580808</text:p>
          </table:table-cell>
          <table:table-cell office:value-type="float" office:value="383080" calcext:value-type="float">
            <text:p>383080</text:p>
          </table:table-cell>
          <table:table-cell office:value-type="float" office:value="336056" calcext:value-type="float">
            <text:p>336056</text:p>
          </table:table-cell>
          <table:table-cell office:value-type="float" office:value="149512" calcext:value-type="float">
            <text:p>1495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9424" calcext:value-type="float">
            <text:p>139424</text:p>
          </table:table-cell>
          <table:table-cell office:value-type="float" office:value="1977024" calcext:value-type="float">
            <text:p>1977024</text:p>
          </table:table-cell>
          <table:table-cell office:value-type="float" office:value="299592" calcext:value-type="float">
            <text:p>299592</text:p>
          </table:table-cell>
          <table:table-cell office:value-type="float" office:value="280896" calcext:value-type="float">
            <text:p>280896</text:p>
          </table:table-cell>
          <table:table-cell office:value-type="float" office:value="138856" calcext:value-type="float">
            <text:p>138856</text:p>
          </table:table-cell>
          <table:table-cell office:value-type="float" office:value="147800" calcext:value-type="float">
            <text:p>147800</text:p>
          </table:table-cell>
          <table:table-cell office:value-type="float" office:value="2580808" calcext:value-type="float">
            <text:p>2580808</text:p>
          </table:table-cell>
          <table:table-cell office:value-type="float" office:value="383080" calcext:value-type="float">
            <text:p>383080</text:p>
          </table:table-cell>
          <table:table-cell office:value-type="float" office:value="336064" calcext:value-type="float">
            <text:p>336064</text:p>
          </table:table-cell>
          <table:table-cell office:value-type="float" office:value="149520" calcext:value-type="float">
            <text:p>1495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9512" calcext:value-type="float">
            <text:p>139512</text:p>
          </table:table-cell>
          <table:table-cell office:value-type="float" office:value="1977352" calcext:value-type="float">
            <text:p>1977352</text:p>
          </table:table-cell>
          <table:table-cell office:value-type="float" office:value="299632" calcext:value-type="float">
            <text:p>299632</text:p>
          </table:table-cell>
          <table:table-cell office:value-type="float" office:value="280992" calcext:value-type="float">
            <text:p>280992</text:p>
          </table:table-cell>
          <table:table-cell office:value-type="float" office:value="138944" calcext:value-type="float">
            <text:p>138944</text:p>
          </table:table-cell>
          <table:table-cell office:value-type="float" office:value="147808" calcext:value-type="float">
            <text:p>147808</text:p>
          </table:table-cell>
          <table:table-cell office:value-type="float" office:value="2580824" calcext:value-type="float">
            <text:p>2580824</text:p>
          </table:table-cell>
          <table:table-cell office:value-type="float" office:value="383096" calcext:value-type="float">
            <text:p>383096</text:p>
          </table:table-cell>
          <table:table-cell office:value-type="float" office:value="336080" calcext:value-type="float">
            <text:p>336080</text:p>
          </table:table-cell>
          <table:table-cell office:value-type="float" office:value="149576" calcext:value-type="float">
            <text:p>1495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9536" calcext:value-type="float">
            <text:p>139536</text:p>
          </table:table-cell>
          <table:table-cell office:value-type="float" office:value="1978336" calcext:value-type="float">
            <text:p>1978336</text:p>
          </table:table-cell>
          <table:table-cell office:value-type="float" office:value="299640" calcext:value-type="float">
            <text:p>299640</text:p>
          </table:table-cell>
          <table:table-cell office:value-type="float" office:value="281048" calcext:value-type="float">
            <text:p>281048</text:p>
          </table:table-cell>
          <table:table-cell office:value-type="float" office:value="138952" calcext:value-type="float">
            <text:p>138952</text:p>
          </table:table-cell>
          <table:table-cell office:value-type="float" office:value="147824" calcext:value-type="float">
            <text:p>147824</text:p>
          </table:table-cell>
          <table:table-cell office:value-type="float" office:value="2580872" calcext:value-type="float">
            <text:p>2580872</text:p>
          </table:table-cell>
          <table:table-cell office:value-type="float" office:value="383104" calcext:value-type="float">
            <text:p>383104</text:p>
          </table:table-cell>
          <table:table-cell office:value-type="float" office:value="336088" calcext:value-type="float">
            <text:p>336088</text:p>
          </table:table-cell>
          <table:table-cell office:value-type="float" office:value="149576" calcext:value-type="float">
            <text:p>1495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9688" calcext:value-type="float">
            <text:p>139688</text:p>
          </table:table-cell>
          <table:table-cell office:value-type="float" office:value="1978344" calcext:value-type="float">
            <text:p>1978344</text:p>
          </table:table-cell>
          <table:table-cell office:value-type="float" office:value="299672" calcext:value-type="float">
            <text:p>299672</text:p>
          </table:table-cell>
          <table:table-cell office:value-type="float" office:value="281128" calcext:value-type="float">
            <text:p>281128</text:p>
          </table:table-cell>
          <table:table-cell office:value-type="float" office:value="138952" calcext:value-type="float">
            <text:p>138952</text:p>
          </table:table-cell>
          <table:table-cell office:value-type="float" office:value="147840" calcext:value-type="float">
            <text:p>147840</text:p>
          </table:table-cell>
          <table:table-cell office:value-type="float" office:value="2580872" calcext:value-type="float">
            <text:p>2580872</text:p>
          </table:table-cell>
          <table:table-cell office:value-type="float" office:value="383112" calcext:value-type="float">
            <text:p>383112</text:p>
          </table:table-cell>
          <table:table-cell office:value-type="float" office:value="336088" calcext:value-type="float">
            <text:p>336088</text:p>
          </table:table-cell>
          <table:table-cell office:value-type="float" office:value="149592" calcext:value-type="float">
            <text:p>1495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9704" calcext:value-type="float">
            <text:p>139704</text:p>
          </table:table-cell>
          <table:table-cell office:value-type="float" office:value="1978768" calcext:value-type="float">
            <text:p>1978768</text:p>
          </table:table-cell>
          <table:table-cell office:value-type="float" office:value="299720" calcext:value-type="float">
            <text:p>299720</text:p>
          </table:table-cell>
          <table:table-cell office:value-type="float" office:value="281136" calcext:value-type="float">
            <text:p>281136</text:p>
          </table:table-cell>
          <table:table-cell office:value-type="float" office:value="139008" calcext:value-type="float">
            <text:p>139008</text:p>
          </table:table-cell>
          <table:table-cell office:value-type="float" office:value="147864" calcext:value-type="float">
            <text:p>147864</text:p>
          </table:table-cell>
          <table:table-cell office:value-type="float" office:value="2580880" calcext:value-type="float">
            <text:p>2580880</text:p>
          </table:table-cell>
          <table:table-cell office:value-type="float" office:value="383120" calcext:value-type="float">
            <text:p>383120</text:p>
          </table:table-cell>
          <table:table-cell office:value-type="float" office:value="336096" calcext:value-type="float">
            <text:p>336096</text:p>
          </table:table-cell>
          <table:table-cell office:value-type="float" office:value="149592" calcext:value-type="float">
            <text:p>1495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9752" calcext:value-type="float">
            <text:p>139752</text:p>
          </table:table-cell>
          <table:table-cell office:value-type="float" office:value="1979104" calcext:value-type="float">
            <text:p>1979104</text:p>
          </table:table-cell>
          <table:table-cell office:value-type="float" office:value="299824" calcext:value-type="float">
            <text:p>299824</text:p>
          </table:table-cell>
          <table:table-cell office:value-type="float" office:value="281200" calcext:value-type="float">
            <text:p>281200</text:p>
          </table:table-cell>
          <table:table-cell office:value-type="float" office:value="139056" calcext:value-type="float">
            <text:p>139056</text:p>
          </table:table-cell>
          <table:table-cell office:value-type="float" office:value="147864" calcext:value-type="float">
            <text:p>147864</text:p>
          </table:table-cell>
          <table:table-cell office:value-type="float" office:value="2580880" calcext:value-type="float">
            <text:p>2580880</text:p>
          </table:table-cell>
          <table:table-cell office:value-type="float" office:value="383128" calcext:value-type="float">
            <text:p>383128</text:p>
          </table:table-cell>
          <table:table-cell office:value-type="float" office:value="336104" calcext:value-type="float">
            <text:p>336104</text:p>
          </table:table-cell>
          <table:table-cell office:value-type="float" office:value="149600" calcext:value-type="float">
            <text:p>1496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9768" calcext:value-type="float">
            <text:p>139768</text:p>
          </table:table-cell>
          <table:table-cell office:value-type="float" office:value="1979576" calcext:value-type="float">
            <text:p>1979576</text:p>
          </table:table-cell>
          <table:table-cell office:value-type="float" office:value="299856" calcext:value-type="float">
            <text:p>299856</text:p>
          </table:table-cell>
          <table:table-cell office:value-type="float" office:value="281400" calcext:value-type="float">
            <text:p>281400</text:p>
          </table:table-cell>
          <table:table-cell office:value-type="float" office:value="139144" calcext:value-type="float">
            <text:p>139144</text:p>
          </table:table-cell>
          <table:table-cell office:value-type="float" office:value="147904" calcext:value-type="float">
            <text:p>147904</text:p>
          </table:table-cell>
          <table:table-cell office:value-type="float" office:value="2580888" calcext:value-type="float">
            <text:p>2580888</text:p>
          </table:table-cell>
          <table:table-cell office:value-type="float" office:value="383136" calcext:value-type="float">
            <text:p>383136</text:p>
          </table:table-cell>
          <table:table-cell office:value-type="float" office:value="336112" calcext:value-type="float">
            <text:p>336112</text:p>
          </table:table-cell>
          <table:table-cell office:value-type="float" office:value="149624" calcext:value-type="float">
            <text:p>1496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9816" calcext:value-type="float">
            <text:p>139816</text:p>
          </table:table-cell>
          <table:table-cell office:value-type="float" office:value="1980112" calcext:value-type="float">
            <text:p>1980112</text:p>
          </table:table-cell>
          <table:table-cell office:value-type="float" office:value="299896" calcext:value-type="float">
            <text:p>299896</text:p>
          </table:table-cell>
          <table:table-cell office:value-type="float" office:value="281456" calcext:value-type="float">
            <text:p>281456</text:p>
          </table:table-cell>
          <table:table-cell office:value-type="float" office:value="139152" calcext:value-type="float">
            <text:p>139152</text:p>
          </table:table-cell>
          <table:table-cell office:value-type="float" office:value="147928" calcext:value-type="float">
            <text:p>147928</text:p>
          </table:table-cell>
          <table:table-cell office:value-type="float" office:value="2580888" calcext:value-type="float">
            <text:p>2580888</text:p>
          </table:table-cell>
          <table:table-cell office:value-type="float" office:value="383136" calcext:value-type="float">
            <text:p>383136</text:p>
          </table:table-cell>
          <table:table-cell office:value-type="float" office:value="336120" calcext:value-type="float">
            <text:p>336120</text:p>
          </table:table-cell>
          <table:table-cell office:value-type="float" office:value="149632" calcext:value-type="float">
            <text:p>1496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0040" calcext:value-type="float">
            <text:p>140040</text:p>
          </table:table-cell>
          <table:table-cell office:value-type="float" office:value="1980336" calcext:value-type="float">
            <text:p>1980336</text:p>
          </table:table-cell>
          <table:table-cell office:value-type="float" office:value="299912" calcext:value-type="float">
            <text:p>299912</text:p>
          </table:table-cell>
          <table:table-cell office:value-type="float" office:value="281528" calcext:value-type="float">
            <text:p>281528</text:p>
          </table:table-cell>
          <table:table-cell office:value-type="float" office:value="139184" calcext:value-type="float">
            <text:p>139184</text:p>
          </table:table-cell>
          <table:table-cell office:value-type="float" office:value="147928" calcext:value-type="float">
            <text:p>147928</text:p>
          </table:table-cell>
          <table:table-cell office:value-type="float" office:value="2580904" calcext:value-type="float">
            <text:p>2580904</text:p>
          </table:table-cell>
          <table:table-cell office:value-type="float" office:value="383144" calcext:value-type="float">
            <text:p>383144</text:p>
          </table:table-cell>
          <table:table-cell office:value-type="float" office:value="336128" calcext:value-type="float">
            <text:p>336128</text:p>
          </table:table-cell>
          <table:table-cell office:value-type="float" office:value="149800" calcext:value-type="float">
            <text:p>1498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0128" calcext:value-type="float">
            <text:p>140128</text:p>
          </table:table-cell>
          <table:table-cell office:value-type="float" office:value="1981248" calcext:value-type="float">
            <text:p>1981248</text:p>
          </table:table-cell>
          <table:table-cell office:value-type="float" office:value="299920" calcext:value-type="float">
            <text:p>299920</text:p>
          </table:table-cell>
          <table:table-cell office:value-type="float" office:value="281816" calcext:value-type="float">
            <text:p>281816</text:p>
          </table:table-cell>
          <table:table-cell office:value-type="float" office:value="139208" calcext:value-type="float">
            <text:p>139208</text:p>
          </table:table-cell>
          <table:table-cell office:value-type="float" office:value="147936" calcext:value-type="float">
            <text:p>147936</text:p>
          </table:table-cell>
          <table:table-cell office:value-type="float" office:value="2580904" calcext:value-type="float">
            <text:p>2580904</text:p>
          </table:table-cell>
          <table:table-cell office:value-type="float" office:value="383192" calcext:value-type="float">
            <text:p>383192</text:p>
          </table:table-cell>
          <table:table-cell office:value-type="float" office:value="336168" calcext:value-type="float">
            <text:p>336168</text:p>
          </table:table-cell>
          <table:table-cell office:value-type="float" office:value="149816" calcext:value-type="float">
            <text:p>149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0216" calcext:value-type="float">
            <text:p>140216</text:p>
          </table:table-cell>
          <table:table-cell office:value-type="float" office:value="1982312" calcext:value-type="float">
            <text:p>1982312</text:p>
          </table:table-cell>
          <table:table-cell office:value-type="float" office:value="299944" calcext:value-type="float">
            <text:p>299944</text:p>
          </table:table-cell>
          <table:table-cell office:value-type="float" office:value="281816" calcext:value-type="float">
            <text:p>281816</text:p>
          </table:table-cell>
          <table:table-cell office:value-type="float" office:value="139288" calcext:value-type="float">
            <text:p>139288</text:p>
          </table:table-cell>
          <table:table-cell office:value-type="float" office:value="147944" calcext:value-type="float">
            <text:p>147944</text:p>
          </table:table-cell>
          <table:table-cell office:value-type="float" office:value="2580912" calcext:value-type="float">
            <text:p>2580912</text:p>
          </table:table-cell>
          <table:table-cell office:value-type="float" office:value="383200" calcext:value-type="float">
            <text:p>383200</text:p>
          </table:table-cell>
          <table:table-cell office:value-type="float" office:value="336168" calcext:value-type="float">
            <text:p>336168</text:p>
          </table:table-cell>
          <table:table-cell office:value-type="float" office:value="149816" calcext:value-type="float">
            <text:p>149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0296" calcext:value-type="float">
            <text:p>140296</text:p>
          </table:table-cell>
          <table:table-cell office:value-type="float" office:value="1983368" calcext:value-type="float">
            <text:p>1983368</text:p>
          </table:table-cell>
          <table:table-cell office:value-type="float" office:value="299976" calcext:value-type="float">
            <text:p>299976</text:p>
          </table:table-cell>
          <table:table-cell office:value-type="float" office:value="281840" calcext:value-type="float">
            <text:p>281840</text:p>
          </table:table-cell>
          <table:table-cell office:value-type="float" office:value="139296" calcext:value-type="float">
            <text:p>139296</text:p>
          </table:table-cell>
          <table:table-cell office:value-type="float" office:value="147952" calcext:value-type="float">
            <text:p>147952</text:p>
          </table:table-cell>
          <table:table-cell office:value-type="float" office:value="2580936" calcext:value-type="float">
            <text:p>2580936</text:p>
          </table:table-cell>
          <table:table-cell office:value-type="float" office:value="383208" calcext:value-type="float">
            <text:p>383208</text:p>
          </table:table-cell>
          <table:table-cell office:value-type="float" office:value="336192" calcext:value-type="float">
            <text:p>336192</text:p>
          </table:table-cell>
          <table:table-cell office:value-type="float" office:value="149824" calcext:value-type="float">
            <text:p>1498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0304" calcext:value-type="float">
            <text:p>140304</text:p>
          </table:table-cell>
          <table:table-cell office:value-type="float" office:value="1984464" calcext:value-type="float">
            <text:p>1984464</text:p>
          </table:table-cell>
          <table:table-cell office:value-type="float" office:value="300080" calcext:value-type="float">
            <text:p>300080</text:p>
          </table:table-cell>
          <table:table-cell office:value-type="float" office:value="282280" calcext:value-type="float">
            <text:p>282280</text:p>
          </table:table-cell>
          <table:table-cell office:value-type="float" office:value="139352" calcext:value-type="float">
            <text:p>139352</text:p>
          </table:table-cell>
          <table:table-cell office:value-type="float" office:value="147960" calcext:value-type="float">
            <text:p>147960</text:p>
          </table:table-cell>
          <table:table-cell office:value-type="float" office:value="2580944" calcext:value-type="float">
            <text:p>2580944</text:p>
          </table:table-cell>
          <table:table-cell office:value-type="float" office:value="383208" calcext:value-type="float">
            <text:p>383208</text:p>
          </table:table-cell>
          <table:table-cell office:value-type="float" office:value="336208" calcext:value-type="float">
            <text:p>336208</text:p>
          </table:table-cell>
          <table:table-cell office:value-type="float" office:value="149880" calcext:value-type="float">
            <text:p>1498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1104" calcext:value-type="float">
            <text:p>141104</text:p>
          </table:table-cell>
          <table:table-cell office:value-type="float" office:value="1985832" calcext:value-type="float">
            <text:p>1985832</text:p>
          </table:table-cell>
          <table:table-cell office:value-type="float" office:value="300112" calcext:value-type="float">
            <text:p>300112</text:p>
          </table:table-cell>
          <table:table-cell office:value-type="float" office:value="282328" calcext:value-type="float">
            <text:p>282328</text:p>
          </table:table-cell>
          <table:table-cell office:value-type="float" office:value="139408" calcext:value-type="float">
            <text:p>139408</text:p>
          </table:table-cell>
          <table:table-cell office:value-type="float" office:value="148008" calcext:value-type="float">
            <text:p>148008</text:p>
          </table:table-cell>
          <table:table-cell office:value-type="float" office:value="2580952" calcext:value-type="float">
            <text:p>2580952</text:p>
          </table:table-cell>
          <table:table-cell office:value-type="float" office:value="383240" calcext:value-type="float">
            <text:p>383240</text:p>
          </table:table-cell>
          <table:table-cell office:value-type="float" office:value="336216" calcext:value-type="float">
            <text:p>336216</text:p>
          </table:table-cell>
          <table:table-cell office:value-type="float" office:value="149896" calcext:value-type="float">
            <text:p>1498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1352" calcext:value-type="float">
            <text:p>141352</text:p>
          </table:table-cell>
          <table:table-cell office:value-type="float" office:value="1986904" calcext:value-type="float">
            <text:p>1986904</text:p>
          </table:table-cell>
          <table:table-cell office:value-type="float" office:value="300152" calcext:value-type="float">
            <text:p>300152</text:p>
          </table:table-cell>
          <table:table-cell office:value-type="float" office:value="282448" calcext:value-type="float">
            <text:p>282448</text:p>
          </table:table-cell>
          <table:table-cell office:value-type="float" office:value="139480" calcext:value-type="float">
            <text:p>139480</text:p>
          </table:table-cell>
          <table:table-cell office:value-type="float" office:value="148024" calcext:value-type="float">
            <text:p>148024</text:p>
          </table:table-cell>
          <table:table-cell office:value-type="float" office:value="2580968" calcext:value-type="float">
            <text:p>2580968</text:p>
          </table:table-cell>
          <table:table-cell office:value-type="float" office:value="383248" calcext:value-type="float">
            <text:p>383248</text:p>
          </table:table-cell>
          <table:table-cell office:value-type="float" office:value="336232" calcext:value-type="float">
            <text:p>336232</text:p>
          </table:table-cell>
          <table:table-cell office:value-type="float" office:value="149912" calcext:value-type="float">
            <text:p>1499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2776" calcext:value-type="float">
            <text:p>142776</text:p>
          </table:table-cell>
          <table:table-cell office:value-type="float" office:value="1987440" calcext:value-type="float">
            <text:p>1987440</text:p>
          </table:table-cell>
          <table:table-cell office:value-type="float" office:value="300264" calcext:value-type="float">
            <text:p>300264</text:p>
          </table:table-cell>
          <table:table-cell office:value-type="float" office:value="282616" calcext:value-type="float">
            <text:p>282616</text:p>
          </table:table-cell>
          <table:table-cell office:value-type="float" office:value="139504" calcext:value-type="float">
            <text:p>139504</text:p>
          </table:table-cell>
          <table:table-cell office:value-type="float" office:value="148024" calcext:value-type="float">
            <text:p>148024</text:p>
          </table:table-cell>
          <table:table-cell office:value-type="float" office:value="2580968" calcext:value-type="float">
            <text:p>2580968</text:p>
          </table:table-cell>
          <table:table-cell office:value-type="float" office:value="383256" calcext:value-type="float">
            <text:p>383256</text:p>
          </table:table-cell>
          <table:table-cell office:value-type="float" office:value="336248" calcext:value-type="float">
            <text:p>336248</text:p>
          </table:table-cell>
          <table:table-cell office:value-type="float" office:value="149920" calcext:value-type="float">
            <text:p>1499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3552" calcext:value-type="float">
            <text:p>143552</text:p>
          </table:table-cell>
          <table:table-cell office:value-type="float" office:value="1988008" calcext:value-type="float">
            <text:p>1988008</text:p>
          </table:table-cell>
          <table:table-cell office:value-type="float" office:value="300272" calcext:value-type="float">
            <text:p>300272</text:p>
          </table:table-cell>
          <table:table-cell office:value-type="float" office:value="282864" calcext:value-type="float">
            <text:p>282864</text:p>
          </table:table-cell>
          <table:table-cell office:value-type="float" office:value="139584" calcext:value-type="float">
            <text:p>139584</text:p>
          </table:table-cell>
          <table:table-cell office:value-type="float" office:value="148072" calcext:value-type="float">
            <text:p>148072</text:p>
          </table:table-cell>
          <table:table-cell office:value-type="float" office:value="2580992" calcext:value-type="float">
            <text:p>2580992</text:p>
          </table:table-cell>
          <table:table-cell office:value-type="float" office:value="383256" calcext:value-type="float">
            <text:p>383256</text:p>
          </table:table-cell>
          <table:table-cell office:value-type="float" office:value="336248" calcext:value-type="float">
            <text:p>336248</text:p>
          </table:table-cell>
          <table:table-cell office:value-type="float" office:value="149920" calcext:value-type="float">
            <text:p>1499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4016" calcext:value-type="float">
            <text:p>144016</text:p>
          </table:table-cell>
          <table:table-cell office:value-type="float" office:value="1988040" calcext:value-type="float">
            <text:p>1988040</text:p>
          </table:table-cell>
          <table:table-cell office:value-type="float" office:value="300288" calcext:value-type="float">
            <text:p>300288</text:p>
          </table:table-cell>
          <table:table-cell office:value-type="float" office:value="283048" calcext:value-type="float">
            <text:p>283048</text:p>
          </table:table-cell>
          <table:table-cell office:value-type="float" office:value="139736" calcext:value-type="float">
            <text:p>139736</text:p>
          </table:table-cell>
          <table:table-cell office:value-type="float" office:value="148080" calcext:value-type="float">
            <text:p>148080</text:p>
          </table:table-cell>
          <table:table-cell office:value-type="float" office:value="2581008" calcext:value-type="float">
            <text:p>2581008</text:p>
          </table:table-cell>
          <table:table-cell office:value-type="float" office:value="383280" calcext:value-type="float">
            <text:p>383280</text:p>
          </table:table-cell>
          <table:table-cell office:value-type="float" office:value="336248" calcext:value-type="float">
            <text:p>336248</text:p>
          </table:table-cell>
          <table:table-cell office:value-type="float" office:value="149936" calcext:value-type="float">
            <text:p>1499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4048" calcext:value-type="float">
            <text:p>144048</text:p>
          </table:table-cell>
          <table:table-cell office:value-type="float" office:value="1988080" calcext:value-type="float">
            <text:p>1988080</text:p>
          </table:table-cell>
          <table:table-cell office:value-type="float" office:value="300296" calcext:value-type="float">
            <text:p>300296</text:p>
          </table:table-cell>
          <table:table-cell office:value-type="float" office:value="283352" calcext:value-type="float">
            <text:p>283352</text:p>
          </table:table-cell>
          <table:table-cell office:value-type="float" office:value="139848" calcext:value-type="float">
            <text:p>139848</text:p>
          </table:table-cell>
          <table:table-cell office:value-type="float" office:value="148080" calcext:value-type="float">
            <text:p>148080</text:p>
          </table:table-cell>
          <table:table-cell office:value-type="float" office:value="2581032" calcext:value-type="float">
            <text:p>2581032</text:p>
          </table:table-cell>
          <table:table-cell office:value-type="float" office:value="383296" calcext:value-type="float">
            <text:p>383296</text:p>
          </table:table-cell>
          <table:table-cell office:value-type="float" office:value="336288" calcext:value-type="float">
            <text:p>336288</text:p>
          </table:table-cell>
          <table:table-cell office:value-type="float" office:value="149936" calcext:value-type="float">
            <text:p>1499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4456" calcext:value-type="float">
            <text:p>144456</text:p>
          </table:table-cell>
          <table:table-cell office:value-type="float" office:value="1988240" calcext:value-type="float">
            <text:p>1988240</text:p>
          </table:table-cell>
          <table:table-cell office:value-type="float" office:value="300320" calcext:value-type="float">
            <text:p>300320</text:p>
          </table:table-cell>
          <table:table-cell office:value-type="float" office:value="283464" calcext:value-type="float">
            <text:p>283464</text:p>
          </table:table-cell>
          <table:table-cell office:value-type="float" office:value="139864" calcext:value-type="float">
            <text:p>139864</text:p>
          </table:table-cell>
          <table:table-cell office:value-type="float" office:value="148088" calcext:value-type="float">
            <text:p>148088</text:p>
          </table:table-cell>
          <table:table-cell office:value-type="float" office:value="2581040" calcext:value-type="float">
            <text:p>2581040</text:p>
          </table:table-cell>
          <table:table-cell office:value-type="float" office:value="383312" calcext:value-type="float">
            <text:p>383312</text:p>
          </table:table-cell>
          <table:table-cell office:value-type="float" office:value="336312" calcext:value-type="float">
            <text:p>336312</text:p>
          </table:table-cell>
          <table:table-cell office:value-type="float" office:value="149944" calcext:value-type="float">
            <text:p>1499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4632" calcext:value-type="float">
            <text:p>144632</text:p>
          </table:table-cell>
          <table:table-cell office:value-type="float" office:value="1988848" calcext:value-type="float">
            <text:p>1988848</text:p>
          </table:table-cell>
          <table:table-cell office:value-type="float" office:value="300336" calcext:value-type="float">
            <text:p>300336</text:p>
          </table:table-cell>
          <table:table-cell office:value-type="float" office:value="283536" calcext:value-type="float">
            <text:p>283536</text:p>
          </table:table-cell>
          <table:table-cell office:value-type="float" office:value="140000" calcext:value-type="float">
            <text:p>140000</text:p>
          </table:table-cell>
          <table:table-cell office:value-type="float" office:value="148112" calcext:value-type="float">
            <text:p>148112</text:p>
          </table:table-cell>
          <table:table-cell office:value-type="float" office:value="2581072" calcext:value-type="float">
            <text:p>2581072</text:p>
          </table:table-cell>
          <table:table-cell office:value-type="float" office:value="383320" calcext:value-type="float">
            <text:p>383320</text:p>
          </table:table-cell>
          <table:table-cell office:value-type="float" office:value="336320" calcext:value-type="float">
            <text:p>336320</text:p>
          </table:table-cell>
          <table:table-cell office:value-type="float" office:value="149952" calcext:value-type="float">
            <text:p>1499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4968" calcext:value-type="float">
            <text:p>144968</text:p>
          </table:table-cell>
          <table:table-cell office:value-type="float" office:value="1989416" calcext:value-type="float">
            <text:p>1989416</text:p>
          </table:table-cell>
          <table:table-cell office:value-type="float" office:value="300344" calcext:value-type="float">
            <text:p>300344</text:p>
          </table:table-cell>
          <table:table-cell office:value-type="float" office:value="283592" calcext:value-type="float">
            <text:p>283592</text:p>
          </table:table-cell>
          <table:table-cell office:value-type="float" office:value="140112" calcext:value-type="float">
            <text:p>140112</text:p>
          </table:table-cell>
          <table:table-cell office:value-type="float" office:value="148176" calcext:value-type="float">
            <text:p>148176</text:p>
          </table:table-cell>
          <table:table-cell office:value-type="float" office:value="2581072" calcext:value-type="float">
            <text:p>2581072</text:p>
          </table:table-cell>
          <table:table-cell office:value-type="float" office:value="383320" calcext:value-type="float">
            <text:p>383320</text:p>
          </table:table-cell>
          <table:table-cell office:value-type="float" office:value="336336" calcext:value-type="float">
            <text:p>336336</text:p>
          </table:table-cell>
          <table:table-cell office:value-type="float" office:value="149976" calcext:value-type="float">
            <text:p>1499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5304" calcext:value-type="float">
            <text:p>145304</text:p>
          </table:table-cell>
          <table:table-cell office:value-type="float" office:value="1989624" calcext:value-type="float">
            <text:p>1989624</text:p>
          </table:table-cell>
          <table:table-cell office:value-type="float" office:value="300424" calcext:value-type="float">
            <text:p>300424</text:p>
          </table:table-cell>
          <table:table-cell office:value-type="float" office:value="283704" calcext:value-type="float">
            <text:p>283704</text:p>
          </table:table-cell>
          <table:table-cell office:value-type="float" office:value="140424" calcext:value-type="float">
            <text:p>140424</text:p>
          </table:table-cell>
          <table:table-cell office:value-type="float" office:value="148256" calcext:value-type="float">
            <text:p>148256</text:p>
          </table:table-cell>
          <table:table-cell office:value-type="float" office:value="2581104" calcext:value-type="float">
            <text:p>2581104</text:p>
          </table:table-cell>
          <table:table-cell office:value-type="float" office:value="383320" calcext:value-type="float">
            <text:p>383320</text:p>
          </table:table-cell>
          <table:table-cell office:value-type="float" office:value="336344" calcext:value-type="float">
            <text:p>336344</text:p>
          </table:table-cell>
          <table:table-cell office:value-type="float" office:value="150024" calcext:value-type="float">
            <text:p>1500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5408" calcext:value-type="float">
            <text:p>145408</text:p>
          </table:table-cell>
          <table:table-cell office:value-type="float" office:value="1989832" calcext:value-type="float">
            <text:p>1989832</text:p>
          </table:table-cell>
          <table:table-cell office:value-type="float" office:value="300544" calcext:value-type="float">
            <text:p>300544</text:p>
          </table:table-cell>
          <table:table-cell office:value-type="float" office:value="283712" calcext:value-type="float">
            <text:p>283712</text:p>
          </table:table-cell>
          <table:table-cell office:value-type="float" office:value="140456" calcext:value-type="float">
            <text:p>140456</text:p>
          </table:table-cell>
          <table:table-cell office:value-type="float" office:value="148344" calcext:value-type="float">
            <text:p>148344</text:p>
          </table:table-cell>
          <table:table-cell office:value-type="float" office:value="2581112" calcext:value-type="float">
            <text:p>2581112</text:p>
          </table:table-cell>
          <table:table-cell office:value-type="float" office:value="383328" calcext:value-type="float">
            <text:p>383328</text:p>
          </table:table-cell>
          <table:table-cell office:value-type="float" office:value="336344" calcext:value-type="float">
            <text:p>336344</text:p>
          </table:table-cell>
          <table:table-cell office:value-type="float" office:value="150048" calcext:value-type="float">
            <text:p>1500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5416" calcext:value-type="float">
            <text:p>145416</text:p>
          </table:table-cell>
          <table:table-cell office:value-type="float" office:value="1989904" calcext:value-type="float">
            <text:p>1989904</text:p>
          </table:table-cell>
          <table:table-cell office:value-type="float" office:value="300696" calcext:value-type="float">
            <text:p>300696</text:p>
          </table:table-cell>
          <table:table-cell office:value-type="float" office:value="283720" calcext:value-type="float">
            <text:p>283720</text:p>
          </table:table-cell>
          <table:table-cell office:value-type="float" office:value="140672" calcext:value-type="float">
            <text:p>140672</text:p>
          </table:table-cell>
          <table:table-cell office:value-type="float" office:value="148376" calcext:value-type="float">
            <text:p>148376</text:p>
          </table:table-cell>
          <table:table-cell office:value-type="float" office:value="2581136" calcext:value-type="float">
            <text:p>2581136</text:p>
          </table:table-cell>
          <table:table-cell office:value-type="float" office:value="383384" calcext:value-type="float">
            <text:p>383384</text:p>
          </table:table-cell>
          <table:table-cell office:value-type="float" office:value="336368" calcext:value-type="float">
            <text:p>336368</text:p>
          </table:table-cell>
          <table:table-cell office:value-type="float" office:value="150072" calcext:value-type="float">
            <text:p>1500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6256" calcext:value-type="float">
            <text:p>146256</text:p>
          </table:table-cell>
          <table:table-cell office:value-type="float" office:value="1990632" calcext:value-type="float">
            <text:p>1990632</text:p>
          </table:table-cell>
          <table:table-cell office:value-type="float" office:value="300864" calcext:value-type="float">
            <text:p>300864</text:p>
          </table:table-cell>
          <table:table-cell office:value-type="float" office:value="283840" calcext:value-type="float">
            <text:p>283840</text:p>
          </table:table-cell>
          <table:table-cell office:value-type="float" office:value="141376" calcext:value-type="float">
            <text:p>141376</text:p>
          </table:table-cell>
          <table:table-cell office:value-type="float" office:value="148400" calcext:value-type="float">
            <text:p>148400</text:p>
          </table:table-cell>
          <table:table-cell office:value-type="float" office:value="2581136" calcext:value-type="float">
            <text:p>2581136</text:p>
          </table:table-cell>
          <table:table-cell office:value-type="float" office:value="383408" calcext:value-type="float">
            <text:p>383408</text:p>
          </table:table-cell>
          <table:table-cell office:value-type="float" office:value="336384" calcext:value-type="float">
            <text:p>336384</text:p>
          </table:table-cell>
          <table:table-cell office:value-type="float" office:value="150128" calcext:value-type="float">
            <text:p>1501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6424" calcext:value-type="float">
            <text:p>146424</text:p>
          </table:table-cell>
          <table:table-cell office:value-type="float" office:value="1991112" calcext:value-type="float">
            <text:p>1991112</text:p>
          </table:table-cell>
          <table:table-cell office:value-type="float" office:value="300936" calcext:value-type="float">
            <text:p>300936</text:p>
          </table:table-cell>
          <table:table-cell office:value-type="float" office:value="284088" calcext:value-type="float">
            <text:p>284088</text:p>
          </table:table-cell>
          <table:table-cell office:value-type="float" office:value="141384" calcext:value-type="float">
            <text:p>141384</text:p>
          </table:table-cell>
          <table:table-cell office:value-type="float" office:value="148416" calcext:value-type="float">
            <text:p>148416</text:p>
          </table:table-cell>
          <table:table-cell office:value-type="float" office:value="2581144" calcext:value-type="float">
            <text:p>2581144</text:p>
          </table:table-cell>
          <table:table-cell office:value-type="float" office:value="383416" calcext:value-type="float">
            <text:p>383416</text:p>
          </table:table-cell>
          <table:table-cell office:value-type="float" office:value="336384" calcext:value-type="float">
            <text:p>336384</text:p>
          </table:table-cell>
          <table:table-cell office:value-type="float" office:value="150136" calcext:value-type="float">
            <text:p>1501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6736" calcext:value-type="float">
            <text:p>146736</text:p>
          </table:table-cell>
          <table:table-cell office:value-type="float" office:value="1991168" calcext:value-type="float">
            <text:p>1991168</text:p>
          </table:table-cell>
          <table:table-cell office:value-type="float" office:value="300952" calcext:value-type="float">
            <text:p>300952</text:p>
          </table:table-cell>
          <table:table-cell office:value-type="float" office:value="284432" calcext:value-type="float">
            <text:p>284432</text:p>
          </table:table-cell>
          <table:table-cell office:value-type="float" office:value="141408" calcext:value-type="float">
            <text:p>141408</text:p>
          </table:table-cell>
          <table:table-cell office:value-type="float" office:value="148432" calcext:value-type="float">
            <text:p>148432</text:p>
          </table:table-cell>
          <table:table-cell office:value-type="float" office:value="2581160" calcext:value-type="float">
            <text:p>2581160</text:p>
          </table:table-cell>
          <table:table-cell office:value-type="float" office:value="383432" calcext:value-type="float">
            <text:p>383432</text:p>
          </table:table-cell>
          <table:table-cell office:value-type="float" office:value="336392" calcext:value-type="float">
            <text:p>336392</text:p>
          </table:table-cell>
          <table:table-cell office:value-type="float" office:value="150136" calcext:value-type="float">
            <text:p>1501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6880" calcext:value-type="float">
            <text:p>146880</text:p>
          </table:table-cell>
          <table:table-cell office:value-type="float" office:value="1991320" calcext:value-type="float">
            <text:p>1991320</text:p>
          </table:table-cell>
          <table:table-cell office:value-type="float" office:value="301040" calcext:value-type="float">
            <text:p>301040</text:p>
          </table:table-cell>
          <table:table-cell office:value-type="float" office:value="284624" calcext:value-type="float">
            <text:p>284624</text:p>
          </table:table-cell>
          <table:table-cell office:value-type="float" office:value="141728" calcext:value-type="float">
            <text:p>141728</text:p>
          </table:table-cell>
          <table:table-cell office:value-type="float" office:value="148448" calcext:value-type="float">
            <text:p>148448</text:p>
          </table:table-cell>
          <table:table-cell office:value-type="float" office:value="2581264" calcext:value-type="float">
            <text:p>2581264</text:p>
          </table:table-cell>
          <table:table-cell office:value-type="float" office:value="383440" calcext:value-type="float">
            <text:p>383440</text:p>
          </table:table-cell>
          <table:table-cell office:value-type="float" office:value="336408" calcext:value-type="float">
            <text:p>336408</text:p>
          </table:table-cell>
          <table:table-cell office:value-type="float" office:value="150136" calcext:value-type="float">
            <text:p>1501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7424" calcext:value-type="float">
            <text:p>147424</text:p>
          </table:table-cell>
          <table:table-cell office:value-type="float" office:value="1991568" calcext:value-type="float">
            <text:p>1991568</text:p>
          </table:table-cell>
          <table:table-cell office:value-type="float" office:value="301184" calcext:value-type="float">
            <text:p>301184</text:p>
          </table:table-cell>
          <table:table-cell office:value-type="float" office:value="284632" calcext:value-type="float">
            <text:p>284632</text:p>
          </table:table-cell>
          <table:table-cell office:value-type="float" office:value="142072" calcext:value-type="float">
            <text:p>142072</text:p>
          </table:table-cell>
          <table:table-cell office:value-type="float" office:value="148456" calcext:value-type="float">
            <text:p>148456</text:p>
          </table:table-cell>
          <table:table-cell office:value-type="float" office:value="2581272" calcext:value-type="float">
            <text:p>2581272</text:p>
          </table:table-cell>
          <table:table-cell office:value-type="float" office:value="383480" calcext:value-type="float">
            <text:p>383480</text:p>
          </table:table-cell>
          <table:table-cell office:value-type="float" office:value="336416" calcext:value-type="float">
            <text:p>336416</text:p>
          </table:table-cell>
          <table:table-cell office:value-type="float" office:value="150144" calcext:value-type="float">
            <text:p>1501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7472" calcext:value-type="float">
            <text:p>147472</text:p>
          </table:table-cell>
          <table:table-cell office:value-type="float" office:value="1991952" calcext:value-type="float">
            <text:p>1991952</text:p>
          </table:table-cell>
          <table:table-cell office:value-type="float" office:value="301368" calcext:value-type="float">
            <text:p>301368</text:p>
          </table:table-cell>
          <table:table-cell office:value-type="float" office:value="284656" calcext:value-type="float">
            <text:p>284656</text:p>
          </table:table-cell>
          <table:table-cell office:value-type="float" office:value="142992" calcext:value-type="float">
            <text:p>142992</text:p>
          </table:table-cell>
          <table:table-cell office:value-type="float" office:value="148488" calcext:value-type="float">
            <text:p>148488</text:p>
          </table:table-cell>
          <table:table-cell office:value-type="float" office:value="2581280" calcext:value-type="float">
            <text:p>2581280</text:p>
          </table:table-cell>
          <table:table-cell office:value-type="float" office:value="383488" calcext:value-type="float">
            <text:p>383488</text:p>
          </table:table-cell>
          <table:table-cell office:value-type="float" office:value="336424" calcext:value-type="float">
            <text:p>336424</text:p>
          </table:table-cell>
          <table:table-cell office:value-type="float" office:value="150184" calcext:value-type="float">
            <text:p>1501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7864" calcext:value-type="float">
            <text:p>147864</text:p>
          </table:table-cell>
          <table:table-cell office:value-type="float" office:value="1992080" calcext:value-type="float">
            <text:p>1992080</text:p>
          </table:table-cell>
          <table:table-cell office:value-type="float" office:value="301720" calcext:value-type="float">
            <text:p>301720</text:p>
          </table:table-cell>
          <table:table-cell office:value-type="float" office:value="284696" calcext:value-type="float">
            <text:p>284696</text:p>
          </table:table-cell>
          <table:table-cell office:value-type="float" office:value="143216" calcext:value-type="float">
            <text:p>143216</text:p>
          </table:table-cell>
          <table:table-cell office:value-type="float" office:value="148512" calcext:value-type="float">
            <text:p>148512</text:p>
          </table:table-cell>
          <table:table-cell office:value-type="float" office:value="2581296" calcext:value-type="float">
            <text:p>2581296</text:p>
          </table:table-cell>
          <table:table-cell office:value-type="float" office:value="383520" calcext:value-type="float">
            <text:p>383520</text:p>
          </table:table-cell>
          <table:table-cell office:value-type="float" office:value="336440" calcext:value-type="float">
            <text:p>336440</text:p>
          </table:table-cell>
          <table:table-cell office:value-type="float" office:value="150224" calcext:value-type="float">
            <text:p>1502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8032" calcext:value-type="float">
            <text:p>148032</text:p>
          </table:table-cell>
          <table:table-cell office:value-type="float" office:value="1992520" calcext:value-type="float">
            <text:p>1992520</text:p>
          </table:table-cell>
          <table:table-cell office:value-type="float" office:value="301840" calcext:value-type="float">
            <text:p>301840</text:p>
          </table:table-cell>
          <table:table-cell office:value-type="float" office:value="284752" calcext:value-type="float">
            <text:p>284752</text:p>
          </table:table-cell>
          <table:table-cell office:value-type="float" office:value="143736" calcext:value-type="float">
            <text:p>143736</text:p>
          </table:table-cell>
          <table:table-cell office:value-type="float" office:value="148528" calcext:value-type="float">
            <text:p>148528</text:p>
          </table:table-cell>
          <table:table-cell office:value-type="float" office:value="2581304" calcext:value-type="float">
            <text:p>2581304</text:p>
          </table:table-cell>
          <table:table-cell office:value-type="float" office:value="383528" calcext:value-type="float">
            <text:p>383528</text:p>
          </table:table-cell>
          <table:table-cell office:value-type="float" office:value="336448" calcext:value-type="float">
            <text:p>336448</text:p>
          </table:table-cell>
          <table:table-cell office:value-type="float" office:value="150240" calcext:value-type="float">
            <text:p>1502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8136" calcext:value-type="float">
            <text:p>148136</text:p>
          </table:table-cell>
          <table:table-cell office:value-type="float" office:value="1992672" calcext:value-type="float">
            <text:p>1992672</text:p>
          </table:table-cell>
          <table:table-cell office:value-type="float" office:value="302016" calcext:value-type="float">
            <text:p>302016</text:p>
          </table:table-cell>
          <table:table-cell office:value-type="float" office:value="284784" calcext:value-type="float">
            <text:p>284784</text:p>
          </table:table-cell>
          <table:table-cell office:value-type="float" office:value="143816" calcext:value-type="float">
            <text:p>143816</text:p>
          </table:table-cell>
          <table:table-cell office:value-type="float" office:value="148656" calcext:value-type="float">
            <text:p>148656</text:p>
          </table:table-cell>
          <table:table-cell office:value-type="float" office:value="2581312" calcext:value-type="float">
            <text:p>2581312</text:p>
          </table:table-cell>
          <table:table-cell office:value-type="float" office:value="383528" calcext:value-type="float">
            <text:p>383528</text:p>
          </table:table-cell>
          <table:table-cell office:value-type="float" office:value="336456" calcext:value-type="float">
            <text:p>336456</text:p>
          </table:table-cell>
          <table:table-cell office:value-type="float" office:value="150256" calcext:value-type="float">
            <text:p>1502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8344" calcext:value-type="float">
            <text:p>148344</text:p>
          </table:table-cell>
          <table:table-cell office:value-type="float" office:value="1992688" calcext:value-type="float">
            <text:p>1992688</text:p>
          </table:table-cell>
          <table:table-cell office:value-type="float" office:value="302032" calcext:value-type="float">
            <text:p>302032</text:p>
          </table:table-cell>
          <table:table-cell office:value-type="float" office:value="284968" calcext:value-type="float">
            <text:p>284968</text:p>
          </table:table-cell>
          <table:table-cell office:value-type="float" office:value="143960" calcext:value-type="float">
            <text:p>143960</text:p>
          </table:table-cell>
          <table:table-cell office:value-type="float" office:value="148680" calcext:value-type="float">
            <text:p>148680</text:p>
          </table:table-cell>
          <table:table-cell office:value-type="float" office:value="2581336" calcext:value-type="float">
            <text:p>2581336</text:p>
          </table:table-cell>
          <table:table-cell office:value-type="float" office:value="383528" calcext:value-type="float">
            <text:p>383528</text:p>
          </table:table-cell>
          <table:table-cell office:value-type="float" office:value="336464" calcext:value-type="float">
            <text:p>336464</text:p>
          </table:table-cell>
          <table:table-cell office:value-type="float" office:value="150264" calcext:value-type="float">
            <text:p>150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9592" calcext:value-type="float">
            <text:p>149592</text:p>
          </table:table-cell>
          <table:table-cell office:value-type="float" office:value="1992792" calcext:value-type="float">
            <text:p>1992792</text:p>
          </table:table-cell>
          <table:table-cell office:value-type="float" office:value="302216" calcext:value-type="float">
            <text:p>302216</text:p>
          </table:table-cell>
          <table:table-cell office:value-type="float" office:value="285000" calcext:value-type="float">
            <text:p>285000</text:p>
          </table:table-cell>
          <table:table-cell office:value-type="float" office:value="144952" calcext:value-type="float">
            <text:p>144952</text:p>
          </table:table-cell>
          <table:table-cell office:value-type="float" office:value="148680" calcext:value-type="float">
            <text:p>148680</text:p>
          </table:table-cell>
          <table:table-cell office:value-type="float" office:value="2581376" calcext:value-type="float">
            <text:p>2581376</text:p>
          </table:table-cell>
          <table:table-cell office:value-type="float" office:value="383552" calcext:value-type="float">
            <text:p>383552</text:p>
          </table:table-cell>
          <table:table-cell office:value-type="float" office:value="336464" calcext:value-type="float">
            <text:p>336464</text:p>
          </table:table-cell>
          <table:table-cell office:value-type="float" office:value="150264" calcext:value-type="float">
            <text:p>150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9744" calcext:value-type="float">
            <text:p>149744</text:p>
          </table:table-cell>
          <table:table-cell office:value-type="float" office:value="1992808" calcext:value-type="float">
            <text:p>1992808</text:p>
          </table:table-cell>
          <table:table-cell office:value-type="float" office:value="302232" calcext:value-type="float">
            <text:p>302232</text:p>
          </table:table-cell>
          <table:table-cell office:value-type="float" office:value="285016" calcext:value-type="float">
            <text:p>285016</text:p>
          </table:table-cell>
          <table:table-cell office:value-type="float" office:value="144992" calcext:value-type="float">
            <text:p>144992</text:p>
          </table:table-cell>
          <table:table-cell office:value-type="float" office:value="148720" calcext:value-type="float">
            <text:p>148720</text:p>
          </table:table-cell>
          <table:table-cell office:value-type="float" office:value="2581384" calcext:value-type="float">
            <text:p>2581384</text:p>
          </table:table-cell>
          <table:table-cell office:value-type="float" office:value="383552" calcext:value-type="float">
            <text:p>383552</text:p>
          </table:table-cell>
          <table:table-cell office:value-type="float" office:value="336472" calcext:value-type="float">
            <text:p>336472</text:p>
          </table:table-cell>
          <table:table-cell office:value-type="float" office:value="150272" calcext:value-type="float">
            <text:p>1502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0040" calcext:value-type="float">
            <text:p>150040</text:p>
          </table:table-cell>
          <table:table-cell office:value-type="float" office:value="1993208" calcext:value-type="float">
            <text:p>1993208</text:p>
          </table:table-cell>
          <table:table-cell office:value-type="float" office:value="302704" calcext:value-type="float">
            <text:p>302704</text:p>
          </table:table-cell>
          <table:table-cell office:value-type="float" office:value="285168" calcext:value-type="float">
            <text:p>285168</text:p>
          </table:table-cell>
          <table:table-cell office:value-type="float" office:value="145152" calcext:value-type="float">
            <text:p>145152</text:p>
          </table:table-cell>
          <table:table-cell office:value-type="float" office:value="148784" calcext:value-type="float">
            <text:p>148784</text:p>
          </table:table-cell>
          <table:table-cell office:value-type="float" office:value="2581408" calcext:value-type="float">
            <text:p>2581408</text:p>
          </table:table-cell>
          <table:table-cell office:value-type="float" office:value="383576" calcext:value-type="float">
            <text:p>383576</text:p>
          </table:table-cell>
          <table:table-cell office:value-type="float" office:value="336480" calcext:value-type="float">
            <text:p>336480</text:p>
          </table:table-cell>
          <table:table-cell office:value-type="float" office:value="150312" calcext:value-type="float">
            <text:p>1503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0176" calcext:value-type="float">
            <text:p>150176</text:p>
          </table:table-cell>
          <table:table-cell office:value-type="float" office:value="1993296" calcext:value-type="float">
            <text:p>1993296</text:p>
          </table:table-cell>
          <table:table-cell office:value-type="float" office:value="303144" calcext:value-type="float">
            <text:p>303144</text:p>
          </table:table-cell>
          <table:table-cell office:value-type="float" office:value="285184" calcext:value-type="float">
            <text:p>285184</text:p>
          </table:table-cell>
          <table:table-cell office:value-type="float" office:value="145760" calcext:value-type="float">
            <text:p>145760</text:p>
          </table:table-cell>
          <table:table-cell office:value-type="float" office:value="148784" calcext:value-type="float">
            <text:p>148784</text:p>
          </table:table-cell>
          <table:table-cell office:value-type="float" office:value="2581432" calcext:value-type="float">
            <text:p>2581432</text:p>
          </table:table-cell>
          <table:table-cell office:value-type="float" office:value="383576" calcext:value-type="float">
            <text:p>383576</text:p>
          </table:table-cell>
          <table:table-cell office:value-type="float" office:value="336488" calcext:value-type="float">
            <text:p>336488</text:p>
          </table:table-cell>
          <table:table-cell office:value-type="float" office:value="150312" calcext:value-type="float">
            <text:p>1503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0296" calcext:value-type="float">
            <text:p>150296</text:p>
          </table:table-cell>
          <table:table-cell office:value-type="float" office:value="1993528" calcext:value-type="float">
            <text:p>1993528</text:p>
          </table:table-cell>
          <table:table-cell office:value-type="float" office:value="303336" calcext:value-type="float">
            <text:p>303336</text:p>
          </table:table-cell>
          <table:table-cell office:value-type="float" office:value="285272" calcext:value-type="float">
            <text:p>285272</text:p>
          </table:table-cell>
          <table:table-cell office:value-type="float" office:value="145864" calcext:value-type="float">
            <text:p>145864</text:p>
          </table:table-cell>
          <table:table-cell office:value-type="float" office:value="148784" calcext:value-type="float">
            <text:p>148784</text:p>
          </table:table-cell>
          <table:table-cell office:value-type="float" office:value="2581440" calcext:value-type="float">
            <text:p>2581440</text:p>
          </table:table-cell>
          <table:table-cell office:value-type="float" office:value="383584" calcext:value-type="float">
            <text:p>383584</text:p>
          </table:table-cell>
          <table:table-cell office:value-type="float" office:value="336552" calcext:value-type="float">
            <text:p>336552</text:p>
          </table:table-cell>
          <table:table-cell office:value-type="float" office:value="150328" calcext:value-type="float">
            <text:p>1503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0528" calcext:value-type="float">
            <text:p>150528</text:p>
          </table:table-cell>
          <table:table-cell office:value-type="float" office:value="1993736" calcext:value-type="float">
            <text:p>1993736</text:p>
          </table:table-cell>
          <table:table-cell office:value-type="float" office:value="303528" calcext:value-type="float">
            <text:p>303528</text:p>
          </table:table-cell>
          <table:table-cell office:value-type="float" office:value="285592" calcext:value-type="float">
            <text:p>285592</text:p>
          </table:table-cell>
          <table:table-cell office:value-type="float" office:value="147200" calcext:value-type="float">
            <text:p>147200</text:p>
          </table:table-cell>
          <table:table-cell office:value-type="float" office:value="148824" calcext:value-type="float">
            <text:p>148824</text:p>
          </table:table-cell>
          <table:table-cell office:value-type="float" office:value="2581480" calcext:value-type="float">
            <text:p>2581480</text:p>
          </table:table-cell>
          <table:table-cell office:value-type="float" office:value="383592" calcext:value-type="float">
            <text:p>383592</text:p>
          </table:table-cell>
          <table:table-cell office:value-type="float" office:value="336568" calcext:value-type="float">
            <text:p>336568</text:p>
          </table:table-cell>
          <table:table-cell office:value-type="float" office:value="150368" calcext:value-type="float">
            <text:p>1503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0560" calcext:value-type="float">
            <text:p>150560</text:p>
          </table:table-cell>
          <table:table-cell office:value-type="float" office:value="1993768" calcext:value-type="float">
            <text:p>1993768</text:p>
          </table:table-cell>
          <table:table-cell office:value-type="float" office:value="303640" calcext:value-type="float">
            <text:p>303640</text:p>
          </table:table-cell>
          <table:table-cell office:value-type="float" office:value="285672" calcext:value-type="float">
            <text:p>285672</text:p>
          </table:table-cell>
          <table:table-cell office:value-type="float" office:value="147264" calcext:value-type="float">
            <text:p>147264</text:p>
          </table:table-cell>
          <table:table-cell office:value-type="float" office:value="148840" calcext:value-type="float">
            <text:p>148840</text:p>
          </table:table-cell>
          <table:table-cell office:value-type="float" office:value="2581496" calcext:value-type="float">
            <text:p>2581496</text:p>
          </table:table-cell>
          <table:table-cell office:value-type="float" office:value="383600" calcext:value-type="float">
            <text:p>383600</text:p>
          </table:table-cell>
          <table:table-cell office:value-type="float" office:value="336592" calcext:value-type="float">
            <text:p>336592</text:p>
          </table:table-cell>
          <table:table-cell office:value-type="float" office:value="150400" calcext:value-type="float">
            <text:p>150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0608" calcext:value-type="float">
            <text:p>150608</text:p>
          </table:table-cell>
          <table:table-cell office:value-type="float" office:value="1993816" calcext:value-type="float">
            <text:p>1993816</text:p>
          </table:table-cell>
          <table:table-cell office:value-type="float" office:value="304408" calcext:value-type="float">
            <text:p>304408</text:p>
          </table:table-cell>
          <table:table-cell office:value-type="float" office:value="285704" calcext:value-type="float">
            <text:p>285704</text:p>
          </table:table-cell>
          <table:table-cell office:value-type="float" office:value="147632" calcext:value-type="float">
            <text:p>147632</text:p>
          </table:table-cell>
          <table:table-cell office:value-type="float" office:value="148840" calcext:value-type="float">
            <text:p>148840</text:p>
          </table:table-cell>
          <table:table-cell office:value-type="float" office:value="2581496" calcext:value-type="float">
            <text:p>2581496</text:p>
          </table:table-cell>
          <table:table-cell office:value-type="float" office:value="383608" calcext:value-type="float">
            <text:p>383608</text:p>
          </table:table-cell>
          <table:table-cell office:value-type="float" office:value="336608" calcext:value-type="float">
            <text:p>336608</text:p>
          </table:table-cell>
          <table:table-cell office:value-type="float" office:value="150416" calcext:value-type="float">
            <text:p>1504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0624" calcext:value-type="float">
            <text:p>150624</text:p>
          </table:table-cell>
          <table:table-cell office:value-type="float" office:value="1993896" calcext:value-type="float">
            <text:p>1993896</text:p>
          </table:table-cell>
          <table:table-cell office:value-type="float" office:value="305296" calcext:value-type="float">
            <text:p>305296</text:p>
          </table:table-cell>
          <table:table-cell office:value-type="float" office:value="285720" calcext:value-type="float">
            <text:p>285720</text:p>
          </table:table-cell>
          <table:table-cell office:value-type="float" office:value="147968" calcext:value-type="float">
            <text:p>147968</text:p>
          </table:table-cell>
          <table:table-cell office:value-type="float" office:value="148864" calcext:value-type="float">
            <text:p>148864</text:p>
          </table:table-cell>
          <table:table-cell office:value-type="float" office:value="2581504" calcext:value-type="float">
            <text:p>2581504</text:p>
          </table:table-cell>
          <table:table-cell office:value-type="float" office:value="383608" calcext:value-type="float">
            <text:p>383608</text:p>
          </table:table-cell>
          <table:table-cell office:value-type="float" office:value="336616" calcext:value-type="float">
            <text:p>336616</text:p>
          </table:table-cell>
          <table:table-cell office:value-type="float" office:value="150424" calcext:value-type="float">
            <text:p>1504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0864" calcext:value-type="float">
            <text:p>150864</text:p>
          </table:table-cell>
          <table:table-cell office:value-type="float" office:value="1993920" calcext:value-type="float">
            <text:p>1993920</text:p>
          </table:table-cell>
          <table:table-cell office:value-type="float" office:value="305328" calcext:value-type="float">
            <text:p>305328</text:p>
          </table:table-cell>
          <table:table-cell office:value-type="float" office:value="285944" calcext:value-type="float">
            <text:p>285944</text:p>
          </table:table-cell>
          <table:table-cell office:value-type="float" office:value="148496" calcext:value-type="float">
            <text:p>148496</text:p>
          </table:table-cell>
          <table:table-cell office:value-type="float" office:value="148960" calcext:value-type="float">
            <text:p>148960</text:p>
          </table:table-cell>
          <table:table-cell office:value-type="float" office:value="2581512" calcext:value-type="float">
            <text:p>2581512</text:p>
          </table:table-cell>
          <table:table-cell office:value-type="float" office:value="383616" calcext:value-type="float">
            <text:p>383616</text:p>
          </table:table-cell>
          <table:table-cell office:value-type="float" office:value="336640" calcext:value-type="float">
            <text:p>336640</text:p>
          </table:table-cell>
          <table:table-cell office:value-type="float" office:value="150432" calcext:value-type="float">
            <text:p>1504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1768" calcext:value-type="float">
            <text:p>151768</text:p>
          </table:table-cell>
          <table:table-cell office:value-type="float" office:value="1993944" calcext:value-type="float">
            <text:p>1993944</text:p>
          </table:table-cell>
          <table:table-cell office:value-type="float" office:value="305544" calcext:value-type="float">
            <text:p>305544</text:p>
          </table:table-cell>
          <table:table-cell office:value-type="float" office:value="285968" calcext:value-type="float">
            <text:p>285968</text:p>
          </table:table-cell>
          <table:table-cell office:value-type="float" office:value="148616" calcext:value-type="float">
            <text:p>148616</text:p>
          </table:table-cell>
          <table:table-cell office:value-type="float" office:value="148984" calcext:value-type="float">
            <text:p>148984</text:p>
          </table:table-cell>
          <table:table-cell office:value-type="float" office:value="2581536" calcext:value-type="float">
            <text:p>2581536</text:p>
          </table:table-cell>
          <table:table-cell office:value-type="float" office:value="383672" calcext:value-type="float">
            <text:p>383672</text:p>
          </table:table-cell>
          <table:table-cell office:value-type="float" office:value="336640" calcext:value-type="float">
            <text:p>336640</text:p>
          </table:table-cell>
          <table:table-cell office:value-type="float" office:value="150448" calcext:value-type="float">
            <text:p>1504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2176" calcext:value-type="float">
            <text:p>152176</text:p>
          </table:table-cell>
          <table:table-cell office:value-type="float" office:value="1993952" calcext:value-type="float">
            <text:p>1993952</text:p>
          </table:table-cell>
          <table:table-cell office:value-type="float" office:value="305616" calcext:value-type="float">
            <text:p>305616</text:p>
          </table:table-cell>
          <table:table-cell office:value-type="float" office:value="286056" calcext:value-type="float">
            <text:p>286056</text:p>
          </table:table-cell>
          <table:table-cell office:value-type="float" office:value="148784" calcext:value-type="float">
            <text:p>148784</text:p>
          </table:table-cell>
          <table:table-cell office:value-type="float" office:value="149008" calcext:value-type="float">
            <text:p>149008</text:p>
          </table:table-cell>
          <table:table-cell office:value-type="float" office:value="2581544" calcext:value-type="float">
            <text:p>2581544</text:p>
          </table:table-cell>
          <table:table-cell office:value-type="float" office:value="383680" calcext:value-type="float">
            <text:p>383680</text:p>
          </table:table-cell>
          <table:table-cell office:value-type="float" office:value="336648" calcext:value-type="float">
            <text:p>336648</text:p>
          </table:table-cell>
          <table:table-cell office:value-type="float" office:value="150456" calcext:value-type="float">
            <text:p>1504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2328" calcext:value-type="float">
            <text:p>152328</text:p>
          </table:table-cell>
          <table:table-cell office:value-type="float" office:value="1994120" calcext:value-type="float">
            <text:p>1994120</text:p>
          </table:table-cell>
          <table:table-cell office:value-type="float" office:value="306032" calcext:value-type="float">
            <text:p>306032</text:p>
          </table:table-cell>
          <table:table-cell office:value-type="float" office:value="286304" calcext:value-type="float">
            <text:p>286304</text:p>
          </table:table-cell>
          <table:table-cell office:value-type="float" office:value="149120" calcext:value-type="float">
            <text:p>149120</text:p>
          </table:table-cell>
          <table:table-cell office:value-type="float" office:value="149024" calcext:value-type="float">
            <text:p>149024</text:p>
          </table:table-cell>
          <table:table-cell office:value-type="float" office:value="2581544" calcext:value-type="float">
            <text:p>2581544</text:p>
          </table:table-cell>
          <table:table-cell office:value-type="float" office:value="383688" calcext:value-type="float">
            <text:p>383688</text:p>
          </table:table-cell>
          <table:table-cell office:value-type="float" office:value="336672" calcext:value-type="float">
            <text:p>336672</text:p>
          </table:table-cell>
          <table:table-cell office:value-type="float" office:value="150480" calcext:value-type="float">
            <text:p>1504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2672" calcext:value-type="float">
            <text:p>152672</text:p>
          </table:table-cell>
          <table:table-cell office:value-type="float" office:value="1994232" calcext:value-type="float">
            <text:p>1994232</text:p>
          </table:table-cell>
          <table:table-cell office:value-type="float" office:value="306736" calcext:value-type="float">
            <text:p>306736</text:p>
          </table:table-cell>
          <table:table-cell office:value-type="float" office:value="286344" calcext:value-type="float">
            <text:p>286344</text:p>
          </table:table-cell>
          <table:table-cell office:value-type="float" office:value="149472" calcext:value-type="float">
            <text:p>149472</text:p>
          </table:table-cell>
          <table:table-cell office:value-type="float" office:value="149072" calcext:value-type="float">
            <text:p>149072</text:p>
          </table:table-cell>
          <table:table-cell office:value-type="float" office:value="2581552" calcext:value-type="float">
            <text:p>2581552</text:p>
          </table:table-cell>
          <table:table-cell office:value-type="float" office:value="383688" calcext:value-type="float">
            <text:p>383688</text:p>
          </table:table-cell>
          <table:table-cell office:value-type="float" office:value="336712" calcext:value-type="float">
            <text:p>336712</text:p>
          </table:table-cell>
          <table:table-cell office:value-type="float" office:value="150544" calcext:value-type="float">
            <text:p>1505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2688" calcext:value-type="float">
            <text:p>152688</text:p>
          </table:table-cell>
          <table:table-cell office:value-type="float" office:value="1994568" calcext:value-type="float">
            <text:p>1994568</text:p>
          </table:table-cell>
          <table:table-cell office:value-type="float" office:value="307528" calcext:value-type="float">
            <text:p>307528</text:p>
          </table:table-cell>
          <table:table-cell office:value-type="float" office:value="286360" calcext:value-type="float">
            <text:p>286360</text:p>
          </table:table-cell>
          <table:table-cell office:value-type="float" office:value="149680" calcext:value-type="float">
            <text:p>149680</text:p>
          </table:table-cell>
          <table:table-cell office:value-type="float" office:value="149080" calcext:value-type="float">
            <text:p>149080</text:p>
          </table:table-cell>
          <table:table-cell office:value-type="float" office:value="2581568" calcext:value-type="float">
            <text:p>2581568</text:p>
          </table:table-cell>
          <table:table-cell office:value-type="float" office:value="383688" calcext:value-type="float">
            <text:p>383688</text:p>
          </table:table-cell>
          <table:table-cell office:value-type="float" office:value="336712" calcext:value-type="float">
            <text:p>336712</text:p>
          </table:table-cell>
          <table:table-cell office:value-type="float" office:value="150560" calcext:value-type="float">
            <text:p>1505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2704" calcext:value-type="float">
            <text:p>152704</text:p>
          </table:table-cell>
          <table:table-cell office:value-type="float" office:value="1994592" calcext:value-type="float">
            <text:p>1994592</text:p>
          </table:table-cell>
          <table:table-cell office:value-type="float" office:value="307600" calcext:value-type="float">
            <text:p>307600</text:p>
          </table:table-cell>
          <table:table-cell office:value-type="float" office:value="286440" calcext:value-type="float">
            <text:p>286440</text:p>
          </table:table-cell>
          <table:table-cell office:value-type="float" office:value="150088" calcext:value-type="float">
            <text:p>150088</text:p>
          </table:table-cell>
          <table:table-cell office:value-type="float" office:value="149096" calcext:value-type="float">
            <text:p>149096</text:p>
          </table:table-cell>
          <table:table-cell office:value-type="float" office:value="2581584" calcext:value-type="float">
            <text:p>2581584</text:p>
          </table:table-cell>
          <table:table-cell office:value-type="float" office:value="383688" calcext:value-type="float">
            <text:p>383688</text:p>
          </table:table-cell>
          <table:table-cell office:value-type="float" office:value="336736" calcext:value-type="float">
            <text:p>336736</text:p>
          </table:table-cell>
          <table:table-cell office:value-type="float" office:value="150600" calcext:value-type="float">
            <text:p>1506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2744" calcext:value-type="float">
            <text:p>152744</text:p>
          </table:table-cell>
          <table:table-cell office:value-type="float" office:value="1994632" calcext:value-type="float">
            <text:p>1994632</text:p>
          </table:table-cell>
          <table:table-cell office:value-type="float" office:value="307704" calcext:value-type="float">
            <text:p>307704</text:p>
          </table:table-cell>
          <table:table-cell office:value-type="float" office:value="286456" calcext:value-type="float">
            <text:p>286456</text:p>
          </table:table-cell>
          <table:table-cell office:value-type="float" office:value="150176" calcext:value-type="float">
            <text:p>150176</text:p>
          </table:table-cell>
          <table:table-cell office:value-type="float" office:value="149104" calcext:value-type="float">
            <text:p>149104</text:p>
          </table:table-cell>
          <table:table-cell office:value-type="float" office:value="2581584" calcext:value-type="float">
            <text:p>2581584</text:p>
          </table:table-cell>
          <table:table-cell office:value-type="float" office:value="383688" calcext:value-type="float">
            <text:p>383688</text:p>
          </table:table-cell>
          <table:table-cell office:value-type="float" office:value="336744" calcext:value-type="float">
            <text:p>336744</text:p>
          </table:table-cell>
          <table:table-cell office:value-type="float" office:value="150600" calcext:value-type="float">
            <text:p>1506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3032" calcext:value-type="float">
            <text:p>153032</text:p>
          </table:table-cell>
          <table:table-cell office:value-type="float" office:value="1994672" calcext:value-type="float">
            <text:p>1994672</text:p>
          </table:table-cell>
          <table:table-cell office:value-type="float" office:value="308312" calcext:value-type="float">
            <text:p>308312</text:p>
          </table:table-cell>
          <table:table-cell office:value-type="float" office:value="286992" calcext:value-type="float">
            <text:p>286992</text:p>
          </table:table-cell>
          <table:table-cell office:value-type="float" office:value="150192" calcext:value-type="float">
            <text:p>150192</text:p>
          </table:table-cell>
          <table:table-cell office:value-type="float" office:value="149120" calcext:value-type="float">
            <text:p>149120</text:p>
          </table:table-cell>
          <table:table-cell office:value-type="float" office:value="2581584" calcext:value-type="float">
            <text:p>2581584</text:p>
          </table:table-cell>
          <table:table-cell office:value-type="float" office:value="383696" calcext:value-type="float">
            <text:p>383696</text:p>
          </table:table-cell>
          <table:table-cell office:value-type="float" office:value="336760" calcext:value-type="float">
            <text:p>336760</text:p>
          </table:table-cell>
          <table:table-cell office:value-type="float" office:value="150632" calcext:value-type="float">
            <text:p>1506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3256" calcext:value-type="float">
            <text:p>153256</text:p>
          </table:table-cell>
          <table:table-cell office:value-type="float" office:value="1994824" calcext:value-type="float">
            <text:p>1994824</text:p>
          </table:table-cell>
          <table:table-cell office:value-type="float" office:value="308912" calcext:value-type="float">
            <text:p>308912</text:p>
          </table:table-cell>
          <table:table-cell office:value-type="float" office:value="287240" calcext:value-type="float">
            <text:p>287240</text:p>
          </table:table-cell>
          <table:table-cell office:value-type="float" office:value="150296" calcext:value-type="float">
            <text:p>150296</text:p>
          </table:table-cell>
          <table:table-cell office:value-type="float" office:value="149128" calcext:value-type="float">
            <text:p>149128</text:p>
          </table:table-cell>
          <table:table-cell office:value-type="float" office:value="2581592" calcext:value-type="float">
            <text:p>2581592</text:p>
          </table:table-cell>
          <table:table-cell office:value-type="float" office:value="383704" calcext:value-type="float">
            <text:p>383704</text:p>
          </table:table-cell>
          <table:table-cell office:value-type="float" office:value="336824" calcext:value-type="float">
            <text:p>336824</text:p>
          </table:table-cell>
          <table:table-cell office:value-type="float" office:value="150640" calcext:value-type="float">
            <text:p>1506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3328" calcext:value-type="float">
            <text:p>153328</text:p>
          </table:table-cell>
          <table:table-cell office:value-type="float" office:value="1994912" calcext:value-type="float">
            <text:p>1994912</text:p>
          </table:table-cell>
          <table:table-cell office:value-type="float" office:value="309088" calcext:value-type="float">
            <text:p>309088</text:p>
          </table:table-cell>
          <table:table-cell office:value-type="float" office:value="287584" calcext:value-type="float">
            <text:p>287584</text:p>
          </table:table-cell>
          <table:table-cell office:value-type="float" office:value="150632" calcext:value-type="float">
            <text:p>150632</text:p>
          </table:table-cell>
          <table:table-cell office:value-type="float" office:value="149128" calcext:value-type="float">
            <text:p>149128</text:p>
          </table:table-cell>
          <table:table-cell office:value-type="float" office:value="2581616" calcext:value-type="float">
            <text:p>2581616</text:p>
          </table:table-cell>
          <table:table-cell office:value-type="float" office:value="383704" calcext:value-type="float">
            <text:p>383704</text:p>
          </table:table-cell>
          <table:table-cell office:value-type="float" office:value="336840" calcext:value-type="float">
            <text:p>336840</text:p>
          </table:table-cell>
          <table:table-cell office:value-type="float" office:value="150648" calcext:value-type="float">
            <text:p>1506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3464" calcext:value-type="float">
            <text:p>153464</text:p>
          </table:table-cell>
          <table:table-cell office:value-type="float" office:value="1995088" calcext:value-type="float">
            <text:p>1995088</text:p>
          </table:table-cell>
          <table:table-cell office:value-type="float" office:value="309144" calcext:value-type="float">
            <text:p>309144</text:p>
          </table:table-cell>
          <table:table-cell office:value-type="float" office:value="287600" calcext:value-type="float">
            <text:p>287600</text:p>
          </table:table-cell>
          <table:table-cell office:value-type="float" office:value="151352" calcext:value-type="float">
            <text:p>151352</text:p>
          </table:table-cell>
          <table:table-cell office:value-type="float" office:value="149168" calcext:value-type="float">
            <text:p>149168</text:p>
          </table:table-cell>
          <table:table-cell office:value-type="float" office:value="2581624" calcext:value-type="float">
            <text:p>2581624</text:p>
          </table:table-cell>
          <table:table-cell office:value-type="float" office:value="383720" calcext:value-type="float">
            <text:p>383720</text:p>
          </table:table-cell>
          <table:table-cell office:value-type="float" office:value="336848" calcext:value-type="float">
            <text:p>336848</text:p>
          </table:table-cell>
          <table:table-cell office:value-type="float" office:value="150656" calcext:value-type="float">
            <text:p>1506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3888" calcext:value-type="float">
            <text:p>153888</text:p>
          </table:table-cell>
          <table:table-cell office:value-type="float" office:value="1995160" calcext:value-type="float">
            <text:p>1995160</text:p>
          </table:table-cell>
          <table:table-cell office:value-type="float" office:value="309680" calcext:value-type="float">
            <text:p>309680</text:p>
          </table:table-cell>
          <table:table-cell office:value-type="float" office:value="287696" calcext:value-type="float">
            <text:p>287696</text:p>
          </table:table-cell>
          <table:table-cell office:value-type="float" office:value="153672" calcext:value-type="float">
            <text:p>153672</text:p>
          </table:table-cell>
          <table:table-cell office:value-type="float" office:value="149200" calcext:value-type="float">
            <text:p>149200</text:p>
          </table:table-cell>
          <table:table-cell office:value-type="float" office:value="2581632" calcext:value-type="float">
            <text:p>2581632</text:p>
          </table:table-cell>
          <table:table-cell office:value-type="float" office:value="383728" calcext:value-type="float">
            <text:p>383728</text:p>
          </table:table-cell>
          <table:table-cell office:value-type="float" office:value="336848" calcext:value-type="float">
            <text:p>336848</text:p>
          </table:table-cell>
          <table:table-cell office:value-type="float" office:value="150688" calcext:value-type="float">
            <text:p>1506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4000" calcext:value-type="float">
            <text:p>154000</text:p>
          </table:table-cell>
          <table:table-cell office:value-type="float" office:value="1995160" calcext:value-type="float">
            <text:p>1995160</text:p>
          </table:table-cell>
          <table:table-cell office:value-type="float" office:value="310200" calcext:value-type="float">
            <text:p>310200</text:p>
          </table:table-cell>
          <table:table-cell office:value-type="float" office:value="288008" calcext:value-type="float">
            <text:p>288008</text:p>
          </table:table-cell>
          <table:table-cell office:value-type="float" office:value="153680" calcext:value-type="float">
            <text:p>153680</text:p>
          </table:table-cell>
          <table:table-cell office:value-type="float" office:value="149248" calcext:value-type="float">
            <text:p>149248</text:p>
          </table:table-cell>
          <table:table-cell office:value-type="float" office:value="2581632" calcext:value-type="float">
            <text:p>2581632</text:p>
          </table:table-cell>
          <table:table-cell office:value-type="float" office:value="383744" calcext:value-type="float">
            <text:p>383744</text:p>
          </table:table-cell>
          <table:table-cell office:value-type="float" office:value="336856" calcext:value-type="float">
            <text:p>336856</text:p>
          </table:table-cell>
          <table:table-cell office:value-type="float" office:value="150696" calcext:value-type="float">
            <text:p>1506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4536" calcext:value-type="float">
            <text:p>154536</text:p>
          </table:table-cell>
          <table:table-cell office:value-type="float" office:value="1995312" calcext:value-type="float">
            <text:p>1995312</text:p>
          </table:table-cell>
          <table:table-cell office:value-type="float" office:value="310384" calcext:value-type="float">
            <text:p>310384</text:p>
          </table:table-cell>
          <table:table-cell office:value-type="float" office:value="288688" calcext:value-type="float">
            <text:p>288688</text:p>
          </table:table-cell>
          <table:table-cell office:value-type="float" office:value="155168" calcext:value-type="float">
            <text:p>155168</text:p>
          </table:table-cell>
          <table:table-cell office:value-type="float" office:value="149248" calcext:value-type="float">
            <text:p>149248</text:p>
          </table:table-cell>
          <table:table-cell office:value-type="float" office:value="2581648" calcext:value-type="float">
            <text:p>2581648</text:p>
          </table:table-cell>
          <table:table-cell office:value-type="float" office:value="383760" calcext:value-type="float">
            <text:p>383760</text:p>
          </table:table-cell>
          <table:table-cell office:value-type="float" office:value="336856" calcext:value-type="float">
            <text:p>336856</text:p>
          </table:table-cell>
          <table:table-cell office:value-type="float" office:value="150728" calcext:value-type="float">
            <text:p>1507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4752" calcext:value-type="float">
            <text:p>154752</text:p>
          </table:table-cell>
          <table:table-cell office:value-type="float" office:value="1995432" calcext:value-type="float">
            <text:p>1995432</text:p>
          </table:table-cell>
          <table:table-cell office:value-type="float" office:value="310648" calcext:value-type="float">
            <text:p>310648</text:p>
          </table:table-cell>
          <table:table-cell office:value-type="float" office:value="288800" calcext:value-type="float">
            <text:p>288800</text:p>
          </table:table-cell>
          <table:table-cell office:value-type="float" office:value="155432" calcext:value-type="float">
            <text:p>155432</text:p>
          </table:table-cell>
          <table:table-cell office:value-type="float" office:value="149248" calcext:value-type="float">
            <text:p>149248</text:p>
          </table:table-cell>
          <table:table-cell office:value-type="float" office:value="2581648" calcext:value-type="float">
            <text:p>2581648</text:p>
          </table:table-cell>
          <table:table-cell office:value-type="float" office:value="383768" calcext:value-type="float">
            <text:p>383768</text:p>
          </table:table-cell>
          <table:table-cell office:value-type="float" office:value="336880" calcext:value-type="float">
            <text:p>336880</text:p>
          </table:table-cell>
          <table:table-cell office:value-type="float" office:value="150744" calcext:value-type="float">
            <text:p>1507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5224" calcext:value-type="float">
            <text:p>155224</text:p>
          </table:table-cell>
          <table:table-cell office:value-type="float" office:value="1995760" calcext:value-type="float">
            <text:p>1995760</text:p>
          </table:table-cell>
          <table:table-cell office:value-type="float" office:value="311616" calcext:value-type="float">
            <text:p>311616</text:p>
          </table:table-cell>
          <table:table-cell office:value-type="float" office:value="289840" calcext:value-type="float">
            <text:p>289840</text:p>
          </table:table-cell>
          <table:table-cell office:value-type="float" office:value="156160" calcext:value-type="float">
            <text:p>156160</text:p>
          </table:table-cell>
          <table:table-cell office:value-type="float" office:value="149256" calcext:value-type="float">
            <text:p>149256</text:p>
          </table:table-cell>
          <table:table-cell office:value-type="float" office:value="2581672" calcext:value-type="float">
            <text:p>2581672</text:p>
          </table:table-cell>
          <table:table-cell office:value-type="float" office:value="383792" calcext:value-type="float">
            <text:p>383792</text:p>
          </table:table-cell>
          <table:table-cell office:value-type="float" office:value="336880" calcext:value-type="float">
            <text:p>336880</text:p>
          </table:table-cell>
          <table:table-cell office:value-type="float" office:value="150776" calcext:value-type="float">
            <text:p>1507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5392" calcext:value-type="float">
            <text:p>155392</text:p>
          </table:table-cell>
          <table:table-cell office:value-type="float" office:value="1995824" calcext:value-type="float">
            <text:p>1995824</text:p>
          </table:table-cell>
          <table:table-cell office:value-type="float" office:value="312280" calcext:value-type="float">
            <text:p>312280</text:p>
          </table:table-cell>
          <table:table-cell office:value-type="float" office:value="289992" calcext:value-type="float">
            <text:p>289992</text:p>
          </table:table-cell>
          <table:table-cell office:value-type="float" office:value="156568" calcext:value-type="float">
            <text:p>156568</text:p>
          </table:table-cell>
          <table:table-cell office:value-type="float" office:value="149272" calcext:value-type="float">
            <text:p>149272</text:p>
          </table:table-cell>
          <table:table-cell office:value-type="float" office:value="2581680" calcext:value-type="float">
            <text:p>2581680</text:p>
          </table:table-cell>
          <table:table-cell office:value-type="float" office:value="383800" calcext:value-type="float">
            <text:p>383800</text:p>
          </table:table-cell>
          <table:table-cell office:value-type="float" office:value="336880" calcext:value-type="float">
            <text:p>336880</text:p>
          </table:table-cell>
          <table:table-cell office:value-type="float" office:value="150776" calcext:value-type="float">
            <text:p>1507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5792" calcext:value-type="float">
            <text:p>155792</text:p>
          </table:table-cell>
          <table:table-cell office:value-type="float" office:value="1996104" calcext:value-type="float">
            <text:p>1996104</text:p>
          </table:table-cell>
          <table:table-cell office:value-type="float" office:value="312464" calcext:value-type="float">
            <text:p>312464</text:p>
          </table:table-cell>
          <table:table-cell office:value-type="float" office:value="290296" calcext:value-type="float">
            <text:p>290296</text:p>
          </table:table-cell>
          <table:table-cell office:value-type="float" office:value="157624" calcext:value-type="float">
            <text:p>157624</text:p>
          </table:table-cell>
          <table:table-cell office:value-type="float" office:value="149272" calcext:value-type="float">
            <text:p>149272</text:p>
          </table:table-cell>
          <table:table-cell office:value-type="float" office:value="2581688" calcext:value-type="float">
            <text:p>2581688</text:p>
          </table:table-cell>
          <table:table-cell office:value-type="float" office:value="383832" calcext:value-type="float">
            <text:p>383832</text:p>
          </table:table-cell>
          <table:table-cell office:value-type="float" office:value="336896" calcext:value-type="float">
            <text:p>336896</text:p>
          </table:table-cell>
          <table:table-cell office:value-type="float" office:value="150776" calcext:value-type="float">
            <text:p>1507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5832" calcext:value-type="float">
            <text:p>155832</text:p>
          </table:table-cell>
          <table:table-cell office:value-type="float" office:value="1996432" calcext:value-type="float">
            <text:p>1996432</text:p>
          </table:table-cell>
          <table:table-cell office:value-type="float" office:value="312592" calcext:value-type="float">
            <text:p>312592</text:p>
          </table:table-cell>
          <table:table-cell office:value-type="float" office:value="290656" calcext:value-type="float">
            <text:p>290656</text:p>
          </table:table-cell>
          <table:table-cell office:value-type="float" office:value="157728" calcext:value-type="float">
            <text:p>157728</text:p>
          </table:table-cell>
          <table:table-cell office:value-type="float" office:value="149280" calcext:value-type="float">
            <text:p>149280</text:p>
          </table:table-cell>
          <table:table-cell office:value-type="float" office:value="2581704" calcext:value-type="float">
            <text:p>2581704</text:p>
          </table:table-cell>
          <table:table-cell office:value-type="float" office:value="383840" calcext:value-type="float">
            <text:p>383840</text:p>
          </table:table-cell>
          <table:table-cell office:value-type="float" office:value="336912" calcext:value-type="float">
            <text:p>336912</text:p>
          </table:table-cell>
          <table:table-cell office:value-type="float" office:value="150800" calcext:value-type="float">
            <text:p>1508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6456" calcext:value-type="float">
            <text:p>156456</text:p>
          </table:table-cell>
          <table:table-cell office:value-type="float" office:value="1996592" calcext:value-type="float">
            <text:p>1996592</text:p>
          </table:table-cell>
          <table:table-cell office:value-type="float" office:value="312704" calcext:value-type="float">
            <text:p>312704</text:p>
          </table:table-cell>
          <table:table-cell office:value-type="float" office:value="290752" calcext:value-type="float">
            <text:p>290752</text:p>
          </table:table-cell>
          <table:table-cell office:value-type="float" office:value="158568" calcext:value-type="float">
            <text:p>158568</text:p>
          </table:table-cell>
          <table:table-cell office:value-type="float" office:value="149296" calcext:value-type="float">
            <text:p>149296</text:p>
          </table:table-cell>
          <table:table-cell office:value-type="float" office:value="2581736" calcext:value-type="float">
            <text:p>2581736</text:p>
          </table:table-cell>
          <table:table-cell office:value-type="float" office:value="383856" calcext:value-type="float">
            <text:p>383856</text:p>
          </table:table-cell>
          <table:table-cell office:value-type="float" office:value="336928" calcext:value-type="float">
            <text:p>336928</text:p>
          </table:table-cell>
          <table:table-cell office:value-type="float" office:value="150824" calcext:value-type="float">
            <text:p>1508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6992" calcext:value-type="float">
            <text:p>156992</text:p>
          </table:table-cell>
          <table:table-cell office:value-type="float" office:value="1996704" calcext:value-type="float">
            <text:p>1996704</text:p>
          </table:table-cell>
          <table:table-cell office:value-type="float" office:value="313576" calcext:value-type="float">
            <text:p>313576</text:p>
          </table:table-cell>
          <table:table-cell office:value-type="float" office:value="290768" calcext:value-type="float">
            <text:p>290768</text:p>
          </table:table-cell>
          <table:table-cell office:value-type="float" office:value="158672" calcext:value-type="float">
            <text:p>158672</text:p>
          </table:table-cell>
          <table:table-cell office:value-type="float" office:value="149336" calcext:value-type="float">
            <text:p>149336</text:p>
          </table:table-cell>
          <table:table-cell office:value-type="float" office:value="2581760" calcext:value-type="float">
            <text:p>2581760</text:p>
          </table:table-cell>
          <table:table-cell office:value-type="float" office:value="383864" calcext:value-type="float">
            <text:p>383864</text:p>
          </table:table-cell>
          <table:table-cell office:value-type="float" office:value="336960" calcext:value-type="float">
            <text:p>336960</text:p>
          </table:table-cell>
          <table:table-cell office:value-type="float" office:value="150864" calcext:value-type="float">
            <text:p>1508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7016" calcext:value-type="float">
            <text:p>157016</text:p>
          </table:table-cell>
          <table:table-cell office:value-type="float" office:value="1997064" calcext:value-type="float">
            <text:p>1997064</text:p>
          </table:table-cell>
          <table:table-cell office:value-type="float" office:value="314024" calcext:value-type="float">
            <text:p>314024</text:p>
          </table:table-cell>
          <table:table-cell office:value-type="float" office:value="291368" calcext:value-type="float">
            <text:p>291368</text:p>
          </table:table-cell>
          <table:table-cell office:value-type="float" office:value="158752" calcext:value-type="float">
            <text:p>158752</text:p>
          </table:table-cell>
          <table:table-cell office:value-type="float" office:value="149344" calcext:value-type="float">
            <text:p>149344</text:p>
          </table:table-cell>
          <table:table-cell office:value-type="float" office:value="2581768" calcext:value-type="float">
            <text:p>2581768</text:p>
          </table:table-cell>
          <table:table-cell office:value-type="float" office:value="383880" calcext:value-type="float">
            <text:p>383880</text:p>
          </table:table-cell>
          <table:table-cell office:value-type="float" office:value="336976" calcext:value-type="float">
            <text:p>336976</text:p>
          </table:table-cell>
          <table:table-cell office:value-type="float" office:value="150872" calcext:value-type="float">
            <text:p>1508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7032" calcext:value-type="float">
            <text:p>157032</text:p>
          </table:table-cell>
          <table:table-cell office:value-type="float" office:value="1997424" calcext:value-type="float">
            <text:p>1997424</text:p>
          </table:table-cell>
          <table:table-cell office:value-type="float" office:value="314592" calcext:value-type="float">
            <text:p>314592</text:p>
          </table:table-cell>
          <table:table-cell office:value-type="float" office:value="291576" calcext:value-type="float">
            <text:p>291576</text:p>
          </table:table-cell>
          <table:table-cell office:value-type="float" office:value="159152" calcext:value-type="float">
            <text:p>159152</text:p>
          </table:table-cell>
          <table:table-cell office:value-type="float" office:value="149368" calcext:value-type="float">
            <text:p>149368</text:p>
          </table:table-cell>
          <table:table-cell office:value-type="float" office:value="2581768" calcext:value-type="float">
            <text:p>2581768</text:p>
          </table:table-cell>
          <table:table-cell office:value-type="float" office:value="383888" calcext:value-type="float">
            <text:p>383888</text:p>
          </table:table-cell>
          <table:table-cell office:value-type="float" office:value="337024" calcext:value-type="float">
            <text:p>337024</text:p>
          </table:table-cell>
          <table:table-cell office:value-type="float" office:value="150880" calcext:value-type="float">
            <text:p>1508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7056" calcext:value-type="float">
            <text:p>157056</text:p>
          </table:table-cell>
          <table:table-cell office:value-type="float" office:value="1997752" calcext:value-type="float">
            <text:p>1997752</text:p>
          </table:table-cell>
          <table:table-cell office:value-type="float" office:value="314688" calcext:value-type="float">
            <text:p>314688</text:p>
          </table:table-cell>
          <table:table-cell office:value-type="float" office:value="291688" calcext:value-type="float">
            <text:p>291688</text:p>
          </table:table-cell>
          <table:table-cell office:value-type="float" office:value="159312" calcext:value-type="float">
            <text:p>159312</text:p>
          </table:table-cell>
          <table:table-cell office:value-type="float" office:value="149400" calcext:value-type="float">
            <text:p>149400</text:p>
          </table:table-cell>
          <table:table-cell office:value-type="float" office:value="2581792" calcext:value-type="float">
            <text:p>2581792</text:p>
          </table:table-cell>
          <table:table-cell office:value-type="float" office:value="383896" calcext:value-type="float">
            <text:p>383896</text:p>
          </table:table-cell>
          <table:table-cell office:value-type="float" office:value="337024" calcext:value-type="float">
            <text:p>337024</text:p>
          </table:table-cell>
          <table:table-cell office:value-type="float" office:value="150912" calcext:value-type="float">
            <text:p>1509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7248" calcext:value-type="float">
            <text:p>157248</text:p>
          </table:table-cell>
          <table:table-cell office:value-type="float" office:value="1997752" calcext:value-type="float">
            <text:p>1997752</text:p>
          </table:table-cell>
          <table:table-cell office:value-type="float" office:value="314688" calcext:value-type="float">
            <text:p>314688</text:p>
          </table:table-cell>
          <table:table-cell office:value-type="float" office:value="292144" calcext:value-type="float">
            <text:p>292144</text:p>
          </table:table-cell>
          <table:table-cell office:value-type="float" office:value="159568" calcext:value-type="float">
            <text:p>159568</text:p>
          </table:table-cell>
          <table:table-cell office:value-type="float" office:value="149400" calcext:value-type="float">
            <text:p>149400</text:p>
          </table:table-cell>
          <table:table-cell office:value-type="float" office:value="2581800" calcext:value-type="float">
            <text:p>2581800</text:p>
          </table:table-cell>
          <table:table-cell office:value-type="float" office:value="383912" calcext:value-type="float">
            <text:p>383912</text:p>
          </table:table-cell>
          <table:table-cell office:value-type="float" office:value="337056" calcext:value-type="float">
            <text:p>337056</text:p>
          </table:table-cell>
          <table:table-cell office:value-type="float" office:value="150944" calcext:value-type="float">
            <text:p>1509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7744" calcext:value-type="float">
            <text:p>157744</text:p>
          </table:table-cell>
          <table:table-cell office:value-type="float" office:value="1998088" calcext:value-type="float">
            <text:p>1998088</text:p>
          </table:table-cell>
          <table:table-cell office:value-type="float" office:value="314816" calcext:value-type="float">
            <text:p>314816</text:p>
          </table:table-cell>
          <table:table-cell office:value-type="float" office:value="292304" calcext:value-type="float">
            <text:p>292304</text:p>
          </table:table-cell>
          <table:table-cell office:value-type="float" office:value="159608" calcext:value-type="float">
            <text:p>159608</text:p>
          </table:table-cell>
          <table:table-cell office:value-type="float" office:value="149448" calcext:value-type="float">
            <text:p>149448</text:p>
          </table:table-cell>
          <table:table-cell office:value-type="float" office:value="2581840" calcext:value-type="float">
            <text:p>2581840</text:p>
          </table:table-cell>
          <table:table-cell office:value-type="float" office:value="383912" calcext:value-type="float">
            <text:p>383912</text:p>
          </table:table-cell>
          <table:table-cell office:value-type="float" office:value="337080" calcext:value-type="float">
            <text:p>337080</text:p>
          </table:table-cell>
          <table:table-cell office:value-type="float" office:value="150968" calcext:value-type="float">
            <text:p>1509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7912" calcext:value-type="float">
            <text:p>157912</text:p>
          </table:table-cell>
          <table:table-cell office:value-type="float" office:value="1998392" calcext:value-type="float">
            <text:p>1998392</text:p>
          </table:table-cell>
          <table:table-cell office:value-type="float" office:value="315240" calcext:value-type="float">
            <text:p>315240</text:p>
          </table:table-cell>
          <table:table-cell office:value-type="float" office:value="292736" calcext:value-type="float">
            <text:p>292736</text:p>
          </table:table-cell>
          <table:table-cell office:value-type="float" office:value="159848" calcext:value-type="float">
            <text:p>159848</text:p>
          </table:table-cell>
          <table:table-cell office:value-type="float" office:value="149456" calcext:value-type="float">
            <text:p>149456</text:p>
          </table:table-cell>
          <table:table-cell office:value-type="float" office:value="2581872" calcext:value-type="float">
            <text:p>2581872</text:p>
          </table:table-cell>
          <table:table-cell office:value-type="float" office:value="383944" calcext:value-type="float">
            <text:p>383944</text:p>
          </table:table-cell>
          <table:table-cell office:value-type="float" office:value="337088" calcext:value-type="float">
            <text:p>337088</text:p>
          </table:table-cell>
          <table:table-cell office:value-type="float" office:value="151016" calcext:value-type="float">
            <text:p>1510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7968" calcext:value-type="float">
            <text:p>157968</text:p>
          </table:table-cell>
          <table:table-cell office:value-type="float" office:value="1998840" calcext:value-type="float">
            <text:p>1998840</text:p>
          </table:table-cell>
          <table:table-cell office:value-type="float" office:value="315544" calcext:value-type="float">
            <text:p>315544</text:p>
          </table:table-cell>
          <table:table-cell office:value-type="float" office:value="293920" calcext:value-type="float">
            <text:p>293920</text:p>
          </table:table-cell>
          <table:table-cell office:value-type="float" office:value="159912" calcext:value-type="float">
            <text:p>159912</text:p>
          </table:table-cell>
          <table:table-cell office:value-type="float" office:value="149504" calcext:value-type="float">
            <text:p>149504</text:p>
          </table:table-cell>
          <table:table-cell office:value-type="float" office:value="2581888" calcext:value-type="float">
            <text:p>2581888</text:p>
          </table:table-cell>
          <table:table-cell office:value-type="float" office:value="383960" calcext:value-type="float">
            <text:p>383960</text:p>
          </table:table-cell>
          <table:table-cell office:value-type="float" office:value="337112" calcext:value-type="float">
            <text:p>337112</text:p>
          </table:table-cell>
          <table:table-cell office:value-type="float" office:value="151024" calcext:value-type="float">
            <text:p>1510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8344" calcext:value-type="float">
            <text:p>158344</text:p>
          </table:table-cell>
          <table:table-cell office:value-type="float" office:value="1999568" calcext:value-type="float">
            <text:p>1999568</text:p>
          </table:table-cell>
          <table:table-cell office:value-type="float" office:value="315992" calcext:value-type="float">
            <text:p>315992</text:p>
          </table:table-cell>
          <table:table-cell office:value-type="float" office:value="294112" calcext:value-type="float">
            <text:p>294112</text:p>
          </table:table-cell>
          <table:table-cell office:value-type="float" office:value="159928" calcext:value-type="float">
            <text:p>159928</text:p>
          </table:table-cell>
          <table:table-cell office:value-type="float" office:value="149512" calcext:value-type="float">
            <text:p>149512</text:p>
          </table:table-cell>
          <table:table-cell office:value-type="float" office:value="2581904" calcext:value-type="float">
            <text:p>2581904</text:p>
          </table:table-cell>
          <table:table-cell office:value-type="float" office:value="383976" calcext:value-type="float">
            <text:p>383976</text:p>
          </table:table-cell>
          <table:table-cell office:value-type="float" office:value="337112" calcext:value-type="float">
            <text:p>337112</text:p>
          </table:table-cell>
          <table:table-cell office:value-type="float" office:value="151040" calcext:value-type="float">
            <text:p>1510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8408" calcext:value-type="float">
            <text:p>158408</text:p>
          </table:table-cell>
          <table:table-cell office:value-type="float" office:value="2000152" calcext:value-type="float">
            <text:p>2000152</text:p>
          </table:table-cell>
          <table:table-cell office:value-type="float" office:value="316456" calcext:value-type="float">
            <text:p>316456</text:p>
          </table:table-cell>
          <table:table-cell office:value-type="float" office:value="294600" calcext:value-type="float">
            <text:p>294600</text:p>
          </table:table-cell>
          <table:table-cell office:value-type="float" office:value="160248" calcext:value-type="float">
            <text:p>160248</text:p>
          </table:table-cell>
          <table:table-cell office:value-type="float" office:value="149512" calcext:value-type="float">
            <text:p>149512</text:p>
          </table:table-cell>
          <table:table-cell office:value-type="float" office:value="2581920" calcext:value-type="float">
            <text:p>2581920</text:p>
          </table:table-cell>
          <table:table-cell office:value-type="float" office:value="383984" calcext:value-type="float">
            <text:p>383984</text:p>
          </table:table-cell>
          <table:table-cell office:value-type="float" office:value="337176" calcext:value-type="float">
            <text:p>337176</text:p>
          </table:table-cell>
          <table:table-cell office:value-type="float" office:value="151120" calcext:value-type="float">
            <text:p>1511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8824" calcext:value-type="float">
            <text:p>158824</text:p>
          </table:table-cell>
          <table:table-cell office:value-type="float" office:value="2000160" calcext:value-type="float">
            <text:p>2000160</text:p>
          </table:table-cell>
          <table:table-cell office:value-type="float" office:value="316560" calcext:value-type="float">
            <text:p>316560</text:p>
          </table:table-cell>
          <table:table-cell office:value-type="float" office:value="294616" calcext:value-type="float">
            <text:p>294616</text:p>
          </table:table-cell>
          <table:table-cell office:value-type="float" office:value="160256" calcext:value-type="float">
            <text:p>160256</text:p>
          </table:table-cell>
          <table:table-cell office:value-type="float" office:value="149632" calcext:value-type="float">
            <text:p>149632</text:p>
          </table:table-cell>
          <table:table-cell office:value-type="float" office:value="2581928" calcext:value-type="float">
            <text:p>2581928</text:p>
          </table:table-cell>
          <table:table-cell office:value-type="float" office:value="384000" calcext:value-type="float">
            <text:p>384000</text:p>
          </table:table-cell>
          <table:table-cell office:value-type="float" office:value="337192" calcext:value-type="float">
            <text:p>337192</text:p>
          </table:table-cell>
          <table:table-cell office:value-type="float" office:value="151120" calcext:value-type="float">
            <text:p>1511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9336" calcext:value-type="float">
            <text:p>159336</text:p>
          </table:table-cell>
          <table:table-cell office:value-type="float" office:value="2000288" calcext:value-type="float">
            <text:p>2000288</text:p>
          </table:table-cell>
          <table:table-cell office:value-type="float" office:value="316744" calcext:value-type="float">
            <text:p>316744</text:p>
          </table:table-cell>
          <table:table-cell office:value-type="float" office:value="294744" calcext:value-type="float">
            <text:p>294744</text:p>
          </table:table-cell>
          <table:table-cell office:value-type="float" office:value="160600" calcext:value-type="float">
            <text:p>160600</text:p>
          </table:table-cell>
          <table:table-cell office:value-type="float" office:value="149664" calcext:value-type="float">
            <text:p>149664</text:p>
          </table:table-cell>
          <table:table-cell office:value-type="float" office:value="2581936" calcext:value-type="float">
            <text:p>2581936</text:p>
          </table:table-cell>
          <table:table-cell office:value-type="float" office:value="384000" calcext:value-type="float">
            <text:p>384000</text:p>
          </table:table-cell>
          <table:table-cell office:value-type="float" office:value="337200" calcext:value-type="float">
            <text:p>337200</text:p>
          </table:table-cell>
          <table:table-cell office:value-type="float" office:value="151136" calcext:value-type="float">
            <text:p>1511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9368" calcext:value-type="float">
            <text:p>159368</text:p>
          </table:table-cell>
          <table:table-cell office:value-type="float" office:value="2000312" calcext:value-type="float">
            <text:p>2000312</text:p>
          </table:table-cell>
          <table:table-cell office:value-type="float" office:value="316920" calcext:value-type="float">
            <text:p>316920</text:p>
          </table:table-cell>
          <table:table-cell office:value-type="float" office:value="294904" calcext:value-type="float">
            <text:p>294904</text:p>
          </table:table-cell>
          <table:table-cell office:value-type="float" office:value="160872" calcext:value-type="float">
            <text:p>160872</text:p>
          </table:table-cell>
          <table:table-cell office:value-type="float" office:value="149664" calcext:value-type="float">
            <text:p>149664</text:p>
          </table:table-cell>
          <table:table-cell office:value-type="float" office:value="2581976" calcext:value-type="float">
            <text:p>2581976</text:p>
          </table:table-cell>
          <table:table-cell office:value-type="float" office:value="384000" calcext:value-type="float">
            <text:p>384000</text:p>
          </table:table-cell>
          <table:table-cell office:value-type="float" office:value="337208" calcext:value-type="float">
            <text:p>337208</text:p>
          </table:table-cell>
          <table:table-cell office:value-type="float" office:value="151144" calcext:value-type="float">
            <text:p>1511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9368" calcext:value-type="float">
            <text:p>159368</text:p>
          </table:table-cell>
          <table:table-cell office:value-type="float" office:value="2000352" calcext:value-type="float">
            <text:p>2000352</text:p>
          </table:table-cell>
          <table:table-cell office:value-type="float" office:value="317072" calcext:value-type="float">
            <text:p>317072</text:p>
          </table:table-cell>
          <table:table-cell office:value-type="float" office:value="294992" calcext:value-type="float">
            <text:p>294992</text:p>
          </table:table-cell>
          <table:table-cell office:value-type="float" office:value="160976" calcext:value-type="float">
            <text:p>160976</text:p>
          </table:table-cell>
          <table:table-cell office:value-type="float" office:value="149688" calcext:value-type="float">
            <text:p>149688</text:p>
          </table:table-cell>
          <table:table-cell office:value-type="float" office:value="2582000" calcext:value-type="float">
            <text:p>2582000</text:p>
          </table:table-cell>
          <table:table-cell office:value-type="float" office:value="384008" calcext:value-type="float">
            <text:p>384008</text:p>
          </table:table-cell>
          <table:table-cell office:value-type="float" office:value="337216" calcext:value-type="float">
            <text:p>337216</text:p>
          </table:table-cell>
          <table:table-cell office:value-type="float" office:value="151192" calcext:value-type="float">
            <text:p>1511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9368" calcext:value-type="float">
            <text:p>159368</text:p>
          </table:table-cell>
          <table:table-cell office:value-type="float" office:value="2000448" calcext:value-type="float">
            <text:p>2000448</text:p>
          </table:table-cell>
          <table:table-cell office:value-type="float" office:value="317104" calcext:value-type="float">
            <text:p>317104</text:p>
          </table:table-cell>
          <table:table-cell office:value-type="float" office:value="295864" calcext:value-type="float">
            <text:p>295864</text:p>
          </table:table-cell>
          <table:table-cell office:value-type="float" office:value="161176" calcext:value-type="float">
            <text:p>161176</text:p>
          </table:table-cell>
          <table:table-cell office:value-type="float" office:value="149712" calcext:value-type="float">
            <text:p>149712</text:p>
          </table:table-cell>
          <table:table-cell office:value-type="float" office:value="2582000" calcext:value-type="float">
            <text:p>2582000</text:p>
          </table:table-cell>
          <table:table-cell office:value-type="float" office:value="384008" calcext:value-type="float">
            <text:p>384008</text:p>
          </table:table-cell>
          <table:table-cell office:value-type="float" office:value="337216" calcext:value-type="float">
            <text:p>337216</text:p>
          </table:table-cell>
          <table:table-cell office:value-type="float" office:value="151208" calcext:value-type="float">
            <text:p>1512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9496" calcext:value-type="float">
            <text:p>159496</text:p>
          </table:table-cell>
          <table:table-cell office:value-type="float" office:value="2000688" calcext:value-type="float">
            <text:p>2000688</text:p>
          </table:table-cell>
          <table:table-cell office:value-type="float" office:value="317488" calcext:value-type="float">
            <text:p>317488</text:p>
          </table:table-cell>
          <table:table-cell office:value-type="float" office:value="296040" calcext:value-type="float">
            <text:p>296040</text:p>
          </table:table-cell>
          <table:table-cell office:value-type="float" office:value="161200" calcext:value-type="float">
            <text:p>161200</text:p>
          </table:table-cell>
          <table:table-cell office:value-type="float" office:value="149728" calcext:value-type="float">
            <text:p>149728</text:p>
          </table:table-cell>
          <table:table-cell office:value-type="float" office:value="2582016" calcext:value-type="float">
            <text:p>2582016</text:p>
          </table:table-cell>
          <table:table-cell office:value-type="float" office:value="384016" calcext:value-type="float">
            <text:p>384016</text:p>
          </table:table-cell>
          <table:table-cell office:value-type="float" office:value="337256" calcext:value-type="float">
            <text:p>337256</text:p>
          </table:table-cell>
          <table:table-cell office:value-type="float" office:value="151232" calcext:value-type="float">
            <text:p>1512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9776" calcext:value-type="float">
            <text:p>159776</text:p>
          </table:table-cell>
          <table:table-cell office:value-type="float" office:value="2000752" calcext:value-type="float">
            <text:p>2000752</text:p>
          </table:table-cell>
          <table:table-cell office:value-type="float" office:value="317528" calcext:value-type="float">
            <text:p>317528</text:p>
          </table:table-cell>
          <table:table-cell office:value-type="float" office:value="296560" calcext:value-type="float">
            <text:p>296560</text:p>
          </table:table-cell>
          <table:table-cell office:value-type="float" office:value="161248" calcext:value-type="float">
            <text:p>161248</text:p>
          </table:table-cell>
          <table:table-cell office:value-type="float" office:value="149736" calcext:value-type="float">
            <text:p>149736</text:p>
          </table:table-cell>
          <table:table-cell office:value-type="float" office:value="2582024" calcext:value-type="float">
            <text:p>2582024</text:p>
          </table:table-cell>
          <table:table-cell office:value-type="float" office:value="384032" calcext:value-type="float">
            <text:p>384032</text:p>
          </table:table-cell>
          <table:table-cell office:value-type="float" office:value="337280" calcext:value-type="float">
            <text:p>337280</text:p>
          </table:table-cell>
          <table:table-cell office:value-type="float" office:value="151240" calcext:value-type="float">
            <text:p>1512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0112" calcext:value-type="float">
            <text:p>160112</text:p>
          </table:table-cell>
          <table:table-cell office:value-type="float" office:value="2001192" calcext:value-type="float">
            <text:p>2001192</text:p>
          </table:table-cell>
          <table:table-cell office:value-type="float" office:value="318440" calcext:value-type="float">
            <text:p>318440</text:p>
          </table:table-cell>
          <table:table-cell office:value-type="float" office:value="297032" calcext:value-type="float">
            <text:p>297032</text:p>
          </table:table-cell>
          <table:table-cell office:value-type="float" office:value="161456" calcext:value-type="float">
            <text:p>161456</text:p>
          </table:table-cell>
          <table:table-cell office:value-type="float" office:value="149760" calcext:value-type="float">
            <text:p>149760</text:p>
          </table:table-cell>
          <table:table-cell office:value-type="float" office:value="2582024" calcext:value-type="float">
            <text:p>2582024</text:p>
          </table:table-cell>
          <table:table-cell office:value-type="float" office:value="384056" calcext:value-type="float">
            <text:p>384056</text:p>
          </table:table-cell>
          <table:table-cell office:value-type="float" office:value="337296" calcext:value-type="float">
            <text:p>337296</text:p>
          </table:table-cell>
          <table:table-cell office:value-type="float" office:value="151240" calcext:value-type="float">
            <text:p>1512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0280" calcext:value-type="float">
            <text:p>160280</text:p>
          </table:table-cell>
          <table:table-cell office:value-type="float" office:value="2001744" calcext:value-type="float">
            <text:p>2001744</text:p>
          </table:table-cell>
          <table:table-cell office:value-type="float" office:value="319536" calcext:value-type="float">
            <text:p>319536</text:p>
          </table:table-cell>
          <table:table-cell office:value-type="float" office:value="297072" calcext:value-type="float">
            <text:p>297072</text:p>
          </table:table-cell>
          <table:table-cell office:value-type="float" office:value="161480" calcext:value-type="float">
            <text:p>161480</text:p>
          </table:table-cell>
          <table:table-cell office:value-type="float" office:value="149768" calcext:value-type="float">
            <text:p>149768</text:p>
          </table:table-cell>
          <table:table-cell office:value-type="float" office:value="2582072" calcext:value-type="float">
            <text:p>2582072</text:p>
          </table:table-cell>
          <table:table-cell office:value-type="float" office:value="384056" calcext:value-type="float">
            <text:p>384056</text:p>
          </table:table-cell>
          <table:table-cell office:value-type="float" office:value="337320" calcext:value-type="float">
            <text:p>337320</text:p>
          </table:table-cell>
          <table:table-cell office:value-type="float" office:value="151240" calcext:value-type="float">
            <text:p>1512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0288" calcext:value-type="float">
            <text:p>160288</text:p>
          </table:table-cell>
          <table:table-cell office:value-type="float" office:value="2001896" calcext:value-type="float">
            <text:p>2001896</text:p>
          </table:table-cell>
          <table:table-cell office:value-type="float" office:value="319960" calcext:value-type="float">
            <text:p>319960</text:p>
          </table:table-cell>
          <table:table-cell office:value-type="float" office:value="297968" calcext:value-type="float">
            <text:p>297968</text:p>
          </table:table-cell>
          <table:table-cell office:value-type="float" office:value="161640" calcext:value-type="float">
            <text:p>161640</text:p>
          </table:table-cell>
          <table:table-cell office:value-type="float" office:value="149848" calcext:value-type="float">
            <text:p>149848</text:p>
          </table:table-cell>
          <table:table-cell office:value-type="float" office:value="2582096" calcext:value-type="float">
            <text:p>2582096</text:p>
          </table:table-cell>
          <table:table-cell office:value-type="float" office:value="384088" calcext:value-type="float">
            <text:p>384088</text:p>
          </table:table-cell>
          <table:table-cell office:value-type="float" office:value="337320" calcext:value-type="float">
            <text:p>337320</text:p>
          </table:table-cell>
          <table:table-cell office:value-type="float" office:value="151248" calcext:value-type="float">
            <text:p>1512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0296" calcext:value-type="float">
            <text:p>160296</text:p>
          </table:table-cell>
          <table:table-cell office:value-type="float" office:value="2002904" calcext:value-type="float">
            <text:p>2002904</text:p>
          </table:table-cell>
          <table:table-cell office:value-type="float" office:value="320864" calcext:value-type="float">
            <text:p>320864</text:p>
          </table:table-cell>
          <table:table-cell office:value-type="float" office:value="297976" calcext:value-type="float">
            <text:p>297976</text:p>
          </table:table-cell>
          <table:table-cell office:value-type="float" office:value="161680" calcext:value-type="float">
            <text:p>161680</text:p>
          </table:table-cell>
          <table:table-cell office:value-type="float" office:value="149856" calcext:value-type="float">
            <text:p>149856</text:p>
          </table:table-cell>
          <table:table-cell office:value-type="float" office:value="2582128" calcext:value-type="float">
            <text:p>2582128</text:p>
          </table:table-cell>
          <table:table-cell office:value-type="float" office:value="384096" calcext:value-type="float">
            <text:p>384096</text:p>
          </table:table-cell>
          <table:table-cell office:value-type="float" office:value="337344" calcext:value-type="float">
            <text:p>337344</text:p>
          </table:table-cell>
          <table:table-cell office:value-type="float" office:value="151256" calcext:value-type="float">
            <text:p>1512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0456" calcext:value-type="float">
            <text:p>160456</text:p>
          </table:table-cell>
          <table:table-cell office:value-type="float" office:value="2004248" calcext:value-type="float">
            <text:p>2004248</text:p>
          </table:table-cell>
          <table:table-cell office:value-type="float" office:value="321688" calcext:value-type="float">
            <text:p>321688</text:p>
          </table:table-cell>
          <table:table-cell office:value-type="float" office:value="298176" calcext:value-type="float">
            <text:p>298176</text:p>
          </table:table-cell>
          <table:table-cell office:value-type="float" office:value="161888" calcext:value-type="float">
            <text:p>161888</text:p>
          </table:table-cell>
          <table:table-cell office:value-type="float" office:value="149872" calcext:value-type="float">
            <text:p>149872</text:p>
          </table:table-cell>
          <table:table-cell office:value-type="float" office:value="2582136" calcext:value-type="float">
            <text:p>2582136</text:p>
          </table:table-cell>
          <table:table-cell office:value-type="float" office:value="384104" calcext:value-type="float">
            <text:p>384104</text:p>
          </table:table-cell>
          <table:table-cell office:value-type="float" office:value="337376" calcext:value-type="float">
            <text:p>337376</text:p>
          </table:table-cell>
          <table:table-cell office:value-type="float" office:value="151264" calcext:value-type="float">
            <text:p>151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0736" calcext:value-type="float">
            <text:p>160736</text:p>
          </table:table-cell>
          <table:table-cell office:value-type="float" office:value="2004496" calcext:value-type="float">
            <text:p>2004496</text:p>
          </table:table-cell>
          <table:table-cell office:value-type="float" office:value="322024" calcext:value-type="float">
            <text:p>322024</text:p>
          </table:table-cell>
          <table:table-cell office:value-type="float" office:value="298272" calcext:value-type="float">
            <text:p>298272</text:p>
          </table:table-cell>
          <table:table-cell office:value-type="float" office:value="162144" calcext:value-type="float">
            <text:p>162144</text:p>
          </table:table-cell>
          <table:table-cell office:value-type="float" office:value="149896" calcext:value-type="float">
            <text:p>149896</text:p>
          </table:table-cell>
          <table:table-cell office:value-type="float" office:value="2582152" calcext:value-type="float">
            <text:p>2582152</text:p>
          </table:table-cell>
          <table:table-cell office:value-type="float" office:value="384112" calcext:value-type="float">
            <text:p>384112</text:p>
          </table:table-cell>
          <table:table-cell office:value-type="float" office:value="337376" calcext:value-type="float">
            <text:p>337376</text:p>
          </table:table-cell>
          <table:table-cell office:value-type="float" office:value="151272" calcext:value-type="float">
            <text:p>1512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0744" calcext:value-type="float">
            <text:p>160744</text:p>
          </table:table-cell>
          <table:table-cell office:value-type="float" office:value="2004640" calcext:value-type="float">
            <text:p>2004640</text:p>
          </table:table-cell>
          <table:table-cell office:value-type="float" office:value="322656" calcext:value-type="float">
            <text:p>322656</text:p>
          </table:table-cell>
          <table:table-cell office:value-type="float" office:value="298760" calcext:value-type="float">
            <text:p>298760</text:p>
          </table:table-cell>
          <table:table-cell office:value-type="float" office:value="162176" calcext:value-type="float">
            <text:p>162176</text:p>
          </table:table-cell>
          <table:table-cell office:value-type="float" office:value="149920" calcext:value-type="float">
            <text:p>149920</text:p>
          </table:table-cell>
          <table:table-cell office:value-type="float" office:value="2582168" calcext:value-type="float">
            <text:p>2582168</text:p>
          </table:table-cell>
          <table:table-cell office:value-type="float" office:value="384112" calcext:value-type="float">
            <text:p>384112</text:p>
          </table:table-cell>
          <table:table-cell office:value-type="float" office:value="337392" calcext:value-type="float">
            <text:p>337392</text:p>
          </table:table-cell>
          <table:table-cell office:value-type="float" office:value="151280" calcext:value-type="float">
            <text:p>1512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0752" calcext:value-type="float">
            <text:p>160752</text:p>
          </table:table-cell>
          <table:table-cell office:value-type="float" office:value="2004768" calcext:value-type="float">
            <text:p>2004768</text:p>
          </table:table-cell>
          <table:table-cell office:value-type="float" office:value="322808" calcext:value-type="float">
            <text:p>322808</text:p>
          </table:table-cell>
          <table:table-cell office:value-type="float" office:value="298800" calcext:value-type="float">
            <text:p>298800</text:p>
          </table:table-cell>
          <table:table-cell office:value-type="float" office:value="162232" calcext:value-type="float">
            <text:p>162232</text:p>
          </table:table-cell>
          <table:table-cell office:value-type="float" office:value="149944" calcext:value-type="float">
            <text:p>149944</text:p>
          </table:table-cell>
          <table:table-cell office:value-type="float" office:value="2582176" calcext:value-type="float">
            <text:p>2582176</text:p>
          </table:table-cell>
          <table:table-cell office:value-type="float" office:value="384168" calcext:value-type="float">
            <text:p>384168</text:p>
          </table:table-cell>
          <table:table-cell office:value-type="float" office:value="337416" calcext:value-type="float">
            <text:p>337416</text:p>
          </table:table-cell>
          <table:table-cell office:value-type="float" office:value="151288" calcext:value-type="float">
            <text:p>1512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0856" calcext:value-type="float">
            <text:p>160856</text:p>
          </table:table-cell>
          <table:table-cell office:value-type="float" office:value="2004880" calcext:value-type="float">
            <text:p>2004880</text:p>
          </table:table-cell>
          <table:table-cell office:value-type="float" office:value="322840" calcext:value-type="float">
            <text:p>322840</text:p>
          </table:table-cell>
          <table:table-cell office:value-type="float" office:value="298920" calcext:value-type="float">
            <text:p>298920</text:p>
          </table:table-cell>
          <table:table-cell office:value-type="float" office:value="162280" calcext:value-type="float">
            <text:p>162280</text:p>
          </table:table-cell>
          <table:table-cell office:value-type="float" office:value="149944" calcext:value-type="float">
            <text:p>149944</text:p>
          </table:table-cell>
          <table:table-cell office:value-type="float" office:value="2582184" calcext:value-type="float">
            <text:p>2582184</text:p>
          </table:table-cell>
          <table:table-cell office:value-type="float" office:value="384168" calcext:value-type="float">
            <text:p>384168</text:p>
          </table:table-cell>
          <table:table-cell office:value-type="float" office:value="337416" calcext:value-type="float">
            <text:p>337416</text:p>
          </table:table-cell>
          <table:table-cell office:value-type="float" office:value="151336" calcext:value-type="float">
            <text:p>1513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1128" calcext:value-type="float">
            <text:p>161128</text:p>
          </table:table-cell>
          <table:table-cell office:value-type="float" office:value="2005584" calcext:value-type="float">
            <text:p>2005584</text:p>
          </table:table-cell>
          <table:table-cell office:value-type="float" office:value="323264" calcext:value-type="float">
            <text:p>323264</text:p>
          </table:table-cell>
          <table:table-cell office:value-type="float" office:value="299032" calcext:value-type="float">
            <text:p>299032</text:p>
          </table:table-cell>
          <table:table-cell office:value-type="float" office:value="162416" calcext:value-type="float">
            <text:p>162416</text:p>
          </table:table-cell>
          <table:table-cell office:value-type="float" office:value="149944" calcext:value-type="float">
            <text:p>149944</text:p>
          </table:table-cell>
          <table:table-cell office:value-type="float" office:value="2582224" calcext:value-type="float">
            <text:p>2582224</text:p>
          </table:table-cell>
          <table:table-cell office:value-type="float" office:value="384184" calcext:value-type="float">
            <text:p>384184</text:p>
          </table:table-cell>
          <table:table-cell office:value-type="float" office:value="337440" calcext:value-type="float">
            <text:p>337440</text:p>
          </table:table-cell>
          <table:table-cell office:value-type="float" office:value="151408" calcext:value-type="float">
            <text:p>1514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1216" calcext:value-type="float">
            <text:p>161216</text:p>
          </table:table-cell>
          <table:table-cell office:value-type="float" office:value="2005824" calcext:value-type="float">
            <text:p>2005824</text:p>
          </table:table-cell>
          <table:table-cell office:value-type="float" office:value="323888" calcext:value-type="float">
            <text:p>323888</text:p>
          </table:table-cell>
          <table:table-cell office:value-type="float" office:value="299120" calcext:value-type="float">
            <text:p>299120</text:p>
          </table:table-cell>
          <table:table-cell office:value-type="float" office:value="162480" calcext:value-type="float">
            <text:p>162480</text:p>
          </table:table-cell>
          <table:table-cell office:value-type="float" office:value="149984" calcext:value-type="float">
            <text:p>149984</text:p>
          </table:table-cell>
          <table:table-cell office:value-type="float" office:value="2582264" calcext:value-type="float">
            <text:p>2582264</text:p>
          </table:table-cell>
          <table:table-cell office:value-type="float" office:value="384192" calcext:value-type="float">
            <text:p>384192</text:p>
          </table:table-cell>
          <table:table-cell office:value-type="float" office:value="337440" calcext:value-type="float">
            <text:p>337440</text:p>
          </table:table-cell>
          <table:table-cell office:value-type="float" office:value="151424" calcext:value-type="float">
            <text:p>1514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1248" calcext:value-type="float">
            <text:p>161248</text:p>
          </table:table-cell>
          <table:table-cell office:value-type="float" office:value="2005896" calcext:value-type="float">
            <text:p>2005896</text:p>
          </table:table-cell>
          <table:table-cell office:value-type="float" office:value="324400" calcext:value-type="float">
            <text:p>324400</text:p>
          </table:table-cell>
          <table:table-cell office:value-type="float" office:value="299400" calcext:value-type="float">
            <text:p>299400</text:p>
          </table:table-cell>
          <table:table-cell office:value-type="float" office:value="162496" calcext:value-type="float">
            <text:p>162496</text:p>
          </table:table-cell>
          <table:table-cell office:value-type="float" office:value="150016" calcext:value-type="float">
            <text:p>150016</text:p>
          </table:table-cell>
          <table:table-cell office:value-type="float" office:value="2582280" calcext:value-type="float">
            <text:p>2582280</text:p>
          </table:table-cell>
          <table:table-cell office:value-type="float" office:value="384200" calcext:value-type="float">
            <text:p>384200</text:p>
          </table:table-cell>
          <table:table-cell office:value-type="float" office:value="337440" calcext:value-type="float">
            <text:p>337440</text:p>
          </table:table-cell>
          <table:table-cell office:value-type="float" office:value="151448" calcext:value-type="float">
            <text:p>1514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1304" calcext:value-type="float">
            <text:p>161304</text:p>
          </table:table-cell>
          <table:table-cell office:value-type="float" office:value="2006832" calcext:value-type="float">
            <text:p>2006832</text:p>
          </table:table-cell>
          <table:table-cell office:value-type="float" office:value="324736" calcext:value-type="float">
            <text:p>324736</text:p>
          </table:table-cell>
          <table:table-cell office:value-type="float" office:value="299448" calcext:value-type="float">
            <text:p>299448</text:p>
          </table:table-cell>
          <table:table-cell office:value-type="float" office:value="162864" calcext:value-type="float">
            <text:p>162864</text:p>
          </table:table-cell>
          <table:table-cell office:value-type="float" office:value="150056" calcext:value-type="float">
            <text:p>150056</text:p>
          </table:table-cell>
          <table:table-cell office:value-type="float" office:value="2582288" calcext:value-type="float">
            <text:p>2582288</text:p>
          </table:table-cell>
          <table:table-cell office:value-type="float" office:value="384208" calcext:value-type="float">
            <text:p>384208</text:p>
          </table:table-cell>
          <table:table-cell office:value-type="float" office:value="337448" calcext:value-type="float">
            <text:p>337448</text:p>
          </table:table-cell>
          <table:table-cell office:value-type="float" office:value="151456" calcext:value-type="float">
            <text:p>1514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1368" calcext:value-type="float">
            <text:p>161368</text:p>
          </table:table-cell>
          <table:table-cell office:value-type="float" office:value="2007240" calcext:value-type="float">
            <text:p>2007240</text:p>
          </table:table-cell>
          <table:table-cell office:value-type="float" office:value="324776" calcext:value-type="float">
            <text:p>324776</text:p>
          </table:table-cell>
          <table:table-cell office:value-type="float" office:value="299464" calcext:value-type="float">
            <text:p>299464</text:p>
          </table:table-cell>
          <table:table-cell office:value-type="float" office:value="162952" calcext:value-type="float">
            <text:p>162952</text:p>
          </table:table-cell>
          <table:table-cell office:value-type="float" office:value="150112" calcext:value-type="float">
            <text:p>150112</text:p>
          </table:table-cell>
          <table:table-cell office:value-type="float" office:value="2582304" calcext:value-type="float">
            <text:p>2582304</text:p>
          </table:table-cell>
          <table:table-cell office:value-type="float" office:value="384216" calcext:value-type="float">
            <text:p>384216</text:p>
          </table:table-cell>
          <table:table-cell office:value-type="float" office:value="337456" calcext:value-type="float">
            <text:p>337456</text:p>
          </table:table-cell>
          <table:table-cell office:value-type="float" office:value="151544" calcext:value-type="float">
            <text:p>1515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1504" calcext:value-type="float">
            <text:p>161504</text:p>
          </table:table-cell>
          <table:table-cell office:value-type="float" office:value="2007504" calcext:value-type="float">
            <text:p>2007504</text:p>
          </table:table-cell>
          <table:table-cell office:value-type="float" office:value="324888" calcext:value-type="float">
            <text:p>324888</text:p>
          </table:table-cell>
          <table:table-cell office:value-type="float" office:value="299576" calcext:value-type="float">
            <text:p>299576</text:p>
          </table:table-cell>
          <table:table-cell office:value-type="float" office:value="162992" calcext:value-type="float">
            <text:p>162992</text:p>
          </table:table-cell>
          <table:table-cell office:value-type="float" office:value="150112" calcext:value-type="float">
            <text:p>150112</text:p>
          </table:table-cell>
          <table:table-cell office:value-type="float" office:value="2582352" calcext:value-type="float">
            <text:p>2582352</text:p>
          </table:table-cell>
          <table:table-cell office:value-type="float" office:value="384248" calcext:value-type="float">
            <text:p>384248</text:p>
          </table:table-cell>
          <table:table-cell office:value-type="float" office:value="337464" calcext:value-type="float">
            <text:p>337464</text:p>
          </table:table-cell>
          <table:table-cell office:value-type="float" office:value="151544" calcext:value-type="float">
            <text:p>1515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1632" calcext:value-type="float">
            <text:p>161632</text:p>
          </table:table-cell>
          <table:table-cell office:value-type="float" office:value="2007936" calcext:value-type="float">
            <text:p>2007936</text:p>
          </table:table-cell>
          <table:table-cell office:value-type="float" office:value="324928" calcext:value-type="float">
            <text:p>324928</text:p>
          </table:table-cell>
          <table:table-cell office:value-type="float" office:value="299752" calcext:value-type="float">
            <text:p>299752</text:p>
          </table:table-cell>
          <table:table-cell office:value-type="float" office:value="163008" calcext:value-type="float">
            <text:p>163008</text:p>
          </table:table-cell>
          <table:table-cell office:value-type="float" office:value="150120" calcext:value-type="float">
            <text:p>150120</text:p>
          </table:table-cell>
          <table:table-cell office:value-type="float" office:value="2582352" calcext:value-type="float">
            <text:p>2582352</text:p>
          </table:table-cell>
          <table:table-cell office:value-type="float" office:value="384256" calcext:value-type="float">
            <text:p>384256</text:p>
          </table:table-cell>
          <table:table-cell office:value-type="float" office:value="337464" calcext:value-type="float">
            <text:p>337464</text:p>
          </table:table-cell>
          <table:table-cell office:value-type="float" office:value="151568" calcext:value-type="float">
            <text:p>1515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1728" calcext:value-type="float">
            <text:p>161728</text:p>
          </table:table-cell>
          <table:table-cell office:value-type="float" office:value="2008176" calcext:value-type="float">
            <text:p>2008176</text:p>
          </table:table-cell>
          <table:table-cell office:value-type="float" office:value="325072" calcext:value-type="float">
            <text:p>325072</text:p>
          </table:table-cell>
          <table:table-cell office:value-type="float" office:value="299784" calcext:value-type="float">
            <text:p>299784</text:p>
          </table:table-cell>
          <table:table-cell office:value-type="float" office:value="163040" calcext:value-type="float">
            <text:p>163040</text:p>
          </table:table-cell>
          <table:table-cell office:value-type="float" office:value="150160" calcext:value-type="float">
            <text:p>150160</text:p>
          </table:table-cell>
          <table:table-cell office:value-type="float" office:value="2582352" calcext:value-type="float">
            <text:p>2582352</text:p>
          </table:table-cell>
          <table:table-cell office:value-type="float" office:value="384256" calcext:value-type="float">
            <text:p>384256</text:p>
          </table:table-cell>
          <table:table-cell office:value-type="float" office:value="337472" calcext:value-type="float">
            <text:p>337472</text:p>
          </table:table-cell>
          <table:table-cell office:value-type="float" office:value="151600" calcext:value-type="float">
            <text:p>1516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1984" calcext:value-type="float">
            <text:p>161984</text:p>
          </table:table-cell>
          <table:table-cell office:value-type="float" office:value="2008392" calcext:value-type="float">
            <text:p>2008392</text:p>
          </table:table-cell>
          <table:table-cell office:value-type="float" office:value="325104" calcext:value-type="float">
            <text:p>325104</text:p>
          </table:table-cell>
          <table:table-cell office:value-type="float" office:value="299792" calcext:value-type="float">
            <text:p>299792</text:p>
          </table:table-cell>
          <table:table-cell office:value-type="float" office:value="163184" calcext:value-type="float">
            <text:p>163184</text:p>
          </table:table-cell>
          <table:table-cell office:value-type="float" office:value="150240" calcext:value-type="float">
            <text:p>150240</text:p>
          </table:table-cell>
          <table:table-cell office:value-type="float" office:value="2582376" calcext:value-type="float">
            <text:p>2582376</text:p>
          </table:table-cell>
          <table:table-cell office:value-type="float" office:value="384264" calcext:value-type="float">
            <text:p>384264</text:p>
          </table:table-cell>
          <table:table-cell office:value-type="float" office:value="337472" calcext:value-type="float">
            <text:p>337472</text:p>
          </table:table-cell>
          <table:table-cell office:value-type="float" office:value="151600" calcext:value-type="float">
            <text:p>1516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2112" calcext:value-type="float">
            <text:p>162112</text:p>
          </table:table-cell>
          <table:table-cell office:value-type="float" office:value="2008808" calcext:value-type="float">
            <text:p>2008808</text:p>
          </table:table-cell>
          <table:table-cell office:value-type="float" office:value="325136" calcext:value-type="float">
            <text:p>325136</text:p>
          </table:table-cell>
          <table:table-cell office:value-type="float" office:value="299896" calcext:value-type="float">
            <text:p>299896</text:p>
          </table:table-cell>
          <table:table-cell office:value-type="float" office:value="163192" calcext:value-type="float">
            <text:p>163192</text:p>
          </table:table-cell>
          <table:table-cell office:value-type="float" office:value="150280" calcext:value-type="float">
            <text:p>150280</text:p>
          </table:table-cell>
          <table:table-cell office:value-type="float" office:value="2582400" calcext:value-type="float">
            <text:p>2582400</text:p>
          </table:table-cell>
          <table:table-cell office:value-type="float" office:value="384264" calcext:value-type="float">
            <text:p>384264</text:p>
          </table:table-cell>
          <table:table-cell office:value-type="float" office:value="337504" calcext:value-type="float">
            <text:p>337504</text:p>
          </table:table-cell>
          <table:table-cell office:value-type="float" office:value="151672" calcext:value-type="float">
            <text:p>151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2232" calcext:value-type="float">
            <text:p>162232</text:p>
          </table:table-cell>
          <table:table-cell office:value-type="float" office:value="2008952" calcext:value-type="float">
            <text:p>2008952</text:p>
          </table:table-cell>
          <table:table-cell office:value-type="float" office:value="325864" calcext:value-type="float">
            <text:p>325864</text:p>
          </table:table-cell>
          <table:table-cell office:value-type="float" office:value="300072" calcext:value-type="float">
            <text:p>300072</text:p>
          </table:table-cell>
          <table:table-cell office:value-type="float" office:value="163288" calcext:value-type="float">
            <text:p>163288</text:p>
          </table:table-cell>
          <table:table-cell office:value-type="float" office:value="150336" calcext:value-type="float">
            <text:p>150336</text:p>
          </table:table-cell>
          <table:table-cell office:value-type="float" office:value="2582424" calcext:value-type="float">
            <text:p>2582424</text:p>
          </table:table-cell>
          <table:table-cell office:value-type="float" office:value="384264" calcext:value-type="float">
            <text:p>384264</text:p>
          </table:table-cell>
          <table:table-cell office:value-type="float" office:value="337512" calcext:value-type="float">
            <text:p>337512</text:p>
          </table:table-cell>
          <table:table-cell office:value-type="float" office:value="151672" calcext:value-type="float">
            <text:p>151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2352" calcext:value-type="float">
            <text:p>162352</text:p>
          </table:table-cell>
          <table:table-cell office:value-type="float" office:value="2009416" calcext:value-type="float">
            <text:p>2009416</text:p>
          </table:table-cell>
          <table:table-cell office:value-type="float" office:value="325984" calcext:value-type="float">
            <text:p>325984</text:p>
          </table:table-cell>
          <table:table-cell office:value-type="float" office:value="300080" calcext:value-type="float">
            <text:p>300080</text:p>
          </table:table-cell>
          <table:table-cell office:value-type="float" office:value="163288" calcext:value-type="float">
            <text:p>163288</text:p>
          </table:table-cell>
          <table:table-cell office:value-type="float" office:value="150352" calcext:value-type="float">
            <text:p>150352</text:p>
          </table:table-cell>
          <table:table-cell office:value-type="float" office:value="2582432" calcext:value-type="float">
            <text:p>2582432</text:p>
          </table:table-cell>
          <table:table-cell office:value-type="float" office:value="384264" calcext:value-type="float">
            <text:p>384264</text:p>
          </table:table-cell>
          <table:table-cell office:value-type="float" office:value="337520" calcext:value-type="float">
            <text:p>337520</text:p>
          </table:table-cell>
          <table:table-cell office:value-type="float" office:value="151712" calcext:value-type="float">
            <text:p>1517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2400" calcext:value-type="float">
            <text:p>162400</text:p>
          </table:table-cell>
          <table:table-cell office:value-type="float" office:value="2009600" calcext:value-type="float">
            <text:p>2009600</text:p>
          </table:table-cell>
          <table:table-cell office:value-type="float" office:value="326368" calcext:value-type="float">
            <text:p>326368</text:p>
          </table:table-cell>
          <table:table-cell office:value-type="float" office:value="300088" calcext:value-type="float">
            <text:p>300088</text:p>
          </table:table-cell>
          <table:table-cell office:value-type="float" office:value="163392" calcext:value-type="float">
            <text:p>163392</text:p>
          </table:table-cell>
          <table:table-cell office:value-type="float" office:value="150368" calcext:value-type="float">
            <text:p>150368</text:p>
          </table:table-cell>
          <table:table-cell office:value-type="float" office:value="2582464" calcext:value-type="float">
            <text:p>2582464</text:p>
          </table:table-cell>
          <table:table-cell office:value-type="float" office:value="384288" calcext:value-type="float">
            <text:p>384288</text:p>
          </table:table-cell>
          <table:table-cell office:value-type="float" office:value="337536" calcext:value-type="float">
            <text:p>337536</text:p>
          </table:table-cell>
          <table:table-cell office:value-type="float" office:value="151728" calcext:value-type="float">
            <text:p>1517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2696" calcext:value-type="float">
            <text:p>162696</text:p>
          </table:table-cell>
          <table:table-cell office:value-type="float" office:value="2009880" calcext:value-type="float">
            <text:p>2009880</text:p>
          </table:table-cell>
          <table:table-cell office:value-type="float" office:value="327472" calcext:value-type="float">
            <text:p>327472</text:p>
          </table:table-cell>
          <table:table-cell office:value-type="float" office:value="300104" calcext:value-type="float">
            <text:p>300104</text:p>
          </table:table-cell>
          <table:table-cell office:value-type="float" office:value="163592" calcext:value-type="float">
            <text:p>163592</text:p>
          </table:table-cell>
          <table:table-cell office:value-type="float" office:value="150384" calcext:value-type="float">
            <text:p>150384</text:p>
          </table:table-cell>
          <table:table-cell office:value-type="float" office:value="2582464" calcext:value-type="float">
            <text:p>2582464</text:p>
          </table:table-cell>
          <table:table-cell office:value-type="float" office:value="384320" calcext:value-type="float">
            <text:p>384320</text:p>
          </table:table-cell>
          <table:table-cell office:value-type="float" office:value="337552" calcext:value-type="float">
            <text:p>337552</text:p>
          </table:table-cell>
          <table:table-cell office:value-type="float" office:value="151760" calcext:value-type="float">
            <text:p>1517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2712" calcext:value-type="float">
            <text:p>162712</text:p>
          </table:table-cell>
          <table:table-cell office:value-type="float" office:value="2009944" calcext:value-type="float">
            <text:p>2009944</text:p>
          </table:table-cell>
          <table:table-cell office:value-type="float" office:value="327504" calcext:value-type="float">
            <text:p>327504</text:p>
          </table:table-cell>
          <table:table-cell office:value-type="float" office:value="300152" calcext:value-type="float">
            <text:p>300152</text:p>
          </table:table-cell>
          <table:table-cell office:value-type="float" office:value="163624" calcext:value-type="float">
            <text:p>163624</text:p>
          </table:table-cell>
          <table:table-cell office:value-type="float" office:value="150416" calcext:value-type="float">
            <text:p>150416</text:p>
          </table:table-cell>
          <table:table-cell office:value-type="float" office:value="2582512" calcext:value-type="float">
            <text:p>2582512</text:p>
          </table:table-cell>
          <table:table-cell office:value-type="float" office:value="384328" calcext:value-type="float">
            <text:p>384328</text:p>
          </table:table-cell>
          <table:table-cell office:value-type="float" office:value="337560" calcext:value-type="float">
            <text:p>337560</text:p>
          </table:table-cell>
          <table:table-cell office:value-type="float" office:value="151800" calcext:value-type="float">
            <text:p>1518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2920" calcext:value-type="float">
            <text:p>162920</text:p>
          </table:table-cell>
          <table:table-cell office:value-type="float" office:value="2010192" calcext:value-type="float">
            <text:p>2010192</text:p>
          </table:table-cell>
          <table:table-cell office:value-type="float" office:value="327600" calcext:value-type="float">
            <text:p>327600</text:p>
          </table:table-cell>
          <table:table-cell office:value-type="float" office:value="300640" calcext:value-type="float">
            <text:p>300640</text:p>
          </table:table-cell>
          <table:table-cell office:value-type="float" office:value="163744" calcext:value-type="float">
            <text:p>163744</text:p>
          </table:table-cell>
          <table:table-cell office:value-type="float" office:value="150424" calcext:value-type="float">
            <text:p>150424</text:p>
          </table:table-cell>
          <table:table-cell office:value-type="float" office:value="2582512" calcext:value-type="float">
            <text:p>2582512</text:p>
          </table:table-cell>
          <table:table-cell office:value-type="float" office:value="384336" calcext:value-type="float">
            <text:p>384336</text:p>
          </table:table-cell>
          <table:table-cell office:value-type="float" office:value="337576" calcext:value-type="float">
            <text:p>337576</text:p>
          </table:table-cell>
          <table:table-cell office:value-type="float" office:value="151832" calcext:value-type="float">
            <text:p>1518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3008" calcext:value-type="float">
            <text:p>163008</text:p>
          </table:table-cell>
          <table:table-cell office:value-type="float" office:value="2010400" calcext:value-type="float">
            <text:p>2010400</text:p>
          </table:table-cell>
          <table:table-cell office:value-type="float" office:value="327616" calcext:value-type="float">
            <text:p>327616</text:p>
          </table:table-cell>
          <table:table-cell office:value-type="float" office:value="300688" calcext:value-type="float">
            <text:p>300688</text:p>
          </table:table-cell>
          <table:table-cell office:value-type="float" office:value="163888" calcext:value-type="float">
            <text:p>163888</text:p>
          </table:table-cell>
          <table:table-cell office:value-type="float" office:value="150432" calcext:value-type="float">
            <text:p>150432</text:p>
          </table:table-cell>
          <table:table-cell office:value-type="float" office:value="2582536" calcext:value-type="float">
            <text:p>2582536</text:p>
          </table:table-cell>
          <table:table-cell office:value-type="float" office:value="384344" calcext:value-type="float">
            <text:p>384344</text:p>
          </table:table-cell>
          <table:table-cell office:value-type="float" office:value="337576" calcext:value-type="float">
            <text:p>337576</text:p>
          </table:table-cell>
          <table:table-cell office:value-type="float" office:value="151840" calcext:value-type="float">
            <text:p>1518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3368" calcext:value-type="float">
            <text:p>163368</text:p>
          </table:table-cell>
          <table:table-cell office:value-type="float" office:value="2010496" calcext:value-type="float">
            <text:p>2010496</text:p>
          </table:table-cell>
          <table:table-cell office:value-type="float" office:value="327704" calcext:value-type="float">
            <text:p>327704</text:p>
          </table:table-cell>
          <table:table-cell office:value-type="float" office:value="300704" calcext:value-type="float">
            <text:p>300704</text:p>
          </table:table-cell>
          <table:table-cell office:value-type="float" office:value="163928" calcext:value-type="float">
            <text:p>163928</text:p>
          </table:table-cell>
          <table:table-cell office:value-type="float" office:value="150496" calcext:value-type="float">
            <text:p>150496</text:p>
          </table:table-cell>
          <table:table-cell office:value-type="float" office:value="2582568" calcext:value-type="float">
            <text:p>2582568</text:p>
          </table:table-cell>
          <table:table-cell office:value-type="float" office:value="384344" calcext:value-type="float">
            <text:p>384344</text:p>
          </table:table-cell>
          <table:table-cell office:value-type="float" office:value="337592" calcext:value-type="float">
            <text:p>337592</text:p>
          </table:table-cell>
          <table:table-cell office:value-type="float" office:value="151896" calcext:value-type="float">
            <text:p>1518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3400" calcext:value-type="float">
            <text:p>163400</text:p>
          </table:table-cell>
          <table:table-cell office:value-type="float" office:value="2010936" calcext:value-type="float">
            <text:p>2010936</text:p>
          </table:table-cell>
          <table:table-cell office:value-type="float" office:value="327984" calcext:value-type="float">
            <text:p>327984</text:p>
          </table:table-cell>
          <table:table-cell office:value-type="float" office:value="301120" calcext:value-type="float">
            <text:p>301120</text:p>
          </table:table-cell>
          <table:table-cell office:value-type="float" office:value="164016" calcext:value-type="float">
            <text:p>164016</text:p>
          </table:table-cell>
          <table:table-cell office:value-type="float" office:value="150496" calcext:value-type="float">
            <text:p>150496</text:p>
          </table:table-cell>
          <table:table-cell office:value-type="float" office:value="2582592" calcext:value-type="float">
            <text:p>2582592</text:p>
          </table:table-cell>
          <table:table-cell office:value-type="float" office:value="384344" calcext:value-type="float">
            <text:p>384344</text:p>
          </table:table-cell>
          <table:table-cell office:value-type="float" office:value="337608" calcext:value-type="float">
            <text:p>337608</text:p>
          </table:table-cell>
          <table:table-cell office:value-type="float" office:value="151904" calcext:value-type="float">
            <text:p>1519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3408" calcext:value-type="float">
            <text:p>163408</text:p>
          </table:table-cell>
          <table:table-cell office:value-type="float" office:value="2010968" calcext:value-type="float">
            <text:p>2010968</text:p>
          </table:table-cell>
          <table:table-cell office:value-type="float" office:value="327984" calcext:value-type="float">
            <text:p>327984</text:p>
          </table:table-cell>
          <table:table-cell office:value-type="float" office:value="301272" calcext:value-type="float">
            <text:p>301272</text:p>
          </table:table-cell>
          <table:table-cell office:value-type="float" office:value="164120" calcext:value-type="float">
            <text:p>164120</text:p>
          </table:table-cell>
          <table:table-cell office:value-type="float" office:value="150512" calcext:value-type="float">
            <text:p>150512</text:p>
          </table:table-cell>
          <table:table-cell office:value-type="float" office:value="2582592" calcext:value-type="float">
            <text:p>2582592</text:p>
          </table:table-cell>
          <table:table-cell office:value-type="float" office:value="384352" calcext:value-type="float">
            <text:p>384352</text:p>
          </table:table-cell>
          <table:table-cell office:value-type="float" office:value="337608" calcext:value-type="float">
            <text:p>337608</text:p>
          </table:table-cell>
          <table:table-cell office:value-type="float" office:value="152000" calcext:value-type="float">
            <text:p>152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3928" calcext:value-type="float">
            <text:p>163928</text:p>
          </table:table-cell>
          <table:table-cell office:value-type="float" office:value="2011024" calcext:value-type="float">
            <text:p>2011024</text:p>
          </table:table-cell>
          <table:table-cell office:value-type="float" office:value="327992" calcext:value-type="float">
            <text:p>327992</text:p>
          </table:table-cell>
          <table:table-cell office:value-type="float" office:value="301368" calcext:value-type="float">
            <text:p>301368</text:p>
          </table:table-cell>
          <table:table-cell office:value-type="float" office:value="164144" calcext:value-type="float">
            <text:p>164144</text:p>
          </table:table-cell>
          <table:table-cell office:value-type="float" office:value="150528" calcext:value-type="float">
            <text:p>150528</text:p>
          </table:table-cell>
          <table:table-cell office:value-type="float" office:value="2582720" calcext:value-type="float">
            <text:p>2582720</text:p>
          </table:table-cell>
          <table:table-cell office:value-type="float" office:value="384384" calcext:value-type="float">
            <text:p>384384</text:p>
          </table:table-cell>
          <table:table-cell office:value-type="float" office:value="337624" calcext:value-type="float">
            <text:p>337624</text:p>
          </table:table-cell>
          <table:table-cell office:value-type="float" office:value="152040" calcext:value-type="float">
            <text:p>1520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4144" calcext:value-type="float">
            <text:p>164144</text:p>
          </table:table-cell>
          <table:table-cell office:value-type="float" office:value="2011592" calcext:value-type="float">
            <text:p>2011592</text:p>
          </table:table-cell>
          <table:table-cell office:value-type="float" office:value="328280" calcext:value-type="float">
            <text:p>328280</text:p>
          </table:table-cell>
          <table:table-cell office:value-type="float" office:value="301536" calcext:value-type="float">
            <text:p>301536</text:p>
          </table:table-cell>
          <table:table-cell office:value-type="float" office:value="164168" calcext:value-type="float">
            <text:p>164168</text:p>
          </table:table-cell>
          <table:table-cell office:value-type="float" office:value="150544" calcext:value-type="float">
            <text:p>150544</text:p>
          </table:table-cell>
          <table:table-cell office:value-type="float" office:value="2582736" calcext:value-type="float">
            <text:p>2582736</text:p>
          </table:table-cell>
          <table:table-cell office:value-type="float" office:value="384384" calcext:value-type="float">
            <text:p>384384</text:p>
          </table:table-cell>
          <table:table-cell office:value-type="float" office:value="337624" calcext:value-type="float">
            <text:p>337624</text:p>
          </table:table-cell>
          <table:table-cell office:value-type="float" office:value="152040" calcext:value-type="float">
            <text:p>1520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4200" calcext:value-type="float">
            <text:p>164200</text:p>
          </table:table-cell>
          <table:table-cell office:value-type="float" office:value="2011704" calcext:value-type="float">
            <text:p>2011704</text:p>
          </table:table-cell>
          <table:table-cell office:value-type="float" office:value="328352" calcext:value-type="float">
            <text:p>328352</text:p>
          </table:table-cell>
          <table:table-cell office:value-type="float" office:value="301624" calcext:value-type="float">
            <text:p>301624</text:p>
          </table:table-cell>
          <table:table-cell office:value-type="float" office:value="164200" calcext:value-type="float">
            <text:p>164200</text:p>
          </table:table-cell>
          <table:table-cell office:value-type="float" office:value="150568" calcext:value-type="float">
            <text:p>150568</text:p>
          </table:table-cell>
          <table:table-cell office:value-type="float" office:value="2582760" calcext:value-type="float">
            <text:p>2582760</text:p>
          </table:table-cell>
          <table:table-cell office:value-type="float" office:value="384384" calcext:value-type="float">
            <text:p>384384</text:p>
          </table:table-cell>
          <table:table-cell office:value-type="float" office:value="337632" calcext:value-type="float">
            <text:p>337632</text:p>
          </table:table-cell>
          <table:table-cell office:value-type="float" office:value="152040" calcext:value-type="float">
            <text:p>1520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4208" calcext:value-type="float">
            <text:p>164208</text:p>
          </table:table-cell>
          <table:table-cell office:value-type="float" office:value="2011712" calcext:value-type="float">
            <text:p>2011712</text:p>
          </table:table-cell>
          <table:table-cell office:value-type="float" office:value="328368" calcext:value-type="float">
            <text:p>328368</text:p>
          </table:table-cell>
          <table:table-cell office:value-type="float" office:value="301992" calcext:value-type="float">
            <text:p>301992</text:p>
          </table:table-cell>
          <table:table-cell office:value-type="float" office:value="164248" calcext:value-type="float">
            <text:p>164248</text:p>
          </table:table-cell>
          <table:table-cell office:value-type="float" office:value="150592" calcext:value-type="float">
            <text:p>150592</text:p>
          </table:table-cell>
          <table:table-cell office:value-type="float" office:value="2582784" calcext:value-type="float">
            <text:p>2582784</text:p>
          </table:table-cell>
          <table:table-cell office:value-type="float" office:value="384392" calcext:value-type="float">
            <text:p>384392</text:p>
          </table:table-cell>
          <table:table-cell office:value-type="float" office:value="337640" calcext:value-type="float">
            <text:p>337640</text:p>
          </table:table-cell>
          <table:table-cell office:value-type="float" office:value="152056" calcext:value-type="float">
            <text:p>1520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4368" calcext:value-type="float">
            <text:p>164368</text:p>
          </table:table-cell>
          <table:table-cell office:value-type="float" office:value="2011800" calcext:value-type="float">
            <text:p>2011800</text:p>
          </table:table-cell>
          <table:table-cell office:value-type="float" office:value="328592" calcext:value-type="float">
            <text:p>328592</text:p>
          </table:table-cell>
          <table:table-cell office:value-type="float" office:value="302272" calcext:value-type="float">
            <text:p>302272</text:p>
          </table:table-cell>
          <table:table-cell office:value-type="float" office:value="164384" calcext:value-type="float">
            <text:p>164384</text:p>
          </table:table-cell>
          <table:table-cell office:value-type="float" office:value="150592" calcext:value-type="float">
            <text:p>150592</text:p>
          </table:table-cell>
          <table:table-cell office:value-type="float" office:value="2582808" calcext:value-type="float">
            <text:p>2582808</text:p>
          </table:table-cell>
          <table:table-cell office:value-type="float" office:value="384400" calcext:value-type="float">
            <text:p>384400</text:p>
          </table:table-cell>
          <table:table-cell office:value-type="float" office:value="337640" calcext:value-type="float">
            <text:p>337640</text:p>
          </table:table-cell>
          <table:table-cell office:value-type="float" office:value="152064" calcext:value-type="float">
            <text:p>1520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4376" calcext:value-type="float">
            <text:p>164376</text:p>
          </table:table-cell>
          <table:table-cell office:value-type="float" office:value="2012928" calcext:value-type="float">
            <text:p>2012928</text:p>
          </table:table-cell>
          <table:table-cell office:value-type="float" office:value="328640" calcext:value-type="float">
            <text:p>328640</text:p>
          </table:table-cell>
          <table:table-cell office:value-type="float" office:value="302304" calcext:value-type="float">
            <text:p>302304</text:p>
          </table:table-cell>
          <table:table-cell office:value-type="float" office:value="164416" calcext:value-type="float">
            <text:p>164416</text:p>
          </table:table-cell>
          <table:table-cell office:value-type="float" office:value="150600" calcext:value-type="float">
            <text:p>150600</text:p>
          </table:table-cell>
          <table:table-cell office:value-type="float" office:value="2582824" calcext:value-type="float">
            <text:p>2582824</text:p>
          </table:table-cell>
          <table:table-cell office:value-type="float" office:value="384440" calcext:value-type="float">
            <text:p>384440</text:p>
          </table:table-cell>
          <table:table-cell office:value-type="float" office:value="337640" calcext:value-type="float">
            <text:p>337640</text:p>
          </table:table-cell>
          <table:table-cell office:value-type="float" office:value="152088" calcext:value-type="float">
            <text:p>1520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4496" calcext:value-type="float">
            <text:p>164496</text:p>
          </table:table-cell>
          <table:table-cell office:value-type="float" office:value="2012992" calcext:value-type="float">
            <text:p>2012992</text:p>
          </table:table-cell>
          <table:table-cell office:value-type="float" office:value="328848" calcext:value-type="float">
            <text:p>328848</text:p>
          </table:table-cell>
          <table:table-cell office:value-type="float" office:value="302464" calcext:value-type="float">
            <text:p>302464</text:p>
          </table:table-cell>
          <table:table-cell office:value-type="float" office:value="164464" calcext:value-type="float">
            <text:p>164464</text:p>
          </table:table-cell>
          <table:table-cell office:value-type="float" office:value="150608" calcext:value-type="float">
            <text:p>150608</text:p>
          </table:table-cell>
          <table:table-cell office:value-type="float" office:value="2582840" calcext:value-type="float">
            <text:p>2582840</text:p>
          </table:table-cell>
          <table:table-cell office:value-type="float" office:value="384440" calcext:value-type="float">
            <text:p>384440</text:p>
          </table:table-cell>
          <table:table-cell office:value-type="float" office:value="337648" calcext:value-type="float">
            <text:p>337648</text:p>
          </table:table-cell>
          <table:table-cell office:value-type="float" office:value="152152" calcext:value-type="float">
            <text:p>1521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4912" calcext:value-type="float">
            <text:p>164912</text:p>
          </table:table-cell>
          <table:table-cell office:value-type="float" office:value="2013056" calcext:value-type="float">
            <text:p>2013056</text:p>
          </table:table-cell>
          <table:table-cell office:value-type="float" office:value="329560" calcext:value-type="float">
            <text:p>329560</text:p>
          </table:table-cell>
          <table:table-cell office:value-type="float" office:value="302512" calcext:value-type="float">
            <text:p>302512</text:p>
          </table:table-cell>
          <table:table-cell office:value-type="float" office:value="164552" calcext:value-type="float">
            <text:p>164552</text:p>
          </table:table-cell>
          <table:table-cell office:value-type="float" office:value="150632" calcext:value-type="float">
            <text:p>150632</text:p>
          </table:table-cell>
          <table:table-cell office:value-type="float" office:value="2582896" calcext:value-type="float">
            <text:p>2582896</text:p>
          </table:table-cell>
          <table:table-cell office:value-type="float" office:value="384464" calcext:value-type="float">
            <text:p>384464</text:p>
          </table:table-cell>
          <table:table-cell office:value-type="float" office:value="337648" calcext:value-type="float">
            <text:p>337648</text:p>
          </table:table-cell>
          <table:table-cell office:value-type="float" office:value="152152" calcext:value-type="float">
            <text:p>1521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4960" calcext:value-type="float">
            <text:p>164960</text:p>
          </table:table-cell>
          <table:table-cell office:value-type="float" office:value="2013200" calcext:value-type="float">
            <text:p>2013200</text:p>
          </table:table-cell>
          <table:table-cell office:value-type="float" office:value="329584" calcext:value-type="float">
            <text:p>329584</text:p>
          </table:table-cell>
          <table:table-cell office:value-type="float" office:value="302656" calcext:value-type="float">
            <text:p>302656</text:p>
          </table:table-cell>
          <table:table-cell office:value-type="float" office:value="164624" calcext:value-type="float">
            <text:p>164624</text:p>
          </table:table-cell>
          <table:table-cell office:value-type="float" office:value="150680" calcext:value-type="float">
            <text:p>150680</text:p>
          </table:table-cell>
          <table:table-cell office:value-type="float" office:value="2582920" calcext:value-type="float">
            <text:p>2582920</text:p>
          </table:table-cell>
          <table:table-cell office:value-type="float" office:value="384464" calcext:value-type="float">
            <text:p>384464</text:p>
          </table:table-cell>
          <table:table-cell office:value-type="float" office:value="337656" calcext:value-type="float">
            <text:p>337656</text:p>
          </table:table-cell>
          <table:table-cell office:value-type="float" office:value="152152" calcext:value-type="float">
            <text:p>1521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5152" calcext:value-type="float">
            <text:p>165152</text:p>
          </table:table-cell>
          <table:table-cell office:value-type="float" office:value="2013296" calcext:value-type="float">
            <text:p>2013296</text:p>
          </table:table-cell>
          <table:table-cell office:value-type="float" office:value="329632" calcext:value-type="float">
            <text:p>329632</text:p>
          </table:table-cell>
          <table:table-cell office:value-type="float" office:value="302704" calcext:value-type="float">
            <text:p>302704</text:p>
          </table:table-cell>
          <table:table-cell office:value-type="float" office:value="164664" calcext:value-type="float">
            <text:p>164664</text:p>
          </table:table-cell>
          <table:table-cell office:value-type="float" office:value="150688" calcext:value-type="float">
            <text:p>150688</text:p>
          </table:table-cell>
          <table:table-cell office:value-type="float" office:value="2582968" calcext:value-type="float">
            <text:p>2582968</text:p>
          </table:table-cell>
          <table:table-cell office:value-type="float" office:value="384488" calcext:value-type="float">
            <text:p>384488</text:p>
          </table:table-cell>
          <table:table-cell office:value-type="float" office:value="337656" calcext:value-type="float">
            <text:p>337656</text:p>
          </table:table-cell>
          <table:table-cell office:value-type="float" office:value="152160" calcext:value-type="float">
            <text:p>1521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5240" calcext:value-type="float">
            <text:p>165240</text:p>
          </table:table-cell>
          <table:table-cell office:value-type="float" office:value="2013464" calcext:value-type="float">
            <text:p>2013464</text:p>
          </table:table-cell>
          <table:table-cell office:value-type="float" office:value="329904" calcext:value-type="float">
            <text:p>329904</text:p>
          </table:table-cell>
          <table:table-cell office:value-type="float" office:value="302744" calcext:value-type="float">
            <text:p>302744</text:p>
          </table:table-cell>
          <table:table-cell office:value-type="float" office:value="165024" calcext:value-type="float">
            <text:p>165024</text:p>
          </table:table-cell>
          <table:table-cell office:value-type="float" office:value="150696" calcext:value-type="float">
            <text:p>150696</text:p>
          </table:table-cell>
          <table:table-cell office:value-type="float" office:value="2582968" calcext:value-type="float">
            <text:p>2582968</text:p>
          </table:table-cell>
          <table:table-cell office:value-type="float" office:value="384504" calcext:value-type="float">
            <text:p>384504</text:p>
          </table:table-cell>
          <table:table-cell office:value-type="float" office:value="337664" calcext:value-type="float">
            <text:p>337664</text:p>
          </table:table-cell>
          <table:table-cell office:value-type="float" office:value="152168" calcext:value-type="float">
            <text:p>1521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5344" calcext:value-type="float">
            <text:p>165344</text:p>
          </table:table-cell>
          <table:table-cell office:value-type="float" office:value="2013544" calcext:value-type="float">
            <text:p>2013544</text:p>
          </table:table-cell>
          <table:table-cell office:value-type="float" office:value="329928" calcext:value-type="float">
            <text:p>329928</text:p>
          </table:table-cell>
          <table:table-cell office:value-type="float" office:value="303016" calcext:value-type="float">
            <text:p>303016</text:p>
          </table:table-cell>
          <table:table-cell office:value-type="float" office:value="165152" calcext:value-type="float">
            <text:p>165152</text:p>
          </table:table-cell>
          <table:table-cell office:value-type="float" office:value="150704" calcext:value-type="float">
            <text:p>150704</text:p>
          </table:table-cell>
          <table:table-cell office:value-type="float" office:value="2582976" calcext:value-type="float">
            <text:p>2582976</text:p>
          </table:table-cell>
          <table:table-cell office:value-type="float" office:value="384536" calcext:value-type="float">
            <text:p>384536</text:p>
          </table:table-cell>
          <table:table-cell office:value-type="float" office:value="337664" calcext:value-type="float">
            <text:p>337664</text:p>
          </table:table-cell>
          <table:table-cell office:value-type="float" office:value="152176" calcext:value-type="float">
            <text:p>1521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5392" calcext:value-type="float">
            <text:p>165392</text:p>
          </table:table-cell>
          <table:table-cell office:value-type="float" office:value="2013952" calcext:value-type="float">
            <text:p>2013952</text:p>
          </table:table-cell>
          <table:table-cell office:value-type="float" office:value="330024" calcext:value-type="float">
            <text:p>330024</text:p>
          </table:table-cell>
          <table:table-cell office:value-type="float" office:value="303040" calcext:value-type="float">
            <text:p>303040</text:p>
          </table:table-cell>
          <table:table-cell office:value-type="float" office:value="165360" calcext:value-type="float">
            <text:p>165360</text:p>
          </table:table-cell>
          <table:table-cell office:value-type="float" office:value="150736" calcext:value-type="float">
            <text:p>150736</text:p>
          </table:table-cell>
          <table:table-cell office:value-type="float" office:value="2582984" calcext:value-type="float">
            <text:p>2582984</text:p>
          </table:table-cell>
          <table:table-cell office:value-type="float" office:value="384544" calcext:value-type="float">
            <text:p>384544</text:p>
          </table:table-cell>
          <table:table-cell office:value-type="float" office:value="337672" calcext:value-type="float">
            <text:p>337672</text:p>
          </table:table-cell>
          <table:table-cell office:value-type="float" office:value="152192" calcext:value-type="float">
            <text:p>1521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5576" calcext:value-type="float">
            <text:p>165576</text:p>
          </table:table-cell>
          <table:table-cell office:value-type="float" office:value="2014232" calcext:value-type="float">
            <text:p>2014232</text:p>
          </table:table-cell>
          <table:table-cell office:value-type="float" office:value="330056" calcext:value-type="float">
            <text:p>330056</text:p>
          </table:table-cell>
          <table:table-cell office:value-type="float" office:value="303088" calcext:value-type="float">
            <text:p>303088</text:p>
          </table:table-cell>
          <table:table-cell office:value-type="float" office:value="165392" calcext:value-type="float">
            <text:p>165392</text:p>
          </table:table-cell>
          <table:table-cell office:value-type="float" office:value="150752" calcext:value-type="float">
            <text:p>150752</text:p>
          </table:table-cell>
          <table:table-cell office:value-type="float" office:value="2583032" calcext:value-type="float">
            <text:p>2583032</text:p>
          </table:table-cell>
          <table:table-cell office:value-type="float" office:value="384544" calcext:value-type="float">
            <text:p>384544</text:p>
          </table:table-cell>
          <table:table-cell office:value-type="float" office:value="337680" calcext:value-type="float">
            <text:p>337680</text:p>
          </table:table-cell>
          <table:table-cell office:value-type="float" office:value="152208" calcext:value-type="float">
            <text:p>1522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5864" calcext:value-type="float">
            <text:p>165864</text:p>
          </table:table-cell>
          <table:table-cell office:value-type="float" office:value="2014760" calcext:value-type="float">
            <text:p>2014760</text:p>
          </table:table-cell>
          <table:table-cell office:value-type="float" office:value="330096" calcext:value-type="float">
            <text:p>330096</text:p>
          </table:table-cell>
          <table:table-cell office:value-type="float" office:value="303120" calcext:value-type="float">
            <text:p>303120</text:p>
          </table:table-cell>
          <table:table-cell office:value-type="float" office:value="165400" calcext:value-type="float">
            <text:p>165400</text:p>
          </table:table-cell>
          <table:table-cell office:value-type="float" office:value="150808" calcext:value-type="float">
            <text:p>150808</text:p>
          </table:table-cell>
          <table:table-cell office:value-type="float" office:value="2583072" calcext:value-type="float">
            <text:p>2583072</text:p>
          </table:table-cell>
          <table:table-cell office:value-type="float" office:value="384552" calcext:value-type="float">
            <text:p>384552</text:p>
          </table:table-cell>
          <table:table-cell office:value-type="float" office:value="337688" calcext:value-type="float">
            <text:p>337688</text:p>
          </table:table-cell>
          <table:table-cell office:value-type="float" office:value="152240" calcext:value-type="float">
            <text:p>1522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5896" calcext:value-type="float">
            <text:p>165896</text:p>
          </table:table-cell>
          <table:table-cell office:value-type="float" office:value="2015104" calcext:value-type="float">
            <text:p>2015104</text:p>
          </table:table-cell>
          <table:table-cell office:value-type="float" office:value="330168" calcext:value-type="float">
            <text:p>330168</text:p>
          </table:table-cell>
          <table:table-cell office:value-type="float" office:value="303232" calcext:value-type="float">
            <text:p>303232</text:p>
          </table:table-cell>
          <table:table-cell office:value-type="float" office:value="165664" calcext:value-type="float">
            <text:p>165664</text:p>
          </table:table-cell>
          <table:table-cell office:value-type="float" office:value="150808" calcext:value-type="float">
            <text:p>150808</text:p>
          </table:table-cell>
          <table:table-cell office:value-type="float" office:value="2583192" calcext:value-type="float">
            <text:p>2583192</text:p>
          </table:table-cell>
          <table:table-cell office:value-type="float" office:value="384560" calcext:value-type="float">
            <text:p>384560</text:p>
          </table:table-cell>
          <table:table-cell office:value-type="float" office:value="337688" calcext:value-type="float">
            <text:p>337688</text:p>
          </table:table-cell>
          <table:table-cell office:value-type="float" office:value="152240" calcext:value-type="float">
            <text:p>1522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6232" calcext:value-type="float">
            <text:p>166232</text:p>
          </table:table-cell>
          <table:table-cell office:value-type="float" office:value="2015120" calcext:value-type="float">
            <text:p>2015120</text:p>
          </table:table-cell>
          <table:table-cell office:value-type="float" office:value="330456" calcext:value-type="float">
            <text:p>330456</text:p>
          </table:table-cell>
          <table:table-cell office:value-type="float" office:value="303360" calcext:value-type="float">
            <text:p>303360</text:p>
          </table:table-cell>
          <table:table-cell office:value-type="float" office:value="165912" calcext:value-type="float">
            <text:p>165912</text:p>
          </table:table-cell>
          <table:table-cell office:value-type="float" office:value="150848" calcext:value-type="float">
            <text:p>150848</text:p>
          </table:table-cell>
          <table:table-cell office:value-type="float" office:value="2583200" calcext:value-type="float">
            <text:p>2583200</text:p>
          </table:table-cell>
          <table:table-cell office:value-type="float" office:value="384560" calcext:value-type="float">
            <text:p>384560</text:p>
          </table:table-cell>
          <table:table-cell office:value-type="float" office:value="337696" calcext:value-type="float">
            <text:p>337696</text:p>
          </table:table-cell>
          <table:table-cell office:value-type="float" office:value="152264" calcext:value-type="float">
            <text:p>152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6240" calcext:value-type="float">
            <text:p>166240</text:p>
          </table:table-cell>
          <table:table-cell office:value-type="float" office:value="2015168" calcext:value-type="float">
            <text:p>2015168</text:p>
          </table:table-cell>
          <table:table-cell office:value-type="float" office:value="330496" calcext:value-type="float">
            <text:p>330496</text:p>
          </table:table-cell>
          <table:table-cell office:value-type="float" office:value="303600" calcext:value-type="float">
            <text:p>303600</text:p>
          </table:table-cell>
          <table:table-cell office:value-type="float" office:value="165960" calcext:value-type="float">
            <text:p>165960</text:p>
          </table:table-cell>
          <table:table-cell office:value-type="float" office:value="150872" calcext:value-type="float">
            <text:p>150872</text:p>
          </table:table-cell>
          <table:table-cell office:value-type="float" office:value="2583248" calcext:value-type="float">
            <text:p>2583248</text:p>
          </table:table-cell>
          <table:table-cell office:value-type="float" office:value="384568" calcext:value-type="float">
            <text:p>384568</text:p>
          </table:table-cell>
          <table:table-cell office:value-type="float" office:value="337696" calcext:value-type="float">
            <text:p>337696</text:p>
          </table:table-cell>
          <table:table-cell office:value-type="float" office:value="152272" calcext:value-type="float">
            <text:p>1522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6336" calcext:value-type="float">
            <text:p>166336</text:p>
          </table:table-cell>
          <table:table-cell office:value-type="float" office:value="2015856" calcext:value-type="float">
            <text:p>2015856</text:p>
          </table:table-cell>
          <table:table-cell office:value-type="float" office:value="330560" calcext:value-type="float">
            <text:p>330560</text:p>
          </table:table-cell>
          <table:table-cell office:value-type="float" office:value="303664" calcext:value-type="float">
            <text:p>303664</text:p>
          </table:table-cell>
          <table:table-cell office:value-type="float" office:value="165992" calcext:value-type="float">
            <text:p>165992</text:p>
          </table:table-cell>
          <table:table-cell office:value-type="float" office:value="150880" calcext:value-type="float">
            <text:p>150880</text:p>
          </table:table-cell>
          <table:table-cell office:value-type="float" office:value="2583248" calcext:value-type="float">
            <text:p>2583248</text:p>
          </table:table-cell>
          <table:table-cell office:value-type="float" office:value="384584" calcext:value-type="float">
            <text:p>384584</text:p>
          </table:table-cell>
          <table:table-cell office:value-type="float" office:value="337704" calcext:value-type="float">
            <text:p>337704</text:p>
          </table:table-cell>
          <table:table-cell office:value-type="float" office:value="152296" calcext:value-type="float">
            <text:p>1522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6352" calcext:value-type="float">
            <text:p>166352</text:p>
          </table:table-cell>
          <table:table-cell office:value-type="float" office:value="2016048" calcext:value-type="float">
            <text:p>2016048</text:p>
          </table:table-cell>
          <table:table-cell office:value-type="float" office:value="330568" calcext:value-type="float">
            <text:p>330568</text:p>
          </table:table-cell>
          <table:table-cell office:value-type="float" office:value="303680" calcext:value-type="float">
            <text:p>303680</text:p>
          </table:table-cell>
          <table:table-cell office:value-type="float" office:value="166080" calcext:value-type="float">
            <text:p>166080</text:p>
          </table:table-cell>
          <table:table-cell office:value-type="float" office:value="150880" calcext:value-type="float">
            <text:p>150880</text:p>
          </table:table-cell>
          <table:table-cell office:value-type="float" office:value="2583264" calcext:value-type="float">
            <text:p>2583264</text:p>
          </table:table-cell>
          <table:table-cell office:value-type="float" office:value="384600" calcext:value-type="float">
            <text:p>384600</text:p>
          </table:table-cell>
          <table:table-cell office:value-type="float" office:value="337728" calcext:value-type="float">
            <text:p>337728</text:p>
          </table:table-cell>
          <table:table-cell office:value-type="float" office:value="152336" calcext:value-type="float">
            <text:p>1523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6376" calcext:value-type="float">
            <text:p>166376</text:p>
          </table:table-cell>
          <table:table-cell office:value-type="float" office:value="2016640" calcext:value-type="float">
            <text:p>2016640</text:p>
          </table:table-cell>
          <table:table-cell office:value-type="float" office:value="330744" calcext:value-type="float">
            <text:p>330744</text:p>
          </table:table-cell>
          <table:table-cell office:value-type="float" office:value="304200" calcext:value-type="float">
            <text:p>304200</text:p>
          </table:table-cell>
          <table:table-cell office:value-type="float" office:value="166176" calcext:value-type="float">
            <text:p>166176</text:p>
          </table:table-cell>
          <table:table-cell office:value-type="float" office:value="150920" calcext:value-type="float">
            <text:p>150920</text:p>
          </table:table-cell>
          <table:table-cell office:value-type="float" office:value="2583296" calcext:value-type="float">
            <text:p>2583296</text:p>
          </table:table-cell>
          <table:table-cell office:value-type="float" office:value="384608" calcext:value-type="float">
            <text:p>384608</text:p>
          </table:table-cell>
          <table:table-cell office:value-type="float" office:value="337728" calcext:value-type="float">
            <text:p>337728</text:p>
          </table:table-cell>
          <table:table-cell office:value-type="float" office:value="152360" calcext:value-type="float">
            <text:p>1523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6464" calcext:value-type="float">
            <text:p>166464</text:p>
          </table:table-cell>
          <table:table-cell office:value-type="float" office:value="2016728" calcext:value-type="float">
            <text:p>2016728</text:p>
          </table:table-cell>
          <table:table-cell office:value-type="float" office:value="331120" calcext:value-type="float">
            <text:p>331120</text:p>
          </table:table-cell>
          <table:table-cell office:value-type="float" office:value="304288" calcext:value-type="float">
            <text:p>304288</text:p>
          </table:table-cell>
          <table:table-cell office:value-type="float" office:value="166552" calcext:value-type="float">
            <text:p>166552</text:p>
          </table:table-cell>
          <table:table-cell office:value-type="float" office:value="150928" calcext:value-type="float">
            <text:p>150928</text:p>
          </table:table-cell>
          <table:table-cell office:value-type="float" office:value="2583304" calcext:value-type="float">
            <text:p>2583304</text:p>
          </table:table-cell>
          <table:table-cell office:value-type="float" office:value="384632" calcext:value-type="float">
            <text:p>384632</text:p>
          </table:table-cell>
          <table:table-cell office:value-type="float" office:value="337728" calcext:value-type="float">
            <text:p>337728</text:p>
          </table:table-cell>
          <table:table-cell office:value-type="float" office:value="152368" calcext:value-type="float">
            <text:p>1523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6528" calcext:value-type="float">
            <text:p>166528</text:p>
          </table:table-cell>
          <table:table-cell office:value-type="float" office:value="2017024" calcext:value-type="float">
            <text:p>2017024</text:p>
          </table:table-cell>
          <table:table-cell office:value-type="float" office:value="331144" calcext:value-type="float">
            <text:p>331144</text:p>
          </table:table-cell>
          <table:table-cell office:value-type="float" office:value="304416" calcext:value-type="float">
            <text:p>304416</text:p>
          </table:table-cell>
          <table:table-cell office:value-type="float" office:value="166680" calcext:value-type="float">
            <text:p>166680</text:p>
          </table:table-cell>
          <table:table-cell office:value-type="float" office:value="150928" calcext:value-type="float">
            <text:p>150928</text:p>
          </table:table-cell>
          <table:table-cell office:value-type="float" office:value="2583320" calcext:value-type="float">
            <text:p>2583320</text:p>
          </table:table-cell>
          <table:table-cell office:value-type="float" office:value="384640" calcext:value-type="float">
            <text:p>384640</text:p>
          </table:table-cell>
          <table:table-cell office:value-type="float" office:value="337744" calcext:value-type="float">
            <text:p>337744</text:p>
          </table:table-cell>
          <table:table-cell office:value-type="float" office:value="152400" calcext:value-type="float">
            <text:p>152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6600" calcext:value-type="float">
            <text:p>166600</text:p>
          </table:table-cell>
          <table:table-cell office:value-type="float" office:value="2017424" calcext:value-type="float">
            <text:p>2017424</text:p>
          </table:table-cell>
          <table:table-cell office:value-type="float" office:value="331176" calcext:value-type="float">
            <text:p>331176</text:p>
          </table:table-cell>
          <table:table-cell office:value-type="float" office:value="304536" calcext:value-type="float">
            <text:p>304536</text:p>
          </table:table-cell>
          <table:table-cell office:value-type="float" office:value="166792" calcext:value-type="float">
            <text:p>166792</text:p>
          </table:table-cell>
          <table:table-cell office:value-type="float" office:value="150952" calcext:value-type="float">
            <text:p>150952</text:p>
          </table:table-cell>
          <table:table-cell office:value-type="float" office:value="2583408" calcext:value-type="float">
            <text:p>2583408</text:p>
          </table:table-cell>
          <table:table-cell office:value-type="float" office:value="384648" calcext:value-type="float">
            <text:p>384648</text:p>
          </table:table-cell>
          <table:table-cell office:value-type="float" office:value="337744" calcext:value-type="float">
            <text:p>337744</text:p>
          </table:table-cell>
          <table:table-cell office:value-type="float" office:value="152432" calcext:value-type="float">
            <text:p>1524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6680" calcext:value-type="float">
            <text:p>166680</text:p>
          </table:table-cell>
          <table:table-cell office:value-type="float" office:value="2017464" calcext:value-type="float">
            <text:p>2017464</text:p>
          </table:table-cell>
          <table:table-cell office:value-type="float" office:value="331264" calcext:value-type="float">
            <text:p>331264</text:p>
          </table:table-cell>
          <table:table-cell office:value-type="float" office:value="304704" calcext:value-type="float">
            <text:p>304704</text:p>
          </table:table-cell>
          <table:table-cell office:value-type="float" office:value="166832" calcext:value-type="float">
            <text:p>166832</text:p>
          </table:table-cell>
          <table:table-cell office:value-type="float" office:value="150960" calcext:value-type="float">
            <text:p>150960</text:p>
          </table:table-cell>
          <table:table-cell office:value-type="float" office:value="2583416" calcext:value-type="float">
            <text:p>2583416</text:p>
          </table:table-cell>
          <table:table-cell office:value-type="float" office:value="384648" calcext:value-type="float">
            <text:p>384648</text:p>
          </table:table-cell>
          <table:table-cell office:value-type="float" office:value="337760" calcext:value-type="float">
            <text:p>337760</text:p>
          </table:table-cell>
          <table:table-cell office:value-type="float" office:value="152464" calcext:value-type="float">
            <text:p>1524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6680" calcext:value-type="float">
            <text:p>166680</text:p>
          </table:table-cell>
          <table:table-cell office:value-type="float" office:value="2017864" calcext:value-type="float">
            <text:p>2017864</text:p>
          </table:table-cell>
          <table:table-cell office:value-type="float" office:value="331912" calcext:value-type="float">
            <text:p>331912</text:p>
          </table:table-cell>
          <table:table-cell office:value-type="float" office:value="304736" calcext:value-type="float">
            <text:p>304736</text:p>
          </table:table-cell>
          <table:table-cell office:value-type="float" office:value="166936" calcext:value-type="float">
            <text:p>16693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583424" calcext:value-type="float">
            <text:p>2583424</text:p>
          </table:table-cell>
          <table:table-cell office:value-type="float" office:value="384656" calcext:value-type="float">
            <text:p>384656</text:p>
          </table:table-cell>
          <table:table-cell office:value-type="float" office:value="337760" calcext:value-type="float">
            <text:p>337760</text:p>
          </table:table-cell>
          <table:table-cell office:value-type="float" office:value="152472" calcext:value-type="float">
            <text:p>1524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6704" calcext:value-type="float">
            <text:p>166704</text:p>
          </table:table-cell>
          <table:table-cell office:value-type="float" office:value="2017872" calcext:value-type="float">
            <text:p>2017872</text:p>
          </table:table-cell>
          <table:table-cell office:value-type="float" office:value="331936" calcext:value-type="float">
            <text:p>331936</text:p>
          </table:table-cell>
          <table:table-cell office:value-type="float" office:value="304800" calcext:value-type="float">
            <text:p>304800</text:p>
          </table:table-cell>
          <table:table-cell office:value-type="float" office:value="167128" calcext:value-type="float">
            <text:p>167128</text:p>
          </table:table-cell>
          <table:table-cell office:value-type="float" office:value="150976" calcext:value-type="float">
            <text:p>150976</text:p>
          </table:table-cell>
          <table:table-cell office:value-type="float" office:value="2583496" calcext:value-type="float">
            <text:p>2583496</text:p>
          </table:table-cell>
          <table:table-cell office:value-type="float" office:value="384680" calcext:value-type="float">
            <text:p>384680</text:p>
          </table:table-cell>
          <table:table-cell office:value-type="float" office:value="337760" calcext:value-type="float">
            <text:p>337760</text:p>
          </table:table-cell>
          <table:table-cell office:value-type="float" office:value="152488" calcext:value-type="float">
            <text:p>1524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6712" calcext:value-type="float">
            <text:p>166712</text:p>
          </table:table-cell>
          <table:table-cell office:value-type="float" office:value="2017888" calcext:value-type="float">
            <text:p>2017888</text:p>
          </table:table-cell>
          <table:table-cell office:value-type="float" office:value="331984" calcext:value-type="float">
            <text:p>331984</text:p>
          </table:table-cell>
          <table:table-cell office:value-type="float" office:value="304880" calcext:value-type="float">
            <text:p>304880</text:p>
          </table:table-cell>
          <table:table-cell office:value-type="float" office:value="167296" calcext:value-type="float">
            <text:p>167296</text:p>
          </table:table-cell>
          <table:table-cell office:value-type="float" office:value="151016" calcext:value-type="float">
            <text:p>151016</text:p>
          </table:table-cell>
          <table:table-cell office:value-type="float" office:value="2583536" calcext:value-type="float">
            <text:p>2583536</text:p>
          </table:table-cell>
          <table:table-cell office:value-type="float" office:value="384736" calcext:value-type="float">
            <text:p>384736</text:p>
          </table:table-cell>
          <table:table-cell office:value-type="float" office:value="337784" calcext:value-type="float">
            <text:p>337784</text:p>
          </table:table-cell>
          <table:table-cell office:value-type="float" office:value="152512" calcext:value-type="float">
            <text:p>1525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6856" calcext:value-type="float">
            <text:p>166856</text:p>
          </table:table-cell>
          <table:table-cell office:value-type="float" office:value="2018456" calcext:value-type="float">
            <text:p>2018456</text:p>
          </table:table-cell>
          <table:table-cell office:value-type="float" office:value="332064" calcext:value-type="float">
            <text:p>332064</text:p>
          </table:table-cell>
          <table:table-cell office:value-type="float" office:value="304904" calcext:value-type="float">
            <text:p>304904</text:p>
          </table:table-cell>
          <table:table-cell office:value-type="float" office:value="167336" calcext:value-type="float">
            <text:p>167336</text:p>
          </table:table-cell>
          <table:table-cell office:value-type="float" office:value="151016" calcext:value-type="float">
            <text:p>151016</text:p>
          </table:table-cell>
          <table:table-cell office:value-type="float" office:value="2583592" calcext:value-type="float">
            <text:p>2583592</text:p>
          </table:table-cell>
          <table:table-cell office:value-type="float" office:value="384744" calcext:value-type="float">
            <text:p>384744</text:p>
          </table:table-cell>
          <table:table-cell office:value-type="float" office:value="337784" calcext:value-type="float">
            <text:p>337784</text:p>
          </table:table-cell>
          <table:table-cell office:value-type="float" office:value="152616" calcext:value-type="float">
            <text:p>1526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6904" calcext:value-type="float">
            <text:p>166904</text:p>
          </table:table-cell>
          <table:table-cell office:value-type="float" office:value="2019360" calcext:value-type="float">
            <text:p>2019360</text:p>
          </table:table-cell>
          <table:table-cell office:value-type="float" office:value="332168" calcext:value-type="float">
            <text:p>332168</text:p>
          </table:table-cell>
          <table:table-cell office:value-type="float" office:value="305136" calcext:value-type="float">
            <text:p>305136</text:p>
          </table:table-cell>
          <table:table-cell office:value-type="float" office:value="167352" calcext:value-type="float">
            <text:p>167352</text:p>
          </table:table-cell>
          <table:table-cell office:value-type="float" office:value="151032" calcext:value-type="float">
            <text:p>151032</text:p>
          </table:table-cell>
          <table:table-cell office:value-type="float" office:value="2583616" calcext:value-type="float">
            <text:p>2583616</text:p>
          </table:table-cell>
          <table:table-cell office:value-type="float" office:value="384760" calcext:value-type="float">
            <text:p>384760</text:p>
          </table:table-cell>
          <table:table-cell office:value-type="float" office:value="337792" calcext:value-type="float">
            <text:p>337792</text:p>
          </table:table-cell>
          <table:table-cell office:value-type="float" office:value="152656" calcext:value-type="float">
            <text:p>1526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7160" calcext:value-type="float">
            <text:p>167160</text:p>
          </table:table-cell>
          <table:table-cell office:value-type="float" office:value="2019464" calcext:value-type="float">
            <text:p>2019464</text:p>
          </table:table-cell>
          <table:table-cell office:value-type="float" office:value="332264" calcext:value-type="float">
            <text:p>332264</text:p>
          </table:table-cell>
          <table:table-cell office:value-type="float" office:value="305144" calcext:value-type="float">
            <text:p>305144</text:p>
          </table:table-cell>
          <table:table-cell office:value-type="float" office:value="167560" calcext:value-type="float">
            <text:p>167560</text:p>
          </table:table-cell>
          <table:table-cell office:value-type="float" office:value="151056" calcext:value-type="float">
            <text:p>151056</text:p>
          </table:table-cell>
          <table:table-cell office:value-type="float" office:value="2583736" calcext:value-type="float">
            <text:p>2583736</text:p>
          </table:table-cell>
          <table:table-cell office:value-type="float" office:value="384792" calcext:value-type="float">
            <text:p>384792</text:p>
          </table:table-cell>
          <table:table-cell office:value-type="float" office:value="337800" calcext:value-type="float">
            <text:p>337800</text:p>
          </table:table-cell>
          <table:table-cell office:value-type="float" office:value="152704" calcext:value-type="float">
            <text:p>1527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7160" calcext:value-type="float">
            <text:p>167160</text:p>
          </table:table-cell>
          <table:table-cell office:value-type="float" office:value="2019544" calcext:value-type="float">
            <text:p>2019544</text:p>
          </table:table-cell>
          <table:table-cell office:value-type="float" office:value="332472" calcext:value-type="float">
            <text:p>332472</text:p>
          </table:table-cell>
          <table:table-cell office:value-type="float" office:value="305312" calcext:value-type="float">
            <text:p>305312</text:p>
          </table:table-cell>
          <table:table-cell office:value-type="float" office:value="167768" calcext:value-type="float">
            <text:p>167768</text:p>
          </table:table-cell>
          <table:table-cell office:value-type="float" office:value="151064" calcext:value-type="float">
            <text:p>151064</text:p>
          </table:table-cell>
          <table:table-cell office:value-type="float" office:value="2583736" calcext:value-type="float">
            <text:p>2583736</text:p>
          </table:table-cell>
          <table:table-cell office:value-type="float" office:value="384792" calcext:value-type="float">
            <text:p>384792</text:p>
          </table:table-cell>
          <table:table-cell office:value-type="float" office:value="337816" calcext:value-type="float">
            <text:p>337816</text:p>
          </table:table-cell>
          <table:table-cell office:value-type="float" office:value="152704" calcext:value-type="float">
            <text:p>1527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7192" calcext:value-type="float">
            <text:p>167192</text:p>
          </table:table-cell>
          <table:table-cell office:value-type="float" office:value="2019808" calcext:value-type="float">
            <text:p>2019808</text:p>
          </table:table-cell>
          <table:table-cell office:value-type="float" office:value="332528" calcext:value-type="float">
            <text:p>332528</text:p>
          </table:table-cell>
          <table:table-cell office:value-type="float" office:value="305472" calcext:value-type="float">
            <text:p>305472</text:p>
          </table:table-cell>
          <table:table-cell office:value-type="float" office:value="167776" calcext:value-type="float">
            <text:p>167776</text:p>
          </table:table-cell>
          <table:table-cell office:value-type="float" office:value="151072" calcext:value-type="float">
            <text:p>151072</text:p>
          </table:table-cell>
          <table:table-cell office:value-type="float" office:value="2583752" calcext:value-type="float">
            <text:p>2583752</text:p>
          </table:table-cell>
          <table:table-cell office:value-type="float" office:value="384808" calcext:value-type="float">
            <text:p>384808</text:p>
          </table:table-cell>
          <table:table-cell office:value-type="float" office:value="337816" calcext:value-type="float">
            <text:p>337816</text:p>
          </table:table-cell>
          <table:table-cell office:value-type="float" office:value="152752" calcext:value-type="float">
            <text:p>1527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7376" calcext:value-type="float">
            <text:p>167376</text:p>
          </table:table-cell>
          <table:table-cell office:value-type="float" office:value="2020576" calcext:value-type="float">
            <text:p>2020576</text:p>
          </table:table-cell>
          <table:table-cell office:value-type="float" office:value="332576" calcext:value-type="float">
            <text:p>332576</text:p>
          </table:table-cell>
          <table:table-cell office:value-type="float" office:value="305656" calcext:value-type="float">
            <text:p>305656</text:p>
          </table:table-cell>
          <table:table-cell office:value-type="float" office:value="167864" calcext:value-type="float">
            <text:p>167864</text:p>
          </table:table-cell>
          <table:table-cell office:value-type="float" office:value="151096" calcext:value-type="float">
            <text:p>151096</text:p>
          </table:table-cell>
          <table:table-cell office:value-type="float" office:value="2583816" calcext:value-type="float">
            <text:p>2583816</text:p>
          </table:table-cell>
          <table:table-cell office:value-type="float" office:value="384840" calcext:value-type="float">
            <text:p>384840</text:p>
          </table:table-cell>
          <table:table-cell office:value-type="float" office:value="337816" calcext:value-type="float">
            <text:p>337816</text:p>
          </table:table-cell>
          <table:table-cell office:value-type="float" office:value="152776" calcext:value-type="float">
            <text:p>1527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7440" calcext:value-type="float">
            <text:p>167440</text:p>
          </table:table-cell>
          <table:table-cell office:value-type="float" office:value="2021408" calcext:value-type="float">
            <text:p>2021408</text:p>
          </table:table-cell>
          <table:table-cell office:value-type="float" office:value="332616" calcext:value-type="float">
            <text:p>332616</text:p>
          </table:table-cell>
          <table:table-cell office:value-type="float" office:value="305848" calcext:value-type="float">
            <text:p>305848</text:p>
          </table:table-cell>
          <table:table-cell office:value-type="float" office:value="168040" calcext:value-type="float">
            <text:p>168040</text:p>
          </table:table-cell>
          <table:table-cell office:value-type="float" office:value="151096" calcext:value-type="float">
            <text:p>151096</text:p>
          </table:table-cell>
          <table:table-cell office:value-type="float" office:value="2583856" calcext:value-type="float">
            <text:p>2583856</text:p>
          </table:table-cell>
          <table:table-cell office:value-type="float" office:value="384864" calcext:value-type="float">
            <text:p>384864</text:p>
          </table:table-cell>
          <table:table-cell office:value-type="float" office:value="337856" calcext:value-type="float">
            <text:p>337856</text:p>
          </table:table-cell>
          <table:table-cell office:value-type="float" office:value="152784" calcext:value-type="float">
            <text:p>1527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7528" calcext:value-type="float">
            <text:p>167528</text:p>
          </table:table-cell>
          <table:table-cell office:value-type="float" office:value="2022544" calcext:value-type="float">
            <text:p>2022544</text:p>
          </table:table-cell>
          <table:table-cell office:value-type="float" office:value="332648" calcext:value-type="float">
            <text:p>332648</text:p>
          </table:table-cell>
          <table:table-cell office:value-type="float" office:value="305880" calcext:value-type="float">
            <text:p>305880</text:p>
          </table:table-cell>
          <table:table-cell office:value-type="float" office:value="168048" calcext:value-type="float">
            <text:p>168048</text:p>
          </table:table-cell>
          <table:table-cell office:value-type="float" office:value="151128" calcext:value-type="float">
            <text:p>151128</text:p>
          </table:table-cell>
          <table:table-cell office:value-type="float" office:value="2583912" calcext:value-type="float">
            <text:p>2583912</text:p>
          </table:table-cell>
          <table:table-cell office:value-type="float" office:value="384872" calcext:value-type="float">
            <text:p>384872</text:p>
          </table:table-cell>
          <table:table-cell office:value-type="float" office:value="337856" calcext:value-type="float">
            <text:p>337856</text:p>
          </table:table-cell>
          <table:table-cell office:value-type="float" office:value="152792" calcext:value-type="float">
            <text:p>1527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7712" calcext:value-type="float">
            <text:p>167712</text:p>
          </table:table-cell>
          <table:table-cell office:value-type="float" office:value="2022784" calcext:value-type="float">
            <text:p>2022784</text:p>
          </table:table-cell>
          <table:table-cell office:value-type="float" office:value="332728" calcext:value-type="float">
            <text:p>332728</text:p>
          </table:table-cell>
          <table:table-cell office:value-type="float" office:value="306064" calcext:value-type="float">
            <text:p>306064</text:p>
          </table:table-cell>
          <table:table-cell office:value-type="float" office:value="168088" calcext:value-type="float">
            <text:p>168088</text:p>
          </table:table-cell>
          <table:table-cell office:value-type="float" office:value="151128" calcext:value-type="float">
            <text:p>151128</text:p>
          </table:table-cell>
          <table:table-cell office:value-type="float" office:value="2583920" calcext:value-type="float">
            <text:p>2583920</text:p>
          </table:table-cell>
          <table:table-cell office:value-type="float" office:value="384896" calcext:value-type="float">
            <text:p>384896</text:p>
          </table:table-cell>
          <table:table-cell office:value-type="float" office:value="337864" calcext:value-type="float">
            <text:p>337864</text:p>
          </table:table-cell>
          <table:table-cell office:value-type="float" office:value="152800" calcext:value-type="float">
            <text:p>1528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7936" calcext:value-type="float">
            <text:p>167936</text:p>
          </table:table-cell>
          <table:table-cell office:value-type="float" office:value="2022968" calcext:value-type="float">
            <text:p>2022968</text:p>
          </table:table-cell>
          <table:table-cell office:value-type="float" office:value="332824" calcext:value-type="float">
            <text:p>332824</text:p>
          </table:table-cell>
          <table:table-cell office:value-type="float" office:value="306264" calcext:value-type="float">
            <text:p>306264</text:p>
          </table:table-cell>
          <table:table-cell office:value-type="float" office:value="168320" calcext:value-type="float">
            <text:p>168320</text:p>
          </table:table-cell>
          <table:table-cell office:value-type="float" office:value="151144" calcext:value-type="float">
            <text:p>151144</text:p>
          </table:table-cell>
          <table:table-cell office:value-type="float" office:value="2583936" calcext:value-type="float">
            <text:p>2583936</text:p>
          </table:table-cell>
          <table:table-cell office:value-type="float" office:value="384904" calcext:value-type="float">
            <text:p>384904</text:p>
          </table:table-cell>
          <table:table-cell office:value-type="float" office:value="337872" calcext:value-type="float">
            <text:p>337872</text:p>
          </table:table-cell>
          <table:table-cell office:value-type="float" office:value="152856" calcext:value-type="float">
            <text:p>1528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8160" calcext:value-type="float">
            <text:p>168160</text:p>
          </table:table-cell>
          <table:table-cell office:value-type="float" office:value="2023000" calcext:value-type="float">
            <text:p>2023000</text:p>
          </table:table-cell>
          <table:table-cell office:value-type="float" office:value="332848" calcext:value-type="float">
            <text:p>332848</text:p>
          </table:table-cell>
          <table:table-cell office:value-type="float" office:value="306264" calcext:value-type="float">
            <text:p>306264</text:p>
          </table:table-cell>
          <table:table-cell office:value-type="float" office:value="168352" calcext:value-type="float">
            <text:p>168352</text:p>
          </table:table-cell>
          <table:table-cell office:value-type="float" office:value="151160" calcext:value-type="float">
            <text:p>151160</text:p>
          </table:table-cell>
          <table:table-cell office:value-type="float" office:value="2583968" calcext:value-type="float">
            <text:p>2583968</text:p>
          </table:table-cell>
          <table:table-cell office:value-type="float" office:value="384912" calcext:value-type="float">
            <text:p>384912</text:p>
          </table:table-cell>
          <table:table-cell office:value-type="float" office:value="337880" calcext:value-type="float">
            <text:p>337880</text:p>
          </table:table-cell>
          <table:table-cell office:value-type="float" office:value="152904" calcext:value-type="float">
            <text:p>1529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8400" calcext:value-type="float">
            <text:p>168400</text:p>
          </table:table-cell>
          <table:table-cell office:value-type="float" office:value="2023328" calcext:value-type="float">
            <text:p>2023328</text:p>
          </table:table-cell>
          <table:table-cell office:value-type="float" office:value="332992" calcext:value-type="float">
            <text:p>332992</text:p>
          </table:table-cell>
          <table:table-cell office:value-type="float" office:value="306296" calcext:value-type="float">
            <text:p>306296</text:p>
          </table:table-cell>
          <table:table-cell office:value-type="float" office:value="168384" calcext:value-type="float">
            <text:p>168384</text:p>
          </table:table-cell>
          <table:table-cell office:value-type="float" office:value="151240" calcext:value-type="float">
            <text:p>151240</text:p>
          </table:table-cell>
          <table:table-cell office:value-type="float" office:value="2583976" calcext:value-type="float">
            <text:p>2583976</text:p>
          </table:table-cell>
          <table:table-cell office:value-type="float" office:value="384920" calcext:value-type="float">
            <text:p>384920</text:p>
          </table:table-cell>
          <table:table-cell office:value-type="float" office:value="337880" calcext:value-type="float">
            <text:p>337880</text:p>
          </table:table-cell>
          <table:table-cell office:value-type="float" office:value="152920" calcext:value-type="float">
            <text:p>1529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8440" calcext:value-type="float">
            <text:p>168440</text:p>
          </table:table-cell>
          <table:table-cell office:value-type="float" office:value="2024032" calcext:value-type="float">
            <text:p>2024032</text:p>
          </table:table-cell>
          <table:table-cell office:value-type="float" office:value="333048" calcext:value-type="float">
            <text:p>333048</text:p>
          </table:table-cell>
          <table:table-cell office:value-type="float" office:value="306576" calcext:value-type="float">
            <text:p>306576</text:p>
          </table:table-cell>
          <table:table-cell office:value-type="float" office:value="168400" calcext:value-type="float">
            <text:p>168400</text:p>
          </table:table-cell>
          <table:table-cell office:value-type="float" office:value="151240" calcext:value-type="float">
            <text:p>151240</text:p>
          </table:table-cell>
          <table:table-cell office:value-type="float" office:value="2583984" calcext:value-type="float">
            <text:p>2583984</text:p>
          </table:table-cell>
          <table:table-cell office:value-type="float" office:value="384920" calcext:value-type="float">
            <text:p>384920</text:p>
          </table:table-cell>
          <table:table-cell office:value-type="float" office:value="337952" calcext:value-type="float">
            <text:p>337952</text:p>
          </table:table-cell>
          <table:table-cell office:value-type="float" office:value="152920" calcext:value-type="float">
            <text:p>1529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8480" calcext:value-type="float">
            <text:p>168480</text:p>
          </table:table-cell>
          <table:table-cell office:value-type="float" office:value="2024104" calcext:value-type="float">
            <text:p>2024104</text:p>
          </table:table-cell>
          <table:table-cell office:value-type="float" office:value="333136" calcext:value-type="float">
            <text:p>333136</text:p>
          </table:table-cell>
          <table:table-cell office:value-type="float" office:value="306648" calcext:value-type="float">
            <text:p>306648</text:p>
          </table:table-cell>
          <table:table-cell office:value-type="float" office:value="168528" calcext:value-type="float">
            <text:p>168528</text:p>
          </table:table-cell>
          <table:table-cell office:value-type="float" office:value="151256" calcext:value-type="float">
            <text:p>151256</text:p>
          </table:table-cell>
          <table:table-cell office:value-type="float" office:value="2584064" calcext:value-type="float">
            <text:p>2584064</text:p>
          </table:table-cell>
          <table:table-cell office:value-type="float" office:value="384920" calcext:value-type="float">
            <text:p>384920</text:p>
          </table:table-cell>
          <table:table-cell office:value-type="float" office:value="337976" calcext:value-type="float">
            <text:p>337976</text:p>
          </table:table-cell>
          <table:table-cell office:value-type="float" office:value="152936" calcext:value-type="float">
            <text:p>1529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8616" calcext:value-type="float">
            <text:p>168616</text:p>
          </table:table-cell>
          <table:table-cell office:value-type="float" office:value="2024168" calcext:value-type="float">
            <text:p>2024168</text:p>
          </table:table-cell>
          <table:table-cell office:value-type="float" office:value="333344" calcext:value-type="float">
            <text:p>333344</text:p>
          </table:table-cell>
          <table:table-cell office:value-type="float" office:value="306976" calcext:value-type="float">
            <text:p>306976</text:p>
          </table:table-cell>
          <table:table-cell office:value-type="float" office:value="168752" calcext:value-type="float">
            <text:p>168752</text:p>
          </table:table-cell>
          <table:table-cell office:value-type="float" office:value="151304" calcext:value-type="float">
            <text:p>151304</text:p>
          </table:table-cell>
          <table:table-cell office:value-type="float" office:value="2584280" calcext:value-type="float">
            <text:p>2584280</text:p>
          </table:table-cell>
          <table:table-cell office:value-type="float" office:value="384928" calcext:value-type="float">
            <text:p>384928</text:p>
          </table:table-cell>
          <table:table-cell office:value-type="float" office:value="337984" calcext:value-type="float">
            <text:p>337984</text:p>
          </table:table-cell>
          <table:table-cell office:value-type="float" office:value="152944" calcext:value-type="float">
            <text:p>1529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8656" calcext:value-type="float">
            <text:p>168656</text:p>
          </table:table-cell>
          <table:table-cell office:value-type="float" office:value="2024312" calcext:value-type="float">
            <text:p>2024312</text:p>
          </table:table-cell>
          <table:table-cell office:value-type="float" office:value="333648" calcext:value-type="float">
            <text:p>333648</text:p>
          </table:table-cell>
          <table:table-cell office:value-type="float" office:value="307536" calcext:value-type="float">
            <text:p>307536</text:p>
          </table:table-cell>
          <table:table-cell office:value-type="float" office:value="168816" calcext:value-type="float">
            <text:p>168816</text:p>
          </table:table-cell>
          <table:table-cell office:value-type="float" office:value="151344" calcext:value-type="float">
            <text:p>151344</text:p>
          </table:table-cell>
          <table:table-cell office:value-type="float" office:value="2584304" calcext:value-type="float">
            <text:p>2584304</text:p>
          </table:table-cell>
          <table:table-cell office:value-type="float" office:value="384992" calcext:value-type="float">
            <text:p>384992</text:p>
          </table:table-cell>
          <table:table-cell office:value-type="float" office:value="337984" calcext:value-type="float">
            <text:p>337984</text:p>
          </table:table-cell>
          <table:table-cell office:value-type="float" office:value="152976" calcext:value-type="float">
            <text:p>1529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8704" calcext:value-type="float">
            <text:p>168704</text:p>
          </table:table-cell>
          <table:table-cell office:value-type="float" office:value="2024328" calcext:value-type="float">
            <text:p>2024328</text:p>
          </table:table-cell>
          <table:table-cell office:value-type="float" office:value="333680" calcext:value-type="float">
            <text:p>333680</text:p>
          </table:table-cell>
          <table:table-cell office:value-type="float" office:value="308176" calcext:value-type="float">
            <text:p>308176</text:p>
          </table:table-cell>
          <table:table-cell office:value-type="float" office:value="168864" calcext:value-type="float">
            <text:p>168864</text:p>
          </table:table-cell>
          <table:table-cell office:value-type="float" office:value="151344" calcext:value-type="float">
            <text:p>151344</text:p>
          </table:table-cell>
          <table:table-cell office:value-type="float" office:value="2584344" calcext:value-type="float">
            <text:p>2584344</text:p>
          </table:table-cell>
          <table:table-cell office:value-type="float" office:value="384992" calcext:value-type="float">
            <text:p>384992</text:p>
          </table:table-cell>
          <table:table-cell office:value-type="float" office:value="338000" calcext:value-type="float">
            <text:p>338000</text:p>
          </table:table-cell>
          <table:table-cell office:value-type="float" office:value="152992" calcext:value-type="float">
            <text:p>1529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9216" calcext:value-type="float">
            <text:p>169216</text:p>
          </table:table-cell>
          <table:table-cell office:value-type="float" office:value="2024432" calcext:value-type="float">
            <text:p>2024432</text:p>
          </table:table-cell>
          <table:table-cell office:value-type="float" office:value="333728" calcext:value-type="float">
            <text:p>333728</text:p>
          </table:table-cell>
          <table:table-cell office:value-type="float" office:value="308344" calcext:value-type="float">
            <text:p>308344</text:p>
          </table:table-cell>
          <table:table-cell office:value-type="float" office:value="168896" calcext:value-type="float">
            <text:p>168896</text:p>
          </table:table-cell>
          <table:table-cell office:value-type="float" office:value="151352" calcext:value-type="float">
            <text:p>151352</text:p>
          </table:table-cell>
          <table:table-cell office:value-type="float" office:value="2584344" calcext:value-type="float">
            <text:p>2584344</text:p>
          </table:table-cell>
          <table:table-cell office:value-type="float" office:value="385008" calcext:value-type="float">
            <text:p>385008</text:p>
          </table:table-cell>
          <table:table-cell office:value-type="float" office:value="338000" calcext:value-type="float">
            <text:p>338000</text:p>
          </table:table-cell>
          <table:table-cell office:value-type="float" office:value="153008" calcext:value-type="float">
            <text:p>1530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9368" calcext:value-type="float">
            <text:p>169368</text:p>
          </table:table-cell>
          <table:table-cell office:value-type="float" office:value="2024848" calcext:value-type="float">
            <text:p>2024848</text:p>
          </table:table-cell>
          <table:table-cell office:value-type="float" office:value="333816" calcext:value-type="float">
            <text:p>333816</text:p>
          </table:table-cell>
          <table:table-cell office:value-type="float" office:value="308600" calcext:value-type="float">
            <text:p>308600</text:p>
          </table:table-cell>
          <table:table-cell office:value-type="float" office:value="168936" calcext:value-type="float">
            <text:p>168936</text:p>
          </table:table-cell>
          <table:table-cell office:value-type="float" office:value="151376" calcext:value-type="float">
            <text:p>151376</text:p>
          </table:table-cell>
          <table:table-cell office:value-type="float" office:value="2584432" calcext:value-type="float">
            <text:p>2584432</text:p>
          </table:table-cell>
          <table:table-cell office:value-type="float" office:value="385016" calcext:value-type="float">
            <text:p>385016</text:p>
          </table:table-cell>
          <table:table-cell office:value-type="float" office:value="338008" calcext:value-type="float">
            <text:p>338008</text:p>
          </table:table-cell>
          <table:table-cell office:value-type="float" office:value="153048" calcext:value-type="float">
            <text:p>1530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9472" calcext:value-type="float">
            <text:p>169472</text:p>
          </table:table-cell>
          <table:table-cell office:value-type="float" office:value="2025120" calcext:value-type="float">
            <text:p>2025120</text:p>
          </table:table-cell>
          <table:table-cell office:value-type="float" office:value="334312" calcext:value-type="float">
            <text:p>334312</text:p>
          </table:table-cell>
          <table:table-cell office:value-type="float" office:value="310376" calcext:value-type="float">
            <text:p>310376</text:p>
          </table:table-cell>
          <table:table-cell office:value-type="float" office:value="168984" calcext:value-type="float">
            <text:p>168984</text:p>
          </table:table-cell>
          <table:table-cell office:value-type="float" office:value="151392" calcext:value-type="float">
            <text:p>151392</text:p>
          </table:table-cell>
          <table:table-cell office:value-type="float" office:value="2584464" calcext:value-type="float">
            <text:p>2584464</text:p>
          </table:table-cell>
          <table:table-cell office:value-type="float" office:value="385024" calcext:value-type="float">
            <text:p>385024</text:p>
          </table:table-cell>
          <table:table-cell office:value-type="float" office:value="338024" calcext:value-type="float">
            <text:p>338024</text:p>
          </table:table-cell>
          <table:table-cell office:value-type="float" office:value="153096" calcext:value-type="float">
            <text:p>1530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0128" calcext:value-type="float">
            <text:p>170128</text:p>
          </table:table-cell>
          <table:table-cell office:value-type="float" office:value="2025160" calcext:value-type="float">
            <text:p>2025160</text:p>
          </table:table-cell>
          <table:table-cell office:value-type="float" office:value="334432" calcext:value-type="float">
            <text:p>334432</text:p>
          </table:table-cell>
          <table:table-cell office:value-type="float" office:value="310696" calcext:value-type="float">
            <text:p>310696</text:p>
          </table:table-cell>
          <table:table-cell office:value-type="float" office:value="169024" calcext:value-type="float">
            <text:p>169024</text:p>
          </table:table-cell>
          <table:table-cell office:value-type="float" office:value="151400" calcext:value-type="float">
            <text:p>151400</text:p>
          </table:table-cell>
          <table:table-cell office:value-type="float" office:value="2584472" calcext:value-type="float">
            <text:p>2584472</text:p>
          </table:table-cell>
          <table:table-cell office:value-type="float" office:value="385064" calcext:value-type="float">
            <text:p>385064</text:p>
          </table:table-cell>
          <table:table-cell office:value-type="float" office:value="338040" calcext:value-type="float">
            <text:p>338040</text:p>
          </table:table-cell>
          <table:table-cell office:value-type="float" office:value="153104" calcext:value-type="float">
            <text:p>1531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0144" calcext:value-type="float">
            <text:p>170144</text:p>
          </table:table-cell>
          <table:table-cell office:value-type="float" office:value="2026568" calcext:value-type="float">
            <text:p>2026568</text:p>
          </table:table-cell>
          <table:table-cell office:value-type="float" office:value="334432" calcext:value-type="float">
            <text:p>334432</text:p>
          </table:table-cell>
          <table:table-cell office:value-type="float" office:value="310720" calcext:value-type="float">
            <text:p>310720</text:p>
          </table:table-cell>
          <table:table-cell office:value-type="float" office:value="169152" calcext:value-type="float">
            <text:p>169152</text:p>
          </table:table-cell>
          <table:table-cell office:value-type="float" office:value="151400" calcext:value-type="float">
            <text:p>151400</text:p>
          </table:table-cell>
          <table:table-cell office:value-type="float" office:value="2584512" calcext:value-type="float">
            <text:p>2584512</text:p>
          </table:table-cell>
          <table:table-cell office:value-type="float" office:value="385080" calcext:value-type="float">
            <text:p>385080</text:p>
          </table:table-cell>
          <table:table-cell office:value-type="float" office:value="338040" calcext:value-type="float">
            <text:p>338040</text:p>
          </table:table-cell>
          <table:table-cell office:value-type="float" office:value="153104" calcext:value-type="float">
            <text:p>1531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0288" calcext:value-type="float">
            <text:p>170288</text:p>
          </table:table-cell>
          <table:table-cell office:value-type="float" office:value="2026912" calcext:value-type="float">
            <text:p>2026912</text:p>
          </table:table-cell>
          <table:table-cell office:value-type="float" office:value="334632" calcext:value-type="float">
            <text:p>334632</text:p>
          </table:table-cell>
          <table:table-cell office:value-type="float" office:value="310816" calcext:value-type="float">
            <text:p>310816</text:p>
          </table:table-cell>
          <table:table-cell office:value-type="float" office:value="169200" calcext:value-type="float">
            <text:p>169200</text:p>
          </table:table-cell>
          <table:table-cell office:value-type="float" office:value="151424" calcext:value-type="float">
            <text:p>151424</text:p>
          </table:table-cell>
          <table:table-cell office:value-type="float" office:value="2584624" calcext:value-type="float">
            <text:p>2584624</text:p>
          </table:table-cell>
          <table:table-cell office:value-type="float" office:value="385080" calcext:value-type="float">
            <text:p>385080</text:p>
          </table:table-cell>
          <table:table-cell office:value-type="float" office:value="338056" calcext:value-type="float">
            <text:p>338056</text:p>
          </table:table-cell>
          <table:table-cell office:value-type="float" office:value="153176" calcext:value-type="float">
            <text:p>1531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0400" calcext:value-type="float">
            <text:p>170400</text:p>
          </table:table-cell>
          <table:table-cell office:value-type="float" office:value="2027968" calcext:value-type="float">
            <text:p>2027968</text:p>
          </table:table-cell>
          <table:table-cell office:value-type="float" office:value="334736" calcext:value-type="float">
            <text:p>334736</text:p>
          </table:table-cell>
          <table:table-cell office:value-type="float" office:value="311544" calcext:value-type="float">
            <text:p>311544</text:p>
          </table:table-cell>
          <table:table-cell office:value-type="float" office:value="169280" calcext:value-type="float">
            <text:p>169280</text:p>
          </table:table-cell>
          <table:table-cell office:value-type="float" office:value="151472" calcext:value-type="float">
            <text:p>151472</text:p>
          </table:table-cell>
          <table:table-cell office:value-type="float" office:value="2584696" calcext:value-type="float">
            <text:p>2584696</text:p>
          </table:table-cell>
          <table:table-cell office:value-type="float" office:value="385080" calcext:value-type="float">
            <text:p>385080</text:p>
          </table:table-cell>
          <table:table-cell office:value-type="float" office:value="338072" calcext:value-type="float">
            <text:p>338072</text:p>
          </table:table-cell>
          <table:table-cell office:value-type="float" office:value="153192" calcext:value-type="float">
            <text:p>1531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0720" calcext:value-type="float">
            <text:p>170720</text:p>
          </table:table-cell>
          <table:table-cell office:value-type="float" office:value="2028384" calcext:value-type="float">
            <text:p>2028384</text:p>
          </table:table-cell>
          <table:table-cell office:value-type="float" office:value="335056" calcext:value-type="float">
            <text:p>335056</text:p>
          </table:table-cell>
          <table:table-cell office:value-type="float" office:value="312528" calcext:value-type="float">
            <text:p>312528</text:p>
          </table:table-cell>
          <table:table-cell office:value-type="float" office:value="169304" calcext:value-type="float">
            <text:p>169304</text:p>
          </table:table-cell>
          <table:table-cell office:value-type="float" office:value="151480" calcext:value-type="float">
            <text:p>151480</text:p>
          </table:table-cell>
          <table:table-cell office:value-type="float" office:value="2584784" calcext:value-type="float">
            <text:p>2584784</text:p>
          </table:table-cell>
          <table:table-cell office:value-type="float" office:value="385096" calcext:value-type="float">
            <text:p>385096</text:p>
          </table:table-cell>
          <table:table-cell office:value-type="float" office:value="338080" calcext:value-type="float">
            <text:p>338080</text:p>
          </table:table-cell>
          <table:table-cell office:value-type="float" office:value="153232" calcext:value-type="float">
            <text:p>1532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0744" calcext:value-type="float">
            <text:p>170744</text:p>
          </table:table-cell>
          <table:table-cell office:value-type="float" office:value="2029200" calcext:value-type="float">
            <text:p>2029200</text:p>
          </table:table-cell>
          <table:table-cell office:value-type="float" office:value="335064" calcext:value-type="float">
            <text:p>335064</text:p>
          </table:table-cell>
          <table:table-cell office:value-type="float" office:value="312656" calcext:value-type="float">
            <text:p>312656</text:p>
          </table:table-cell>
          <table:table-cell office:value-type="float" office:value="169400" calcext:value-type="float">
            <text:p>169400</text:p>
          </table:table-cell>
          <table:table-cell office:value-type="float" office:value="151480" calcext:value-type="float">
            <text:p>151480</text:p>
          </table:table-cell>
          <table:table-cell office:value-type="float" office:value="2584840" calcext:value-type="float">
            <text:p>2584840</text:p>
          </table:table-cell>
          <table:table-cell office:value-type="float" office:value="385096" calcext:value-type="float">
            <text:p>385096</text:p>
          </table:table-cell>
          <table:table-cell office:value-type="float" office:value="338096" calcext:value-type="float">
            <text:p>338096</text:p>
          </table:table-cell>
          <table:table-cell office:value-type="float" office:value="153248" calcext:value-type="float">
            <text:p>1532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0784" calcext:value-type="float">
            <text:p>170784</text:p>
          </table:table-cell>
          <table:table-cell office:value-type="float" office:value="2029432" calcext:value-type="float">
            <text:p>2029432</text:p>
          </table:table-cell>
          <table:table-cell office:value-type="float" office:value="335096" calcext:value-type="float">
            <text:p>335096</text:p>
          </table:table-cell>
          <table:table-cell office:value-type="float" office:value="313280" calcext:value-type="float">
            <text:p>313280</text:p>
          </table:table-cell>
          <table:table-cell office:value-type="float" office:value="169488" calcext:value-type="float">
            <text:p>169488</text:p>
          </table:table-cell>
          <table:table-cell office:value-type="float" office:value="151488" calcext:value-type="float">
            <text:p>151488</text:p>
          </table:table-cell>
          <table:table-cell office:value-type="float" office:value="2584856" calcext:value-type="float">
            <text:p>2584856</text:p>
          </table:table-cell>
          <table:table-cell office:value-type="float" office:value="385112" calcext:value-type="float">
            <text:p>385112</text:p>
          </table:table-cell>
          <table:table-cell office:value-type="float" office:value="338096" calcext:value-type="float">
            <text:p>338096</text:p>
          </table:table-cell>
          <table:table-cell office:value-type="float" office:value="153248" calcext:value-type="float">
            <text:p>1532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1040" calcext:value-type="float">
            <text:p>171040</text:p>
          </table:table-cell>
          <table:table-cell office:value-type="float" office:value="2029888" calcext:value-type="float">
            <text:p>2029888</text:p>
          </table:table-cell>
          <table:table-cell office:value-type="float" office:value="335216" calcext:value-type="float">
            <text:p>335216</text:p>
          </table:table-cell>
          <table:table-cell office:value-type="float" office:value="314312" calcext:value-type="float">
            <text:p>314312</text:p>
          </table:table-cell>
          <table:table-cell office:value-type="float" office:value="169504" calcext:value-type="float">
            <text:p>169504</text:p>
          </table:table-cell>
          <table:table-cell office:value-type="float" office:value="151496" calcext:value-type="float">
            <text:p>151496</text:p>
          </table:table-cell>
          <table:table-cell office:value-type="float" office:value="2584864" calcext:value-type="float">
            <text:p>2584864</text:p>
          </table:table-cell>
          <table:table-cell office:value-type="float" office:value="385144" calcext:value-type="float">
            <text:p>385144</text:p>
          </table:table-cell>
          <table:table-cell office:value-type="float" office:value="338096" calcext:value-type="float">
            <text:p>338096</text:p>
          </table:table-cell>
          <table:table-cell office:value-type="float" office:value="153272" calcext:value-type="float">
            <text:p>1532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1112" calcext:value-type="float">
            <text:p>171112</text:p>
          </table:table-cell>
          <table:table-cell office:value-type="float" office:value="2033128" calcext:value-type="float">
            <text:p>2033128</text:p>
          </table:table-cell>
          <table:table-cell office:value-type="float" office:value="335576" calcext:value-type="float">
            <text:p>335576</text:p>
          </table:table-cell>
          <table:table-cell office:value-type="float" office:value="314496" calcext:value-type="float">
            <text:p>314496</text:p>
          </table:table-cell>
          <table:table-cell office:value-type="float" office:value="169592" calcext:value-type="float">
            <text:p>169592</text:p>
          </table:table-cell>
          <table:table-cell office:value-type="float" office:value="151504" calcext:value-type="float">
            <text:p>151504</text:p>
          </table:table-cell>
          <table:table-cell office:value-type="float" office:value="2584944" calcext:value-type="float">
            <text:p>2584944</text:p>
          </table:table-cell>
          <table:table-cell office:value-type="float" office:value="385152" calcext:value-type="float">
            <text:p>385152</text:p>
          </table:table-cell>
          <table:table-cell office:value-type="float" office:value="338112" calcext:value-type="float">
            <text:p>338112</text:p>
          </table:table-cell>
          <table:table-cell office:value-type="float" office:value="153272" calcext:value-type="float">
            <text:p>1532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1368" calcext:value-type="float">
            <text:p>171368</text:p>
          </table:table-cell>
          <table:table-cell office:value-type="float" office:value="2033376" calcext:value-type="float">
            <text:p>2033376</text:p>
          </table:table-cell>
          <table:table-cell office:value-type="float" office:value="335640" calcext:value-type="float">
            <text:p>335640</text:p>
          </table:table-cell>
          <table:table-cell office:value-type="float" office:value="314632" calcext:value-type="float">
            <text:p>314632</text:p>
          </table:table-cell>
          <table:table-cell office:value-type="float" office:value="169648" calcext:value-type="float">
            <text:p>169648</text:p>
          </table:table-cell>
          <table:table-cell office:value-type="float" office:value="151544" calcext:value-type="float">
            <text:p>151544</text:p>
          </table:table-cell>
          <table:table-cell office:value-type="float" office:value="2585112" calcext:value-type="float">
            <text:p>2585112</text:p>
          </table:table-cell>
          <table:table-cell office:value-type="float" office:value="385160" calcext:value-type="float">
            <text:p>385160</text:p>
          </table:table-cell>
          <table:table-cell office:value-type="float" office:value="338136" calcext:value-type="float">
            <text:p>338136</text:p>
          </table:table-cell>
          <table:table-cell office:value-type="float" office:value="153280" calcext:value-type="float">
            <text:p>1532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1568" calcext:value-type="float">
            <text:p>171568</text:p>
          </table:table-cell>
          <table:table-cell office:value-type="float" office:value="2033408" calcext:value-type="float">
            <text:p>2033408</text:p>
          </table:table-cell>
          <table:table-cell office:value-type="float" office:value="335712" calcext:value-type="float">
            <text:p>335712</text:p>
          </table:table-cell>
          <table:table-cell office:value-type="float" office:value="314752" calcext:value-type="float">
            <text:p>314752</text:p>
          </table:table-cell>
          <table:table-cell office:value-type="float" office:value="169656" calcext:value-type="float">
            <text:p>169656</text:p>
          </table:table-cell>
          <table:table-cell office:value-type="float" office:value="151552" calcext:value-type="float">
            <text:p>151552</text:p>
          </table:table-cell>
          <table:table-cell office:value-type="float" office:value="2585272" calcext:value-type="float">
            <text:p>2585272</text:p>
          </table:table-cell>
          <table:table-cell office:value-type="float" office:value="385168" calcext:value-type="float">
            <text:p>385168</text:p>
          </table:table-cell>
          <table:table-cell office:value-type="float" office:value="338152" calcext:value-type="float">
            <text:p>338152</text:p>
          </table:table-cell>
          <table:table-cell office:value-type="float" office:value="153328" calcext:value-type="float">
            <text:p>1533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1896" calcext:value-type="float">
            <text:p>171896</text:p>
          </table:table-cell>
          <table:table-cell office:value-type="float" office:value="2033552" calcext:value-type="float">
            <text:p>2033552</text:p>
          </table:table-cell>
          <table:table-cell office:value-type="float" office:value="335920" calcext:value-type="float">
            <text:p>335920</text:p>
          </table:table-cell>
          <table:table-cell office:value-type="float" office:value="315008" calcext:value-type="float">
            <text:p>315008</text:p>
          </table:table-cell>
          <table:table-cell office:value-type="float" office:value="169712" calcext:value-type="float">
            <text:p>169712</text:p>
          </table:table-cell>
          <table:table-cell office:value-type="float" office:value="151560" calcext:value-type="float">
            <text:p>151560</text:p>
          </table:table-cell>
          <table:table-cell office:value-type="float" office:value="2585568" calcext:value-type="float">
            <text:p>2585568</text:p>
          </table:table-cell>
          <table:table-cell office:value-type="float" office:value="385176" calcext:value-type="float">
            <text:p>385176</text:p>
          </table:table-cell>
          <table:table-cell office:value-type="float" office:value="338168" calcext:value-type="float">
            <text:p>338168</text:p>
          </table:table-cell>
          <table:table-cell office:value-type="float" office:value="153328" calcext:value-type="float">
            <text:p>1533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1992" calcext:value-type="float">
            <text:p>171992</text:p>
          </table:table-cell>
          <table:table-cell office:value-type="float" office:value="2033976" calcext:value-type="float">
            <text:p>2033976</text:p>
          </table:table-cell>
          <table:table-cell office:value-type="float" office:value="335952" calcext:value-type="float">
            <text:p>335952</text:p>
          </table:table-cell>
          <table:table-cell office:value-type="float" office:value="315184" calcext:value-type="float">
            <text:p>315184</text:p>
          </table:table-cell>
          <table:table-cell office:value-type="float" office:value="169912" calcext:value-type="float">
            <text:p>169912</text:p>
          </table:table-cell>
          <table:table-cell office:value-type="float" office:value="151560" calcext:value-type="float">
            <text:p>151560</text:p>
          </table:table-cell>
          <table:table-cell office:value-type="float" office:value="2585656" calcext:value-type="float">
            <text:p>2585656</text:p>
          </table:table-cell>
          <table:table-cell office:value-type="float" office:value="385192" calcext:value-type="float">
            <text:p>385192</text:p>
          </table:table-cell>
          <table:table-cell office:value-type="float" office:value="338184" calcext:value-type="float">
            <text:p>338184</text:p>
          </table:table-cell>
          <table:table-cell office:value-type="float" office:value="153360" calcext:value-type="float">
            <text:p>1533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2472" calcext:value-type="float">
            <text:p>172472</text:p>
          </table:table-cell>
          <table:table-cell office:value-type="float" office:value="2034304" calcext:value-type="float">
            <text:p>2034304</text:p>
          </table:table-cell>
          <table:table-cell office:value-type="float" office:value="336328" calcext:value-type="float">
            <text:p>336328</text:p>
          </table:table-cell>
          <table:table-cell office:value-type="float" office:value="315336" calcext:value-type="float">
            <text:p>315336</text:p>
          </table:table-cell>
          <table:table-cell office:value-type="float" office:value="169984" calcext:value-type="float">
            <text:p>169984</text:p>
          </table:table-cell>
          <table:table-cell office:value-type="float" office:value="151568" calcext:value-type="float">
            <text:p>151568</text:p>
          </table:table-cell>
          <table:table-cell office:value-type="float" office:value="2585912" calcext:value-type="float">
            <text:p>2585912</text:p>
          </table:table-cell>
          <table:table-cell office:value-type="float" office:value="385200" calcext:value-type="float">
            <text:p>385200</text:p>
          </table:table-cell>
          <table:table-cell office:value-type="float" office:value="338200" calcext:value-type="float">
            <text:p>338200</text:p>
          </table:table-cell>
          <table:table-cell office:value-type="float" office:value="153368" calcext:value-type="float">
            <text:p>1533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2480" calcext:value-type="float">
            <text:p>172480</text:p>
          </table:table-cell>
          <table:table-cell office:value-type="float" office:value="2034576" calcext:value-type="float">
            <text:p>2034576</text:p>
          </table:table-cell>
          <table:table-cell office:value-type="float" office:value="336368" calcext:value-type="float">
            <text:p>336368</text:p>
          </table:table-cell>
          <table:table-cell office:value-type="float" office:value="315392" calcext:value-type="float">
            <text:p>315392</text:p>
          </table:table-cell>
          <table:table-cell office:value-type="float" office:value="170080" calcext:value-type="float">
            <text:p>170080</text:p>
          </table:table-cell>
          <table:table-cell office:value-type="float" office:value="151576" calcext:value-type="float">
            <text:p>151576</text:p>
          </table:table-cell>
          <table:table-cell office:value-type="float" office:value="2585920" calcext:value-type="float">
            <text:p>2585920</text:p>
          </table:table-cell>
          <table:table-cell office:value-type="float" office:value="385208" calcext:value-type="float">
            <text:p>385208</text:p>
          </table:table-cell>
          <table:table-cell office:value-type="float" office:value="338208" calcext:value-type="float">
            <text:p>338208</text:p>
          </table:table-cell>
          <table:table-cell office:value-type="float" office:value="153368" calcext:value-type="float">
            <text:p>1533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2592" calcext:value-type="float">
            <text:p>172592</text:p>
          </table:table-cell>
          <table:table-cell office:value-type="float" office:value="2034608" calcext:value-type="float">
            <text:p>2034608</text:p>
          </table:table-cell>
          <table:table-cell office:value-type="float" office:value="336696" calcext:value-type="float">
            <text:p>336696</text:p>
          </table:table-cell>
          <table:table-cell office:value-type="float" office:value="315568" calcext:value-type="float">
            <text:p>315568</text:p>
          </table:table-cell>
          <table:table-cell office:value-type="float" office:value="170200" calcext:value-type="float">
            <text:p>170200</text:p>
          </table:table-cell>
          <table:table-cell office:value-type="float" office:value="151584" calcext:value-type="float">
            <text:p>151584</text:p>
          </table:table-cell>
          <table:table-cell office:value-type="float" office:value="2586056" calcext:value-type="float">
            <text:p>2586056</text:p>
          </table:table-cell>
          <table:table-cell office:value-type="float" office:value="385216" calcext:value-type="float">
            <text:p>385216</text:p>
          </table:table-cell>
          <table:table-cell office:value-type="float" office:value="338216" calcext:value-type="float">
            <text:p>338216</text:p>
          </table:table-cell>
          <table:table-cell office:value-type="float" office:value="153392" calcext:value-type="float">
            <text:p>1533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2864" calcext:value-type="float">
            <text:p>172864</text:p>
          </table:table-cell>
          <table:table-cell office:value-type="float" office:value="2035704" calcext:value-type="float">
            <text:p>2035704</text:p>
          </table:table-cell>
          <table:table-cell office:value-type="float" office:value="336784" calcext:value-type="float">
            <text:p>336784</text:p>
          </table:table-cell>
          <table:table-cell office:value-type="float" office:value="315576" calcext:value-type="float">
            <text:p>315576</text:p>
          </table:table-cell>
          <table:table-cell office:value-type="float" office:value="170368" calcext:value-type="float">
            <text:p>170368</text:p>
          </table:table-cell>
          <table:table-cell office:value-type="float" office:value="151592" calcext:value-type="float">
            <text:p>151592</text:p>
          </table:table-cell>
          <table:table-cell office:value-type="float" office:value="2586280" calcext:value-type="float">
            <text:p>2586280</text:p>
          </table:table-cell>
          <table:table-cell office:value-type="float" office:value="385232" calcext:value-type="float">
            <text:p>385232</text:p>
          </table:table-cell>
          <table:table-cell office:value-type="float" office:value="338232" calcext:value-type="float">
            <text:p>338232</text:p>
          </table:table-cell>
          <table:table-cell office:value-type="float" office:value="153424" calcext:value-type="float">
            <text:p>1534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2872" calcext:value-type="float">
            <text:p>172872</text:p>
          </table:table-cell>
          <table:table-cell office:value-type="float" office:value="2036616" calcext:value-type="float">
            <text:p>2036616</text:p>
          </table:table-cell>
          <table:table-cell office:value-type="float" office:value="337736" calcext:value-type="float">
            <text:p>337736</text:p>
          </table:table-cell>
          <table:table-cell office:value-type="float" office:value="315600" calcext:value-type="float">
            <text:p>315600</text:p>
          </table:table-cell>
          <table:table-cell office:value-type="float" office:value="170408" calcext:value-type="float">
            <text:p>170408</text:p>
          </table:table-cell>
          <table:table-cell office:value-type="float" office:value="151648" calcext:value-type="float">
            <text:p>151648</text:p>
          </table:table-cell>
          <table:table-cell office:value-type="float" office:value="2586408" calcext:value-type="float">
            <text:p>2586408</text:p>
          </table:table-cell>
          <table:table-cell office:value-type="float" office:value="385256" calcext:value-type="float">
            <text:p>385256</text:p>
          </table:table-cell>
          <table:table-cell office:value-type="float" office:value="338240" calcext:value-type="float">
            <text:p>338240</text:p>
          </table:table-cell>
          <table:table-cell office:value-type="float" office:value="153440" calcext:value-type="float">
            <text:p>1534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3104" calcext:value-type="float">
            <text:p>173104</text:p>
          </table:table-cell>
          <table:table-cell office:value-type="float" office:value="2037080" calcext:value-type="float">
            <text:p>2037080</text:p>
          </table:table-cell>
          <table:table-cell office:value-type="float" office:value="338272" calcext:value-type="float">
            <text:p>338272</text:p>
          </table:table-cell>
          <table:table-cell office:value-type="float" office:value="315768" calcext:value-type="float">
            <text:p>315768</text:p>
          </table:table-cell>
          <table:table-cell office:value-type="float" office:value="170616" calcext:value-type="float">
            <text:p>170616</text:p>
          </table:table-cell>
          <table:table-cell office:value-type="float" office:value="151648" calcext:value-type="float">
            <text:p>151648</text:p>
          </table:table-cell>
          <table:table-cell office:value-type="float" office:value="2586744" calcext:value-type="float">
            <text:p>2586744</text:p>
          </table:table-cell>
          <table:table-cell office:value-type="float" office:value="385256" calcext:value-type="float">
            <text:p>385256</text:p>
          </table:table-cell>
          <table:table-cell office:value-type="float" office:value="338248" calcext:value-type="float">
            <text:p>338248</text:p>
          </table:table-cell>
          <table:table-cell office:value-type="float" office:value="153440" calcext:value-type="float">
            <text:p>1534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3592" calcext:value-type="float">
            <text:p>173592</text:p>
          </table:table-cell>
          <table:table-cell office:value-type="float" office:value="2037352" calcext:value-type="float">
            <text:p>2037352</text:p>
          </table:table-cell>
          <table:table-cell office:value-type="float" office:value="338312" calcext:value-type="float">
            <text:p>338312</text:p>
          </table:table-cell>
          <table:table-cell office:value-type="float" office:value="315848" calcext:value-type="float">
            <text:p>315848</text:p>
          </table:table-cell>
          <table:table-cell office:value-type="float" office:value="170640" calcext:value-type="float">
            <text:p>170640</text:p>
          </table:table-cell>
          <table:table-cell office:value-type="float" office:value="151672" calcext:value-type="float">
            <text:p>151672</text:p>
          </table:table-cell>
          <table:table-cell office:value-type="float" office:value="2586896" calcext:value-type="float">
            <text:p>2586896</text:p>
          </table:table-cell>
          <table:table-cell office:value-type="float" office:value="385256" calcext:value-type="float">
            <text:p>385256</text:p>
          </table:table-cell>
          <table:table-cell office:value-type="float" office:value="338248" calcext:value-type="float">
            <text:p>338248</text:p>
          </table:table-cell>
          <table:table-cell office:value-type="float" office:value="153480" calcext:value-type="float">
            <text:p>1534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3816" calcext:value-type="float">
            <text:p>173816</text:p>
          </table:table-cell>
          <table:table-cell office:value-type="float" office:value="2037792" calcext:value-type="float">
            <text:p>2037792</text:p>
          </table:table-cell>
          <table:table-cell office:value-type="float" office:value="338336" calcext:value-type="float">
            <text:p>338336</text:p>
          </table:table-cell>
          <table:table-cell office:value-type="float" office:value="316312" calcext:value-type="float">
            <text:p>316312</text:p>
          </table:table-cell>
          <table:table-cell office:value-type="float" office:value="170736" calcext:value-type="float">
            <text:p>170736</text:p>
          </table:table-cell>
          <table:table-cell office:value-type="float" office:value="151688" calcext:value-type="float">
            <text:p>151688</text:p>
          </table:table-cell>
          <table:table-cell office:value-type="float" office:value="2586992" calcext:value-type="float">
            <text:p>2586992</text:p>
          </table:table-cell>
          <table:table-cell office:value-type="float" office:value="385272" calcext:value-type="float">
            <text:p>385272</text:p>
          </table:table-cell>
          <table:table-cell office:value-type="float" office:value="338264" calcext:value-type="float">
            <text:p>338264</text:p>
          </table:table-cell>
          <table:table-cell office:value-type="float" office:value="153480" calcext:value-type="float">
            <text:p>1534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4216" calcext:value-type="float">
            <text:p>174216</text:p>
          </table:table-cell>
          <table:table-cell office:value-type="float" office:value="2039200" calcext:value-type="float">
            <text:p>2039200</text:p>
          </table:table-cell>
          <table:table-cell office:value-type="float" office:value="339008" calcext:value-type="float">
            <text:p>339008</text:p>
          </table:table-cell>
          <table:table-cell office:value-type="float" office:value="316368" calcext:value-type="float">
            <text:p>316368</text:p>
          </table:table-cell>
          <table:table-cell office:value-type="float" office:value="170752" calcext:value-type="float">
            <text:p>170752</text:p>
          </table:table-cell>
          <table:table-cell office:value-type="float" office:value="151704" calcext:value-type="float">
            <text:p>151704</text:p>
          </table:table-cell>
          <table:table-cell office:value-type="float" office:value="2587144" calcext:value-type="float">
            <text:p>2587144</text:p>
          </table:table-cell>
          <table:table-cell office:value-type="float" office:value="385296" calcext:value-type="float">
            <text:p>385296</text:p>
          </table:table-cell>
          <table:table-cell office:value-type="float" office:value="338264" calcext:value-type="float">
            <text:p>338264</text:p>
          </table:table-cell>
          <table:table-cell office:value-type="float" office:value="153504" calcext:value-type="float">
            <text:p>1535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5184" calcext:value-type="float">
            <text:p>175184</text:p>
          </table:table-cell>
          <table:table-cell office:value-type="float" office:value="2040824" calcext:value-type="float">
            <text:p>2040824</text:p>
          </table:table-cell>
          <table:table-cell office:value-type="float" office:value="339192" calcext:value-type="float">
            <text:p>339192</text:p>
          </table:table-cell>
          <table:table-cell office:value-type="float" office:value="316376" calcext:value-type="float">
            <text:p>316376</text:p>
          </table:table-cell>
          <table:table-cell office:value-type="float" office:value="170776" calcext:value-type="float">
            <text:p>170776</text:p>
          </table:table-cell>
          <table:table-cell office:value-type="float" office:value="151752" calcext:value-type="float">
            <text:p>151752</text:p>
          </table:table-cell>
          <table:table-cell office:value-type="float" office:value="2587432" calcext:value-type="float">
            <text:p>2587432</text:p>
          </table:table-cell>
          <table:table-cell office:value-type="float" office:value="385312" calcext:value-type="float">
            <text:p>385312</text:p>
          </table:table-cell>
          <table:table-cell office:value-type="float" office:value="338280" calcext:value-type="float">
            <text:p>338280</text:p>
          </table:table-cell>
          <table:table-cell office:value-type="float" office:value="153576" calcext:value-type="float">
            <text:p>1535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5304" calcext:value-type="float">
            <text:p>175304</text:p>
          </table:table-cell>
          <table:table-cell office:value-type="float" office:value="2043976" calcext:value-type="float">
            <text:p>2043976</text:p>
          </table:table-cell>
          <table:table-cell office:value-type="float" office:value="339424" calcext:value-type="float">
            <text:p>339424</text:p>
          </table:table-cell>
          <table:table-cell office:value-type="float" office:value="316408" calcext:value-type="float">
            <text:p>316408</text:p>
          </table:table-cell>
          <table:table-cell office:value-type="float" office:value="170832" calcext:value-type="float">
            <text:p>170832</text:p>
          </table:table-cell>
          <table:table-cell office:value-type="float" office:value="151760" calcext:value-type="float">
            <text:p>151760</text:p>
          </table:table-cell>
          <table:table-cell office:value-type="float" office:value="2587648" calcext:value-type="float">
            <text:p>2587648</text:p>
          </table:table-cell>
          <table:table-cell office:value-type="float" office:value="385320" calcext:value-type="float">
            <text:p>385320</text:p>
          </table:table-cell>
          <table:table-cell office:value-type="float" office:value="338304" calcext:value-type="float">
            <text:p>338304</text:p>
          </table:table-cell>
          <table:table-cell office:value-type="float" office:value="153640" calcext:value-type="float">
            <text:p>1536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5424" calcext:value-type="float">
            <text:p>175424</text:p>
          </table:table-cell>
          <table:table-cell office:value-type="float" office:value="2044192" calcext:value-type="float">
            <text:p>2044192</text:p>
          </table:table-cell>
          <table:table-cell office:value-type="float" office:value="339520" calcext:value-type="float">
            <text:p>339520</text:p>
          </table:table-cell>
          <table:table-cell office:value-type="float" office:value="316648" calcext:value-type="float">
            <text:p>316648</text:p>
          </table:table-cell>
          <table:table-cell office:value-type="float" office:value="170888" calcext:value-type="float">
            <text:p>170888</text:p>
          </table:table-cell>
          <table:table-cell office:value-type="float" office:value="151792" calcext:value-type="float">
            <text:p>151792</text:p>
          </table:table-cell>
          <table:table-cell office:value-type="float" office:value="2587816" calcext:value-type="float">
            <text:p>2587816</text:p>
          </table:table-cell>
          <table:table-cell office:value-type="float" office:value="385320" calcext:value-type="float">
            <text:p>385320</text:p>
          </table:table-cell>
          <table:table-cell office:value-type="float" office:value="338336" calcext:value-type="float">
            <text:p>338336</text:p>
          </table:table-cell>
          <table:table-cell office:value-type="float" office:value="153656" calcext:value-type="float">
            <text:p>1536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5448" calcext:value-type="float">
            <text:p>175448</text:p>
          </table:table-cell>
          <table:table-cell office:value-type="float" office:value="2044312" calcext:value-type="float">
            <text:p>2044312</text:p>
          </table:table-cell>
          <table:table-cell office:value-type="float" office:value="339856" calcext:value-type="float">
            <text:p>339856</text:p>
          </table:table-cell>
          <table:table-cell office:value-type="float" office:value="316704" calcext:value-type="float">
            <text:p>316704</text:p>
          </table:table-cell>
          <table:table-cell office:value-type="float" office:value="171136" calcext:value-type="float">
            <text:p>171136</text:p>
          </table:table-cell>
          <table:table-cell office:value-type="float" office:value="151792" calcext:value-type="float">
            <text:p>151792</text:p>
          </table:table-cell>
          <table:table-cell office:value-type="float" office:value="2588080" calcext:value-type="float">
            <text:p>2588080</text:p>
          </table:table-cell>
          <table:table-cell office:value-type="float" office:value="385328" calcext:value-type="float">
            <text:p>385328</text:p>
          </table:table-cell>
          <table:table-cell office:value-type="float" office:value="338352" calcext:value-type="float">
            <text:p>338352</text:p>
          </table:table-cell>
          <table:table-cell office:value-type="float" office:value="153672" calcext:value-type="float">
            <text:p>153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5504" calcext:value-type="float">
            <text:p>175504</text:p>
          </table:table-cell>
          <table:table-cell office:value-type="float" office:value="2044840" calcext:value-type="float">
            <text:p>2044840</text:p>
          </table:table-cell>
          <table:table-cell office:value-type="float" office:value="339952" calcext:value-type="float">
            <text:p>339952</text:p>
          </table:table-cell>
          <table:table-cell office:value-type="float" office:value="316744" calcext:value-type="float">
            <text:p>316744</text:p>
          </table:table-cell>
          <table:table-cell office:value-type="float" office:value="171144" calcext:value-type="float">
            <text:p>171144</text:p>
          </table:table-cell>
          <table:table-cell office:value-type="float" office:value="151800" calcext:value-type="float">
            <text:p>151800</text:p>
          </table:table-cell>
          <table:table-cell office:value-type="float" office:value="2588696" calcext:value-type="float">
            <text:p>2588696</text:p>
          </table:table-cell>
          <table:table-cell office:value-type="float" office:value="385336" calcext:value-type="float">
            <text:p>385336</text:p>
          </table:table-cell>
          <table:table-cell office:value-type="float" office:value="338360" calcext:value-type="float">
            <text:p>338360</text:p>
          </table:table-cell>
          <table:table-cell office:value-type="float" office:value="153720" calcext:value-type="float">
            <text:p>1537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5664" calcext:value-type="float">
            <text:p>175664</text:p>
          </table:table-cell>
          <table:table-cell office:value-type="float" office:value="2045912" calcext:value-type="float">
            <text:p>2045912</text:p>
          </table:table-cell>
          <table:table-cell office:value-type="float" office:value="339968" calcext:value-type="float">
            <text:p>339968</text:p>
          </table:table-cell>
          <table:table-cell office:value-type="float" office:value="316888" calcext:value-type="float">
            <text:p>316888</text:p>
          </table:table-cell>
          <table:table-cell office:value-type="float" office:value="171320" calcext:value-type="float">
            <text:p>171320</text:p>
          </table:table-cell>
          <table:table-cell office:value-type="float" office:value="151808" calcext:value-type="float">
            <text:p>151808</text:p>
          </table:table-cell>
          <table:table-cell office:value-type="float" office:value="2588712" calcext:value-type="float">
            <text:p>2588712</text:p>
          </table:table-cell>
          <table:table-cell office:value-type="float" office:value="385344" calcext:value-type="float">
            <text:p>385344</text:p>
          </table:table-cell>
          <table:table-cell office:value-type="float" office:value="338368" calcext:value-type="float">
            <text:p>338368</text:p>
          </table:table-cell>
          <table:table-cell office:value-type="float" office:value="153776" calcext:value-type="float">
            <text:p>1537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5992" calcext:value-type="float">
            <text:p>175992</text:p>
          </table:table-cell>
          <table:table-cell office:value-type="float" office:value="2046336" calcext:value-type="float">
            <text:p>2046336</text:p>
          </table:table-cell>
          <table:table-cell office:value-type="float" office:value="340264" calcext:value-type="float">
            <text:p>340264</text:p>
          </table:table-cell>
          <table:table-cell office:value-type="float" office:value="316936" calcext:value-type="float">
            <text:p>316936</text:p>
          </table:table-cell>
          <table:table-cell office:value-type="float" office:value="171472" calcext:value-type="float">
            <text:p>171472</text:p>
          </table:table-cell>
          <table:table-cell office:value-type="float" office:value="151840" calcext:value-type="float">
            <text:p>151840</text:p>
          </table:table-cell>
          <table:table-cell office:value-type="float" office:value="2588888" calcext:value-type="float">
            <text:p>2588888</text:p>
          </table:table-cell>
          <table:table-cell office:value-type="float" office:value="385352" calcext:value-type="float">
            <text:p>385352</text:p>
          </table:table-cell>
          <table:table-cell office:value-type="float" office:value="338368" calcext:value-type="float">
            <text:p>338368</text:p>
          </table:table-cell>
          <table:table-cell office:value-type="float" office:value="153784" calcext:value-type="float">
            <text:p>1537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6944" calcext:value-type="float">
            <text:p>176944</text:p>
          </table:table-cell>
          <table:table-cell office:value-type="float" office:value="2046872" calcext:value-type="float">
            <text:p>2046872</text:p>
          </table:table-cell>
          <table:table-cell office:value-type="float" office:value="340560" calcext:value-type="float">
            <text:p>340560</text:p>
          </table:table-cell>
          <table:table-cell office:value-type="float" office:value="316952" calcext:value-type="float">
            <text:p>316952</text:p>
          </table:table-cell>
          <table:table-cell office:value-type="float" office:value="171576" calcext:value-type="float">
            <text:p>171576</text:p>
          </table:table-cell>
          <table:table-cell office:value-type="float" office:value="151840" calcext:value-type="float">
            <text:p>151840</text:p>
          </table:table-cell>
          <table:table-cell office:value-type="float" office:value="2589456" calcext:value-type="float">
            <text:p>2589456</text:p>
          </table:table-cell>
          <table:table-cell office:value-type="float" office:value="385360" calcext:value-type="float">
            <text:p>385360</text:p>
          </table:table-cell>
          <table:table-cell office:value-type="float" office:value="338376" calcext:value-type="float">
            <text:p>338376</text:p>
          </table:table-cell>
          <table:table-cell office:value-type="float" office:value="153848" calcext:value-type="float">
            <text:p>1538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7064" calcext:value-type="float">
            <text:p>177064</text:p>
          </table:table-cell>
          <table:table-cell office:value-type="float" office:value="2047128" calcext:value-type="float">
            <text:p>2047128</text:p>
          </table:table-cell>
          <table:table-cell office:value-type="float" office:value="340600" calcext:value-type="float">
            <text:p>340600</text:p>
          </table:table-cell>
          <table:table-cell office:value-type="float" office:value="316960" calcext:value-type="float">
            <text:p>316960</text:p>
          </table:table-cell>
          <table:table-cell office:value-type="float" office:value="171624" calcext:value-type="float">
            <text:p>171624</text:p>
          </table:table-cell>
          <table:table-cell office:value-type="float" office:value="151872" calcext:value-type="float">
            <text:p>151872</text:p>
          </table:table-cell>
          <table:table-cell office:value-type="float" office:value="2589624" calcext:value-type="float">
            <text:p>2589624</text:p>
          </table:table-cell>
          <table:table-cell office:value-type="float" office:value="385392" calcext:value-type="float">
            <text:p>385392</text:p>
          </table:table-cell>
          <table:table-cell office:value-type="float" office:value="338392" calcext:value-type="float">
            <text:p>338392</text:p>
          </table:table-cell>
          <table:table-cell office:value-type="float" office:value="153864" calcext:value-type="float">
            <text:p>1538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7768" calcext:value-type="float">
            <text:p>177768</text:p>
          </table:table-cell>
          <table:table-cell office:value-type="float" office:value="2047720" calcext:value-type="float">
            <text:p>2047720</text:p>
          </table:table-cell>
          <table:table-cell office:value-type="float" office:value="340816" calcext:value-type="float">
            <text:p>340816</text:p>
          </table:table-cell>
          <table:table-cell office:value-type="float" office:value="316968" calcext:value-type="float">
            <text:p>316968</text:p>
          </table:table-cell>
          <table:table-cell office:value-type="float" office:value="171656" calcext:value-type="float">
            <text:p>171656</text:p>
          </table:table-cell>
          <table:table-cell office:value-type="float" office:value="151888" calcext:value-type="float">
            <text:p>151888</text:p>
          </table:table-cell>
          <table:table-cell office:value-type="float" office:value="2590888" calcext:value-type="float">
            <text:p>2590888</text:p>
          </table:table-cell>
          <table:table-cell office:value-type="float" office:value="385400" calcext:value-type="float">
            <text:p>385400</text:p>
          </table:table-cell>
          <table:table-cell office:value-type="float" office:value="338408" calcext:value-type="float">
            <text:p>338408</text:p>
          </table:table-cell>
          <table:table-cell office:value-type="float" office:value="154008" calcext:value-type="float">
            <text:p>1540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8240" calcext:value-type="float">
            <text:p>178240</text:p>
          </table:table-cell>
          <table:table-cell office:value-type="float" office:value="2047872" calcext:value-type="float">
            <text:p>2047872</text:p>
          </table:table-cell>
          <table:table-cell office:value-type="float" office:value="341160" calcext:value-type="float">
            <text:p>341160</text:p>
          </table:table-cell>
          <table:table-cell office:value-type="float" office:value="316992" calcext:value-type="float">
            <text:p>316992</text:p>
          </table:table-cell>
          <table:table-cell office:value-type="float" office:value="171672" calcext:value-type="float">
            <text:p>171672</text:p>
          </table:table-cell>
          <table:table-cell office:value-type="float" office:value="151896" calcext:value-type="float">
            <text:p>151896</text:p>
          </table:table-cell>
          <table:table-cell office:value-type="float" office:value="2591232" calcext:value-type="float">
            <text:p>2591232</text:p>
          </table:table-cell>
          <table:table-cell office:value-type="float" office:value="385456" calcext:value-type="float">
            <text:p>385456</text:p>
          </table:table-cell>
          <table:table-cell office:value-type="float" office:value="338416" calcext:value-type="float">
            <text:p>338416</text:p>
          </table:table-cell>
          <table:table-cell office:value-type="float" office:value="154008" calcext:value-type="float">
            <text:p>1540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8352" calcext:value-type="float">
            <text:p>178352</text:p>
          </table:table-cell>
          <table:table-cell office:value-type="float" office:value="2048104" calcext:value-type="float">
            <text:p>2048104</text:p>
          </table:table-cell>
          <table:table-cell office:value-type="float" office:value="341168" calcext:value-type="float">
            <text:p>341168</text:p>
          </table:table-cell>
          <table:table-cell office:value-type="float" office:value="317104" calcext:value-type="float">
            <text:p>317104</text:p>
          </table:table-cell>
          <table:table-cell office:value-type="float" office:value="171944" calcext:value-type="float">
            <text:p>171944</text:p>
          </table:table-cell>
          <table:table-cell office:value-type="float" office:value="151920" calcext:value-type="float">
            <text:p>151920</text:p>
          </table:table-cell>
          <table:table-cell office:value-type="float" office:value="2591280" calcext:value-type="float">
            <text:p>2591280</text:p>
          </table:table-cell>
          <table:table-cell office:value-type="float" office:value="385480" calcext:value-type="float">
            <text:p>385480</text:p>
          </table:table-cell>
          <table:table-cell office:value-type="float" office:value="338424" calcext:value-type="float">
            <text:p>338424</text:p>
          </table:table-cell>
          <table:table-cell office:value-type="float" office:value="154080" calcext:value-type="float">
            <text:p>1540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8664" calcext:value-type="float">
            <text:p>178664</text:p>
          </table:table-cell>
          <table:table-cell office:value-type="float" office:value="2048880" calcext:value-type="float">
            <text:p>2048880</text:p>
          </table:table-cell>
          <table:table-cell office:value-type="float" office:value="341384" calcext:value-type="float">
            <text:p>341384</text:p>
          </table:table-cell>
          <table:table-cell office:value-type="float" office:value="317120" calcext:value-type="float">
            <text:p>317120</text:p>
          </table:table-cell>
          <table:table-cell office:value-type="float" office:value="172472" calcext:value-type="float">
            <text:p>172472</text:p>
          </table:table-cell>
          <table:table-cell office:value-type="float" office:value="151928" calcext:value-type="float">
            <text:p>151928</text:p>
          </table:table-cell>
          <table:table-cell office:value-type="float" office:value="2591304" calcext:value-type="float">
            <text:p>2591304</text:p>
          </table:table-cell>
          <table:table-cell office:value-type="float" office:value="385496" calcext:value-type="float">
            <text:p>385496</text:p>
          </table:table-cell>
          <table:table-cell office:value-type="float" office:value="338432" calcext:value-type="float">
            <text:p>338432</text:p>
          </table:table-cell>
          <table:table-cell office:value-type="float" office:value="154088" calcext:value-type="float">
            <text:p>1540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8696" calcext:value-type="float">
            <text:p>178696</text:p>
          </table:table-cell>
          <table:table-cell office:value-type="float" office:value="2049096" calcext:value-type="float">
            <text:p>2049096</text:p>
          </table:table-cell>
          <table:table-cell office:value-type="float" office:value="341400" calcext:value-type="float">
            <text:p>341400</text:p>
          </table:table-cell>
          <table:table-cell office:value-type="float" office:value="317160" calcext:value-type="float">
            <text:p>317160</text:p>
          </table:table-cell>
          <table:table-cell office:value-type="float" office:value="172616" calcext:value-type="float">
            <text:p>172616</text:p>
          </table:table-cell>
          <table:table-cell office:value-type="float" office:value="151944" calcext:value-type="float">
            <text:p>151944</text:p>
          </table:table-cell>
          <table:table-cell office:value-type="float" office:value="2592328" calcext:value-type="float">
            <text:p>2592328</text:p>
          </table:table-cell>
          <table:table-cell office:value-type="float" office:value="385496" calcext:value-type="float">
            <text:p>385496</text:p>
          </table:table-cell>
          <table:table-cell office:value-type="float" office:value="338440" calcext:value-type="float">
            <text:p>338440</text:p>
          </table:table-cell>
          <table:table-cell office:value-type="float" office:value="154112" calcext:value-type="float">
            <text:p>1541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8720" calcext:value-type="float">
            <text:p>178720</text:p>
          </table:table-cell>
          <table:table-cell office:value-type="float" office:value="2049272" calcext:value-type="float">
            <text:p>2049272</text:p>
          </table:table-cell>
          <table:table-cell office:value-type="float" office:value="342088" calcext:value-type="float">
            <text:p>342088</text:p>
          </table:table-cell>
          <table:table-cell office:value-type="float" office:value="317272" calcext:value-type="float">
            <text:p>317272</text:p>
          </table:table-cell>
          <table:table-cell office:value-type="float" office:value="172632" calcext:value-type="float">
            <text:p>172632</text:p>
          </table:table-cell>
          <table:table-cell office:value-type="float" office:value="151968" calcext:value-type="float">
            <text:p>151968</text:p>
          </table:table-cell>
          <table:table-cell office:value-type="float" office:value="2593616" calcext:value-type="float">
            <text:p>2593616</text:p>
          </table:table-cell>
          <table:table-cell office:value-type="float" office:value="385512" calcext:value-type="float">
            <text:p>385512</text:p>
          </table:table-cell>
          <table:table-cell office:value-type="float" office:value="338464" calcext:value-type="float">
            <text:p>338464</text:p>
          </table:table-cell>
          <table:table-cell office:value-type="float" office:value="154128" calcext:value-type="float">
            <text:p>1541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8856" calcext:value-type="float">
            <text:p>178856</text:p>
          </table:table-cell>
          <table:table-cell office:value-type="float" office:value="2049480" calcext:value-type="float">
            <text:p>2049480</text:p>
          </table:table-cell>
          <table:table-cell office:value-type="float" office:value="342144" calcext:value-type="float">
            <text:p>342144</text:p>
          </table:table-cell>
          <table:table-cell office:value-type="float" office:value="317328" calcext:value-type="float">
            <text:p>317328</text:p>
          </table:table-cell>
          <table:table-cell office:value-type="float" office:value="172704" calcext:value-type="float">
            <text:p>172704</text:p>
          </table:table-cell>
          <table:table-cell office:value-type="float" office:value="152000" calcext:value-type="float">
            <text:p>152000</text:p>
          </table:table-cell>
          <table:table-cell office:value-type="float" office:value="2594208" calcext:value-type="float">
            <text:p>2594208</text:p>
          </table:table-cell>
          <table:table-cell office:value-type="float" office:value="385512" calcext:value-type="float">
            <text:p>385512</text:p>
          </table:table-cell>
          <table:table-cell office:value-type="float" office:value="338472" calcext:value-type="float">
            <text:p>338472</text:p>
          </table:table-cell>
          <table:table-cell office:value-type="float" office:value="154136" calcext:value-type="float">
            <text:p>1541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8936" calcext:value-type="float">
            <text:p>178936</text:p>
          </table:table-cell>
          <table:table-cell office:value-type="float" office:value="2050016" calcext:value-type="float">
            <text:p>2050016</text:p>
          </table:table-cell>
          <table:table-cell office:value-type="float" office:value="342368" calcext:value-type="float">
            <text:p>342368</text:p>
          </table:table-cell>
          <table:table-cell office:value-type="float" office:value="317504" calcext:value-type="float">
            <text:p>317504</text:p>
          </table:table-cell>
          <table:table-cell office:value-type="float" office:value="173120" calcext:value-type="float">
            <text:p>173120</text:p>
          </table:table-cell>
          <table:table-cell office:value-type="float" office:value="152032" calcext:value-type="float">
            <text:p>152032</text:p>
          </table:table-cell>
          <table:table-cell office:value-type="float" office:value="2594288" calcext:value-type="float">
            <text:p>2594288</text:p>
          </table:table-cell>
          <table:table-cell office:value-type="float" office:value="385528" calcext:value-type="float">
            <text:p>385528</text:p>
          </table:table-cell>
          <table:table-cell office:value-type="float" office:value="338488" calcext:value-type="float">
            <text:p>338488</text:p>
          </table:table-cell>
          <table:table-cell office:value-type="float" office:value="154136" calcext:value-type="float">
            <text:p>1541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000" calcext:value-type="float">
            <text:p>179000</text:p>
          </table:table-cell>
          <table:table-cell office:value-type="float" office:value="2050064" calcext:value-type="float">
            <text:p>2050064</text:p>
          </table:table-cell>
          <table:table-cell office:value-type="float" office:value="343144" calcext:value-type="float">
            <text:p>343144</text:p>
          </table:table-cell>
          <table:table-cell office:value-type="float" office:value="317544" calcext:value-type="float">
            <text:p>317544</text:p>
          </table:table-cell>
          <table:table-cell office:value-type="float" office:value="173200" calcext:value-type="float">
            <text:p>173200</text:p>
          </table:table-cell>
          <table:table-cell office:value-type="float" office:value="152080" calcext:value-type="float">
            <text:p>152080</text:p>
          </table:table-cell>
          <table:table-cell office:value-type="float" office:value="2594376" calcext:value-type="float">
            <text:p>2594376</text:p>
          </table:table-cell>
          <table:table-cell office:value-type="float" office:value="385536" calcext:value-type="float">
            <text:p>385536</text:p>
          </table:table-cell>
          <table:table-cell office:value-type="float" office:value="338488" calcext:value-type="float">
            <text:p>338488</text:p>
          </table:table-cell>
          <table:table-cell office:value-type="float" office:value="154144" calcext:value-type="float">
            <text:p>1541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112" calcext:value-type="float">
            <text:p>179112</text:p>
          </table:table-cell>
          <table:table-cell office:value-type="float" office:value="2050984" calcext:value-type="float">
            <text:p>2050984</text:p>
          </table:table-cell>
          <table:table-cell office:value-type="float" office:value="343248" calcext:value-type="float">
            <text:p>343248</text:p>
          </table:table-cell>
          <table:table-cell office:value-type="float" office:value="317576" calcext:value-type="float">
            <text:p>317576</text:p>
          </table:table-cell>
          <table:table-cell office:value-type="float" office:value="173880" calcext:value-type="float">
            <text:p>173880</text:p>
          </table:table-cell>
          <table:table-cell office:value-type="float" office:value="152096" calcext:value-type="float">
            <text:p>152096</text:p>
          </table:table-cell>
          <table:table-cell office:value-type="float" office:value="2595360" calcext:value-type="float">
            <text:p>2595360</text:p>
          </table:table-cell>
          <table:table-cell office:value-type="float" office:value="385552" calcext:value-type="float">
            <text:p>385552</text:p>
          </table:table-cell>
          <table:table-cell office:value-type="float" office:value="338504" calcext:value-type="float">
            <text:p>338504</text:p>
          </table:table-cell>
          <table:table-cell office:value-type="float" office:value="154144" calcext:value-type="float">
            <text:p>1541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192" calcext:value-type="float">
            <text:p>179192</text:p>
          </table:table-cell>
          <table:table-cell office:value-type="float" office:value="2050992" calcext:value-type="float">
            <text:p>2050992</text:p>
          </table:table-cell>
          <table:table-cell office:value-type="float" office:value="343560" calcext:value-type="float">
            <text:p>343560</text:p>
          </table:table-cell>
          <table:table-cell office:value-type="float" office:value="317960" calcext:value-type="float">
            <text:p>317960</text:p>
          </table:table-cell>
          <table:table-cell office:value-type="float" office:value="173992" calcext:value-type="float">
            <text:p>173992</text:p>
          </table:table-cell>
          <table:table-cell office:value-type="float" office:value="152104" calcext:value-type="float">
            <text:p>152104</text:p>
          </table:table-cell>
          <table:table-cell office:value-type="float" office:value="2596264" calcext:value-type="float">
            <text:p>2596264</text:p>
          </table:table-cell>
          <table:table-cell office:value-type="float" office:value="385560" calcext:value-type="float">
            <text:p>385560</text:p>
          </table:table-cell>
          <table:table-cell office:value-type="float" office:value="338504" calcext:value-type="float">
            <text:p>338504</text:p>
          </table:table-cell>
          <table:table-cell office:value-type="float" office:value="154152" calcext:value-type="float">
            <text:p>1541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200" calcext:value-type="float">
            <text:p>179200</text:p>
          </table:table-cell>
          <table:table-cell office:value-type="float" office:value="2052520" calcext:value-type="float">
            <text:p>2052520</text:p>
          </table:table-cell>
          <table:table-cell office:value-type="float" office:value="343680" calcext:value-type="float">
            <text:p>343680</text:p>
          </table:table-cell>
          <table:table-cell office:value-type="float" office:value="317976" calcext:value-type="float">
            <text:p>317976</text:p>
          </table:table-cell>
          <table:table-cell office:value-type="float" office:value="174336" calcext:value-type="float">
            <text:p>174336</text:p>
          </table:table-cell>
          <table:table-cell office:value-type="float" office:value="152112" calcext:value-type="float">
            <text:p>152112</text:p>
          </table:table-cell>
          <table:table-cell office:value-type="float" office:value="2597392" calcext:value-type="float">
            <text:p>2597392</text:p>
          </table:table-cell>
          <table:table-cell office:value-type="float" office:value="385568" calcext:value-type="float">
            <text:p>385568</text:p>
          </table:table-cell>
          <table:table-cell office:value-type="float" office:value="338528" calcext:value-type="float">
            <text:p>338528</text:p>
          </table:table-cell>
          <table:table-cell office:value-type="float" office:value="154160" calcext:value-type="float">
            <text:p>1541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280" calcext:value-type="float">
            <text:p>179280</text:p>
          </table:table-cell>
          <table:table-cell office:value-type="float" office:value="2052528" calcext:value-type="float">
            <text:p>2052528</text:p>
          </table:table-cell>
          <table:table-cell office:value-type="float" office:value="344008" calcext:value-type="float">
            <text:p>344008</text:p>
          </table:table-cell>
          <table:table-cell office:value-type="float" office:value="318184" calcext:value-type="float">
            <text:p>318184</text:p>
          </table:table-cell>
          <table:table-cell office:value-type="float" office:value="174640" calcext:value-type="float">
            <text:p>174640</text:p>
          </table:table-cell>
          <table:table-cell office:value-type="float" office:value="152112" calcext:value-type="float">
            <text:p>152112</text:p>
          </table:table-cell>
          <table:table-cell office:value-type="float" office:value="2597752" calcext:value-type="float">
            <text:p>2597752</text:p>
          </table:table-cell>
          <table:table-cell office:value-type="float" office:value="385576" calcext:value-type="float">
            <text:p>385576</text:p>
          </table:table-cell>
          <table:table-cell office:value-type="float" office:value="338544" calcext:value-type="float">
            <text:p>338544</text:p>
          </table:table-cell>
          <table:table-cell office:value-type="float" office:value="154176" calcext:value-type="float">
            <text:p>1541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336" calcext:value-type="float">
            <text:p>179336</text:p>
          </table:table-cell>
          <table:table-cell office:value-type="float" office:value="2053920" calcext:value-type="float">
            <text:p>2053920</text:p>
          </table:table-cell>
          <table:table-cell office:value-type="float" office:value="344096" calcext:value-type="float">
            <text:p>344096</text:p>
          </table:table-cell>
          <table:table-cell office:value-type="float" office:value="318192" calcext:value-type="float">
            <text:p>318192</text:p>
          </table:table-cell>
          <table:table-cell office:value-type="float" office:value="175416" calcext:value-type="float">
            <text:p>175416</text:p>
          </table:table-cell>
          <table:table-cell office:value-type="float" office:value="152128" calcext:value-type="float">
            <text:p>152128</text:p>
          </table:table-cell>
          <table:table-cell office:value-type="float" office:value="2597816" calcext:value-type="float">
            <text:p>2597816</text:p>
          </table:table-cell>
          <table:table-cell office:value-type="float" office:value="385592" calcext:value-type="float">
            <text:p>385592</text:p>
          </table:table-cell>
          <table:table-cell office:value-type="float" office:value="338544" calcext:value-type="float">
            <text:p>338544</text:p>
          </table:table-cell>
          <table:table-cell office:value-type="float" office:value="154184" calcext:value-type="float">
            <text:p>1541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408" calcext:value-type="float">
            <text:p>179408</text:p>
          </table:table-cell>
          <table:table-cell office:value-type="float" office:value="2054688" calcext:value-type="float">
            <text:p>2054688</text:p>
          </table:table-cell>
          <table:table-cell office:value-type="float" office:value="344536" calcext:value-type="float">
            <text:p>344536</text:p>
          </table:table-cell>
          <table:table-cell office:value-type="float" office:value="318232" calcext:value-type="float">
            <text:p>318232</text:p>
          </table:table-cell>
          <table:table-cell office:value-type="float" office:value="175704" calcext:value-type="float">
            <text:p>175704</text:p>
          </table:table-cell>
          <table:table-cell office:value-type="float" office:value="152144" calcext:value-type="float">
            <text:p>152144</text:p>
          </table:table-cell>
          <table:table-cell office:value-type="float" office:value="2598008" calcext:value-type="float">
            <text:p>2598008</text:p>
          </table:table-cell>
          <table:table-cell office:value-type="float" office:value="385600" calcext:value-type="float">
            <text:p>385600</text:p>
          </table:table-cell>
          <table:table-cell office:value-type="float" office:value="338544" calcext:value-type="float">
            <text:p>338544</text:p>
          </table:table-cell>
          <table:table-cell office:value-type="float" office:value="154192" calcext:value-type="float">
            <text:p>1541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424" calcext:value-type="float">
            <text:p>179424</text:p>
          </table:table-cell>
          <table:table-cell office:value-type="float" office:value="2055136" calcext:value-type="float">
            <text:p>2055136</text:p>
          </table:table-cell>
          <table:table-cell office:value-type="float" office:value="344968" calcext:value-type="float">
            <text:p>344968</text:p>
          </table:table-cell>
          <table:table-cell office:value-type="float" office:value="318336" calcext:value-type="float">
            <text:p>318336</text:p>
          </table:table-cell>
          <table:table-cell office:value-type="float" office:value="176080" calcext:value-type="float">
            <text:p>176080</text:p>
          </table:table-cell>
          <table:table-cell office:value-type="float" office:value="152168" calcext:value-type="float">
            <text:p>152168</text:p>
          </table:table-cell>
          <table:table-cell office:value-type="float" office:value="2598360" calcext:value-type="float">
            <text:p>2598360</text:p>
          </table:table-cell>
          <table:table-cell office:value-type="float" office:value="385616" calcext:value-type="float">
            <text:p>385616</text:p>
          </table:table-cell>
          <table:table-cell office:value-type="float" office:value="338552" calcext:value-type="float">
            <text:p>338552</text:p>
          </table:table-cell>
          <table:table-cell office:value-type="float" office:value="154192" calcext:value-type="float">
            <text:p>1541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440" calcext:value-type="float">
            <text:p>179440</text:p>
          </table:table-cell>
          <table:table-cell office:value-type="float" office:value="2055168" calcext:value-type="float">
            <text:p>2055168</text:p>
          </table:table-cell>
          <table:table-cell office:value-type="float" office:value="345280" calcext:value-type="float">
            <text:p>345280</text:p>
          </table:table-cell>
          <table:table-cell office:value-type="float" office:value="318408" calcext:value-type="float">
            <text:p>318408</text:p>
          </table:table-cell>
          <table:table-cell office:value-type="float" office:value="176152" calcext:value-type="float">
            <text:p>176152</text:p>
          </table:table-cell>
          <table:table-cell office:value-type="float" office:value="152176" calcext:value-type="float">
            <text:p>152176</text:p>
          </table:table-cell>
          <table:table-cell office:value-type="float" office:value="2598840" calcext:value-type="float">
            <text:p>2598840</text:p>
          </table:table-cell>
          <table:table-cell office:value-type="float" office:value="385616" calcext:value-type="float">
            <text:p>385616</text:p>
          </table:table-cell>
          <table:table-cell office:value-type="float" office:value="338552" calcext:value-type="float">
            <text:p>338552</text:p>
          </table:table-cell>
          <table:table-cell office:value-type="float" office:value="154232" calcext:value-type="float">
            <text:p>1542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512" calcext:value-type="float">
            <text:p>179512</text:p>
          </table:table-cell>
          <table:table-cell office:value-type="float" office:value="2055944" calcext:value-type="float">
            <text:p>2055944</text:p>
          </table:table-cell>
          <table:table-cell office:value-type="float" office:value="345736" calcext:value-type="float">
            <text:p>345736</text:p>
          </table:table-cell>
          <table:table-cell office:value-type="float" office:value="318440" calcext:value-type="float">
            <text:p>318440</text:p>
          </table:table-cell>
          <table:table-cell office:value-type="float" office:value="176224" calcext:value-type="float">
            <text:p>176224</text:p>
          </table:table-cell>
          <table:table-cell office:value-type="float" office:value="152192" calcext:value-type="float">
            <text:p>152192</text:p>
          </table:table-cell>
          <table:table-cell office:value-type="float" office:value="2600760" calcext:value-type="float">
            <text:p>2600760</text:p>
          </table:table-cell>
          <table:table-cell office:value-type="float" office:value="385632" calcext:value-type="float">
            <text:p>385632</text:p>
          </table:table-cell>
          <table:table-cell office:value-type="float" office:value="338576" calcext:value-type="float">
            <text:p>338576</text:p>
          </table:table-cell>
          <table:table-cell office:value-type="float" office:value="154256" calcext:value-type="float">
            <text:p>1542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536" calcext:value-type="float">
            <text:p>179536</text:p>
          </table:table-cell>
          <table:table-cell office:value-type="float" office:value="2056024" calcext:value-type="float">
            <text:p>2056024</text:p>
          </table:table-cell>
          <table:table-cell office:value-type="float" office:value="345752" calcext:value-type="float">
            <text:p>345752</text:p>
          </table:table-cell>
          <table:table-cell office:value-type="float" office:value="318472" calcext:value-type="float">
            <text:p>318472</text:p>
          </table:table-cell>
          <table:table-cell office:value-type="float" office:value="176304" calcext:value-type="float">
            <text:p>176304</text:p>
          </table:table-cell>
          <table:table-cell office:value-type="float" office:value="152224" calcext:value-type="float">
            <text:p>152224</text:p>
          </table:table-cell>
          <table:table-cell office:value-type="float" office:value="2600992" calcext:value-type="float">
            <text:p>2600992</text:p>
          </table:table-cell>
          <table:table-cell office:value-type="float" office:value="385632" calcext:value-type="float">
            <text:p>385632</text:p>
          </table:table-cell>
          <table:table-cell office:value-type="float" office:value="338584" calcext:value-type="float">
            <text:p>338584</text:p>
          </table:table-cell>
          <table:table-cell office:value-type="float" office:value="154264" calcext:value-type="float">
            <text:p>154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608" calcext:value-type="float">
            <text:p>179608</text:p>
          </table:table-cell>
          <table:table-cell office:value-type="float" office:value="2056416" calcext:value-type="float">
            <text:p>2056416</text:p>
          </table:table-cell>
          <table:table-cell office:value-type="float" office:value="346248" calcext:value-type="float">
            <text:p>346248</text:p>
          </table:table-cell>
          <table:table-cell office:value-type="float" office:value="318544" calcext:value-type="float">
            <text:p>318544</text:p>
          </table:table-cell>
          <table:table-cell office:value-type="float" office:value="176328" calcext:value-type="float">
            <text:p>176328</text:p>
          </table:table-cell>
          <table:table-cell office:value-type="float" office:value="152272" calcext:value-type="float">
            <text:p>152272</text:p>
          </table:table-cell>
          <table:table-cell office:value-type="float" office:value="2601472" calcext:value-type="float">
            <text:p>2601472</text:p>
          </table:table-cell>
          <table:table-cell office:value-type="float" office:value="385656" calcext:value-type="float">
            <text:p>385656</text:p>
          </table:table-cell>
          <table:table-cell office:value-type="float" office:value="338600" calcext:value-type="float">
            <text:p>338600</text:p>
          </table:table-cell>
          <table:table-cell office:value-type="float" office:value="154280" calcext:value-type="float">
            <text:p>1542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616" calcext:value-type="float">
            <text:p>179616</text:p>
          </table:table-cell>
          <table:table-cell office:value-type="float" office:value="2056528" calcext:value-type="float">
            <text:p>2056528</text:p>
          </table:table-cell>
          <table:table-cell office:value-type="float" office:value="346360" calcext:value-type="float">
            <text:p>346360</text:p>
          </table:table-cell>
          <table:table-cell office:value-type="float" office:value="318584" calcext:value-type="float">
            <text:p>318584</text:p>
          </table:table-cell>
          <table:table-cell office:value-type="float" office:value="176328" calcext:value-type="float">
            <text:p>176328</text:p>
          </table:table-cell>
          <table:table-cell office:value-type="float" office:value="152280" calcext:value-type="float">
            <text:p>152280</text:p>
          </table:table-cell>
          <table:table-cell office:value-type="float" office:value="2602912" calcext:value-type="float">
            <text:p>2602912</text:p>
          </table:table-cell>
          <table:table-cell office:value-type="float" office:value="385656" calcext:value-type="float">
            <text:p>385656</text:p>
          </table:table-cell>
          <table:table-cell office:value-type="float" office:value="338600" calcext:value-type="float">
            <text:p>338600</text:p>
          </table:table-cell>
          <table:table-cell office:value-type="float" office:value="154312" calcext:value-type="float">
            <text:p>1543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696" calcext:value-type="float">
            <text:p>179696</text:p>
          </table:table-cell>
          <table:table-cell office:value-type="float" office:value="2057832" calcext:value-type="float">
            <text:p>2057832</text:p>
          </table:table-cell>
          <table:table-cell office:value-type="float" office:value="346480" calcext:value-type="float">
            <text:p>346480</text:p>
          </table:table-cell>
          <table:table-cell office:value-type="float" office:value="318648" calcext:value-type="float">
            <text:p>318648</text:p>
          </table:table-cell>
          <table:table-cell office:value-type="float" office:value="176640" calcext:value-type="float">
            <text:p>176640</text:p>
          </table:table-cell>
          <table:table-cell office:value-type="float" office:value="152312" calcext:value-type="float">
            <text:p>152312</text:p>
          </table:table-cell>
          <table:table-cell office:value-type="float" office:value="2603104" calcext:value-type="float">
            <text:p>2603104</text:p>
          </table:table-cell>
          <table:table-cell office:value-type="float" office:value="385664" calcext:value-type="float">
            <text:p>385664</text:p>
          </table:table-cell>
          <table:table-cell office:value-type="float" office:value="338648" calcext:value-type="float">
            <text:p>338648</text:p>
          </table:table-cell>
          <table:table-cell office:value-type="float" office:value="154312" calcext:value-type="float">
            <text:p>1543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704" calcext:value-type="float">
            <text:p>179704</text:p>
          </table:table-cell>
          <table:table-cell office:value-type="float" office:value="2058128" calcext:value-type="float">
            <text:p>2058128</text:p>
          </table:table-cell>
          <table:table-cell office:value-type="float" office:value="346520" calcext:value-type="float">
            <text:p>346520</text:p>
          </table:table-cell>
          <table:table-cell office:value-type="float" office:value="318728" calcext:value-type="float">
            <text:p>318728</text:p>
          </table:table-cell>
          <table:table-cell office:value-type="float" office:value="177184" calcext:value-type="float">
            <text:p>177184</text:p>
          </table:table-cell>
          <table:table-cell office:value-type="float" office:value="152328" calcext:value-type="float">
            <text:p>152328</text:p>
          </table:table-cell>
          <table:table-cell office:value-type="float" office:value="2603288" calcext:value-type="float">
            <text:p>2603288</text:p>
          </table:table-cell>
          <table:table-cell office:value-type="float" office:value="385680" calcext:value-type="float">
            <text:p>385680</text:p>
          </table:table-cell>
          <table:table-cell office:value-type="float" office:value="338656" calcext:value-type="float">
            <text:p>338656</text:p>
          </table:table-cell>
          <table:table-cell office:value-type="float" office:value="154336" calcext:value-type="float">
            <text:p>1543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768" calcext:value-type="float">
            <text:p>179768</text:p>
          </table:table-cell>
          <table:table-cell office:value-type="float" office:value="2058240" calcext:value-type="float">
            <text:p>2058240</text:p>
          </table:table-cell>
          <table:table-cell office:value-type="float" office:value="346536" calcext:value-type="float">
            <text:p>346536</text:p>
          </table:table-cell>
          <table:table-cell office:value-type="float" office:value="318816" calcext:value-type="float">
            <text:p>318816</text:p>
          </table:table-cell>
          <table:table-cell office:value-type="float" office:value="177240" calcext:value-type="float">
            <text:p>177240</text:p>
          </table:table-cell>
          <table:table-cell office:value-type="float" office:value="152328" calcext:value-type="float">
            <text:p>152328</text:p>
          </table:table-cell>
          <table:table-cell office:value-type="float" office:value="2604016" calcext:value-type="float">
            <text:p>2604016</text:p>
          </table:table-cell>
          <table:table-cell office:value-type="float" office:value="385696" calcext:value-type="float">
            <text:p>385696</text:p>
          </table:table-cell>
          <table:table-cell office:value-type="float" office:value="338664" calcext:value-type="float">
            <text:p>338664</text:p>
          </table:table-cell>
          <table:table-cell office:value-type="float" office:value="154336" calcext:value-type="float">
            <text:p>1543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784" calcext:value-type="float">
            <text:p>179784</text:p>
          </table:table-cell>
          <table:table-cell office:value-type="float" office:value="2059664" calcext:value-type="float">
            <text:p>2059664</text:p>
          </table:table-cell>
          <table:table-cell office:value-type="float" office:value="346560" calcext:value-type="float">
            <text:p>346560</text:p>
          </table:table-cell>
          <table:table-cell office:value-type="float" office:value="318856" calcext:value-type="float">
            <text:p>318856</text:p>
          </table:table-cell>
          <table:table-cell office:value-type="float" office:value="177352" calcext:value-type="float">
            <text:p>177352</text:p>
          </table:table-cell>
          <table:table-cell office:value-type="float" office:value="152336" calcext:value-type="float">
            <text:p>152336</text:p>
          </table:table-cell>
          <table:table-cell office:value-type="float" office:value="2604168" calcext:value-type="float">
            <text:p>2604168</text:p>
          </table:table-cell>
          <table:table-cell office:value-type="float" office:value="385696" calcext:value-type="float">
            <text:p>385696</text:p>
          </table:table-cell>
          <table:table-cell office:value-type="float" office:value="338680" calcext:value-type="float">
            <text:p>338680</text:p>
          </table:table-cell>
          <table:table-cell office:value-type="float" office:value="154344" calcext:value-type="float">
            <text:p>1543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9848" calcext:value-type="float">
            <text:p>179848</text:p>
          </table:table-cell>
          <table:table-cell office:value-type="float" office:value="2061088" calcext:value-type="float">
            <text:p>2061088</text:p>
          </table:table-cell>
          <table:table-cell office:value-type="float" office:value="346720" calcext:value-type="float">
            <text:p>346720</text:p>
          </table:table-cell>
          <table:table-cell office:value-type="float" office:value="318920" calcext:value-type="float">
            <text:p>318920</text:p>
          </table:table-cell>
          <table:table-cell office:value-type="float" office:value="177784" calcext:value-type="float">
            <text:p>177784</text:p>
          </table:table-cell>
          <table:table-cell office:value-type="float" office:value="152344" calcext:value-type="float">
            <text:p>152344</text:p>
          </table:table-cell>
          <table:table-cell office:value-type="float" office:value="2604192" calcext:value-type="float">
            <text:p>2604192</text:p>
          </table:table-cell>
          <table:table-cell office:value-type="float" office:value="385696" calcext:value-type="float">
            <text:p>385696</text:p>
          </table:table-cell>
          <table:table-cell office:value-type="float" office:value="338720" calcext:value-type="float">
            <text:p>338720</text:p>
          </table:table-cell>
          <table:table-cell office:value-type="float" office:value="154344" calcext:value-type="float">
            <text:p>1543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064" calcext:value-type="float">
            <text:p>180064</text:p>
          </table:table-cell>
          <table:table-cell office:value-type="float" office:value="2061496" calcext:value-type="float">
            <text:p>2061496</text:p>
          </table:table-cell>
          <table:table-cell office:value-type="float" office:value="346888" calcext:value-type="float">
            <text:p>346888</text:p>
          </table:table-cell>
          <table:table-cell office:value-type="float" office:value="319008" calcext:value-type="float">
            <text:p>319008</text:p>
          </table:table-cell>
          <table:table-cell office:value-type="float" office:value="177808" calcext:value-type="float">
            <text:p>177808</text:p>
          </table:table-cell>
          <table:table-cell office:value-type="float" office:value="152352" calcext:value-type="float">
            <text:p>152352</text:p>
          </table:table-cell>
          <table:table-cell office:value-type="float" office:value="2604296" calcext:value-type="float">
            <text:p>2604296</text:p>
          </table:table-cell>
          <table:table-cell office:value-type="float" office:value="385704" calcext:value-type="float">
            <text:p>385704</text:p>
          </table:table-cell>
          <table:table-cell office:value-type="float" office:value="338728" calcext:value-type="float">
            <text:p>338728</text:p>
          </table:table-cell>
          <table:table-cell office:value-type="float" office:value="154368" calcext:value-type="float">
            <text:p>1543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256" calcext:value-type="float">
            <text:p>180256</text:p>
          </table:table-cell>
          <table:table-cell office:value-type="float" office:value="2062872" calcext:value-type="float">
            <text:p>2062872</text:p>
          </table:table-cell>
          <table:table-cell office:value-type="float" office:value="346936" calcext:value-type="float">
            <text:p>346936</text:p>
          </table:table-cell>
          <table:table-cell office:value-type="float" office:value="319008" calcext:value-type="float">
            <text:p>319008</text:p>
          </table:table-cell>
          <table:table-cell office:value-type="float" office:value="177832" calcext:value-type="float">
            <text:p>177832</text:p>
          </table:table-cell>
          <table:table-cell office:value-type="float" office:value="152368" calcext:value-type="float">
            <text:p>152368</text:p>
          </table:table-cell>
          <table:table-cell office:value-type="float" office:value="2605144" calcext:value-type="float">
            <text:p>2605144</text:p>
          </table:table-cell>
          <table:table-cell office:value-type="float" office:value="385712" calcext:value-type="float">
            <text:p>385712</text:p>
          </table:table-cell>
          <table:table-cell office:value-type="float" office:value="338768" calcext:value-type="float">
            <text:p>338768</text:p>
          </table:table-cell>
          <table:table-cell office:value-type="float" office:value="154368" calcext:value-type="float">
            <text:p>1543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288" calcext:value-type="float">
            <text:p>180288</text:p>
          </table:table-cell>
          <table:table-cell office:value-type="float" office:value="2062944" calcext:value-type="float">
            <text:p>2062944</text:p>
          </table:table-cell>
          <table:table-cell office:value-type="float" office:value="346992" calcext:value-type="float">
            <text:p>346992</text:p>
          </table:table-cell>
          <table:table-cell office:value-type="float" office:value="319112" calcext:value-type="float">
            <text:p>319112</text:p>
          </table:table-cell>
          <table:table-cell office:value-type="float" office:value="178360" calcext:value-type="float">
            <text:p>178360</text:p>
          </table:table-cell>
          <table:table-cell office:value-type="float" office:value="152448" calcext:value-type="float">
            <text:p>152448</text:p>
          </table:table-cell>
          <table:table-cell office:value-type="float" office:value="2605480" calcext:value-type="float">
            <text:p>2605480</text:p>
          </table:table-cell>
          <table:table-cell office:value-type="float" office:value="385712" calcext:value-type="float">
            <text:p>385712</text:p>
          </table:table-cell>
          <table:table-cell office:value-type="float" office:value="338784" calcext:value-type="float">
            <text:p>338784</text:p>
          </table:table-cell>
          <table:table-cell office:value-type="float" office:value="154376" calcext:value-type="float">
            <text:p>1543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352" calcext:value-type="float">
            <text:p>180352</text:p>
          </table:table-cell>
          <table:table-cell office:value-type="float" office:value="2063480" calcext:value-type="float">
            <text:p>2063480</text:p>
          </table:table-cell>
          <table:table-cell office:value-type="float" office:value="347112" calcext:value-type="float">
            <text:p>347112</text:p>
          </table:table-cell>
          <table:table-cell office:value-type="float" office:value="319144" calcext:value-type="float">
            <text:p>319144</text:p>
          </table:table-cell>
          <table:table-cell office:value-type="float" office:value="178376" calcext:value-type="float">
            <text:p>178376</text:p>
          </table:table-cell>
          <table:table-cell office:value-type="float" office:value="152456" calcext:value-type="float">
            <text:p>152456</text:p>
          </table:table-cell>
          <table:table-cell office:value-type="float" office:value="2608024" calcext:value-type="float">
            <text:p>2608024</text:p>
          </table:table-cell>
          <table:table-cell office:value-type="float" office:value="385712" calcext:value-type="float">
            <text:p>385712</text:p>
          </table:table-cell>
          <table:table-cell office:value-type="float" office:value="338808" calcext:value-type="float">
            <text:p>338808</text:p>
          </table:table-cell>
          <table:table-cell office:value-type="float" office:value="154408" calcext:value-type="float">
            <text:p>1544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368" calcext:value-type="float">
            <text:p>180368</text:p>
          </table:table-cell>
          <table:table-cell office:value-type="float" office:value="2063816" calcext:value-type="float">
            <text:p>2063816</text:p>
          </table:table-cell>
          <table:table-cell office:value-type="float" office:value="347136" calcext:value-type="float">
            <text:p>347136</text:p>
          </table:table-cell>
          <table:table-cell office:value-type="float" office:value="319176" calcext:value-type="float">
            <text:p>319176</text:p>
          </table:table-cell>
          <table:table-cell office:value-type="float" office:value="178408" calcext:value-type="float">
            <text:p>178408</text:p>
          </table:table-cell>
          <table:table-cell office:value-type="float" office:value="152472" calcext:value-type="float">
            <text:p>152472</text:p>
          </table:table-cell>
          <table:table-cell office:value-type="float" office:value="2612016" calcext:value-type="float">
            <text:p>2612016</text:p>
          </table:table-cell>
          <table:table-cell office:value-type="float" office:value="385720" calcext:value-type="float">
            <text:p>385720</text:p>
          </table:table-cell>
          <table:table-cell office:value-type="float" office:value="338832" calcext:value-type="float">
            <text:p>338832</text:p>
          </table:table-cell>
          <table:table-cell office:value-type="float" office:value="154424" calcext:value-type="float">
            <text:p>1544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408" calcext:value-type="float">
            <text:p>180408</text:p>
          </table:table-cell>
          <table:table-cell office:value-type="float" office:value="2064232" calcext:value-type="float">
            <text:p>2064232</text:p>
          </table:table-cell>
          <table:table-cell office:value-type="float" office:value="347176" calcext:value-type="float">
            <text:p>347176</text:p>
          </table:table-cell>
          <table:table-cell office:value-type="float" office:value="319288" calcext:value-type="float">
            <text:p>319288</text:p>
          </table:table-cell>
          <table:table-cell office:value-type="float" office:value="178456" calcext:value-type="float">
            <text:p>178456</text:p>
          </table:table-cell>
          <table:table-cell office:value-type="float" office:value="152472" calcext:value-type="float">
            <text:p>152472</text:p>
          </table:table-cell>
          <table:table-cell office:value-type="float" office:value="2612224" calcext:value-type="float">
            <text:p>2612224</text:p>
          </table:table-cell>
          <table:table-cell office:value-type="float" office:value="385752" calcext:value-type="float">
            <text:p>385752</text:p>
          </table:table-cell>
          <table:table-cell office:value-type="float" office:value="338832" calcext:value-type="float">
            <text:p>338832</text:p>
          </table:table-cell>
          <table:table-cell office:value-type="float" office:value="154432" calcext:value-type="float">
            <text:p>1544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536" calcext:value-type="float">
            <text:p>180536</text:p>
          </table:table-cell>
          <table:table-cell office:value-type="float" office:value="2064888" calcext:value-type="float">
            <text:p>2064888</text:p>
          </table:table-cell>
          <table:table-cell office:value-type="float" office:value="347424" calcext:value-type="float">
            <text:p>347424</text:p>
          </table:table-cell>
          <table:table-cell office:value-type="float" office:value="319336" calcext:value-type="float">
            <text:p>319336</text:p>
          </table:table-cell>
          <table:table-cell office:value-type="float" office:value="178640" calcext:value-type="float">
            <text:p>178640</text:p>
          </table:table-cell>
          <table:table-cell office:value-type="float" office:value="152496" calcext:value-type="float">
            <text:p>152496</text:p>
          </table:table-cell>
          <table:table-cell office:value-type="float" office:value="2613224" calcext:value-type="float">
            <text:p>2613224</text:p>
          </table:table-cell>
          <table:table-cell office:value-type="float" office:value="385760" calcext:value-type="float">
            <text:p>385760</text:p>
          </table:table-cell>
          <table:table-cell office:value-type="float" office:value="338856" calcext:value-type="float">
            <text:p>338856</text:p>
          </table:table-cell>
          <table:table-cell office:value-type="float" office:value="154440" calcext:value-type="float">
            <text:p>1544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544" calcext:value-type="float">
            <text:p>180544</text:p>
          </table:table-cell>
          <table:table-cell office:value-type="float" office:value="2065016" calcext:value-type="float">
            <text:p>2065016</text:p>
          </table:table-cell>
          <table:table-cell office:value-type="float" office:value="347504" calcext:value-type="float">
            <text:p>347504</text:p>
          </table:table-cell>
          <table:table-cell office:value-type="float" office:value="319616" calcext:value-type="float">
            <text:p>319616</text:p>
          </table:table-cell>
          <table:table-cell office:value-type="float" office:value="178656" calcext:value-type="float">
            <text:p>178656</text:p>
          </table:table-cell>
          <table:table-cell office:value-type="float" office:value="152520" calcext:value-type="float">
            <text:p>152520</text:p>
          </table:table-cell>
          <table:table-cell office:value-type="float" office:value="2613448" calcext:value-type="float">
            <text:p>2613448</text:p>
          </table:table-cell>
          <table:table-cell office:value-type="float" office:value="385768" calcext:value-type="float">
            <text:p>385768</text:p>
          </table:table-cell>
          <table:table-cell office:value-type="float" office:value="338880" calcext:value-type="float">
            <text:p>338880</text:p>
          </table:table-cell>
          <table:table-cell office:value-type="float" office:value="154456" calcext:value-type="float">
            <text:p>1544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736" calcext:value-type="float">
            <text:p>180736</text:p>
          </table:table-cell>
          <table:table-cell office:value-type="float" office:value="2065136" calcext:value-type="float">
            <text:p>2065136</text:p>
          </table:table-cell>
          <table:table-cell office:value-type="float" office:value="347544" calcext:value-type="float">
            <text:p>347544</text:p>
          </table:table-cell>
          <table:table-cell office:value-type="float" office:value="319640" calcext:value-type="float">
            <text:p>319640</text:p>
          </table:table-cell>
          <table:table-cell office:value-type="float" office:value="178768" calcext:value-type="float">
            <text:p>178768</text:p>
          </table:table-cell>
          <table:table-cell office:value-type="float" office:value="152552" calcext:value-type="float">
            <text:p>152552</text:p>
          </table:table-cell>
          <table:table-cell office:value-type="float" office:value="2614184" calcext:value-type="float">
            <text:p>2614184</text:p>
          </table:table-cell>
          <table:table-cell office:value-type="float" office:value="385792" calcext:value-type="float">
            <text:p>385792</text:p>
          </table:table-cell>
          <table:table-cell office:value-type="float" office:value="338920" calcext:value-type="float">
            <text:p>338920</text:p>
          </table:table-cell>
          <table:table-cell office:value-type="float" office:value="154488" calcext:value-type="float">
            <text:p>1544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752" calcext:value-type="float">
            <text:p>180752</text:p>
          </table:table-cell>
          <table:table-cell office:value-type="float" office:value="2065432" calcext:value-type="float">
            <text:p>2065432</text:p>
          </table:table-cell>
          <table:table-cell office:value-type="float" office:value="347640" calcext:value-type="float">
            <text:p>347640</text:p>
          </table:table-cell>
          <table:table-cell office:value-type="float" office:value="319696" calcext:value-type="float">
            <text:p>319696</text:p>
          </table:table-cell>
          <table:table-cell office:value-type="float" office:value="178792" calcext:value-type="float">
            <text:p>178792</text:p>
          </table:table-cell>
          <table:table-cell office:value-type="float" office:value="152552" calcext:value-type="float">
            <text:p>152552</text:p>
          </table:table-cell>
          <table:table-cell office:value-type="float" office:value="2614904" calcext:value-type="float">
            <text:p>2614904</text:p>
          </table:table-cell>
          <table:table-cell office:value-type="float" office:value="385792" calcext:value-type="float">
            <text:p>385792</text:p>
          </table:table-cell>
          <table:table-cell office:value-type="float" office:value="338920" calcext:value-type="float">
            <text:p>338920</text:p>
          </table:table-cell>
          <table:table-cell office:value-type="float" office:value="154520" calcext:value-type="float">
            <text:p>1545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808" calcext:value-type="float">
            <text:p>180808</text:p>
          </table:table-cell>
          <table:table-cell office:value-type="float" office:value="2065776" calcext:value-type="float">
            <text:p>2065776</text:p>
          </table:table-cell>
          <table:table-cell office:value-type="float" office:value="347688" calcext:value-type="float">
            <text:p>347688</text:p>
          </table:table-cell>
          <table:table-cell office:value-type="float" office:value="319976" calcext:value-type="float">
            <text:p>319976</text:p>
          </table:table-cell>
          <table:table-cell office:value-type="float" office:value="178864" calcext:value-type="float">
            <text:p>178864</text:p>
          </table:table-cell>
          <table:table-cell office:value-type="float" office:value="152560" calcext:value-type="float">
            <text:p>152560</text:p>
          </table:table-cell>
          <table:table-cell office:value-type="float" office:value="2615224" calcext:value-type="float">
            <text:p>2615224</text:p>
          </table:table-cell>
          <table:table-cell office:value-type="float" office:value="385808" calcext:value-type="float">
            <text:p>385808</text:p>
          </table:table-cell>
          <table:table-cell office:value-type="float" office:value="338920" calcext:value-type="float">
            <text:p>338920</text:p>
          </table:table-cell>
          <table:table-cell office:value-type="float" office:value="154536" calcext:value-type="float">
            <text:p>1545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856" calcext:value-type="float">
            <text:p>180856</text:p>
          </table:table-cell>
          <table:table-cell office:value-type="float" office:value="2065888" calcext:value-type="float">
            <text:p>2065888</text:p>
          </table:table-cell>
          <table:table-cell office:value-type="float" office:value="347824" calcext:value-type="float">
            <text:p>347824</text:p>
          </table:table-cell>
          <table:table-cell office:value-type="float" office:value="320184" calcext:value-type="float">
            <text:p>320184</text:p>
          </table:table-cell>
          <table:table-cell office:value-type="float" office:value="178968" calcext:value-type="float">
            <text:p>178968</text:p>
          </table:table-cell>
          <table:table-cell office:value-type="float" office:value="152560" calcext:value-type="float">
            <text:p>152560</text:p>
          </table:table-cell>
          <table:table-cell office:value-type="float" office:value="2615992" calcext:value-type="float">
            <text:p>2615992</text:p>
          </table:table-cell>
          <table:table-cell office:value-type="float" office:value="385816" calcext:value-type="float">
            <text:p>385816</text:p>
          </table:table-cell>
          <table:table-cell office:value-type="float" office:value="338952" calcext:value-type="float">
            <text:p>338952</text:p>
          </table:table-cell>
          <table:table-cell office:value-type="float" office:value="154552" calcext:value-type="float">
            <text:p>1545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872" calcext:value-type="float">
            <text:p>180872</text:p>
          </table:table-cell>
          <table:table-cell office:value-type="float" office:value="2066544" calcext:value-type="float">
            <text:p>2066544</text:p>
          </table:table-cell>
          <table:table-cell office:value-type="float" office:value="347824" calcext:value-type="float">
            <text:p>347824</text:p>
          </table:table-cell>
          <table:table-cell office:value-type="float" office:value="320312" calcext:value-type="float">
            <text:p>320312</text:p>
          </table:table-cell>
          <table:table-cell office:value-type="float" office:value="178984" calcext:value-type="float">
            <text:p>178984</text:p>
          </table:table-cell>
          <table:table-cell office:value-type="float" office:value="152568" calcext:value-type="float">
            <text:p>152568</text:p>
          </table:table-cell>
          <table:table-cell office:value-type="float" office:value="2616336" calcext:value-type="float">
            <text:p>2616336</text:p>
          </table:table-cell>
          <table:table-cell office:value-type="float" office:value="385824" calcext:value-type="float">
            <text:p>385824</text:p>
          </table:table-cell>
          <table:table-cell office:value-type="float" office:value="338984" calcext:value-type="float">
            <text:p>338984</text:p>
          </table:table-cell>
          <table:table-cell office:value-type="float" office:value="154560" calcext:value-type="float">
            <text:p>1545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936" calcext:value-type="float">
            <text:p>180936</text:p>
          </table:table-cell>
          <table:table-cell office:value-type="float" office:value="2066608" calcext:value-type="float">
            <text:p>2066608</text:p>
          </table:table-cell>
          <table:table-cell office:value-type="float" office:value="347920" calcext:value-type="float">
            <text:p>347920</text:p>
          </table:table-cell>
          <table:table-cell office:value-type="float" office:value="320336" calcext:value-type="float">
            <text:p>320336</text:p>
          </table:table-cell>
          <table:table-cell office:value-type="float" office:value="179376" calcext:value-type="float">
            <text:p>179376</text:p>
          </table:table-cell>
          <table:table-cell office:value-type="float" office:value="152584" calcext:value-type="float">
            <text:p>152584</text:p>
          </table:table-cell>
          <table:table-cell office:value-type="float" office:value="2616424" calcext:value-type="float">
            <text:p>2616424</text:p>
          </table:table-cell>
          <table:table-cell office:value-type="float" office:value="385832" calcext:value-type="float">
            <text:p>385832</text:p>
          </table:table-cell>
          <table:table-cell office:value-type="float" office:value="339024" calcext:value-type="float">
            <text:p>339024</text:p>
          </table:table-cell>
          <table:table-cell office:value-type="float" office:value="154576" calcext:value-type="float">
            <text:p>1545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1056" calcext:value-type="float">
            <text:p>181056</text:p>
          </table:table-cell>
          <table:table-cell office:value-type="float" office:value="2067600" calcext:value-type="float">
            <text:p>2067600</text:p>
          </table:table-cell>
          <table:table-cell office:value-type="float" office:value="348072" calcext:value-type="float">
            <text:p>348072</text:p>
          </table:table-cell>
          <table:table-cell office:value-type="float" office:value="320336" calcext:value-type="float">
            <text:p>320336</text:p>
          </table:table-cell>
          <table:table-cell office:value-type="float" office:value="179472" calcext:value-type="float">
            <text:p>179472</text:p>
          </table:table-cell>
          <table:table-cell office:value-type="float" office:value="152600" calcext:value-type="float">
            <text:p>152600</text:p>
          </table:table-cell>
          <table:table-cell office:value-type="float" office:value="2616768" calcext:value-type="float">
            <text:p>2616768</text:p>
          </table:table-cell>
          <table:table-cell office:value-type="float" office:value="385880" calcext:value-type="float">
            <text:p>385880</text:p>
          </table:table-cell>
          <table:table-cell office:value-type="float" office:value="339040" calcext:value-type="float">
            <text:p>339040</text:p>
          </table:table-cell>
          <table:table-cell office:value-type="float" office:value="154616" calcext:value-type="float">
            <text:p>1546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1216" calcext:value-type="float">
            <text:p>181216</text:p>
          </table:table-cell>
          <table:table-cell office:value-type="float" office:value="2068288" calcext:value-type="float">
            <text:p>2068288</text:p>
          </table:table-cell>
          <table:table-cell office:value-type="float" office:value="348072" calcext:value-type="float">
            <text:p>348072</text:p>
          </table:table-cell>
          <table:table-cell office:value-type="float" office:value="320400" calcext:value-type="float">
            <text:p>320400</text:p>
          </table:table-cell>
          <table:table-cell office:value-type="float" office:value="179528" calcext:value-type="float">
            <text:p>179528</text:p>
          </table:table-cell>
          <table:table-cell office:value-type="float" office:value="152616" calcext:value-type="float">
            <text:p>152616</text:p>
          </table:table-cell>
          <table:table-cell office:value-type="float" office:value="2616816" calcext:value-type="float">
            <text:p>2616816</text:p>
          </table:table-cell>
          <table:table-cell office:value-type="float" office:value="385880" calcext:value-type="float">
            <text:p>385880</text:p>
          </table:table-cell>
          <table:table-cell office:value-type="float" office:value="339048" calcext:value-type="float">
            <text:p>339048</text:p>
          </table:table-cell>
          <table:table-cell office:value-type="float" office:value="154616" calcext:value-type="float">
            <text:p>1546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1232" calcext:value-type="float">
            <text:p>181232</text:p>
          </table:table-cell>
          <table:table-cell office:value-type="float" office:value="2068800" calcext:value-type="float">
            <text:p>2068800</text:p>
          </table:table-cell>
          <table:table-cell office:value-type="float" office:value="348152" calcext:value-type="float">
            <text:p>348152</text:p>
          </table:table-cell>
          <table:table-cell office:value-type="float" office:value="320616" calcext:value-type="float">
            <text:p>320616</text:p>
          </table:table-cell>
          <table:table-cell office:value-type="float" office:value="179728" calcext:value-type="float">
            <text:p>179728</text:p>
          </table:table-cell>
          <table:table-cell office:value-type="float" office:value="152616" calcext:value-type="float">
            <text:p>152616</text:p>
          </table:table-cell>
          <table:table-cell office:value-type="float" office:value="2617616" calcext:value-type="float">
            <text:p>2617616</text:p>
          </table:table-cell>
          <table:table-cell office:value-type="float" office:value="385896" calcext:value-type="float">
            <text:p>385896</text:p>
          </table:table-cell>
          <table:table-cell office:value-type="float" office:value="339056" calcext:value-type="float">
            <text:p>339056</text:p>
          </table:table-cell>
          <table:table-cell office:value-type="float" office:value="154672" calcext:value-type="float">
            <text:p>154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1464" calcext:value-type="float">
            <text:p>181464</text:p>
          </table:table-cell>
          <table:table-cell office:value-type="float" office:value="2068840" calcext:value-type="float">
            <text:p>2068840</text:p>
          </table:table-cell>
          <table:table-cell office:value-type="float" office:value="348248" calcext:value-type="float">
            <text:p>348248</text:p>
          </table:table-cell>
          <table:table-cell office:value-type="float" office:value="320656" calcext:value-type="float">
            <text:p>320656</text:p>
          </table:table-cell>
          <table:table-cell office:value-type="float" office:value="179848" calcext:value-type="float">
            <text:p>179848</text:p>
          </table:table-cell>
          <table:table-cell office:value-type="float" office:value="152624" calcext:value-type="float">
            <text:p>152624</text:p>
          </table:table-cell>
          <table:table-cell office:value-type="float" office:value="2617840" calcext:value-type="float">
            <text:p>2617840</text:p>
          </table:table-cell>
          <table:table-cell office:value-type="float" office:value="385928" calcext:value-type="float">
            <text:p>385928</text:p>
          </table:table-cell>
          <table:table-cell office:value-type="float" office:value="339104" calcext:value-type="float">
            <text:p>339104</text:p>
          </table:table-cell>
          <table:table-cell office:value-type="float" office:value="154712" calcext:value-type="float">
            <text:p>1547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1496" calcext:value-type="float">
            <text:p>181496</text:p>
          </table:table-cell>
          <table:table-cell office:value-type="float" office:value="2069240" calcext:value-type="float">
            <text:p>2069240</text:p>
          </table:table-cell>
          <table:table-cell office:value-type="float" office:value="348408" calcext:value-type="float">
            <text:p>348408</text:p>
          </table:table-cell>
          <table:table-cell office:value-type="float" office:value="320776" calcext:value-type="float">
            <text:p>320776</text:p>
          </table:table-cell>
          <table:table-cell office:value-type="float" office:value="179856" calcext:value-type="float">
            <text:p>179856</text:p>
          </table:table-cell>
          <table:table-cell office:value-type="float" office:value="152632" calcext:value-type="float">
            <text:p>152632</text:p>
          </table:table-cell>
          <table:table-cell office:value-type="float" office:value="2618264" calcext:value-type="float">
            <text:p>2618264</text:p>
          </table:table-cell>
          <table:table-cell office:value-type="float" office:value="385944" calcext:value-type="float">
            <text:p>385944</text:p>
          </table:table-cell>
          <table:table-cell office:value-type="float" office:value="339128" calcext:value-type="float">
            <text:p>339128</text:p>
          </table:table-cell>
          <table:table-cell office:value-type="float" office:value="154720" calcext:value-type="float">
            <text:p>1547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1536" calcext:value-type="float">
            <text:p>181536</text:p>
          </table:table-cell>
          <table:table-cell office:value-type="float" office:value="2069760" calcext:value-type="float">
            <text:p>2069760</text:p>
          </table:table-cell>
          <table:table-cell office:value-type="float" office:value="348424" calcext:value-type="float">
            <text:p>348424</text:p>
          </table:table-cell>
          <table:table-cell office:value-type="float" office:value="320848" calcext:value-type="float">
            <text:p>320848</text:p>
          </table:table-cell>
          <table:table-cell office:value-type="float" office:value="180320" calcext:value-type="float">
            <text:p>180320</text:p>
          </table:table-cell>
          <table:table-cell office:value-type="float" office:value="152640" calcext:value-type="float">
            <text:p>152640</text:p>
          </table:table-cell>
          <table:table-cell office:value-type="float" office:value="2618424" calcext:value-type="float">
            <text:p>2618424</text:p>
          </table:table-cell>
          <table:table-cell office:value-type="float" office:value="385952" calcext:value-type="float">
            <text:p>385952</text:p>
          </table:table-cell>
          <table:table-cell office:value-type="float" office:value="339128" calcext:value-type="float">
            <text:p>339128</text:p>
          </table:table-cell>
          <table:table-cell office:value-type="float" office:value="154736" calcext:value-type="float">
            <text:p>1547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1544" calcext:value-type="float">
            <text:p>181544</text:p>
          </table:table-cell>
          <table:table-cell office:value-type="float" office:value="2069768" calcext:value-type="float">
            <text:p>2069768</text:p>
          </table:table-cell>
          <table:table-cell office:value-type="float" office:value="348472" calcext:value-type="float">
            <text:p>348472</text:p>
          </table:table-cell>
          <table:table-cell office:value-type="float" office:value="320920" calcext:value-type="float">
            <text:p>320920</text:p>
          </table:table-cell>
          <table:table-cell office:value-type="float" office:value="180672" calcext:value-type="float">
            <text:p>180672</text:p>
          </table:table-cell>
          <table:table-cell office:value-type="float" office:value="152664" calcext:value-type="float">
            <text:p>152664</text:p>
          </table:table-cell>
          <table:table-cell office:value-type="float" office:value="2618448" calcext:value-type="float">
            <text:p>2618448</text:p>
          </table:table-cell>
          <table:table-cell office:value-type="float" office:value="385952" calcext:value-type="float">
            <text:p>385952</text:p>
          </table:table-cell>
          <table:table-cell office:value-type="float" office:value="339128" calcext:value-type="float">
            <text:p>339128</text:p>
          </table:table-cell>
          <table:table-cell office:value-type="float" office:value="154752" calcext:value-type="float">
            <text:p>1547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1560" calcext:value-type="float">
            <text:p>181560</text:p>
          </table:table-cell>
          <table:table-cell office:value-type="float" office:value="2070920" calcext:value-type="float">
            <text:p>2070920</text:p>
          </table:table-cell>
          <table:table-cell office:value-type="float" office:value="348896" calcext:value-type="float">
            <text:p>348896</text:p>
          </table:table-cell>
          <table:table-cell office:value-type="float" office:value="320920" calcext:value-type="float">
            <text:p>320920</text:p>
          </table:table-cell>
          <table:table-cell office:value-type="float" office:value="180784" calcext:value-type="float">
            <text:p>180784</text:p>
          </table:table-cell>
          <table:table-cell office:value-type="float" office:value="152704" calcext:value-type="float">
            <text:p>152704</text:p>
          </table:table-cell>
          <table:table-cell office:value-type="float" office:value="2618552" calcext:value-type="float">
            <text:p>2618552</text:p>
          </table:table-cell>
          <table:table-cell office:value-type="float" office:value="385960" calcext:value-type="float">
            <text:p>385960</text:p>
          </table:table-cell>
          <table:table-cell office:value-type="float" office:value="339136" calcext:value-type="float">
            <text:p>339136</text:p>
          </table:table-cell>
          <table:table-cell office:value-type="float" office:value="154752" calcext:value-type="float">
            <text:p>1547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1584" calcext:value-type="float">
            <text:p>181584</text:p>
          </table:table-cell>
          <table:table-cell office:value-type="float" office:value="2072688" calcext:value-type="float">
            <text:p>2072688</text:p>
          </table:table-cell>
          <table:table-cell office:value-type="float" office:value="349000" calcext:value-type="float">
            <text:p>349000</text:p>
          </table:table-cell>
          <table:table-cell office:value-type="float" office:value="320968" calcext:value-type="float">
            <text:p>320968</text:p>
          </table:table-cell>
          <table:table-cell office:value-type="float" office:value="180816" calcext:value-type="float">
            <text:p>180816</text:p>
          </table:table-cell>
          <table:table-cell office:value-type="float" office:value="152712" calcext:value-type="float">
            <text:p>152712</text:p>
          </table:table-cell>
          <table:table-cell office:value-type="float" office:value="2618904" calcext:value-type="float">
            <text:p>2618904</text:p>
          </table:table-cell>
          <table:table-cell office:value-type="float" office:value="385960" calcext:value-type="float">
            <text:p>385960</text:p>
          </table:table-cell>
          <table:table-cell office:value-type="float" office:value="339152" calcext:value-type="float">
            <text:p>339152</text:p>
          </table:table-cell>
          <table:table-cell office:value-type="float" office:value="154784" calcext:value-type="float">
            <text:p>1547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2072" calcext:value-type="float">
            <text:p>182072</text:p>
          </table:table-cell>
          <table:table-cell office:value-type="float" office:value="2073320" calcext:value-type="float">
            <text:p>2073320</text:p>
          </table:table-cell>
          <table:table-cell office:value-type="float" office:value="349048" calcext:value-type="float">
            <text:p>349048</text:p>
          </table:table-cell>
          <table:table-cell office:value-type="float" office:value="321048" calcext:value-type="float">
            <text:p>321048</text:p>
          </table:table-cell>
          <table:table-cell office:value-type="float" office:value="180848" calcext:value-type="float">
            <text:p>180848</text:p>
          </table:table-cell>
          <table:table-cell office:value-type="float" office:value="152712" calcext:value-type="float">
            <text:p>152712</text:p>
          </table:table-cell>
          <table:table-cell office:value-type="float" office:value="2620000" calcext:value-type="float">
            <text:p>2620000</text:p>
          </table:table-cell>
          <table:table-cell office:value-type="float" office:value="385968" calcext:value-type="float">
            <text:p>385968</text:p>
          </table:table-cell>
          <table:table-cell office:value-type="float" office:value="339160" calcext:value-type="float">
            <text:p>339160</text:p>
          </table:table-cell>
          <table:table-cell office:value-type="float" office:value="154800" calcext:value-type="float">
            <text:p>1548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2264" calcext:value-type="float">
            <text:p>182264</text:p>
          </table:table-cell>
          <table:table-cell office:value-type="float" office:value="2073464" calcext:value-type="float">
            <text:p>2073464</text:p>
          </table:table-cell>
          <table:table-cell office:value-type="float" office:value="349320" calcext:value-type="float">
            <text:p>349320</text:p>
          </table:table-cell>
          <table:table-cell office:value-type="float" office:value="321120" calcext:value-type="float">
            <text:p>321120</text:p>
          </table:table-cell>
          <table:table-cell office:value-type="float" office:value="180888" calcext:value-type="float">
            <text:p>180888</text:p>
          </table:table-cell>
          <table:table-cell office:value-type="float" office:value="152736" calcext:value-type="float">
            <text:p>152736</text:p>
          </table:table-cell>
          <table:table-cell office:value-type="float" office:value="2620264" calcext:value-type="float">
            <text:p>2620264</text:p>
          </table:table-cell>
          <table:table-cell office:value-type="float" office:value="385976" calcext:value-type="float">
            <text:p>385976</text:p>
          </table:table-cell>
          <table:table-cell office:value-type="float" office:value="339160" calcext:value-type="float">
            <text:p>339160</text:p>
          </table:table-cell>
          <table:table-cell office:value-type="float" office:value="154856" calcext:value-type="float">
            <text:p>1548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2344" calcext:value-type="float">
            <text:p>182344</text:p>
          </table:table-cell>
          <table:table-cell office:value-type="float" office:value="2073472" calcext:value-type="float">
            <text:p>2073472</text:p>
          </table:table-cell>
          <table:table-cell office:value-type="float" office:value="349384" calcext:value-type="float">
            <text:p>349384</text:p>
          </table:table-cell>
          <table:table-cell office:value-type="float" office:value="321296" calcext:value-type="float">
            <text:p>321296</text:p>
          </table:table-cell>
          <table:table-cell office:value-type="float" office:value="181072" calcext:value-type="float">
            <text:p>181072</text:p>
          </table:table-cell>
          <table:table-cell office:value-type="float" office:value="152768" calcext:value-type="float">
            <text:p>152768</text:p>
          </table:table-cell>
          <table:table-cell office:value-type="float" office:value="2621704" calcext:value-type="float">
            <text:p>2621704</text:p>
          </table:table-cell>
          <table:table-cell office:value-type="float" office:value="385976" calcext:value-type="float">
            <text:p>385976</text:p>
          </table:table-cell>
          <table:table-cell office:value-type="float" office:value="339184" calcext:value-type="float">
            <text:p>339184</text:p>
          </table:table-cell>
          <table:table-cell office:value-type="float" office:value="154856" calcext:value-type="float">
            <text:p>1548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2376" calcext:value-type="float">
            <text:p>182376</text:p>
          </table:table-cell>
          <table:table-cell office:value-type="float" office:value="2075376" calcext:value-type="float">
            <text:p>2075376</text:p>
          </table:table-cell>
          <table:table-cell office:value-type="float" office:value="349448" calcext:value-type="float">
            <text:p>349448</text:p>
          </table:table-cell>
          <table:table-cell office:value-type="float" office:value="321400" calcext:value-type="float">
            <text:p>321400</text:p>
          </table:table-cell>
          <table:table-cell office:value-type="float" office:value="181088" calcext:value-type="float">
            <text:p>181088</text:p>
          </table:table-cell>
          <table:table-cell office:value-type="float" office:value="152816" calcext:value-type="float">
            <text:p>152816</text:p>
          </table:table-cell>
          <table:table-cell office:value-type="float" office:value="2623952" calcext:value-type="float">
            <text:p>2623952</text:p>
          </table:table-cell>
          <table:table-cell office:value-type="float" office:value="386008" calcext:value-type="float">
            <text:p>386008</text:p>
          </table:table-cell>
          <table:table-cell office:value-type="float" office:value="339184" calcext:value-type="float">
            <text:p>339184</text:p>
          </table:table-cell>
          <table:table-cell office:value-type="float" office:value="154968" calcext:value-type="float">
            <text:p>1549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2464" calcext:value-type="float">
            <text:p>182464</text:p>
          </table:table-cell>
          <table:table-cell office:value-type="float" office:value="2076680" calcext:value-type="float">
            <text:p>2076680</text:p>
          </table:table-cell>
          <table:table-cell office:value-type="float" office:value="349472" calcext:value-type="float">
            <text:p>349472</text:p>
          </table:table-cell>
          <table:table-cell office:value-type="float" office:value="322896" calcext:value-type="float">
            <text:p>322896</text:p>
          </table:table-cell>
          <table:table-cell office:value-type="float" office:value="181400" calcext:value-type="float">
            <text:p>181400</text:p>
          </table:table-cell>
          <table:table-cell office:value-type="float" office:value="152824" calcext:value-type="float">
            <text:p>152824</text:p>
          </table:table-cell>
          <table:table-cell office:value-type="float" office:value="2624168" calcext:value-type="float">
            <text:p>2624168</text:p>
          </table:table-cell>
          <table:table-cell office:value-type="float" office:value="386016" calcext:value-type="float">
            <text:p>386016</text:p>
          </table:table-cell>
          <table:table-cell office:value-type="float" office:value="339200" calcext:value-type="float">
            <text:p>339200</text:p>
          </table:table-cell>
          <table:table-cell office:value-type="float" office:value="154984" calcext:value-type="float">
            <text:p>1549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2552" calcext:value-type="float">
            <text:p>182552</text:p>
          </table:table-cell>
          <table:table-cell office:value-type="float" office:value="2077000" calcext:value-type="float">
            <text:p>2077000</text:p>
          </table:table-cell>
          <table:table-cell office:value-type="float" office:value="349560" calcext:value-type="float">
            <text:p>349560</text:p>
          </table:table-cell>
          <table:table-cell office:value-type="float" office:value="323008" calcext:value-type="float">
            <text:p>323008</text:p>
          </table:table-cell>
          <table:table-cell office:value-type="float" office:value="181480" calcext:value-type="float">
            <text:p>181480</text:p>
          </table:table-cell>
          <table:table-cell office:value-type="float" office:value="152832" calcext:value-type="float">
            <text:p>152832</text:p>
          </table:table-cell>
          <table:table-cell office:value-type="float" office:value="2625912" calcext:value-type="float">
            <text:p>2625912</text:p>
          </table:table-cell>
          <table:table-cell office:value-type="float" office:value="386016" calcext:value-type="float">
            <text:p>386016</text:p>
          </table:table-cell>
          <table:table-cell office:value-type="float" office:value="339208" calcext:value-type="float">
            <text:p>339208</text:p>
          </table:table-cell>
          <table:table-cell office:value-type="float" office:value="155008" calcext:value-type="float">
            <text:p>1550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2576" calcext:value-type="float">
            <text:p>182576</text:p>
          </table:table-cell>
          <table:table-cell office:value-type="float" office:value="2077400" calcext:value-type="float">
            <text:p>2077400</text:p>
          </table:table-cell>
          <table:table-cell office:value-type="float" office:value="349704" calcext:value-type="float">
            <text:p>349704</text:p>
          </table:table-cell>
          <table:table-cell office:value-type="float" office:value="323104" calcext:value-type="float">
            <text:p>323104</text:p>
          </table:table-cell>
          <table:table-cell office:value-type="float" office:value="181520" calcext:value-type="float">
            <text:p>181520</text:p>
          </table:table-cell>
          <table:table-cell office:value-type="float" office:value="152832" calcext:value-type="float">
            <text:p>152832</text:p>
          </table:table-cell>
          <table:table-cell office:value-type="float" office:value="2629056" calcext:value-type="float">
            <text:p>2629056</text:p>
          </table:table-cell>
          <table:table-cell office:value-type="float" office:value="386032" calcext:value-type="float">
            <text:p>386032</text:p>
          </table:table-cell>
          <table:table-cell office:value-type="float" office:value="339224" calcext:value-type="float">
            <text:p>339224</text:p>
          </table:table-cell>
          <table:table-cell office:value-type="float" office:value="155096" calcext:value-type="float">
            <text:p>1550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2720" calcext:value-type="float">
            <text:p>182720</text:p>
          </table:table-cell>
          <table:table-cell office:value-type="float" office:value="2077520" calcext:value-type="float">
            <text:p>2077520</text:p>
          </table:table-cell>
          <table:table-cell office:value-type="float" office:value="349752" calcext:value-type="float">
            <text:p>349752</text:p>
          </table:table-cell>
          <table:table-cell office:value-type="float" office:value="323120" calcext:value-type="float">
            <text:p>323120</text:p>
          </table:table-cell>
          <table:table-cell office:value-type="float" office:value="181640" calcext:value-type="float">
            <text:p>181640</text:p>
          </table:table-cell>
          <table:table-cell office:value-type="float" office:value="152840" calcext:value-type="float">
            <text:p>152840</text:p>
          </table:table-cell>
          <table:table-cell office:value-type="float" office:value="2629792" calcext:value-type="float">
            <text:p>2629792</text:p>
          </table:table-cell>
          <table:table-cell office:value-type="float" office:value="386040" calcext:value-type="float">
            <text:p>386040</text:p>
          </table:table-cell>
          <table:table-cell office:value-type="float" office:value="339224" calcext:value-type="float">
            <text:p>339224</text:p>
          </table:table-cell>
          <table:table-cell office:value-type="float" office:value="155128" calcext:value-type="float">
            <text:p>1551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2768" calcext:value-type="float">
            <text:p>182768</text:p>
          </table:table-cell>
          <table:table-cell office:value-type="float" office:value="2077824" calcext:value-type="float">
            <text:p>2077824</text:p>
          </table:table-cell>
          <table:table-cell office:value-type="float" office:value="349816" calcext:value-type="float">
            <text:p>349816</text:p>
          </table:table-cell>
          <table:table-cell office:value-type="float" office:value="323720" calcext:value-type="float">
            <text:p>323720</text:p>
          </table:table-cell>
          <table:table-cell office:value-type="float" office:value="181640" calcext:value-type="float">
            <text:p>181640</text:p>
          </table:table-cell>
          <table:table-cell office:value-type="float" office:value="152888" calcext:value-type="float">
            <text:p>152888</text:p>
          </table:table-cell>
          <table:table-cell office:value-type="float" office:value="2630040" calcext:value-type="float">
            <text:p>2630040</text:p>
          </table:table-cell>
          <table:table-cell office:value-type="float" office:value="386040" calcext:value-type="float">
            <text:p>386040</text:p>
          </table:table-cell>
          <table:table-cell office:value-type="float" office:value="339232" calcext:value-type="float">
            <text:p>339232</text:p>
          </table:table-cell>
          <table:table-cell office:value-type="float" office:value="155128" calcext:value-type="float">
            <text:p>1551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2920" calcext:value-type="float">
            <text:p>182920</text:p>
          </table:table-cell>
          <table:table-cell office:value-type="float" office:value="2078152" calcext:value-type="float">
            <text:p>2078152</text:p>
          </table:table-cell>
          <table:table-cell office:value-type="float" office:value="349928" calcext:value-type="float">
            <text:p>349928</text:p>
          </table:table-cell>
          <table:table-cell office:value-type="float" office:value="323816" calcext:value-type="float">
            <text:p>323816</text:p>
          </table:table-cell>
          <table:table-cell office:value-type="float" office:value="181776" calcext:value-type="float">
            <text:p>181776</text:p>
          </table:table-cell>
          <table:table-cell office:value-type="float" office:value="152896" calcext:value-type="float">
            <text:p>152896</text:p>
          </table:table-cell>
          <table:table-cell office:value-type="float" office:value="2630960" calcext:value-type="float">
            <text:p>2630960</text:p>
          </table:table-cell>
          <table:table-cell office:value-type="float" office:value="386040" calcext:value-type="float">
            <text:p>386040</text:p>
          </table:table-cell>
          <table:table-cell office:value-type="float" office:value="339240" calcext:value-type="float">
            <text:p>339240</text:p>
          </table:table-cell>
          <table:table-cell office:value-type="float" office:value="155144" calcext:value-type="float">
            <text:p>1551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2928" calcext:value-type="float">
            <text:p>182928</text:p>
          </table:table-cell>
          <table:table-cell office:value-type="float" office:value="2078232" calcext:value-type="float">
            <text:p>2078232</text:p>
          </table:table-cell>
          <table:table-cell office:value-type="float" office:value="350136" calcext:value-type="float">
            <text:p>350136</text:p>
          </table:table-cell>
          <table:table-cell office:value-type="float" office:value="323856" calcext:value-type="float">
            <text:p>323856</text:p>
          </table:table-cell>
          <table:table-cell office:value-type="float" office:value="181888" calcext:value-type="float">
            <text:p>181888</text:p>
          </table:table-cell>
          <table:table-cell office:value-type="float" office:value="152912" calcext:value-type="float">
            <text:p>152912</text:p>
          </table:table-cell>
          <table:table-cell office:value-type="float" office:value="2632064" calcext:value-type="float">
            <text:p>2632064</text:p>
          </table:table-cell>
          <table:table-cell office:value-type="float" office:value="386104" calcext:value-type="float">
            <text:p>386104</text:p>
          </table:table-cell>
          <table:table-cell office:value-type="float" office:value="339240" calcext:value-type="float">
            <text:p>339240</text:p>
          </table:table-cell>
          <table:table-cell office:value-type="float" office:value="155160" calcext:value-type="float">
            <text:p>1551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032" calcext:value-type="float">
            <text:p>183032</text:p>
          </table:table-cell>
          <table:table-cell office:value-type="float" office:value="2079416" calcext:value-type="float">
            <text:p>2079416</text:p>
          </table:table-cell>
          <table:table-cell office:value-type="float" office:value="350288" calcext:value-type="float">
            <text:p>350288</text:p>
          </table:table-cell>
          <table:table-cell office:value-type="float" office:value="324248" calcext:value-type="float">
            <text:p>324248</text:p>
          </table:table-cell>
          <table:table-cell office:value-type="float" office:value="182024" calcext:value-type="float">
            <text:p>182024</text:p>
          </table:table-cell>
          <table:table-cell office:value-type="float" office:value="152960" calcext:value-type="float">
            <text:p>152960</text:p>
          </table:table-cell>
          <table:table-cell office:value-type="float" office:value="2632696" calcext:value-type="float">
            <text:p>2632696</text:p>
          </table:table-cell>
          <table:table-cell office:value-type="float" office:value="386120" calcext:value-type="float">
            <text:p>386120</text:p>
          </table:table-cell>
          <table:table-cell office:value-type="float" office:value="339248" calcext:value-type="float">
            <text:p>339248</text:p>
          </table:table-cell>
          <table:table-cell office:value-type="float" office:value="155160" calcext:value-type="float">
            <text:p>1551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160" calcext:value-type="float">
            <text:p>183160</text:p>
          </table:table-cell>
          <table:table-cell office:value-type="float" office:value="2080528" calcext:value-type="float">
            <text:p>2080528</text:p>
          </table:table-cell>
          <table:table-cell office:value-type="float" office:value="350344" calcext:value-type="float">
            <text:p>350344</text:p>
          </table:table-cell>
          <table:table-cell office:value-type="float" office:value="324440" calcext:value-type="float">
            <text:p>324440</text:p>
          </table:table-cell>
          <table:table-cell office:value-type="float" office:value="182040" calcext:value-type="float">
            <text:p>182040</text:p>
          </table:table-cell>
          <table:table-cell office:value-type="float" office:value="152968" calcext:value-type="float">
            <text:p>152968</text:p>
          </table:table-cell>
          <table:table-cell office:value-type="float" office:value="2633640" calcext:value-type="float">
            <text:p>2633640</text:p>
          </table:table-cell>
          <table:table-cell office:value-type="float" office:value="386136" calcext:value-type="float">
            <text:p>386136</text:p>
          </table:table-cell>
          <table:table-cell office:value-type="float" office:value="339248" calcext:value-type="float">
            <text:p>339248</text:p>
          </table:table-cell>
          <table:table-cell office:value-type="float" office:value="155168" calcext:value-type="float">
            <text:p>1551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160" calcext:value-type="float">
            <text:p>183160</text:p>
          </table:table-cell>
          <table:table-cell office:value-type="float" office:value="2080560" calcext:value-type="float">
            <text:p>2080560</text:p>
          </table:table-cell>
          <table:table-cell office:value-type="float" office:value="350384" calcext:value-type="float">
            <text:p>350384</text:p>
          </table:table-cell>
          <table:table-cell office:value-type="float" office:value="324600" calcext:value-type="float">
            <text:p>324600</text:p>
          </table:table-cell>
          <table:table-cell office:value-type="float" office:value="182056" calcext:value-type="float">
            <text:p>182056</text:p>
          </table:table-cell>
          <table:table-cell office:value-type="float" office:value="153016" calcext:value-type="float">
            <text:p>153016</text:p>
          </table:table-cell>
          <table:table-cell office:value-type="float" office:value="2634472" calcext:value-type="float">
            <text:p>2634472</text:p>
          </table:table-cell>
          <table:table-cell office:value-type="float" office:value="386136" calcext:value-type="float">
            <text:p>386136</text:p>
          </table:table-cell>
          <table:table-cell office:value-type="float" office:value="339256" calcext:value-type="float">
            <text:p>339256</text:p>
          </table:table-cell>
          <table:table-cell office:value-type="float" office:value="155240" calcext:value-type="float">
            <text:p>1552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200" calcext:value-type="float">
            <text:p>183200</text:p>
          </table:table-cell>
          <table:table-cell office:value-type="float" office:value="2081176" calcext:value-type="float">
            <text:p>2081176</text:p>
          </table:table-cell>
          <table:table-cell office:value-type="float" office:value="350480" calcext:value-type="float">
            <text:p>350480</text:p>
          </table:table-cell>
          <table:table-cell office:value-type="float" office:value="325088" calcext:value-type="float">
            <text:p>325088</text:p>
          </table:table-cell>
          <table:table-cell office:value-type="float" office:value="182136" calcext:value-type="float">
            <text:p>182136</text:p>
          </table:table-cell>
          <table:table-cell office:value-type="float" office:value="153032" calcext:value-type="float">
            <text:p>153032</text:p>
          </table:table-cell>
          <table:table-cell office:value-type="float" office:value="2635064" calcext:value-type="float">
            <text:p>2635064</text:p>
          </table:table-cell>
          <table:table-cell office:value-type="float" office:value="386168" calcext:value-type="float">
            <text:p>386168</text:p>
          </table:table-cell>
          <table:table-cell office:value-type="float" office:value="339272" calcext:value-type="float">
            <text:p>339272</text:p>
          </table:table-cell>
          <table:table-cell office:value-type="float" office:value="155256" calcext:value-type="float">
            <text:p>1552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232" calcext:value-type="float">
            <text:p>183232</text:p>
          </table:table-cell>
          <table:table-cell office:value-type="float" office:value="2081280" calcext:value-type="float">
            <text:p>2081280</text:p>
          </table:table-cell>
          <table:table-cell office:value-type="float" office:value="350656" calcext:value-type="float">
            <text:p>350656</text:p>
          </table:table-cell>
          <table:table-cell office:value-type="float" office:value="325216" calcext:value-type="float">
            <text:p>325216</text:p>
          </table:table-cell>
          <table:table-cell office:value-type="float" office:value="182208" calcext:value-type="float">
            <text:p>182208</text:p>
          </table:table-cell>
          <table:table-cell office:value-type="float" office:value="153040" calcext:value-type="float">
            <text:p>153040</text:p>
          </table:table-cell>
          <table:table-cell office:value-type="float" office:value="2635408" calcext:value-type="float">
            <text:p>2635408</text:p>
          </table:table-cell>
          <table:table-cell office:value-type="float" office:value="386216" calcext:value-type="float">
            <text:p>386216</text:p>
          </table:table-cell>
          <table:table-cell office:value-type="float" office:value="339280" calcext:value-type="float">
            <text:p>339280</text:p>
          </table:table-cell>
          <table:table-cell office:value-type="float" office:value="155280" calcext:value-type="float">
            <text:p>1552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312" calcext:value-type="float">
            <text:p>183312</text:p>
          </table:table-cell>
          <table:table-cell office:value-type="float" office:value="2081536" calcext:value-type="float">
            <text:p>2081536</text:p>
          </table:table-cell>
          <table:table-cell office:value-type="float" office:value="350704" calcext:value-type="float">
            <text:p>350704</text:p>
          </table:table-cell>
          <table:table-cell office:value-type="float" office:value="325240" calcext:value-type="float">
            <text:p>325240</text:p>
          </table:table-cell>
          <table:table-cell office:value-type="float" office:value="182256" calcext:value-type="float">
            <text:p>182256</text:p>
          </table:table-cell>
          <table:table-cell office:value-type="float" office:value="153072" calcext:value-type="float">
            <text:p>153072</text:p>
          </table:table-cell>
          <table:table-cell office:value-type="float" office:value="2635504" calcext:value-type="float">
            <text:p>2635504</text:p>
          </table:table-cell>
          <table:table-cell office:value-type="float" office:value="386224" calcext:value-type="float">
            <text:p>386224</text:p>
          </table:table-cell>
          <table:table-cell office:value-type="float" office:value="339288" calcext:value-type="float">
            <text:p>339288</text:p>
          </table:table-cell>
          <table:table-cell office:value-type="float" office:value="155328" calcext:value-type="float">
            <text:p>1553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336" calcext:value-type="float">
            <text:p>183336</text:p>
          </table:table-cell>
          <table:table-cell office:value-type="float" office:value="2082024" calcext:value-type="float">
            <text:p>2082024</text:p>
          </table:table-cell>
          <table:table-cell office:value-type="float" office:value="350800" calcext:value-type="float">
            <text:p>350800</text:p>
          </table:table-cell>
          <table:table-cell office:value-type="float" office:value="325336" calcext:value-type="float">
            <text:p>325336</text:p>
          </table:table-cell>
          <table:table-cell office:value-type="float" office:value="182304" calcext:value-type="float">
            <text:p>182304</text:p>
          </table:table-cell>
          <table:table-cell office:value-type="float" office:value="153112" calcext:value-type="float">
            <text:p>153112</text:p>
          </table:table-cell>
          <table:table-cell office:value-type="float" office:value="2636256" calcext:value-type="float">
            <text:p>2636256</text:p>
          </table:table-cell>
          <table:table-cell office:value-type="float" office:value="386248" calcext:value-type="float">
            <text:p>386248</text:p>
          </table:table-cell>
          <table:table-cell office:value-type="float" office:value="339304" calcext:value-type="float">
            <text:p>339304</text:p>
          </table:table-cell>
          <table:table-cell office:value-type="float" office:value="155360" calcext:value-type="float">
            <text:p>1553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360" calcext:value-type="float">
            <text:p>183360</text:p>
          </table:table-cell>
          <table:table-cell office:value-type="float" office:value="2082200" calcext:value-type="float">
            <text:p>2082200</text:p>
          </table:table-cell>
          <table:table-cell office:value-type="float" office:value="351112" calcext:value-type="float">
            <text:p>351112</text:p>
          </table:table-cell>
          <table:table-cell office:value-type="float" office:value="325960" calcext:value-type="float">
            <text:p>325960</text:p>
          </table:table-cell>
          <table:table-cell office:value-type="float" office:value="182408" calcext:value-type="float">
            <text:p>182408</text:p>
          </table:table-cell>
          <table:table-cell office:value-type="float" office:value="153160" calcext:value-type="float">
            <text:p>153160</text:p>
          </table:table-cell>
          <table:table-cell office:value-type="float" office:value="2636264" calcext:value-type="float">
            <text:p>2636264</text:p>
          </table:table-cell>
          <table:table-cell office:value-type="float" office:value="386256" calcext:value-type="float">
            <text:p>386256</text:p>
          </table:table-cell>
          <table:table-cell office:value-type="float" office:value="339336" calcext:value-type="float">
            <text:p>339336</text:p>
          </table:table-cell>
          <table:table-cell office:value-type="float" office:value="155384" calcext:value-type="float">
            <text:p>1553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376" calcext:value-type="float">
            <text:p>183376</text:p>
          </table:table-cell>
          <table:table-cell office:value-type="float" office:value="2082560" calcext:value-type="float">
            <text:p>2082560</text:p>
          </table:table-cell>
          <table:table-cell office:value-type="float" office:value="351432" calcext:value-type="float">
            <text:p>351432</text:p>
          </table:table-cell>
          <table:table-cell office:value-type="float" office:value="326000" calcext:value-type="float">
            <text:p>326000</text:p>
          </table:table-cell>
          <table:table-cell office:value-type="float" office:value="182408" calcext:value-type="float">
            <text:p>182408</text:p>
          </table:table-cell>
          <table:table-cell office:value-type="float" office:value="153160" calcext:value-type="float">
            <text:p>153160</text:p>
          </table:table-cell>
          <table:table-cell office:value-type="float" office:value="2636504" calcext:value-type="float">
            <text:p>2636504</text:p>
          </table:table-cell>
          <table:table-cell office:value-type="float" office:value="386264" calcext:value-type="float">
            <text:p>386264</text:p>
          </table:table-cell>
          <table:table-cell office:value-type="float" office:value="339344" calcext:value-type="float">
            <text:p>339344</text:p>
          </table:table-cell>
          <table:table-cell office:value-type="float" office:value="155384" calcext:value-type="float">
            <text:p>1553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464" calcext:value-type="float">
            <text:p>183464</text:p>
          </table:table-cell>
          <table:table-cell office:value-type="float" office:value="2083024" calcext:value-type="float">
            <text:p>2083024</text:p>
          </table:table-cell>
          <table:table-cell office:value-type="float" office:value="351584" calcext:value-type="float">
            <text:p>351584</text:p>
          </table:table-cell>
          <table:table-cell office:value-type="float" office:value="326080" calcext:value-type="float">
            <text:p>326080</text:p>
          </table:table-cell>
          <table:table-cell office:value-type="float" office:value="182440" calcext:value-type="float">
            <text:p>182440</text:p>
          </table:table-cell>
          <table:table-cell office:value-type="float" office:value="153168" calcext:value-type="float">
            <text:p>153168</text:p>
          </table:table-cell>
          <table:table-cell office:value-type="float" office:value="2636888" calcext:value-type="float">
            <text:p>2636888</text:p>
          </table:table-cell>
          <table:table-cell office:value-type="float" office:value="386264" calcext:value-type="float">
            <text:p>386264</text:p>
          </table:table-cell>
          <table:table-cell office:value-type="float" office:value="339344" calcext:value-type="float">
            <text:p>339344</text:p>
          </table:table-cell>
          <table:table-cell office:value-type="float" office:value="155392" calcext:value-type="float">
            <text:p>1553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464" calcext:value-type="float">
            <text:p>183464</text:p>
          </table:table-cell>
          <table:table-cell office:value-type="float" office:value="2083200" calcext:value-type="float">
            <text:p>2083200</text:p>
          </table:table-cell>
          <table:table-cell office:value-type="float" office:value="351600" calcext:value-type="float">
            <text:p>351600</text:p>
          </table:table-cell>
          <table:table-cell office:value-type="float" office:value="326192" calcext:value-type="float">
            <text:p>326192</text:p>
          </table:table-cell>
          <table:table-cell office:value-type="float" office:value="182576" calcext:value-type="float">
            <text:p>182576</text:p>
          </table:table-cell>
          <table:table-cell office:value-type="float" office:value="153192" calcext:value-type="float">
            <text:p>153192</text:p>
          </table:table-cell>
          <table:table-cell office:value-type="float" office:value="2638032" calcext:value-type="float">
            <text:p>2638032</text:p>
          </table:table-cell>
          <table:table-cell office:value-type="float" office:value="386288" calcext:value-type="float">
            <text:p>386288</text:p>
          </table:table-cell>
          <table:table-cell office:value-type="float" office:value="339352" calcext:value-type="float">
            <text:p>339352</text:p>
          </table:table-cell>
          <table:table-cell office:value-type="float" office:value="155400" calcext:value-type="float">
            <text:p>155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488" calcext:value-type="float">
            <text:p>183488</text:p>
          </table:table-cell>
          <table:table-cell office:value-type="float" office:value="2083200" calcext:value-type="float">
            <text:p>2083200</text:p>
          </table:table-cell>
          <table:table-cell office:value-type="float" office:value="351640" calcext:value-type="float">
            <text:p>351640</text:p>
          </table:table-cell>
          <table:table-cell office:value-type="float" office:value="326552" calcext:value-type="float">
            <text:p>326552</text:p>
          </table:table-cell>
          <table:table-cell office:value-type="float" office:value="182584" calcext:value-type="float">
            <text:p>182584</text:p>
          </table:table-cell>
          <table:table-cell office:value-type="float" office:value="153272" calcext:value-type="float">
            <text:p>153272</text:p>
          </table:table-cell>
          <table:table-cell office:value-type="float" office:value="2638048" calcext:value-type="float">
            <text:p>2638048</text:p>
          </table:table-cell>
          <table:table-cell office:value-type="float" office:value="386312" calcext:value-type="float">
            <text:p>386312</text:p>
          </table:table-cell>
          <table:table-cell office:value-type="float" office:value="339352" calcext:value-type="float">
            <text:p>339352</text:p>
          </table:table-cell>
          <table:table-cell office:value-type="float" office:value="155400" calcext:value-type="float">
            <text:p>155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536" calcext:value-type="float">
            <text:p>183536</text:p>
          </table:table-cell>
          <table:table-cell office:value-type="float" office:value="2083320" calcext:value-type="float">
            <text:p>2083320</text:p>
          </table:table-cell>
          <table:table-cell office:value-type="float" office:value="351872" calcext:value-type="float">
            <text:p>351872</text:p>
          </table:table-cell>
          <table:table-cell office:value-type="float" office:value="326760" calcext:value-type="float">
            <text:p>326760</text:p>
          </table:table-cell>
          <table:table-cell office:value-type="float" office:value="182680" calcext:value-type="float">
            <text:p>182680</text:p>
          </table:table-cell>
          <table:table-cell office:value-type="float" office:value="153280" calcext:value-type="float">
            <text:p>153280</text:p>
          </table:table-cell>
          <table:table-cell office:value-type="float" office:value="2638920" calcext:value-type="float">
            <text:p>2638920</text:p>
          </table:table-cell>
          <table:table-cell office:value-type="float" office:value="386336" calcext:value-type="float">
            <text:p>386336</text:p>
          </table:table-cell>
          <table:table-cell office:value-type="float" office:value="339360" calcext:value-type="float">
            <text:p>339360</text:p>
          </table:table-cell>
          <table:table-cell office:value-type="float" office:value="155416" calcext:value-type="float">
            <text:p>1554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576" calcext:value-type="float">
            <text:p>183576</text:p>
          </table:table-cell>
          <table:table-cell office:value-type="float" office:value="2083840" calcext:value-type="float">
            <text:p>2083840</text:p>
          </table:table-cell>
          <table:table-cell office:value-type="float" office:value="351888" calcext:value-type="float">
            <text:p>351888</text:p>
          </table:table-cell>
          <table:table-cell office:value-type="float" office:value="327080" calcext:value-type="float">
            <text:p>327080</text:p>
          </table:table-cell>
          <table:table-cell office:value-type="float" office:value="182688" calcext:value-type="float">
            <text:p>182688</text:p>
          </table:table-cell>
          <table:table-cell office:value-type="float" office:value="153296" calcext:value-type="float">
            <text:p>153296</text:p>
          </table:table-cell>
          <table:table-cell office:value-type="float" office:value="2639424" calcext:value-type="float">
            <text:p>2639424</text:p>
          </table:table-cell>
          <table:table-cell office:value-type="float" office:value="386336" calcext:value-type="float">
            <text:p>386336</text:p>
          </table:table-cell>
          <table:table-cell office:value-type="float" office:value="339368" calcext:value-type="float">
            <text:p>339368</text:p>
          </table:table-cell>
          <table:table-cell office:value-type="float" office:value="155440" calcext:value-type="float">
            <text:p>1554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632" calcext:value-type="float">
            <text:p>183632</text:p>
          </table:table-cell>
          <table:table-cell office:value-type="float" office:value="2085584" calcext:value-type="float">
            <text:p>2085584</text:p>
          </table:table-cell>
          <table:table-cell office:value-type="float" office:value="351912" calcext:value-type="float">
            <text:p>351912</text:p>
          </table:table-cell>
          <table:table-cell office:value-type="float" office:value="327280" calcext:value-type="float">
            <text:p>327280</text:p>
          </table:table-cell>
          <table:table-cell office:value-type="float" office:value="182744" calcext:value-type="float">
            <text:p>182744</text:p>
          </table:table-cell>
          <table:table-cell office:value-type="float" office:value="153328" calcext:value-type="float">
            <text:p>153328</text:p>
          </table:table-cell>
          <table:table-cell office:value-type="float" office:value="2640216" calcext:value-type="float">
            <text:p>2640216</text:p>
          </table:table-cell>
          <table:table-cell office:value-type="float" office:value="386344" calcext:value-type="float">
            <text:p>386344</text:p>
          </table:table-cell>
          <table:table-cell office:value-type="float" office:value="339384" calcext:value-type="float">
            <text:p>339384</text:p>
          </table:table-cell>
          <table:table-cell office:value-type="float" office:value="155440" calcext:value-type="float">
            <text:p>1554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640" calcext:value-type="float">
            <text:p>183640</text:p>
          </table:table-cell>
          <table:table-cell office:value-type="float" office:value="2085632" calcext:value-type="float">
            <text:p>2085632</text:p>
          </table:table-cell>
          <table:table-cell office:value-type="float" office:value="352208" calcext:value-type="float">
            <text:p>352208</text:p>
          </table:table-cell>
          <table:table-cell office:value-type="float" office:value="327440" calcext:value-type="float">
            <text:p>327440</text:p>
          </table:table-cell>
          <table:table-cell office:value-type="float" office:value="182784" calcext:value-type="float">
            <text:p>182784</text:p>
          </table:table-cell>
          <table:table-cell office:value-type="float" office:value="153352" calcext:value-type="float">
            <text:p>153352</text:p>
          </table:table-cell>
          <table:table-cell office:value-type="float" office:value="2640480" calcext:value-type="float">
            <text:p>2640480</text:p>
          </table:table-cell>
          <table:table-cell office:value-type="float" office:value="386344" calcext:value-type="float">
            <text:p>386344</text:p>
          </table:table-cell>
          <table:table-cell office:value-type="float" office:value="339424" calcext:value-type="float">
            <text:p>339424</text:p>
          </table:table-cell>
          <table:table-cell office:value-type="float" office:value="155456" calcext:value-type="float">
            <text:p>1554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656" calcext:value-type="float">
            <text:p>183656</text:p>
          </table:table-cell>
          <table:table-cell office:value-type="float" office:value="2086328" calcext:value-type="float">
            <text:p>2086328</text:p>
          </table:table-cell>
          <table:table-cell office:value-type="float" office:value="352288" calcext:value-type="float">
            <text:p>352288</text:p>
          </table:table-cell>
          <table:table-cell office:value-type="float" office:value="327488" calcext:value-type="float">
            <text:p>327488</text:p>
          </table:table-cell>
          <table:table-cell office:value-type="float" office:value="182928" calcext:value-type="float">
            <text:p>182928</text:p>
          </table:table-cell>
          <table:table-cell office:value-type="float" office:value="153368" calcext:value-type="float">
            <text:p>153368</text:p>
          </table:table-cell>
          <table:table-cell office:value-type="float" office:value="2640560" calcext:value-type="float">
            <text:p>2640560</text:p>
          </table:table-cell>
          <table:table-cell office:value-type="float" office:value="386352" calcext:value-type="float">
            <text:p>386352</text:p>
          </table:table-cell>
          <table:table-cell office:value-type="float" office:value="339424" calcext:value-type="float">
            <text:p>339424</text:p>
          </table:table-cell>
          <table:table-cell office:value-type="float" office:value="155480" calcext:value-type="float">
            <text:p>1554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800" calcext:value-type="float">
            <text:p>183800</text:p>
          </table:table-cell>
          <table:table-cell office:value-type="float" office:value="2086416" calcext:value-type="float">
            <text:p>2086416</text:p>
          </table:table-cell>
          <table:table-cell office:value-type="float" office:value="352432" calcext:value-type="float">
            <text:p>352432</text:p>
          </table:table-cell>
          <table:table-cell office:value-type="float" office:value="327584" calcext:value-type="float">
            <text:p>327584</text:p>
          </table:table-cell>
          <table:table-cell office:value-type="float" office:value="183000" calcext:value-type="float">
            <text:p>183000</text:p>
          </table:table-cell>
          <table:table-cell office:value-type="float" office:value="153368" calcext:value-type="float">
            <text:p>153368</text:p>
          </table:table-cell>
          <table:table-cell office:value-type="float" office:value="2640864" calcext:value-type="float">
            <text:p>2640864</text:p>
          </table:table-cell>
          <table:table-cell office:value-type="float" office:value="386360" calcext:value-type="float">
            <text:p>386360</text:p>
          </table:table-cell>
          <table:table-cell office:value-type="float" office:value="339432" calcext:value-type="float">
            <text:p>339432</text:p>
          </table:table-cell>
          <table:table-cell office:value-type="float" office:value="155504" calcext:value-type="float">
            <text:p>1555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800" calcext:value-type="float">
            <text:p>183800</text:p>
          </table:table-cell>
          <table:table-cell office:value-type="float" office:value="2086960" calcext:value-type="float">
            <text:p>2086960</text:p>
          </table:table-cell>
          <table:table-cell office:value-type="float" office:value="352560" calcext:value-type="float">
            <text:p>352560</text:p>
          </table:table-cell>
          <table:table-cell office:value-type="float" office:value="327696" calcext:value-type="float">
            <text:p>327696</text:p>
          </table:table-cell>
          <table:table-cell office:value-type="float" office:value="183016" calcext:value-type="float">
            <text:p>183016</text:p>
          </table:table-cell>
          <table:table-cell office:value-type="float" office:value="153408" calcext:value-type="float">
            <text:p>153408</text:p>
          </table:table-cell>
          <table:table-cell office:value-type="float" office:value="2640968" calcext:value-type="float">
            <text:p>2640968</text:p>
          </table:table-cell>
          <table:table-cell office:value-type="float" office:value="386376" calcext:value-type="float">
            <text:p>386376</text:p>
          </table:table-cell>
          <table:table-cell office:value-type="float" office:value="339448" calcext:value-type="float">
            <text:p>339448</text:p>
          </table:table-cell>
          <table:table-cell office:value-type="float" office:value="155512" calcext:value-type="float">
            <text:p>1555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816" calcext:value-type="float">
            <text:p>183816</text:p>
          </table:table-cell>
          <table:table-cell office:value-type="float" office:value="2087464" calcext:value-type="float">
            <text:p>2087464</text:p>
          </table:table-cell>
          <table:table-cell office:value-type="float" office:value="352640" calcext:value-type="float">
            <text:p>352640</text:p>
          </table:table-cell>
          <table:table-cell office:value-type="float" office:value="328400" calcext:value-type="float">
            <text:p>328400</text:p>
          </table:table-cell>
          <table:table-cell office:value-type="float" office:value="183032" calcext:value-type="float">
            <text:p>183032</text:p>
          </table:table-cell>
          <table:table-cell office:value-type="float" office:value="153424" calcext:value-type="float">
            <text:p>153424</text:p>
          </table:table-cell>
          <table:table-cell office:value-type="float" office:value="2641016" calcext:value-type="float">
            <text:p>2641016</text:p>
          </table:table-cell>
          <table:table-cell office:value-type="float" office:value="386376" calcext:value-type="float">
            <text:p>386376</text:p>
          </table:table-cell>
          <table:table-cell office:value-type="float" office:value="339464" calcext:value-type="float">
            <text:p>339464</text:p>
          </table:table-cell>
          <table:table-cell office:value-type="float" office:value="155528" calcext:value-type="float">
            <text:p>1555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840" calcext:value-type="float">
            <text:p>183840</text:p>
          </table:table-cell>
          <table:table-cell office:value-type="float" office:value="2087744" calcext:value-type="float">
            <text:p>2087744</text:p>
          </table:table-cell>
          <table:table-cell office:value-type="float" office:value="352880" calcext:value-type="float">
            <text:p>352880</text:p>
          </table:table-cell>
          <table:table-cell office:value-type="float" office:value="328600" calcext:value-type="float">
            <text:p>328600</text:p>
          </table:table-cell>
          <table:table-cell office:value-type="float" office:value="183096" calcext:value-type="float">
            <text:p>183096</text:p>
          </table:table-cell>
          <table:table-cell office:value-type="float" office:value="153440" calcext:value-type="float">
            <text:p>153440</text:p>
          </table:table-cell>
          <table:table-cell office:value-type="float" office:value="2641176" calcext:value-type="float">
            <text:p>2641176</text:p>
          </table:table-cell>
          <table:table-cell office:value-type="float" office:value="386384" calcext:value-type="float">
            <text:p>386384</text:p>
          </table:table-cell>
          <table:table-cell office:value-type="float" office:value="339464" calcext:value-type="float">
            <text:p>339464</text:p>
          </table:table-cell>
          <table:table-cell office:value-type="float" office:value="155536" calcext:value-type="float">
            <text:p>1555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856" calcext:value-type="float">
            <text:p>183856</text:p>
          </table:table-cell>
          <table:table-cell office:value-type="float" office:value="2087976" calcext:value-type="float">
            <text:p>2087976</text:p>
          </table:table-cell>
          <table:table-cell office:value-type="float" office:value="353056" calcext:value-type="float">
            <text:p>353056</text:p>
          </table:table-cell>
          <table:table-cell office:value-type="float" office:value="328784" calcext:value-type="float">
            <text:p>328784</text:p>
          </table:table-cell>
          <table:table-cell office:value-type="float" office:value="183208" calcext:value-type="float">
            <text:p>183208</text:p>
          </table:table-cell>
          <table:table-cell office:value-type="float" office:value="153440" calcext:value-type="float">
            <text:p>153440</text:p>
          </table:table-cell>
          <table:table-cell office:value-type="float" office:value="2641928" calcext:value-type="float">
            <text:p>2641928</text:p>
          </table:table-cell>
          <table:table-cell office:value-type="float" office:value="386416" calcext:value-type="float">
            <text:p>386416</text:p>
          </table:table-cell>
          <table:table-cell office:value-type="float" office:value="339472" calcext:value-type="float">
            <text:p>339472</text:p>
          </table:table-cell>
          <table:table-cell office:value-type="float" office:value="155552" calcext:value-type="float">
            <text:p>1555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872" calcext:value-type="float">
            <text:p>183872</text:p>
          </table:table-cell>
          <table:table-cell office:value-type="float" office:value="2088528" calcext:value-type="float">
            <text:p>2088528</text:p>
          </table:table-cell>
          <table:table-cell office:value-type="float" office:value="353352" calcext:value-type="float">
            <text:p>353352</text:p>
          </table:table-cell>
          <table:table-cell office:value-type="float" office:value="328840" calcext:value-type="float">
            <text:p>328840</text:p>
          </table:table-cell>
          <table:table-cell office:value-type="float" office:value="183208" calcext:value-type="float">
            <text:p>183208</text:p>
          </table:table-cell>
          <table:table-cell office:value-type="float" office:value="153456" calcext:value-type="float">
            <text:p>153456</text:p>
          </table:table-cell>
          <table:table-cell office:value-type="float" office:value="2642072" calcext:value-type="float">
            <text:p>2642072</text:p>
          </table:table-cell>
          <table:table-cell office:value-type="float" office:value="386432" calcext:value-type="float">
            <text:p>386432</text:p>
          </table:table-cell>
          <table:table-cell office:value-type="float" office:value="339496" calcext:value-type="float">
            <text:p>339496</text:p>
          </table:table-cell>
          <table:table-cell office:value-type="float" office:value="155560" calcext:value-type="float">
            <text:p>1555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904" calcext:value-type="float">
            <text:p>183904</text:p>
          </table:table-cell>
          <table:table-cell office:value-type="float" office:value="2089040" calcext:value-type="float">
            <text:p>2089040</text:p>
          </table:table-cell>
          <table:table-cell office:value-type="float" office:value="353504" calcext:value-type="float">
            <text:p>353504</text:p>
          </table:table-cell>
          <table:table-cell office:value-type="float" office:value="329936" calcext:value-type="float">
            <text:p>329936</text:p>
          </table:table-cell>
          <table:table-cell office:value-type="float" office:value="183280" calcext:value-type="float">
            <text:p>183280</text:p>
          </table:table-cell>
          <table:table-cell office:value-type="float" office:value="153488" calcext:value-type="float">
            <text:p>153488</text:p>
          </table:table-cell>
          <table:table-cell office:value-type="float" office:value="2642176" calcext:value-type="float">
            <text:p>2642176</text:p>
          </table:table-cell>
          <table:table-cell office:value-type="float" office:value="386432" calcext:value-type="float">
            <text:p>386432</text:p>
          </table:table-cell>
          <table:table-cell office:value-type="float" office:value="339520" calcext:value-type="float">
            <text:p>339520</text:p>
          </table:table-cell>
          <table:table-cell office:value-type="float" office:value="155568" calcext:value-type="float">
            <text:p>1555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920" calcext:value-type="float">
            <text:p>183920</text:p>
          </table:table-cell>
          <table:table-cell office:value-type="float" office:value="2089432" calcext:value-type="float">
            <text:p>2089432</text:p>
          </table:table-cell>
          <table:table-cell office:value-type="float" office:value="353560" calcext:value-type="float">
            <text:p>353560</text:p>
          </table:table-cell>
          <table:table-cell office:value-type="float" office:value="330344" calcext:value-type="float">
            <text:p>330344</text:p>
          </table:table-cell>
          <table:table-cell office:value-type="float" office:value="183456" calcext:value-type="float">
            <text:p>183456</text:p>
          </table:table-cell>
          <table:table-cell office:value-type="float" office:value="153488" calcext:value-type="float">
            <text:p>153488</text:p>
          </table:table-cell>
          <table:table-cell office:value-type="float" office:value="2642360" calcext:value-type="float">
            <text:p>2642360</text:p>
          </table:table-cell>
          <table:table-cell office:value-type="float" office:value="386432" calcext:value-type="float">
            <text:p>386432</text:p>
          </table:table-cell>
          <table:table-cell office:value-type="float" office:value="339528" calcext:value-type="float">
            <text:p>339528</text:p>
          </table:table-cell>
          <table:table-cell office:value-type="float" office:value="155568" calcext:value-type="float">
            <text:p>1555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936" calcext:value-type="float">
            <text:p>183936</text:p>
          </table:table-cell>
          <table:table-cell office:value-type="float" office:value="2089504" calcext:value-type="float">
            <text:p>2089504</text:p>
          </table:table-cell>
          <table:table-cell office:value-type="float" office:value="353576" calcext:value-type="float">
            <text:p>353576</text:p>
          </table:table-cell>
          <table:table-cell office:value-type="float" office:value="330784" calcext:value-type="float">
            <text:p>330784</text:p>
          </table:table-cell>
          <table:table-cell office:value-type="float" office:value="183568" calcext:value-type="float">
            <text:p>183568</text:p>
          </table:table-cell>
          <table:table-cell office:value-type="float" office:value="153504" calcext:value-type="float">
            <text:p>153504</text:p>
          </table:table-cell>
          <table:table-cell office:value-type="float" office:value="2642464" calcext:value-type="float">
            <text:p>2642464</text:p>
          </table:table-cell>
          <table:table-cell office:value-type="float" office:value="386448" calcext:value-type="float">
            <text:p>386448</text:p>
          </table:table-cell>
          <table:table-cell office:value-type="float" office:value="339528" calcext:value-type="float">
            <text:p>339528</text:p>
          </table:table-cell>
          <table:table-cell office:value-type="float" office:value="155576" calcext:value-type="float">
            <text:p>1555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000" calcext:value-type="float">
            <text:p>184000</text:p>
          </table:table-cell>
          <table:table-cell office:value-type="float" office:value="2090216" calcext:value-type="float">
            <text:p>2090216</text:p>
          </table:table-cell>
          <table:table-cell office:value-type="float" office:value="353672" calcext:value-type="float">
            <text:p>353672</text:p>
          </table:table-cell>
          <table:table-cell office:value-type="float" office:value="330936" calcext:value-type="float">
            <text:p>330936</text:p>
          </table:table-cell>
          <table:table-cell office:value-type="float" office:value="183672" calcext:value-type="float">
            <text:p>183672</text:p>
          </table:table-cell>
          <table:table-cell office:value-type="float" office:value="153512" calcext:value-type="float">
            <text:p>153512</text:p>
          </table:table-cell>
          <table:table-cell office:value-type="float" office:value="2642600" calcext:value-type="float">
            <text:p>2642600</text:p>
          </table:table-cell>
          <table:table-cell office:value-type="float" office:value="386472" calcext:value-type="float">
            <text:p>386472</text:p>
          </table:table-cell>
          <table:table-cell office:value-type="float" office:value="339536" calcext:value-type="float">
            <text:p>339536</text:p>
          </table:table-cell>
          <table:table-cell office:value-type="float" office:value="155576" calcext:value-type="float">
            <text:p>1555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008" calcext:value-type="float">
            <text:p>184008</text:p>
          </table:table-cell>
          <table:table-cell office:value-type="float" office:value="2090472" calcext:value-type="float">
            <text:p>2090472</text:p>
          </table:table-cell>
          <table:table-cell office:value-type="float" office:value="354584" calcext:value-type="float">
            <text:p>354584</text:p>
          </table:table-cell>
          <table:table-cell office:value-type="float" office:value="331392" calcext:value-type="float">
            <text:p>331392</text:p>
          </table:table-cell>
          <table:table-cell office:value-type="float" office:value="183680" calcext:value-type="float">
            <text:p>183680</text:p>
          </table:table-cell>
          <table:table-cell office:value-type="float" office:value="153544" calcext:value-type="float">
            <text:p>153544</text:p>
          </table:table-cell>
          <table:table-cell office:value-type="float" office:value="2642704" calcext:value-type="float">
            <text:p>2642704</text:p>
          </table:table-cell>
          <table:table-cell office:value-type="float" office:value="386488" calcext:value-type="float">
            <text:p>386488</text:p>
          </table:table-cell>
          <table:table-cell office:value-type="float" office:value="339584" calcext:value-type="float">
            <text:p>339584</text:p>
          </table:table-cell>
          <table:table-cell office:value-type="float" office:value="155584" calcext:value-type="float">
            <text:p>1555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160" calcext:value-type="float">
            <text:p>184160</text:p>
          </table:table-cell>
          <table:table-cell office:value-type="float" office:value="2090568" calcext:value-type="float">
            <text:p>2090568</text:p>
          </table:table-cell>
          <table:table-cell office:value-type="float" office:value="354832" calcext:value-type="float">
            <text:p>354832</text:p>
          </table:table-cell>
          <table:table-cell office:value-type="float" office:value="331520" calcext:value-type="float">
            <text:p>331520</text:p>
          </table:table-cell>
          <table:table-cell office:value-type="float" office:value="183696" calcext:value-type="float">
            <text:p>183696</text:p>
          </table:table-cell>
          <table:table-cell office:value-type="float" office:value="153552" calcext:value-type="float">
            <text:p>153552</text:p>
          </table:table-cell>
          <table:table-cell office:value-type="float" office:value="2643360" calcext:value-type="float">
            <text:p>2643360</text:p>
          </table:table-cell>
          <table:table-cell office:value-type="float" office:value="386504" calcext:value-type="float">
            <text:p>386504</text:p>
          </table:table-cell>
          <table:table-cell office:value-type="float" office:value="339592" calcext:value-type="float">
            <text:p>339592</text:p>
          </table:table-cell>
          <table:table-cell office:value-type="float" office:value="155608" calcext:value-type="float">
            <text:p>1556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160" calcext:value-type="float">
            <text:p>184160</text:p>
          </table:table-cell>
          <table:table-cell office:value-type="float" office:value="2090752" calcext:value-type="float">
            <text:p>2090752</text:p>
          </table:table-cell>
          <table:table-cell office:value-type="float" office:value="355072" calcext:value-type="float">
            <text:p>355072</text:p>
          </table:table-cell>
          <table:table-cell office:value-type="float" office:value="331680" calcext:value-type="float">
            <text:p>331680</text:p>
          </table:table-cell>
          <table:table-cell office:value-type="float" office:value="183728" calcext:value-type="float">
            <text:p>183728</text:p>
          </table:table-cell>
          <table:table-cell office:value-type="float" office:value="153664" calcext:value-type="float">
            <text:p>153664</text:p>
          </table:table-cell>
          <table:table-cell office:value-type="float" office:value="2643432" calcext:value-type="float">
            <text:p>2643432</text:p>
          </table:table-cell>
          <table:table-cell office:value-type="float" office:value="386520" calcext:value-type="float">
            <text:p>386520</text:p>
          </table:table-cell>
          <table:table-cell office:value-type="float" office:value="339600" calcext:value-type="float">
            <text:p>339600</text:p>
          </table:table-cell>
          <table:table-cell office:value-type="float" office:value="155640" calcext:value-type="float">
            <text:p>1556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168" calcext:value-type="float">
            <text:p>184168</text:p>
          </table:table-cell>
          <table:table-cell office:value-type="float" office:value="2090832" calcext:value-type="float">
            <text:p>2090832</text:p>
          </table:table-cell>
          <table:table-cell office:value-type="float" office:value="355152" calcext:value-type="float">
            <text:p>355152</text:p>
          </table:table-cell>
          <table:table-cell office:value-type="float" office:value="331696" calcext:value-type="float">
            <text:p>331696</text:p>
          </table:table-cell>
          <table:table-cell office:value-type="float" office:value="183792" calcext:value-type="float">
            <text:p>183792</text:p>
          </table:table-cell>
          <table:table-cell office:value-type="float" office:value="153688" calcext:value-type="float">
            <text:p>153688</text:p>
          </table:table-cell>
          <table:table-cell office:value-type="float" office:value="2643440" calcext:value-type="float">
            <text:p>2643440</text:p>
          </table:table-cell>
          <table:table-cell office:value-type="float" office:value="386520" calcext:value-type="float">
            <text:p>386520</text:p>
          </table:table-cell>
          <table:table-cell office:value-type="float" office:value="339600" calcext:value-type="float">
            <text:p>339600</text:p>
          </table:table-cell>
          <table:table-cell office:value-type="float" office:value="155656" calcext:value-type="float">
            <text:p>1556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176" calcext:value-type="float">
            <text:p>184176</text:p>
          </table:table-cell>
          <table:table-cell office:value-type="float" office:value="2091712" calcext:value-type="float">
            <text:p>2091712</text:p>
          </table:table-cell>
          <table:table-cell office:value-type="float" office:value="355256" calcext:value-type="float">
            <text:p>355256</text:p>
          </table:table-cell>
          <table:table-cell office:value-type="float" office:value="331696" calcext:value-type="float">
            <text:p>331696</text:p>
          </table:table-cell>
          <table:table-cell office:value-type="float" office:value="184048" calcext:value-type="float">
            <text:p>184048</text:p>
          </table:table-cell>
          <table:table-cell office:value-type="float" office:value="153712" calcext:value-type="float">
            <text:p>153712</text:p>
          </table:table-cell>
          <table:table-cell office:value-type="float" office:value="2644224" calcext:value-type="float">
            <text:p>2644224</text:p>
          </table:table-cell>
          <table:table-cell office:value-type="float" office:value="386520" calcext:value-type="float">
            <text:p>386520</text:p>
          </table:table-cell>
          <table:table-cell office:value-type="float" office:value="339608" calcext:value-type="float">
            <text:p>339608</text:p>
          </table:table-cell>
          <table:table-cell office:value-type="float" office:value="155688" calcext:value-type="float">
            <text:p>1556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200" calcext:value-type="float">
            <text:p>184200</text:p>
          </table:table-cell>
          <table:table-cell office:value-type="float" office:value="2091968" calcext:value-type="float">
            <text:p>2091968</text:p>
          </table:table-cell>
          <table:table-cell office:value-type="float" office:value="355568" calcext:value-type="float">
            <text:p>355568</text:p>
          </table:table-cell>
          <table:table-cell office:value-type="float" office:value="332080" calcext:value-type="float">
            <text:p>332080</text:p>
          </table:table-cell>
          <table:table-cell office:value-type="float" office:value="184056" calcext:value-type="float">
            <text:p>184056</text:p>
          </table:table-cell>
          <table:table-cell office:value-type="float" office:value="153728" calcext:value-type="float">
            <text:p>153728</text:p>
          </table:table-cell>
          <table:table-cell office:value-type="float" office:value="2644256" calcext:value-type="float">
            <text:p>2644256</text:p>
          </table:table-cell>
          <table:table-cell office:value-type="float" office:value="386536" calcext:value-type="float">
            <text:p>386536</text:p>
          </table:table-cell>
          <table:table-cell office:value-type="float" office:value="339640" calcext:value-type="float">
            <text:p>339640</text:p>
          </table:table-cell>
          <table:table-cell office:value-type="float" office:value="155712" calcext:value-type="float">
            <text:p>1557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240" calcext:value-type="float">
            <text:p>184240</text:p>
          </table:table-cell>
          <table:table-cell office:value-type="float" office:value="2092176" calcext:value-type="float">
            <text:p>2092176</text:p>
          </table:table-cell>
          <table:table-cell office:value-type="float" office:value="356240" calcext:value-type="float">
            <text:p>356240</text:p>
          </table:table-cell>
          <table:table-cell office:value-type="float" office:value="332392" calcext:value-type="float">
            <text:p>332392</text:p>
          </table:table-cell>
          <table:table-cell office:value-type="float" office:value="184136" calcext:value-type="float">
            <text:p>184136</text:p>
          </table:table-cell>
          <table:table-cell office:value-type="float" office:value="153768" calcext:value-type="float">
            <text:p>153768</text:p>
          </table:table-cell>
          <table:table-cell office:value-type="float" office:value="2644304" calcext:value-type="float">
            <text:p>2644304</text:p>
          </table:table-cell>
          <table:table-cell office:value-type="float" office:value="386552" calcext:value-type="float">
            <text:p>386552</text:p>
          </table:table-cell>
          <table:table-cell office:value-type="float" office:value="339648" calcext:value-type="float">
            <text:p>339648</text:p>
          </table:table-cell>
          <table:table-cell office:value-type="float" office:value="155712" calcext:value-type="float">
            <text:p>1557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272" calcext:value-type="float">
            <text:p>184272</text:p>
          </table:table-cell>
          <table:table-cell office:value-type="float" office:value="2092352" calcext:value-type="float">
            <text:p>2092352</text:p>
          </table:table-cell>
          <table:table-cell office:value-type="float" office:value="356504" calcext:value-type="float">
            <text:p>356504</text:p>
          </table:table-cell>
          <table:table-cell office:value-type="float" office:value="332688" calcext:value-type="float">
            <text:p>332688</text:p>
          </table:table-cell>
          <table:table-cell office:value-type="float" office:value="184256" calcext:value-type="float">
            <text:p>184256</text:p>
          </table:table-cell>
          <table:table-cell office:value-type="float" office:value="153800" calcext:value-type="float">
            <text:p>153800</text:p>
          </table:table-cell>
          <table:table-cell office:value-type="float" office:value="2644360" calcext:value-type="float">
            <text:p>2644360</text:p>
          </table:table-cell>
          <table:table-cell office:value-type="float" office:value="386552" calcext:value-type="float">
            <text:p>386552</text:p>
          </table:table-cell>
          <table:table-cell office:value-type="float" office:value="339656" calcext:value-type="float">
            <text:p>339656</text:p>
          </table:table-cell>
          <table:table-cell office:value-type="float" office:value="155720" calcext:value-type="float">
            <text:p>1557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496" calcext:value-type="float">
            <text:p>184496</text:p>
          </table:table-cell>
          <table:table-cell office:value-type="float" office:value="2092944" calcext:value-type="float">
            <text:p>2092944</text:p>
          </table:table-cell>
          <table:table-cell office:value-type="float" office:value="358072" calcext:value-type="float">
            <text:p>358072</text:p>
          </table:table-cell>
          <table:table-cell office:value-type="float" office:value="332936" calcext:value-type="float">
            <text:p>332936</text:p>
          </table:table-cell>
          <table:table-cell office:value-type="float" office:value="184272" calcext:value-type="float">
            <text:p>184272</text:p>
          </table:table-cell>
          <table:table-cell office:value-type="float" office:value="153832" calcext:value-type="float">
            <text:p>153832</text:p>
          </table:table-cell>
          <table:table-cell office:value-type="float" office:value="2645456" calcext:value-type="float">
            <text:p>2645456</text:p>
          </table:table-cell>
          <table:table-cell office:value-type="float" office:value="386552" calcext:value-type="float">
            <text:p>386552</text:p>
          </table:table-cell>
          <table:table-cell office:value-type="float" office:value="339680" calcext:value-type="float">
            <text:p>339680</text:p>
          </table:table-cell>
          <table:table-cell office:value-type="float" office:value="155728" calcext:value-type="float">
            <text:p>1557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608" calcext:value-type="float">
            <text:p>184608</text:p>
          </table:table-cell>
          <table:table-cell office:value-type="float" office:value="2093016" calcext:value-type="float">
            <text:p>2093016</text:p>
          </table:table-cell>
          <table:table-cell office:value-type="float" office:value="358448" calcext:value-type="float">
            <text:p>358448</text:p>
          </table:table-cell>
          <table:table-cell office:value-type="float" office:value="333376" calcext:value-type="float">
            <text:p>333376</text:p>
          </table:table-cell>
          <table:table-cell office:value-type="float" office:value="184344" calcext:value-type="float">
            <text:p>184344</text:p>
          </table:table-cell>
          <table:table-cell office:value-type="float" office:value="153888" calcext:value-type="float">
            <text:p>153888</text:p>
          </table:table-cell>
          <table:table-cell office:value-type="float" office:value="2645840" calcext:value-type="float">
            <text:p>2645840</text:p>
          </table:table-cell>
          <table:table-cell office:value-type="float" office:value="386560" calcext:value-type="float">
            <text:p>386560</text:p>
          </table:table-cell>
          <table:table-cell office:value-type="float" office:value="339688" calcext:value-type="float">
            <text:p>339688</text:p>
          </table:table-cell>
          <table:table-cell office:value-type="float" office:value="155736" calcext:value-type="float">
            <text:p>1557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624" calcext:value-type="float">
            <text:p>184624</text:p>
          </table:table-cell>
          <table:table-cell office:value-type="float" office:value="2094184" calcext:value-type="float">
            <text:p>2094184</text:p>
          </table:table-cell>
          <table:table-cell office:value-type="float" office:value="359016" calcext:value-type="float">
            <text:p>359016</text:p>
          </table:table-cell>
          <table:table-cell office:value-type="float" office:value="334336" calcext:value-type="float">
            <text:p>334336</text:p>
          </table:table-cell>
          <table:table-cell office:value-type="float" office:value="184520" calcext:value-type="float">
            <text:p>184520</text:p>
          </table:table-cell>
          <table:table-cell office:value-type="float" office:value="153896" calcext:value-type="float">
            <text:p>153896</text:p>
          </table:table-cell>
          <table:table-cell office:value-type="float" office:value="2645920" calcext:value-type="float">
            <text:p>2645920</text:p>
          </table:table-cell>
          <table:table-cell office:value-type="float" office:value="386568" calcext:value-type="float">
            <text:p>386568</text:p>
          </table:table-cell>
          <table:table-cell office:value-type="float" office:value="339696" calcext:value-type="float">
            <text:p>339696</text:p>
          </table:table-cell>
          <table:table-cell office:value-type="float" office:value="155760" calcext:value-type="float">
            <text:p>1557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640" calcext:value-type="float">
            <text:p>184640</text:p>
          </table:table-cell>
          <table:table-cell office:value-type="float" office:value="2094416" calcext:value-type="float">
            <text:p>2094416</text:p>
          </table:table-cell>
          <table:table-cell office:value-type="float" office:value="359824" calcext:value-type="float">
            <text:p>359824</text:p>
          </table:table-cell>
          <table:table-cell office:value-type="float" office:value="335120" calcext:value-type="float">
            <text:p>335120</text:p>
          </table:table-cell>
          <table:table-cell office:value-type="float" office:value="184536" calcext:value-type="float">
            <text:p>184536</text:p>
          </table:table-cell>
          <table:table-cell office:value-type="float" office:value="153912" calcext:value-type="float">
            <text:p>153912</text:p>
          </table:table-cell>
          <table:table-cell office:value-type="float" office:value="2645920" calcext:value-type="float">
            <text:p>2645920</text:p>
          </table:table-cell>
          <table:table-cell office:value-type="float" office:value="386576" calcext:value-type="float">
            <text:p>386576</text:p>
          </table:table-cell>
          <table:table-cell office:value-type="float" office:value="339696" calcext:value-type="float">
            <text:p>339696</text:p>
          </table:table-cell>
          <table:table-cell office:value-type="float" office:value="155776" calcext:value-type="float">
            <text:p>1557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648" calcext:value-type="float">
            <text:p>184648</text:p>
          </table:table-cell>
          <table:table-cell office:value-type="float" office:value="2094840" calcext:value-type="float">
            <text:p>2094840</text:p>
          </table:table-cell>
          <table:table-cell office:value-type="float" office:value="359888" calcext:value-type="float">
            <text:p>359888</text:p>
          </table:table-cell>
          <table:table-cell office:value-type="float" office:value="335136" calcext:value-type="float">
            <text:p>335136</text:p>
          </table:table-cell>
          <table:table-cell office:value-type="float" office:value="184544" calcext:value-type="float">
            <text:p>184544</text:p>
          </table:table-cell>
          <table:table-cell office:value-type="float" office:value="153936" calcext:value-type="float">
            <text:p>153936</text:p>
          </table:table-cell>
          <table:table-cell office:value-type="float" office:value="2645936" calcext:value-type="float">
            <text:p>2645936</text:p>
          </table:table-cell>
          <table:table-cell office:value-type="float" office:value="386584" calcext:value-type="float">
            <text:p>386584</text:p>
          </table:table-cell>
          <table:table-cell office:value-type="float" office:value="339696" calcext:value-type="float">
            <text:p>339696</text:p>
          </table:table-cell>
          <table:table-cell office:value-type="float" office:value="155784" calcext:value-type="float">
            <text:p>1557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912" calcext:value-type="float">
            <text:p>184912</text:p>
          </table:table-cell>
          <table:table-cell office:value-type="float" office:value="2095424" calcext:value-type="float">
            <text:p>2095424</text:p>
          </table:table-cell>
          <table:table-cell office:value-type="float" office:value="360576" calcext:value-type="float">
            <text:p>360576</text:p>
          </table:table-cell>
          <table:table-cell office:value-type="float" office:value="335552" calcext:value-type="float">
            <text:p>335552</text:p>
          </table:table-cell>
          <table:table-cell office:value-type="float" office:value="184680" calcext:value-type="float">
            <text:p>184680</text:p>
          </table:table-cell>
          <table:table-cell office:value-type="float" office:value="153936" calcext:value-type="float">
            <text:p>153936</text:p>
          </table:table-cell>
          <table:table-cell office:value-type="float" office:value="2646072" calcext:value-type="float">
            <text:p>2646072</text:p>
          </table:table-cell>
          <table:table-cell office:value-type="float" office:value="386592" calcext:value-type="float">
            <text:p>386592</text:p>
          </table:table-cell>
          <table:table-cell office:value-type="float" office:value="339704" calcext:value-type="float">
            <text:p>339704</text:p>
          </table:table-cell>
          <table:table-cell office:value-type="float" office:value="155800" calcext:value-type="float">
            <text:p>1558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5024" calcext:value-type="float">
            <text:p>185024</text:p>
          </table:table-cell>
          <table:table-cell office:value-type="float" office:value="2095488" calcext:value-type="float">
            <text:p>2095488</text:p>
          </table:table-cell>
          <table:table-cell office:value-type="float" office:value="361312" calcext:value-type="float">
            <text:p>361312</text:p>
          </table:table-cell>
          <table:table-cell office:value-type="float" office:value="335728" calcext:value-type="float">
            <text:p>335728</text:p>
          </table:table-cell>
          <table:table-cell office:value-type="float" office:value="184776" calcext:value-type="float">
            <text:p>184776</text:p>
          </table:table-cell>
          <table:table-cell office:value-type="float" office:value="153944" calcext:value-type="float">
            <text:p>153944</text:p>
          </table:table-cell>
          <table:table-cell office:value-type="float" office:value="2646352" calcext:value-type="float">
            <text:p>2646352</text:p>
          </table:table-cell>
          <table:table-cell office:value-type="float" office:value="386632" calcext:value-type="float">
            <text:p>386632</text:p>
          </table:table-cell>
          <table:table-cell office:value-type="float" office:value="339728" calcext:value-type="float">
            <text:p>339728</text:p>
          </table:table-cell>
          <table:table-cell office:value-type="float" office:value="155864" calcext:value-type="float">
            <text:p>1558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5200" calcext:value-type="float">
            <text:p>185200</text:p>
          </table:table-cell>
          <table:table-cell office:value-type="float" office:value="2095944" calcext:value-type="float">
            <text:p>2095944</text:p>
          </table:table-cell>
          <table:table-cell office:value-type="float" office:value="361416" calcext:value-type="float">
            <text:p>361416</text:p>
          </table:table-cell>
          <table:table-cell office:value-type="float" office:value="335792" calcext:value-type="float">
            <text:p>335792</text:p>
          </table:table-cell>
          <table:table-cell office:value-type="float" office:value="184824" calcext:value-type="float">
            <text:p>184824</text:p>
          </table:table-cell>
          <table:table-cell office:value-type="float" office:value="153952" calcext:value-type="float">
            <text:p>153952</text:p>
          </table:table-cell>
          <table:table-cell office:value-type="float" office:value="2646456" calcext:value-type="float">
            <text:p>2646456</text:p>
          </table:table-cell>
          <table:table-cell office:value-type="float" office:value="386648" calcext:value-type="float">
            <text:p>386648</text:p>
          </table:table-cell>
          <table:table-cell office:value-type="float" office:value="339784" calcext:value-type="float">
            <text:p>339784</text:p>
          </table:table-cell>
          <table:table-cell office:value-type="float" office:value="155896" calcext:value-type="float">
            <text:p>1558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5248" calcext:value-type="float">
            <text:p>185248</text:p>
          </table:table-cell>
          <table:table-cell office:value-type="float" office:value="2096008" calcext:value-type="float">
            <text:p>2096008</text:p>
          </table:table-cell>
          <table:table-cell office:value-type="float" office:value="361896" calcext:value-type="float">
            <text:p>361896</text:p>
          </table:table-cell>
          <table:table-cell office:value-type="float" office:value="336136" calcext:value-type="float">
            <text:p>336136</text:p>
          </table:table-cell>
          <table:table-cell office:value-type="float" office:value="184848" calcext:value-type="float">
            <text:p>184848</text:p>
          </table:table-cell>
          <table:table-cell office:value-type="float" office:value="153992" calcext:value-type="float">
            <text:p>153992</text:p>
          </table:table-cell>
          <table:table-cell office:value-type="float" office:value="2646496" calcext:value-type="float">
            <text:p>2646496</text:p>
          </table:table-cell>
          <table:table-cell office:value-type="float" office:value="386648" calcext:value-type="float">
            <text:p>386648</text:p>
          </table:table-cell>
          <table:table-cell office:value-type="float" office:value="339792" calcext:value-type="float">
            <text:p>339792</text:p>
          </table:table-cell>
          <table:table-cell office:value-type="float" office:value="155928" calcext:value-type="float">
            <text:p>1559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5280" calcext:value-type="float">
            <text:p>185280</text:p>
          </table:table-cell>
          <table:table-cell office:value-type="float" office:value="2096040" calcext:value-type="float">
            <text:p>2096040</text:p>
          </table:table-cell>
          <table:table-cell office:value-type="float" office:value="362280" calcext:value-type="float">
            <text:p>362280</text:p>
          </table:table-cell>
          <table:table-cell office:value-type="float" office:value="336632" calcext:value-type="float">
            <text:p>336632</text:p>
          </table:table-cell>
          <table:table-cell office:value-type="float" office:value="184976" calcext:value-type="float">
            <text:p>184976</text:p>
          </table:table-cell>
          <table:table-cell office:value-type="float" office:value="153992" calcext:value-type="float">
            <text:p>153992</text:p>
          </table:table-cell>
          <table:table-cell office:value-type="float" office:value="2646728" calcext:value-type="float">
            <text:p>2646728</text:p>
          </table:table-cell>
          <table:table-cell office:value-type="float" office:value="386688" calcext:value-type="float">
            <text:p>386688</text:p>
          </table:table-cell>
          <table:table-cell office:value-type="float" office:value="339808" calcext:value-type="float">
            <text:p>339808</text:p>
          </table:table-cell>
          <table:table-cell office:value-type="float" office:value="155936" calcext:value-type="float">
            <text:p>1559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5352" calcext:value-type="float">
            <text:p>185352</text:p>
          </table:table-cell>
          <table:table-cell office:value-type="float" office:value="2096128" calcext:value-type="float">
            <text:p>2096128</text:p>
          </table:table-cell>
          <table:table-cell office:value-type="float" office:value="362448" calcext:value-type="float">
            <text:p>362448</text:p>
          </table:table-cell>
          <table:table-cell office:value-type="float" office:value="337264" calcext:value-type="float">
            <text:p>337264</text:p>
          </table:table-cell>
          <table:table-cell office:value-type="float" office:value="184976" calcext:value-type="float">
            <text:p>184976</text:p>
          </table:table-cell>
          <table:table-cell office:value-type="float" office:value="154008" calcext:value-type="float">
            <text:p>154008</text:p>
          </table:table-cell>
          <table:table-cell office:value-type="float" office:value="2646760" calcext:value-type="float">
            <text:p>2646760</text:p>
          </table:table-cell>
          <table:table-cell office:value-type="float" office:value="386688" calcext:value-type="float">
            <text:p>386688</text:p>
          </table:table-cell>
          <table:table-cell office:value-type="float" office:value="339824" calcext:value-type="float">
            <text:p>339824</text:p>
          </table:table-cell>
          <table:table-cell office:value-type="float" office:value="155944" calcext:value-type="float">
            <text:p>1559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5408" calcext:value-type="float">
            <text:p>185408</text:p>
          </table:table-cell>
          <table:table-cell office:value-type="float" office:value="2096184" calcext:value-type="float">
            <text:p>2096184</text:p>
          </table:table-cell>
          <table:table-cell office:value-type="float" office:value="362840" calcext:value-type="float">
            <text:p>362840</text:p>
          </table:table-cell>
          <table:table-cell office:value-type="float" office:value="337376" calcext:value-type="float">
            <text:p>337376</text:p>
          </table:table-cell>
          <table:table-cell office:value-type="float" office:value="185000" calcext:value-type="float">
            <text:p>185000</text:p>
          </table:table-cell>
          <table:table-cell office:value-type="float" office:value="154048" calcext:value-type="float">
            <text:p>154048</text:p>
          </table:table-cell>
          <table:table-cell office:value-type="float" office:value="2646760" calcext:value-type="float">
            <text:p>2646760</text:p>
          </table:table-cell>
          <table:table-cell office:value-type="float" office:value="386696" calcext:value-type="float">
            <text:p>386696</text:p>
          </table:table-cell>
          <table:table-cell office:value-type="float" office:value="339832" calcext:value-type="float">
            <text:p>339832</text:p>
          </table:table-cell>
          <table:table-cell office:value-type="float" office:value="155952" calcext:value-type="float">
            <text:p>1559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5448" calcext:value-type="float">
            <text:p>185448</text:p>
          </table:table-cell>
          <table:table-cell office:value-type="float" office:value="2096200" calcext:value-type="float">
            <text:p>2096200</text:p>
          </table:table-cell>
          <table:table-cell office:value-type="float" office:value="363104" calcext:value-type="float">
            <text:p>363104</text:p>
          </table:table-cell>
          <table:table-cell office:value-type="float" office:value="338224" calcext:value-type="float">
            <text:p>338224</text:p>
          </table:table-cell>
          <table:table-cell office:value-type="float" office:value="185024" calcext:value-type="float">
            <text:p>185024</text:p>
          </table:table-cell>
          <table:table-cell office:value-type="float" office:value="154056" calcext:value-type="float">
            <text:p>154056</text:p>
          </table:table-cell>
          <table:table-cell office:value-type="float" office:value="2646760" calcext:value-type="float">
            <text:p>2646760</text:p>
          </table:table-cell>
          <table:table-cell office:value-type="float" office:value="386760" calcext:value-type="float">
            <text:p>386760</text:p>
          </table:table-cell>
          <table:table-cell office:value-type="float" office:value="339848" calcext:value-type="float">
            <text:p>339848</text:p>
          </table:table-cell>
          <table:table-cell office:value-type="float" office:value="155976" calcext:value-type="float">
            <text:p>1559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5544" calcext:value-type="float">
            <text:p>185544</text:p>
          </table:table-cell>
          <table:table-cell office:value-type="float" office:value="2096312" calcext:value-type="float">
            <text:p>2096312</text:p>
          </table:table-cell>
          <table:table-cell office:value-type="float" office:value="363136" calcext:value-type="float">
            <text:p>363136</text:p>
          </table:table-cell>
          <table:table-cell office:value-type="float" office:value="338944" calcext:value-type="float">
            <text:p>338944</text:p>
          </table:table-cell>
          <table:table-cell office:value-type="float" office:value="185072" calcext:value-type="float">
            <text:p>185072</text:p>
          </table:table-cell>
          <table:table-cell office:value-type="float" office:value="154080" calcext:value-type="float">
            <text:p>154080</text:p>
          </table:table-cell>
          <table:table-cell office:value-type="float" office:value="2646904" calcext:value-type="float">
            <text:p>2646904</text:p>
          </table:table-cell>
          <table:table-cell office:value-type="float" office:value="386776" calcext:value-type="float">
            <text:p>386776</text:p>
          </table:table-cell>
          <table:table-cell office:value-type="float" office:value="339872" calcext:value-type="float">
            <text:p>339872</text:p>
          </table:table-cell>
          <table:table-cell office:value-type="float" office:value="155984" calcext:value-type="float">
            <text:p>1559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5624" calcext:value-type="float">
            <text:p>185624</text:p>
          </table:table-cell>
          <table:table-cell office:value-type="float" office:value="2096608" calcext:value-type="float">
            <text:p>2096608</text:p>
          </table:table-cell>
          <table:table-cell office:value-type="float" office:value="363328" calcext:value-type="float">
            <text:p>363328</text:p>
          </table:table-cell>
          <table:table-cell office:value-type="float" office:value="339080" calcext:value-type="float">
            <text:p>339080</text:p>
          </table:table-cell>
          <table:table-cell office:value-type="float" office:value="185080" calcext:value-type="float">
            <text:p>185080</text:p>
          </table:table-cell>
          <table:table-cell office:value-type="float" office:value="154120" calcext:value-type="float">
            <text:p>154120</text:p>
          </table:table-cell>
          <table:table-cell office:value-type="float" office:value="2646928" calcext:value-type="float">
            <text:p>2646928</text:p>
          </table:table-cell>
          <table:table-cell office:value-type="float" office:value="386792" calcext:value-type="float">
            <text:p>386792</text:p>
          </table:table-cell>
          <table:table-cell office:value-type="float" office:value="339872" calcext:value-type="float">
            <text:p>339872</text:p>
          </table:table-cell>
          <table:table-cell office:value-type="float" office:value="156008" calcext:value-type="float">
            <text:p>1560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5736" calcext:value-type="float">
            <text:p>185736</text:p>
          </table:table-cell>
          <table:table-cell office:value-type="float" office:value="2096664" calcext:value-type="float">
            <text:p>2096664</text:p>
          </table:table-cell>
          <table:table-cell office:value-type="float" office:value="363816" calcext:value-type="float">
            <text:p>363816</text:p>
          </table:table-cell>
          <table:table-cell office:value-type="float" office:value="339280" calcext:value-type="float">
            <text:p>339280</text:p>
          </table:table-cell>
          <table:table-cell office:value-type="float" office:value="185080" calcext:value-type="float">
            <text:p>185080</text:p>
          </table:table-cell>
          <table:table-cell office:value-type="float" office:value="154144" calcext:value-type="float">
            <text:p>154144</text:p>
          </table:table-cell>
          <table:table-cell office:value-type="float" office:value="2647200" calcext:value-type="float">
            <text:p>2647200</text:p>
          </table:table-cell>
          <table:table-cell office:value-type="float" office:value="386800" calcext:value-type="float">
            <text:p>386800</text:p>
          </table:table-cell>
          <table:table-cell office:value-type="float" office:value="339872" calcext:value-type="float">
            <text:p>339872</text:p>
          </table:table-cell>
          <table:table-cell office:value-type="float" office:value="156032" calcext:value-type="float">
            <text:p>1560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5752" calcext:value-type="float">
            <text:p>185752</text:p>
          </table:table-cell>
          <table:table-cell office:value-type="float" office:value="2096712" calcext:value-type="float">
            <text:p>2096712</text:p>
          </table:table-cell>
          <table:table-cell office:value-type="float" office:value="364072" calcext:value-type="float">
            <text:p>364072</text:p>
          </table:table-cell>
          <table:table-cell office:value-type="float" office:value="339328" calcext:value-type="float">
            <text:p>339328</text:p>
          </table:table-cell>
          <table:table-cell office:value-type="float" office:value="185096" calcext:value-type="float">
            <text:p>185096</text:p>
          </table:table-cell>
          <table:table-cell office:value-type="float" office:value="154144" calcext:value-type="float">
            <text:p>154144</text:p>
          </table:table-cell>
          <table:table-cell office:value-type="float" office:value="2647336" calcext:value-type="float">
            <text:p>2647336</text:p>
          </table:table-cell>
          <table:table-cell office:value-type="float" office:value="386848" calcext:value-type="float">
            <text:p>386848</text:p>
          </table:table-cell>
          <table:table-cell office:value-type="float" office:value="339888" calcext:value-type="float">
            <text:p>339888</text:p>
          </table:table-cell>
          <table:table-cell office:value-type="float" office:value="156032" calcext:value-type="float">
            <text:p>1560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5768" calcext:value-type="float">
            <text:p>185768</text:p>
          </table:table-cell>
          <table:table-cell office:value-type="float" office:value="2096824" calcext:value-type="float">
            <text:p>2096824</text:p>
          </table:table-cell>
          <table:table-cell office:value-type="float" office:value="364248" calcext:value-type="float">
            <text:p>364248</text:p>
          </table:table-cell>
          <table:table-cell office:value-type="float" office:value="339640" calcext:value-type="float">
            <text:p>339640</text:p>
          </table:table-cell>
          <table:table-cell office:value-type="float" office:value="185136" calcext:value-type="float">
            <text:p>185136</text:p>
          </table:table-cell>
          <table:table-cell office:value-type="float" office:value="154184" calcext:value-type="float">
            <text:p>154184</text:p>
          </table:table-cell>
          <table:table-cell office:value-type="float" office:value="2647664" calcext:value-type="float">
            <text:p>2647664</text:p>
          </table:table-cell>
          <table:table-cell office:value-type="float" office:value="386856" calcext:value-type="float">
            <text:p>386856</text:p>
          </table:table-cell>
          <table:table-cell office:value-type="float" office:value="339888" calcext:value-type="float">
            <text:p>339888</text:p>
          </table:table-cell>
          <table:table-cell office:value-type="float" office:value="156040" calcext:value-type="float">
            <text:p>1560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5840" calcext:value-type="float">
            <text:p>185840</text:p>
          </table:table-cell>
          <table:table-cell office:value-type="float" office:value="2096944" calcext:value-type="float">
            <text:p>2096944</text:p>
          </table:table-cell>
          <table:table-cell office:value-type="float" office:value="364368" calcext:value-type="float">
            <text:p>364368</text:p>
          </table:table-cell>
          <table:table-cell office:value-type="float" office:value="340096" calcext:value-type="float">
            <text:p>340096</text:p>
          </table:table-cell>
          <table:table-cell office:value-type="float" office:value="185256" calcext:value-type="float">
            <text:p>185256</text:p>
          </table:table-cell>
          <table:table-cell office:value-type="float" office:value="154208" calcext:value-type="float">
            <text:p>154208</text:p>
          </table:table-cell>
          <table:table-cell office:value-type="float" office:value="2648008" calcext:value-type="float">
            <text:p>2648008</text:p>
          </table:table-cell>
          <table:table-cell office:value-type="float" office:value="386896" calcext:value-type="float">
            <text:p>386896</text:p>
          </table:table-cell>
          <table:table-cell office:value-type="float" office:value="339912" calcext:value-type="float">
            <text:p>339912</text:p>
          </table:table-cell>
          <table:table-cell office:value-type="float" office:value="156056" calcext:value-type="float">
            <text:p>1560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6072" calcext:value-type="float">
            <text:p>186072</text:p>
          </table:table-cell>
          <table:table-cell office:value-type="float" office:value="2097376" calcext:value-type="float">
            <text:p>2097376</text:p>
          </table:table-cell>
          <table:table-cell office:value-type="float" office:value="364560" calcext:value-type="float">
            <text:p>364560</text:p>
          </table:table-cell>
          <table:table-cell office:value-type="float" office:value="341376" calcext:value-type="float">
            <text:p>341376</text:p>
          </table:table-cell>
          <table:table-cell office:value-type="float" office:value="185392" calcext:value-type="float">
            <text:p>185392</text:p>
          </table:table-cell>
          <table:table-cell office:value-type="float" office:value="154232" calcext:value-type="float">
            <text:p>154232</text:p>
          </table:table-cell>
          <table:table-cell office:value-type="float" office:value="2648240" calcext:value-type="float">
            <text:p>2648240</text:p>
          </table:table-cell>
          <table:table-cell office:value-type="float" office:value="386896" calcext:value-type="float">
            <text:p>386896</text:p>
          </table:table-cell>
          <table:table-cell office:value-type="float" office:value="339912" calcext:value-type="float">
            <text:p>339912</text:p>
          </table:table-cell>
          <table:table-cell office:value-type="float" office:value="156064" calcext:value-type="float">
            <text:p>1560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6120" calcext:value-type="float">
            <text:p>186120</text:p>
          </table:table-cell>
          <table:table-cell office:value-type="float" office:value="2097536" calcext:value-type="float">
            <text:p>2097536</text:p>
          </table:table-cell>
          <table:table-cell office:value-type="float" office:value="364944" calcext:value-type="float">
            <text:p>364944</text:p>
          </table:table-cell>
          <table:table-cell office:value-type="float" office:value="341808" calcext:value-type="float">
            <text:p>341808</text:p>
          </table:table-cell>
          <table:table-cell office:value-type="float" office:value="185480" calcext:value-type="float">
            <text:p>185480</text:p>
          </table:table-cell>
          <table:table-cell office:value-type="float" office:value="154272" calcext:value-type="float">
            <text:p>154272</text:p>
          </table:table-cell>
          <table:table-cell office:value-type="float" office:value="2648352" calcext:value-type="float">
            <text:p>2648352</text:p>
          </table:table-cell>
          <table:table-cell office:value-type="float" office:value="386912" calcext:value-type="float">
            <text:p>386912</text:p>
          </table:table-cell>
          <table:table-cell office:value-type="float" office:value="339944" calcext:value-type="float">
            <text:p>339944</text:p>
          </table:table-cell>
          <table:table-cell office:value-type="float" office:value="156088" calcext:value-type="float">
            <text:p>1560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6136" calcext:value-type="float">
            <text:p>186136</text:p>
          </table:table-cell>
          <table:table-cell office:value-type="float" office:value="2097552" calcext:value-type="float">
            <text:p>2097552</text:p>
          </table:table-cell>
          <table:table-cell office:value-type="float" office:value="364984" calcext:value-type="float">
            <text:p>364984</text:p>
          </table:table-cell>
          <table:table-cell office:value-type="float" office:value="342944" calcext:value-type="float">
            <text:p>342944</text:p>
          </table:table-cell>
          <table:table-cell office:value-type="float" office:value="185576" calcext:value-type="float">
            <text:p>185576</text:p>
          </table:table-cell>
          <table:table-cell office:value-type="float" office:value="154328" calcext:value-type="float">
            <text:p>154328</text:p>
          </table:table-cell>
          <table:table-cell office:value-type="float" office:value="2648528" calcext:value-type="float">
            <text:p>2648528</text:p>
          </table:table-cell>
          <table:table-cell office:value-type="float" office:value="386968" calcext:value-type="float">
            <text:p>386968</text:p>
          </table:table-cell>
          <table:table-cell office:value-type="float" office:value="340000" calcext:value-type="float">
            <text:p>340000</text:p>
          </table:table-cell>
          <table:table-cell office:value-type="float" office:value="156096" calcext:value-type="float">
            <text:p>1560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6272" calcext:value-type="float">
            <text:p>186272</text:p>
          </table:table-cell>
          <table:table-cell office:value-type="float" office:value="2097576" calcext:value-type="float">
            <text:p>2097576</text:p>
          </table:table-cell>
          <table:table-cell office:value-type="float" office:value="365144" calcext:value-type="float">
            <text:p>365144</text:p>
          </table:table-cell>
          <table:table-cell office:value-type="float" office:value="343360" calcext:value-type="float">
            <text:p>343360</text:p>
          </table:table-cell>
          <table:table-cell office:value-type="float" office:value="185824" calcext:value-type="float">
            <text:p>185824</text:p>
          </table:table-cell>
          <table:table-cell office:value-type="float" office:value="154352" calcext:value-type="float">
            <text:p>154352</text:p>
          </table:table-cell>
          <table:table-cell office:value-type="float" office:value="2648808" calcext:value-type="float">
            <text:p>2648808</text:p>
          </table:table-cell>
          <table:table-cell office:value-type="float" office:value="386976" calcext:value-type="float">
            <text:p>386976</text:p>
          </table:table-cell>
          <table:table-cell office:value-type="float" office:value="340008" calcext:value-type="float">
            <text:p>340008</text:p>
          </table:table-cell>
          <table:table-cell office:value-type="float" office:value="156112" calcext:value-type="float">
            <text:p>1561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6496" calcext:value-type="float">
            <text:p>186496</text:p>
          </table:table-cell>
          <table:table-cell office:value-type="float" office:value="2097600" calcext:value-type="float">
            <text:p>2097600</text:p>
          </table:table-cell>
          <table:table-cell office:value-type="float" office:value="365280" calcext:value-type="float">
            <text:p>365280</text:p>
          </table:table-cell>
          <table:table-cell office:value-type="float" office:value="343912" calcext:value-type="float">
            <text:p>343912</text:p>
          </table:table-cell>
          <table:table-cell office:value-type="float" office:value="186576" calcext:value-type="float">
            <text:p>186576</text:p>
          </table:table-cell>
          <table:table-cell office:value-type="float" office:value="154360" calcext:value-type="float">
            <text:p>154360</text:p>
          </table:table-cell>
          <table:table-cell office:value-type="float" office:value="2649592" calcext:value-type="float">
            <text:p>2649592</text:p>
          </table:table-cell>
          <table:table-cell office:value-type="float" office:value="386984" calcext:value-type="float">
            <text:p>386984</text:p>
          </table:table-cell>
          <table:table-cell office:value-type="float" office:value="340040" calcext:value-type="float">
            <text:p>340040</text:p>
          </table:table-cell>
          <table:table-cell office:value-type="float" office:value="156112" calcext:value-type="float">
            <text:p>1561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6744" calcext:value-type="float">
            <text:p>186744</text:p>
          </table:table-cell>
          <table:table-cell office:value-type="float" office:value="2098376" calcext:value-type="float">
            <text:p>2098376</text:p>
          </table:table-cell>
          <table:table-cell office:value-type="float" office:value="365464" calcext:value-type="float">
            <text:p>365464</text:p>
          </table:table-cell>
          <table:table-cell office:value-type="float" office:value="344512" calcext:value-type="float">
            <text:p>344512</text:p>
          </table:table-cell>
          <table:table-cell office:value-type="float" office:value="186736" calcext:value-type="float">
            <text:p>186736</text:p>
          </table:table-cell>
          <table:table-cell office:value-type="float" office:value="154360" calcext:value-type="float">
            <text:p>154360</text:p>
          </table:table-cell>
          <table:table-cell office:value-type="float" office:value="2650120" calcext:value-type="float">
            <text:p>2650120</text:p>
          </table:table-cell>
          <table:table-cell office:value-type="float" office:value="386984" calcext:value-type="float">
            <text:p>386984</text:p>
          </table:table-cell>
          <table:table-cell office:value-type="float" office:value="340064" calcext:value-type="float">
            <text:p>340064</text:p>
          </table:table-cell>
          <table:table-cell office:value-type="float" office:value="156112" calcext:value-type="float">
            <text:p>1561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6776" calcext:value-type="float">
            <text:p>186776</text:p>
          </table:table-cell>
          <table:table-cell office:value-type="float" office:value="2099120" calcext:value-type="float">
            <text:p>2099120</text:p>
          </table:table-cell>
          <table:table-cell office:value-type="float" office:value="366264" calcext:value-type="float">
            <text:p>366264</text:p>
          </table:table-cell>
          <table:table-cell office:value-type="float" office:value="344688" calcext:value-type="float">
            <text:p>344688</text:p>
          </table:table-cell>
          <table:table-cell office:value-type="float" office:value="186768" calcext:value-type="float">
            <text:p>186768</text:p>
          </table:table-cell>
          <table:table-cell office:value-type="float" office:value="154368" calcext:value-type="float">
            <text:p>154368</text:p>
          </table:table-cell>
          <table:table-cell office:value-type="float" office:value="2650184" calcext:value-type="float">
            <text:p>2650184</text:p>
          </table:table-cell>
          <table:table-cell office:value-type="float" office:value="386992" calcext:value-type="float">
            <text:p>386992</text:p>
          </table:table-cell>
          <table:table-cell office:value-type="float" office:value="340064" calcext:value-type="float">
            <text:p>340064</text:p>
          </table:table-cell>
          <table:table-cell office:value-type="float" office:value="156136" calcext:value-type="float">
            <text:p>1561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6832" calcext:value-type="float">
            <text:p>186832</text:p>
          </table:table-cell>
          <table:table-cell office:value-type="float" office:value="2099128" calcext:value-type="float">
            <text:p>2099128</text:p>
          </table:table-cell>
          <table:table-cell office:value-type="float" office:value="366544" calcext:value-type="float">
            <text:p>366544</text:p>
          </table:table-cell>
          <table:table-cell office:value-type="float" office:value="345680" calcext:value-type="float">
            <text:p>345680</text:p>
          </table:table-cell>
          <table:table-cell office:value-type="float" office:value="186816" calcext:value-type="float">
            <text:p>186816</text:p>
          </table:table-cell>
          <table:table-cell office:value-type="float" office:value="154376" calcext:value-type="float">
            <text:p>154376</text:p>
          </table:table-cell>
          <table:table-cell office:value-type="float" office:value="2650248" calcext:value-type="float">
            <text:p>2650248</text:p>
          </table:table-cell>
          <table:table-cell office:value-type="float" office:value="387000" calcext:value-type="float">
            <text:p>387000</text:p>
          </table:table-cell>
          <table:table-cell office:value-type="float" office:value="340064" calcext:value-type="float">
            <text:p>340064</text:p>
          </table:table-cell>
          <table:table-cell office:value-type="float" office:value="156144" calcext:value-type="float">
            <text:p>1561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6848" calcext:value-type="float">
            <text:p>186848</text:p>
          </table:table-cell>
          <table:table-cell office:value-type="float" office:value="2099472" calcext:value-type="float">
            <text:p>2099472</text:p>
          </table:table-cell>
          <table:table-cell office:value-type="float" office:value="367232" calcext:value-type="float">
            <text:p>367232</text:p>
          </table:table-cell>
          <table:table-cell office:value-type="float" office:value="345720" calcext:value-type="float">
            <text:p>345720</text:p>
          </table:table-cell>
          <table:table-cell office:value-type="float" office:value="186904" calcext:value-type="float">
            <text:p>186904</text:p>
          </table:table-cell>
          <table:table-cell office:value-type="float" office:value="154392" calcext:value-type="float">
            <text:p>154392</text:p>
          </table:table-cell>
          <table:table-cell office:value-type="float" office:value="2650904" calcext:value-type="float">
            <text:p>2650904</text:p>
          </table:table-cell>
          <table:table-cell office:value-type="float" office:value="387032" calcext:value-type="float">
            <text:p>387032</text:p>
          </table:table-cell>
          <table:table-cell office:value-type="float" office:value="340064" calcext:value-type="float">
            <text:p>340064</text:p>
          </table:table-cell>
          <table:table-cell office:value-type="float" office:value="156240" calcext:value-type="float">
            <text:p>1562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6880" calcext:value-type="float">
            <text:p>186880</text:p>
          </table:table-cell>
          <table:table-cell office:value-type="float" office:value="2099688" calcext:value-type="float">
            <text:p>2099688</text:p>
          </table:table-cell>
          <table:table-cell office:value-type="float" office:value="367584" calcext:value-type="float">
            <text:p>367584</text:p>
          </table:table-cell>
          <table:table-cell office:value-type="float" office:value="345912" calcext:value-type="float">
            <text:p>345912</text:p>
          </table:table-cell>
          <table:table-cell office:value-type="float" office:value="186960" calcext:value-type="float">
            <text:p>186960</text:p>
          </table:table-cell>
          <table:table-cell office:value-type="float" office:value="154400" calcext:value-type="float">
            <text:p>154400</text:p>
          </table:table-cell>
          <table:table-cell office:value-type="float" office:value="2651056" calcext:value-type="float">
            <text:p>2651056</text:p>
          </table:table-cell>
          <table:table-cell office:value-type="float" office:value="387032" calcext:value-type="float">
            <text:p>387032</text:p>
          </table:table-cell>
          <table:table-cell office:value-type="float" office:value="340088" calcext:value-type="float">
            <text:p>340088</text:p>
          </table:table-cell>
          <table:table-cell office:value-type="float" office:value="156264" calcext:value-type="float">
            <text:p>156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6976" calcext:value-type="float">
            <text:p>186976</text:p>
          </table:table-cell>
          <table:table-cell office:value-type="float" office:value="2100072" calcext:value-type="float">
            <text:p>2100072</text:p>
          </table:table-cell>
          <table:table-cell office:value-type="float" office:value="367632" calcext:value-type="float">
            <text:p>367632</text:p>
          </table:table-cell>
          <table:table-cell office:value-type="float" office:value="346352" calcext:value-type="float">
            <text:p>346352</text:p>
          </table:table-cell>
          <table:table-cell office:value-type="float" office:value="187160" calcext:value-type="float">
            <text:p>187160</text:p>
          </table:table-cell>
          <table:table-cell office:value-type="float" office:value="154440" calcext:value-type="float">
            <text:p>154440</text:p>
          </table:table-cell>
          <table:table-cell office:value-type="float" office:value="2652056" calcext:value-type="float">
            <text:p>2652056</text:p>
          </table:table-cell>
          <table:table-cell office:value-type="float" office:value="387072" calcext:value-type="float">
            <text:p>387072</text:p>
          </table:table-cell>
          <table:table-cell office:value-type="float" office:value="340096" calcext:value-type="float">
            <text:p>340096</text:p>
          </table:table-cell>
          <table:table-cell office:value-type="float" office:value="156296" calcext:value-type="float">
            <text:p>1562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6984" calcext:value-type="float">
            <text:p>186984</text:p>
          </table:table-cell>
          <table:table-cell office:value-type="float" office:value="2100136" calcext:value-type="float">
            <text:p>2100136</text:p>
          </table:table-cell>
          <table:table-cell office:value-type="float" office:value="368472" calcext:value-type="float">
            <text:p>368472</text:p>
          </table:table-cell>
          <table:table-cell office:value-type="float" office:value="346432" calcext:value-type="float">
            <text:p>346432</text:p>
          </table:table-cell>
          <table:table-cell office:value-type="float" office:value="187184" calcext:value-type="float">
            <text:p>187184</text:p>
          </table:table-cell>
          <table:table-cell office:value-type="float" office:value="154480" calcext:value-type="float">
            <text:p>154480</text:p>
          </table:table-cell>
          <table:table-cell office:value-type="float" office:value="2652240" calcext:value-type="float">
            <text:p>2652240</text:p>
          </table:table-cell>
          <table:table-cell office:value-type="float" office:value="387088" calcext:value-type="float">
            <text:p>387088</text:p>
          </table:table-cell>
          <table:table-cell office:value-type="float" office:value="340160" calcext:value-type="float">
            <text:p>340160</text:p>
          </table:table-cell>
          <table:table-cell office:value-type="float" office:value="156320" calcext:value-type="float">
            <text:p>1563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7040" calcext:value-type="float">
            <text:p>187040</text:p>
          </table:table-cell>
          <table:table-cell office:value-type="float" office:value="2100224" calcext:value-type="float">
            <text:p>2100224</text:p>
          </table:table-cell>
          <table:table-cell office:value-type="float" office:value="368504" calcext:value-type="float">
            <text:p>368504</text:p>
          </table:table-cell>
          <table:table-cell office:value-type="float" office:value="346480" calcext:value-type="float">
            <text:p>346480</text:p>
          </table:table-cell>
          <table:table-cell office:value-type="float" office:value="187240" calcext:value-type="float">
            <text:p>187240</text:p>
          </table:table-cell>
          <table:table-cell office:value-type="float" office:value="154512" calcext:value-type="float">
            <text:p>154512</text:p>
          </table:table-cell>
          <table:table-cell office:value-type="float" office:value="2652392" calcext:value-type="float">
            <text:p>2652392</text:p>
          </table:table-cell>
          <table:table-cell office:value-type="float" office:value="387096" calcext:value-type="float">
            <text:p>387096</text:p>
          </table:table-cell>
          <table:table-cell office:value-type="float" office:value="340168" calcext:value-type="float">
            <text:p>340168</text:p>
          </table:table-cell>
          <table:table-cell office:value-type="float" office:value="156328" calcext:value-type="float">
            <text:p>1563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7168" calcext:value-type="float">
            <text:p>187168</text:p>
          </table:table-cell>
          <table:table-cell office:value-type="float" office:value="2100304" calcext:value-type="float">
            <text:p>2100304</text:p>
          </table:table-cell>
          <table:table-cell office:value-type="float" office:value="369160" calcext:value-type="float">
            <text:p>369160</text:p>
          </table:table-cell>
          <table:table-cell office:value-type="float" office:value="347032" calcext:value-type="float">
            <text:p>347032</text:p>
          </table:table-cell>
          <table:table-cell office:value-type="float" office:value="187496" calcext:value-type="float">
            <text:p>187496</text:p>
          </table:table-cell>
          <table:table-cell office:value-type="float" office:value="154528" calcext:value-type="float">
            <text:p>154528</text:p>
          </table:table-cell>
          <table:table-cell office:value-type="float" office:value="2652440" calcext:value-type="float">
            <text:p>2652440</text:p>
          </table:table-cell>
          <table:table-cell office:value-type="float" office:value="387096" calcext:value-type="float">
            <text:p>387096</text:p>
          </table:table-cell>
          <table:table-cell office:value-type="float" office:value="340184" calcext:value-type="float">
            <text:p>340184</text:p>
          </table:table-cell>
          <table:table-cell office:value-type="float" office:value="156368" calcext:value-type="float">
            <text:p>1563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7216" calcext:value-type="float">
            <text:p>187216</text:p>
          </table:table-cell>
          <table:table-cell office:value-type="float" office:value="2100760" calcext:value-type="float">
            <text:p>2100760</text:p>
          </table:table-cell>
          <table:table-cell office:value-type="float" office:value="369416" calcext:value-type="float">
            <text:p>369416</text:p>
          </table:table-cell>
          <table:table-cell office:value-type="float" office:value="347040" calcext:value-type="float">
            <text:p>347040</text:p>
          </table:table-cell>
          <table:table-cell office:value-type="float" office:value="187504" calcext:value-type="float">
            <text:p>187504</text:p>
          </table:table-cell>
          <table:table-cell office:value-type="float" office:value="154528" calcext:value-type="float">
            <text:p>154528</text:p>
          </table:table-cell>
          <table:table-cell office:value-type="float" office:value="2652472" calcext:value-type="float">
            <text:p>2652472</text:p>
          </table:table-cell>
          <table:table-cell office:value-type="float" office:value="387120" calcext:value-type="float">
            <text:p>387120</text:p>
          </table:table-cell>
          <table:table-cell office:value-type="float" office:value="340184" calcext:value-type="float">
            <text:p>340184</text:p>
          </table:table-cell>
          <table:table-cell office:value-type="float" office:value="156400" calcext:value-type="float">
            <text:p>156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7296" calcext:value-type="float">
            <text:p>187296</text:p>
          </table:table-cell>
          <table:table-cell office:value-type="float" office:value="2100840" calcext:value-type="float">
            <text:p>2100840</text:p>
          </table:table-cell>
          <table:table-cell office:value-type="float" office:value="370096" calcext:value-type="float">
            <text:p>370096</text:p>
          </table:table-cell>
          <table:table-cell office:value-type="float" office:value="347136" calcext:value-type="float">
            <text:p>347136</text:p>
          </table:table-cell>
          <table:table-cell office:value-type="float" office:value="187568" calcext:value-type="float">
            <text:p>187568</text:p>
          </table:table-cell>
          <table:table-cell office:value-type="float" office:value="154528" calcext:value-type="float">
            <text:p>154528</text:p>
          </table:table-cell>
          <table:table-cell office:value-type="float" office:value="2653232" calcext:value-type="float">
            <text:p>2653232</text:p>
          </table:table-cell>
          <table:table-cell office:value-type="float" office:value="387152" calcext:value-type="float">
            <text:p>387152</text:p>
          </table:table-cell>
          <table:table-cell office:value-type="float" office:value="340216" calcext:value-type="float">
            <text:p>340216</text:p>
          </table:table-cell>
          <table:table-cell office:value-type="float" office:value="156456" calcext:value-type="float">
            <text:p>1564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7432" calcext:value-type="float">
            <text:p>187432</text:p>
          </table:table-cell>
          <table:table-cell office:value-type="float" office:value="2101496" calcext:value-type="float">
            <text:p>2101496</text:p>
          </table:table-cell>
          <table:table-cell office:value-type="float" office:value="370112" calcext:value-type="float">
            <text:p>370112</text:p>
          </table:table-cell>
          <table:table-cell office:value-type="float" office:value="347512" calcext:value-type="float">
            <text:p>347512</text:p>
          </table:table-cell>
          <table:table-cell office:value-type="float" office:value="187656" calcext:value-type="float">
            <text:p>187656</text:p>
          </table:table-cell>
          <table:table-cell office:value-type="float" office:value="154552" calcext:value-type="float">
            <text:p>154552</text:p>
          </table:table-cell>
          <table:table-cell office:value-type="float" office:value="2653360" calcext:value-type="float">
            <text:p>2653360</text:p>
          </table:table-cell>
          <table:table-cell office:value-type="float" office:value="387168" calcext:value-type="float">
            <text:p>387168</text:p>
          </table:table-cell>
          <table:table-cell office:value-type="float" office:value="340224" calcext:value-type="float">
            <text:p>340224</text:p>
          </table:table-cell>
          <table:table-cell office:value-type="float" office:value="156464" calcext:value-type="float">
            <text:p>1564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7528" calcext:value-type="float">
            <text:p>187528</text:p>
          </table:table-cell>
          <table:table-cell office:value-type="float" office:value="2102216" calcext:value-type="float">
            <text:p>2102216</text:p>
          </table:table-cell>
          <table:table-cell office:value-type="float" office:value="370256" calcext:value-type="float">
            <text:p>370256</text:p>
          </table:table-cell>
          <table:table-cell office:value-type="float" office:value="347872" calcext:value-type="float">
            <text:p>347872</text:p>
          </table:table-cell>
          <table:table-cell office:value-type="float" office:value="187784" calcext:value-type="float">
            <text:p>187784</text:p>
          </table:table-cell>
          <table:table-cell office:value-type="float" office:value="154568" calcext:value-type="float">
            <text:p>154568</text:p>
          </table:table-cell>
          <table:table-cell office:value-type="float" office:value="2654200" calcext:value-type="float">
            <text:p>2654200</text:p>
          </table:table-cell>
          <table:table-cell office:value-type="float" office:value="387176" calcext:value-type="float">
            <text:p>387176</text:p>
          </table:table-cell>
          <table:table-cell office:value-type="float" office:value="340240" calcext:value-type="float">
            <text:p>340240</text:p>
          </table:table-cell>
          <table:table-cell office:value-type="float" office:value="156472" calcext:value-type="float">
            <text:p>1564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7552" calcext:value-type="float">
            <text:p>187552</text:p>
          </table:table-cell>
          <table:table-cell office:value-type="float" office:value="2102488" calcext:value-type="float">
            <text:p>2102488</text:p>
          </table:table-cell>
          <table:table-cell office:value-type="float" office:value="370512" calcext:value-type="float">
            <text:p>370512</text:p>
          </table:table-cell>
          <table:table-cell office:value-type="float" office:value="348328" calcext:value-type="float">
            <text:p>348328</text:p>
          </table:table-cell>
          <table:table-cell office:value-type="float" office:value="188064" calcext:value-type="float">
            <text:p>188064</text:p>
          </table:table-cell>
          <table:table-cell office:value-type="float" office:value="154576" calcext:value-type="float">
            <text:p>154576</text:p>
          </table:table-cell>
          <table:table-cell office:value-type="float" office:value="2654344" calcext:value-type="float">
            <text:p>2654344</text:p>
          </table:table-cell>
          <table:table-cell office:value-type="float" office:value="387184" calcext:value-type="float">
            <text:p>387184</text:p>
          </table:table-cell>
          <table:table-cell office:value-type="float" office:value="340248" calcext:value-type="float">
            <text:p>340248</text:p>
          </table:table-cell>
          <table:table-cell office:value-type="float" office:value="156488" calcext:value-type="float">
            <text:p>1564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7632" calcext:value-type="float">
            <text:p>187632</text:p>
          </table:table-cell>
          <table:table-cell office:value-type="float" office:value="2102624" calcext:value-type="float">
            <text:p>2102624</text:p>
          </table:table-cell>
          <table:table-cell office:value-type="float" office:value="370592" calcext:value-type="float">
            <text:p>370592</text:p>
          </table:table-cell>
          <table:table-cell office:value-type="float" office:value="349088" calcext:value-type="float">
            <text:p>349088</text:p>
          </table:table-cell>
          <table:table-cell office:value-type="float" office:value="188328" calcext:value-type="float">
            <text:p>188328</text:p>
          </table:table-cell>
          <table:table-cell office:value-type="float" office:value="154656" calcext:value-type="float">
            <text:p>154656</text:p>
          </table:table-cell>
          <table:table-cell office:value-type="float" office:value="2654408" calcext:value-type="float">
            <text:p>2654408</text:p>
          </table:table-cell>
          <table:table-cell office:value-type="float" office:value="387208" calcext:value-type="float">
            <text:p>387208</text:p>
          </table:table-cell>
          <table:table-cell office:value-type="float" office:value="340264" calcext:value-type="float">
            <text:p>340264</text:p>
          </table:table-cell>
          <table:table-cell office:value-type="float" office:value="156496" calcext:value-type="float">
            <text:p>1564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7896" calcext:value-type="float">
            <text:p>187896</text:p>
          </table:table-cell>
          <table:table-cell office:value-type="float" office:value="2103472" calcext:value-type="float">
            <text:p>2103472</text:p>
          </table:table-cell>
          <table:table-cell office:value-type="float" office:value="371360" calcext:value-type="float">
            <text:p>371360</text:p>
          </table:table-cell>
          <table:table-cell office:value-type="float" office:value="349392" calcext:value-type="float">
            <text:p>349392</text:p>
          </table:table-cell>
          <table:table-cell office:value-type="float" office:value="188472" calcext:value-type="float">
            <text:p>188472</text:p>
          </table:table-cell>
          <table:table-cell office:value-type="float" office:value="154664" calcext:value-type="float">
            <text:p>154664</text:p>
          </table:table-cell>
          <table:table-cell office:value-type="float" office:value="2654432" calcext:value-type="float">
            <text:p>2654432</text:p>
          </table:table-cell>
          <table:table-cell office:value-type="float" office:value="387208" calcext:value-type="float">
            <text:p>387208</text:p>
          </table:table-cell>
          <table:table-cell office:value-type="float" office:value="340264" calcext:value-type="float">
            <text:p>340264</text:p>
          </table:table-cell>
          <table:table-cell office:value-type="float" office:value="156544" calcext:value-type="float">
            <text:p>1565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8048" calcext:value-type="float">
            <text:p>188048</text:p>
          </table:table-cell>
          <table:table-cell office:value-type="float" office:value="2103584" calcext:value-type="float">
            <text:p>2103584</text:p>
          </table:table-cell>
          <table:table-cell office:value-type="float" office:value="371976" calcext:value-type="float">
            <text:p>371976</text:p>
          </table:table-cell>
          <table:table-cell office:value-type="float" office:value="349472" calcext:value-type="float">
            <text:p>349472</text:p>
          </table:table-cell>
          <table:table-cell office:value-type="float" office:value="188496" calcext:value-type="float">
            <text:p>188496</text:p>
          </table:table-cell>
          <table:table-cell office:value-type="float" office:value="154688" calcext:value-type="float">
            <text:p>154688</text:p>
          </table:table-cell>
          <table:table-cell office:value-type="float" office:value="2654672" calcext:value-type="float">
            <text:p>2654672</text:p>
          </table:table-cell>
          <table:table-cell office:value-type="float" office:value="387216" calcext:value-type="float">
            <text:p>387216</text:p>
          </table:table-cell>
          <table:table-cell office:value-type="float" office:value="340280" calcext:value-type="float">
            <text:p>340280</text:p>
          </table:table-cell>
          <table:table-cell office:value-type="float" office:value="156560" calcext:value-type="float">
            <text:p>1565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8104" calcext:value-type="float">
            <text:p>188104</text:p>
          </table:table-cell>
          <table:table-cell office:value-type="float" office:value="2103880" calcext:value-type="float">
            <text:p>2103880</text:p>
          </table:table-cell>
          <table:table-cell office:value-type="float" office:value="372328" calcext:value-type="float">
            <text:p>372328</text:p>
          </table:table-cell>
          <table:table-cell office:value-type="float" office:value="349736" calcext:value-type="float">
            <text:p>349736</text:p>
          </table:table-cell>
          <table:table-cell office:value-type="float" office:value="188568" calcext:value-type="float">
            <text:p>188568</text:p>
          </table:table-cell>
          <table:table-cell office:value-type="float" office:value="154744" calcext:value-type="float">
            <text:p>154744</text:p>
          </table:table-cell>
          <table:table-cell office:value-type="float" office:value="2654800" calcext:value-type="float">
            <text:p>2654800</text:p>
          </table:table-cell>
          <table:table-cell office:value-type="float" office:value="387216" calcext:value-type="float">
            <text:p>387216</text:p>
          </table:table-cell>
          <table:table-cell office:value-type="float" office:value="340296" calcext:value-type="float">
            <text:p>340296</text:p>
          </table:table-cell>
          <table:table-cell office:value-type="float" office:value="156568" calcext:value-type="float">
            <text:p>1565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8408" calcext:value-type="float">
            <text:p>188408</text:p>
          </table:table-cell>
          <table:table-cell office:value-type="float" office:value="2104008" calcext:value-type="float">
            <text:p>2104008</text:p>
          </table:table-cell>
          <table:table-cell office:value-type="float" office:value="372360" calcext:value-type="float">
            <text:p>372360</text:p>
          </table:table-cell>
          <table:table-cell office:value-type="float" office:value="350280" calcext:value-type="float">
            <text:p>350280</text:p>
          </table:table-cell>
          <table:table-cell office:value-type="float" office:value="188576" calcext:value-type="float">
            <text:p>188576</text:p>
          </table:table-cell>
          <table:table-cell office:value-type="float" office:value="154752" calcext:value-type="float">
            <text:p>154752</text:p>
          </table:table-cell>
          <table:table-cell office:value-type="float" office:value="2654920" calcext:value-type="float">
            <text:p>2654920</text:p>
          </table:table-cell>
          <table:table-cell office:value-type="float" office:value="387224" calcext:value-type="float">
            <text:p>387224</text:p>
          </table:table-cell>
          <table:table-cell office:value-type="float" office:value="340344" calcext:value-type="float">
            <text:p>340344</text:p>
          </table:table-cell>
          <table:table-cell office:value-type="float" office:value="156656" calcext:value-type="float">
            <text:p>1566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8456" calcext:value-type="float">
            <text:p>188456</text:p>
          </table:table-cell>
          <table:table-cell office:value-type="float" office:value="2105248" calcext:value-type="float">
            <text:p>2105248</text:p>
          </table:table-cell>
          <table:table-cell office:value-type="float" office:value="372368" calcext:value-type="float">
            <text:p>372368</text:p>
          </table:table-cell>
          <table:table-cell office:value-type="float" office:value="350592" calcext:value-type="float">
            <text:p>350592</text:p>
          </table:table-cell>
          <table:table-cell office:value-type="float" office:value="189640" calcext:value-type="float">
            <text:p>189640</text:p>
          </table:table-cell>
          <table:table-cell office:value-type="float" office:value="154752" calcext:value-type="float">
            <text:p>154752</text:p>
          </table:table-cell>
          <table:table-cell office:value-type="float" office:value="2655112" calcext:value-type="float">
            <text:p>2655112</text:p>
          </table:table-cell>
          <table:table-cell office:value-type="float" office:value="387224" calcext:value-type="float">
            <text:p>387224</text:p>
          </table:table-cell>
          <table:table-cell office:value-type="float" office:value="340384" calcext:value-type="float">
            <text:p>340384</text:p>
          </table:table-cell>
          <table:table-cell office:value-type="float" office:value="156664" calcext:value-type="float">
            <text:p>1566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8464" calcext:value-type="float">
            <text:p>188464</text:p>
          </table:table-cell>
          <table:table-cell office:value-type="float" office:value="2105480" calcext:value-type="float">
            <text:p>2105480</text:p>
          </table:table-cell>
          <table:table-cell office:value-type="float" office:value="372392" calcext:value-type="float">
            <text:p>372392</text:p>
          </table:table-cell>
          <table:table-cell office:value-type="float" office:value="350632" calcext:value-type="float">
            <text:p>350632</text:p>
          </table:table-cell>
          <table:table-cell office:value-type="float" office:value="189696" calcext:value-type="float">
            <text:p>189696</text:p>
          </table:table-cell>
          <table:table-cell office:value-type="float" office:value="154752" calcext:value-type="float">
            <text:p>154752</text:p>
          </table:table-cell>
          <table:table-cell office:value-type="float" office:value="2655152" calcext:value-type="float">
            <text:p>2655152</text:p>
          </table:table-cell>
          <table:table-cell office:value-type="float" office:value="387224" calcext:value-type="float">
            <text:p>387224</text:p>
          </table:table-cell>
          <table:table-cell office:value-type="float" office:value="340400" calcext:value-type="float">
            <text:p>340400</text:p>
          </table:table-cell>
          <table:table-cell office:value-type="float" office:value="156728" calcext:value-type="float">
            <text:p>1567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8480" calcext:value-type="float">
            <text:p>188480</text:p>
          </table:table-cell>
          <table:table-cell office:value-type="float" office:value="2105728" calcext:value-type="float">
            <text:p>2105728</text:p>
          </table:table-cell>
          <table:table-cell office:value-type="float" office:value="372648" calcext:value-type="float">
            <text:p>372648</text:p>
          </table:table-cell>
          <table:table-cell office:value-type="float" office:value="350776" calcext:value-type="float">
            <text:p>350776</text:p>
          </table:table-cell>
          <table:table-cell office:value-type="float" office:value="189792" calcext:value-type="float">
            <text:p>189792</text:p>
          </table:table-cell>
          <table:table-cell office:value-type="float" office:value="154776" calcext:value-type="float">
            <text:p>154776</text:p>
          </table:table-cell>
          <table:table-cell office:value-type="float" office:value="2655232" calcext:value-type="float">
            <text:p>2655232</text:p>
          </table:table-cell>
          <table:table-cell office:value-type="float" office:value="387232" calcext:value-type="float">
            <text:p>387232</text:p>
          </table:table-cell>
          <table:table-cell office:value-type="float" office:value="340408" calcext:value-type="float">
            <text:p>340408</text:p>
          </table:table-cell>
          <table:table-cell office:value-type="float" office:value="156752" calcext:value-type="float">
            <text:p>1567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8936" calcext:value-type="float">
            <text:p>188936</text:p>
          </table:table-cell>
          <table:table-cell office:value-type="float" office:value="2105784" calcext:value-type="float">
            <text:p>2105784</text:p>
          </table:table-cell>
          <table:table-cell office:value-type="float" office:value="372696" calcext:value-type="float">
            <text:p>372696</text:p>
          </table:table-cell>
          <table:table-cell office:value-type="float" office:value="350984" calcext:value-type="float">
            <text:p>350984</text:p>
          </table:table-cell>
          <table:table-cell office:value-type="float" office:value="190200" calcext:value-type="float">
            <text:p>190200</text:p>
          </table:table-cell>
          <table:table-cell office:value-type="float" office:value="154832" calcext:value-type="float">
            <text:p>154832</text:p>
          </table:table-cell>
          <table:table-cell office:value-type="float" office:value="2656184" calcext:value-type="float">
            <text:p>2656184</text:p>
          </table:table-cell>
          <table:table-cell office:value-type="float" office:value="387232" calcext:value-type="float">
            <text:p>387232</text:p>
          </table:table-cell>
          <table:table-cell office:value-type="float" office:value="340408" calcext:value-type="float">
            <text:p>340408</text:p>
          </table:table-cell>
          <table:table-cell office:value-type="float" office:value="156760" calcext:value-type="float">
            <text:p>1567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9144" calcext:value-type="float">
            <text:p>189144</text:p>
          </table:table-cell>
          <table:table-cell office:value-type="float" office:value="2105944" calcext:value-type="float">
            <text:p>2105944</text:p>
          </table:table-cell>
          <table:table-cell office:value-type="float" office:value="373408" calcext:value-type="float">
            <text:p>373408</text:p>
          </table:table-cell>
          <table:table-cell office:value-type="float" office:value="351296" calcext:value-type="float">
            <text:p>351296</text:p>
          </table:table-cell>
          <table:table-cell office:value-type="float" office:value="190432" calcext:value-type="float">
            <text:p>190432</text:p>
          </table:table-cell>
          <table:table-cell office:value-type="float" office:value="154840" calcext:value-type="float">
            <text:p>154840</text:p>
          </table:table-cell>
          <table:table-cell office:value-type="float" office:value="2656240" calcext:value-type="float">
            <text:p>2656240</text:p>
          </table:table-cell>
          <table:table-cell office:value-type="float" office:value="387256" calcext:value-type="float">
            <text:p>387256</text:p>
          </table:table-cell>
          <table:table-cell office:value-type="float" office:value="340440" calcext:value-type="float">
            <text:p>340440</text:p>
          </table:table-cell>
          <table:table-cell office:value-type="float" office:value="156760" calcext:value-type="float">
            <text:p>1567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0064" calcext:value-type="float">
            <text:p>190064</text:p>
          </table:table-cell>
          <table:table-cell office:value-type="float" office:value="2106040" calcext:value-type="float">
            <text:p>2106040</text:p>
          </table:table-cell>
          <table:table-cell office:value-type="float" office:value="373576" calcext:value-type="float">
            <text:p>373576</text:p>
          </table:table-cell>
          <table:table-cell office:value-type="float" office:value="351384" calcext:value-type="float">
            <text:p>351384</text:p>
          </table:table-cell>
          <table:table-cell office:value-type="float" office:value="190672" calcext:value-type="float">
            <text:p>190672</text:p>
          </table:table-cell>
          <table:table-cell office:value-type="float" office:value="154872" calcext:value-type="float">
            <text:p>154872</text:p>
          </table:table-cell>
          <table:table-cell office:value-type="float" office:value="2657016" calcext:value-type="float">
            <text:p>2657016</text:p>
          </table:table-cell>
          <table:table-cell office:value-type="float" office:value="387256" calcext:value-type="float">
            <text:p>387256</text:p>
          </table:table-cell>
          <table:table-cell office:value-type="float" office:value="340464" calcext:value-type="float">
            <text:p>340464</text:p>
          </table:table-cell>
          <table:table-cell office:value-type="float" office:value="156800" calcext:value-type="float">
            <text:p>1568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0168" calcext:value-type="float">
            <text:p>190168</text:p>
          </table:table-cell>
          <table:table-cell office:value-type="float" office:value="2107192" calcext:value-type="float">
            <text:p>2107192</text:p>
          </table:table-cell>
          <table:table-cell office:value-type="float" office:value="373848" calcext:value-type="float">
            <text:p>373848</text:p>
          </table:table-cell>
          <table:table-cell office:value-type="float" office:value="351600" calcext:value-type="float">
            <text:p>351600</text:p>
          </table:table-cell>
          <table:table-cell office:value-type="float" office:value="190680" calcext:value-type="float">
            <text:p>190680</text:p>
          </table:table-cell>
          <table:table-cell office:value-type="float" office:value="154920" calcext:value-type="float">
            <text:p>154920</text:p>
          </table:table-cell>
          <table:table-cell office:value-type="float" office:value="2657392" calcext:value-type="float">
            <text:p>2657392</text:p>
          </table:table-cell>
          <table:table-cell office:value-type="float" office:value="387280" calcext:value-type="float">
            <text:p>387280</text:p>
          </table:table-cell>
          <table:table-cell office:value-type="float" office:value="340472" calcext:value-type="float">
            <text:p>340472</text:p>
          </table:table-cell>
          <table:table-cell office:value-type="float" office:value="156856" calcext:value-type="float">
            <text:p>1568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0312" calcext:value-type="float">
            <text:p>190312</text:p>
          </table:table-cell>
          <table:table-cell office:value-type="float" office:value="2107408" calcext:value-type="float">
            <text:p>2107408</text:p>
          </table:table-cell>
          <table:table-cell office:value-type="float" office:value="374184" calcext:value-type="float">
            <text:p>374184</text:p>
          </table:table-cell>
          <table:table-cell office:value-type="float" office:value="351624" calcext:value-type="float">
            <text:p>351624</text:p>
          </table:table-cell>
          <table:table-cell office:value-type="float" office:value="191240" calcext:value-type="float">
            <text:p>191240</text:p>
          </table:table-cell>
          <table:table-cell office:value-type="float" office:value="154920" calcext:value-type="float">
            <text:p>154920</text:p>
          </table:table-cell>
          <table:table-cell office:value-type="float" office:value="2657656" calcext:value-type="float">
            <text:p>2657656</text:p>
          </table:table-cell>
          <table:table-cell office:value-type="float" office:value="387296" calcext:value-type="float">
            <text:p>387296</text:p>
          </table:table-cell>
          <table:table-cell office:value-type="float" office:value="340496" calcext:value-type="float">
            <text:p>340496</text:p>
          </table:table-cell>
          <table:table-cell office:value-type="float" office:value="156920" calcext:value-type="float">
            <text:p>1569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0512" calcext:value-type="float">
            <text:p>190512</text:p>
          </table:table-cell>
          <table:table-cell office:value-type="float" office:value="2107536" calcext:value-type="float">
            <text:p>2107536</text:p>
          </table:table-cell>
          <table:table-cell office:value-type="float" office:value="375008" calcext:value-type="float">
            <text:p>375008</text:p>
          </table:table-cell>
          <table:table-cell office:value-type="float" office:value="351784" calcext:value-type="float">
            <text:p>351784</text:p>
          </table:table-cell>
          <table:table-cell office:value-type="float" office:value="191280" calcext:value-type="float">
            <text:p>191280</text:p>
          </table:table-cell>
          <table:table-cell office:value-type="float" office:value="154936" calcext:value-type="float">
            <text:p>154936</text:p>
          </table:table-cell>
          <table:table-cell office:value-type="float" office:value="2657800" calcext:value-type="float">
            <text:p>2657800</text:p>
          </table:table-cell>
          <table:table-cell office:value-type="float" office:value="387304" calcext:value-type="float">
            <text:p>387304</text:p>
          </table:table-cell>
          <table:table-cell office:value-type="float" office:value="340504" calcext:value-type="float">
            <text:p>340504</text:p>
          </table:table-cell>
          <table:table-cell office:value-type="float" office:value="156944" calcext:value-type="float">
            <text:p>1569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0616" calcext:value-type="float">
            <text:p>190616</text:p>
          </table:table-cell>
          <table:table-cell office:value-type="float" office:value="2108128" calcext:value-type="float">
            <text:p>2108128</text:p>
          </table:table-cell>
          <table:table-cell office:value-type="float" office:value="375272" calcext:value-type="float">
            <text:p>375272</text:p>
          </table:table-cell>
          <table:table-cell office:value-type="float" office:value="352616" calcext:value-type="float">
            <text:p>352616</text:p>
          </table:table-cell>
          <table:table-cell office:value-type="float" office:value="191736" calcext:value-type="float">
            <text:p>191736</text:p>
          </table:table-cell>
          <table:table-cell office:value-type="float" office:value="154960" calcext:value-type="float">
            <text:p>154960</text:p>
          </table:table-cell>
          <table:table-cell office:value-type="float" office:value="2658288" calcext:value-type="float">
            <text:p>2658288</text:p>
          </table:table-cell>
          <table:table-cell office:value-type="float" office:value="387312" calcext:value-type="float">
            <text:p>387312</text:p>
          </table:table-cell>
          <table:table-cell office:value-type="float" office:value="340560" calcext:value-type="float">
            <text:p>340560</text:p>
          </table:table-cell>
          <table:table-cell office:value-type="float" office:value="156976" calcext:value-type="float">
            <text:p>1569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1144" calcext:value-type="float">
            <text:p>191144</text:p>
          </table:table-cell>
          <table:table-cell office:value-type="float" office:value="2108624" calcext:value-type="float">
            <text:p>2108624</text:p>
          </table:table-cell>
          <table:table-cell office:value-type="float" office:value="375432" calcext:value-type="float">
            <text:p>375432</text:p>
          </table:table-cell>
          <table:table-cell office:value-type="float" office:value="352768" calcext:value-type="float">
            <text:p>352768</text:p>
          </table:table-cell>
          <table:table-cell office:value-type="float" office:value="191928" calcext:value-type="float">
            <text:p>191928</text:p>
          </table:table-cell>
          <table:table-cell office:value-type="float" office:value="154984" calcext:value-type="float">
            <text:p>154984</text:p>
          </table:table-cell>
          <table:table-cell office:value-type="float" office:value="2658448" calcext:value-type="float">
            <text:p>2658448</text:p>
          </table:table-cell>
          <table:table-cell office:value-type="float" office:value="387336" calcext:value-type="float">
            <text:p>387336</text:p>
          </table:table-cell>
          <table:table-cell office:value-type="float" office:value="340584" calcext:value-type="float">
            <text:p>340584</text:p>
          </table:table-cell>
          <table:table-cell office:value-type="float" office:value="156984" calcext:value-type="float">
            <text:p>1569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1224" calcext:value-type="float">
            <text:p>191224</text:p>
          </table:table-cell>
          <table:table-cell office:value-type="float" office:value="2108768" calcext:value-type="float">
            <text:p>2108768</text:p>
          </table:table-cell>
          <table:table-cell office:value-type="float" office:value="375488" calcext:value-type="float">
            <text:p>375488</text:p>
          </table:table-cell>
          <table:table-cell office:value-type="float" office:value="353208" calcext:value-type="float">
            <text:p>353208</text:p>
          </table:table-cell>
          <table:table-cell office:value-type="float" office:value="192008" calcext:value-type="float">
            <text:p>192008</text:p>
          </table:table-cell>
          <table:table-cell office:value-type="float" office:value="155016" calcext:value-type="float">
            <text:p>155016</text:p>
          </table:table-cell>
          <table:table-cell office:value-type="float" office:value="2658640" calcext:value-type="float">
            <text:p>2658640</text:p>
          </table:table-cell>
          <table:table-cell office:value-type="float" office:value="387344" calcext:value-type="float">
            <text:p>387344</text:p>
          </table:table-cell>
          <table:table-cell office:value-type="float" office:value="340624" calcext:value-type="float">
            <text:p>340624</text:p>
          </table:table-cell>
          <table:table-cell office:value-type="float" office:value="157024" calcext:value-type="float">
            <text:p>1570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1328" calcext:value-type="float">
            <text:p>191328</text:p>
          </table:table-cell>
          <table:table-cell office:value-type="float" office:value="2108960" calcext:value-type="float">
            <text:p>2108960</text:p>
          </table:table-cell>
          <table:table-cell office:value-type="float" office:value="375504" calcext:value-type="float">
            <text:p>375504</text:p>
          </table:table-cell>
          <table:table-cell office:value-type="float" office:value="353216" calcext:value-type="float">
            <text:p>353216</text:p>
          </table:table-cell>
          <table:table-cell office:value-type="float" office:value="192112" calcext:value-type="float">
            <text:p>192112</text:p>
          </table:table-cell>
          <table:table-cell office:value-type="float" office:value="155032" calcext:value-type="float">
            <text:p>155032</text:p>
          </table:table-cell>
          <table:table-cell office:value-type="float" office:value="2658872" calcext:value-type="float">
            <text:p>2658872</text:p>
          </table:table-cell>
          <table:table-cell office:value-type="float" office:value="387344" calcext:value-type="float">
            <text:p>387344</text:p>
          </table:table-cell>
          <table:table-cell office:value-type="float" office:value="340656" calcext:value-type="float">
            <text:p>340656</text:p>
          </table:table-cell>
          <table:table-cell office:value-type="float" office:value="157032" calcext:value-type="float">
            <text:p>1570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1720" calcext:value-type="float">
            <text:p>191720</text:p>
          </table:table-cell>
          <table:table-cell office:value-type="float" office:value="2109392" calcext:value-type="float">
            <text:p>2109392</text:p>
          </table:table-cell>
          <table:table-cell office:value-type="float" office:value="375592" calcext:value-type="float">
            <text:p>375592</text:p>
          </table:table-cell>
          <table:table-cell office:value-type="float" office:value="353336" calcext:value-type="float">
            <text:p>353336</text:p>
          </table:table-cell>
          <table:table-cell office:value-type="float" office:value="192152" calcext:value-type="float">
            <text:p>192152</text:p>
          </table:table-cell>
          <table:table-cell office:value-type="float" office:value="155096" calcext:value-type="float">
            <text:p>155096</text:p>
          </table:table-cell>
          <table:table-cell office:value-type="float" office:value="2659344" calcext:value-type="float">
            <text:p>2659344</text:p>
          </table:table-cell>
          <table:table-cell office:value-type="float" office:value="387400" calcext:value-type="float">
            <text:p>387400</text:p>
          </table:table-cell>
          <table:table-cell office:value-type="float" office:value="340680" calcext:value-type="float">
            <text:p>340680</text:p>
          </table:table-cell>
          <table:table-cell office:value-type="float" office:value="157032" calcext:value-type="float">
            <text:p>1570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2064" calcext:value-type="float">
            <text:p>192064</text:p>
          </table:table-cell>
          <table:table-cell office:value-type="float" office:value="2109616" calcext:value-type="float">
            <text:p>2109616</text:p>
          </table:table-cell>
          <table:table-cell office:value-type="float" office:value="376224" calcext:value-type="float">
            <text:p>376224</text:p>
          </table:table-cell>
          <table:table-cell office:value-type="float" office:value="353504" calcext:value-type="float">
            <text:p>353504</text:p>
          </table:table-cell>
          <table:table-cell office:value-type="float" office:value="192336" calcext:value-type="float">
            <text:p>192336</text:p>
          </table:table-cell>
          <table:table-cell office:value-type="float" office:value="155120" calcext:value-type="float">
            <text:p>155120</text:p>
          </table:table-cell>
          <table:table-cell office:value-type="float" office:value="2659448" calcext:value-type="float">
            <text:p>2659448</text:p>
          </table:table-cell>
          <table:table-cell office:value-type="float" office:value="387464" calcext:value-type="float">
            <text:p>387464</text:p>
          </table:table-cell>
          <table:table-cell office:value-type="float" office:value="340680" calcext:value-type="float">
            <text:p>340680</text:p>
          </table:table-cell>
          <table:table-cell office:value-type="float" office:value="157040" calcext:value-type="float">
            <text:p>1570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2360" calcext:value-type="float">
            <text:p>192360</text:p>
          </table:table-cell>
          <table:table-cell office:value-type="float" office:value="2109720" calcext:value-type="float">
            <text:p>2109720</text:p>
          </table:table-cell>
          <table:table-cell office:value-type="float" office:value="376232" calcext:value-type="float">
            <text:p>376232</text:p>
          </table:table-cell>
          <table:table-cell office:value-type="float" office:value="353632" calcext:value-type="float">
            <text:p>353632</text:p>
          </table:table-cell>
          <table:table-cell office:value-type="float" office:value="192528" calcext:value-type="float">
            <text:p>192528</text:p>
          </table:table-cell>
          <table:table-cell office:value-type="float" office:value="155128" calcext:value-type="float">
            <text:p>155128</text:p>
          </table:table-cell>
          <table:table-cell office:value-type="float" office:value="2659648" calcext:value-type="float">
            <text:p>2659648</text:p>
          </table:table-cell>
          <table:table-cell office:value-type="float" office:value="387504" calcext:value-type="float">
            <text:p>387504</text:p>
          </table:table-cell>
          <table:table-cell office:value-type="float" office:value="340696" calcext:value-type="float">
            <text:p>340696</text:p>
          </table:table-cell>
          <table:table-cell office:value-type="float" office:value="157056" calcext:value-type="float">
            <text:p>1570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2472" calcext:value-type="float">
            <text:p>192472</text:p>
          </table:table-cell>
          <table:table-cell office:value-type="float" office:value="2109816" calcext:value-type="float">
            <text:p>2109816</text:p>
          </table:table-cell>
          <table:table-cell office:value-type="float" office:value="376272" calcext:value-type="float">
            <text:p>376272</text:p>
          </table:table-cell>
          <table:table-cell office:value-type="float" office:value="353696" calcext:value-type="float">
            <text:p>353696</text:p>
          </table:table-cell>
          <table:table-cell office:value-type="float" office:value="192568" calcext:value-type="float">
            <text:p>192568</text:p>
          </table:table-cell>
          <table:table-cell office:value-type="float" office:value="155168" calcext:value-type="float">
            <text:p>155168</text:p>
          </table:table-cell>
          <table:table-cell office:value-type="float" office:value="2659656" calcext:value-type="float">
            <text:p>2659656</text:p>
          </table:table-cell>
          <table:table-cell office:value-type="float" office:value="387520" calcext:value-type="float">
            <text:p>387520</text:p>
          </table:table-cell>
          <table:table-cell office:value-type="float" office:value="340720" calcext:value-type="float">
            <text:p>340720</text:p>
          </table:table-cell>
          <table:table-cell office:value-type="float" office:value="157056" calcext:value-type="float">
            <text:p>1570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3432" calcext:value-type="float">
            <text:p>193432</text:p>
          </table:table-cell>
          <table:table-cell office:value-type="float" office:value="2110040" calcext:value-type="float">
            <text:p>2110040</text:p>
          </table:table-cell>
          <table:table-cell office:value-type="float" office:value="376312" calcext:value-type="float">
            <text:p>376312</text:p>
          </table:table-cell>
          <table:table-cell office:value-type="float" office:value="353872" calcext:value-type="float">
            <text:p>353872</text:p>
          </table:table-cell>
          <table:table-cell office:value-type="float" office:value="192576" calcext:value-type="float">
            <text:p>192576</text:p>
          </table:table-cell>
          <table:table-cell office:value-type="float" office:value="155176" calcext:value-type="float">
            <text:p>155176</text:p>
          </table:table-cell>
          <table:table-cell office:value-type="float" office:value="2659688" calcext:value-type="float">
            <text:p>2659688</text:p>
          </table:table-cell>
          <table:table-cell office:value-type="float" office:value="387552" calcext:value-type="float">
            <text:p>387552</text:p>
          </table:table-cell>
          <table:table-cell office:value-type="float" office:value="340736" calcext:value-type="float">
            <text:p>340736</text:p>
          </table:table-cell>
          <table:table-cell office:value-type="float" office:value="157072" calcext:value-type="float">
            <text:p>1570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3544" calcext:value-type="float">
            <text:p>193544</text:p>
          </table:table-cell>
          <table:table-cell office:value-type="float" office:value="2110208" calcext:value-type="float">
            <text:p>2110208</text:p>
          </table:table-cell>
          <table:table-cell office:value-type="float" office:value="376512" calcext:value-type="float">
            <text:p>376512</text:p>
          </table:table-cell>
          <table:table-cell office:value-type="float" office:value="353896" calcext:value-type="float">
            <text:p>353896</text:p>
          </table:table-cell>
          <table:table-cell office:value-type="float" office:value="193064" calcext:value-type="float">
            <text:p>193064</text:p>
          </table:table-cell>
          <table:table-cell office:value-type="float" office:value="155240" calcext:value-type="float">
            <text:p>155240</text:p>
          </table:table-cell>
          <table:table-cell office:value-type="float" office:value="2659744" calcext:value-type="float">
            <text:p>2659744</text:p>
          </table:table-cell>
          <table:table-cell office:value-type="float" office:value="387560" calcext:value-type="float">
            <text:p>387560</text:p>
          </table:table-cell>
          <table:table-cell office:value-type="float" office:value="340744" calcext:value-type="float">
            <text:p>340744</text:p>
          </table:table-cell>
          <table:table-cell office:value-type="float" office:value="157104" calcext:value-type="float">
            <text:p>1571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3744" calcext:value-type="float">
            <text:p>193744</text:p>
          </table:table-cell>
          <table:table-cell office:value-type="float" office:value="2110688" calcext:value-type="float">
            <text:p>2110688</text:p>
          </table:table-cell>
          <table:table-cell office:value-type="float" office:value="376512" calcext:value-type="float">
            <text:p>376512</text:p>
          </table:table-cell>
          <table:table-cell office:value-type="float" office:value="354728" calcext:value-type="float">
            <text:p>354728</text:p>
          </table:table-cell>
          <table:table-cell office:value-type="float" office:value="193344" calcext:value-type="float">
            <text:p>193344</text:p>
          </table:table-cell>
          <table:table-cell office:value-type="float" office:value="155256" calcext:value-type="float">
            <text:p>155256</text:p>
          </table:table-cell>
          <table:table-cell office:value-type="float" office:value="2659880" calcext:value-type="float">
            <text:p>2659880</text:p>
          </table:table-cell>
          <table:table-cell office:value-type="float" office:value="387584" calcext:value-type="float">
            <text:p>387584</text:p>
          </table:table-cell>
          <table:table-cell office:value-type="float" office:value="340768" calcext:value-type="float">
            <text:p>340768</text:p>
          </table:table-cell>
          <table:table-cell office:value-type="float" office:value="157104" calcext:value-type="float">
            <text:p>1571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3776" calcext:value-type="float">
            <text:p>193776</text:p>
          </table:table-cell>
          <table:table-cell office:value-type="float" office:value="2110776" calcext:value-type="float">
            <text:p>2110776</text:p>
          </table:table-cell>
          <table:table-cell office:value-type="float" office:value="376656" calcext:value-type="float">
            <text:p>376656</text:p>
          </table:table-cell>
          <table:table-cell office:value-type="float" office:value="354768" calcext:value-type="float">
            <text:p>354768</text:p>
          </table:table-cell>
          <table:table-cell office:value-type="float" office:value="193648" calcext:value-type="float">
            <text:p>193648</text:p>
          </table:table-cell>
          <table:table-cell office:value-type="float" office:value="155264" calcext:value-type="float">
            <text:p>155264</text:p>
          </table:table-cell>
          <table:table-cell office:value-type="float" office:value="2660480" calcext:value-type="float">
            <text:p>2660480</text:p>
          </table:table-cell>
          <table:table-cell office:value-type="float" office:value="387600" calcext:value-type="float">
            <text:p>387600</text:p>
          </table:table-cell>
          <table:table-cell office:value-type="float" office:value="340776" calcext:value-type="float">
            <text:p>340776</text:p>
          </table:table-cell>
          <table:table-cell office:value-type="float" office:value="157128" calcext:value-type="float">
            <text:p>1571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4120" calcext:value-type="float">
            <text:p>194120</text:p>
          </table:table-cell>
          <table:table-cell office:value-type="float" office:value="2110824" calcext:value-type="float">
            <text:p>2110824</text:p>
          </table:table-cell>
          <table:table-cell office:value-type="float" office:value="376896" calcext:value-type="float">
            <text:p>376896</text:p>
          </table:table-cell>
          <table:table-cell office:value-type="float" office:value="354960" calcext:value-type="float">
            <text:p>354960</text:p>
          </table:table-cell>
          <table:table-cell office:value-type="float" office:value="194128" calcext:value-type="float">
            <text:p>194128</text:p>
          </table:table-cell>
          <table:table-cell office:value-type="float" office:value="155272" calcext:value-type="float">
            <text:p>155272</text:p>
          </table:table-cell>
          <table:table-cell office:value-type="float" office:value="2660528" calcext:value-type="float">
            <text:p>2660528</text:p>
          </table:table-cell>
          <table:table-cell office:value-type="float" office:value="387616" calcext:value-type="float">
            <text:p>387616</text:p>
          </table:table-cell>
          <table:table-cell office:value-type="float" office:value="340808" calcext:value-type="float">
            <text:p>340808</text:p>
          </table:table-cell>
          <table:table-cell office:value-type="float" office:value="157152" calcext:value-type="float">
            <text:p>1571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4568" calcext:value-type="float">
            <text:p>194568</text:p>
          </table:table-cell>
          <table:table-cell office:value-type="float" office:value="2111760" calcext:value-type="float">
            <text:p>2111760</text:p>
          </table:table-cell>
          <table:table-cell office:value-type="float" office:value="376984" calcext:value-type="float">
            <text:p>376984</text:p>
          </table:table-cell>
          <table:table-cell office:value-type="float" office:value="354992" calcext:value-type="float">
            <text:p>354992</text:p>
          </table:table-cell>
          <table:table-cell office:value-type="float" office:value="194288" calcext:value-type="float">
            <text:p>194288</text:p>
          </table:table-cell>
          <table:table-cell office:value-type="float" office:value="155296" calcext:value-type="float">
            <text:p>155296</text:p>
          </table:table-cell>
          <table:table-cell office:value-type="float" office:value="2660872" calcext:value-type="float">
            <text:p>2660872</text:p>
          </table:table-cell>
          <table:table-cell office:value-type="float" office:value="387616" calcext:value-type="float">
            <text:p>387616</text:p>
          </table:table-cell>
          <table:table-cell office:value-type="float" office:value="340816" calcext:value-type="float">
            <text:p>340816</text:p>
          </table:table-cell>
          <table:table-cell office:value-type="float" office:value="157160" calcext:value-type="float">
            <text:p>1571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4880" calcext:value-type="float">
            <text:p>194880</text:p>
          </table:table-cell>
          <table:table-cell office:value-type="float" office:value="2111816" calcext:value-type="float">
            <text:p>2111816</text:p>
          </table:table-cell>
          <table:table-cell office:value-type="float" office:value="377104" calcext:value-type="float">
            <text:p>377104</text:p>
          </table:table-cell>
          <table:table-cell office:value-type="float" office:value="355080" calcext:value-type="float">
            <text:p>355080</text:p>
          </table:table-cell>
          <table:table-cell office:value-type="float" office:value="194728" calcext:value-type="float">
            <text:p>194728</text:p>
          </table:table-cell>
          <table:table-cell office:value-type="float" office:value="155312" calcext:value-type="float">
            <text:p>155312</text:p>
          </table:table-cell>
          <table:table-cell office:value-type="float" office:value="2661184" calcext:value-type="float">
            <text:p>2661184</text:p>
          </table:table-cell>
          <table:table-cell office:value-type="float" office:value="387624" calcext:value-type="float">
            <text:p>387624</text:p>
          </table:table-cell>
          <table:table-cell office:value-type="float" office:value="340840" calcext:value-type="float">
            <text:p>340840</text:p>
          </table:table-cell>
          <table:table-cell office:value-type="float" office:value="157192" calcext:value-type="float">
            <text:p>1571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4928" calcext:value-type="float">
            <text:p>194928</text:p>
          </table:table-cell>
          <table:table-cell office:value-type="float" office:value="2112456" calcext:value-type="float">
            <text:p>2112456</text:p>
          </table:table-cell>
          <table:table-cell office:value-type="float" office:value="377112" calcext:value-type="float">
            <text:p>377112</text:p>
          </table:table-cell>
          <table:table-cell office:value-type="float" office:value="355160" calcext:value-type="float">
            <text:p>355160</text:p>
          </table:table-cell>
          <table:table-cell office:value-type="float" office:value="195248" calcext:value-type="float">
            <text:p>195248</text:p>
          </table:table-cell>
          <table:table-cell office:value-type="float" office:value="155336" calcext:value-type="float">
            <text:p>155336</text:p>
          </table:table-cell>
          <table:table-cell office:value-type="float" office:value="2661400" calcext:value-type="float">
            <text:p>2661400</text:p>
          </table:table-cell>
          <table:table-cell office:value-type="float" office:value="387672" calcext:value-type="float">
            <text:p>387672</text:p>
          </table:table-cell>
          <table:table-cell office:value-type="float" office:value="340840" calcext:value-type="float">
            <text:p>340840</text:p>
          </table:table-cell>
          <table:table-cell office:value-type="float" office:value="157192" calcext:value-type="float">
            <text:p>1571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5128" calcext:value-type="float">
            <text:p>195128</text:p>
          </table:table-cell>
          <table:table-cell office:value-type="float" office:value="2112768" calcext:value-type="float">
            <text:p>2112768</text:p>
          </table:table-cell>
          <table:table-cell office:value-type="float" office:value="377296" calcext:value-type="float">
            <text:p>377296</text:p>
          </table:table-cell>
          <table:table-cell office:value-type="float" office:value="355416" calcext:value-type="float">
            <text:p>355416</text:p>
          </table:table-cell>
          <table:table-cell office:value-type="float" office:value="195328" calcext:value-type="float">
            <text:p>195328</text:p>
          </table:table-cell>
          <table:table-cell office:value-type="float" office:value="155368" calcext:value-type="float">
            <text:p>155368</text:p>
          </table:table-cell>
          <table:table-cell office:value-type="float" office:value="2661576" calcext:value-type="float">
            <text:p>2661576</text:p>
          </table:table-cell>
          <table:table-cell office:value-type="float" office:value="387688" calcext:value-type="float">
            <text:p>387688</text:p>
          </table:table-cell>
          <table:table-cell office:value-type="float" office:value="340856" calcext:value-type="float">
            <text:p>340856</text:p>
          </table:table-cell>
          <table:table-cell office:value-type="float" office:value="157264" calcext:value-type="float">
            <text:p>157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5984" calcext:value-type="float">
            <text:p>195984</text:p>
          </table:table-cell>
          <table:table-cell office:value-type="float" office:value="2112776" calcext:value-type="float">
            <text:p>2112776</text:p>
          </table:table-cell>
          <table:table-cell office:value-type="float" office:value="377728" calcext:value-type="float">
            <text:p>377728</text:p>
          </table:table-cell>
          <table:table-cell office:value-type="float" office:value="355808" calcext:value-type="float">
            <text:p>355808</text:p>
          </table:table-cell>
          <table:table-cell office:value-type="float" office:value="195696" calcext:value-type="float">
            <text:p>195696</text:p>
          </table:table-cell>
          <table:table-cell office:value-type="float" office:value="155376" calcext:value-type="float">
            <text:p>155376</text:p>
          </table:table-cell>
          <table:table-cell office:value-type="float" office:value="2662016" calcext:value-type="float">
            <text:p>2662016</text:p>
          </table:table-cell>
          <table:table-cell office:value-type="float" office:value="387712" calcext:value-type="float">
            <text:p>387712</text:p>
          </table:table-cell>
          <table:table-cell office:value-type="float" office:value="340856" calcext:value-type="float">
            <text:p>340856</text:p>
          </table:table-cell>
          <table:table-cell office:value-type="float" office:value="157280" calcext:value-type="float">
            <text:p>1572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6008" calcext:value-type="float">
            <text:p>196008</text:p>
          </table:table-cell>
          <table:table-cell office:value-type="float" office:value="2112880" calcext:value-type="float">
            <text:p>2112880</text:p>
          </table:table-cell>
          <table:table-cell office:value-type="float" office:value="377896" calcext:value-type="float">
            <text:p>377896</text:p>
          </table:table-cell>
          <table:table-cell office:value-type="float" office:value="355888" calcext:value-type="float">
            <text:p>355888</text:p>
          </table:table-cell>
          <table:table-cell office:value-type="float" office:value="195696" calcext:value-type="float">
            <text:p>195696</text:p>
          </table:table-cell>
          <table:table-cell office:value-type="float" office:value="155384" calcext:value-type="float">
            <text:p>155384</text:p>
          </table:table-cell>
          <table:table-cell office:value-type="float" office:value="2662072" calcext:value-type="float">
            <text:p>2662072</text:p>
          </table:table-cell>
          <table:table-cell office:value-type="float" office:value="387736" calcext:value-type="float">
            <text:p>387736</text:p>
          </table:table-cell>
          <table:table-cell office:value-type="float" office:value="340880" calcext:value-type="float">
            <text:p>340880</text:p>
          </table:table-cell>
          <table:table-cell office:value-type="float" office:value="157368" calcext:value-type="float">
            <text:p>1573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6440" calcext:value-type="float">
            <text:p>196440</text:p>
          </table:table-cell>
          <table:table-cell office:value-type="float" office:value="2112896" calcext:value-type="float">
            <text:p>2112896</text:p>
          </table:table-cell>
          <table:table-cell office:value-type="float" office:value="377936" calcext:value-type="float">
            <text:p>377936</text:p>
          </table:table-cell>
          <table:table-cell office:value-type="float" office:value="356192" calcext:value-type="float">
            <text:p>356192</text:p>
          </table:table-cell>
          <table:table-cell office:value-type="float" office:value="195752" calcext:value-type="float">
            <text:p>195752</text:p>
          </table:table-cell>
          <table:table-cell office:value-type="float" office:value="155456" calcext:value-type="float">
            <text:p>155456</text:p>
          </table:table-cell>
          <table:table-cell office:value-type="float" office:value="2662088" calcext:value-type="float">
            <text:p>2662088</text:p>
          </table:table-cell>
          <table:table-cell office:value-type="float" office:value="387792" calcext:value-type="float">
            <text:p>387792</text:p>
          </table:table-cell>
          <table:table-cell office:value-type="float" office:value="340880" calcext:value-type="float">
            <text:p>340880</text:p>
          </table:table-cell>
          <table:table-cell office:value-type="float" office:value="157392" calcext:value-type="float">
            <text:p>1573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6608" calcext:value-type="float">
            <text:p>196608</text:p>
          </table:table-cell>
          <table:table-cell office:value-type="float" office:value="2113248" calcext:value-type="float">
            <text:p>2113248</text:p>
          </table:table-cell>
          <table:table-cell office:value-type="float" office:value="377952" calcext:value-type="float">
            <text:p>377952</text:p>
          </table:table-cell>
          <table:table-cell office:value-type="float" office:value="356304" calcext:value-type="float">
            <text:p>356304</text:p>
          </table:table-cell>
          <table:table-cell office:value-type="float" office:value="195944" calcext:value-type="float">
            <text:p>195944</text:p>
          </table:table-cell>
          <table:table-cell office:value-type="float" office:value="155488" calcext:value-type="float">
            <text:p>155488</text:p>
          </table:table-cell>
          <table:table-cell office:value-type="float" office:value="2662264" calcext:value-type="float">
            <text:p>2662264</text:p>
          </table:table-cell>
          <table:table-cell office:value-type="float" office:value="387792" calcext:value-type="float">
            <text:p>387792</text:p>
          </table:table-cell>
          <table:table-cell office:value-type="float" office:value="340888" calcext:value-type="float">
            <text:p>340888</text:p>
          </table:table-cell>
          <table:table-cell office:value-type="float" office:value="157400" calcext:value-type="float">
            <text:p>157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6952" calcext:value-type="float">
            <text:p>196952</text:p>
          </table:table-cell>
          <table:table-cell office:value-type="float" office:value="2113424" calcext:value-type="float">
            <text:p>2113424</text:p>
          </table:table-cell>
          <table:table-cell office:value-type="float" office:value="377992" calcext:value-type="float">
            <text:p>377992</text:p>
          </table:table-cell>
          <table:table-cell office:value-type="float" office:value="356624" calcext:value-type="float">
            <text:p>356624</text:p>
          </table:table-cell>
          <table:table-cell office:value-type="float" office:value="196520" calcext:value-type="float">
            <text:p>196520</text:p>
          </table:table-cell>
          <table:table-cell office:value-type="float" office:value="155544" calcext:value-type="float">
            <text:p>155544</text:p>
          </table:table-cell>
          <table:table-cell office:value-type="float" office:value="2662288" calcext:value-type="float">
            <text:p>2662288</text:p>
          </table:table-cell>
          <table:table-cell office:value-type="float" office:value="387800" calcext:value-type="float">
            <text:p>387800</text:p>
          </table:table-cell>
          <table:table-cell office:value-type="float" office:value="340920" calcext:value-type="float">
            <text:p>340920</text:p>
          </table:table-cell>
          <table:table-cell office:value-type="float" office:value="157408" calcext:value-type="float">
            <text:p>1574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6992" calcext:value-type="float">
            <text:p>196992</text:p>
          </table:table-cell>
          <table:table-cell office:value-type="float" office:value="2113720" calcext:value-type="float">
            <text:p>2113720</text:p>
          </table:table-cell>
          <table:table-cell office:value-type="float" office:value="378072" calcext:value-type="float">
            <text:p>378072</text:p>
          </table:table-cell>
          <table:table-cell office:value-type="float" office:value="356840" calcext:value-type="float">
            <text:p>356840</text:p>
          </table:table-cell>
          <table:table-cell office:value-type="float" office:value="196528" calcext:value-type="float">
            <text:p>196528</text:p>
          </table:table-cell>
          <table:table-cell office:value-type="float" office:value="155560" calcext:value-type="float">
            <text:p>155560</text:p>
          </table:table-cell>
          <table:table-cell office:value-type="float" office:value="2662584" calcext:value-type="float">
            <text:p>2662584</text:p>
          </table:table-cell>
          <table:table-cell office:value-type="float" office:value="387816" calcext:value-type="float">
            <text:p>387816</text:p>
          </table:table-cell>
          <table:table-cell office:value-type="float" office:value="340920" calcext:value-type="float">
            <text:p>340920</text:p>
          </table:table-cell>
          <table:table-cell office:value-type="float" office:value="157424" calcext:value-type="float">
            <text:p>1574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7312" calcext:value-type="float">
            <text:p>197312</text:p>
          </table:table-cell>
          <table:table-cell office:value-type="float" office:value="2114008" calcext:value-type="float">
            <text:p>2114008</text:p>
          </table:table-cell>
          <table:table-cell office:value-type="float" office:value="378160" calcext:value-type="float">
            <text:p>378160</text:p>
          </table:table-cell>
          <table:table-cell office:value-type="float" office:value="357112" calcext:value-type="float">
            <text:p>357112</text:p>
          </table:table-cell>
          <table:table-cell office:value-type="float" office:value="197072" calcext:value-type="float">
            <text:p>197072</text:p>
          </table:table-cell>
          <table:table-cell office:value-type="float" office:value="155600" calcext:value-type="float">
            <text:p>155600</text:p>
          </table:table-cell>
          <table:table-cell office:value-type="float" office:value="2662960" calcext:value-type="float">
            <text:p>2662960</text:p>
          </table:table-cell>
          <table:table-cell office:value-type="float" office:value="387824" calcext:value-type="float">
            <text:p>387824</text:p>
          </table:table-cell>
          <table:table-cell office:value-type="float" office:value="340920" calcext:value-type="float">
            <text:p>340920</text:p>
          </table:table-cell>
          <table:table-cell office:value-type="float" office:value="157448" calcext:value-type="float">
            <text:p>1574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8088" calcext:value-type="float">
            <text:p>198088</text:p>
          </table:table-cell>
          <table:table-cell office:value-type="float" office:value="2114072" calcext:value-type="float">
            <text:p>2114072</text:p>
          </table:table-cell>
          <table:table-cell office:value-type="float" office:value="379208" calcext:value-type="float">
            <text:p>379208</text:p>
          </table:table-cell>
          <table:table-cell office:value-type="float" office:value="357128" calcext:value-type="float">
            <text:p>357128</text:p>
          </table:table-cell>
          <table:table-cell office:value-type="float" office:value="197824" calcext:value-type="float">
            <text:p>197824</text:p>
          </table:table-cell>
          <table:table-cell office:value-type="float" office:value="155616" calcext:value-type="float">
            <text:p>155616</text:p>
          </table:table-cell>
          <table:table-cell office:value-type="float" office:value="2663344" calcext:value-type="float">
            <text:p>2663344</text:p>
          </table:table-cell>
          <table:table-cell office:value-type="float" office:value="387872" calcext:value-type="float">
            <text:p>387872</text:p>
          </table:table-cell>
          <table:table-cell office:value-type="float" office:value="340944" calcext:value-type="float">
            <text:p>340944</text:p>
          </table:table-cell>
          <table:table-cell office:value-type="float" office:value="157488" calcext:value-type="float">
            <text:p>1574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8504" calcext:value-type="float">
            <text:p>198504</text:p>
          </table:table-cell>
          <table:table-cell office:value-type="float" office:value="2114872" calcext:value-type="float">
            <text:p>2114872</text:p>
          </table:table-cell>
          <table:table-cell office:value-type="float" office:value="379272" calcext:value-type="float">
            <text:p>379272</text:p>
          </table:table-cell>
          <table:table-cell office:value-type="float" office:value="357408" calcext:value-type="float">
            <text:p>357408</text:p>
          </table:table-cell>
          <table:table-cell office:value-type="float" office:value="199032" calcext:value-type="float">
            <text:p>199032</text:p>
          </table:table-cell>
          <table:table-cell office:value-type="float" office:value="155624" calcext:value-type="float">
            <text:p>155624</text:p>
          </table:table-cell>
          <table:table-cell office:value-type="float" office:value="2663600" calcext:value-type="float">
            <text:p>2663600</text:p>
          </table:table-cell>
          <table:table-cell office:value-type="float" office:value="387880" calcext:value-type="float">
            <text:p>387880</text:p>
          </table:table-cell>
          <table:table-cell office:value-type="float" office:value="340944" calcext:value-type="float">
            <text:p>340944</text:p>
          </table:table-cell>
          <table:table-cell office:value-type="float" office:value="157552" calcext:value-type="float">
            <text:p>1575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8552" calcext:value-type="float">
            <text:p>198552</text:p>
          </table:table-cell>
          <table:table-cell office:value-type="float" office:value="2114944" calcext:value-type="float">
            <text:p>2114944</text:p>
          </table:table-cell>
          <table:table-cell office:value-type="float" office:value="379336" calcext:value-type="float">
            <text:p>379336</text:p>
          </table:table-cell>
          <table:table-cell office:value-type="float" office:value="357488" calcext:value-type="float">
            <text:p>357488</text:p>
          </table:table-cell>
          <table:table-cell office:value-type="float" office:value="199696" calcext:value-type="float">
            <text:p>199696</text:p>
          </table:table-cell>
          <table:table-cell office:value-type="float" office:value="155632" calcext:value-type="float">
            <text:p>155632</text:p>
          </table:table-cell>
          <table:table-cell office:value-type="float" office:value="2663984" calcext:value-type="float">
            <text:p>2663984</text:p>
          </table:table-cell>
          <table:table-cell office:value-type="float" office:value="387880" calcext:value-type="float">
            <text:p>387880</text:p>
          </table:table-cell>
          <table:table-cell office:value-type="float" office:value="340960" calcext:value-type="float">
            <text:p>340960</text:p>
          </table:table-cell>
          <table:table-cell office:value-type="float" office:value="157560" calcext:value-type="float">
            <text:p>1575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8720" calcext:value-type="float">
            <text:p>198720</text:p>
          </table:table-cell>
          <table:table-cell office:value-type="float" office:value="2115080" calcext:value-type="float">
            <text:p>2115080</text:p>
          </table:table-cell>
          <table:table-cell office:value-type="float" office:value="379368" calcext:value-type="float">
            <text:p>379368</text:p>
          </table:table-cell>
          <table:table-cell office:value-type="float" office:value="358440" calcext:value-type="float">
            <text:p>358440</text:p>
          </table:table-cell>
          <table:table-cell office:value-type="float" office:value="200432" calcext:value-type="float">
            <text:p>200432</text:p>
          </table:table-cell>
          <table:table-cell office:value-type="float" office:value="155640" calcext:value-type="float">
            <text:p>155640</text:p>
          </table:table-cell>
          <table:table-cell office:value-type="float" office:value="2664584" calcext:value-type="float">
            <text:p>2664584</text:p>
          </table:table-cell>
          <table:table-cell office:value-type="float" office:value="387904" calcext:value-type="float">
            <text:p>387904</text:p>
          </table:table-cell>
          <table:table-cell office:value-type="float" office:value="341016" calcext:value-type="float">
            <text:p>341016</text:p>
          </table:table-cell>
          <table:table-cell office:value-type="float" office:value="157560" calcext:value-type="float">
            <text:p>1575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8800" calcext:value-type="float">
            <text:p>198800</text:p>
          </table:table-cell>
          <table:table-cell office:value-type="float" office:value="2115160" calcext:value-type="float">
            <text:p>2115160</text:p>
          </table:table-cell>
          <table:table-cell office:value-type="float" office:value="380008" calcext:value-type="float">
            <text:p>380008</text:p>
          </table:table-cell>
          <table:table-cell office:value-type="float" office:value="358560" calcext:value-type="float">
            <text:p>358560</text:p>
          </table:table-cell>
          <table:table-cell office:value-type="float" office:value="200624" calcext:value-type="float">
            <text:p>200624</text:p>
          </table:table-cell>
          <table:table-cell office:value-type="float" office:value="155664" calcext:value-type="float">
            <text:p>155664</text:p>
          </table:table-cell>
          <table:table-cell office:value-type="float" office:value="2664816" calcext:value-type="float">
            <text:p>2664816</text:p>
          </table:table-cell>
          <table:table-cell office:value-type="float" office:value="387912" calcext:value-type="float">
            <text:p>387912</text:p>
          </table:table-cell>
          <table:table-cell office:value-type="float" office:value="341096" calcext:value-type="float">
            <text:p>341096</text:p>
          </table:table-cell>
          <table:table-cell office:value-type="float" office:value="157592" calcext:value-type="float">
            <text:p>1575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8864" calcext:value-type="float">
            <text:p>198864</text:p>
          </table:table-cell>
          <table:table-cell office:value-type="float" office:value="2115184" calcext:value-type="float">
            <text:p>2115184</text:p>
          </table:table-cell>
          <table:table-cell office:value-type="float" office:value="380224" calcext:value-type="float">
            <text:p>380224</text:p>
          </table:table-cell>
          <table:table-cell office:value-type="float" office:value="359208" calcext:value-type="float">
            <text:p>359208</text:p>
          </table:table-cell>
          <table:table-cell office:value-type="float" office:value="200880" calcext:value-type="float">
            <text:p>200880</text:p>
          </table:table-cell>
          <table:table-cell office:value-type="float" office:value="155672" calcext:value-type="float">
            <text:p>155672</text:p>
          </table:table-cell>
          <table:table-cell office:value-type="float" office:value="2665016" calcext:value-type="float">
            <text:p>2665016</text:p>
          </table:table-cell>
          <table:table-cell office:value-type="float" office:value="387920" calcext:value-type="float">
            <text:p>387920</text:p>
          </table:table-cell>
          <table:table-cell office:value-type="float" office:value="341112" calcext:value-type="float">
            <text:p>341112</text:p>
          </table:table-cell>
          <table:table-cell office:value-type="float" office:value="157616" calcext:value-type="float">
            <text:p>1576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9360" calcext:value-type="float">
            <text:p>199360</text:p>
          </table:table-cell>
          <table:table-cell office:value-type="float" office:value="2115392" calcext:value-type="float">
            <text:p>2115392</text:p>
          </table:table-cell>
          <table:table-cell office:value-type="float" office:value="380536" calcext:value-type="float">
            <text:p>380536</text:p>
          </table:table-cell>
          <table:table-cell office:value-type="float" office:value="359480" calcext:value-type="float">
            <text:p>359480</text:p>
          </table:table-cell>
          <table:table-cell office:value-type="float" office:value="201096" calcext:value-type="float">
            <text:p>201096</text:p>
          </table:table-cell>
          <table:table-cell office:value-type="float" office:value="155680" calcext:value-type="float">
            <text:p>155680</text:p>
          </table:table-cell>
          <table:table-cell office:value-type="float" office:value="2665816" calcext:value-type="float">
            <text:p>2665816</text:p>
          </table:table-cell>
          <table:table-cell office:value-type="float" office:value="387920" calcext:value-type="float">
            <text:p>387920</text:p>
          </table:table-cell>
          <table:table-cell office:value-type="float" office:value="341120" calcext:value-type="float">
            <text:p>341120</text:p>
          </table:table-cell>
          <table:table-cell office:value-type="float" office:value="157672" calcext:value-type="float">
            <text:p>157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9440" calcext:value-type="float">
            <text:p>199440</text:p>
          </table:table-cell>
          <table:table-cell office:value-type="float" office:value="2115400" calcext:value-type="float">
            <text:p>2115400</text:p>
          </table:table-cell>
          <table:table-cell office:value-type="float" office:value="380624" calcext:value-type="float">
            <text:p>380624</text:p>
          </table:table-cell>
          <table:table-cell office:value-type="float" office:value="360696" calcext:value-type="float">
            <text:p>360696</text:p>
          </table:table-cell>
          <table:table-cell office:value-type="float" office:value="201312" calcext:value-type="float">
            <text:p>201312</text:p>
          </table:table-cell>
          <table:table-cell office:value-type="float" office:value="155680" calcext:value-type="float">
            <text:p>155680</text:p>
          </table:table-cell>
          <table:table-cell office:value-type="float" office:value="2665832" calcext:value-type="float">
            <text:p>2665832</text:p>
          </table:table-cell>
          <table:table-cell office:value-type="float" office:value="387936" calcext:value-type="float">
            <text:p>387936</text:p>
          </table:table-cell>
          <table:table-cell office:value-type="float" office:value="341128" calcext:value-type="float">
            <text:p>341128</text:p>
          </table:table-cell>
          <table:table-cell office:value-type="float" office:value="157712" calcext:value-type="float">
            <text:p>1577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864" calcext:value-type="float">
            <text:p>200864</text:p>
          </table:table-cell>
          <table:table-cell office:value-type="float" office:value="2115440" calcext:value-type="float">
            <text:p>2115440</text:p>
          </table:table-cell>
          <table:table-cell office:value-type="float" office:value="380776" calcext:value-type="float">
            <text:p>380776</text:p>
          </table:table-cell>
          <table:table-cell office:value-type="float" office:value="360744" calcext:value-type="float">
            <text:p>360744</text:p>
          </table:table-cell>
          <table:table-cell office:value-type="float" office:value="201320" calcext:value-type="float">
            <text:p>201320</text:p>
          </table:table-cell>
          <table:table-cell office:value-type="float" office:value="155680" calcext:value-type="float">
            <text:p>155680</text:p>
          </table:table-cell>
          <table:table-cell office:value-type="float" office:value="2665896" calcext:value-type="float">
            <text:p>2665896</text:p>
          </table:table-cell>
          <table:table-cell office:value-type="float" office:value="387944" calcext:value-type="float">
            <text:p>387944</text:p>
          </table:table-cell>
          <table:table-cell office:value-type="float" office:value="341144" calcext:value-type="float">
            <text:p>341144</text:p>
          </table:table-cell>
          <table:table-cell office:value-type="float" office:value="157712" calcext:value-type="float">
            <text:p>1577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1048" calcext:value-type="float">
            <text:p>201048</text:p>
          </table:table-cell>
          <table:table-cell office:value-type="float" office:value="2116056" calcext:value-type="float">
            <text:p>2116056</text:p>
          </table:table-cell>
          <table:table-cell office:value-type="float" office:value="381000" calcext:value-type="float">
            <text:p>381000</text:p>
          </table:table-cell>
          <table:table-cell office:value-type="float" office:value="361416" calcext:value-type="float">
            <text:p>361416</text:p>
          </table:table-cell>
          <table:table-cell office:value-type="float" office:value="201512" calcext:value-type="float">
            <text:p>201512</text:p>
          </table:table-cell>
          <table:table-cell office:value-type="float" office:value="155712" calcext:value-type="float">
            <text:p>155712</text:p>
          </table:table-cell>
          <table:table-cell office:value-type="float" office:value="2666264" calcext:value-type="float">
            <text:p>2666264</text:p>
          </table:table-cell>
          <table:table-cell office:value-type="float" office:value="388032" calcext:value-type="float">
            <text:p>388032</text:p>
          </table:table-cell>
          <table:table-cell office:value-type="float" office:value="341144" calcext:value-type="float">
            <text:p>341144</text:p>
          </table:table-cell>
          <table:table-cell office:value-type="float" office:value="157720" calcext:value-type="float">
            <text:p>1577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1312" calcext:value-type="float">
            <text:p>201312</text:p>
          </table:table-cell>
          <table:table-cell office:value-type="float" office:value="2116120" calcext:value-type="float">
            <text:p>2116120</text:p>
          </table:table-cell>
          <table:table-cell office:value-type="float" office:value="381120" calcext:value-type="float">
            <text:p>381120</text:p>
          </table:table-cell>
          <table:table-cell office:value-type="float" office:value="361920" calcext:value-type="float">
            <text:p>361920</text:p>
          </table:table-cell>
          <table:table-cell office:value-type="float" office:value="201760" calcext:value-type="float">
            <text:p>201760</text:p>
          </table:table-cell>
          <table:table-cell office:value-type="float" office:value="155752" calcext:value-type="float">
            <text:p>155752</text:p>
          </table:table-cell>
          <table:table-cell office:value-type="float" office:value="2666648" calcext:value-type="float">
            <text:p>2666648</text:p>
          </table:table-cell>
          <table:table-cell office:value-type="float" office:value="388056" calcext:value-type="float">
            <text:p>388056</text:p>
          </table:table-cell>
          <table:table-cell office:value-type="float" office:value="341176" calcext:value-type="float">
            <text:p>341176</text:p>
          </table:table-cell>
          <table:table-cell office:value-type="float" office:value="157728" calcext:value-type="float">
            <text:p>1577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1864" calcext:value-type="float">
            <text:p>201864</text:p>
          </table:table-cell>
          <table:table-cell office:value-type="float" office:value="2116216" calcext:value-type="float">
            <text:p>2116216</text:p>
          </table:table-cell>
          <table:table-cell office:value-type="float" office:value="381712" calcext:value-type="float">
            <text:p>381712</text:p>
          </table:table-cell>
          <table:table-cell office:value-type="float" office:value="362024" calcext:value-type="float">
            <text:p>362024</text:p>
          </table:table-cell>
          <table:table-cell office:value-type="float" office:value="202064" calcext:value-type="float">
            <text:p>202064</text:p>
          </table:table-cell>
          <table:table-cell office:value-type="float" office:value="155760" calcext:value-type="float">
            <text:p>155760</text:p>
          </table:table-cell>
          <table:table-cell office:value-type="float" office:value="2667080" calcext:value-type="float">
            <text:p>2667080</text:p>
          </table:table-cell>
          <table:table-cell office:value-type="float" office:value="388072" calcext:value-type="float">
            <text:p>388072</text:p>
          </table:table-cell>
          <table:table-cell office:value-type="float" office:value="341184" calcext:value-type="float">
            <text:p>341184</text:p>
          </table:table-cell>
          <table:table-cell office:value-type="float" office:value="157728" calcext:value-type="float">
            <text:p>1577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1904" calcext:value-type="float">
            <text:p>201904</text:p>
          </table:table-cell>
          <table:table-cell office:value-type="float" office:value="2116248" calcext:value-type="float">
            <text:p>2116248</text:p>
          </table:table-cell>
          <table:table-cell office:value-type="float" office:value="381904" calcext:value-type="float">
            <text:p>381904</text:p>
          </table:table-cell>
          <table:table-cell office:value-type="float" office:value="362256" calcext:value-type="float">
            <text:p>362256</text:p>
          </table:table-cell>
          <table:table-cell office:value-type="float" office:value="203912" calcext:value-type="float">
            <text:p>203912</text:p>
          </table:table-cell>
          <table:table-cell office:value-type="float" office:value="155840" calcext:value-type="float">
            <text:p>155840</text:p>
          </table:table-cell>
          <table:table-cell office:value-type="float" office:value="2667168" calcext:value-type="float">
            <text:p>2667168</text:p>
          </table:table-cell>
          <table:table-cell office:value-type="float" office:value="388144" calcext:value-type="float">
            <text:p>388144</text:p>
          </table:table-cell>
          <table:table-cell office:value-type="float" office:value="341200" calcext:value-type="float">
            <text:p>341200</text:p>
          </table:table-cell>
          <table:table-cell office:value-type="float" office:value="157872" calcext:value-type="float">
            <text:p>1578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2168" calcext:value-type="float">
            <text:p>202168</text:p>
          </table:table-cell>
          <table:table-cell office:value-type="float" office:value="2116408" calcext:value-type="float">
            <text:p>2116408</text:p>
          </table:table-cell>
          <table:table-cell office:value-type="float" office:value="382032" calcext:value-type="float">
            <text:p>382032</text:p>
          </table:table-cell>
          <table:table-cell office:value-type="float" office:value="362504" calcext:value-type="float">
            <text:p>362504</text:p>
          </table:table-cell>
          <table:table-cell office:value-type="float" office:value="204000" calcext:value-type="float">
            <text:p>204000</text:p>
          </table:table-cell>
          <table:table-cell office:value-type="float" office:value="155840" calcext:value-type="float">
            <text:p>155840</text:p>
          </table:table-cell>
          <table:table-cell office:value-type="float" office:value="2667472" calcext:value-type="float">
            <text:p>2667472</text:p>
          </table:table-cell>
          <table:table-cell office:value-type="float" office:value="388160" calcext:value-type="float">
            <text:p>388160</text:p>
          </table:table-cell>
          <table:table-cell office:value-type="float" office:value="341264" calcext:value-type="float">
            <text:p>341264</text:p>
          </table:table-cell>
          <table:table-cell office:value-type="float" office:value="157888" calcext:value-type="float">
            <text:p>1578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2224" calcext:value-type="float">
            <text:p>202224</text:p>
          </table:table-cell>
          <table:table-cell office:value-type="float" office:value="2116816" calcext:value-type="float">
            <text:p>2116816</text:p>
          </table:table-cell>
          <table:table-cell office:value-type="float" office:value="382168" calcext:value-type="float">
            <text:p>382168</text:p>
          </table:table-cell>
          <table:table-cell office:value-type="float" office:value="362768" calcext:value-type="float">
            <text:p>362768</text:p>
          </table:table-cell>
          <table:table-cell office:value-type="float" office:value="204208" calcext:value-type="float">
            <text:p>204208</text:p>
          </table:table-cell>
          <table:table-cell office:value-type="float" office:value="155848" calcext:value-type="float">
            <text:p>155848</text:p>
          </table:table-cell>
          <table:table-cell office:value-type="float" office:value="2667560" calcext:value-type="float">
            <text:p>2667560</text:p>
          </table:table-cell>
          <table:table-cell office:value-type="float" office:value="388200" calcext:value-type="float">
            <text:p>388200</text:p>
          </table:table-cell>
          <table:table-cell office:value-type="float" office:value="341264" calcext:value-type="float">
            <text:p>341264</text:p>
          </table:table-cell>
          <table:table-cell office:value-type="float" office:value="157904" calcext:value-type="float">
            <text:p>1579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2384" calcext:value-type="float">
            <text:p>202384</text:p>
          </table:table-cell>
          <table:table-cell office:value-type="float" office:value="2116840" calcext:value-type="float">
            <text:p>2116840</text:p>
          </table:table-cell>
          <table:table-cell office:value-type="float" office:value="382256" calcext:value-type="float">
            <text:p>382256</text:p>
          </table:table-cell>
          <table:table-cell office:value-type="float" office:value="363360" calcext:value-type="float">
            <text:p>363360</text:p>
          </table:table-cell>
          <table:table-cell office:value-type="float" office:value="204272" calcext:value-type="float">
            <text:p>204272</text:p>
          </table:table-cell>
          <table:table-cell office:value-type="float" office:value="155864" calcext:value-type="float">
            <text:p>155864</text:p>
          </table:table-cell>
          <table:table-cell office:value-type="float" office:value="2668688" calcext:value-type="float">
            <text:p>2668688</text:p>
          </table:table-cell>
          <table:table-cell office:value-type="float" office:value="388208" calcext:value-type="float">
            <text:p>388208</text:p>
          </table:table-cell>
          <table:table-cell office:value-type="float" office:value="341296" calcext:value-type="float">
            <text:p>341296</text:p>
          </table:table-cell>
          <table:table-cell office:value-type="float" office:value="157944" calcext:value-type="float">
            <text:p>1579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2392" calcext:value-type="float">
            <text:p>202392</text:p>
          </table:table-cell>
          <table:table-cell office:value-type="float" office:value="2117664" calcext:value-type="float">
            <text:p>2117664</text:p>
          </table:table-cell>
          <table:table-cell office:value-type="float" office:value="382280" calcext:value-type="float">
            <text:p>382280</text:p>
          </table:table-cell>
          <table:table-cell office:value-type="float" office:value="363408" calcext:value-type="float">
            <text:p>363408</text:p>
          </table:table-cell>
          <table:table-cell office:value-type="float" office:value="204440" calcext:value-type="float">
            <text:p>204440</text:p>
          </table:table-cell>
          <table:table-cell office:value-type="float" office:value="155872" calcext:value-type="float">
            <text:p>155872</text:p>
          </table:table-cell>
          <table:table-cell office:value-type="float" office:value="2668856" calcext:value-type="float">
            <text:p>2668856</text:p>
          </table:table-cell>
          <table:table-cell office:value-type="float" office:value="388224" calcext:value-type="float">
            <text:p>388224</text:p>
          </table:table-cell>
          <table:table-cell office:value-type="float" office:value="341336" calcext:value-type="float">
            <text:p>341336</text:p>
          </table:table-cell>
          <table:table-cell office:value-type="float" office:value="157952" calcext:value-type="float">
            <text:p>1579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2616" calcext:value-type="float">
            <text:p>202616</text:p>
          </table:table-cell>
          <table:table-cell office:value-type="float" office:value="2117728" calcext:value-type="float">
            <text:p>2117728</text:p>
          </table:table-cell>
          <table:table-cell office:value-type="float" office:value="382424" calcext:value-type="float">
            <text:p>382424</text:p>
          </table:table-cell>
          <table:table-cell office:value-type="float" office:value="363416" calcext:value-type="float">
            <text:p>363416</text:p>
          </table:table-cell>
          <table:table-cell office:value-type="float" office:value="204680" calcext:value-type="float">
            <text:p>204680</text:p>
          </table:table-cell>
          <table:table-cell office:value-type="float" office:value="155880" calcext:value-type="float">
            <text:p>155880</text:p>
          </table:table-cell>
          <table:table-cell office:value-type="float" office:value="2669576" calcext:value-type="float">
            <text:p>2669576</text:p>
          </table:table-cell>
          <table:table-cell office:value-type="float" office:value="388224" calcext:value-type="float">
            <text:p>388224</text:p>
          </table:table-cell>
          <table:table-cell office:value-type="float" office:value="341344" calcext:value-type="float">
            <text:p>341344</text:p>
          </table:table-cell>
          <table:table-cell office:value-type="float" office:value="158032" calcext:value-type="float">
            <text:p>1580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3392" calcext:value-type="float">
            <text:p>203392</text:p>
          </table:table-cell>
          <table:table-cell office:value-type="float" office:value="2117960" calcext:value-type="float">
            <text:p>2117960</text:p>
          </table:table-cell>
          <table:table-cell office:value-type="float" office:value="383024" calcext:value-type="float">
            <text:p>383024</text:p>
          </table:table-cell>
          <table:table-cell office:value-type="float" office:value="363432" calcext:value-type="float">
            <text:p>363432</text:p>
          </table:table-cell>
          <table:table-cell office:value-type="float" office:value="204888" calcext:value-type="float">
            <text:p>204888</text:p>
          </table:table-cell>
          <table:table-cell office:value-type="float" office:value="155912" calcext:value-type="float">
            <text:p>155912</text:p>
          </table:table-cell>
          <table:table-cell office:value-type="float" office:value="2669600" calcext:value-type="float">
            <text:p>2669600</text:p>
          </table:table-cell>
          <table:table-cell office:value-type="float" office:value="388264" calcext:value-type="float">
            <text:p>388264</text:p>
          </table:table-cell>
          <table:table-cell office:value-type="float" office:value="341376" calcext:value-type="float">
            <text:p>341376</text:p>
          </table:table-cell>
          <table:table-cell office:value-type="float" office:value="158048" calcext:value-type="float">
            <text:p>1580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3432" calcext:value-type="float">
            <text:p>203432</text:p>
          </table:table-cell>
          <table:table-cell office:value-type="float" office:value="2117984" calcext:value-type="float">
            <text:p>2117984</text:p>
          </table:table-cell>
          <table:table-cell office:value-type="float" office:value="383928" calcext:value-type="float">
            <text:p>383928</text:p>
          </table:table-cell>
          <table:table-cell office:value-type="float" office:value="364016" calcext:value-type="float">
            <text:p>364016</text:p>
          </table:table-cell>
          <table:table-cell office:value-type="float" office:value="205216" calcext:value-type="float">
            <text:p>205216</text:p>
          </table:table-cell>
          <table:table-cell office:value-type="float" office:value="155992" calcext:value-type="float">
            <text:p>155992</text:p>
          </table:table-cell>
          <table:table-cell office:value-type="float" office:value="2669672" calcext:value-type="float">
            <text:p>2669672</text:p>
          </table:table-cell>
          <table:table-cell office:value-type="float" office:value="388360" calcext:value-type="float">
            <text:p>388360</text:p>
          </table:table-cell>
          <table:table-cell office:value-type="float" office:value="341392" calcext:value-type="float">
            <text:p>341392</text:p>
          </table:table-cell>
          <table:table-cell office:value-type="float" office:value="158160" calcext:value-type="float">
            <text:p>1581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3544" calcext:value-type="float">
            <text:p>203544</text:p>
          </table:table-cell>
          <table:table-cell office:value-type="float" office:value="2117992" calcext:value-type="float">
            <text:p>2117992</text:p>
          </table:table-cell>
          <table:table-cell office:value-type="float" office:value="384368" calcext:value-type="float">
            <text:p>384368</text:p>
          </table:table-cell>
          <table:table-cell office:value-type="float" office:value="364528" calcext:value-type="float">
            <text:p>364528</text:p>
          </table:table-cell>
          <table:table-cell office:value-type="float" office:value="205888" calcext:value-type="float">
            <text:p>205888</text:p>
          </table:table-cell>
          <table:table-cell office:value-type="float" office:value="155992" calcext:value-type="float">
            <text:p>155992</text:p>
          </table:table-cell>
          <table:table-cell office:value-type="float" office:value="2670640" calcext:value-type="float">
            <text:p>2670640</text:p>
          </table:table-cell>
          <table:table-cell office:value-type="float" office:value="388384" calcext:value-type="float">
            <text:p>388384</text:p>
          </table:table-cell>
          <table:table-cell office:value-type="float" office:value="341416" calcext:value-type="float">
            <text:p>341416</text:p>
          </table:table-cell>
          <table:table-cell office:value-type="float" office:value="158176" calcext:value-type="float">
            <text:p>1581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3664" calcext:value-type="float">
            <text:p>203664</text:p>
          </table:table-cell>
          <table:table-cell office:value-type="float" office:value="2118144" calcext:value-type="float">
            <text:p>2118144</text:p>
          </table:table-cell>
          <table:table-cell office:value-type="float" office:value="385016" calcext:value-type="float">
            <text:p>385016</text:p>
          </table:table-cell>
          <table:table-cell office:value-type="float" office:value="364624" calcext:value-type="float">
            <text:p>364624</text:p>
          </table:table-cell>
          <table:table-cell office:value-type="float" office:value="206400" calcext:value-type="float">
            <text:p>206400</text:p>
          </table:table-cell>
          <table:table-cell office:value-type="float" office:value="156000" calcext:value-type="float">
            <text:p>156000</text:p>
          </table:table-cell>
          <table:table-cell office:value-type="float" office:value="2671952" calcext:value-type="float">
            <text:p>2671952</text:p>
          </table:table-cell>
          <table:table-cell office:value-type="float" office:value="388392" calcext:value-type="float">
            <text:p>388392</text:p>
          </table:table-cell>
          <table:table-cell office:value-type="float" office:value="341432" calcext:value-type="float">
            <text:p>341432</text:p>
          </table:table-cell>
          <table:table-cell office:value-type="float" office:value="158208" calcext:value-type="float">
            <text:p>1582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3872" calcext:value-type="float">
            <text:p>203872</text:p>
          </table:table-cell>
          <table:table-cell office:value-type="float" office:value="2118184" calcext:value-type="float">
            <text:p>2118184</text:p>
          </table:table-cell>
          <table:table-cell office:value-type="float" office:value="385736" calcext:value-type="float">
            <text:p>385736</text:p>
          </table:table-cell>
          <table:table-cell office:value-type="float" office:value="364952" calcext:value-type="float">
            <text:p>364952</text:p>
          </table:table-cell>
          <table:table-cell office:value-type="float" office:value="206584" calcext:value-type="float">
            <text:p>206584</text:p>
          </table:table-cell>
          <table:table-cell office:value-type="float" office:value="156016" calcext:value-type="float">
            <text:p>156016</text:p>
          </table:table-cell>
          <table:table-cell office:value-type="float" office:value="2673520" calcext:value-type="float">
            <text:p>2673520</text:p>
          </table:table-cell>
          <table:table-cell office:value-type="float" office:value="388424" calcext:value-type="float">
            <text:p>388424</text:p>
          </table:table-cell>
          <table:table-cell office:value-type="float" office:value="341456" calcext:value-type="float">
            <text:p>341456</text:p>
          </table:table-cell>
          <table:table-cell office:value-type="float" office:value="158248" calcext:value-type="float">
            <text:p>1582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4008" calcext:value-type="float">
            <text:p>204008</text:p>
          </table:table-cell>
          <table:table-cell office:value-type="float" office:value="2118192" calcext:value-type="float">
            <text:p>2118192</text:p>
          </table:table-cell>
          <table:table-cell office:value-type="float" office:value="386096" calcext:value-type="float">
            <text:p>386096</text:p>
          </table:table-cell>
          <table:table-cell office:value-type="float" office:value="364984" calcext:value-type="float">
            <text:p>364984</text:p>
          </table:table-cell>
          <table:table-cell office:value-type="float" office:value="207248" calcext:value-type="float">
            <text:p>207248</text:p>
          </table:table-cell>
          <table:table-cell office:value-type="float" office:value="156024" calcext:value-type="float">
            <text:p>156024</text:p>
          </table:table-cell>
          <table:table-cell office:value-type="float" office:value="2674304" calcext:value-type="float">
            <text:p>2674304</text:p>
          </table:table-cell>
          <table:table-cell office:value-type="float" office:value="388432" calcext:value-type="float">
            <text:p>388432</text:p>
          </table:table-cell>
          <table:table-cell office:value-type="float" office:value="341464" calcext:value-type="float">
            <text:p>341464</text:p>
          </table:table-cell>
          <table:table-cell office:value-type="float" office:value="158280" calcext:value-type="float">
            <text:p>1582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4584" calcext:value-type="float">
            <text:p>204584</text:p>
          </table:table-cell>
          <table:table-cell office:value-type="float" office:value="2118312" calcext:value-type="float">
            <text:p>2118312</text:p>
          </table:table-cell>
          <table:table-cell office:value-type="float" office:value="386256" calcext:value-type="float">
            <text:p>386256</text:p>
          </table:table-cell>
          <table:table-cell office:value-type="float" office:value="365016" calcext:value-type="float">
            <text:p>365016</text:p>
          </table:table-cell>
          <table:table-cell office:value-type="float" office:value="208112" calcext:value-type="float">
            <text:p>208112</text:p>
          </table:table-cell>
          <table:table-cell office:value-type="float" office:value="156040" calcext:value-type="float">
            <text:p>156040</text:p>
          </table:table-cell>
          <table:table-cell office:value-type="float" office:value="2674720" calcext:value-type="float">
            <text:p>2674720</text:p>
          </table:table-cell>
          <table:table-cell office:value-type="float" office:value="388520" calcext:value-type="float">
            <text:p>388520</text:p>
          </table:table-cell>
          <table:table-cell office:value-type="float" office:value="341480" calcext:value-type="float">
            <text:p>341480</text:p>
          </table:table-cell>
          <table:table-cell office:value-type="float" office:value="158288" calcext:value-type="float">
            <text:p>1582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4896" calcext:value-type="float">
            <text:p>204896</text:p>
          </table:table-cell>
          <table:table-cell office:value-type="float" office:value="2118368" calcext:value-type="float">
            <text:p>2118368</text:p>
          </table:table-cell>
          <table:table-cell office:value-type="float" office:value="386488" calcext:value-type="float">
            <text:p>386488</text:p>
          </table:table-cell>
          <table:table-cell office:value-type="float" office:value="365464" calcext:value-type="float">
            <text:p>365464</text:p>
          </table:table-cell>
          <table:table-cell office:value-type="float" office:value="208696" calcext:value-type="float">
            <text:p>208696</text:p>
          </table:table-cell>
          <table:table-cell office:value-type="float" office:value="156064" calcext:value-type="float">
            <text:p>156064</text:p>
          </table:table-cell>
          <table:table-cell office:value-type="float" office:value="2674848" calcext:value-type="float">
            <text:p>2674848</text:p>
          </table:table-cell>
          <table:table-cell office:value-type="float" office:value="388520" calcext:value-type="float">
            <text:p>388520</text:p>
          </table:table-cell>
          <table:table-cell office:value-type="float" office:value="341560" calcext:value-type="float">
            <text:p>341560</text:p>
          </table:table-cell>
          <table:table-cell office:value-type="float" office:value="158288" calcext:value-type="float">
            <text:p>1582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6760" calcext:value-type="float">
            <text:p>206760</text:p>
          </table:table-cell>
          <table:table-cell office:value-type="float" office:value="2118784" calcext:value-type="float">
            <text:p>2118784</text:p>
          </table:table-cell>
          <table:table-cell office:value-type="float" office:value="386752" calcext:value-type="float">
            <text:p>386752</text:p>
          </table:table-cell>
          <table:table-cell office:value-type="float" office:value="365600" calcext:value-type="float">
            <text:p>365600</text:p>
          </table:table-cell>
          <table:table-cell office:value-type="float" office:value="209376" calcext:value-type="float">
            <text:p>209376</text:p>
          </table:table-cell>
          <table:table-cell office:value-type="float" office:value="156072" calcext:value-type="float">
            <text:p>156072</text:p>
          </table:table-cell>
          <table:table-cell office:value-type="float" office:value="2675056" calcext:value-type="float">
            <text:p>2675056</text:p>
          </table:table-cell>
          <table:table-cell office:value-type="float" office:value="388528" calcext:value-type="float">
            <text:p>388528</text:p>
          </table:table-cell>
          <table:table-cell office:value-type="float" office:value="341568" calcext:value-type="float">
            <text:p>341568</text:p>
          </table:table-cell>
          <table:table-cell office:value-type="float" office:value="158360" calcext:value-type="float">
            <text:p>1583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7760" calcext:value-type="float">
            <text:p>207760</text:p>
          </table:table-cell>
          <table:table-cell office:value-type="float" office:value="2119280" calcext:value-type="float">
            <text:p>2119280</text:p>
          </table:table-cell>
          <table:table-cell office:value-type="float" office:value="387272" calcext:value-type="float">
            <text:p>387272</text:p>
          </table:table-cell>
          <table:table-cell office:value-type="float" office:value="365648" calcext:value-type="float">
            <text:p>365648</text:p>
          </table:table-cell>
          <table:table-cell office:value-type="float" office:value="209800" calcext:value-type="float">
            <text:p>209800</text:p>
          </table:table-cell>
          <table:table-cell office:value-type="float" office:value="156112" calcext:value-type="float">
            <text:p>156112</text:p>
          </table:table-cell>
          <table:table-cell office:value-type="float" office:value="2677560" calcext:value-type="float">
            <text:p>2677560</text:p>
          </table:table-cell>
          <table:table-cell office:value-type="float" office:value="388536" calcext:value-type="float">
            <text:p>388536</text:p>
          </table:table-cell>
          <table:table-cell office:value-type="float" office:value="341568" calcext:value-type="float">
            <text:p>341568</text:p>
          </table:table-cell>
          <table:table-cell office:value-type="float" office:value="158392" calcext:value-type="float">
            <text:p>1583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7920" calcext:value-type="float">
            <text:p>207920</text:p>
          </table:table-cell>
          <table:table-cell office:value-type="float" office:value="2119352" calcext:value-type="float">
            <text:p>2119352</text:p>
          </table:table-cell>
          <table:table-cell office:value-type="float" office:value="387512" calcext:value-type="float">
            <text:p>387512</text:p>
          </table:table-cell>
          <table:table-cell office:value-type="float" office:value="365680" calcext:value-type="float">
            <text:p>365680</text:p>
          </table:table-cell>
          <table:table-cell office:value-type="float" office:value="210408" calcext:value-type="float">
            <text:p>210408</text:p>
          </table:table-cell>
          <table:table-cell office:value-type="float" office:value="156136" calcext:value-type="float">
            <text:p>156136</text:p>
          </table:table-cell>
          <table:table-cell office:value-type="float" office:value="2679224" calcext:value-type="float">
            <text:p>2679224</text:p>
          </table:table-cell>
          <table:table-cell office:value-type="float" office:value="388560" calcext:value-type="float">
            <text:p>388560</text:p>
          </table:table-cell>
          <table:table-cell office:value-type="float" office:value="341576" calcext:value-type="float">
            <text:p>341576</text:p>
          </table:table-cell>
          <table:table-cell office:value-type="float" office:value="158400" calcext:value-type="float">
            <text:p>158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8120" calcext:value-type="float">
            <text:p>208120</text:p>
          </table:table-cell>
          <table:table-cell office:value-type="float" office:value="2119368" calcext:value-type="float">
            <text:p>2119368</text:p>
          </table:table-cell>
          <table:table-cell office:value-type="float" office:value="387920" calcext:value-type="float">
            <text:p>387920</text:p>
          </table:table-cell>
          <table:table-cell office:value-type="float" office:value="365896" calcext:value-type="float">
            <text:p>365896</text:p>
          </table:table-cell>
          <table:table-cell office:value-type="float" office:value="210464" calcext:value-type="float">
            <text:p>210464</text:p>
          </table:table-cell>
          <table:table-cell office:value-type="float" office:value="156192" calcext:value-type="float">
            <text:p>156192</text:p>
          </table:table-cell>
          <table:table-cell office:value-type="float" office:value="2680664" calcext:value-type="float">
            <text:p>2680664</text:p>
          </table:table-cell>
          <table:table-cell office:value-type="float" office:value="388600" calcext:value-type="float">
            <text:p>388600</text:p>
          </table:table-cell>
          <table:table-cell office:value-type="float" office:value="341592" calcext:value-type="float">
            <text:p>341592</text:p>
          </table:table-cell>
          <table:table-cell office:value-type="float" office:value="158472" calcext:value-type="float">
            <text:p>1584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8368" calcext:value-type="float">
            <text:p>208368</text:p>
          </table:table-cell>
          <table:table-cell office:value-type="float" office:value="2119688" calcext:value-type="float">
            <text:p>2119688</text:p>
          </table:table-cell>
          <table:table-cell office:value-type="float" office:value="387968" calcext:value-type="float">
            <text:p>387968</text:p>
          </table:table-cell>
          <table:table-cell office:value-type="float" office:value="365944" calcext:value-type="float">
            <text:p>365944</text:p>
          </table:table-cell>
          <table:table-cell office:value-type="float" office:value="210560" calcext:value-type="float">
            <text:p>210560</text:p>
          </table:table-cell>
          <table:table-cell office:value-type="float" office:value="156288" calcext:value-type="float">
            <text:p>156288</text:p>
          </table:table-cell>
          <table:table-cell office:value-type="float" office:value="2683016" calcext:value-type="float">
            <text:p>2683016</text:p>
          </table:table-cell>
          <table:table-cell office:value-type="float" office:value="388624" calcext:value-type="float">
            <text:p>388624</text:p>
          </table:table-cell>
          <table:table-cell office:value-type="float" office:value="341600" calcext:value-type="float">
            <text:p>341600</text:p>
          </table:table-cell>
          <table:table-cell office:value-type="float" office:value="158496" calcext:value-type="float">
            <text:p>1584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8680" calcext:value-type="float">
            <text:p>208680</text:p>
          </table:table-cell>
          <table:table-cell office:value-type="float" office:value="2119736" calcext:value-type="float">
            <text:p>2119736</text:p>
          </table:table-cell>
          <table:table-cell office:value-type="float" office:value="388280" calcext:value-type="float">
            <text:p>388280</text:p>
          </table:table-cell>
          <table:table-cell office:value-type="float" office:value="366240" calcext:value-type="float">
            <text:p>366240</text:p>
          </table:table-cell>
          <table:table-cell office:value-type="float" office:value="211184" calcext:value-type="float">
            <text:p>211184</text:p>
          </table:table-cell>
          <table:table-cell office:value-type="float" office:value="156360" calcext:value-type="float">
            <text:p>156360</text:p>
          </table:table-cell>
          <table:table-cell office:value-type="float" office:value="2683048" calcext:value-type="float">
            <text:p>2683048</text:p>
          </table:table-cell>
          <table:table-cell office:value-type="float" office:value="388736" calcext:value-type="float">
            <text:p>388736</text:p>
          </table:table-cell>
          <table:table-cell office:value-type="float" office:value="341616" calcext:value-type="float">
            <text:p>341616</text:p>
          </table:table-cell>
          <table:table-cell office:value-type="float" office:value="158504" calcext:value-type="float">
            <text:p>1585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9232" calcext:value-type="float">
            <text:p>209232</text:p>
          </table:table-cell>
          <table:table-cell office:value-type="float" office:value="2119920" calcext:value-type="float">
            <text:p>2119920</text:p>
          </table:table-cell>
          <table:table-cell office:value-type="float" office:value="388736" calcext:value-type="float">
            <text:p>388736</text:p>
          </table:table-cell>
          <table:table-cell office:value-type="float" office:value="366544" calcext:value-type="float">
            <text:p>366544</text:p>
          </table:table-cell>
          <table:table-cell office:value-type="float" office:value="211328" calcext:value-type="float">
            <text:p>211328</text:p>
          </table:table-cell>
          <table:table-cell office:value-type="float" office:value="156376" calcext:value-type="float">
            <text:p>156376</text:p>
          </table:table-cell>
          <table:table-cell office:value-type="float" office:value="2683376" calcext:value-type="float">
            <text:p>2683376</text:p>
          </table:table-cell>
          <table:table-cell office:value-type="float" office:value="388760" calcext:value-type="float">
            <text:p>388760</text:p>
          </table:table-cell>
          <table:table-cell office:value-type="float" office:value="341624" calcext:value-type="float">
            <text:p>341624</text:p>
          </table:table-cell>
          <table:table-cell office:value-type="float" office:value="158504" calcext:value-type="float">
            <text:p>1585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9520" calcext:value-type="float">
            <text:p>209520</text:p>
          </table:table-cell>
          <table:table-cell office:value-type="float" office:value="2120448" calcext:value-type="float">
            <text:p>2120448</text:p>
          </table:table-cell>
          <table:table-cell office:value-type="float" office:value="389136" calcext:value-type="float">
            <text:p>389136</text:p>
          </table:table-cell>
          <table:table-cell office:value-type="float" office:value="366664" calcext:value-type="float">
            <text:p>366664</text:p>
          </table:table-cell>
          <table:table-cell office:value-type="float" office:value="211576" calcext:value-type="float">
            <text:p>211576</text:p>
          </table:table-cell>
          <table:table-cell office:value-type="float" office:value="156528" calcext:value-type="float">
            <text:p>156528</text:p>
          </table:table-cell>
          <table:table-cell office:value-type="float" office:value="2690848" calcext:value-type="float">
            <text:p>2690848</text:p>
          </table:table-cell>
          <table:table-cell office:value-type="float" office:value="388800" calcext:value-type="float">
            <text:p>388800</text:p>
          </table:table-cell>
          <table:table-cell office:value-type="float" office:value="341640" calcext:value-type="float">
            <text:p>341640</text:p>
          </table:table-cell>
          <table:table-cell office:value-type="float" office:value="158504" calcext:value-type="float">
            <text:p>1585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0168" calcext:value-type="float">
            <text:p>210168</text:p>
          </table:table-cell>
          <table:table-cell office:value-type="float" office:value="2120648" calcext:value-type="float">
            <text:p>2120648</text:p>
          </table:table-cell>
          <table:table-cell office:value-type="float" office:value="389160" calcext:value-type="float">
            <text:p>389160</text:p>
          </table:table-cell>
          <table:table-cell office:value-type="float" office:value="367280" calcext:value-type="float">
            <text:p>367280</text:p>
          </table:table-cell>
          <table:table-cell office:value-type="float" office:value="211776" calcext:value-type="float">
            <text:p>211776</text:p>
          </table:table-cell>
          <table:table-cell office:value-type="float" office:value="156592" calcext:value-type="float">
            <text:p>156592</text:p>
          </table:table-cell>
          <table:table-cell office:value-type="float" office:value="2691824" calcext:value-type="float">
            <text:p>2691824</text:p>
          </table:table-cell>
          <table:table-cell office:value-type="float" office:value="388816" calcext:value-type="float">
            <text:p>388816</text:p>
          </table:table-cell>
          <table:table-cell office:value-type="float" office:value="341696" calcext:value-type="float">
            <text:p>341696</text:p>
          </table:table-cell>
          <table:table-cell office:value-type="float" office:value="158504" calcext:value-type="float">
            <text:p>1585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0168" calcext:value-type="float">
            <text:p>210168</text:p>
          </table:table-cell>
          <table:table-cell office:value-type="float" office:value="2120672" calcext:value-type="float">
            <text:p>2120672</text:p>
          </table:table-cell>
          <table:table-cell office:value-type="float" office:value="389464" calcext:value-type="float">
            <text:p>389464</text:p>
          </table:table-cell>
          <table:table-cell office:value-type="float" office:value="367592" calcext:value-type="float">
            <text:p>367592</text:p>
          </table:table-cell>
          <table:table-cell office:value-type="float" office:value="212688" calcext:value-type="float">
            <text:p>212688</text:p>
          </table:table-cell>
          <table:table-cell office:value-type="float" office:value="156624" calcext:value-type="float">
            <text:p>156624</text:p>
          </table:table-cell>
          <table:table-cell office:value-type="float" office:value="2692824" calcext:value-type="float">
            <text:p>2692824</text:p>
          </table:table-cell>
          <table:table-cell office:value-type="float" office:value="388832" calcext:value-type="float">
            <text:p>388832</text:p>
          </table:table-cell>
          <table:table-cell office:value-type="float" office:value="341792" calcext:value-type="float">
            <text:p>341792</text:p>
          </table:table-cell>
          <table:table-cell office:value-type="float" office:value="158528" calcext:value-type="float">
            <text:p>1585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0456" calcext:value-type="float">
            <text:p>210456</text:p>
          </table:table-cell>
          <table:table-cell office:value-type="float" office:value="2120808" calcext:value-type="float">
            <text:p>2120808</text:p>
          </table:table-cell>
          <table:table-cell office:value-type="float" office:value="389688" calcext:value-type="float">
            <text:p>389688</text:p>
          </table:table-cell>
          <table:table-cell office:value-type="float" office:value="367808" calcext:value-type="float">
            <text:p>367808</text:p>
          </table:table-cell>
          <table:table-cell office:value-type="float" office:value="213760" calcext:value-type="float">
            <text:p>213760</text:p>
          </table:table-cell>
          <table:table-cell office:value-type="float" office:value="156624" calcext:value-type="float">
            <text:p>156624</text:p>
          </table:table-cell>
          <table:table-cell office:value-type="float" office:value="2693688" calcext:value-type="float">
            <text:p>2693688</text:p>
          </table:table-cell>
          <table:table-cell office:value-type="float" office:value="388904" calcext:value-type="float">
            <text:p>388904</text:p>
          </table:table-cell>
          <table:table-cell office:value-type="float" office:value="341808" calcext:value-type="float">
            <text:p>341808</text:p>
          </table:table-cell>
          <table:table-cell office:value-type="float" office:value="158560" calcext:value-type="float">
            <text:p>1585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0608" calcext:value-type="float">
            <text:p>210608</text:p>
          </table:table-cell>
          <table:table-cell office:value-type="float" office:value="2120984" calcext:value-type="float">
            <text:p>2120984</text:p>
          </table:table-cell>
          <table:table-cell office:value-type="float" office:value="389880" calcext:value-type="float">
            <text:p>389880</text:p>
          </table:table-cell>
          <table:table-cell office:value-type="float" office:value="367808" calcext:value-type="float">
            <text:p>367808</text:p>
          </table:table-cell>
          <table:table-cell office:value-type="float" office:value="215584" calcext:value-type="float">
            <text:p>215584</text:p>
          </table:table-cell>
          <table:table-cell office:value-type="float" office:value="156624" calcext:value-type="float">
            <text:p>156624</text:p>
          </table:table-cell>
          <table:table-cell office:value-type="float" office:value="2694664" calcext:value-type="float">
            <text:p>2694664</text:p>
          </table:table-cell>
          <table:table-cell office:value-type="float" office:value="388904" calcext:value-type="float">
            <text:p>388904</text:p>
          </table:table-cell>
          <table:table-cell office:value-type="float" office:value="341968" calcext:value-type="float">
            <text:p>341968</text:p>
          </table:table-cell>
          <table:table-cell office:value-type="float" office:value="158704" calcext:value-type="float">
            <text:p>1587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1440" calcext:value-type="float">
            <text:p>211440</text:p>
          </table:table-cell>
          <table:table-cell office:value-type="float" office:value="2121344" calcext:value-type="float">
            <text:p>2121344</text:p>
          </table:table-cell>
          <table:table-cell office:value-type="float" office:value="390496" calcext:value-type="float">
            <text:p>390496</text:p>
          </table:table-cell>
          <table:table-cell office:value-type="float" office:value="368088" calcext:value-type="float">
            <text:p>368088</text:p>
          </table:table-cell>
          <table:table-cell office:value-type="float" office:value="215624" calcext:value-type="float">
            <text:p>215624</text:p>
          </table:table-cell>
          <table:table-cell office:value-type="float" office:value="156640" calcext:value-type="float">
            <text:p>156640</text:p>
          </table:table-cell>
          <table:table-cell office:value-type="float" office:value="2696800" calcext:value-type="float">
            <text:p>2696800</text:p>
          </table:table-cell>
          <table:table-cell office:value-type="float" office:value="388952" calcext:value-type="float">
            <text:p>388952</text:p>
          </table:table-cell>
          <table:table-cell office:value-type="float" office:value="341984" calcext:value-type="float">
            <text:p>341984</text:p>
          </table:table-cell>
          <table:table-cell office:value-type="float" office:value="158768" calcext:value-type="float">
            <text:p>1587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2592" calcext:value-type="float">
            <text:p>212592</text:p>
          </table:table-cell>
          <table:table-cell office:value-type="float" office:value="2121744" calcext:value-type="float">
            <text:p>2121744</text:p>
          </table:table-cell>
          <table:table-cell office:value-type="float" office:value="390536" calcext:value-type="float">
            <text:p>390536</text:p>
          </table:table-cell>
          <table:table-cell office:value-type="float" office:value="368224" calcext:value-type="float">
            <text:p>368224</text:p>
          </table:table-cell>
          <table:table-cell office:value-type="float" office:value="216720" calcext:value-type="float">
            <text:p>216720</text:p>
          </table:table-cell>
          <table:table-cell office:value-type="float" office:value="156704" calcext:value-type="float">
            <text:p>156704</text:p>
          </table:table-cell>
          <table:table-cell office:value-type="float" office:value="2697032" calcext:value-type="float">
            <text:p>2697032</text:p>
          </table:table-cell>
          <table:table-cell office:value-type="float" office:value="388976" calcext:value-type="float">
            <text:p>388976</text:p>
          </table:table-cell>
          <table:table-cell office:value-type="float" office:value="342032" calcext:value-type="float">
            <text:p>342032</text:p>
          </table:table-cell>
          <table:table-cell office:value-type="float" office:value="158832" calcext:value-type="float">
            <text:p>1588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4136" calcext:value-type="float">
            <text:p>214136</text:p>
          </table:table-cell>
          <table:table-cell office:value-type="float" office:value="2121848" calcext:value-type="float">
            <text:p>2121848</text:p>
          </table:table-cell>
          <table:table-cell office:value-type="float" office:value="390720" calcext:value-type="float">
            <text:p>390720</text:p>
          </table:table-cell>
          <table:table-cell office:value-type="float" office:value="369664" calcext:value-type="float">
            <text:p>369664</text:p>
          </table:table-cell>
          <table:table-cell office:value-type="float" office:value="216896" calcext:value-type="float">
            <text:p>216896</text:p>
          </table:table-cell>
          <table:table-cell office:value-type="float" office:value="156776" calcext:value-type="float">
            <text:p>156776</text:p>
          </table:table-cell>
          <table:table-cell office:value-type="float" office:value="2697560" calcext:value-type="float">
            <text:p>2697560</text:p>
          </table:table-cell>
          <table:table-cell office:value-type="float" office:value="389008" calcext:value-type="float">
            <text:p>389008</text:p>
          </table:table-cell>
          <table:table-cell office:value-type="float" office:value="342032" calcext:value-type="float">
            <text:p>342032</text:p>
          </table:table-cell>
          <table:table-cell office:value-type="float" office:value="158840" calcext:value-type="float">
            <text:p>1588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5376" calcext:value-type="float">
            <text:p>215376</text:p>
          </table:table-cell>
          <table:table-cell office:value-type="float" office:value="2122040" calcext:value-type="float">
            <text:p>2122040</text:p>
          </table:table-cell>
          <table:table-cell office:value-type="float" office:value="391120" calcext:value-type="float">
            <text:p>391120</text:p>
          </table:table-cell>
          <table:table-cell office:value-type="float" office:value="369720" calcext:value-type="float">
            <text:p>369720</text:p>
          </table:table-cell>
          <table:table-cell office:value-type="float" office:value="217424" calcext:value-type="float">
            <text:p>217424</text:p>
          </table:table-cell>
          <table:table-cell office:value-type="float" office:value="156824" calcext:value-type="float">
            <text:p>156824</text:p>
          </table:table-cell>
          <table:table-cell office:value-type="float" office:value="2697624" calcext:value-type="float">
            <text:p>2697624</text:p>
          </table:table-cell>
          <table:table-cell office:value-type="float" office:value="389016" calcext:value-type="float">
            <text:p>389016</text:p>
          </table:table-cell>
          <table:table-cell office:value-type="float" office:value="342080" calcext:value-type="float">
            <text:p>342080</text:p>
          </table:table-cell>
          <table:table-cell office:value-type="float" office:value="158880" calcext:value-type="float">
            <text:p>1588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5928" calcext:value-type="float">
            <text:p>215928</text:p>
          </table:table-cell>
          <table:table-cell office:value-type="float" office:value="2122576" calcext:value-type="float">
            <text:p>2122576</text:p>
          </table:table-cell>
          <table:table-cell office:value-type="float" office:value="391136" calcext:value-type="float">
            <text:p>391136</text:p>
          </table:table-cell>
          <table:table-cell office:value-type="float" office:value="369968" calcext:value-type="float">
            <text:p>369968</text:p>
          </table:table-cell>
          <table:table-cell office:value-type="float" office:value="218792" calcext:value-type="float">
            <text:p>218792</text:p>
          </table:table-cell>
          <table:table-cell office:value-type="float" office:value="156904" calcext:value-type="float">
            <text:p>156904</text:p>
          </table:table-cell>
          <table:table-cell office:value-type="float" office:value="2699128" calcext:value-type="float">
            <text:p>2699128</text:p>
          </table:table-cell>
          <table:table-cell office:value-type="float" office:value="389040" calcext:value-type="float">
            <text:p>389040</text:p>
          </table:table-cell>
          <table:table-cell office:value-type="float" office:value="342088" calcext:value-type="float">
            <text:p>342088</text:p>
          </table:table-cell>
          <table:table-cell office:value-type="float" office:value="158880" calcext:value-type="float">
            <text:p>1588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5992" calcext:value-type="float">
            <text:p>215992</text:p>
          </table:table-cell>
          <table:table-cell office:value-type="float" office:value="2123008" calcext:value-type="float">
            <text:p>2123008</text:p>
          </table:table-cell>
          <table:table-cell office:value-type="float" office:value="391240" calcext:value-type="float">
            <text:p>391240</text:p>
          </table:table-cell>
          <table:table-cell office:value-type="float" office:value="370040" calcext:value-type="float">
            <text:p>370040</text:p>
          </table:table-cell>
          <table:table-cell office:value-type="float" office:value="219256" calcext:value-type="float">
            <text:p>219256</text:p>
          </table:table-cell>
          <table:table-cell office:value-type="float" office:value="156904" calcext:value-type="float">
            <text:p>156904</text:p>
          </table:table-cell>
          <table:table-cell office:value-type="float" office:value="2699560" calcext:value-type="float">
            <text:p>2699560</text:p>
          </table:table-cell>
          <table:table-cell office:value-type="float" office:value="389056" calcext:value-type="float">
            <text:p>389056</text:p>
          </table:table-cell>
          <table:table-cell office:value-type="float" office:value="342120" calcext:value-type="float">
            <text:p>342120</text:p>
          </table:table-cell>
          <table:table-cell office:value-type="float" office:value="158888" calcext:value-type="float">
            <text:p>1588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6144" calcext:value-type="float">
            <text:p>216144</text:p>
          </table:table-cell>
          <table:table-cell office:value-type="float" office:value="2123480" calcext:value-type="float">
            <text:p>2123480</text:p>
          </table:table-cell>
          <table:table-cell office:value-type="float" office:value="391352" calcext:value-type="float">
            <text:p>391352</text:p>
          </table:table-cell>
          <table:table-cell office:value-type="float" office:value="370096" calcext:value-type="float">
            <text:p>370096</text:p>
          </table:table-cell>
          <table:table-cell office:value-type="float" office:value="221168" calcext:value-type="float">
            <text:p>221168</text:p>
          </table:table-cell>
          <table:table-cell office:value-type="float" office:value="156920" calcext:value-type="float">
            <text:p>156920</text:p>
          </table:table-cell>
          <table:table-cell office:value-type="float" office:value="2704648" calcext:value-type="float">
            <text:p>2704648</text:p>
          </table:table-cell>
          <table:table-cell office:value-type="float" office:value="389088" calcext:value-type="float">
            <text:p>389088</text:p>
          </table:table-cell>
          <table:table-cell office:value-type="float" office:value="342160" calcext:value-type="float">
            <text:p>342160</text:p>
          </table:table-cell>
          <table:table-cell office:value-type="float" office:value="158944" calcext:value-type="float">
            <text:p>1589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6912" calcext:value-type="float">
            <text:p>216912</text:p>
          </table:table-cell>
          <table:table-cell office:value-type="float" office:value="2123512" calcext:value-type="float">
            <text:p>2123512</text:p>
          </table:table-cell>
          <table:table-cell office:value-type="float" office:value="391760" calcext:value-type="float">
            <text:p>391760</text:p>
          </table:table-cell>
          <table:table-cell office:value-type="float" office:value="370456" calcext:value-type="float">
            <text:p>370456</text:p>
          </table:table-cell>
          <table:table-cell office:value-type="float" office:value="221416" calcext:value-type="float">
            <text:p>221416</text:p>
          </table:table-cell>
          <table:table-cell office:value-type="float" office:value="156960" calcext:value-type="float">
            <text:p>156960</text:p>
          </table:table-cell>
          <table:table-cell office:value-type="float" office:value="2706320" calcext:value-type="float">
            <text:p>2706320</text:p>
          </table:table-cell>
          <table:table-cell office:value-type="float" office:value="389192" calcext:value-type="float">
            <text:p>389192</text:p>
          </table:table-cell>
          <table:table-cell office:value-type="float" office:value="342160" calcext:value-type="float">
            <text:p>342160</text:p>
          </table:table-cell>
          <table:table-cell office:value-type="float" office:value="158960" calcext:value-type="float">
            <text:p>1589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8048" calcext:value-type="float">
            <text:p>218048</text:p>
          </table:table-cell>
          <table:table-cell office:value-type="float" office:value="2123976" calcext:value-type="float">
            <text:p>2123976</text:p>
          </table:table-cell>
          <table:table-cell office:value-type="float" office:value="392592" calcext:value-type="float">
            <text:p>392592</text:p>
          </table:table-cell>
          <table:table-cell office:value-type="float" office:value="370768" calcext:value-type="float">
            <text:p>370768</text:p>
          </table:table-cell>
          <table:table-cell office:value-type="float" office:value="222216" calcext:value-type="float">
            <text:p>222216</text:p>
          </table:table-cell>
          <table:table-cell office:value-type="float" office:value="156976" calcext:value-type="float">
            <text:p>156976</text:p>
          </table:table-cell>
          <table:table-cell office:value-type="float" office:value="2708560" calcext:value-type="float">
            <text:p>2708560</text:p>
          </table:table-cell>
          <table:table-cell office:value-type="float" office:value="389248" calcext:value-type="float">
            <text:p>389248</text:p>
          </table:table-cell>
          <table:table-cell office:value-type="float" office:value="342184" calcext:value-type="float">
            <text:p>342184</text:p>
          </table:table-cell>
          <table:table-cell office:value-type="float" office:value="159032" calcext:value-type="float">
            <text:p>1590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9352" calcext:value-type="float">
            <text:p>219352</text:p>
          </table:table-cell>
          <table:table-cell office:value-type="float" office:value="2124680" calcext:value-type="float">
            <text:p>2124680</text:p>
          </table:table-cell>
          <table:table-cell office:value-type="float" office:value="393008" calcext:value-type="float">
            <text:p>393008</text:p>
          </table:table-cell>
          <table:table-cell office:value-type="float" office:value="371688" calcext:value-type="float">
            <text:p>371688</text:p>
          </table:table-cell>
          <table:table-cell office:value-type="float" office:value="222720" calcext:value-type="float">
            <text:p>222720</text:p>
          </table:table-cell>
          <table:table-cell office:value-type="float" office:value="157072" calcext:value-type="float">
            <text:p>157072</text:p>
          </table:table-cell>
          <table:table-cell office:value-type="float" office:value="2709032" calcext:value-type="float">
            <text:p>2709032</text:p>
          </table:table-cell>
          <table:table-cell office:value-type="float" office:value="389296" calcext:value-type="float">
            <text:p>389296</text:p>
          </table:table-cell>
          <table:table-cell office:value-type="float" office:value="342232" calcext:value-type="float">
            <text:p>342232</text:p>
          </table:table-cell>
          <table:table-cell office:value-type="float" office:value="159056" calcext:value-type="float">
            <text:p>1590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0720" calcext:value-type="float">
            <text:p>220720</text:p>
          </table:table-cell>
          <table:table-cell office:value-type="float" office:value="2125080" calcext:value-type="float">
            <text:p>2125080</text:p>
          </table:table-cell>
          <table:table-cell office:value-type="float" office:value="393176" calcext:value-type="float">
            <text:p>393176</text:p>
          </table:table-cell>
          <table:table-cell office:value-type="float" office:value="371952" calcext:value-type="float">
            <text:p>371952</text:p>
          </table:table-cell>
          <table:table-cell office:value-type="float" office:value="222928" calcext:value-type="float">
            <text:p>222928</text:p>
          </table:table-cell>
          <table:table-cell office:value-type="float" office:value="157104" calcext:value-type="float">
            <text:p>157104</text:p>
          </table:table-cell>
          <table:table-cell office:value-type="float" office:value="2711952" calcext:value-type="float">
            <text:p>2711952</text:p>
          </table:table-cell>
          <table:table-cell office:value-type="float" office:value="389312" calcext:value-type="float">
            <text:p>389312</text:p>
          </table:table-cell>
          <table:table-cell office:value-type="float" office:value="342232" calcext:value-type="float">
            <text:p>342232</text:p>
          </table:table-cell>
          <table:table-cell office:value-type="float" office:value="159056" calcext:value-type="float">
            <text:p>1590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2640" calcext:value-type="float">
            <text:p>222640</text:p>
          </table:table-cell>
          <table:table-cell office:value-type="float" office:value="2125912" calcext:value-type="float">
            <text:p>2125912</text:p>
          </table:table-cell>
          <table:table-cell office:value-type="float" office:value="393256" calcext:value-type="float">
            <text:p>393256</text:p>
          </table:table-cell>
          <table:table-cell office:value-type="float" office:value="372520" calcext:value-type="float">
            <text:p>372520</text:p>
          </table:table-cell>
          <table:table-cell office:value-type="float" office:value="222944" calcext:value-type="float">
            <text:p>222944</text:p>
          </table:table-cell>
          <table:table-cell office:value-type="float" office:value="157128" calcext:value-type="float">
            <text:p>157128</text:p>
          </table:table-cell>
          <table:table-cell office:value-type="float" office:value="2717880" calcext:value-type="float">
            <text:p>2717880</text:p>
          </table:table-cell>
          <table:table-cell office:value-type="float" office:value="389320" calcext:value-type="float">
            <text:p>389320</text:p>
          </table:table-cell>
          <table:table-cell office:value-type="float" office:value="342248" calcext:value-type="float">
            <text:p>342248</text:p>
          </table:table-cell>
          <table:table-cell office:value-type="float" office:value="159128" calcext:value-type="float">
            <text:p>1591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3584" calcext:value-type="float">
            <text:p>223584</text:p>
          </table:table-cell>
          <table:table-cell office:value-type="float" office:value="2126040" calcext:value-type="float">
            <text:p>2126040</text:p>
          </table:table-cell>
          <table:table-cell office:value-type="float" office:value="393336" calcext:value-type="float">
            <text:p>393336</text:p>
          </table:table-cell>
          <table:table-cell office:value-type="float" office:value="372680" calcext:value-type="float">
            <text:p>372680</text:p>
          </table:table-cell>
          <table:table-cell office:value-type="float" office:value="226760" calcext:value-type="float">
            <text:p>226760</text:p>
          </table:table-cell>
          <table:table-cell office:value-type="float" office:value="157152" calcext:value-type="float">
            <text:p>157152</text:p>
          </table:table-cell>
          <table:table-cell office:value-type="float" office:value="2721440" calcext:value-type="float">
            <text:p>2721440</text:p>
          </table:table-cell>
          <table:table-cell office:value-type="float" office:value="389424" calcext:value-type="float">
            <text:p>389424</text:p>
          </table:table-cell>
          <table:table-cell office:value-type="float" office:value="342272" calcext:value-type="float">
            <text:p>342272</text:p>
          </table:table-cell>
          <table:table-cell office:value-type="float" office:value="159152" calcext:value-type="float">
            <text:p>1591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4080" calcext:value-type="float">
            <text:p>224080</text:p>
          </table:table-cell>
          <table:table-cell office:value-type="float" office:value="2126696" calcext:value-type="float">
            <text:p>2126696</text:p>
          </table:table-cell>
          <table:table-cell office:value-type="float" office:value="394984" calcext:value-type="float">
            <text:p>394984</text:p>
          </table:table-cell>
          <table:table-cell office:value-type="float" office:value="372848" calcext:value-type="float">
            <text:p>372848</text:p>
          </table:table-cell>
          <table:table-cell office:value-type="float" office:value="227264" calcext:value-type="float">
            <text:p>227264</text:p>
          </table:table-cell>
          <table:table-cell office:value-type="float" office:value="157216" calcext:value-type="float">
            <text:p>157216</text:p>
          </table:table-cell>
          <table:table-cell office:value-type="float" office:value="2726440" calcext:value-type="float">
            <text:p>2726440</text:p>
          </table:table-cell>
          <table:table-cell office:value-type="float" office:value="389440" calcext:value-type="float">
            <text:p>389440</text:p>
          </table:table-cell>
          <table:table-cell office:value-type="float" office:value="342320" calcext:value-type="float">
            <text:p>342320</text:p>
          </table:table-cell>
          <table:table-cell office:value-type="float" office:value="159216" calcext:value-type="float">
            <text:p>1592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6072" calcext:value-type="float">
            <text:p>226072</text:p>
          </table:table-cell>
          <table:table-cell office:value-type="float" office:value="2126840" calcext:value-type="float">
            <text:p>2126840</text:p>
          </table:table-cell>
          <table:table-cell office:value-type="float" office:value="395456" calcext:value-type="float">
            <text:p>395456</text:p>
          </table:table-cell>
          <table:table-cell office:value-type="float" office:value="372888" calcext:value-type="float">
            <text:p>372888</text:p>
          </table:table-cell>
          <table:table-cell office:value-type="float" office:value="227424" calcext:value-type="float">
            <text:p>227424</text:p>
          </table:table-cell>
          <table:table-cell office:value-type="float" office:value="157256" calcext:value-type="float">
            <text:p>157256</text:p>
          </table:table-cell>
          <table:table-cell office:value-type="float" office:value="2726928" calcext:value-type="float">
            <text:p>2726928</text:p>
          </table:table-cell>
          <table:table-cell office:value-type="float" office:value="389456" calcext:value-type="float">
            <text:p>389456</text:p>
          </table:table-cell>
          <table:table-cell office:value-type="float" office:value="342376" calcext:value-type="float">
            <text:p>342376</text:p>
          </table:table-cell>
          <table:table-cell office:value-type="float" office:value="159240" calcext:value-type="float">
            <text:p>1592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6280" calcext:value-type="float">
            <text:p>226280</text:p>
          </table:table-cell>
          <table:table-cell office:value-type="float" office:value="2126992" calcext:value-type="float">
            <text:p>2126992</text:p>
          </table:table-cell>
          <table:table-cell office:value-type="float" office:value="395480" calcext:value-type="float">
            <text:p>395480</text:p>
          </table:table-cell>
          <table:table-cell office:value-type="float" office:value="372992" calcext:value-type="float">
            <text:p>372992</text:p>
          </table:table-cell>
          <table:table-cell office:value-type="float" office:value="227640" calcext:value-type="float">
            <text:p>227640</text:p>
          </table:table-cell>
          <table:table-cell office:value-type="float" office:value="157264" calcext:value-type="float">
            <text:p>157264</text:p>
          </table:table-cell>
          <table:table-cell office:value-type="float" office:value="2739256" calcext:value-type="float">
            <text:p>2739256</text:p>
          </table:table-cell>
          <table:table-cell office:value-type="float" office:value="389584" calcext:value-type="float">
            <text:p>389584</text:p>
          </table:table-cell>
          <table:table-cell office:value-type="float" office:value="342416" calcext:value-type="float">
            <text:p>342416</text:p>
          </table:table-cell>
          <table:table-cell office:value-type="float" office:value="159288" calcext:value-type="float">
            <text:p>1592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8328" calcext:value-type="float">
            <text:p>228328</text:p>
          </table:table-cell>
          <table:table-cell office:value-type="float" office:value="2127312" calcext:value-type="float">
            <text:p>2127312</text:p>
          </table:table-cell>
          <table:table-cell office:value-type="float" office:value="395520" calcext:value-type="float">
            <text:p>395520</text:p>
          </table:table-cell>
          <table:table-cell office:value-type="float" office:value="373112" calcext:value-type="float">
            <text:p>373112</text:p>
          </table:table-cell>
          <table:table-cell office:value-type="float" office:value="228200" calcext:value-type="float">
            <text:p>228200</text:p>
          </table:table-cell>
          <table:table-cell office:value-type="float" office:value="157288" calcext:value-type="float">
            <text:p>157288</text:p>
          </table:table-cell>
          <table:table-cell office:value-type="float" office:value="2742264" calcext:value-type="float">
            <text:p>2742264</text:p>
          </table:table-cell>
          <table:table-cell office:value-type="float" office:value="389816" calcext:value-type="float">
            <text:p>389816</text:p>
          </table:table-cell>
          <table:table-cell office:value-type="float" office:value="342424" calcext:value-type="float">
            <text:p>342424</text:p>
          </table:table-cell>
          <table:table-cell office:value-type="float" office:value="159304" calcext:value-type="float">
            <text:p>1593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8592" calcext:value-type="float">
            <text:p>228592</text:p>
          </table:table-cell>
          <table:table-cell office:value-type="float" office:value="2128808" calcext:value-type="float">
            <text:p>2128808</text:p>
          </table:table-cell>
          <table:table-cell office:value-type="float" office:value="395872" calcext:value-type="float">
            <text:p>395872</text:p>
          </table:table-cell>
          <table:table-cell office:value-type="float" office:value="373176" calcext:value-type="float">
            <text:p>373176</text:p>
          </table:table-cell>
          <table:table-cell office:value-type="float" office:value="228256" calcext:value-type="float">
            <text:p>228256</text:p>
          </table:table-cell>
          <table:table-cell office:value-type="float" office:value="157320" calcext:value-type="float">
            <text:p>157320</text:p>
          </table:table-cell>
          <table:table-cell office:value-type="float" office:value="2746384" calcext:value-type="float">
            <text:p>2746384</text:p>
          </table:table-cell>
          <table:table-cell office:value-type="float" office:value="389848" calcext:value-type="float">
            <text:p>389848</text:p>
          </table:table-cell>
          <table:table-cell office:value-type="float" office:value="342440" calcext:value-type="float">
            <text:p>342440</text:p>
          </table:table-cell>
          <table:table-cell office:value-type="float" office:value="159336" calcext:value-type="float">
            <text:p>1593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8992" calcext:value-type="float">
            <text:p>228992</text:p>
          </table:table-cell>
          <table:table-cell office:value-type="float" office:value="2128920" calcext:value-type="float">
            <text:p>2128920</text:p>
          </table:table-cell>
          <table:table-cell office:value-type="float" office:value="396016" calcext:value-type="float">
            <text:p>396016</text:p>
          </table:table-cell>
          <table:table-cell office:value-type="float" office:value="373280" calcext:value-type="float">
            <text:p>373280</text:p>
          </table:table-cell>
          <table:table-cell office:value-type="float" office:value="229064" calcext:value-type="float">
            <text:p>229064</text:p>
          </table:table-cell>
          <table:table-cell office:value-type="float" office:value="157344" calcext:value-type="float">
            <text:p>157344</text:p>
          </table:table-cell>
          <table:table-cell office:value-type="float" office:value="2749160" calcext:value-type="float">
            <text:p>2749160</text:p>
          </table:table-cell>
          <table:table-cell office:value-type="float" office:value="389848" calcext:value-type="float">
            <text:p>389848</text:p>
          </table:table-cell>
          <table:table-cell office:value-type="float" office:value="342456" calcext:value-type="float">
            <text:p>342456</text:p>
          </table:table-cell>
          <table:table-cell office:value-type="float" office:value="159360" calcext:value-type="float">
            <text:p>1593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9280" calcext:value-type="float">
            <text:p>229280</text:p>
          </table:table-cell>
          <table:table-cell office:value-type="float" office:value="2129024" calcext:value-type="float">
            <text:p>2129024</text:p>
          </table:table-cell>
          <table:table-cell office:value-type="float" office:value="396568" calcext:value-type="float">
            <text:p>396568</text:p>
          </table:table-cell>
          <table:table-cell office:value-type="float" office:value="373976" calcext:value-type="float">
            <text:p>373976</text:p>
          </table:table-cell>
          <table:table-cell office:value-type="float" office:value="229704" calcext:value-type="float">
            <text:p>229704</text:p>
          </table:table-cell>
          <table:table-cell office:value-type="float" office:value="157352" calcext:value-type="float">
            <text:p>157352</text:p>
          </table:table-cell>
          <table:table-cell office:value-type="float" office:value="2751744" calcext:value-type="float">
            <text:p>2751744</text:p>
          </table:table-cell>
          <table:table-cell office:value-type="float" office:value="389904" calcext:value-type="float">
            <text:p>389904</text:p>
          </table:table-cell>
          <table:table-cell office:value-type="float" office:value="342720" calcext:value-type="float">
            <text:p>342720</text:p>
          </table:table-cell>
          <table:table-cell office:value-type="float" office:value="159376" calcext:value-type="float">
            <text:p>1593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0752" calcext:value-type="float">
            <text:p>230752</text:p>
          </table:table-cell>
          <table:table-cell office:value-type="float" office:value="2129256" calcext:value-type="float">
            <text:p>2129256</text:p>
          </table:table-cell>
          <table:table-cell office:value-type="float" office:value="396592" calcext:value-type="float">
            <text:p>396592</text:p>
          </table:table-cell>
          <table:table-cell office:value-type="float" office:value="374472" calcext:value-type="float">
            <text:p>374472</text:p>
          </table:table-cell>
          <table:table-cell office:value-type="float" office:value="230864" calcext:value-type="float">
            <text:p>230864</text:p>
          </table:table-cell>
          <table:table-cell office:value-type="float" office:value="157376" calcext:value-type="float">
            <text:p>157376</text:p>
          </table:table-cell>
          <table:table-cell office:value-type="float" office:value="2755000" calcext:value-type="float">
            <text:p>2755000</text:p>
          </table:table-cell>
          <table:table-cell office:value-type="float" office:value="389944" calcext:value-type="float">
            <text:p>389944</text:p>
          </table:table-cell>
          <table:table-cell office:value-type="float" office:value="342768" calcext:value-type="float">
            <text:p>342768</text:p>
          </table:table-cell>
          <table:table-cell office:value-type="float" office:value="159384" calcext:value-type="float">
            <text:p>1593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1040" calcext:value-type="float">
            <text:p>231040</text:p>
          </table:table-cell>
          <table:table-cell office:value-type="float" office:value="2130656" calcext:value-type="float">
            <text:p>2130656</text:p>
          </table:table-cell>
          <table:table-cell office:value-type="float" office:value="396896" calcext:value-type="float">
            <text:p>396896</text:p>
          </table:table-cell>
          <table:table-cell office:value-type="float" office:value="374616" calcext:value-type="float">
            <text:p>374616</text:p>
          </table:table-cell>
          <table:table-cell office:value-type="float" office:value="231312" calcext:value-type="float">
            <text:p>231312</text:p>
          </table:table-cell>
          <table:table-cell office:value-type="float" office:value="157408" calcext:value-type="float">
            <text:p>157408</text:p>
          </table:table-cell>
          <table:table-cell office:value-type="float" office:value="2757928" calcext:value-type="float">
            <text:p>2757928</text:p>
          </table:table-cell>
          <table:table-cell office:value-type="float" office:value="389944" calcext:value-type="float">
            <text:p>389944</text:p>
          </table:table-cell>
          <table:table-cell office:value-type="float" office:value="342960" calcext:value-type="float">
            <text:p>342960</text:p>
          </table:table-cell>
          <table:table-cell office:value-type="float" office:value="159400" calcext:value-type="float">
            <text:p>159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1112" calcext:value-type="float">
            <text:p>231112</text:p>
          </table:table-cell>
          <table:table-cell office:value-type="float" office:value="2130792" calcext:value-type="float">
            <text:p>2130792</text:p>
          </table:table-cell>
          <table:table-cell office:value-type="float" office:value="397344" calcext:value-type="float">
            <text:p>397344</text:p>
          </table:table-cell>
          <table:table-cell office:value-type="float" office:value="374752" calcext:value-type="float">
            <text:p>374752</text:p>
          </table:table-cell>
          <table:table-cell office:value-type="float" office:value="231424" calcext:value-type="float">
            <text:p>231424</text:p>
          </table:table-cell>
          <table:table-cell office:value-type="float" office:value="157432" calcext:value-type="float">
            <text:p>157432</text:p>
          </table:table-cell>
          <table:table-cell office:value-type="float" office:value="2760072" calcext:value-type="float">
            <text:p>2760072</text:p>
          </table:table-cell>
          <table:table-cell office:value-type="float" office:value="390056" calcext:value-type="float">
            <text:p>390056</text:p>
          </table:table-cell>
          <table:table-cell office:value-type="float" office:value="342984" calcext:value-type="float">
            <text:p>342984</text:p>
          </table:table-cell>
          <table:table-cell office:value-type="float" office:value="159400" calcext:value-type="float">
            <text:p>159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1168" calcext:value-type="float">
            <text:p>231168</text:p>
          </table:table-cell>
          <table:table-cell office:value-type="float" office:value="2130968" calcext:value-type="float">
            <text:p>2130968</text:p>
          </table:table-cell>
          <table:table-cell office:value-type="float" office:value="397784" calcext:value-type="float">
            <text:p>397784</text:p>
          </table:table-cell>
          <table:table-cell office:value-type="float" office:value="375440" calcext:value-type="float">
            <text:p>375440</text:p>
          </table:table-cell>
          <table:table-cell office:value-type="float" office:value="231720" calcext:value-type="float">
            <text:p>231720</text:p>
          </table:table-cell>
          <table:table-cell office:value-type="float" office:value="157448" calcext:value-type="float">
            <text:p>157448</text:p>
          </table:table-cell>
          <table:table-cell office:value-type="float" office:value="2762408" calcext:value-type="float">
            <text:p>2762408</text:p>
          </table:table-cell>
          <table:table-cell office:value-type="float" office:value="390072" calcext:value-type="float">
            <text:p>390072</text:p>
          </table:table-cell>
          <table:table-cell office:value-type="float" office:value="343048" calcext:value-type="float">
            <text:p>343048</text:p>
          </table:table-cell>
          <table:table-cell office:value-type="float" office:value="159520" calcext:value-type="float">
            <text:p>1595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1200" calcext:value-type="float">
            <text:p>231200</text:p>
          </table:table-cell>
          <table:table-cell office:value-type="float" office:value="2131048" calcext:value-type="float">
            <text:p>2131048</text:p>
          </table:table-cell>
          <table:table-cell office:value-type="float" office:value="397800" calcext:value-type="float">
            <text:p>397800</text:p>
          </table:table-cell>
          <table:table-cell office:value-type="float" office:value="375816" calcext:value-type="float">
            <text:p>375816</text:p>
          </table:table-cell>
          <table:table-cell office:value-type="float" office:value="232384" calcext:value-type="float">
            <text:p>232384</text:p>
          </table:table-cell>
          <table:table-cell office:value-type="float" office:value="157464" calcext:value-type="float">
            <text:p>157464</text:p>
          </table:table-cell>
          <table:table-cell office:value-type="float" office:value="2763736" calcext:value-type="float">
            <text:p>2763736</text:p>
          </table:table-cell>
          <table:table-cell office:value-type="float" office:value="390112" calcext:value-type="float">
            <text:p>390112</text:p>
          </table:table-cell>
          <table:table-cell office:value-type="float" office:value="343096" calcext:value-type="float">
            <text:p>343096</text:p>
          </table:table-cell>
          <table:table-cell office:value-type="float" office:value="159536" calcext:value-type="float">
            <text:p>1595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1320" calcext:value-type="float">
            <text:p>231320</text:p>
          </table:table-cell>
          <table:table-cell office:value-type="float" office:value="2132352" calcext:value-type="float">
            <text:p>2132352</text:p>
          </table:table-cell>
          <table:table-cell office:value-type="float" office:value="398136" calcext:value-type="float">
            <text:p>398136</text:p>
          </table:table-cell>
          <table:table-cell office:value-type="float" office:value="376256" calcext:value-type="float">
            <text:p>376256</text:p>
          </table:table-cell>
          <table:table-cell office:value-type="float" office:value="232512" calcext:value-type="float">
            <text:p>232512</text:p>
          </table:table-cell>
          <table:table-cell office:value-type="float" office:value="157464" calcext:value-type="float">
            <text:p>157464</text:p>
          </table:table-cell>
          <table:table-cell office:value-type="float" office:value="2765016" calcext:value-type="float">
            <text:p>2765016</text:p>
          </table:table-cell>
          <table:table-cell office:value-type="float" office:value="390384" calcext:value-type="float">
            <text:p>390384</text:p>
          </table:table-cell>
          <table:table-cell office:value-type="float" office:value="343160" calcext:value-type="float">
            <text:p>343160</text:p>
          </table:table-cell>
          <table:table-cell office:value-type="float" office:value="159560" calcext:value-type="float">
            <text:p>1595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1488" calcext:value-type="float">
            <text:p>231488</text:p>
          </table:table-cell>
          <table:table-cell office:value-type="float" office:value="2132920" calcext:value-type="float">
            <text:p>2132920</text:p>
          </table:table-cell>
          <table:table-cell office:value-type="float" office:value="398184" calcext:value-type="float">
            <text:p>398184</text:p>
          </table:table-cell>
          <table:table-cell office:value-type="float" office:value="376992" calcext:value-type="float">
            <text:p>376992</text:p>
          </table:table-cell>
          <table:table-cell office:value-type="float" office:value="232592" calcext:value-type="float">
            <text:p>232592</text:p>
          </table:table-cell>
          <table:table-cell office:value-type="float" office:value="157480" calcext:value-type="float">
            <text:p>157480</text:p>
          </table:table-cell>
          <table:table-cell office:value-type="float" office:value="2765176" calcext:value-type="float">
            <text:p>2765176</text:p>
          </table:table-cell>
          <table:table-cell office:value-type="float" office:value="390488" calcext:value-type="float">
            <text:p>390488</text:p>
          </table:table-cell>
          <table:table-cell office:value-type="float" office:value="343224" calcext:value-type="float">
            <text:p>343224</text:p>
          </table:table-cell>
          <table:table-cell office:value-type="float" office:value="159672" calcext:value-type="float">
            <text:p>159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1584" calcext:value-type="float">
            <text:p>231584</text:p>
          </table:table-cell>
          <table:table-cell office:value-type="float" office:value="2132976" calcext:value-type="float">
            <text:p>2132976</text:p>
          </table:table-cell>
          <table:table-cell office:value-type="float" office:value="398272" calcext:value-type="float">
            <text:p>398272</text:p>
          </table:table-cell>
          <table:table-cell office:value-type="float" office:value="377632" calcext:value-type="float">
            <text:p>377632</text:p>
          </table:table-cell>
          <table:table-cell office:value-type="float" office:value="232808" calcext:value-type="float">
            <text:p>232808</text:p>
          </table:table-cell>
          <table:table-cell office:value-type="float" office:value="157488" calcext:value-type="float">
            <text:p>157488</text:p>
          </table:table-cell>
          <table:table-cell office:value-type="float" office:value="2765256" calcext:value-type="float">
            <text:p>2765256</text:p>
          </table:table-cell>
          <table:table-cell office:value-type="float" office:value="390808" calcext:value-type="float">
            <text:p>390808</text:p>
          </table:table-cell>
          <table:table-cell office:value-type="float" office:value="343360" calcext:value-type="float">
            <text:p>343360</text:p>
          </table:table-cell>
          <table:table-cell office:value-type="float" office:value="159712" calcext:value-type="float">
            <text:p>1597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3400" calcext:value-type="float">
            <text:p>233400</text:p>
          </table:table-cell>
          <table:table-cell office:value-type="float" office:value="2132976" calcext:value-type="float">
            <text:p>2132976</text:p>
          </table:table-cell>
          <table:table-cell office:value-type="float" office:value="399272" calcext:value-type="float">
            <text:p>399272</text:p>
          </table:table-cell>
          <table:table-cell office:value-type="float" office:value="377856" calcext:value-type="float">
            <text:p>377856</text:p>
          </table:table-cell>
          <table:table-cell office:value-type="float" office:value="232992" calcext:value-type="float">
            <text:p>232992</text:p>
          </table:table-cell>
          <table:table-cell office:value-type="float" office:value="157504" calcext:value-type="float">
            <text:p>157504</text:p>
          </table:table-cell>
          <table:table-cell office:value-type="float" office:value="2767344" calcext:value-type="float">
            <text:p>2767344</text:p>
          </table:table-cell>
          <table:table-cell office:value-type="float" office:value="391264" calcext:value-type="float">
            <text:p>391264</text:p>
          </table:table-cell>
          <table:table-cell office:value-type="float" office:value="343504" calcext:value-type="float">
            <text:p>343504</text:p>
          </table:table-cell>
          <table:table-cell office:value-type="float" office:value="159720" calcext:value-type="float">
            <text:p>1597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3840" calcext:value-type="float">
            <text:p>233840</text:p>
          </table:table-cell>
          <table:table-cell office:value-type="float" office:value="2133336" calcext:value-type="float">
            <text:p>2133336</text:p>
          </table:table-cell>
          <table:table-cell office:value-type="float" office:value="399496" calcext:value-type="float">
            <text:p>399496</text:p>
          </table:table-cell>
          <table:table-cell office:value-type="float" office:value="378112" calcext:value-type="float">
            <text:p>378112</text:p>
          </table:table-cell>
          <table:table-cell office:value-type="float" office:value="233072" calcext:value-type="float">
            <text:p>233072</text:p>
          </table:table-cell>
          <table:table-cell office:value-type="float" office:value="157552" calcext:value-type="float">
            <text:p>157552</text:p>
          </table:table-cell>
          <table:table-cell office:value-type="float" office:value="2774840" calcext:value-type="float">
            <text:p>2774840</text:p>
          </table:table-cell>
          <table:table-cell office:value-type="float" office:value="391496" calcext:value-type="float">
            <text:p>391496</text:p>
          </table:table-cell>
          <table:table-cell office:value-type="float" office:value="343544" calcext:value-type="float">
            <text:p>343544</text:p>
          </table:table-cell>
          <table:table-cell office:value-type="float" office:value="159728" calcext:value-type="float">
            <text:p>1597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4544" calcext:value-type="float">
            <text:p>234544</text:p>
          </table:table-cell>
          <table:table-cell office:value-type="float" office:value="2134056" calcext:value-type="float">
            <text:p>2134056</text:p>
          </table:table-cell>
          <table:table-cell office:value-type="float" office:value="399712" calcext:value-type="float">
            <text:p>399712</text:p>
          </table:table-cell>
          <table:table-cell office:value-type="float" office:value="379080" calcext:value-type="float">
            <text:p>379080</text:p>
          </table:table-cell>
          <table:table-cell office:value-type="float" office:value="233080" calcext:value-type="float">
            <text:p>233080</text:p>
          </table:table-cell>
          <table:table-cell office:value-type="float" office:value="157608" calcext:value-type="float">
            <text:p>157608</text:p>
          </table:table-cell>
          <table:table-cell office:value-type="float" office:value="2781056" calcext:value-type="float">
            <text:p>2781056</text:p>
          </table:table-cell>
          <table:table-cell office:value-type="float" office:value="391856" calcext:value-type="float">
            <text:p>391856</text:p>
          </table:table-cell>
          <table:table-cell office:value-type="float" office:value="343592" calcext:value-type="float">
            <text:p>343592</text:p>
          </table:table-cell>
          <table:table-cell office:value-type="float" office:value="159728" calcext:value-type="float">
            <text:p>1597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4816" calcext:value-type="float">
            <text:p>234816</text:p>
          </table:table-cell>
          <table:table-cell office:value-type="float" office:value="2134584" calcext:value-type="float">
            <text:p>2134584</text:p>
          </table:table-cell>
          <table:table-cell office:value-type="float" office:value="399760" calcext:value-type="float">
            <text:p>399760</text:p>
          </table:table-cell>
          <table:table-cell office:value-type="float" office:value="379400" calcext:value-type="float">
            <text:p>379400</text:p>
          </table:table-cell>
          <table:table-cell office:value-type="float" office:value="234720" calcext:value-type="float">
            <text:p>234720</text:p>
          </table:table-cell>
          <table:table-cell office:value-type="float" office:value="157688" calcext:value-type="float">
            <text:p>157688</text:p>
          </table:table-cell>
          <table:table-cell office:value-type="float" office:value="2787528" calcext:value-type="float">
            <text:p>2787528</text:p>
          </table:table-cell>
          <table:table-cell office:value-type="float" office:value="391992" calcext:value-type="float">
            <text:p>391992</text:p>
          </table:table-cell>
          <table:table-cell office:value-type="float" office:value="343592" calcext:value-type="float">
            <text:p>343592</text:p>
          </table:table-cell>
          <table:table-cell office:value-type="float" office:value="159736" calcext:value-type="float">
            <text:p>1597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5136" calcext:value-type="float">
            <text:p>235136</text:p>
          </table:table-cell>
          <table:table-cell office:value-type="float" office:value="2134912" calcext:value-type="float">
            <text:p>2134912</text:p>
          </table:table-cell>
          <table:table-cell office:value-type="float" office:value="400208" calcext:value-type="float">
            <text:p>400208</text:p>
          </table:table-cell>
          <table:table-cell office:value-type="float" office:value="380904" calcext:value-type="float">
            <text:p>380904</text:p>
          </table:table-cell>
          <table:table-cell office:value-type="float" office:value="235232" calcext:value-type="float">
            <text:p>235232</text:p>
          </table:table-cell>
          <table:table-cell office:value-type="float" office:value="157720" calcext:value-type="float">
            <text:p>157720</text:p>
          </table:table-cell>
          <table:table-cell office:value-type="float" office:value="2789872" calcext:value-type="float">
            <text:p>2789872</text:p>
          </table:table-cell>
          <table:table-cell office:value-type="float" office:value="392384" calcext:value-type="float">
            <text:p>392384</text:p>
          </table:table-cell>
          <table:table-cell office:value-type="float" office:value="343632" calcext:value-type="float">
            <text:p>343632</text:p>
          </table:table-cell>
          <table:table-cell office:value-type="float" office:value="159864" calcext:value-type="float">
            <text:p>1598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6120" calcext:value-type="float">
            <text:p>236120</text:p>
          </table:table-cell>
          <table:table-cell office:value-type="float" office:value="2135088" calcext:value-type="float">
            <text:p>2135088</text:p>
          </table:table-cell>
          <table:table-cell office:value-type="float" office:value="400408" calcext:value-type="float">
            <text:p>400408</text:p>
          </table:table-cell>
          <table:table-cell office:value-type="float" office:value="381208" calcext:value-type="float">
            <text:p>381208</text:p>
          </table:table-cell>
          <table:table-cell office:value-type="float" office:value="235448" calcext:value-type="float">
            <text:p>235448</text:p>
          </table:table-cell>
          <table:table-cell office:value-type="float" office:value="157728" calcext:value-type="float">
            <text:p>157728</text:p>
          </table:table-cell>
          <table:table-cell office:value-type="float" office:value="2790536" calcext:value-type="float">
            <text:p>2790536</text:p>
          </table:table-cell>
          <table:table-cell office:value-type="float" office:value="392464" calcext:value-type="float">
            <text:p>392464</text:p>
          </table:table-cell>
          <table:table-cell office:value-type="float" office:value="343704" calcext:value-type="float">
            <text:p>343704</text:p>
          </table:table-cell>
          <table:table-cell office:value-type="float" office:value="159880" calcext:value-type="float">
            <text:p>1598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7328" calcext:value-type="float">
            <text:p>237328</text:p>
          </table:table-cell>
          <table:table-cell office:value-type="float" office:value="2135256" calcext:value-type="float">
            <text:p>2135256</text:p>
          </table:table-cell>
          <table:table-cell office:value-type="float" office:value="400856" calcext:value-type="float">
            <text:p>400856</text:p>
          </table:table-cell>
          <table:table-cell office:value-type="float" office:value="382552" calcext:value-type="float">
            <text:p>382552</text:p>
          </table:table-cell>
          <table:table-cell office:value-type="float" office:value="236440" calcext:value-type="float">
            <text:p>236440</text:p>
          </table:table-cell>
          <table:table-cell office:value-type="float" office:value="157792" calcext:value-type="float">
            <text:p>157792</text:p>
          </table:table-cell>
          <table:table-cell office:value-type="float" office:value="2793008" calcext:value-type="float">
            <text:p>2793008</text:p>
          </table:table-cell>
          <table:table-cell office:value-type="float" office:value="392552" calcext:value-type="float">
            <text:p>392552</text:p>
          </table:table-cell>
          <table:table-cell office:value-type="float" office:value="343848" calcext:value-type="float">
            <text:p>343848</text:p>
          </table:table-cell>
          <table:table-cell office:value-type="float" office:value="159912" calcext:value-type="float">
            <text:p>1599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7480" calcext:value-type="float">
            <text:p>237480</text:p>
          </table:table-cell>
          <table:table-cell office:value-type="float" office:value="2135560" calcext:value-type="float">
            <text:p>2135560</text:p>
          </table:table-cell>
          <table:table-cell office:value-type="float" office:value="402728" calcext:value-type="float">
            <text:p>402728</text:p>
          </table:table-cell>
          <table:table-cell office:value-type="float" office:value="383144" calcext:value-type="float">
            <text:p>383144</text:p>
          </table:table-cell>
          <table:table-cell office:value-type="float" office:value="236992" calcext:value-type="float">
            <text:p>236992</text:p>
          </table:table-cell>
          <table:table-cell office:value-type="float" office:value="157792" calcext:value-type="float">
            <text:p>157792</text:p>
          </table:table-cell>
          <table:table-cell office:value-type="float" office:value="2799688" calcext:value-type="float">
            <text:p>2799688</text:p>
          </table:table-cell>
          <table:table-cell office:value-type="float" office:value="392624" calcext:value-type="float">
            <text:p>392624</text:p>
          </table:table-cell>
          <table:table-cell office:value-type="float" office:value="343856" calcext:value-type="float">
            <text:p>343856</text:p>
          </table:table-cell>
          <table:table-cell office:value-type="float" office:value="160088" calcext:value-type="float">
            <text:p>1600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8592" calcext:value-type="float">
            <text:p>238592</text:p>
          </table:table-cell>
          <table:table-cell office:value-type="float" office:value="2135640" calcext:value-type="float">
            <text:p>2135640</text:p>
          </table:table-cell>
          <table:table-cell office:value-type="float" office:value="403016" calcext:value-type="float">
            <text:p>403016</text:p>
          </table:table-cell>
          <table:table-cell office:value-type="float" office:value="383808" calcext:value-type="float">
            <text:p>383808</text:p>
          </table:table-cell>
          <table:table-cell office:value-type="float" office:value="237080" calcext:value-type="float">
            <text:p>237080</text:p>
          </table:table-cell>
          <table:table-cell office:value-type="float" office:value="157816" calcext:value-type="float">
            <text:p>157816</text:p>
          </table:table-cell>
          <table:table-cell office:value-type="float" office:value="2830616" calcext:value-type="float">
            <text:p>2830616</text:p>
          </table:table-cell>
          <table:table-cell office:value-type="float" office:value="392640" calcext:value-type="float">
            <text:p>392640</text:p>
          </table:table-cell>
          <table:table-cell office:value-type="float" office:value="343872" calcext:value-type="float">
            <text:p>343872</text:p>
          </table:table-cell>
          <table:table-cell office:value-type="float" office:value="160096" calcext:value-type="float">
            <text:p>1600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8856" calcext:value-type="float">
            <text:p>238856</text:p>
          </table:table-cell>
          <table:table-cell office:value-type="float" office:value="2135976" calcext:value-type="float">
            <text:p>2135976</text:p>
          </table:table-cell>
          <table:table-cell office:value-type="float" office:value="403544" calcext:value-type="float">
            <text:p>403544</text:p>
          </table:table-cell>
          <table:table-cell office:value-type="float" office:value="383944" calcext:value-type="float">
            <text:p>383944</text:p>
          </table:table-cell>
          <table:table-cell office:value-type="float" office:value="238344" calcext:value-type="float">
            <text:p>238344</text:p>
          </table:table-cell>
          <table:table-cell office:value-type="float" office:value="157920" calcext:value-type="float">
            <text:p>157920</text:p>
          </table:table-cell>
          <table:table-cell office:value-type="float" office:value="2838312" calcext:value-type="float">
            <text:p>2838312</text:p>
          </table:table-cell>
          <table:table-cell office:value-type="float" office:value="392944" calcext:value-type="float">
            <text:p>392944</text:p>
          </table:table-cell>
          <table:table-cell office:value-type="float" office:value="343912" calcext:value-type="float">
            <text:p>343912</text:p>
          </table:table-cell>
          <table:table-cell office:value-type="float" office:value="160208" calcext:value-type="float">
            <text:p>1602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9216" calcext:value-type="float">
            <text:p>239216</text:p>
          </table:table-cell>
          <table:table-cell office:value-type="float" office:value="2136064" calcext:value-type="float">
            <text:p>2136064</text:p>
          </table:table-cell>
          <table:table-cell office:value-type="float" office:value="403944" calcext:value-type="float">
            <text:p>403944</text:p>
          </table:table-cell>
          <table:table-cell office:value-type="float" office:value="384528" calcext:value-type="float">
            <text:p>384528</text:p>
          </table:table-cell>
          <table:table-cell office:value-type="float" office:value="238360" calcext:value-type="float">
            <text:p>238360</text:p>
          </table:table-cell>
          <table:table-cell office:value-type="float" office:value="157952" calcext:value-type="float">
            <text:p>157952</text:p>
          </table:table-cell>
          <table:table-cell office:value-type="float" office:value="2847064" calcext:value-type="float">
            <text:p>2847064</text:p>
          </table:table-cell>
          <table:table-cell office:value-type="float" office:value="392992" calcext:value-type="float">
            <text:p>392992</text:p>
          </table:table-cell>
          <table:table-cell office:value-type="float" office:value="343928" calcext:value-type="float">
            <text:p>343928</text:p>
          </table:table-cell>
          <table:table-cell office:value-type="float" office:value="160272" calcext:value-type="float">
            <text:p>1602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9264" calcext:value-type="float">
            <text:p>239264</text:p>
          </table:table-cell>
          <table:table-cell office:value-type="float" office:value="2136344" calcext:value-type="float">
            <text:p>2136344</text:p>
          </table:table-cell>
          <table:table-cell office:value-type="float" office:value="404296" calcext:value-type="float">
            <text:p>404296</text:p>
          </table:table-cell>
          <table:table-cell office:value-type="float" office:value="384792" calcext:value-type="float">
            <text:p>384792</text:p>
          </table:table-cell>
          <table:table-cell office:value-type="float" office:value="238712" calcext:value-type="float">
            <text:p>238712</text:p>
          </table:table-cell>
          <table:table-cell office:value-type="float" office:value="158088" calcext:value-type="float">
            <text:p>158088</text:p>
          </table:table-cell>
          <table:table-cell office:value-type="float" office:value="2854432" calcext:value-type="float">
            <text:p>2854432</text:p>
          </table:table-cell>
          <table:table-cell office:value-type="float" office:value="393400" calcext:value-type="float">
            <text:p>393400</text:p>
          </table:table-cell>
          <table:table-cell office:value-type="float" office:value="343928" calcext:value-type="float">
            <text:p>343928</text:p>
          </table:table-cell>
          <table:table-cell office:value-type="float" office:value="160368" calcext:value-type="float">
            <text:p>1603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9320" calcext:value-type="float">
            <text:p>239320</text:p>
          </table:table-cell>
          <table:table-cell office:value-type="float" office:value="2136424" calcext:value-type="float">
            <text:p>2136424</text:p>
          </table:table-cell>
          <table:table-cell office:value-type="float" office:value="405000" calcext:value-type="float">
            <text:p>405000</text:p>
          </table:table-cell>
          <table:table-cell office:value-type="float" office:value="385352" calcext:value-type="float">
            <text:p>385352</text:p>
          </table:table-cell>
          <table:table-cell office:value-type="float" office:value="238720" calcext:value-type="float">
            <text:p>238720</text:p>
          </table:table-cell>
          <table:table-cell office:value-type="float" office:value="158112" calcext:value-type="float">
            <text:p>158112</text:p>
          </table:table-cell>
          <table:table-cell office:value-type="float" office:value="2934424" calcext:value-type="float">
            <text:p>2934424</text:p>
          </table:table-cell>
          <table:table-cell office:value-type="float" office:value="393712" calcext:value-type="float">
            <text:p>393712</text:p>
          </table:table-cell>
          <table:table-cell office:value-type="float" office:value="344064" calcext:value-type="float">
            <text:p>344064</text:p>
          </table:table-cell>
          <table:table-cell office:value-type="float" office:value="160600" calcext:value-type="float">
            <text:p>1606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9448" calcext:value-type="float">
            <text:p>239448</text:p>
          </table:table-cell>
          <table:table-cell office:value-type="float" office:value="2136744" calcext:value-type="float">
            <text:p>2136744</text:p>
          </table:table-cell>
          <table:table-cell office:value-type="float" office:value="405728" calcext:value-type="float">
            <text:p>405728</text:p>
          </table:table-cell>
          <table:table-cell office:value-type="float" office:value="385448" calcext:value-type="float">
            <text:p>385448</text:p>
          </table:table-cell>
          <table:table-cell office:value-type="float" office:value="238776" calcext:value-type="float">
            <text:p>238776</text:p>
          </table:table-cell>
          <table:table-cell office:value-type="float" office:value="158128" calcext:value-type="float">
            <text:p>158128</text:p>
          </table:table-cell>
          <table:table-cell office:value-type="float" office:value="2953240" calcext:value-type="float">
            <text:p>2953240</text:p>
          </table:table-cell>
          <table:table-cell office:value-type="float" office:value="393752" calcext:value-type="float">
            <text:p>393752</text:p>
          </table:table-cell>
          <table:table-cell office:value-type="float" office:value="344456" calcext:value-type="float">
            <text:p>344456</text:p>
          </table:table-cell>
          <table:table-cell office:value-type="float" office:value="160632" calcext:value-type="float">
            <text:p>1606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9928" calcext:value-type="float">
            <text:p>239928</text:p>
          </table:table-cell>
          <table:table-cell office:value-type="float" office:value="2137528" calcext:value-type="float">
            <text:p>2137528</text:p>
          </table:table-cell>
          <table:table-cell office:value-type="float" office:value="406064" calcext:value-type="float">
            <text:p>406064</text:p>
          </table:table-cell>
          <table:table-cell office:value-type="float" office:value="385976" calcext:value-type="float">
            <text:p>385976</text:p>
          </table:table-cell>
          <table:table-cell office:value-type="float" office:value="239256" calcext:value-type="float">
            <text:p>239256</text:p>
          </table:table-cell>
          <table:table-cell office:value-type="float" office:value="158152" calcext:value-type="float">
            <text:p>158152</text:p>
          </table:table-cell>
          <table:table-cell office:value-type="float" office:value="3026696" calcext:value-type="float">
            <text:p>3026696</text:p>
          </table:table-cell>
          <table:table-cell office:value-type="float" office:value="394120" calcext:value-type="float">
            <text:p>394120</text:p>
          </table:table-cell>
          <table:table-cell office:value-type="float" office:value="344568" calcext:value-type="float">
            <text:p>344568</text:p>
          </table:table-cell>
          <table:table-cell office:value-type="float" office:value="160848" calcext:value-type="float">
            <text:p>1608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0064" calcext:value-type="float">
            <text:p>240064</text:p>
          </table:table-cell>
          <table:table-cell office:value-type="float" office:value="2137880" calcext:value-type="float">
            <text:p>2137880</text:p>
          </table:table-cell>
          <table:table-cell office:value-type="float" office:value="408968" calcext:value-type="float">
            <text:p>408968</text:p>
          </table:table-cell>
          <table:table-cell office:value-type="float" office:value="386000" calcext:value-type="float">
            <text:p>386000</text:p>
          </table:table-cell>
          <table:table-cell office:value-type="float" office:value="239752" calcext:value-type="float">
            <text:p>239752</text:p>
          </table:table-cell>
          <table:table-cell office:value-type="float" office:value="158288" calcext:value-type="float">
            <text:p>158288</text:p>
          </table:table-cell>
          <table:table-cell office:value-type="float" office:value="3042440" calcext:value-type="float">
            <text:p>3042440</text:p>
          </table:table-cell>
          <table:table-cell office:value-type="float" office:value="394328" calcext:value-type="float">
            <text:p>394328</text:p>
          </table:table-cell>
          <table:table-cell office:value-type="float" office:value="344864" calcext:value-type="float">
            <text:p>344864</text:p>
          </table:table-cell>
          <table:table-cell office:value-type="float" office:value="160880" calcext:value-type="float">
            <text:p>1608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0224" calcext:value-type="float">
            <text:p>240224</text:p>
          </table:table-cell>
          <table:table-cell office:value-type="float" office:value="2137896" calcext:value-type="float">
            <text:p>2137896</text:p>
          </table:table-cell>
          <table:table-cell office:value-type="float" office:value="409640" calcext:value-type="float">
            <text:p>409640</text:p>
          </table:table-cell>
          <table:table-cell office:value-type="float" office:value="386384" calcext:value-type="float">
            <text:p>386384</text:p>
          </table:table-cell>
          <table:table-cell office:value-type="float" office:value="239760" calcext:value-type="float">
            <text:p>239760</text:p>
          </table:table-cell>
          <table:table-cell office:value-type="float" office:value="158352" calcext:value-type="float">
            <text:p>158352</text:p>
          </table:table-cell>
          <table:table-cell office:value-type="float" office:value="3067832" calcext:value-type="float">
            <text:p>3067832</text:p>
          </table:table-cell>
          <table:table-cell office:value-type="float" office:value="394456" calcext:value-type="float">
            <text:p>394456</text:p>
          </table:table-cell>
          <table:table-cell office:value-type="float" office:value="344880" calcext:value-type="float">
            <text:p>344880</text:p>
          </table:table-cell>
          <table:table-cell office:value-type="float" office:value="161096" calcext:value-type="float">
            <text:p>1610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0736" calcext:value-type="float">
            <text:p>240736</text:p>
          </table:table-cell>
          <table:table-cell office:value-type="float" office:value="2138952" calcext:value-type="float">
            <text:p>2138952</text:p>
          </table:table-cell>
          <table:table-cell office:value-type="float" office:value="409728" calcext:value-type="float">
            <text:p>409728</text:p>
          </table:table-cell>
          <table:table-cell office:value-type="float" office:value="388472" calcext:value-type="float">
            <text:p>388472</text:p>
          </table:table-cell>
          <table:table-cell office:value-type="float" office:value="239784" calcext:value-type="float">
            <text:p>239784</text:p>
          </table:table-cell>
          <table:table-cell office:value-type="float" office:value="158416" calcext:value-type="float">
            <text:p>158416</text:p>
          </table:table-cell>
          <table:table-cell office:value-type="float" office:value="3079600" calcext:value-type="float">
            <text:p>3079600</text:p>
          </table:table-cell>
          <table:table-cell office:value-type="float" office:value="395312" calcext:value-type="float">
            <text:p>395312</text:p>
          </table:table-cell>
          <table:table-cell office:value-type="float" office:value="345000" calcext:value-type="float">
            <text:p>345000</text:p>
          </table:table-cell>
          <table:table-cell office:value-type="float" office:value="161096" calcext:value-type="float">
            <text:p>1610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0952" calcext:value-type="float">
            <text:p>240952</text:p>
          </table:table-cell>
          <table:table-cell office:value-type="float" office:value="2139040" calcext:value-type="float">
            <text:p>2139040</text:p>
          </table:table-cell>
          <table:table-cell office:value-type="float" office:value="410480" calcext:value-type="float">
            <text:p>410480</text:p>
          </table:table-cell>
          <table:table-cell office:value-type="float" office:value="389672" calcext:value-type="float">
            <text:p>389672</text:p>
          </table:table-cell>
          <table:table-cell office:value-type="float" office:value="239816" calcext:value-type="float">
            <text:p>239816</text:p>
          </table:table-cell>
          <table:table-cell office:value-type="float" office:value="158448" calcext:value-type="float">
            <text:p>158448</text:p>
          </table:table-cell>
          <table:table-cell office:value-type="float" office:value="3083880" calcext:value-type="float">
            <text:p>3083880</text:p>
          </table:table-cell>
          <table:table-cell office:value-type="float" office:value="395480" calcext:value-type="float">
            <text:p>395480</text:p>
          </table:table-cell>
          <table:table-cell office:value-type="float" office:value="345040" calcext:value-type="float">
            <text:p>345040</text:p>
          </table:table-cell>
          <table:table-cell office:value-type="float" office:value="161208" calcext:value-type="float">
            <text:p>1612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1192" calcext:value-type="float">
            <text:p>241192</text:p>
          </table:table-cell>
          <table:table-cell office:value-type="float" office:value="2139536" calcext:value-type="float">
            <text:p>2139536</text:p>
          </table:table-cell>
          <table:table-cell office:value-type="float" office:value="410736" calcext:value-type="float">
            <text:p>410736</text:p>
          </table:table-cell>
          <table:table-cell office:value-type="float" office:value="390648" calcext:value-type="float">
            <text:p>390648</text:p>
          </table:table-cell>
          <table:table-cell office:value-type="float" office:value="240808" calcext:value-type="float">
            <text:p>240808</text:p>
          </table:table-cell>
          <table:table-cell office:value-type="float" office:value="158456" calcext:value-type="float">
            <text:p>158456</text:p>
          </table:table-cell>
          <table:table-cell office:value-type="float" office:value="3086016" calcext:value-type="float">
            <text:p>3086016</text:p>
          </table:table-cell>
          <table:table-cell office:value-type="float" office:value="395560" calcext:value-type="float">
            <text:p>395560</text:p>
          </table:table-cell>
          <table:table-cell office:value-type="float" office:value="345216" calcext:value-type="float">
            <text:p>345216</text:p>
          </table:table-cell>
          <table:table-cell office:value-type="float" office:value="161448" calcext:value-type="float">
            <text:p>1614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1296" calcext:value-type="float">
            <text:p>241296</text:p>
          </table:table-cell>
          <table:table-cell office:value-type="float" office:value="2139760" calcext:value-type="float">
            <text:p>2139760</text:p>
          </table:table-cell>
          <table:table-cell office:value-type="float" office:value="410960" calcext:value-type="float">
            <text:p>410960</text:p>
          </table:table-cell>
          <table:table-cell office:value-type="float" office:value="391360" calcext:value-type="float">
            <text:p>391360</text:p>
          </table:table-cell>
          <table:table-cell office:value-type="float" office:value="240976" calcext:value-type="float">
            <text:p>240976</text:p>
          </table:table-cell>
          <table:table-cell office:value-type="float" office:value="158520" calcext:value-type="float">
            <text:p>158520</text:p>
          </table:table-cell>
          <table:table-cell office:value-type="float" office:value="3086720" calcext:value-type="float">
            <text:p>3086720</text:p>
          </table:table-cell>
          <table:table-cell office:value-type="float" office:value="395984" calcext:value-type="float">
            <text:p>395984</text:p>
          </table:table-cell>
          <table:table-cell office:value-type="float" office:value="345368" calcext:value-type="float">
            <text:p>345368</text:p>
          </table:table-cell>
          <table:table-cell office:value-type="float" office:value="161672" calcext:value-type="float">
            <text:p>161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1312" calcext:value-type="float">
            <text:p>241312</text:p>
          </table:table-cell>
          <table:table-cell office:value-type="float" office:value="2139800" calcext:value-type="float">
            <text:p>2139800</text:p>
          </table:table-cell>
          <table:table-cell office:value-type="float" office:value="411504" calcext:value-type="float">
            <text:p>411504</text:p>
          </table:table-cell>
          <table:table-cell office:value-type="float" office:value="392584" calcext:value-type="float">
            <text:p>392584</text:p>
          </table:table-cell>
          <table:table-cell office:value-type="float" office:value="241040" calcext:value-type="float">
            <text:p>241040</text:p>
          </table:table-cell>
          <table:table-cell office:value-type="float" office:value="158592" calcext:value-type="float">
            <text:p>158592</text:p>
          </table:table-cell>
          <table:table-cell office:value-type="float" office:value="3086904" calcext:value-type="float">
            <text:p>3086904</text:p>
          </table:table-cell>
          <table:table-cell office:value-type="float" office:value="396136" calcext:value-type="float">
            <text:p>396136</text:p>
          </table:table-cell>
          <table:table-cell office:value-type="float" office:value="345432" calcext:value-type="float">
            <text:p>345432</text:p>
          </table:table-cell>
          <table:table-cell office:value-type="float" office:value="161720" calcext:value-type="float">
            <text:p>1617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1424" calcext:value-type="float">
            <text:p>241424</text:p>
          </table:table-cell>
          <table:table-cell office:value-type="float" office:value="2139824" calcext:value-type="float">
            <text:p>2139824</text:p>
          </table:table-cell>
          <table:table-cell office:value-type="float" office:value="412744" calcext:value-type="float">
            <text:p>412744</text:p>
          </table:table-cell>
          <table:table-cell office:value-type="float" office:value="392888" calcext:value-type="float">
            <text:p>392888</text:p>
          </table:table-cell>
          <table:table-cell office:value-type="float" office:value="241112" calcext:value-type="float">
            <text:p>241112</text:p>
          </table:table-cell>
          <table:table-cell office:value-type="float" office:value="158872" calcext:value-type="float">
            <text:p>158872</text:p>
          </table:table-cell>
          <table:table-cell office:value-type="float" office:value="3090152" calcext:value-type="float">
            <text:p>3090152</text:p>
          </table:table-cell>
          <table:table-cell office:value-type="float" office:value="396192" calcext:value-type="float">
            <text:p>396192</text:p>
          </table:table-cell>
          <table:table-cell office:value-type="float" office:value="345488" calcext:value-type="float">
            <text:p>345488</text:p>
          </table:table-cell>
          <table:table-cell office:value-type="float" office:value="162216" calcext:value-type="float">
            <text:p>1622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1912" calcext:value-type="float">
            <text:p>241912</text:p>
          </table:table-cell>
          <table:table-cell office:value-type="float" office:value="2139840" calcext:value-type="float">
            <text:p>2139840</text:p>
          </table:table-cell>
          <table:table-cell office:value-type="float" office:value="412872" calcext:value-type="float">
            <text:p>412872</text:p>
          </table:table-cell>
          <table:table-cell office:value-type="float" office:value="393832" calcext:value-type="float">
            <text:p>393832</text:p>
          </table:table-cell>
          <table:table-cell office:value-type="float" office:value="241280" calcext:value-type="float">
            <text:p>241280</text:p>
          </table:table-cell>
          <table:table-cell office:value-type="float" office:value="158928" calcext:value-type="float">
            <text:p>158928</text:p>
          </table:table-cell>
          <table:table-cell office:value-type="float" office:value="3092352" calcext:value-type="float">
            <text:p>3092352</text:p>
          </table:table-cell>
          <table:table-cell office:value-type="float" office:value="396216" calcext:value-type="float">
            <text:p>396216</text:p>
          </table:table-cell>
          <table:table-cell office:value-type="float" office:value="345496" calcext:value-type="float">
            <text:p>345496</text:p>
          </table:table-cell>
          <table:table-cell office:value-type="float" office:value="162264" calcext:value-type="float">
            <text:p>162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2368" calcext:value-type="float">
            <text:p>242368</text:p>
          </table:table-cell>
          <table:table-cell office:value-type="float" office:value="2140040" calcext:value-type="float">
            <text:p>2140040</text:p>
          </table:table-cell>
          <table:table-cell office:value-type="float" office:value="414576" calcext:value-type="float">
            <text:p>414576</text:p>
          </table:table-cell>
          <table:table-cell office:value-type="float" office:value="394096" calcext:value-type="float">
            <text:p>394096</text:p>
          </table:table-cell>
          <table:table-cell office:value-type="float" office:value="241640" calcext:value-type="float">
            <text:p>241640</text:p>
          </table:table-cell>
          <table:table-cell office:value-type="float" office:value="159000" calcext:value-type="float">
            <text:p>159000</text:p>
          </table:table-cell>
          <table:table-cell office:value-type="float" office:value="3094088" calcext:value-type="float">
            <text:p>3094088</text:p>
          </table:table-cell>
          <table:table-cell office:value-type="float" office:value="396232" calcext:value-type="float">
            <text:p>396232</text:p>
          </table:table-cell>
          <table:table-cell office:value-type="float" office:value="345568" calcext:value-type="float">
            <text:p>345568</text:p>
          </table:table-cell>
          <table:table-cell office:value-type="float" office:value="162304" calcext:value-type="float">
            <text:p>1623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2848" calcext:value-type="float">
            <text:p>242848</text:p>
          </table:table-cell>
          <table:table-cell office:value-type="float" office:value="2140216" calcext:value-type="float">
            <text:p>2140216</text:p>
          </table:table-cell>
          <table:table-cell office:value-type="float" office:value="414784" calcext:value-type="float">
            <text:p>414784</text:p>
          </table:table-cell>
          <table:table-cell office:value-type="float" office:value="394248" calcext:value-type="float">
            <text:p>394248</text:p>
          </table:table-cell>
          <table:table-cell office:value-type="float" office:value="241816" calcext:value-type="float">
            <text:p>241816</text:p>
          </table:table-cell>
          <table:table-cell office:value-type="float" office:value="159168" calcext:value-type="float">
            <text:p>159168</text:p>
          </table:table-cell>
          <table:table-cell office:value-type="float" office:value="3094184" calcext:value-type="float">
            <text:p>3094184</text:p>
          </table:table-cell>
          <table:table-cell office:value-type="float" office:value="397032" calcext:value-type="float">
            <text:p>397032</text:p>
          </table:table-cell>
          <table:table-cell office:value-type="float" office:value="345624" calcext:value-type="float">
            <text:p>345624</text:p>
          </table:table-cell>
          <table:table-cell office:value-type="float" office:value="162584" calcext:value-type="float">
            <text:p>1625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2904" calcext:value-type="float">
            <text:p>242904</text:p>
          </table:table-cell>
          <table:table-cell office:value-type="float" office:value="2140264" calcext:value-type="float">
            <text:p>2140264</text:p>
          </table:table-cell>
          <table:table-cell office:value-type="float" office:value="416488" calcext:value-type="float">
            <text:p>416488</text:p>
          </table:table-cell>
          <table:table-cell office:value-type="float" office:value="395056" calcext:value-type="float">
            <text:p>395056</text:p>
          </table:table-cell>
          <table:table-cell office:value-type="float" office:value="242272" calcext:value-type="float">
            <text:p>242272</text:p>
          </table:table-cell>
          <table:table-cell office:value-type="float" office:value="159416" calcext:value-type="float">
            <text:p>159416</text:p>
          </table:table-cell>
          <table:table-cell office:value-type="float" office:value="3095848" calcext:value-type="float">
            <text:p>3095848</text:p>
          </table:table-cell>
          <table:table-cell office:value-type="float" office:value="397616" calcext:value-type="float">
            <text:p>397616</text:p>
          </table:table-cell>
          <table:table-cell office:value-type="float" office:value="345728" calcext:value-type="float">
            <text:p>345728</text:p>
          </table:table-cell>
          <table:table-cell office:value-type="float" office:value="162608" calcext:value-type="float">
            <text:p>1626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4216" calcext:value-type="float">
            <text:p>244216</text:p>
          </table:table-cell>
          <table:table-cell office:value-type="float" office:value="2140552" calcext:value-type="float">
            <text:p>2140552</text:p>
          </table:table-cell>
          <table:table-cell office:value-type="float" office:value="417368" calcext:value-type="float">
            <text:p>417368</text:p>
          </table:table-cell>
          <table:table-cell office:value-type="float" office:value="396184" calcext:value-type="float">
            <text:p>396184</text:p>
          </table:table-cell>
          <table:table-cell office:value-type="float" office:value="243488" calcext:value-type="float">
            <text:p>243488</text:p>
          </table:table-cell>
          <table:table-cell office:value-type="float" office:value="159440" calcext:value-type="float">
            <text:p>159440</text:p>
          </table:table-cell>
          <table:table-cell office:value-type="float" office:value="3098712" calcext:value-type="float">
            <text:p>3098712</text:p>
          </table:table-cell>
          <table:table-cell office:value-type="float" office:value="397656" calcext:value-type="float">
            <text:p>397656</text:p>
          </table:table-cell>
          <table:table-cell office:value-type="float" office:value="346040" calcext:value-type="float">
            <text:p>346040</text:p>
          </table:table-cell>
          <table:table-cell office:value-type="float" office:value="162616" calcext:value-type="float">
            <text:p>1626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5488" calcext:value-type="float">
            <text:p>245488</text:p>
          </table:table-cell>
          <table:table-cell office:value-type="float" office:value="2141176" calcext:value-type="float">
            <text:p>2141176</text:p>
          </table:table-cell>
          <table:table-cell office:value-type="float" office:value="418040" calcext:value-type="float">
            <text:p>418040</text:p>
          </table:table-cell>
          <table:table-cell office:value-type="float" office:value="397000" calcext:value-type="float">
            <text:p>397000</text:p>
          </table:table-cell>
          <table:table-cell office:value-type="float" office:value="244976" calcext:value-type="float">
            <text:p>244976</text:p>
          </table:table-cell>
          <table:table-cell office:value-type="float" office:value="159528" calcext:value-type="float">
            <text:p>159528</text:p>
          </table:table-cell>
          <table:table-cell office:value-type="float" office:value="3099216" calcext:value-type="float">
            <text:p>3099216</text:p>
          </table:table-cell>
          <table:table-cell office:value-type="float" office:value="397712" calcext:value-type="float">
            <text:p>397712</text:p>
          </table:table-cell>
          <table:table-cell office:value-type="float" office:value="346920" calcext:value-type="float">
            <text:p>346920</text:p>
          </table:table-cell>
          <table:table-cell office:value-type="float" office:value="162680" calcext:value-type="float">
            <text:p>162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5624" calcext:value-type="float">
            <text:p>245624</text:p>
          </table:table-cell>
          <table:table-cell office:value-type="float" office:value="2142096" calcext:value-type="float">
            <text:p>2142096</text:p>
          </table:table-cell>
          <table:table-cell office:value-type="float" office:value="419392" calcext:value-type="float">
            <text:p>419392</text:p>
          </table:table-cell>
          <table:table-cell office:value-type="float" office:value="397760" calcext:value-type="float">
            <text:p>397760</text:p>
          </table:table-cell>
          <table:table-cell office:value-type="float" office:value="245752" calcext:value-type="float">
            <text:p>245752</text:p>
          </table:table-cell>
          <table:table-cell office:value-type="float" office:value="159624" calcext:value-type="float">
            <text:p>159624</text:p>
          </table:table-cell>
          <table:table-cell office:value-type="float" office:value="3099944" calcext:value-type="float">
            <text:p>3099944</text:p>
          </table:table-cell>
          <table:table-cell office:value-type="float" office:value="398104" calcext:value-type="float">
            <text:p>398104</text:p>
          </table:table-cell>
          <table:table-cell office:value-type="float" office:value="346936" calcext:value-type="float">
            <text:p>346936</text:p>
          </table:table-cell>
          <table:table-cell office:value-type="float" office:value="162712" calcext:value-type="float">
            <text:p>1627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6344" calcext:value-type="float">
            <text:p>246344</text:p>
          </table:table-cell>
          <table:table-cell office:value-type="float" office:value="2142824" calcext:value-type="float">
            <text:p>2142824</text:p>
          </table:table-cell>
          <table:table-cell office:value-type="float" office:value="421256" calcext:value-type="float">
            <text:p>421256</text:p>
          </table:table-cell>
          <table:table-cell office:value-type="float" office:value="397920" calcext:value-type="float">
            <text:p>397920</text:p>
          </table:table-cell>
          <table:table-cell office:value-type="float" office:value="246336" calcext:value-type="float">
            <text:p>246336</text:p>
          </table:table-cell>
          <table:table-cell office:value-type="float" office:value="159680" calcext:value-type="float">
            <text:p>159680</text:p>
          </table:table-cell>
          <table:table-cell office:value-type="float" office:value="3100208" calcext:value-type="float">
            <text:p>3100208</text:p>
          </table:table-cell>
          <table:table-cell office:value-type="float" office:value="398256" calcext:value-type="float">
            <text:p>398256</text:p>
          </table:table-cell>
          <table:table-cell office:value-type="float" office:value="347520" calcext:value-type="float">
            <text:p>347520</text:p>
          </table:table-cell>
          <table:table-cell office:value-type="float" office:value="162792" calcext:value-type="float">
            <text:p>1627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6984" calcext:value-type="float">
            <text:p>246984</text:p>
          </table:table-cell>
          <table:table-cell office:value-type="float" office:value="2143192" calcext:value-type="float">
            <text:p>2143192</text:p>
          </table:table-cell>
          <table:table-cell office:value-type="float" office:value="421368" calcext:value-type="float">
            <text:p>421368</text:p>
          </table:table-cell>
          <table:table-cell office:value-type="float" office:value="400528" calcext:value-type="float">
            <text:p>400528</text:p>
          </table:table-cell>
          <table:table-cell office:value-type="float" office:value="246712" calcext:value-type="float">
            <text:p>246712</text:p>
          </table:table-cell>
          <table:table-cell office:value-type="float" office:value="159824" calcext:value-type="float">
            <text:p>159824</text:p>
          </table:table-cell>
          <table:table-cell office:value-type="float" office:value="3101056" calcext:value-type="float">
            <text:p>3101056</text:p>
          </table:table-cell>
          <table:table-cell office:value-type="float" office:value="398384" calcext:value-type="float">
            <text:p>398384</text:p>
          </table:table-cell>
          <table:table-cell office:value-type="float" office:value="348184" calcext:value-type="float">
            <text:p>348184</text:p>
          </table:table-cell>
          <table:table-cell office:value-type="float" office:value="162816" calcext:value-type="float">
            <text:p>162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7224" calcext:value-type="float">
            <text:p>247224</text:p>
          </table:table-cell>
          <table:table-cell office:value-type="float" office:value="2143488" calcext:value-type="float">
            <text:p>2143488</text:p>
          </table:table-cell>
          <table:table-cell office:value-type="float" office:value="422736" calcext:value-type="float">
            <text:p>422736</text:p>
          </table:table-cell>
          <table:table-cell office:value-type="float" office:value="400960" calcext:value-type="float">
            <text:p>400960</text:p>
          </table:table-cell>
          <table:table-cell office:value-type="float" office:value="246968" calcext:value-type="float">
            <text:p>246968</text:p>
          </table:table-cell>
          <table:table-cell office:value-type="float" office:value="160064" calcext:value-type="float">
            <text:p>160064</text:p>
          </table:table-cell>
          <table:table-cell office:value-type="float" office:value="3102688" calcext:value-type="float">
            <text:p>3102688</text:p>
          </table:table-cell>
          <table:table-cell office:value-type="float" office:value="399320" calcext:value-type="float">
            <text:p>399320</text:p>
          </table:table-cell>
          <table:table-cell office:value-type="float" office:value="348592" calcext:value-type="float">
            <text:p>348592</text:p>
          </table:table-cell>
          <table:table-cell office:value-type="float" office:value="162880" calcext:value-type="float">
            <text:p>1628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0600" calcext:value-type="float">
            <text:p>250600</text:p>
          </table:table-cell>
          <table:table-cell office:value-type="float" office:value="2143944" calcext:value-type="float">
            <text:p>2143944</text:p>
          </table:table-cell>
          <table:table-cell office:value-type="float" office:value="427312" calcext:value-type="float">
            <text:p>427312</text:p>
          </table:table-cell>
          <table:table-cell office:value-type="float" office:value="401904" calcext:value-type="float">
            <text:p>401904</text:p>
          </table:table-cell>
          <table:table-cell office:value-type="float" office:value="249752" calcext:value-type="float">
            <text:p>249752</text:p>
          </table:table-cell>
          <table:table-cell office:value-type="float" office:value="160072" calcext:value-type="float">
            <text:p>160072</text:p>
          </table:table-cell>
          <table:table-cell office:value-type="float" office:value="3103200" calcext:value-type="float">
            <text:p>3103200</text:p>
          </table:table-cell>
          <table:table-cell office:value-type="float" office:value="399960" calcext:value-type="float">
            <text:p>399960</text:p>
          </table:table-cell>
          <table:table-cell office:value-type="float" office:value="348640" calcext:value-type="float">
            <text:p>348640</text:p>
          </table:table-cell>
          <table:table-cell office:value-type="float" office:value="163000" calcext:value-type="float">
            <text:p>163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0992" calcext:value-type="float">
            <text:p>250992</text:p>
          </table:table-cell>
          <table:table-cell office:value-type="float" office:value="2145256" calcext:value-type="float">
            <text:p>2145256</text:p>
          </table:table-cell>
          <table:table-cell office:value-type="float" office:value="427384" calcext:value-type="float">
            <text:p>427384</text:p>
          </table:table-cell>
          <table:table-cell office:value-type="float" office:value="403592" calcext:value-type="float">
            <text:p>403592</text:p>
          </table:table-cell>
          <table:table-cell office:value-type="float" office:value="250496" calcext:value-type="float">
            <text:p>250496</text:p>
          </table:table-cell>
          <table:table-cell office:value-type="float" office:value="160416" calcext:value-type="float">
            <text:p>160416</text:p>
          </table:table-cell>
          <table:table-cell office:value-type="float" office:value="3103232" calcext:value-type="float">
            <text:p>3103232</text:p>
          </table:table-cell>
          <table:table-cell office:value-type="float" office:value="400584" calcext:value-type="float">
            <text:p>400584</text:p>
          </table:table-cell>
          <table:table-cell office:value-type="float" office:value="349296" calcext:value-type="float">
            <text:p>349296</text:p>
          </table:table-cell>
          <table:table-cell office:value-type="float" office:value="163280" calcext:value-type="float">
            <text:p>1632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2408" calcext:value-type="float">
            <text:p>252408</text:p>
          </table:table-cell>
          <table:table-cell office:value-type="float" office:value="2145264" calcext:value-type="float">
            <text:p>2145264</text:p>
          </table:table-cell>
          <table:table-cell office:value-type="float" office:value="428016" calcext:value-type="float">
            <text:p>428016</text:p>
          </table:table-cell>
          <table:table-cell office:value-type="float" office:value="404184" calcext:value-type="float">
            <text:p>404184</text:p>
          </table:table-cell>
          <table:table-cell office:value-type="float" office:value="250776" calcext:value-type="float">
            <text:p>250776</text:p>
          </table:table-cell>
          <table:table-cell office:value-type="float" office:value="160472" calcext:value-type="float">
            <text:p>160472</text:p>
          </table:table-cell>
          <table:table-cell office:value-type="float" office:value="3103640" calcext:value-type="float">
            <text:p>3103640</text:p>
          </table:table-cell>
          <table:table-cell office:value-type="float" office:value="400960" calcext:value-type="float">
            <text:p>400960</text:p>
          </table:table-cell>
          <table:table-cell office:value-type="float" office:value="349432" calcext:value-type="float">
            <text:p>349432</text:p>
          </table:table-cell>
          <table:table-cell office:value-type="float" office:value="163624" calcext:value-type="float">
            <text:p>1636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3000" calcext:value-type="float">
            <text:p>253000</text:p>
          </table:table-cell>
          <table:table-cell office:value-type="float" office:value="2145472" calcext:value-type="float">
            <text:p>2145472</text:p>
          </table:table-cell>
          <table:table-cell office:value-type="float" office:value="428416" calcext:value-type="float">
            <text:p>428416</text:p>
          </table:table-cell>
          <table:table-cell office:value-type="float" office:value="404256" calcext:value-type="float">
            <text:p>404256</text:p>
          </table:table-cell>
          <table:table-cell office:value-type="float" office:value="251624" calcext:value-type="float">
            <text:p>251624</text:p>
          </table:table-cell>
          <table:table-cell office:value-type="float" office:value="160616" calcext:value-type="float">
            <text:p>160616</text:p>
          </table:table-cell>
          <table:table-cell office:value-type="float" office:value="3106160" calcext:value-type="float">
            <text:p>3106160</text:p>
          </table:table-cell>
          <table:table-cell office:value-type="float" office:value="402768" calcext:value-type="float">
            <text:p>402768</text:p>
          </table:table-cell>
          <table:table-cell office:value-type="float" office:value="349896" calcext:value-type="float">
            <text:p>349896</text:p>
          </table:table-cell>
          <table:table-cell office:value-type="float" office:value="163800" calcext:value-type="float">
            <text:p>1638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3224" calcext:value-type="float">
            <text:p>253224</text:p>
          </table:table-cell>
          <table:table-cell office:value-type="float" office:value="2146416" calcext:value-type="float">
            <text:p>2146416</text:p>
          </table:table-cell>
          <table:table-cell office:value-type="float" office:value="428488" calcext:value-type="float">
            <text:p>428488</text:p>
          </table:table-cell>
          <table:table-cell office:value-type="float" office:value="404984" calcext:value-type="float">
            <text:p>404984</text:p>
          </table:table-cell>
          <table:table-cell office:value-type="float" office:value="252160" calcext:value-type="float">
            <text:p>252160</text:p>
          </table:table-cell>
          <table:table-cell office:value-type="float" office:value="160776" calcext:value-type="float">
            <text:p>160776</text:p>
          </table:table-cell>
          <table:table-cell office:value-type="float" office:value="3106304" calcext:value-type="float">
            <text:p>3106304</text:p>
          </table:table-cell>
          <table:table-cell office:value-type="float" office:value="402776" calcext:value-type="float">
            <text:p>402776</text:p>
          </table:table-cell>
          <table:table-cell office:value-type="float" office:value="350120" calcext:value-type="float">
            <text:p>350120</text:p>
          </table:table-cell>
          <table:table-cell office:value-type="float" office:value="164072" calcext:value-type="float">
            <text:p>1640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4384" calcext:value-type="float">
            <text:p>254384</text:p>
          </table:table-cell>
          <table:table-cell office:value-type="float" office:value="2146752" calcext:value-type="float">
            <text:p>2146752</text:p>
          </table:table-cell>
          <table:table-cell office:value-type="float" office:value="428528" calcext:value-type="float">
            <text:p>428528</text:p>
          </table:table-cell>
          <table:table-cell office:value-type="float" office:value="405536" calcext:value-type="float">
            <text:p>405536</text:p>
          </table:table-cell>
          <table:table-cell office:value-type="float" office:value="256344" calcext:value-type="float">
            <text:p>256344</text:p>
          </table:table-cell>
          <table:table-cell office:value-type="float" office:value="161208" calcext:value-type="float">
            <text:p>161208</text:p>
          </table:table-cell>
          <table:table-cell office:value-type="float" office:value="3108848" calcext:value-type="float">
            <text:p>3108848</text:p>
          </table:table-cell>
          <table:table-cell office:value-type="float" office:value="403024" calcext:value-type="float">
            <text:p>403024</text:p>
          </table:table-cell>
          <table:table-cell office:value-type="float" office:value="350920" calcext:value-type="float">
            <text:p>350920</text:p>
          </table:table-cell>
          <table:table-cell office:value-type="float" office:value="164440" calcext:value-type="float">
            <text:p>1644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4632" calcext:value-type="float">
            <text:p>254632</text:p>
          </table:table-cell>
          <table:table-cell office:value-type="float" office:value="2148216" calcext:value-type="float">
            <text:p>2148216</text:p>
          </table:table-cell>
          <table:table-cell office:value-type="float" office:value="428544" calcext:value-type="float">
            <text:p>428544</text:p>
          </table:table-cell>
          <table:table-cell office:value-type="float" office:value="405648" calcext:value-type="float">
            <text:p>405648</text:p>
          </table:table-cell>
          <table:table-cell office:value-type="float" office:value="259760" calcext:value-type="float">
            <text:p>259760</text:p>
          </table:table-cell>
          <table:table-cell office:value-type="float" office:value="161488" calcext:value-type="float">
            <text:p>161488</text:p>
          </table:table-cell>
          <table:table-cell office:value-type="float" office:value="3111488" calcext:value-type="float">
            <text:p>3111488</text:p>
          </table:table-cell>
          <table:table-cell office:value-type="float" office:value="405160" calcext:value-type="float">
            <text:p>405160</text:p>
          </table:table-cell>
          <table:table-cell office:value-type="float" office:value="351288" calcext:value-type="float">
            <text:p>351288</text:p>
          </table:table-cell>
          <table:table-cell office:value-type="float" office:value="164720" calcext:value-type="float">
            <text:p>1647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5176" calcext:value-type="float">
            <text:p>255176</text:p>
          </table:table-cell>
          <table:table-cell office:value-type="float" office:value="2149272" calcext:value-type="float">
            <text:p>2149272</text:p>
          </table:table-cell>
          <table:table-cell office:value-type="float" office:value="428872" calcext:value-type="float">
            <text:p>428872</text:p>
          </table:table-cell>
          <table:table-cell office:value-type="float" office:value="405928" calcext:value-type="float">
            <text:p>405928</text:p>
          </table:table-cell>
          <table:table-cell office:value-type="float" office:value="261064" calcext:value-type="float">
            <text:p>261064</text:p>
          </table:table-cell>
          <table:table-cell office:value-type="float" office:value="161656" calcext:value-type="float">
            <text:p>161656</text:p>
          </table:table-cell>
          <table:table-cell office:value-type="float" office:value="3112904" calcext:value-type="float">
            <text:p>3112904</text:p>
          </table:table-cell>
          <table:table-cell office:value-type="float" office:value="405408" calcext:value-type="float">
            <text:p>405408</text:p>
          </table:table-cell>
          <table:table-cell office:value-type="float" office:value="352752" calcext:value-type="float">
            <text:p>352752</text:p>
          </table:table-cell>
          <table:table-cell office:value-type="float" office:value="164864" calcext:value-type="float">
            <text:p>1648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5256" calcext:value-type="float">
            <text:p>255256</text:p>
          </table:table-cell>
          <table:table-cell office:value-type="float" office:value="2149544" calcext:value-type="float">
            <text:p>2149544</text:p>
          </table:table-cell>
          <table:table-cell office:value-type="float" office:value="429384" calcext:value-type="float">
            <text:p>429384</text:p>
          </table:table-cell>
          <table:table-cell office:value-type="float" office:value="410160" calcext:value-type="float">
            <text:p>410160</text:p>
          </table:table-cell>
          <table:table-cell office:value-type="float" office:value="265880" calcext:value-type="float">
            <text:p>265880</text:p>
          </table:table-cell>
          <table:table-cell office:value-type="float" office:value="161968" calcext:value-type="float">
            <text:p>161968</text:p>
          </table:table-cell>
          <table:table-cell office:value-type="float" office:value="3115552" calcext:value-type="float">
            <text:p>3115552</text:p>
          </table:table-cell>
          <table:table-cell office:value-type="float" office:value="408792" calcext:value-type="float">
            <text:p>408792</text:p>
          </table:table-cell>
          <table:table-cell office:value-type="float" office:value="353104" calcext:value-type="float">
            <text:p>353104</text:p>
          </table:table-cell>
          <table:table-cell office:value-type="float" office:value="164872" calcext:value-type="float">
            <text:p>1648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5640" calcext:value-type="float">
            <text:p>255640</text:p>
          </table:table-cell>
          <table:table-cell office:value-type="float" office:value="2149576" calcext:value-type="float">
            <text:p>2149576</text:p>
          </table:table-cell>
          <table:table-cell office:value-type="float" office:value="433416" calcext:value-type="float">
            <text:p>433416</text:p>
          </table:table-cell>
          <table:table-cell office:value-type="float" office:value="411272" calcext:value-type="float">
            <text:p>411272</text:p>
          </table:table-cell>
          <table:table-cell office:value-type="float" office:value="266576" calcext:value-type="float">
            <text:p>266576</text:p>
          </table:table-cell>
          <table:table-cell office:value-type="float" office:value="162240" calcext:value-type="float">
            <text:p>162240</text:p>
          </table:table-cell>
          <table:table-cell office:value-type="float" office:value="3119304" calcext:value-type="float">
            <text:p>3119304</text:p>
          </table:table-cell>
          <table:table-cell office:value-type="float" office:value="411056" calcext:value-type="float">
            <text:p>411056</text:p>
          </table:table-cell>
          <table:table-cell office:value-type="float" office:value="353544" calcext:value-type="float">
            <text:p>353544</text:p>
          </table:table-cell>
          <table:table-cell office:value-type="float" office:value="164992" calcext:value-type="float">
            <text:p>1649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5904" calcext:value-type="float">
            <text:p>255904</text:p>
          </table:table-cell>
          <table:table-cell office:value-type="float" office:value="2149944" calcext:value-type="float">
            <text:p>2149944</text:p>
          </table:table-cell>
          <table:table-cell office:value-type="float" office:value="434408" calcext:value-type="float">
            <text:p>434408</text:p>
          </table:table-cell>
          <table:table-cell office:value-type="float" office:value="411928" calcext:value-type="float">
            <text:p>411928</text:p>
          </table:table-cell>
          <table:table-cell office:value-type="float" office:value="268128" calcext:value-type="float">
            <text:p>268128</text:p>
          </table:table-cell>
          <table:table-cell office:value-type="float" office:value="162304" calcext:value-type="float">
            <text:p>162304</text:p>
          </table:table-cell>
          <table:table-cell office:value-type="float" office:value="3121264" calcext:value-type="float">
            <text:p>3121264</text:p>
          </table:table-cell>
          <table:table-cell office:value-type="float" office:value="413944" calcext:value-type="float">
            <text:p>413944</text:p>
          </table:table-cell>
          <table:table-cell office:value-type="float" office:value="353568" calcext:value-type="float">
            <text:p>353568</text:p>
          </table:table-cell>
          <table:table-cell office:value-type="float" office:value="165000" calcext:value-type="float">
            <text:p>165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6088" calcext:value-type="float">
            <text:p>256088</text:p>
          </table:table-cell>
          <table:table-cell office:value-type="float" office:value="2150312" calcext:value-type="float">
            <text:p>2150312</text:p>
          </table:table-cell>
          <table:table-cell office:value-type="float" office:value="435792" calcext:value-type="float">
            <text:p>435792</text:p>
          </table:table-cell>
          <table:table-cell office:value-type="float" office:value="411952" calcext:value-type="float">
            <text:p>411952</text:p>
          </table:table-cell>
          <table:table-cell office:value-type="float" office:value="269776" calcext:value-type="float">
            <text:p>269776</text:p>
          </table:table-cell>
          <table:table-cell office:value-type="float" office:value="162656" calcext:value-type="float">
            <text:p>162656</text:p>
          </table:table-cell>
          <table:table-cell office:value-type="float" office:value="3121576" calcext:value-type="float">
            <text:p>3121576</text:p>
          </table:table-cell>
          <table:table-cell office:value-type="float" office:value="413960" calcext:value-type="float">
            <text:p>413960</text:p>
          </table:table-cell>
          <table:table-cell office:value-type="float" office:value="353792" calcext:value-type="float">
            <text:p>353792</text:p>
          </table:table-cell>
          <table:table-cell office:value-type="float" office:value="165032" calcext:value-type="float">
            <text:p>1650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7136" calcext:value-type="float">
            <text:p>257136</text:p>
          </table:table-cell>
          <table:table-cell office:value-type="float" office:value="2150432" calcext:value-type="float">
            <text:p>2150432</text:p>
          </table:table-cell>
          <table:table-cell office:value-type="float" office:value="435808" calcext:value-type="float">
            <text:p>435808</text:p>
          </table:table-cell>
          <table:table-cell office:value-type="float" office:value="412296" calcext:value-type="float">
            <text:p>412296</text:p>
          </table:table-cell>
          <table:table-cell office:value-type="float" office:value="270008" calcext:value-type="float">
            <text:p>270008</text:p>
          </table:table-cell>
          <table:table-cell office:value-type="float" office:value="162816" calcext:value-type="float">
            <text:p>162816</text:p>
          </table:table-cell>
          <table:table-cell office:value-type="float" office:value="3122128" calcext:value-type="float">
            <text:p>3122128</text:p>
          </table:table-cell>
          <table:table-cell office:value-type="float" office:value="416256" calcext:value-type="float">
            <text:p>416256</text:p>
          </table:table-cell>
          <table:table-cell office:value-type="float" office:value="354024" calcext:value-type="float">
            <text:p>354024</text:p>
          </table:table-cell>
          <table:table-cell office:value-type="float" office:value="165440" calcext:value-type="float">
            <text:p>1654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7312" calcext:value-type="float">
            <text:p>257312</text:p>
          </table:table-cell>
          <table:table-cell office:value-type="float" office:value="2150952" calcext:value-type="float">
            <text:p>2150952</text:p>
          </table:table-cell>
          <table:table-cell office:value-type="float" office:value="435808" calcext:value-type="float">
            <text:p>435808</text:p>
          </table:table-cell>
          <table:table-cell office:value-type="float" office:value="413592" calcext:value-type="float">
            <text:p>413592</text:p>
          </table:table-cell>
          <table:table-cell office:value-type="float" office:value="272760" calcext:value-type="float">
            <text:p>272760</text:p>
          </table:table-cell>
          <table:table-cell office:value-type="float" office:value="163176" calcext:value-type="float">
            <text:p>163176</text:p>
          </table:table-cell>
          <table:table-cell office:value-type="float" office:value="3123048" calcext:value-type="float">
            <text:p>3123048</text:p>
          </table:table-cell>
          <table:table-cell office:value-type="float" office:value="418728" calcext:value-type="float">
            <text:p>418728</text:p>
          </table:table-cell>
          <table:table-cell office:value-type="float" office:value="354744" calcext:value-type="float">
            <text:p>354744</text:p>
          </table:table-cell>
          <table:table-cell office:value-type="float" office:value="165768" calcext:value-type="float">
            <text:p>1657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7648" calcext:value-type="float">
            <text:p>257648</text:p>
          </table:table-cell>
          <table:table-cell office:value-type="float" office:value="2151384" calcext:value-type="float">
            <text:p>2151384</text:p>
          </table:table-cell>
          <table:table-cell office:value-type="float" office:value="436192" calcext:value-type="float">
            <text:p>436192</text:p>
          </table:table-cell>
          <table:table-cell office:value-type="float" office:value="414880" calcext:value-type="float">
            <text:p>414880</text:p>
          </table:table-cell>
          <table:table-cell office:value-type="float" office:value="273696" calcext:value-type="float">
            <text:p>273696</text:p>
          </table:table-cell>
          <table:table-cell office:value-type="float" office:value="163448" calcext:value-type="float">
            <text:p>163448</text:p>
          </table:table-cell>
          <table:table-cell office:value-type="float" office:value="3123656" calcext:value-type="float">
            <text:p>3123656</text:p>
          </table:table-cell>
          <table:table-cell office:value-type="float" office:value="420440" calcext:value-type="float">
            <text:p>420440</text:p>
          </table:table-cell>
          <table:table-cell office:value-type="float" office:value="356504" calcext:value-type="float">
            <text:p>356504</text:p>
          </table:table-cell>
          <table:table-cell office:value-type="float" office:value="166096" calcext:value-type="float">
            <text:p>1660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8528" calcext:value-type="float">
            <text:p>258528</text:p>
          </table:table-cell>
          <table:table-cell office:value-type="float" office:value="2151864" calcext:value-type="float">
            <text:p>2151864</text:p>
          </table:table-cell>
          <table:table-cell office:value-type="float" office:value="436368" calcext:value-type="float">
            <text:p>436368</text:p>
          </table:table-cell>
          <table:table-cell office:value-type="float" office:value="416888" calcext:value-type="float">
            <text:p>416888</text:p>
          </table:table-cell>
          <table:table-cell office:value-type="float" office:value="273800" calcext:value-type="float">
            <text:p>273800</text:p>
          </table:table-cell>
          <table:table-cell office:value-type="float" office:value="163896" calcext:value-type="float">
            <text:p>163896</text:p>
          </table:table-cell>
          <table:table-cell office:value-type="float" office:value="3126592" calcext:value-type="float">
            <text:p>3126592</text:p>
          </table:table-cell>
          <table:table-cell office:value-type="float" office:value="426768" calcext:value-type="float">
            <text:p>426768</text:p>
          </table:table-cell>
          <table:table-cell office:value-type="float" office:value="356968" calcext:value-type="float">
            <text:p>356968</text:p>
          </table:table-cell>
          <table:table-cell office:value-type="float" office:value="166952" calcext:value-type="float">
            <text:p>1669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9592" calcext:value-type="float">
            <text:p>259592</text:p>
          </table:table-cell>
          <table:table-cell office:value-type="float" office:value="2152512" calcext:value-type="float">
            <text:p>2152512</text:p>
          </table:table-cell>
          <table:table-cell office:value-type="float" office:value="436536" calcext:value-type="float">
            <text:p>436536</text:p>
          </table:table-cell>
          <table:table-cell office:value-type="float" office:value="417392" calcext:value-type="float">
            <text:p>417392</text:p>
          </table:table-cell>
          <table:table-cell office:value-type="float" office:value="273888" calcext:value-type="float">
            <text:p>273888</text:p>
          </table:table-cell>
          <table:table-cell office:value-type="float" office:value="164560" calcext:value-type="float">
            <text:p>164560</text:p>
          </table:table-cell>
          <table:table-cell office:value-type="float" office:value="3126760" calcext:value-type="float">
            <text:p>3126760</text:p>
          </table:table-cell>
          <table:table-cell office:value-type="float" office:value="427424" calcext:value-type="float">
            <text:p>427424</text:p>
          </table:table-cell>
          <table:table-cell office:value-type="float" office:value="360416" calcext:value-type="float">
            <text:p>360416</text:p>
          </table:table-cell>
          <table:table-cell office:value-type="float" office:value="167048" calcext:value-type="float">
            <text:p>1670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3336" calcext:value-type="float">
            <text:p>263336</text:p>
          </table:table-cell>
          <table:table-cell office:value-type="float" office:value="2153016" calcext:value-type="float">
            <text:p>2153016</text:p>
          </table:table-cell>
          <table:table-cell office:value-type="float" office:value="436736" calcext:value-type="float">
            <text:p>436736</text:p>
          </table:table-cell>
          <table:table-cell office:value-type="float" office:value="417552" calcext:value-type="float">
            <text:p>417552</text:p>
          </table:table-cell>
          <table:table-cell office:value-type="float" office:value="274072" calcext:value-type="float">
            <text:p>274072</text:p>
          </table:table-cell>
          <table:table-cell office:value-type="float" office:value="164920" calcext:value-type="float">
            <text:p>164920</text:p>
          </table:table-cell>
          <table:table-cell office:value-type="float" office:value="3127336" calcext:value-type="float">
            <text:p>3127336</text:p>
          </table:table-cell>
          <table:table-cell office:value-type="float" office:value="431704" calcext:value-type="float">
            <text:p>431704</text:p>
          </table:table-cell>
          <table:table-cell office:value-type="float" office:value="360712" calcext:value-type="float">
            <text:p>360712</text:p>
          </table:table-cell>
          <table:table-cell office:value-type="float" office:value="167232" calcext:value-type="float">
            <text:p>1672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3936" calcext:value-type="float">
            <text:p>263936</text:p>
          </table:table-cell>
          <table:table-cell office:value-type="float" office:value="2153528" calcext:value-type="float">
            <text:p>2153528</text:p>
          </table:table-cell>
          <table:table-cell office:value-type="float" office:value="437200" calcext:value-type="float">
            <text:p>437200</text:p>
          </table:table-cell>
          <table:table-cell office:value-type="float" office:value="417576" calcext:value-type="float">
            <text:p>417576</text:p>
          </table:table-cell>
          <table:table-cell office:value-type="float" office:value="276016" calcext:value-type="float">
            <text:p>276016</text:p>
          </table:table-cell>
          <table:table-cell office:value-type="float" office:value="165184" calcext:value-type="float">
            <text:p>165184</text:p>
          </table:table-cell>
          <table:table-cell office:value-type="float" office:value="3129152" calcext:value-type="float">
            <text:p>3129152</text:p>
          </table:table-cell>
          <table:table-cell office:value-type="float" office:value="432696" calcext:value-type="float">
            <text:p>432696</text:p>
          </table:table-cell>
          <table:table-cell office:value-type="float" office:value="363232" calcext:value-type="float">
            <text:p>363232</text:p>
          </table:table-cell>
          <table:table-cell office:value-type="float" office:value="167800" calcext:value-type="float">
            <text:p>1678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4528" calcext:value-type="float">
            <text:p>264528</text:p>
          </table:table-cell>
          <table:table-cell office:value-type="float" office:value="2153816" calcext:value-type="float">
            <text:p>2153816</text:p>
          </table:table-cell>
          <table:table-cell office:value-type="float" office:value="437400" calcext:value-type="float">
            <text:p>437400</text:p>
          </table:table-cell>
          <table:table-cell office:value-type="float" office:value="417664" calcext:value-type="float">
            <text:p>417664</text:p>
          </table:table-cell>
          <table:table-cell office:value-type="float" office:value="276920" calcext:value-type="float">
            <text:p>276920</text:p>
          </table:table-cell>
          <table:table-cell office:value-type="float" office:value="165352" calcext:value-type="float">
            <text:p>165352</text:p>
          </table:table-cell>
          <table:table-cell office:value-type="float" office:value="3150768" calcext:value-type="float">
            <text:p>3150768</text:p>
          </table:table-cell>
          <table:table-cell office:value-type="float" office:value="434112" calcext:value-type="float">
            <text:p>434112</text:p>
          </table:table-cell>
          <table:table-cell office:value-type="float" office:value="363784" calcext:value-type="float">
            <text:p>363784</text:p>
          </table:table-cell>
          <table:table-cell office:value-type="float" office:value="167992" calcext:value-type="float">
            <text:p>1679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4560" calcext:value-type="float">
            <text:p>264560</text:p>
          </table:table-cell>
          <table:table-cell office:value-type="float" office:value="2153904" calcext:value-type="float">
            <text:p>2153904</text:p>
          </table:table-cell>
          <table:table-cell office:value-type="float" office:value="438656" calcext:value-type="float">
            <text:p>438656</text:p>
          </table:table-cell>
          <table:table-cell office:value-type="float" office:value="417720" calcext:value-type="float">
            <text:p>417720</text:p>
          </table:table-cell>
          <table:table-cell office:value-type="float" office:value="276952" calcext:value-type="float">
            <text:p>276952</text:p>
          </table:table-cell>
          <table:table-cell office:value-type="float" office:value="165976" calcext:value-type="float">
            <text:p>165976</text:p>
          </table:table-cell>
          <table:table-cell office:value-type="float" office:value="3181640" calcext:value-type="float">
            <text:p>3181640</text:p>
          </table:table-cell>
          <table:table-cell office:value-type="float" office:value="434480" calcext:value-type="float">
            <text:p>434480</text:p>
          </table:table-cell>
          <table:table-cell office:value-type="float" office:value="367968" calcext:value-type="float">
            <text:p>367968</text:p>
          </table:table-cell>
          <table:table-cell office:value-type="float" office:value="168392" calcext:value-type="float">
            <text:p>1683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4992" calcext:value-type="float">
            <text:p>264992</text:p>
          </table:table-cell>
          <table:table-cell office:value-type="float" office:value="2154520" calcext:value-type="float">
            <text:p>2154520</text:p>
          </table:table-cell>
          <table:table-cell office:value-type="float" office:value="438760" calcext:value-type="float">
            <text:p>438760</text:p>
          </table:table-cell>
          <table:table-cell office:value-type="float" office:value="420120" calcext:value-type="float">
            <text:p>420120</text:p>
          </table:table-cell>
          <table:table-cell office:value-type="float" office:value="279984" calcext:value-type="float">
            <text:p>279984</text:p>
          </table:table-cell>
          <table:table-cell office:value-type="float" office:value="166392" calcext:value-type="float">
            <text:p>166392</text:p>
          </table:table-cell>
          <table:table-cell office:value-type="float" office:value="3182280" calcext:value-type="float">
            <text:p>3182280</text:p>
          </table:table-cell>
          <table:table-cell office:value-type="float" office:value="435008" calcext:value-type="float">
            <text:p>435008</text:p>
          </table:table-cell>
          <table:table-cell office:value-type="float" office:value="369776" calcext:value-type="float">
            <text:p>369776</text:p>
          </table:table-cell>
          <table:table-cell office:value-type="float" office:value="168392" calcext:value-type="float">
            <text:p>1683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6088" calcext:value-type="float">
            <text:p>266088</text:p>
          </table:table-cell>
          <table:table-cell office:value-type="float" office:value="2154528" calcext:value-type="float">
            <text:p>2154528</text:p>
          </table:table-cell>
          <table:table-cell office:value-type="float" office:value="439840" calcext:value-type="float">
            <text:p>439840</text:p>
          </table:table-cell>
          <table:table-cell office:value-type="float" office:value="421096" calcext:value-type="float">
            <text:p>421096</text:p>
          </table:table-cell>
          <table:table-cell office:value-type="float" office:value="280080" calcext:value-type="float">
            <text:p>280080</text:p>
          </table:table-cell>
          <table:table-cell office:value-type="float" office:value="166888" calcext:value-type="float">
            <text:p>166888</text:p>
          </table:table-cell>
          <table:table-cell office:value-type="float" office:value="3184200" calcext:value-type="float">
            <text:p>3184200</text:p>
          </table:table-cell>
          <table:table-cell office:value-type="float" office:value="437848" calcext:value-type="float">
            <text:p>437848</text:p>
          </table:table-cell>
          <table:table-cell office:value-type="float" office:value="375504" calcext:value-type="float">
            <text:p>375504</text:p>
          </table:table-cell>
          <table:table-cell office:value-type="float" office:value="169304" calcext:value-type="float">
            <text:p>1693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7264" calcext:value-type="float">
            <text:p>267264</text:p>
          </table:table-cell>
          <table:table-cell office:value-type="float" office:value="2154608" calcext:value-type="float">
            <text:p>2154608</text:p>
          </table:table-cell>
          <table:table-cell office:value-type="float" office:value="439840" calcext:value-type="float">
            <text:p>439840</text:p>
          </table:table-cell>
          <table:table-cell office:value-type="float" office:value="421384" calcext:value-type="float">
            <text:p>421384</text:p>
          </table:table-cell>
          <table:table-cell office:value-type="float" office:value="280888" calcext:value-type="float">
            <text:p>280888</text:p>
          </table:table-cell>
          <table:table-cell office:value-type="float" office:value="167424" calcext:value-type="float">
            <text:p>167424</text:p>
          </table:table-cell>
          <table:table-cell office:value-type="float" office:value="3187584" calcext:value-type="float">
            <text:p>3187584</text:p>
          </table:table-cell>
          <table:table-cell office:value-type="float" office:value="437952" calcext:value-type="float">
            <text:p>437952</text:p>
          </table:table-cell>
          <table:table-cell office:value-type="float" office:value="377840" calcext:value-type="float">
            <text:p>377840</text:p>
          </table:table-cell>
          <table:table-cell office:value-type="float" office:value="169528" calcext:value-type="float">
            <text:p>1695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7328" calcext:value-type="float">
            <text:p>267328</text:p>
          </table:table-cell>
          <table:table-cell office:value-type="float" office:value="2155728" calcext:value-type="float">
            <text:p>2155728</text:p>
          </table:table-cell>
          <table:table-cell office:value-type="float" office:value="440664" calcext:value-type="float">
            <text:p>440664</text:p>
          </table:table-cell>
          <table:table-cell office:value-type="float" office:value="421760" calcext:value-type="float">
            <text:p>421760</text:p>
          </table:table-cell>
          <table:table-cell office:value-type="float" office:value="282160" calcext:value-type="float">
            <text:p>282160</text:p>
          </table:table-cell>
          <table:table-cell office:value-type="float" office:value="168016" calcext:value-type="float">
            <text:p>168016</text:p>
          </table:table-cell>
          <table:table-cell office:value-type="float" office:value="3194024" calcext:value-type="float">
            <text:p>3194024</text:p>
          </table:table-cell>
          <table:table-cell office:value-type="float" office:value="439936" calcext:value-type="float">
            <text:p>439936</text:p>
          </table:table-cell>
          <table:table-cell office:value-type="float" office:value="383000" calcext:value-type="float">
            <text:p>383000</text:p>
          </table:table-cell>
          <table:table-cell office:value-type="float" office:value="169640" calcext:value-type="float">
            <text:p>1696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8640" calcext:value-type="float">
            <text:p>268640</text:p>
          </table:table-cell>
          <table:table-cell office:value-type="float" office:value="2155856" calcext:value-type="float">
            <text:p>2155856</text:p>
          </table:table-cell>
          <table:table-cell office:value-type="float" office:value="442832" calcext:value-type="float">
            <text:p>442832</text:p>
          </table:table-cell>
          <table:table-cell office:value-type="float" office:value="421840" calcext:value-type="float">
            <text:p>421840</text:p>
          </table:table-cell>
          <table:table-cell office:value-type="float" office:value="282920" calcext:value-type="float">
            <text:p>282920</text:p>
          </table:table-cell>
          <table:table-cell office:value-type="float" office:value="168680" calcext:value-type="float">
            <text:p>168680</text:p>
          </table:table-cell>
          <table:table-cell office:value-type="float" office:value="3197968" calcext:value-type="float">
            <text:p>3197968</text:p>
          </table:table-cell>
          <table:table-cell office:value-type="float" office:value="443200" calcext:value-type="float">
            <text:p>443200</text:p>
          </table:table-cell>
          <table:table-cell office:value-type="float" office:value="383656" calcext:value-type="float">
            <text:p>383656</text:p>
          </table:table-cell>
          <table:table-cell office:value-type="float" office:value="170160" calcext:value-type="float">
            <text:p>1701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8768" calcext:value-type="float">
            <text:p>268768</text:p>
          </table:table-cell>
          <table:table-cell office:value-type="float" office:value="2156904" calcext:value-type="float">
            <text:p>2156904</text:p>
          </table:table-cell>
          <table:table-cell office:value-type="float" office:value="443152" calcext:value-type="float">
            <text:p>443152</text:p>
          </table:table-cell>
          <table:table-cell office:value-type="float" office:value="423264" calcext:value-type="float">
            <text:p>423264</text:p>
          </table:table-cell>
          <table:table-cell office:value-type="float" office:value="283144" calcext:value-type="float">
            <text:p>283144</text:p>
          </table:table-cell>
          <table:table-cell office:value-type="float" office:value="169272" calcext:value-type="float">
            <text:p>169272</text:p>
          </table:table-cell>
          <table:table-cell office:value-type="float" office:value="3202584" calcext:value-type="float">
            <text:p>3202584</text:p>
          </table:table-cell>
          <table:table-cell office:value-type="float" office:value="444248" calcext:value-type="float">
            <text:p>444248</text:p>
          </table:table-cell>
          <table:table-cell office:value-type="float" office:value="385424" calcext:value-type="float">
            <text:p>385424</text:p>
          </table:table-cell>
          <table:table-cell office:value-type="float" office:value="170216" calcext:value-type="float">
            <text:p>1702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9592" calcext:value-type="float">
            <text:p>269592</text:p>
          </table:table-cell>
          <table:table-cell office:value-type="float" office:value="2156944" calcext:value-type="float">
            <text:p>2156944</text:p>
          </table:table-cell>
          <table:table-cell office:value-type="float" office:value="443280" calcext:value-type="float">
            <text:p>443280</text:p>
          </table:table-cell>
          <table:table-cell office:value-type="float" office:value="423536" calcext:value-type="float">
            <text:p>423536</text:p>
          </table:table-cell>
          <table:table-cell office:value-type="float" office:value="283912" calcext:value-type="float">
            <text:p>283912</text:p>
          </table:table-cell>
          <table:table-cell office:value-type="float" office:value="169344" calcext:value-type="float">
            <text:p>169344</text:p>
          </table:table-cell>
          <table:table-cell office:value-type="float" office:value="3203240" calcext:value-type="float">
            <text:p>3203240</text:p>
          </table:table-cell>
          <table:table-cell office:value-type="float" office:value="447296" calcext:value-type="float">
            <text:p>447296</text:p>
          </table:table-cell>
          <table:table-cell office:value-type="float" office:value="386240" calcext:value-type="float">
            <text:p>386240</text:p>
          </table:table-cell>
          <table:table-cell office:value-type="float" office:value="170256" calcext:value-type="float">
            <text:p>1702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9928" calcext:value-type="float">
            <text:p>269928</text:p>
          </table:table-cell>
          <table:table-cell office:value-type="float" office:value="2157008" calcext:value-type="float">
            <text:p>2157008</text:p>
          </table:table-cell>
          <table:table-cell office:value-type="float" office:value="443376" calcext:value-type="float">
            <text:p>443376</text:p>
          </table:table-cell>
          <table:table-cell office:value-type="float" office:value="423536" calcext:value-type="float">
            <text:p>423536</text:p>
          </table:table-cell>
          <table:table-cell office:value-type="float" office:value="284072" calcext:value-type="float">
            <text:p>284072</text:p>
          </table:table-cell>
          <table:table-cell office:value-type="float" office:value="170064" calcext:value-type="float">
            <text:p>170064</text:p>
          </table:table-cell>
          <table:table-cell office:value-type="float" office:value="3207056" calcext:value-type="float">
            <text:p>3207056</text:p>
          </table:table-cell>
          <table:table-cell office:value-type="float" office:value="447616" calcext:value-type="float">
            <text:p>447616</text:p>
          </table:table-cell>
          <table:table-cell office:value-type="float" office:value="387800" calcext:value-type="float">
            <text:p>387800</text:p>
          </table:table-cell>
          <table:table-cell office:value-type="float" office:value="170976" calcext:value-type="float">
            <text:p>1709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0072" calcext:value-type="float">
            <text:p>270072</text:p>
          </table:table-cell>
          <table:table-cell office:value-type="float" office:value="2157208" calcext:value-type="float">
            <text:p>2157208</text:p>
          </table:table-cell>
          <table:table-cell office:value-type="float" office:value="443664" calcext:value-type="float">
            <text:p>443664</text:p>
          </table:table-cell>
          <table:table-cell office:value-type="float" office:value="423696" calcext:value-type="float">
            <text:p>423696</text:p>
          </table:table-cell>
          <table:table-cell office:value-type="float" office:value="284184" calcext:value-type="float">
            <text:p>284184</text:p>
          </table:table-cell>
          <table:table-cell office:value-type="float" office:value="170104" calcext:value-type="float">
            <text:p>170104</text:p>
          </table:table-cell>
          <table:table-cell office:value-type="float" office:value="3216928" calcext:value-type="float">
            <text:p>3216928</text:p>
          </table:table-cell>
          <table:table-cell office:value-type="float" office:value="449952" calcext:value-type="float">
            <text:p>449952</text:p>
          </table:table-cell>
          <table:table-cell office:value-type="float" office:value="388088" calcext:value-type="float">
            <text:p>388088</text:p>
          </table:table-cell>
          <table:table-cell office:value-type="float" office:value="171088" calcext:value-type="float">
            <text:p>1710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0112" calcext:value-type="float">
            <text:p>270112</text:p>
          </table:table-cell>
          <table:table-cell office:value-type="float" office:value="2157488" calcext:value-type="float">
            <text:p>2157488</text:p>
          </table:table-cell>
          <table:table-cell office:value-type="float" office:value="443720" calcext:value-type="float">
            <text:p>443720</text:p>
          </table:table-cell>
          <table:table-cell office:value-type="float" office:value="423808" calcext:value-type="float">
            <text:p>423808</text:p>
          </table:table-cell>
          <table:table-cell office:value-type="float" office:value="285656" calcext:value-type="float">
            <text:p>285656</text:p>
          </table:table-cell>
          <table:table-cell office:value-type="float" office:value="170456" calcext:value-type="float">
            <text:p>170456</text:p>
          </table:table-cell>
          <table:table-cell office:value-type="float" office:value="3218840" calcext:value-type="float">
            <text:p>3218840</text:p>
          </table:table-cell>
          <table:table-cell office:value-type="float" office:value="451264" calcext:value-type="float">
            <text:p>451264</text:p>
          </table:table-cell>
          <table:table-cell office:value-type="float" office:value="388512" calcext:value-type="float">
            <text:p>388512</text:p>
          </table:table-cell>
          <table:table-cell office:value-type="float" office:value="171216" calcext:value-type="float">
            <text:p>1712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1448" calcext:value-type="float">
            <text:p>271448</text:p>
          </table:table-cell>
          <table:table-cell office:value-type="float" office:value="2157488" calcext:value-type="float">
            <text:p>2157488</text:p>
          </table:table-cell>
          <table:table-cell office:value-type="float" office:value="444160" calcext:value-type="float">
            <text:p>444160</text:p>
          </table:table-cell>
          <table:table-cell office:value-type="float" office:value="423816" calcext:value-type="float">
            <text:p>423816</text:p>
          </table:table-cell>
          <table:table-cell office:value-type="float" office:value="285744" calcext:value-type="float">
            <text:p>285744</text:p>
          </table:table-cell>
          <table:table-cell office:value-type="float" office:value="171464" calcext:value-type="float">
            <text:p>171464</text:p>
          </table:table-cell>
          <table:table-cell office:value-type="float" office:value="3220848" calcext:value-type="float">
            <text:p>3220848</text:p>
          </table:table-cell>
          <table:table-cell office:value-type="float" office:value="453440" calcext:value-type="float">
            <text:p>453440</text:p>
          </table:table-cell>
          <table:table-cell office:value-type="float" office:value="390256" calcext:value-type="float">
            <text:p>390256</text:p>
          </table:table-cell>
          <table:table-cell office:value-type="float" office:value="171224" calcext:value-type="float">
            <text:p>1712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1768" calcext:value-type="float">
            <text:p>271768</text:p>
          </table:table-cell>
          <table:table-cell office:value-type="float" office:value="2157696" calcext:value-type="float">
            <text:p>2157696</text:p>
          </table:table-cell>
          <table:table-cell office:value-type="float" office:value="444872" calcext:value-type="float">
            <text:p>444872</text:p>
          </table:table-cell>
          <table:table-cell office:value-type="float" office:value="425160" calcext:value-type="float">
            <text:p>425160</text:p>
          </table:table-cell>
          <table:table-cell office:value-type="float" office:value="286016" calcext:value-type="float">
            <text:p>286016</text:p>
          </table:table-cell>
          <table:table-cell office:value-type="float" office:value="171464" calcext:value-type="float">
            <text:p>171464</text:p>
          </table:table-cell>
          <table:table-cell office:value-type="float" office:value="3227296" calcext:value-type="float">
            <text:p>3227296</text:p>
          </table:table-cell>
          <table:table-cell office:value-type="float" office:value="454376" calcext:value-type="float">
            <text:p>454376</text:p>
          </table:table-cell>
          <table:table-cell office:value-type="float" office:value="390792" calcext:value-type="float">
            <text:p>390792</text:p>
          </table:table-cell>
          <table:table-cell office:value-type="float" office:value="172736" calcext:value-type="float">
            <text:p>1727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2624" calcext:value-type="float">
            <text:p>272624</text:p>
          </table:table-cell>
          <table:table-cell office:value-type="float" office:value="2157984" calcext:value-type="float">
            <text:p>2157984</text:p>
          </table:table-cell>
          <table:table-cell office:value-type="float" office:value="446648" calcext:value-type="float">
            <text:p>446648</text:p>
          </table:table-cell>
          <table:table-cell office:value-type="float" office:value="425280" calcext:value-type="float">
            <text:p>425280</text:p>
          </table:table-cell>
          <table:table-cell office:value-type="float" office:value="287064" calcext:value-type="float">
            <text:p>287064</text:p>
          </table:table-cell>
          <table:table-cell office:value-type="float" office:value="172032" calcext:value-type="float">
            <text:p>172032</text:p>
          </table:table-cell>
          <table:table-cell office:value-type="float" office:value="3240552" calcext:value-type="float">
            <text:p>3240552</text:p>
          </table:table-cell>
          <table:table-cell office:value-type="float" office:value="455600" calcext:value-type="float">
            <text:p>455600</text:p>
          </table:table-cell>
          <table:table-cell office:value-type="float" office:value="391888" calcext:value-type="float">
            <text:p>391888</text:p>
          </table:table-cell>
          <table:table-cell office:value-type="float" office:value="174160" calcext:value-type="float">
            <text:p>1741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3016" calcext:value-type="float">
            <text:p>273016</text:p>
          </table:table-cell>
          <table:table-cell office:value-type="float" office:value="2158688" calcext:value-type="float">
            <text:p>2158688</text:p>
          </table:table-cell>
          <table:table-cell office:value-type="float" office:value="448336" calcext:value-type="float">
            <text:p>448336</text:p>
          </table:table-cell>
          <table:table-cell office:value-type="float" office:value="425440" calcext:value-type="float">
            <text:p>425440</text:p>
          </table:table-cell>
          <table:table-cell office:value-type="float" office:value="287608" calcext:value-type="float">
            <text:p>287608</text:p>
          </table:table-cell>
          <table:table-cell office:value-type="float" office:value="173336" calcext:value-type="float">
            <text:p>173336</text:p>
          </table:table-cell>
          <table:table-cell office:value-type="float" office:value="3244544" calcext:value-type="float">
            <text:p>3244544</text:p>
          </table:table-cell>
          <table:table-cell office:value-type="float" office:value="457448" calcext:value-type="float">
            <text:p>457448</text:p>
          </table:table-cell>
          <table:table-cell office:value-type="float" office:value="392800" calcext:value-type="float">
            <text:p>392800</text:p>
          </table:table-cell>
          <table:table-cell office:value-type="float" office:value="174760" calcext:value-type="float">
            <text:p>1747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5160" calcext:value-type="float">
            <text:p>275160</text:p>
          </table:table-cell>
          <table:table-cell office:value-type="float" office:value="2158808" calcext:value-type="float">
            <text:p>2158808</text:p>
          </table:table-cell>
          <table:table-cell office:value-type="float" office:value="448368" calcext:value-type="float">
            <text:p>448368</text:p>
          </table:table-cell>
          <table:table-cell office:value-type="float" office:value="425928" calcext:value-type="float">
            <text:p>425928</text:p>
          </table:table-cell>
          <table:table-cell office:value-type="float" office:value="287952" calcext:value-type="float">
            <text:p>287952</text:p>
          </table:table-cell>
          <table:table-cell office:value-type="float" office:value="173480" calcext:value-type="float">
            <text:p>173480</text:p>
          </table:table-cell>
          <table:table-cell office:value-type="float" office:value="3252856" calcext:value-type="float">
            <text:p>3252856</text:p>
          </table:table-cell>
          <table:table-cell office:value-type="float" office:value="458264" calcext:value-type="float">
            <text:p>458264</text:p>
          </table:table-cell>
          <table:table-cell office:value-type="float" office:value="397624" calcext:value-type="float">
            <text:p>397624</text:p>
          </table:table-cell>
          <table:table-cell office:value-type="float" office:value="175024" calcext:value-type="float">
            <text:p>1750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6432" calcext:value-type="float">
            <text:p>276432</text:p>
          </table:table-cell>
          <table:table-cell office:value-type="float" office:value="2159736" calcext:value-type="float">
            <text:p>2159736</text:p>
          </table:table-cell>
          <table:table-cell office:value-type="float" office:value="448784" calcext:value-type="float">
            <text:p>448784</text:p>
          </table:table-cell>
          <table:table-cell office:value-type="float" office:value="425968" calcext:value-type="float">
            <text:p>425968</text:p>
          </table:table-cell>
          <table:table-cell office:value-type="float" office:value="288112" calcext:value-type="float">
            <text:p>288112</text:p>
          </table:table-cell>
          <table:table-cell office:value-type="float" office:value="173776" calcext:value-type="float">
            <text:p>173776</text:p>
          </table:table-cell>
          <table:table-cell office:value-type="float" office:value="3277064" calcext:value-type="float">
            <text:p>3277064</text:p>
          </table:table-cell>
          <table:table-cell office:value-type="float" office:value="458480" calcext:value-type="float">
            <text:p>458480</text:p>
          </table:table-cell>
          <table:table-cell office:value-type="float" office:value="399568" calcext:value-type="float">
            <text:p>399568</text:p>
          </table:table-cell>
          <table:table-cell office:value-type="float" office:value="176352" calcext:value-type="float">
            <text:p>1763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7592" calcext:value-type="float">
            <text:p>277592</text:p>
          </table:table-cell>
          <table:table-cell office:value-type="float" office:value="2159952" calcext:value-type="float">
            <text:p>2159952</text:p>
          </table:table-cell>
          <table:table-cell office:value-type="float" office:value="449312" calcext:value-type="float">
            <text:p>449312</text:p>
          </table:table-cell>
          <table:table-cell office:value-type="float" office:value="425992" calcext:value-type="float">
            <text:p>425992</text:p>
          </table:table-cell>
          <table:table-cell office:value-type="float" office:value="288968" calcext:value-type="float">
            <text:p>288968</text:p>
          </table:table-cell>
          <table:table-cell office:value-type="float" office:value="175928" calcext:value-type="float">
            <text:p>175928</text:p>
          </table:table-cell>
          <table:table-cell office:value-type="float" office:value="3294736" calcext:value-type="float">
            <text:p>3294736</text:p>
          </table:table-cell>
          <table:table-cell office:value-type="float" office:value="461568" calcext:value-type="float">
            <text:p>461568</text:p>
          </table:table-cell>
          <table:table-cell office:value-type="float" office:value="400104" calcext:value-type="float">
            <text:p>400104</text:p>
          </table:table-cell>
          <table:table-cell office:value-type="float" office:value="177000" calcext:value-type="float">
            <text:p>177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9064" calcext:value-type="float">
            <text:p>279064</text:p>
          </table:table-cell>
          <table:table-cell office:value-type="float" office:value="2160208" calcext:value-type="float">
            <text:p>2160208</text:p>
          </table:table-cell>
          <table:table-cell office:value-type="float" office:value="449840" calcext:value-type="float">
            <text:p>449840</text:p>
          </table:table-cell>
          <table:table-cell office:value-type="float" office:value="427016" calcext:value-type="float">
            <text:p>427016</text:p>
          </table:table-cell>
          <table:table-cell office:value-type="float" office:value="289984" calcext:value-type="float">
            <text:p>289984</text:p>
          </table:table-cell>
          <table:table-cell office:value-type="float" office:value="176472" calcext:value-type="float">
            <text:p>176472</text:p>
          </table:table-cell>
          <table:table-cell office:value-type="float" office:value="3346904" calcext:value-type="float">
            <text:p>3346904</text:p>
          </table:table-cell>
          <table:table-cell office:value-type="float" office:value="461984" calcext:value-type="float">
            <text:p>461984</text:p>
          </table:table-cell>
          <table:table-cell office:value-type="float" office:value="400512" calcext:value-type="float">
            <text:p>400512</text:p>
          </table:table-cell>
          <table:table-cell office:value-type="float" office:value="177648" calcext:value-type="float">
            <text:p>1776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0912" calcext:value-type="float">
            <text:p>280912</text:p>
          </table:table-cell>
          <table:table-cell office:value-type="float" office:value="2160968" calcext:value-type="float">
            <text:p>2160968</text:p>
          </table:table-cell>
          <table:table-cell office:value-type="float" office:value="450472" calcext:value-type="float">
            <text:p>450472</text:p>
          </table:table-cell>
          <table:table-cell office:value-type="float" office:value="428024" calcext:value-type="float">
            <text:p>428024</text:p>
          </table:table-cell>
          <table:table-cell office:value-type="float" office:value="290592" calcext:value-type="float">
            <text:p>290592</text:p>
          </table:table-cell>
          <table:table-cell office:value-type="float" office:value="176800" calcext:value-type="float">
            <text:p>176800</text:p>
          </table:table-cell>
          <table:table-cell office:value-type="float" office:value="3383160" calcext:value-type="float">
            <text:p>3383160</text:p>
          </table:table-cell>
          <table:table-cell office:value-type="float" office:value="462016" calcext:value-type="float">
            <text:p>462016</text:p>
          </table:table-cell>
          <table:table-cell office:value-type="float" office:value="401176" calcext:value-type="float">
            <text:p>401176</text:p>
          </table:table-cell>
          <table:table-cell office:value-type="float" office:value="178088" calcext:value-type="float">
            <text:p>1780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4112" calcext:value-type="float">
            <text:p>284112</text:p>
          </table:table-cell>
          <table:table-cell office:value-type="float" office:value="2161184" calcext:value-type="float">
            <text:p>2161184</text:p>
          </table:table-cell>
          <table:table-cell office:value-type="float" office:value="450920" calcext:value-type="float">
            <text:p>450920</text:p>
          </table:table-cell>
          <table:table-cell office:value-type="float" office:value="428760" calcext:value-type="float">
            <text:p>428760</text:p>
          </table:table-cell>
          <table:table-cell office:value-type="float" office:value="290840" calcext:value-type="float">
            <text:p>290840</text:p>
          </table:table-cell>
          <table:table-cell office:value-type="float" office:value="177744" calcext:value-type="float">
            <text:p>177744</text:p>
          </table:table-cell>
          <table:table-cell office:value-type="float" office:value="3423880" calcext:value-type="float">
            <text:p>3423880</text:p>
          </table:table-cell>
          <table:table-cell office:value-type="float" office:value="462296" calcext:value-type="float">
            <text:p>462296</text:p>
          </table:table-cell>
          <table:table-cell office:value-type="float" office:value="403112" calcext:value-type="float">
            <text:p>403112</text:p>
          </table:table-cell>
          <table:table-cell office:value-type="float" office:value="178696" calcext:value-type="float">
            <text:p>1786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6008" calcext:value-type="float">
            <text:p>286008</text:p>
          </table:table-cell>
          <table:table-cell office:value-type="float" office:value="2162112" calcext:value-type="float">
            <text:p>2162112</text:p>
          </table:table-cell>
          <table:table-cell office:value-type="float" office:value="451224" calcext:value-type="float">
            <text:p>451224</text:p>
          </table:table-cell>
          <table:table-cell office:value-type="float" office:value="428888" calcext:value-type="float">
            <text:p>428888</text:p>
          </table:table-cell>
          <table:table-cell office:value-type="float" office:value="291296" calcext:value-type="float">
            <text:p>291296</text:p>
          </table:table-cell>
          <table:table-cell office:value-type="float" office:value="178560" calcext:value-type="float">
            <text:p>178560</text:p>
          </table:table-cell>
          <table:table-cell office:value-type="float" office:value="3441320" calcext:value-type="float">
            <text:p>3441320</text:p>
          </table:table-cell>
          <table:table-cell office:value-type="float" office:value="463192" calcext:value-type="float">
            <text:p>463192</text:p>
          </table:table-cell>
          <table:table-cell office:value-type="float" office:value="403968" calcext:value-type="float">
            <text:p>403968</text:p>
          </table:table-cell>
          <table:table-cell office:value-type="float" office:value="179768" calcext:value-type="float">
            <text:p>1797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6208" calcext:value-type="float">
            <text:p>286208</text:p>
          </table:table-cell>
          <table:table-cell office:value-type="float" office:value="2162592" calcext:value-type="float">
            <text:p>2162592</text:p>
          </table:table-cell>
          <table:table-cell office:value-type="float" office:value="452088" calcext:value-type="float">
            <text:p>452088</text:p>
          </table:table-cell>
          <table:table-cell office:value-type="float" office:value="429040" calcext:value-type="float">
            <text:p>429040</text:p>
          </table:table-cell>
          <table:table-cell office:value-type="float" office:value="291784" calcext:value-type="float">
            <text:p>291784</text:p>
          </table:table-cell>
          <table:table-cell office:value-type="float" office:value="179848" calcext:value-type="float">
            <text:p>179848</text:p>
          </table:table-cell>
          <table:table-cell office:value-type="float" office:value="3494800" calcext:value-type="float">
            <text:p>3494800</text:p>
          </table:table-cell>
          <table:table-cell office:value-type="float" office:value="464784" calcext:value-type="float">
            <text:p>464784</text:p>
          </table:table-cell>
          <table:table-cell office:value-type="float" office:value="405296" calcext:value-type="float">
            <text:p>405296</text:p>
          </table:table-cell>
          <table:table-cell office:value-type="float" office:value="180840" calcext:value-type="float">
            <text:p>1808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7352" calcext:value-type="float">
            <text:p>287352</text:p>
          </table:table-cell>
          <table:table-cell office:value-type="float" office:value="2163312" calcext:value-type="float">
            <text:p>2163312</text:p>
          </table:table-cell>
          <table:table-cell office:value-type="float" office:value="452688" calcext:value-type="float">
            <text:p>452688</text:p>
          </table:table-cell>
          <table:table-cell office:value-type="float" office:value="429664" calcext:value-type="float">
            <text:p>429664</text:p>
          </table:table-cell>
          <table:table-cell office:value-type="float" office:value="292024" calcext:value-type="float">
            <text:p>292024</text:p>
          </table:table-cell>
          <table:table-cell office:value-type="float" office:value="180456" calcext:value-type="float">
            <text:p>180456</text:p>
          </table:table-cell>
          <table:table-cell office:value-type="float" office:value="3500936" calcext:value-type="float">
            <text:p>3500936</text:p>
          </table:table-cell>
          <table:table-cell office:value-type="float" office:value="465504" calcext:value-type="float">
            <text:p>465504</text:p>
          </table:table-cell>
          <table:table-cell office:value-type="float" office:value="405696" calcext:value-type="float">
            <text:p>405696</text:p>
          </table:table-cell>
          <table:table-cell office:value-type="float" office:value="181976" calcext:value-type="float">
            <text:p>1819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8496" calcext:value-type="float">
            <text:p>288496</text:p>
          </table:table-cell>
          <table:table-cell office:value-type="float" office:value="2163824" calcext:value-type="float">
            <text:p>2163824</text:p>
          </table:table-cell>
          <table:table-cell office:value-type="float" office:value="453744" calcext:value-type="float">
            <text:p>453744</text:p>
          </table:table-cell>
          <table:table-cell office:value-type="float" office:value="429800" calcext:value-type="float">
            <text:p>429800</text:p>
          </table:table-cell>
          <table:table-cell office:value-type="float" office:value="292520" calcext:value-type="float">
            <text:p>292520</text:p>
          </table:table-cell>
          <table:table-cell office:value-type="float" office:value="181568" calcext:value-type="float">
            <text:p>181568</text:p>
          </table:table-cell>
          <table:table-cell office:value-type="float" office:value="3502792" calcext:value-type="float">
            <text:p>3502792</text:p>
          </table:table-cell>
          <table:table-cell office:value-type="float" office:value="465856" calcext:value-type="float">
            <text:p>465856</text:p>
          </table:table-cell>
          <table:table-cell office:value-type="float" office:value="406584" calcext:value-type="float">
            <text:p>406584</text:p>
          </table:table-cell>
          <table:table-cell office:value-type="float" office:value="182784" calcext:value-type="float">
            <text:p>1827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8864" calcext:value-type="float">
            <text:p>288864</text:p>
          </table:table-cell>
          <table:table-cell office:value-type="float" office:value="2168232" calcext:value-type="float">
            <text:p>2168232</text:p>
          </table:table-cell>
          <table:table-cell office:value-type="float" office:value="453936" calcext:value-type="float">
            <text:p>453936</text:p>
          </table:table-cell>
          <table:table-cell office:value-type="float" office:value="429880" calcext:value-type="float">
            <text:p>429880</text:p>
          </table:table-cell>
          <table:table-cell office:value-type="float" office:value="292784" calcext:value-type="float">
            <text:p>292784</text:p>
          </table:table-cell>
          <table:table-cell office:value-type="float" office:value="184112" calcext:value-type="float">
            <text:p>184112</text:p>
          </table:table-cell>
          <table:table-cell office:value-type="float" office:value="3561536" calcext:value-type="float">
            <text:p>3561536</text:p>
          </table:table-cell>
          <table:table-cell office:value-type="float" office:value="466160" calcext:value-type="float">
            <text:p>466160</text:p>
          </table:table-cell>
          <table:table-cell office:value-type="float" office:value="408864" calcext:value-type="float">
            <text:p>408864</text:p>
          </table:table-cell>
          <table:table-cell office:value-type="float" office:value="185152" calcext:value-type="float">
            <text:p>1851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9064" calcext:value-type="float">
            <text:p>289064</text:p>
          </table:table-cell>
          <table:table-cell office:value-type="float" office:value="2168688" calcext:value-type="float">
            <text:p>2168688</text:p>
          </table:table-cell>
          <table:table-cell office:value-type="float" office:value="456232" calcext:value-type="float">
            <text:p>456232</text:p>
          </table:table-cell>
          <table:table-cell office:value-type="float" office:value="430024" calcext:value-type="float">
            <text:p>430024</text:p>
          </table:table-cell>
          <table:table-cell office:value-type="float" office:value="293184" calcext:value-type="float">
            <text:p>293184</text:p>
          </table:table-cell>
          <table:table-cell office:value-type="float" office:value="185720" calcext:value-type="float">
            <text:p>185720</text:p>
          </table:table-cell>
          <table:table-cell office:value-type="float" office:value="3721304" calcext:value-type="float">
            <text:p>3721304</text:p>
          </table:table-cell>
          <table:table-cell office:value-type="float" office:value="466760" calcext:value-type="float">
            <text:p>466760</text:p>
          </table:table-cell>
          <table:table-cell office:value-type="float" office:value="409248" calcext:value-type="float">
            <text:p>409248</text:p>
          </table:table-cell>
          <table:table-cell office:value-type="float" office:value="191272" calcext:value-type="float">
            <text:p>1912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9328" calcext:value-type="float">
            <text:p>289328</text:p>
          </table:table-cell>
          <table:table-cell office:value-type="float" office:value="2170032" calcext:value-type="float">
            <text:p>2170032</text:p>
          </table:table-cell>
          <table:table-cell office:value-type="float" office:value="456256" calcext:value-type="float">
            <text:p>456256</text:p>
          </table:table-cell>
          <table:table-cell office:value-type="float" office:value="430272" calcext:value-type="float">
            <text:p>430272</text:p>
          </table:table-cell>
          <table:table-cell office:value-type="float" office:value="293816" calcext:value-type="float">
            <text:p>293816</text:p>
          </table:table-cell>
          <table:table-cell office:value-type="float" office:value="185784" calcext:value-type="float">
            <text:p>185784</text:p>
          </table:table-cell>
          <table:table-cell office:value-type="float" office:value="3803032" calcext:value-type="float">
            <text:p>3803032</text:p>
          </table:table-cell>
          <table:table-cell office:value-type="float" office:value="468200" calcext:value-type="float">
            <text:p>468200</text:p>
          </table:table-cell>
          <table:table-cell office:value-type="float" office:value="409600" calcext:value-type="float">
            <text:p>409600</text:p>
          </table:table-cell>
          <table:table-cell office:value-type="float" office:value="199544" calcext:value-type="float">
            <text:p>1995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9416" calcext:value-type="float">
            <text:p>289416</text:p>
          </table:table-cell>
          <table:table-cell office:value-type="float" office:value="2170424" calcext:value-type="float">
            <text:p>2170424</text:p>
          </table:table-cell>
          <table:table-cell office:value-type="float" office:value="457192" calcext:value-type="float">
            <text:p>457192</text:p>
          </table:table-cell>
          <table:table-cell office:value-type="float" office:value="431184" calcext:value-type="float">
            <text:p>431184</text:p>
          </table:table-cell>
          <table:table-cell office:value-type="float" office:value="294728" calcext:value-type="float">
            <text:p>294728</text:p>
          </table:table-cell>
          <table:table-cell office:value-type="float" office:value="187040" calcext:value-type="float">
            <text:p>187040</text:p>
          </table:table-cell>
          <table:table-cell office:value-type="float" office:value="3917072" calcext:value-type="float">
            <text:p>3917072</text:p>
          </table:table-cell>
          <table:table-cell office:value-type="float" office:value="471560" calcext:value-type="float">
            <text:p>471560</text:p>
          </table:table-cell>
          <table:table-cell office:value-type="float" office:value="411104" calcext:value-type="float">
            <text:p>411104</text:p>
          </table:table-cell>
          <table:table-cell office:value-type="float" office:value="204064" calcext:value-type="float">
            <text:p>2040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9992" calcext:value-type="float">
            <text:p>289992</text:p>
          </table:table-cell>
          <table:table-cell office:value-type="float" office:value="2173184" calcext:value-type="float">
            <text:p>2173184</text:p>
          </table:table-cell>
          <table:table-cell office:value-type="float" office:value="457912" calcext:value-type="float">
            <text:p>457912</text:p>
          </table:table-cell>
          <table:table-cell office:value-type="float" office:value="431240" calcext:value-type="float">
            <text:p>431240</text:p>
          </table:table-cell>
          <table:table-cell office:value-type="float" office:value="294760" calcext:value-type="float">
            <text:p>294760</text:p>
          </table:table-cell>
          <table:table-cell office:value-type="float" office:value="187856" calcext:value-type="float">
            <text:p>187856</text:p>
          </table:table-cell>
          <table:table-cell office:value-type="float" office:value="3962024" calcext:value-type="float">
            <text:p>3962024</text:p>
          </table:table-cell>
          <table:table-cell office:value-type="float" office:value="473456" calcext:value-type="float">
            <text:p>473456</text:p>
          </table:table-cell>
          <table:table-cell office:value-type="float" office:value="411272" calcext:value-type="float">
            <text:p>411272</text:p>
          </table:table-cell>
          <table:table-cell office:value-type="float" office:value="206160" calcext:value-type="float">
            <text:p>2061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0720" calcext:value-type="float">
            <text:p>290720</text:p>
          </table:table-cell>
          <table:table-cell office:value-type="float" office:value="2174800" calcext:value-type="float">
            <text:p>2174800</text:p>
          </table:table-cell>
          <table:table-cell office:value-type="float" office:value="458104" calcext:value-type="float">
            <text:p>458104</text:p>
          </table:table-cell>
          <table:table-cell office:value-type="float" office:value="431608" calcext:value-type="float">
            <text:p>431608</text:p>
          </table:table-cell>
          <table:table-cell office:value-type="float" office:value="296096" calcext:value-type="float">
            <text:p>296096</text:p>
          </table:table-cell>
          <table:table-cell office:value-type="float" office:value="189872" calcext:value-type="float">
            <text:p>189872</text:p>
          </table:table-cell>
          <table:table-cell office:value-type="float" office:value="3978480" calcext:value-type="float">
            <text:p>3978480</text:p>
          </table:table-cell>
          <table:table-cell office:value-type="float" office:value="480256" calcext:value-type="float">
            <text:p>480256</text:p>
          </table:table-cell>
          <table:table-cell office:value-type="float" office:value="412904" calcext:value-type="float">
            <text:p>412904</text:p>
          </table:table-cell>
          <table:table-cell office:value-type="float" office:value="210032" calcext:value-type="float">
            <text:p>2100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1464" calcext:value-type="float">
            <text:p>291464</text:p>
          </table:table-cell>
          <table:table-cell office:value-type="float" office:value="2175464" calcext:value-type="float">
            <text:p>2175464</text:p>
          </table:table-cell>
          <table:table-cell office:value-type="float" office:value="458544" calcext:value-type="float">
            <text:p>458544</text:p>
          </table:table-cell>
          <table:table-cell office:value-type="float" office:value="432968" calcext:value-type="float">
            <text:p>432968</text:p>
          </table:table-cell>
          <table:table-cell office:value-type="float" office:value="297928" calcext:value-type="float">
            <text:p>297928</text:p>
          </table:table-cell>
          <table:table-cell office:value-type="float" office:value="190672" calcext:value-type="float">
            <text:p>190672</text:p>
          </table:table-cell>
          <table:table-cell office:value-type="float" office:value="4046960" calcext:value-type="float">
            <text:p>4046960</text:p>
          </table:table-cell>
          <table:table-cell office:value-type="float" office:value="481312" calcext:value-type="float">
            <text:p>481312</text:p>
          </table:table-cell>
          <table:table-cell office:value-type="float" office:value="414928" calcext:value-type="float">
            <text:p>414928</text:p>
          </table:table-cell>
          <table:table-cell office:value-type="float" office:value="214112" calcext:value-type="float">
            <text:p>2141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2144" calcext:value-type="float">
            <text:p>292144</text:p>
          </table:table-cell>
          <table:table-cell office:value-type="float" office:value="2177896" calcext:value-type="float">
            <text:p>2177896</text:p>
          </table:table-cell>
          <table:table-cell office:value-type="float" office:value="460056" calcext:value-type="float">
            <text:p>460056</text:p>
          </table:table-cell>
          <table:table-cell office:value-type="float" office:value="433056" calcext:value-type="float">
            <text:p>433056</text:p>
          </table:table-cell>
          <table:table-cell office:value-type="float" office:value="298048" calcext:value-type="float">
            <text:p>298048</text:p>
          </table:table-cell>
          <table:table-cell office:value-type="float" office:value="191392" calcext:value-type="float">
            <text:p>191392</text:p>
          </table:table-cell>
          <table:table-cell office:value-type="float" office:value="4071768" calcext:value-type="float">
            <text:p>4071768</text:p>
          </table:table-cell>
          <table:table-cell office:value-type="float" office:value="485504" calcext:value-type="float">
            <text:p>485504</text:p>
          </table:table-cell>
          <table:table-cell office:value-type="float" office:value="417016" calcext:value-type="float">
            <text:p>417016</text:p>
          </table:table-cell>
          <table:table-cell office:value-type="float" office:value="216152" calcext:value-type="float">
            <text:p>2161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3296" calcext:value-type="float">
            <text:p>293296</text:p>
          </table:table-cell>
          <table:table-cell office:value-type="float" office:value="2182352" calcext:value-type="float">
            <text:p>2182352</text:p>
          </table:table-cell>
          <table:table-cell office:value-type="float" office:value="460128" calcext:value-type="float">
            <text:p>460128</text:p>
          </table:table-cell>
          <table:table-cell office:value-type="float" office:value="434608" calcext:value-type="float">
            <text:p>434608</text:p>
          </table:table-cell>
          <table:table-cell office:value-type="float" office:value="299296" calcext:value-type="float">
            <text:p>299296</text:p>
          </table:table-cell>
          <table:table-cell office:value-type="float" office:value="194640" calcext:value-type="float">
            <text:p>194640</text:p>
          </table:table-cell>
          <table:table-cell office:value-type="float" office:value="4104888" calcext:value-type="float">
            <text:p>4104888</text:p>
          </table:table-cell>
          <table:table-cell office:value-type="float" office:value="491312" calcext:value-type="float">
            <text:p>491312</text:p>
          </table:table-cell>
          <table:table-cell office:value-type="float" office:value="418920" calcext:value-type="float">
            <text:p>418920</text:p>
          </table:table-cell>
          <table:table-cell office:value-type="float" office:value="221864" calcext:value-type="float">
            <text:p>2218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3408" calcext:value-type="float">
            <text:p>293408</text:p>
          </table:table-cell>
          <table:table-cell office:value-type="float" office:value="2183528" calcext:value-type="float">
            <text:p>2183528</text:p>
          </table:table-cell>
          <table:table-cell office:value-type="float" office:value="463328" calcext:value-type="float">
            <text:p>463328</text:p>
          </table:table-cell>
          <table:table-cell office:value-type="float" office:value="438872" calcext:value-type="float">
            <text:p>438872</text:p>
          </table:table-cell>
          <table:table-cell office:value-type="float" office:value="299560" calcext:value-type="float">
            <text:p>299560</text:p>
          </table:table-cell>
          <table:table-cell office:value-type="float" office:value="195944" calcext:value-type="float">
            <text:p>195944</text:p>
          </table:table-cell>
          <table:table-cell office:value-type="float" office:value="5507232" calcext:value-type="float">
            <text:p>5507232</text:p>
          </table:table-cell>
          <table:table-cell office:value-type="float" office:value="491568" calcext:value-type="float">
            <text:p>491568</text:p>
          </table:table-cell>
          <table:table-cell office:value-type="float" office:value="421200" calcext:value-type="float">
            <text:p>421200</text:p>
          </table:table-cell>
          <table:table-cell office:value-type="float" office:value="228712" calcext:value-type="float">
            <text:p>2287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3752" calcext:value-type="float">
            <text:p>293752</text:p>
          </table:table-cell>
          <table:table-cell office:value-type="float" office:value="2184776" calcext:value-type="float">
            <text:p>2184776</text:p>
          </table:table-cell>
          <table:table-cell office:value-type="float" office:value="467520" calcext:value-type="float">
            <text:p>467520</text:p>
          </table:table-cell>
          <table:table-cell office:value-type="float" office:value="439664" calcext:value-type="float">
            <text:p>439664</text:p>
          </table:table-cell>
          <table:table-cell office:value-type="float" office:value="299656" calcext:value-type="float">
            <text:p>299656</text:p>
          </table:table-cell>
          <table:table-cell office:value-type="float" office:value="196104" calcext:value-type="float">
            <text:p>196104</text:p>
          </table:table-cell>
          <table:table-cell office:value-type="float" office:value="5662032" calcext:value-type="float">
            <text:p>5662032</text:p>
          </table:table-cell>
          <table:table-cell office:value-type="float" office:value="503048" calcext:value-type="float">
            <text:p>503048</text:p>
          </table:table-cell>
          <table:table-cell office:value-type="float" office:value="422000" calcext:value-type="float">
            <text:p>422000</text:p>
          </table:table-cell>
          <table:table-cell office:value-type="float" office:value="228784" calcext:value-type="float">
            <text:p>2287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6080" calcext:value-type="float">
            <text:p>296080</text:p>
          </table:table-cell>
          <table:table-cell office:value-type="float" office:value="2185272" calcext:value-type="float">
            <text:p>2185272</text:p>
          </table:table-cell>
          <table:table-cell office:value-type="float" office:value="469040" calcext:value-type="float">
            <text:p>469040</text:p>
          </table:table-cell>
          <table:table-cell office:value-type="float" office:value="439968" calcext:value-type="float">
            <text:p>439968</text:p>
          </table:table-cell>
          <table:table-cell office:value-type="float" office:value="300768" calcext:value-type="float">
            <text:p>300768</text:p>
          </table:table-cell>
          <table:table-cell office:value-type="float" office:value="196408" calcext:value-type="float">
            <text:p>196408</text:p>
          </table:table-cell>
          <table:table-cell office:value-type="float" office:value="5665264" calcext:value-type="float">
            <text:p>5665264</text:p>
          </table:table-cell>
          <table:table-cell office:value-type="float" office:value="506032" calcext:value-type="float">
            <text:p>506032</text:p>
          </table:table-cell>
          <table:table-cell office:value-type="float" office:value="422336" calcext:value-type="float">
            <text:p>422336</text:p>
          </table:table-cell>
          <table:table-cell office:value-type="float" office:value="229088" calcext:value-type="float">
            <text:p>2290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6536" calcext:value-type="float">
            <text:p>296536</text:p>
          </table:table-cell>
          <table:table-cell office:value-type="float" office:value="2187592" calcext:value-type="float">
            <text:p>2187592</text:p>
          </table:table-cell>
          <table:table-cell office:value-type="float" office:value="469328" calcext:value-type="float">
            <text:p>469328</text:p>
          </table:table-cell>
          <table:table-cell office:value-type="float" office:value="441968" calcext:value-type="float">
            <text:p>441968</text:p>
          </table:table-cell>
          <table:table-cell office:value-type="float" office:value="300864" calcext:value-type="float">
            <text:p>300864</text:p>
          </table:table-cell>
          <table:table-cell office:value-type="float" office:value="201048" calcext:value-type="float">
            <text:p>201048</text:p>
          </table:table-cell>
          <table:table-cell office:value-type="float" office:value="5752632" calcext:value-type="float">
            <text:p>5752632</text:p>
          </table:table-cell>
          <table:table-cell office:value-type="float" office:value="506736" calcext:value-type="float">
            <text:p>506736</text:p>
          </table:table-cell>
          <table:table-cell office:value-type="float" office:value="423008" calcext:value-type="float">
            <text:p>423008</text:p>
          </table:table-cell>
          <table:table-cell office:value-type="float" office:value="233312" calcext:value-type="float">
            <text:p>2333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9136" calcext:value-type="float">
            <text:p>299136</text:p>
          </table:table-cell>
          <table:table-cell office:value-type="float" office:value="2188288" calcext:value-type="float">
            <text:p>2188288</text:p>
          </table:table-cell>
          <table:table-cell office:value-type="float" office:value="470568" calcext:value-type="float">
            <text:p>470568</text:p>
          </table:table-cell>
          <table:table-cell office:value-type="float" office:value="444504" calcext:value-type="float">
            <text:p>444504</text:p>
          </table:table-cell>
          <table:table-cell office:value-type="float" office:value="301208" calcext:value-type="float">
            <text:p>301208</text:p>
          </table:table-cell>
          <table:table-cell office:value-type="float" office:value="204520" calcext:value-type="float">
            <text:p>204520</text:p>
          </table:table-cell>
          <table:table-cell office:value-type="float" office:value="7915552" calcext:value-type="float">
            <text:p>7915552</text:p>
          </table:table-cell>
          <table:table-cell office:value-type="float" office:value="542656" calcext:value-type="float">
            <text:p>542656</text:p>
          </table:table-cell>
          <table:table-cell office:value-type="float" office:value="428632" calcext:value-type="float">
            <text:p>428632</text:p>
          </table:table-cell>
          <table:table-cell office:value-type="float" office:value="236040" calcext:value-type="float">
            <text:p>2360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9672" calcext:value-type="float">
            <text:p>299672</text:p>
          </table:table-cell>
          <table:table-cell office:value-type="float" office:value="2193800" calcext:value-type="float">
            <text:p>2193800</text:p>
          </table:table-cell>
          <table:table-cell office:value-type="float" office:value="471856" calcext:value-type="float">
            <text:p>471856</text:p>
          </table:table-cell>
          <table:table-cell office:value-type="float" office:value="446760" calcext:value-type="float">
            <text:p>446760</text:p>
          </table:table-cell>
          <table:table-cell office:value-type="float" office:value="301768" calcext:value-type="float">
            <text:p>301768</text:p>
          </table:table-cell>
          <table:table-cell office:value-type="float" office:value="206376" calcext:value-type="float">
            <text:p>206376</text:p>
          </table:table-cell>
          <table:table-cell office:value-type="float" office:value="8144184" calcext:value-type="float">
            <text:p>8144184</text:p>
          </table:table-cell>
          <table:table-cell office:value-type="float" office:value="543696" calcext:value-type="float">
            <text:p>543696</text:p>
          </table:table-cell>
          <table:table-cell office:value-type="float" office:value="428976" calcext:value-type="float">
            <text:p>428976</text:p>
          </table:table-cell>
          <table:table-cell office:value-type="float" office:value="236808" calcext:value-type="float">
            <text:p>2368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9864" calcext:value-type="float">
            <text:p>299864</text:p>
          </table:table-cell>
          <table:table-cell office:value-type="float" office:value="2194432" calcext:value-type="float">
            <text:p>2194432</text:p>
          </table:table-cell>
          <table:table-cell office:value-type="float" office:value="476096" calcext:value-type="float">
            <text:p>476096</text:p>
          </table:table-cell>
          <table:table-cell office:value-type="float" office:value="447000" calcext:value-type="float">
            <text:p>447000</text:p>
          </table:table-cell>
          <table:table-cell office:value-type="float" office:value="301920" calcext:value-type="float">
            <text:p>301920</text:p>
          </table:table-cell>
          <table:table-cell office:value-type="float" office:value="206616" calcext:value-type="float">
            <text:p>206616</text:p>
          </table:table-cell>
          <table:table-cell office:value-type="float" office:value="11473224" calcext:value-type="float">
            <text:p>11473224</text:p>
          </table:table-cell>
          <table:table-cell office:value-type="float" office:value="562776" calcext:value-type="float">
            <text:p>562776</text:p>
          </table:table-cell>
          <table:table-cell office:value-type="float" office:value="429320" calcext:value-type="float">
            <text:p>429320</text:p>
          </table:table-cell>
          <table:table-cell office:value-type="float" office:value="238528" calcext:value-type="float">
            <text:p>2385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560" calcext:value-type="float">
            <text:p>300560</text:p>
          </table:table-cell>
          <table:table-cell office:value-type="float" office:value="2196056" calcext:value-type="float">
            <text:p>2196056</text:p>
          </table:table-cell>
          <table:table-cell office:value-type="float" office:value="478992" calcext:value-type="float">
            <text:p>478992</text:p>
          </table:table-cell>
          <table:table-cell office:value-type="float" office:value="450616" calcext:value-type="float">
            <text:p>450616</text:p>
          </table:table-cell>
          <table:table-cell office:value-type="float" office:value="303496" calcext:value-type="float">
            <text:p>303496</text:p>
          </table:table-cell>
          <table:table-cell office:value-type="float" office:value="211200" calcext:value-type="float">
            <text:p>211200</text:p>
          </table:table-cell>
          <table:table-cell office:value-type="float" office:value="11740720" calcext:value-type="float">
            <text:p>11740720</text:p>
          </table:table-cell>
          <table:table-cell office:value-type="float" office:value="563728" calcext:value-type="float">
            <text:p>563728</text:p>
          </table:table-cell>
          <table:table-cell office:value-type="float" office:value="431752" calcext:value-type="float">
            <text:p>431752</text:p>
          </table:table-cell>
          <table:table-cell office:value-type="float" office:value="240304" calcext:value-type="float">
            <text:p>2403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576" calcext:value-type="float">
            <text:p>300576</text:p>
          </table:table-cell>
          <table:table-cell office:value-type="float" office:value="2196592" calcext:value-type="float">
            <text:p>2196592</text:p>
          </table:table-cell>
          <table:table-cell office:value-type="float" office:value="480712" calcext:value-type="float">
            <text:p>480712</text:p>
          </table:table-cell>
          <table:table-cell office:value-type="float" office:value="451656" calcext:value-type="float">
            <text:p>451656</text:p>
          </table:table-cell>
          <table:table-cell office:value-type="float" office:value="303688" calcext:value-type="float">
            <text:p>303688</text:p>
          </table:table-cell>
          <table:table-cell office:value-type="float" office:value="214624" calcext:value-type="float">
            <text:p>214624</text:p>
          </table:table-cell>
          <table:table-cell office:value-type="float" office:value="12073680" calcext:value-type="float">
            <text:p>12073680</text:p>
          </table:table-cell>
          <table:table-cell office:value-type="float" office:value="582536" calcext:value-type="float">
            <text:p>582536</text:p>
          </table:table-cell>
          <table:table-cell office:value-type="float" office:value="432704" calcext:value-type="float">
            <text:p>432704</text:p>
          </table:table-cell>
          <table:table-cell office:value-type="float" office:value="240472" calcext:value-type="float">
            <text:p>2404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624" calcext:value-type="float">
            <text:p>300624</text:p>
          </table:table-cell>
          <table:table-cell office:value-type="float" office:value="2205368" calcext:value-type="float">
            <text:p>2205368</text:p>
          </table:table-cell>
          <table:table-cell office:value-type="float" office:value="481008" calcext:value-type="float">
            <text:p>481008</text:p>
          </table:table-cell>
          <table:table-cell office:value-type="float" office:value="452392" calcext:value-type="float">
            <text:p>452392</text:p>
          </table:table-cell>
          <table:table-cell office:value-type="float" office:value="305040" calcext:value-type="float">
            <text:p>305040</text:p>
          </table:table-cell>
          <table:table-cell office:value-type="float" office:value="216752" calcext:value-type="float">
            <text:p>216752</text:p>
          </table:table-cell>
          <table:table-cell office:value-type="float" office:value="12940088" calcext:value-type="float">
            <text:p>12940088</text:p>
          </table:table-cell>
          <table:table-cell office:value-type="float" office:value="593568" calcext:value-type="float">
            <text:p>593568</text:p>
          </table:table-cell>
          <table:table-cell office:value-type="float" office:value="445408" calcext:value-type="float">
            <text:p>445408</text:p>
          </table:table-cell>
          <table:table-cell office:value-type="float" office:value="240792" calcext:value-type="float">
            <text:p>2407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2320" calcext:value-type="float">
            <text:p>302320</text:p>
          </table:table-cell>
          <table:table-cell office:value-type="float" office:value="2205368" calcext:value-type="float">
            <text:p>2205368</text:p>
          </table:table-cell>
          <table:table-cell office:value-type="float" office:value="482232" calcext:value-type="float">
            <text:p>482232</text:p>
          </table:table-cell>
          <table:table-cell office:value-type="float" office:value="452872" calcext:value-type="float">
            <text:p>452872</text:p>
          </table:table-cell>
          <table:table-cell office:value-type="float" office:value="306824" calcext:value-type="float">
            <text:p>306824</text:p>
          </table:table-cell>
          <table:table-cell office:value-type="float" office:value="225120" calcext:value-type="float">
            <text:p>225120</text:p>
          </table:table-cell>
          <table:table-cell office:value-type="float" office:value="14697096" calcext:value-type="float">
            <text:p>14697096</text:p>
          </table:table-cell>
          <table:table-cell office:value-type="float" office:value="596616" calcext:value-type="float">
            <text:p>596616</text:p>
          </table:table-cell>
          <table:table-cell office:value-type="float" office:value="451864" calcext:value-type="float">
            <text:p>451864</text:p>
          </table:table-cell>
          <table:table-cell office:value-type="float" office:value="245392" calcext:value-type="float">
            <text:p>2453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3024" calcext:value-type="float">
            <text:p>303024</text:p>
          </table:table-cell>
          <table:table-cell office:value-type="float" office:value="2206360" calcext:value-type="float">
            <text:p>2206360</text:p>
          </table:table-cell>
          <table:table-cell office:value-type="float" office:value="482336" calcext:value-type="float">
            <text:p>482336</text:p>
          </table:table-cell>
          <table:table-cell office:value-type="float" office:value="455136" calcext:value-type="float">
            <text:p>455136</text:p>
          </table:table-cell>
          <table:table-cell office:value-type="float" office:value="306824" calcext:value-type="float">
            <text:p>306824</text:p>
          </table:table-cell>
          <table:table-cell office:value-type="float" office:value="225544" calcext:value-type="float">
            <text:p>225544</text:p>
          </table:table-cell>
          <table:table-cell office:value-type="float" office:value="15278800" calcext:value-type="float">
            <text:p>15278800</text:p>
          </table:table-cell>
          <table:table-cell office:value-type="float" office:value="635016" calcext:value-type="float">
            <text:p>635016</text:p>
          </table:table-cell>
          <table:table-cell office:value-type="float" office:value="457912" calcext:value-type="float">
            <text:p>457912</text:p>
          </table:table-cell>
          <table:table-cell office:value-type="float" office:value="245992" calcext:value-type="float">
            <text:p>2459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3832" calcext:value-type="float">
            <text:p>303832</text:p>
          </table:table-cell>
          <table:table-cell office:value-type="float" office:value="2206384" calcext:value-type="float">
            <text:p>2206384</text:p>
          </table:table-cell>
          <table:table-cell office:value-type="float" office:value="486360" calcext:value-type="float">
            <text:p>486360</text:p>
          </table:table-cell>
          <table:table-cell office:value-type="float" office:value="455160" calcext:value-type="float">
            <text:p>455160</text:p>
          </table:table-cell>
          <table:table-cell office:value-type="float" office:value="307000" calcext:value-type="float">
            <text:p>307000</text:p>
          </table:table-cell>
          <table:table-cell office:value-type="float" office:value="227544" calcext:value-type="float">
            <text:p>227544</text:p>
          </table:table-cell>
          <table:table-cell office:value-type="float" office:value="15299880" calcext:value-type="float">
            <text:p>15299880</text:p>
          </table:table-cell>
          <table:table-cell office:value-type="float" office:value="885192" calcext:value-type="float">
            <text:p>885192</text:p>
          </table:table-cell>
          <table:table-cell office:value-type="float" office:value="485928" calcext:value-type="float">
            <text:p>485928</text:p>
          </table:table-cell>
          <table:table-cell office:value-type="float" office:value="256256" calcext:value-type="float">
            <text:p>2562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4400" calcext:value-type="float">
            <text:p>304400</text:p>
          </table:table-cell>
          <table:table-cell office:value-type="float" office:value="2207328" calcext:value-type="float">
            <text:p>2207328</text:p>
          </table:table-cell>
          <table:table-cell office:value-type="float" office:value="487960" calcext:value-type="float">
            <text:p>487960</text:p>
          </table:table-cell>
          <table:table-cell office:value-type="float" office:value="456368" calcext:value-type="float">
            <text:p>456368</text:p>
          </table:table-cell>
          <table:table-cell office:value-type="float" office:value="307984" calcext:value-type="float">
            <text:p>307984</text:p>
          </table:table-cell>
          <table:table-cell office:value-type="float" office:value="237952" calcext:value-type="float">
            <text:p>237952</text:p>
          </table:table-cell>
          <table:table-cell office:value-type="float" office:value="15310720" calcext:value-type="float">
            <text:p>15310720</text:p>
          </table:table-cell>
          <table:table-cell office:value-type="float" office:value="1027304" calcext:value-type="float">
            <text:p>1027304</text:p>
          </table:table-cell>
          <table:table-cell office:value-type="float" office:value="520384" calcext:value-type="float">
            <text:p>520384</text:p>
          </table:table-cell>
          <table:table-cell office:value-type="float" office:value="262000" calcext:value-type="float">
            <text:p>262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4536" calcext:value-type="float">
            <text:p>304536</text:p>
          </table:table-cell>
          <table:table-cell office:value-type="float" office:value="2217176" calcext:value-type="float">
            <text:p>2217176</text:p>
          </table:table-cell>
          <table:table-cell office:value-type="float" office:value="489232" calcext:value-type="float">
            <text:p>489232</text:p>
          </table:table-cell>
          <table:table-cell office:value-type="float" office:value="457512" calcext:value-type="float">
            <text:p>457512</text:p>
          </table:table-cell>
          <table:table-cell office:value-type="float" office:value="308272" calcext:value-type="float">
            <text:p>308272</text:p>
          </table:table-cell>
          <table:table-cell office:value-type="float" office:value="238952" calcext:value-type="float">
            <text:p>238952</text:p>
          </table:table-cell>
          <table:table-cell office:value-type="float" office:value="15349088" calcext:value-type="float">
            <text:p>15349088</text:p>
          </table:table-cell>
          <table:table-cell office:value-type="float" office:value="1027624" calcext:value-type="float">
            <text:p>1027624</text:p>
          </table:table-cell>
          <table:table-cell office:value-type="float" office:value="523944" calcext:value-type="float">
            <text:p>523944</text:p>
          </table:table-cell>
          <table:table-cell office:value-type="float" office:value="276984" calcext:value-type="float">
            <text:p>2769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5416" calcext:value-type="float">
            <text:p>305416</text:p>
          </table:table-cell>
          <table:table-cell office:value-type="float" office:value="2220480" calcext:value-type="float">
            <text:p>2220480</text:p>
          </table:table-cell>
          <table:table-cell office:value-type="float" office:value="491728" calcext:value-type="float">
            <text:p>491728</text:p>
          </table:table-cell>
          <table:table-cell office:value-type="float" office:value="458072" calcext:value-type="float">
            <text:p>458072</text:p>
          </table:table-cell>
          <table:table-cell office:value-type="float" office:value="308336" calcext:value-type="float">
            <text:p>308336</text:p>
          </table:table-cell>
          <table:table-cell office:value-type="float" office:value="244504" calcext:value-type="float">
            <text:p>244504</text:p>
          </table:table-cell>
          <table:table-cell office:value-type="float" office:value="15366552" calcext:value-type="float">
            <text:p>15366552</text:p>
          </table:table-cell>
          <table:table-cell office:value-type="float" office:value="1033344" calcext:value-type="float">
            <text:p>1033344</text:p>
          </table:table-cell>
          <table:table-cell office:value-type="float" office:value="547712" calcext:value-type="float">
            <text:p>547712</text:p>
          </table:table-cell>
          <table:table-cell office:value-type="float" office:value="277688" calcext:value-type="float">
            <text:p>2776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7336" calcext:value-type="float">
            <text:p>307336</text:p>
          </table:table-cell>
          <table:table-cell office:value-type="float" office:value="2223704" calcext:value-type="float">
            <text:p>2223704</text:p>
          </table:table-cell>
          <table:table-cell office:value-type="float" office:value="494040" calcext:value-type="float">
            <text:p>494040</text:p>
          </table:table-cell>
          <table:table-cell office:value-type="float" office:value="467192" calcext:value-type="float">
            <text:p>467192</text:p>
          </table:table-cell>
          <table:table-cell office:value-type="float" office:value="312864" calcext:value-type="float">
            <text:p>312864</text:p>
          </table:table-cell>
          <table:table-cell office:value-type="float" office:value="246168" calcext:value-type="float">
            <text:p>246168</text:p>
          </table:table-cell>
          <table:table-cell office:value-type="float" office:value="15369456" calcext:value-type="float">
            <text:p>15369456</text:p>
          </table:table-cell>
          <table:table-cell office:value-type="float" office:value="1053992" calcext:value-type="float">
            <text:p>1053992</text:p>
          </table:table-cell>
          <table:table-cell office:value-type="float" office:value="562672" calcext:value-type="float">
            <text:p>562672</text:p>
          </table:table-cell>
          <table:table-cell office:value-type="float" office:value="324016" calcext:value-type="float">
            <text:p>3240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9512" calcext:value-type="float">
            <text:p>309512</text:p>
          </table:table-cell>
          <table:table-cell office:value-type="float" office:value="2228008" calcext:value-type="float">
            <text:p>2228008</text:p>
          </table:table-cell>
          <table:table-cell office:value-type="float" office:value="495592" calcext:value-type="float">
            <text:p>495592</text:p>
          </table:table-cell>
          <table:table-cell office:value-type="float" office:value="472856" calcext:value-type="float">
            <text:p>472856</text:p>
          </table:table-cell>
          <table:table-cell office:value-type="float" office:value="314176" calcext:value-type="float">
            <text:p>314176</text:p>
          </table:table-cell>
          <table:table-cell office:value-type="float" office:value="247968" calcext:value-type="float">
            <text:p>247968</text:p>
          </table:table-cell>
          <table:table-cell office:value-type="float" office:value="15431784" calcext:value-type="float">
            <text:p>15431784</text:p>
          </table:table-cell>
          <table:table-cell office:value-type="float" office:value="1809096" calcext:value-type="float">
            <text:p>1809096</text:p>
          </table:table-cell>
          <table:table-cell office:value-type="float" office:value="582480" calcext:value-type="float">
            <text:p>582480</text:p>
          </table:table-cell>
          <table:table-cell office:value-type="float" office:value="326936" calcext:value-type="float">
            <text:p>3269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9688" calcext:value-type="float">
            <text:p>309688</text:p>
          </table:table-cell>
          <table:table-cell office:value-type="float" office:value="2238296" calcext:value-type="float">
            <text:p>2238296</text:p>
          </table:table-cell>
          <table:table-cell office:value-type="float" office:value="500024" calcext:value-type="float">
            <text:p>500024</text:p>
          </table:table-cell>
          <table:table-cell office:value-type="float" office:value="476032" calcext:value-type="float">
            <text:p>476032</text:p>
          </table:table-cell>
          <table:table-cell office:value-type="float" office:value="315104" calcext:value-type="float">
            <text:p>315104</text:p>
          </table:table-cell>
          <table:table-cell office:value-type="float" office:value="252992" calcext:value-type="float">
            <text:p>252992</text:p>
          </table:table-cell>
          <table:table-cell office:value-type="float" office:value="15825416" calcext:value-type="float">
            <text:p>15825416</text:p>
          </table:table-cell>
          <table:table-cell office:value-type="float" office:value="1895216" calcext:value-type="float">
            <text:p>1895216</text:p>
          </table:table-cell>
          <table:table-cell office:value-type="float" office:value="995464" calcext:value-type="float">
            <text:p>995464</text:p>
          </table:table-cell>
          <table:table-cell office:value-type="float" office:value="363232" calcext:value-type="float">
            <text:p>3632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14688" calcext:value-type="float">
            <text:p>314688</text:p>
          </table:table-cell>
          <table:table-cell office:value-type="float" office:value="2241088" calcext:value-type="float">
            <text:p>2241088</text:p>
          </table:table-cell>
          <table:table-cell office:value-type="float" office:value="501264" calcext:value-type="float">
            <text:p>501264</text:p>
          </table:table-cell>
          <table:table-cell office:value-type="float" office:value="477904" calcext:value-type="float">
            <text:p>477904</text:p>
          </table:table-cell>
          <table:table-cell office:value-type="float" office:value="317776" calcext:value-type="float">
            <text:p>317776</text:p>
          </table:table-cell>
          <table:table-cell office:value-type="float" office:value="274168" calcext:value-type="float">
            <text:p>274168</text:p>
          </table:table-cell>
          <table:table-cell office:value-type="float" office:value="15862152" calcext:value-type="float">
            <text:p>15862152</text:p>
          </table:table-cell>
          <table:table-cell office:value-type="float" office:value="9233912" calcext:value-type="float">
            <text:p>9233912</text:p>
          </table:table-cell>
          <table:table-cell office:value-type="float" office:value="1001200" calcext:value-type="float">
            <text:p>1001200</text:p>
          </table:table-cell>
          <table:table-cell office:value-type="float" office:value="457488" calcext:value-type="float">
            <text:p>4574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17512" calcext:value-type="float">
            <text:p>317512</text:p>
          </table:table-cell>
          <table:table-cell office:value-type="float" office:value="2241120" calcext:value-type="float">
            <text:p>2241120</text:p>
          </table:table-cell>
          <table:table-cell office:value-type="float" office:value="503432" calcext:value-type="float">
            <text:p>503432</text:p>
          </table:table-cell>
          <table:table-cell office:value-type="float" office:value="481192" calcext:value-type="float">
            <text:p>481192</text:p>
          </table:table-cell>
          <table:table-cell office:value-type="float" office:value="320000" calcext:value-type="float">
            <text:p>320000</text:p>
          </table:table-cell>
          <table:table-cell office:value-type="float" office:value="284640" calcext:value-type="float">
            <text:p>284640</text:p>
          </table:table-cell>
          <table:table-cell office:value-type="float" office:value="16598088" calcext:value-type="float">
            <text:p>16598088</text:p>
          </table:table-cell>
          <table:table-cell office:value-type="float" office:value="12327704" calcext:value-type="float">
            <text:p>12327704</text:p>
          </table:table-cell>
          <table:table-cell office:value-type="float" office:value="1018808" calcext:value-type="float">
            <text:p>1018808</text:p>
          </table:table-cell>
          <table:table-cell office:value-type="float" office:value="1586568" calcext:value-type="float">
            <text:p>15865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17672" calcext:value-type="float">
            <text:p>317672</text:p>
          </table:table-cell>
          <table:table-cell office:value-type="float" office:value="2245520" calcext:value-type="float">
            <text:p>2245520</text:p>
          </table:table-cell>
          <table:table-cell office:value-type="float" office:value="508032" calcext:value-type="float">
            <text:p>508032</text:p>
          </table:table-cell>
          <table:table-cell office:value-type="float" office:value="489320" calcext:value-type="float">
            <text:p>489320</text:p>
          </table:table-cell>
          <table:table-cell office:value-type="float" office:value="323032" calcext:value-type="float">
            <text:p>323032</text:p>
          </table:table-cell>
          <table:table-cell office:value-type="float" office:value="330968" calcext:value-type="float">
            <text:p>330968</text:p>
          </table:table-cell>
          <table:table-cell office:value-type="float" office:value="16794168" calcext:value-type="float">
            <text:p>16794168</text:p>
          </table:table-cell>
          <table:table-cell office:value-type="float" office:value="12429568" calcext:value-type="float">
            <text:p>12429568</text:p>
          </table:table-cell>
          <table:table-cell office:value-type="float" office:value="1188344" calcext:value-type="float">
            <text:p>1188344</text:p>
          </table:table-cell>
          <table:table-cell office:value-type="float" office:value="11426104" calcext:value-type="float">
            <text:p>114261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19072" calcext:value-type="float">
            <text:p>319072</text:p>
          </table:table-cell>
          <table:table-cell office:value-type="float" office:value="2250848" calcext:value-type="float">
            <text:p>2250848</text:p>
          </table:table-cell>
          <table:table-cell office:value-type="float" office:value="512776" calcext:value-type="float">
            <text:p>512776</text:p>
          </table:table-cell>
          <table:table-cell office:value-type="float" office:value="490032" calcext:value-type="float">
            <text:p>490032</text:p>
          </table:table-cell>
          <table:table-cell office:value-type="float" office:value="328192" calcext:value-type="float">
            <text:p>328192</text:p>
          </table:table-cell>
          <table:table-cell office:value-type="float" office:value="365752" calcext:value-type="float">
            <text:p>365752</text:p>
          </table:table-cell>
          <table:table-cell office:value-type="float" office:value="16964904" calcext:value-type="float">
            <text:p>16964904</text:p>
          </table:table-cell>
          <table:table-cell office:value-type="float" office:value="13047104" calcext:value-type="float">
            <text:p>13047104</text:p>
          </table:table-cell>
          <table:table-cell office:value-type="float" office:value="6140232" calcext:value-type="float">
            <text:p>6140232</text:p>
          </table:table-cell>
          <table:table-cell office:value-type="float" office:value="12735576" calcext:value-type="float">
            <text:p>127355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25432" calcext:value-type="float">
            <text:p>325432</text:p>
          </table:table-cell>
          <table:table-cell office:value-type="float" office:value="2252888" calcext:value-type="float">
            <text:p>2252888</text:p>
          </table:table-cell>
          <table:table-cell office:value-type="float" office:value="513040" calcext:value-type="float">
            <text:p>513040</text:p>
          </table:table-cell>
          <table:table-cell office:value-type="float" office:value="490856" calcext:value-type="float">
            <text:p>490856</text:p>
          </table:table-cell>
          <table:table-cell office:value-type="float" office:value="330816" calcext:value-type="float">
            <text:p>330816</text:p>
          </table:table-cell>
          <table:table-cell office:value-type="float" office:value="1033016" calcext:value-type="float">
            <text:p>1033016</text:p>
          </table:table-cell>
          <table:table-cell office:value-type="float" office:value="21752944" calcext:value-type="float">
            <text:p>21752944</text:p>
          </table:table-cell>
          <table:table-cell office:value-type="float" office:value="13066600" calcext:value-type="float">
            <text:p>13066600</text:p>
          </table:table-cell>
          <table:table-cell office:value-type="float" office:value="6718448" calcext:value-type="float">
            <text:p>6718448</text:p>
          </table:table-cell>
          <table:table-cell office:value-type="float" office:value="12847448" calcext:value-type="float">
            <text:p>128474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25856" calcext:value-type="float">
            <text:p>325856</text:p>
          </table:table-cell>
          <table:table-cell office:value-type="float" office:value="2263960" calcext:value-type="float">
            <text:p>2263960</text:p>
          </table:table-cell>
          <table:table-cell office:value-type="float" office:value="520096" calcext:value-type="float">
            <text:p>520096</text:p>
          </table:table-cell>
          <table:table-cell office:value-type="float" office:value="494272" calcext:value-type="float">
            <text:p>494272</text:p>
          </table:table-cell>
          <table:table-cell office:value-type="float" office:value="332432" calcext:value-type="float">
            <text:p>332432</text:p>
          </table:table-cell>
          <table:table-cell office:value-type="float" office:value="12819960" calcext:value-type="float">
            <text:p>12819960</text:p>
          </table:table-cell>
          <table:table-cell office:value-type="float" office:value="21756240" calcext:value-type="float">
            <text:p>21756240</text:p>
          </table:table-cell>
          <table:table-cell office:value-type="float" office:value="13084432" calcext:value-type="float">
            <text:p>13084432</text:p>
          </table:table-cell>
          <table:table-cell office:value-type="float" office:value="7298408" calcext:value-type="float">
            <text:p>7298408</text:p>
          </table:table-cell>
          <table:table-cell office:value-type="float" office:value="12863536" calcext:value-type="float">
            <text:p>128635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28936" calcext:value-type="float">
            <text:p>328936</text:p>
          </table:table-cell>
          <table:table-cell office:value-type="float" office:value="2266128" calcext:value-type="float">
            <text:p>2266128</text:p>
          </table:table-cell>
          <table:table-cell office:value-type="float" office:value="520472" calcext:value-type="float">
            <text:p>520472</text:p>
          </table:table-cell>
          <table:table-cell office:value-type="float" office:value="501416" calcext:value-type="float">
            <text:p>501416</text:p>
          </table:table-cell>
          <table:table-cell office:value-type="float" office:value="332640" calcext:value-type="float">
            <text:p>332640</text:p>
          </table:table-cell>
          <table:table-cell office:value-type="float" office:value="12834368" calcext:value-type="float">
            <text:p>12834368</text:p>
          </table:table-cell>
          <table:table-cell office:value-type="float" office:value="21762656" calcext:value-type="float">
            <text:p>21762656</text:p>
          </table:table-cell>
          <table:table-cell office:value-type="float" office:value="13089744" calcext:value-type="float">
            <text:p>13089744</text:p>
          </table:table-cell>
          <table:table-cell office:value-type="float" office:value="12563632" calcext:value-type="float">
            <text:p>12563632</text:p>
          </table:table-cell>
          <table:table-cell office:value-type="float" office:value="12865280" calcext:value-type="float">
            <text:p>128652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30552" calcext:value-type="float">
            <text:p>330552</text:p>
          </table:table-cell>
          <table:table-cell office:value-type="float" office:value="2269504" calcext:value-type="float">
            <text:p>2269504</text:p>
          </table:table-cell>
          <table:table-cell office:value-type="float" office:value="521856" calcext:value-type="float">
            <text:p>521856</text:p>
          </table:table-cell>
          <table:table-cell office:value-type="float" office:value="506480" calcext:value-type="float">
            <text:p>506480</text:p>
          </table:table-cell>
          <table:table-cell office:value-type="float" office:value="344264" calcext:value-type="float">
            <text:p>344264</text:p>
          </table:table-cell>
          <table:table-cell office:value-type="float" office:value="12841168" calcext:value-type="float">
            <text:p>12841168</text:p>
          </table:table-cell>
          <table:table-cell office:value-type="float" office:value="21937880" calcext:value-type="float">
            <text:p>21937880</text:p>
          </table:table-cell>
          <table:table-cell office:value-type="float" office:value="13105048" calcext:value-type="float">
            <text:p>13105048</text:p>
          </table:table-cell>
          <table:table-cell office:value-type="float" office:value="13023256" calcext:value-type="float">
            <text:p>13023256</text:p>
          </table:table-cell>
          <table:table-cell office:value-type="float" office:value="12865712" calcext:value-type="float">
            <text:p>128657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33128" calcext:value-type="float">
            <text:p>333128</text:p>
          </table:table-cell>
          <table:table-cell office:value-type="float" office:value="2272960" calcext:value-type="float">
            <text:p>2272960</text:p>
          </table:table-cell>
          <table:table-cell office:value-type="float" office:value="526552" calcext:value-type="float">
            <text:p>526552</text:p>
          </table:table-cell>
          <table:table-cell office:value-type="float" office:value="506880" calcext:value-type="float">
            <text:p>506880</text:p>
          </table:table-cell>
          <table:table-cell office:value-type="float" office:value="344704" calcext:value-type="float">
            <text:p>344704</text:p>
          </table:table-cell>
          <table:table-cell office:value-type="float" office:value="12843320" calcext:value-type="float">
            <text:p>12843320</text:p>
          </table:table-cell>
          <table:table-cell office:value-type="float" office:value="23725240" calcext:value-type="float">
            <text:p>23725240</text:p>
          </table:table-cell>
          <table:table-cell office:value-type="float" office:value="13133840" calcext:value-type="float">
            <text:p>13133840</text:p>
          </table:table-cell>
          <table:table-cell office:value-type="float" office:value="13024720" calcext:value-type="float">
            <text:p>13024720</text:p>
          </table:table-cell>
          <table:table-cell office:value-type="float" office:value="12871856" calcext:value-type="float">
            <text:p>128718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35896" calcext:value-type="float">
            <text:p>335896</text:p>
          </table:table-cell>
          <table:table-cell office:value-type="float" office:value="2309856" calcext:value-type="float">
            <text:p>2309856</text:p>
          </table:table-cell>
          <table:table-cell office:value-type="float" office:value="536448" calcext:value-type="float">
            <text:p>536448</text:p>
          </table:table-cell>
          <table:table-cell office:value-type="float" office:value="510256" calcext:value-type="float">
            <text:p>510256</text:p>
          </table:table-cell>
          <table:table-cell office:value-type="float" office:value="357256" calcext:value-type="float">
            <text:p>357256</text:p>
          </table:table-cell>
          <table:table-cell office:value-type="float" office:value="12894968" calcext:value-type="float">
            <text:p>12894968</text:p>
          </table:table-cell>
          <table:table-cell office:value-type="float" office:value="23748096" calcext:value-type="float">
            <text:p>23748096</text:p>
          </table:table-cell>
          <table:table-cell office:value-type="float" office:value="13142280" calcext:value-type="float">
            <text:p>13142280</text:p>
          </table:table-cell>
          <table:table-cell office:value-type="float" office:value="13033968" calcext:value-type="float">
            <text:p>13033968</text:p>
          </table:table-cell>
          <table:table-cell office:value-type="float" office:value="12895232" calcext:value-type="float">
            <text:p>128952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36360" calcext:value-type="float">
            <text:p>336360</text:p>
          </table:table-cell>
          <table:table-cell office:value-type="float" office:value="2314368" calcext:value-type="float">
            <text:p>2314368</text:p>
          </table:table-cell>
          <table:table-cell office:value-type="float" office:value="537848" calcext:value-type="float">
            <text:p>537848</text:p>
          </table:table-cell>
          <table:table-cell office:value-type="float" office:value="512224" calcext:value-type="float">
            <text:p>512224</text:p>
          </table:table-cell>
          <table:table-cell office:value-type="float" office:value="365504" calcext:value-type="float">
            <text:p>365504</text:p>
          </table:table-cell>
          <table:table-cell office:value-type="float" office:value="21439264" calcext:value-type="float">
            <text:p>21439264</text:p>
          </table:table-cell>
          <table:table-cell office:value-type="float" office:value="23748560" calcext:value-type="float">
            <text:p>23748560</text:p>
          </table:table-cell>
          <table:table-cell office:value-type="float" office:value="13172664" calcext:value-type="float">
            <text:p>13172664</text:p>
          </table:table-cell>
          <table:table-cell office:value-type="float" office:value="13045672" calcext:value-type="float">
            <text:p>13045672</text:p>
          </table:table-cell>
          <table:table-cell office:value-type="float" office:value="12908800" calcext:value-type="float">
            <text:p>129088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39392" calcext:value-type="float">
            <text:p>339392</text:p>
          </table:table-cell>
          <table:table-cell office:value-type="float" office:value="2323760" calcext:value-type="float">
            <text:p>2323760</text:p>
          </table:table-cell>
          <table:table-cell office:value-type="float" office:value="539072" calcext:value-type="float">
            <text:p>539072</text:p>
          </table:table-cell>
          <table:table-cell office:value-type="float" office:value="512928" calcext:value-type="float">
            <text:p>512928</text:p>
          </table:table-cell>
          <table:table-cell office:value-type="float" office:value="366872" calcext:value-type="float">
            <text:p>366872</text:p>
          </table:table-cell>
          <table:table-cell office:value-type="float" office:value="24694032" calcext:value-type="float">
            <text:p>24694032</text:p>
          </table:table-cell>
          <table:table-cell office:value-type="float" office:value="28053920" calcext:value-type="float">
            <text:p>28053920</text:p>
          </table:table-cell>
          <table:table-cell office:value-type="float" office:value="19468344" calcext:value-type="float">
            <text:p>19468344</text:p>
          </table:table-cell>
          <table:table-cell office:value-type="float" office:value="13047128" calcext:value-type="float">
            <text:p>13047128</text:p>
          </table:table-cell>
          <table:table-cell office:value-type="float" office:value="12939600" calcext:value-type="float">
            <text:p>129396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48952" calcext:value-type="float">
            <text:p>348952</text:p>
          </table:table-cell>
          <table:table-cell office:value-type="float" office:value="2328512" calcext:value-type="float">
            <text:p>2328512</text:p>
          </table:table-cell>
          <table:table-cell office:value-type="float" office:value="540768" calcext:value-type="float">
            <text:p>540768</text:p>
          </table:table-cell>
          <table:table-cell office:value-type="float" office:value="519168" calcext:value-type="float">
            <text:p>519168</text:p>
          </table:table-cell>
          <table:table-cell office:value-type="float" office:value="378800" calcext:value-type="float">
            <text:p>378800</text:p>
          </table:table-cell>
          <table:table-cell office:value-type="float" office:value="25537600" calcext:value-type="float">
            <text:p>25537600</text:p>
          </table:table-cell>
          <table:table-cell office:value-type="float" office:value="28124640" calcext:value-type="float">
            <text:p>28124640</text:p>
          </table:table-cell>
          <table:table-cell office:value-type="float" office:value="19470128" calcext:value-type="float">
            <text:p>19470128</text:p>
          </table:table-cell>
          <table:table-cell office:value-type="float" office:value="13057904" calcext:value-type="float">
            <text:p>13057904</text:p>
          </table:table-cell>
          <table:table-cell office:value-type="float" office:value="19237912" calcext:value-type="float">
            <text:p>192379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61232" calcext:value-type="float">
            <text:p>361232</text:p>
          </table:table-cell>
          <table:table-cell office:value-type="float" office:value="2332056" calcext:value-type="float">
            <text:p>2332056</text:p>
          </table:table-cell>
          <table:table-cell office:value-type="float" office:value="548384" calcext:value-type="float">
            <text:p>548384</text:p>
          </table:table-cell>
          <table:table-cell office:value-type="float" office:value="524272" calcext:value-type="float">
            <text:p>524272</text:p>
          </table:table-cell>
          <table:table-cell office:value-type="float" office:value="380352" calcext:value-type="float">
            <text:p>380352</text:p>
          </table:table-cell>
          <table:table-cell office:value-type="float" office:value="25572336" calcext:value-type="float">
            <text:p>25572336</text:p>
          </table:table-cell>
          <table:table-cell office:value-type="float" office:value="28128200" calcext:value-type="float">
            <text:p>28128200</text:p>
          </table:table-cell>
          <table:table-cell office:value-type="float" office:value="19482024" calcext:value-type="float">
            <text:p>19482024</text:p>
          </table:table-cell>
          <table:table-cell office:value-type="float" office:value="13078664" calcext:value-type="float">
            <text:p>13078664</text:p>
          </table:table-cell>
          <table:table-cell office:value-type="float" office:value="19242064" calcext:value-type="float">
            <text:p>192420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78328" calcext:value-type="float">
            <text:p>378328</text:p>
          </table:table-cell>
          <table:table-cell office:value-type="float" office:value="2377376" calcext:value-type="float">
            <text:p>2377376</text:p>
          </table:table-cell>
          <table:table-cell office:value-type="float" office:value="561968" calcext:value-type="float">
            <text:p>561968</text:p>
          </table:table-cell>
          <table:table-cell office:value-type="float" office:value="535120" calcext:value-type="float">
            <text:p>535120</text:p>
          </table:table-cell>
          <table:table-cell office:value-type="float" office:value="865888" calcext:value-type="float">
            <text:p>865888</text:p>
          </table:table-cell>
          <table:table-cell office:value-type="float" office:value="25602272" calcext:value-type="float">
            <text:p>25602272</text:p>
          </table:table-cell>
          <table:table-cell office:value-type="float" office:value="28228320" calcext:value-type="float">
            <text:p>28228320</text:p>
          </table:table-cell>
          <table:table-cell office:value-type="float" office:value="19572128" calcext:value-type="float">
            <text:p>19572128</text:p>
          </table:table-cell>
          <table:table-cell office:value-type="float" office:value="19442424" calcext:value-type="float">
            <text:p>19442424</text:p>
          </table:table-cell>
          <table:table-cell office:value-type="float" office:value="19387536" calcext:value-type="float">
            <text:p>193875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71208" calcext:value-type="float">
            <text:p>471208</text:p>
          </table:table-cell>
          <table:table-cell office:value-type="float" office:value="2388400" calcext:value-type="float">
            <text:p>2388400</text:p>
          </table:table-cell>
          <table:table-cell office:value-type="float" office:value="584888" calcext:value-type="float">
            <text:p>584888</text:p>
          </table:table-cell>
          <table:table-cell office:value-type="float" office:value="546952" calcext:value-type="float">
            <text:p>546952</text:p>
          </table:table-cell>
          <table:table-cell office:value-type="float" office:value="1027392" calcext:value-type="float">
            <text:p>1027392</text:p>
          </table:table-cell>
          <table:table-cell office:value-type="float" office:value="25624776" calcext:value-type="float">
            <text:p>25624776</text:p>
          </table:table-cell>
          <table:table-cell office:value-type="float" office:value="34582968" calcext:value-type="float">
            <text:p>34582968</text:p>
          </table:table-cell>
          <table:table-cell office:value-type="float" office:value="25238896" calcext:value-type="float">
            <text:p>25238896</text:p>
          </table:table-cell>
          <table:table-cell office:value-type="float" office:value="25805792" calcext:value-type="float">
            <text:p>25805792</text:p>
          </table:table-cell>
          <table:table-cell office:value-type="float" office:value="25556200" calcext:value-type="float">
            <text:p>25556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14072" calcext:value-type="float">
            <text:p>614072</text:p>
          </table:table-cell>
          <table:table-cell office:value-type="float" office:value="2432928" calcext:value-type="float">
            <text:p>2432928</text:p>
          </table:table-cell>
          <table:table-cell office:value-type="float" office:value="667816" calcext:value-type="float">
            <text:p>667816</text:p>
          </table:table-cell>
          <table:table-cell office:value-type="float" office:value="841320" calcext:value-type="float">
            <text:p>841320</text:p>
          </table:table-cell>
          <table:table-cell office:value-type="float" office:value="1573320" calcext:value-type="float">
            <text:p>1573320</text:p>
          </table:table-cell>
          <table:table-cell office:value-type="float" office:value="25673088" calcext:value-type="float">
            <text:p>25673088</text:p>
          </table:table-cell>
          <table:table-cell office:value-type="float" office:value="40756088" calcext:value-type="float">
            <text:p>40756088</text:p>
          </table:table-cell>
          <table:table-cell office:value-type="float" office:value="32233240" calcext:value-type="float">
            <text:p>32233240</text:p>
          </table:table-cell>
          <table:table-cell office:value-type="float" office:value="25872400" calcext:value-type="float">
            <text:p>25872400</text:p>
          </table:table-cell>
          <table:table-cell office:value-type="float" office:value="25623752" calcext:value-type="float">
            <text:p>25623752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K2:Sheet1.K10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21:01:49.997379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24T21:04:52.701960956</dc:date>
    <meta:editing-duration>PT8M43S</meta:editing-duration>
    <meta:editing-cycles>4</meta:editing-cycles>
    <meta:document-statistic meta:table-count="1" meta:cell-count="100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M3:Sheet1.V3" chart:error-lower-range="Sheet1.M3:Sheet1.V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category="cell-range" chart:error-upper-range="Sheet1.M3:Sheet1.V3" chart:error-lower-range="Sheet1.M3:Sheet1.V3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M3:Sheet1.V3" chart:error-lower-range="Sheet1.M3:Sheet1.V3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4.128cm" svg:y="0.316cm" chart:style-name="ch2">
          <text:p>Performance CropFlip con y sin ciclos</text:p>
        </chart:title>
        <chart:subtitle svg:x="6.761cm" svg:y="1.301cm" chart:style-name="ch3">
          <text:p>(Con outliers)</text:p>
        </chart:subtitle>
        <chart:plot-area chart:style-name="ch4" table:cell-range-address="Sheet1.M1:Sheet1.V2 Sheet1.L2:Sheet1.L2" chart:data-source-has-labels="both" svg:x="1.33cm" svg:y="2.37cm" svg:width="14.022cm" svg:height="6.036cm">
          <chartooo:coordinate-region svg:x="2.877cm" svg:y="2.569cm" svg:width="12.475cm" svg:height="5.19cm"/>
          <chart:axis chart:dimension="x" chart:name="primary-x" chart:style-name="ch5" chartooo:axis-type="auto">
            <chartooo:date-scale/>
            <chart:categories table:cell-range-address="Sheet1.M1:Sheet1.V1"/>
          </chart:axis>
          <chart:axis chart:dimension="y" chart:name="primary-y" chart:style-name="ch6">
            <chart:title svg:x="0.451cm" svg:y="5.974cm" chart:style-name="ch7">
              <text:p>Tiempo</text:p>
            </chart:title>
            <chart:grid chart:style-name="ch8" chart:class="major"/>
          </chart:axis>
          <chart:series chart:style-name="ch9" chart:values-cell-range-address="Sheet1.M2:Sheet1.V2" chart:label-cell-address="Sheet1.L2:Sheet1.L2" chart:class="chart:bar"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M1:Sheet1.V1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asm</text:p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erformance</text:p>
                <draw:g>
                  <svg:desc>Sheet1.L2:Sheet1.L2</svg:desc>
                </draw:g>
              </table:table-cell>
              <table:table-cell office:value-type="float" office:value="167821.893893894">
                <text:p>167821.893893894</text:p>
                <draw:g>
                  <svg:desc>Sheet1.M2:Sheet1.V2</svg:desc>
                </draw:g>
              </table:table-cell>
              <table:table-cell office:value-type="float" office:value="2026903.09509509">
                <text:p>2026903.09509509</text:p>
              </table:table-cell>
              <table:table-cell office:value-type="float" office:value="335344.032032032">
                <text:p>335344.032032032</text:p>
              </table:table-cell>
              <table:table-cell office:value-type="float" office:value="310167.439439439">
                <text:p>310167.439439439</text:p>
              </table:table-cell>
              <table:table-cell office:value-type="float" office:value="169836.188188188">
                <text:p>169836.188188188</text:p>
              </table:table-cell>
              <table:table-cell office:value-type="float" office:value="360537.209209209">
                <text:p>360537.209209209</text:p>
              </table:table-cell>
              <table:table-cell office:value-type="float" office:value="3148624.96096096">
                <text:p>3148624.96096096</text:p>
              </table:table-cell>
              <table:table-cell office:value-type="float" office:value="628628.236236236">
                <text:p>628628.236236236</text:p>
              </table:table-cell>
              <table:table-cell office:value-type="float" office:value="507180.476476476">
                <text:p>507180.476476476</text:p>
              </table:table-cell>
              <table:table-cell office:value-type="float" office:value="360656.496496496">
                <text:p>360656.496496496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2367.4358004244">
                <text:p>52367.4358004244</text:p>
                <draw:g>
                  <svg:desc>Sheet1.M3:Sheet1.V3</svg:desc>
                </draw:g>
              </table:table-cell>
              <table:table-cell office:value-type="float" office:value="82363.2922037983">
                <text:p>82363.2922037983</text:p>
              </table:table-cell>
              <table:table-cell office:value-type="float" office:value="55757.9203160228">
                <text:p>55757.9203160228</text:p>
              </table:table-cell>
              <table:table-cell office:value-type="float" office:value="58696.2408062247">
                <text:p>58696.2408062247</text:p>
              </table:table-cell>
              <table:table-cell office:value-type="float" office:value="75973.5074939505">
                <text:p>75973.5074939505</text:p>
              </table:table-cell>
              <table:table-cell office:value-type="float" office:value="2247513.37545269">
                <text:p>2247513.37545269</text:p>
              </table:table-cell>
              <table:table-cell office:value-type="float" office:value="3209851.69451494">
                <text:p>3209851.69451494</text:p>
              </table:table-cell>
              <table:table-cell office:value-type="float" office:value="2165540.53062257">
                <text:p>2165540.53062257</text:p>
              </table:table-cell>
              <table:table-cell office:value-type="float" office:value="1742371.52482239">
                <text:p>1742371.52482239</text:p>
              </table:table-cell>
              <table:table-cell office:value-type="float" office:value="1981567.87533888">
                <text:p>1981567.87533888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2367.4358004244">
                <text:p>52367.4358004244</text:p>
                <draw:g>
                  <svg:desc>Sheet1.M3:Sheet1.V3</svg:desc>
                </draw:g>
              </table:table-cell>
              <table:table-cell office:value-type="float" office:value="82363.2922037983">
                <text:p>82363.2922037983</text:p>
              </table:table-cell>
              <table:table-cell office:value-type="float" office:value="55757.9203160228">
                <text:p>55757.9203160228</text:p>
              </table:table-cell>
              <table:table-cell office:value-type="float" office:value="58696.2408062247">
                <text:p>58696.2408062247</text:p>
              </table:table-cell>
              <table:table-cell office:value-type="float" office:value="75973.5074939505">
                <text:p>75973.5074939505</text:p>
              </table:table-cell>
              <table:table-cell office:value-type="float" office:value="2247513.37545269">
                <text:p>2247513.37545269</text:p>
              </table:table-cell>
              <table:table-cell office:value-type="float" office:value="3209851.69451494">
                <text:p>3209851.69451494</text:p>
              </table:table-cell>
              <table:table-cell office:value-type="float" office:value="2165540.53062257">
                <text:p>2165540.53062257</text:p>
              </table:table-cell>
              <table:table-cell office:value-type="float" office:value="1742371.52482239">
                <text:p>1742371.52482239</text:p>
              </table:table-cell>
              <table:table-cell office:value-type="float" office:value="1981567.87533888">
                <text:p>1981567.87533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M8:Sheet1.V8" chart:error-lower-range="Sheet1.M8:Sheet1.V8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category="cell-range" chart:error-upper-range="Sheet1.M8:Sheet1.V8" chart:error-lower-range="Sheet1.M8:Sheet1.V8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M8:Sheet1.V8" chart:error-lower-range="Sheet1.M8:Sheet1.V8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2.541cm" svg:y="0.316cm" chart:style-name="ch2">
          <text:p>Variaciones de Performance CropFlip Con y sin Ciclos</text:p>
        </chart:title>
        <chart:subtitle svg:x="6.813cm" svg:y="1.301cm" chart:style-name="ch3">
          <text:p>(sin Outliers)</text:p>
        </chart:subtitle>
        <chart:plot-area chart:style-name="ch4" table:cell-range-address="Sheet1.M6:Sheet1.V7 Sheet1.L7:Sheet1.L7" chart:data-source-has-labels="both" svg:x="1.33cm" svg:y="2.37cm" svg:width="14.022cm" svg:height="6.036cm">
          <chartooo:coordinate-region svg:x="2.877cm" svg:y="2.569cm" svg:width="12.475cm" svg:height="5.19cm"/>
          <chart:axis chart:dimension="x" chart:name="primary-x" chart:style-name="ch5" chartooo:axis-type="auto">
            <chartooo:date-scale/>
            <chart:categories table:cell-range-address="Sheet1.M6:Sheet1.V6"/>
          </chart:axis>
          <chart:axis chart:dimension="y" chart:name="primary-y" chart:style-name="ch6">
            <chart:title svg:x="0.451cm" svg:y="5.974cm" chart:style-name="ch7">
              <text:p>Tiempo</text:p>
            </chart:title>
            <chart:grid chart:style-name="ch8" chart:class="major"/>
          </chart:axis>
          <chart:series chart:style-name="ch9" chart:values-cell-range-address="Sheet1.M7:Sheet1.V7" chart:label-cell-address="Sheet1.L7:Sheet1.L7" chart:class="chart:bar"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M6:Sheet1.V6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asm</text:p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erformance</text:p>
                <draw:g>
                  <svg:desc>Sheet1.L7:Sheet1.L7</svg:desc>
                </draw:g>
              </table:table-cell>
              <table:table-cell office:value-type="float" office:value="155535.122923588">
                <text:p>155535.122923588</text:p>
                <draw:g>
                  <svg:desc>Sheet1.M7:Sheet1.V7</svg:desc>
                </draw:g>
              </table:table-cell>
              <table:table-cell office:value-type="float" office:value="2008474.48504983">
                <text:p>2008474.48504983</text:p>
              </table:table-cell>
              <table:table-cell office:value-type="float" office:value="320368.491694352">
                <text:p>320368.491694352</text:p>
              </table:table-cell>
              <table:table-cell office:value-type="float" office:value="295198.338870432">
                <text:p>295198.338870432</text:p>
              </table:table-cell>
              <table:table-cell office:value-type="float" office:value="155271.255813954">
                <text:p>155271.255813954</text:p>
              </table:table-cell>
              <table:table-cell office:value-type="float" office:value="148689.953488372">
                <text:p>148689.953488372</text:p>
              </table:table-cell>
              <table:table-cell office:value-type="float" office:value="2594559.04318937">
                <text:p>2594559.04318937</text:p>
              </table:table-cell>
              <table:table-cell office:value-type="float" office:value="383553.541528239">
                <text:p>383553.541528239</text:p>
              </table:table-cell>
              <table:table-cell office:value-type="float" office:value="336615.255813953">
                <text:p>336615.255813953</text:p>
              </table:table-cell>
              <table:table-cell office:value-type="float" office:value="150256.823920266">
                <text:p>150256.823920266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1299.3076003521">
                <text:p>21299.3076003521</text:p>
                <draw:g>
                  <svg:desc>Sheet1.M8:Sheet1.V8</svg:desc>
                </draw:g>
              </table:table-cell>
              <table:table-cell office:value-type="float" office:value="51367.9420784499">
                <text:p>51367.9420784499</text:p>
              </table:table-cell>
              <table:table-cell office:value-type="float" office:value="25893.1721739287">
                <text:p>25893.1721739287</text:p>
              </table:table-cell>
              <table:table-cell office:value-type="float" office:value="26844.0498305666">
                <text:p>26844.0498305666</text:p>
              </table:table-cell>
              <table:table-cell office:value-type="float" office:value="20657.6308883942">
                <text:p>20657.6308883942</text:p>
              </table:table-cell>
              <table:table-cell office:value-type="float" office:value="3985.18161823009">
                <text:p>3985.18161823009</text:p>
              </table:table-cell>
              <table:table-cell office:value-type="float" office:value="25942.5873059708">
                <text:p>25942.5873059708</text:p>
              </table:table-cell>
              <table:table-cell office:value-type="float" office:value="2342.38817559367">
                <text:p>2342.38817559367</text:p>
              </table:table-cell>
              <table:table-cell office:value-type="float" office:value="2366.5203991673">
                <text:p>2366.5203991673</text:p>
              </table:table-cell>
              <table:table-cell office:value-type="float" office:value="4328.13161615356">
                <text:p>4328.13161615356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1299.3076003521">
                <text:p>21299.3076003521</text:p>
                <draw:g>
                  <svg:desc>Sheet1.M8:Sheet1.V8</svg:desc>
                </draw:g>
              </table:table-cell>
              <table:table-cell office:value-type="float" office:value="51367.9420784499">
                <text:p>51367.9420784499</text:p>
              </table:table-cell>
              <table:table-cell office:value-type="float" office:value="25893.1721739287">
                <text:p>25893.1721739287</text:p>
              </table:table-cell>
              <table:table-cell office:value-type="float" office:value="26844.0498305666">
                <text:p>26844.0498305666</text:p>
              </table:table-cell>
              <table:table-cell office:value-type="float" office:value="20657.6308883942">
                <text:p>20657.6308883942</text:p>
              </table:table-cell>
              <table:table-cell office:value-type="float" office:value="3985.18161823009">
                <text:p>3985.18161823009</text:p>
              </table:table-cell>
              <table:table-cell office:value-type="float" office:value="25942.5873059708">
                <text:p>25942.5873059708</text:p>
              </table:table-cell>
              <table:table-cell office:value-type="float" office:value="2342.38817559367">
                <text:p>2342.38817559367</text:p>
              </table:table-cell>
              <table:table-cell office:value-type="float" office:value="2366.5203991673">
                <text:p>2366.5203991673</text:p>
              </table:table-cell>
              <table:table-cell office:value-type="float" office:value="4328.13161615356">
                <text:p>4328.13161615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M3:Sheet1.Q3" chart:error-lower-range="Sheet1.M3:Sheet1.Q3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error-category="cell-range" chart:error-upper-range="Sheet1.M3:Sheet1.Q3" chart:error-lower-range="Sheet1.M3:Sheet1.Q3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M3:Sheet1.Q3" chart:error-lower-range="Sheet1.M3:Sheet1.Q3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bar" chart:style-name="ch1">
        <chart:title svg:x="5.742cm" svg:y="0.316cm" chart:style-name="ch2">
          <text:p>Performance CropFlip</text:p>
        </chart:title>
        <chart:plot-area chart:style-name="ch3" table:cell-range-address="Sheet1.M1:Sheet1.Q2 Sheet1.L2:Sheet1.L2" chart:data-source-has-labels="both" svg:x="1.33cm" svg:y="1.661cm" svg:width="14.022cm" svg:height="6.744cm">
          <chartooo:coordinate-region svg:x="2.877cm" svg:y="1.86cm" svg:width="12.475cm" svg:height="5.898cm"/>
          <chart:axis chart:dimension="x" chart:name="primary-x" chart:style-name="ch4" chartooo:axis-type="auto">
            <chartooo:date-scale/>
            <chart:categories table:cell-range-address="Sheet1.M1:Sheet1.Q1"/>
          </chart:axis>
          <chart:axis chart:dimension="y" chart:name="primary-y" chart:style-name="ch5">
            <chart:title svg:x="0.451cm" svg:y="5.619cm" chart:style-name="ch6">
              <text:p>Tiempo</text:p>
            </chart:title>
            <chart:grid chart:style-name="ch7" chart:class="major"/>
          </chart:axis>
          <chart:series chart:style-name="ch8" chart:values-cell-range-address="Sheet1.M2:Sheet1.Q2" chart:label-cell-address="Sheet1.L2:Sheet1.L2" chart:class="chart:bar"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M1:Sheet1.Q1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erformance</text:p>
                <draw:g>
                  <svg:desc>Sheet1.L2:Sheet1.L2</svg:desc>
                </draw:g>
              </table:table-cell>
              <table:table-cell office:value-type="float" office:value="167821.893893894">
                <text:p>167821.893893894</text:p>
                <draw:g>
                  <svg:desc>Sheet1.M2:Sheet1.Q2</svg:desc>
                </draw:g>
              </table:table-cell>
              <table:table-cell office:value-type="float" office:value="2026903.09509509">
                <text:p>2026903.09509509</text:p>
              </table:table-cell>
              <table:table-cell office:value-type="float" office:value="335344.032032032">
                <text:p>335344.032032032</text:p>
              </table:table-cell>
              <table:table-cell office:value-type="float" office:value="310167.439439439">
                <text:p>310167.439439439</text:p>
              </table:table-cell>
              <table:table-cell office:value-type="float" office:value="169836.188188188">
                <text:p>169836.188188188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2367.4358004244">
                <text:p>52367.4358004244</text:p>
                <draw:g>
                  <svg:desc>Sheet1.M3:Sheet1.Q3</svg:desc>
                </draw:g>
              </table:table-cell>
              <table:table-cell office:value-type="float" office:value="82363.2922037983">
                <text:p>82363.2922037983</text:p>
              </table:table-cell>
              <table:table-cell office:value-type="float" office:value="55757.9203160228">
                <text:p>55757.9203160228</text:p>
              </table:table-cell>
              <table:table-cell office:value-type="float" office:value="58696.2408062247">
                <text:p>58696.2408062247</text:p>
              </table:table-cell>
              <table:table-cell office:value-type="float" office:value="75973.5074939505">
                <text:p>75973.5074939505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2367.4358004244">
                <text:p>52367.4358004244</text:p>
                <draw:g>
                  <svg:desc>Sheet1.M3:Sheet1.Q3</svg:desc>
                </draw:g>
              </table:table-cell>
              <table:table-cell office:value-type="float" office:value="82363.2922037983">
                <text:p>82363.2922037983</text:p>
              </table:table-cell>
              <table:table-cell office:value-type="float" office:value="55757.9203160228">
                <text:p>55757.9203160228</text:p>
              </table:table-cell>
              <table:table-cell office:value-type="float" office:value="58696.2408062247">
                <text:p>58696.2408062247</text:p>
              </table:table-cell>
              <table:table-cell office:value-type="float" office:value="75973.5074939505">
                <text:p>75973.50749395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